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39" manifest:media-type=""/>
  <manifest:file-entry manifest:full-path="ObjectReplacements/Object 9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44" manifest:media-type="application/x-openoffice-gdimetafile;windows_formatname=&quot;GDIMetaFile&quot;"/>
  <manifest:file-entry manifest:full-path="ObjectReplacements/Object 35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245" manifest:media-type="application/x-openoffice-gdimetafile;windows_formatname=&quot;GDIMetaFile&quot;"/>
  <manifest:file-entry manifest:full-path="ObjectReplacements/Object 35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5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5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77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220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2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79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22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2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69" manifest:media-type=""/>
  <manifest:file-entry manifest:full-path="ObjectReplacements/Object 22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2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2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2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29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3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360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23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3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40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4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5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4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5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43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50" manifest:media-type=""/>
  <manifest:file-entry manifest:full-path="ObjectReplacements/Object 40" manifest:media-type="application/x-openoffice-gdimetafile;windows_formatname=&quot;GDIMetaFile&quot;"/>
  <manifest:file-entry manifest:full-path="ObjectReplacements/Object 289" manifest:media-type="application/x-openoffice-gdimetafile;windows_formatname=&quot;GDIMetaFile&quot;"/>
  <manifest:file-entry manifest:full-path="ObjectReplacements/Object 79" manifest:media-type=""/>
  <manifest:file-entry manifest:full-path="ObjectReplacements/Object 282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327" manifest:media-type="application/x-openoffice-gdimetafile;windows_formatname=&quot;GDIMetaFile&quot;"/>
  <manifest:file-entry manifest:full-path="ObjectReplacements/Object 170" manifest:media-type=""/>
  <manifest:file-entry manifest:full-path="ObjectReplacements/Object 328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329" manifest:media-type="application/x-openoffice-gdimetafile;windows_formatname=&quot;GDIMetaFile&quot;"/>
  <manifest:file-entry manifest:full-path="ObjectReplacements/Object 172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274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207" manifest:media-type="application/x-openoffice-gdimetafile;windows_formatname=&quot;GDIMetaFile&quot;"/>
  <manifest:file-entry manifest:full-path="ObjectReplacements/Object 263" manifest:media-type="application/x-openoffice-gdimetafile;windows_formatname=&quot;GDIMetaFile&quot;"/>
  <manifest:file-entry manifest:full-path="ObjectReplacements/Object 53" manifest:media-type=""/>
  <manifest:file-entry manifest:full-path="ObjectReplacements/Object 264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265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266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267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68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69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70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271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272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273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275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276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280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281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283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284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285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286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290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391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253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256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262" manifest:media-type=""/>
  <manifest:file-entry manifest:full-path="ObjectReplacements/Object 52" manifest:media-type="application/x-openoffice-gdimetafile;windows_formatname=&quot;GDIMetaFile&quot;"/>
  <manifest:file-entry manifest:full-path="ObjectReplacements/Object 278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291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292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293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294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295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296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297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298" manifest:media-type=""/>
  <manifest:file-entry manifest:full-path="ObjectReplacements/Object 88" manifest:media-type="application/x-openoffice-gdimetafile;windows_formatname=&quot;GDIMetaFile&quot;"/>
  <manifest:file-entry manifest:full-path="ObjectReplacements/Object 299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340" manifest:media-type="application/x-openoffice-gdimetafile;windows_formatname=&quot;GDIMetaFile&quot;"/>
  <manifest:file-entry manifest:full-path="ObjectReplacements/Object 341" manifest:media-type="application/x-openoffice-gdimetafile;windows_formatname=&quot;GDIMetaFile&quot;"/>
  <manifest:file-entry manifest:full-path="ObjectReplacements/Object 302" manifest:media-type="application/x-openoffice-gdimetafile;windows_formatname=&quot;GDIMetaFile&quot;"/>
  <manifest:file-entry manifest:full-path="ObjectReplacements/Object 303" manifest:media-type="application/x-openoffice-gdimetafile;windows_formatname=&quot;GDIMetaFile&quot;"/>
  <manifest:file-entry manifest:full-path="ObjectReplacements/Object 304" manifest:media-type="application/x-openoffice-gdimetafile;windows_formatname=&quot;GDIMetaFile&quot;"/>
  <manifest:file-entry manifest:full-path="ObjectReplacements/Object 30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3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35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33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3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3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2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36" manifest:media-type="application/x-openoffice-gdimetafile;windows_formatname=&quot;GDIMetaFile&quot;"/>
  <manifest:file-entry manifest:full-path="ObjectReplacements/Object 181" manifest:media-type="application/x-openoffice-gdimetafile;windows_formatname=&quot;GDIMetaFile&quot;"/>
  <manifest:file-entry manifest:full-path="ObjectReplacements/Object 338" manifest:media-type="application/x-openoffice-gdimetafile;windows_formatname=&quot;GDIMetaFile&quot;"/>
  <manifest:file-entry manifest:full-path="ObjectReplacements/Object 182" manifest:media-type="application/x-openoffice-gdimetafile;windows_formatname=&quot;GDIMetaFile&quot;"/>
  <manifest:file-entry manifest:full-path="ObjectReplacements/Object 339" manifest:media-type="application/x-openoffice-gdimetafile;windows_formatname=&quot;GDIMetaFile&quot;"/>
  <manifest:file-entry manifest:full-path="ObjectReplacements/Object 372" manifest:media-type="application/x-openoffice-gdimetafile;windows_formatname=&quot;GDIMetaFile&quot;"/>
  <manifest:file-entry manifest:full-path="ObjectReplacements/Object 344" manifest:media-type="application/x-openoffice-gdimetafile;windows_formatname=&quot;GDIMetaFile&quot;"/>
  <manifest:file-entry manifest:full-path="ObjectReplacements/Object 345" manifest:media-type="application/x-openoffice-gdimetafile;windows_formatname=&quot;GDIMetaFile&quot;"/>
  <manifest:file-entry manifest:full-path="ObjectReplacements/Object 346" manifest:media-type="application/x-openoffice-gdimetafile;windows_formatname=&quot;GDIMetaFile&quot;"/>
  <manifest:file-entry manifest:full-path="ObjectReplacements/Object 190" manifest:media-type="application/x-openoffice-gdimetafile;windows_formatname=&quot;GDIMetaFile&quot;"/>
  <manifest:file-entry manifest:full-path="ObjectReplacements/Object 347" manifest:media-type="application/x-openoffice-gdimetafile;windows_formatname=&quot;GDIMetaFile&quot;"/>
  <manifest:file-entry manifest:full-path="ObjectReplacements/Object 191" manifest:media-type="application/x-openoffice-gdimetafile;windows_formatname=&quot;GDIMetaFile&quot;"/>
  <manifest:file-entry manifest:full-path="ObjectReplacements/Object 348" manifest:media-type="application/x-openoffice-gdimetafile;windows_formatname=&quot;GDIMetaFile&quot;"/>
  <manifest:file-entry manifest:full-path="ObjectReplacements/Object 192" manifest:media-type="application/x-openoffice-gdimetafile;windows_formatname=&quot;GDIMetaFile&quot;"/>
  <manifest:file-entry manifest:full-path="ObjectReplacements/Object 349" manifest:media-type="application/x-openoffice-gdimetafile;windows_formatname=&quot;GDIMetaFile&quot;"/>
  <manifest:file-entry manifest:full-path="ObjectReplacements/Object 350" manifest:media-type="application/x-openoffice-gdimetafile;windows_formatname=&quot;GDIMetaFile&quot;"/>
  <manifest:file-entry manifest:full-path="ObjectReplacements/Object 351" manifest:media-type="application/x-openoffice-gdimetafile;windows_formatname=&quot;GDIMetaFile&quot;"/>
  <manifest:file-entry manifest:full-path="ObjectReplacements/Object 361" manifest:media-type="application/x-openoffice-gdimetafile;windows_formatname=&quot;GDIMetaFile&quot;"/>
  <manifest:file-entry manifest:full-path="ObjectReplacements/Object 362" manifest:media-type="application/x-openoffice-gdimetafile;windows_formatname=&quot;GDIMetaFile&quot;"/>
  <manifest:file-entry manifest:full-path="ObjectReplacements/Object 330" manifest:media-type="application/x-openoffice-gdimetafile;windows_formatname=&quot;GDIMetaFile&quot;"/>
  <manifest:file-entry manifest:full-path="ObjectReplacements/Object 331" manifest:media-type="application/x-openoffice-gdimetafile;windows_formatname=&quot;GDIMetaFile&quot;"/>
  <manifest:file-entry manifest:full-path="ObjectReplacements/Object 332" manifest:media-type="application/x-openoffice-gdimetafile;windows_formatname=&quot;GDIMetaFile&quot;"/>
  <manifest:file-entry manifest:full-path="ObjectReplacements/Object 370" manifest:media-type="application/x-openoffice-gdimetafile;windows_formatname=&quot;GDIMetaFile&quot;"/>
  <manifest:file-entry manifest:full-path="ObjectReplacements/Object 333" manifest:media-type="application/x-openoffice-gdimetafile;windows_formatname=&quot;GDIMetaFile&quot;"/>
  <manifest:file-entry manifest:full-path="ObjectReplacements/Object 334" manifest:media-type="application/x-openoffice-gdimetafile;windows_formatname=&quot;GDIMetaFile&quot;"/>
  <manifest:file-entry manifest:full-path="ObjectReplacements/Object 335" manifest:media-type="application/x-openoffice-gdimetafile;windows_formatname=&quot;GDIMetaFile&quot;"/>
  <manifest:file-entry manifest:full-path="ObjectReplacements/Object 336" manifest:media-type="application/x-openoffice-gdimetafile;windows_formatname=&quot;GDIMetaFile&quot;"/>
  <manifest:file-entry manifest:full-path="ObjectReplacements/Object 180" manifest:media-type="application/x-openoffice-gdimetafile;windows_formatname=&quot;GDIMetaFile&quot;"/>
  <manifest:file-entry manifest:full-path="ObjectReplacements/Object 337" manifest:media-type="application/x-openoffice-gdimetafile;windows_formatname=&quot;GDIMetaFile&quot;"/>
  <manifest:file-entry manifest:full-path="ObjectReplacements/Object 363" manifest:media-type="application/x-openoffice-gdimetafile;windows_formatname=&quot;GDIMetaFile&quot;"/>
  <manifest:file-entry manifest:full-path="ObjectReplacements/Object 364" manifest:media-type="application/x-openoffice-gdimetafile;windows_formatname=&quot;GDIMetaFile&quot;"/>
  <manifest:file-entry manifest:full-path="ObjectReplacements/Object 367" manifest:media-type="application/x-openoffice-gdimetafile;windows_formatname=&quot;GDIMetaFile&quot;"/>
  <manifest:file-entry manifest:full-path="ObjectReplacements/Object 371" manifest:media-type="application/x-openoffice-gdimetafile;windows_formatname=&quot;GDIMetaFile&quot;"/>
  <manifest:file-entry manifest:full-path="ObjectReplacements/Object 368" manifest:media-type="application/x-openoffice-gdimetafile;windows_formatname=&quot;GDIMetaFile&quot;"/>
  <manifest:file-entry manifest:full-path="ObjectReplacements/Object 369" manifest:media-type="application/x-openoffice-gdimetafile;windows_formatname=&quot;GDIMetaFile&quot;"/>
  <manifest:file-entry manifest:full-path="ObjectReplacements/Object 300" manifest:media-type="application/x-openoffice-gdimetafile;windows_formatname=&quot;GDIMetaFile&quot;"/>
  <manifest:file-entry manifest:full-path="ObjectReplacements/Object 301" manifest:media-type="application/x-openoffice-gdimetafile;windows_formatname=&quot;GDIMetaFile&quot;"/>
  <manifest:file-entry manifest:full-path="ObjectReplacements/Object 315" manifest:media-type="application/x-openoffice-gdimetafile;windows_formatname=&quot;GDIMetaFile&quot;"/>
  <manifest:file-entry manifest:full-path="ObjectReplacements/Object 316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318" manifest:media-type="application/x-openoffice-gdimetafile;windows_formatname=&quot;GDIMetaFile&quot;"/>
  <manifest:file-entry manifest:full-path="ObjectReplacements/Object 314" manifest:media-type="application/x-openoffice-gdimetafile;windows_formatname=&quot;GDIMetaFile&quot;"/>
  <manifest:file-entry manifest:full-path="ObjectReplacements/Object 288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248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251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257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307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308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255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58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24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287" manifest:media-type="application/x-openoffice-gdimetafile;windows_formatname=&quot;GDIMetaFile&quot;"/>
  <manifest:file-entry manifest:full-path="ObjectReplacements/Object 77" manifest:media-type=""/>
  <manifest:file-entry manifest:full-path="ObjectReplacements/Object 109" manifest:media-type="application/x-openoffice-gdimetafile;windows_formatname=&quot;GDIMetaFile&quot;"/>
  <manifest:file-entry manifest:full-path="ObjectReplacements/Object 259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261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166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183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24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184" manifest:media-type="application/x-openoffice-gdimetafile;windows_formatname=&quot;GDIMetaFile&quot;"/>
  <manifest:file-entry manifest:full-path="ObjectReplacements/Object 188" manifest:media-type="application/x-openoffice-gdimetafile;windows_formatname=&quot;GDIMetaFile&quot;"/>
  <manifest:file-entry manifest:full-path="ObjectReplacements/Object 186" manifest:media-type="application/x-openoffice-gdimetafile;windows_formatname=&quot;GDIMetaFile&quot;"/>
  <manifest:file-entry manifest:full-path="ObjectReplacements/Object 187" manifest:media-type="application/x-openoffice-gdimetafile;windows_formatname=&quot;GDIMetaFile&quot;"/>
  <manifest:file-entry manifest:full-path="ObjectReplacements/Object 189" manifest:media-type="application/x-openoffice-gdimetafile;windows_formatname=&quot;GDIMetaFile&quot;"/>
  <manifest:file-entry manifest:full-path="ObjectReplacements/Object 194" manifest:media-type="application/x-openoffice-gdimetafile;windows_formatname=&quot;GDIMetaFile&quot;"/>
  <manifest:file-entry manifest:full-path="ObjectReplacements/Object 252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49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319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210" manifest:media-type="application/x-openoffice-gdimetafile;windows_formatname=&quot;GDIMetaFile&quot;"/>
  <manifest:file-entry manifest:full-path="ObjectReplacements/Object 211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214" manifest:media-type="application/x-openoffice-gdimetafile;windows_formatname=&quot;GDIMetaFile&quot;"/>
  <manifest:file-entry manifest:full-path="ObjectReplacements/Object 215" manifest:media-type="application/x-openoffice-gdimetafile;windows_formatname=&quot;GDIMetaFile&quot;"/>
  <manifest:file-entry manifest:full-path="ObjectReplacements/Object 216" manifest:media-type="application/x-openoffice-gdimetafile;windows_formatname=&quot;GDIMetaFile&quot;"/>
  <manifest:file-entry manifest:full-path="ObjectReplacements/Object 217" manifest:media-type="application/x-openoffice-gdimetafile;windows_formatname=&quot;GDIMetaFile&quot;"/>
  <manifest:file-entry manifest:full-path="ObjectReplacements/Object 212" manifest:media-type="application/x-openoffice-gdimetafile;windows_formatname=&quot;GDIMetaFile&quot;"/>
  <manifest:file-entry manifest:full-path="ObjectReplacements/Object 213" manifest:media-type="application/x-openoffice-gdimetafile;windows_formatname=&quot;GDIMetaFile&quot;"/>
  <manifest:file-entry manifest:full-path="ObjectReplacements/Object 167" manifest:media-type="application/x-openoffice-gdimetafile;windows_formatname=&quot;GDIMetaFile&quot;"/>
  <manifest:file-entry manifest:full-path="ObjectReplacements/Object 185" manifest:media-type="application/x-openoffice-gdimetafile;windows_formatname=&quot;GDIMetaFile&quot;"/>
  <manifest:file-entry manifest:full-path="ObjectReplacements/Object 317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201" manifest:media-type="application/x-openoffice-gdimetafile;windows_formatname=&quot;GDIMetaFile&quot;"/>
  <manifest:file-entry manifest:full-path="ObjectReplacements/Object 218" manifest:media-type="application/x-openoffice-gdimetafile;windows_formatname=&quot;GDIMetaFile&quot;"/>
  <manifest:file-entry manifest:full-path="ObjectReplacements/Object 219" manifest:media-type="application/x-openoffice-gdimetafile;windows_formatname=&quot;GDIMetaFile&quot;"/>
  <manifest:file-entry manifest:full-path="ObjectReplacements/Object 309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197" manifest:media-type="application/x-openoffice-gdimetafile;windows_formatname=&quot;GDIMetaFile&quot;"/>
  <manifest:file-entry manifest:full-path="ObjectReplacements/Object 195" manifest:media-type="application/x-openoffice-gdimetafile;windows_formatname=&quot;GDIMetaFile&quot;"/>
  <manifest:file-entry manifest:full-path="ObjectReplacements/Object 196" manifest:media-type="application/x-openoffice-gdimetafile;windows_formatname=&quot;GDIMetaFile&quot;"/>
  <manifest:file-entry manifest:full-path="ObjectReplacements/Object 202" manifest:media-type="application/x-openoffice-gdimetafile;windows_formatname=&quot;GDIMetaFile&quot;"/>
  <manifest:file-entry manifest:full-path="ObjectReplacements/Object 203" manifest:media-type="application/x-openoffice-gdimetafile;windows_formatname=&quot;GDIMetaFile&quot;"/>
  <manifest:file-entry manifest:full-path="ObjectReplacements/Object 19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25" manifest:media-type="application/x-openoffice-gdimetafile;windows_formatname=&quot;GDIMetaFile&quot;"/>
  <manifest:file-entry manifest:full-path="ObjectReplacements/Object 208" manifest:media-type="application/x-openoffice-gdimetafile;windows_formatname=&quot;GDIMetaFile&quot;"/>
  <manifest:file-entry manifest:full-path="ObjectReplacements/Object 209" manifest:media-type="application/x-openoffice-gdimetafile;windows_formatname=&quot;GDIMetaFile&quot;"/>
  <manifest:file-entry manifest:full-path="ObjectReplacements/Object 306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254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260" manifest:media-type="application/x-openoffice-gdimetafile;windows_formatname=&quot;GDIMetaFile&quot;"/>
  <manifest:file-entry manifest:full-path="ObjectReplacements/Object 312" manifest:media-type="application/x-openoffice-gdimetafile;windows_formatname=&quot;GDIMetaFile&quot;"/>
  <manifest:file-entry manifest:full-path="ObjectReplacements/Object 311" manifest:media-type="application/x-openoffice-gdimetafile;windows_formatname=&quot;GDIMetaFile&quot;"/>
  <manifest:file-entry manifest:full-path="ObjectReplacements/Object 313" manifest:media-type="application/x-openoffice-gdimetafile;windows_formatname=&quot;GDIMetaFile&quot;"/>
  <manifest:file-entry manifest:full-path="ObjectReplacements/Object 200" manifest:media-type="application/x-openoffice-gdimetafile;windows_formatname=&quot;GDIMetaFile&quot;"/>
  <manifest:file-entry manifest:full-path="ObjectReplacements/Object 204" manifest:media-type="application/x-openoffice-gdimetafile;windows_formatname=&quot;GDIMetaFile&quot;"/>
  <manifest:file-entry manifest:full-path="ObjectReplacements/Object 205" manifest:media-type="application/x-openoffice-gdimetafile;windows_formatname=&quot;GDIMetaFile&quot;"/>
  <manifest:file-entry manifest:full-path="ObjectReplacements/Object 206" manifest:media-type="application/x-openoffice-gdimetafile;windows_formatname=&quot;GDIMetaFile&quot;"/>
  <manifest:file-entry manifest:full-path="ObjectReplacements/Object 310" manifest:media-type="application/x-openoffice-gdimetafile;windows_formatname=&quot;GDIMetaFile&quot;"/>
  <manifest:file-entry manifest:full-path="ObjectReplacements/Object 320" manifest:media-type="application/x-openoffice-gdimetafile;windows_formatname=&quot;GDIMetaFile&quot;"/>
  <manifest:file-entry manifest:full-path="ObjectReplacements/Object 321" manifest:media-type="application/x-openoffice-gdimetafile;windows_formatname=&quot;GDIMetaFile&quot;"/>
  <manifest:file-entry manifest:full-path="ObjectReplacements/Object 322" manifest:media-type="application/x-openoffice-gdimetafile;windows_formatname=&quot;GDIMetaFile&quot;"/>
  <manifest:file-entry manifest:full-path="ObjectReplacements/Object 323" manifest:media-type="application/x-openoffice-gdimetafile;windows_formatname=&quot;GDIMetaFile&quot;"/>
  <manifest:file-entry manifest:full-path="ObjectReplacements/Object 324" manifest:media-type="application/x-openoffice-gdimetafile;windows_formatname=&quot;GDIMetaFile&quot;"/>
  <manifest:file-entry manifest:full-path="ObjectReplacements/Object 199" manifest:media-type="application/x-openoffice-gdimetafile;windows_formatname=&quot;GDIMetaFile&quot;"/>
  <manifest:file-entry manifest:full-path="ObjectReplacements/Object 198" manifest:media-type="application/x-openoffice-gdimetafile;windows_formatname=&quot;GDIMetaFile&quot;"/>
  <manifest:file-entry manifest:full-path="ObjectReplacements/Object 325" manifest:media-type="application/x-openoffice-gdimetafile;windows_formatname=&quot;GDIMetaFile&quot;"/>
  <manifest:file-entry manifest:full-path="ObjectReplacements/Object 326" manifest:media-type="application/x-openoffice-gdimetafile;windows_formatname=&quot;GDIMetaFile&quot;"/>
  <manifest:file-entry manifest:full-path="ObjectReplacements/Object 373" manifest:media-type="application/x-openoffice-gdimetafile;windows_formatname=&quot;GDIMetaFile&quot;"/>
  <manifest:file-entry manifest:full-path="ObjectReplacements/Object 374" manifest:media-type="application/x-openoffice-gdimetafile;windows_formatname=&quot;GDIMetaFile&quot;"/>
  <manifest:file-entry manifest:full-path="ObjectReplacements/Object 375" manifest:media-type="application/x-openoffice-gdimetafile;windows_formatname=&quot;GDIMetaFile&quot;"/>
  <manifest:file-entry manifest:full-path="ObjectReplacements/Object 377" manifest:media-type="application/x-openoffice-gdimetafile;windows_formatname=&quot;GDIMetaFile&quot;"/>
  <manifest:file-entry manifest:full-path="ObjectReplacements/Object 376" manifest:media-type="application/x-openoffice-gdimetafile;windows_formatname=&quot;GDIMetaFile&quot;"/>
  <manifest:file-entry manifest:full-path="ObjectReplacements/Object 378" manifest:media-type="application/x-openoffice-gdimetafile;windows_formatname=&quot;GDIMetaFile&quot;"/>
  <manifest:file-entry manifest:full-path="ObjectReplacements/Object 379" manifest:media-type="application/x-openoffice-gdimetafile;windows_formatname=&quot;GDIMetaFile&quot;"/>
  <manifest:file-entry manifest:full-path="ObjectReplacements/Object 380" manifest:media-type="application/x-openoffice-gdimetafile;windows_formatname=&quot;GDIMetaFile&quot;"/>
  <manifest:file-entry manifest:full-path="ObjectReplacements/Object 381" manifest:media-type="application/x-openoffice-gdimetafile;windows_formatname=&quot;GDIMetaFile&quot;"/>
  <manifest:file-entry manifest:full-path="ObjectReplacements/Object 382" manifest:media-type="application/x-openoffice-gdimetafile;windows_formatname=&quot;GDIMetaFile&quot;"/>
  <manifest:file-entry manifest:full-path="ObjectReplacements/Object 383" manifest:media-type="application/x-openoffice-gdimetafile;windows_formatname=&quot;GDIMetaFile&quot;"/>
  <manifest:file-entry manifest:full-path="ObjectReplacements/Object 384" manifest:media-type="application/x-openoffice-gdimetafile;windows_formatname=&quot;GDIMetaFile&quot;"/>
  <manifest:file-entry manifest:full-path="ObjectReplacements/Object 385" manifest:media-type="application/x-openoffice-gdimetafile;windows_formatname=&quot;GDIMetaFile&quot;"/>
  <manifest:file-entry manifest:full-path="ObjectReplacements/Object 386" manifest:media-type="application/x-openoffice-gdimetafile;windows_formatname=&quot;GDIMetaFile&quot;"/>
  <manifest:file-entry manifest:full-path="ObjectReplacements/Object 387" manifest:media-type="application/x-openoffice-gdimetafile;windows_formatname=&quot;GDIMetaFile&quot;"/>
  <manifest:file-entry manifest:full-path="ObjectReplacements/Object 388" manifest:media-type="application/x-openoffice-gdimetafile;windows_formatname=&quot;GDIMetaFile&quot;"/>
  <manifest:file-entry manifest:full-path="ObjectReplacements/Object 389" manifest:media-type="application/x-openoffice-gdimetafile;windows_formatname=&quot;GDIMetaFile&quot;"/>
  <manifest:file-entry manifest:full-path="ObjectReplacements/Object 390" manifest:media-type="application/x-openoffice-gdimetafile;windows_formatname=&quot;GDIMetaFile&quot;"/>
  <manifest:file-entry manifest:full-path="ObjectReplacements/Object 342" manifest:media-type="application/x-openoffice-gdimetafile;windows_formatname=&quot;GDIMetaFile&quot;"/>
  <manifest:file-entry manifest:full-path="Object 249/Configurations2/" manifest:media-type="application/vnd.sun.xml.ui.configuration"/>
  <manifest:file-entry manifest:full-path="Object 249/settings.xml" manifest:media-type="text/xml"/>
  <manifest:file-entry manifest:full-path="Object 249/content.xml" manifest:media-type="text/xml"/>
  <manifest:file-entry manifest:full-path="Object 249/" manifest:version="1.3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Configurations2/" manifest:media-type="application/vnd.sun.xml.ui.configuration"/>
  <manifest:file-entry manifest:full-path="Object 39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142/settings.xml" manifest:media-type="text/xml"/>
  <manifest:file-entry manifest:full-path="Object 142/content.xml" manifest:media-type="text/xml"/>
  <manifest:file-entry manifest:full-path="Object 142/" manifest:version="1.3" manifest:media-type="application/vnd.oasis.opendocument.formula"/>
  <manifest:file-entry manifest:full-path="Object 139/Configurations2/" manifest:media-type="application/vnd.sun.xml.ui.configuration"/>
  <manifest:file-entry manifest:full-path="Object 139/content.xml" manifest:media-type="text/xml"/>
  <manifest:file-entry manifest:full-path="Object 139/settings.xml" manifest:media-type="text/xml"/>
  <manifest:file-entry manifest:full-path="Object 139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356/Configurations2/" manifest:media-type="application/vnd.sun.xml.ui.configuration"/>
  <manifest:file-entry manifest:full-path="Object 356/content.xml" manifest:media-type="text/xml"/>
  <manifest:file-entry manifest:full-path="Object 356/settings.xml" manifest:media-type="text/xml"/>
  <manifest:file-entry manifest:full-path="Object 356/" manifest:version="1.3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244/settings.xml" manifest:media-type="text/xml"/>
  <manifest:file-entry manifest:full-path="Object 244/Configurations2/" manifest:media-type="application/vnd.sun.xml.ui.configuration"/>
  <manifest:file-entry manifest:full-path="Object 244/content.xml" manifest:media-type="text/xml"/>
  <manifest:file-entry manifest:full-path="Object 244/" manifest:version="1.3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245/Configurations2/" manifest:media-type="application/vnd.sun.xml.ui.configuration"/>
  <manifest:file-entry manifest:full-path="Object 245/content.xml" manifest:media-type="text/xml"/>
  <manifest:file-entry manifest:full-path="Object 245/settings.xml" manifest:media-type="text/xml"/>
  <manifest:file-entry manifest:full-path="Object 245/" manifest:version="1.3" manifest:media-type="application/vnd.oasis.opendocument.formula"/>
  <manifest:file-entry manifest:full-path="Object 357/content.xml" manifest:media-type="text/xml"/>
  <manifest:file-entry manifest:full-path="Object 357/Configurations2/" manifest:media-type="application/vnd.sun.xml.ui.configuration"/>
  <manifest:file-entry manifest:full-path="Object 357/settings.xml" manifest:media-type="text/xml"/>
  <manifest:file-entry manifest:full-path="Object 357/" manifest:version="1.3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358/content.xml" manifest:media-type="text/xml"/>
  <manifest:file-entry manifest:full-path="Object 358/settings.xml" manifest:media-type="text/xml"/>
  <manifest:file-entry manifest:full-path="Object 358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359/Configurations2/" manifest:media-type="application/vnd.sun.xml.ui.configuration"/>
  <manifest:file-entry manifest:full-path="Object 359/content.xml" manifest:media-type="text/xml"/>
  <manifest:file-entry manifest:full-path="Object 359/settings.xml" manifest:media-type="text/xml"/>
  <manifest:file-entry manifest:full-path="Object 359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277/Configurations2/" manifest:media-type="application/vnd.sun.xml.ui.configuration"/>
  <manifest:file-entry manifest:full-path="Object 277/content.xml" manifest:media-type="text/xml"/>
  <manifest:file-entry manifest:full-path="Object 277/settings.xml" manifest:media-type="text/xml"/>
  <manifest:file-entry manifest:full-path="Object 277/" manifest:version="1.3" manifest:media-type="application/vnd.oasis.opendocument.formula"/>
  <manifest:file-entry manifest:full-path="Object 67/settings.xml" manifest:media-type="text/xml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" manifest:version="1.3" manifest:media-type="application/vnd.oasis.opendocument.formula"/>
  <manifest:file-entry manifest:full-path="Object 220/Configurations2/" manifest:media-type="application/vnd.sun.xml.ui.configuration"/>
  <manifest:file-entry manifest:full-path="Object 220/settings.xml" manifest:media-type="text/xml"/>
  <manifest:file-entry manifest:full-path="Object 220/content.xml" manifest:media-type="text/xml"/>
  <manifest:file-entry manifest:full-path="Object 220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221/Configurations2/" manifest:media-type="application/vnd.sun.xml.ui.configuration"/>
  <manifest:file-entry manifest:full-path="Object 221/settings.xml" manifest:media-type="text/xml"/>
  <manifest:file-entry manifest:full-path="Object 221/content.xml" manifest:media-type="text/xml"/>
  <manifest:file-entry manifest:full-path="Object 221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279/Configurations2/" manifest:media-type="application/vnd.sun.xml.ui.configuration"/>
  <manifest:file-entry manifest:full-path="Object 279/settings.xml" manifest:media-type="text/xml"/>
  <manifest:file-entry manifest:full-path="Object 279/content.xml" manifest:media-type="text/xml"/>
  <manifest:file-entry manifest:full-path="Object 279/" manifest:version="1.3" manifest:media-type="application/vnd.oasis.opendocument.formula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3" manifest:media-type="application/vnd.oasis.opendocument.formula"/>
  <manifest:file-entry manifest:full-path="Object 222/Configurations2/" manifest:media-type="application/vnd.sun.xml.ui.configuration"/>
  <manifest:file-entry manifest:full-path="Object 222/content.xml" manifest:media-type="text/xml"/>
  <manifest:file-entry manifest:full-path="Object 222/settings.xml" manifest:media-type="text/xml"/>
  <manifest:file-entry manifest:full-path="Object 222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223/Configurations2/" manifest:media-type="application/vnd.sun.xml.ui.configuration"/>
  <manifest:file-entry manifest:full-path="Object 223/content.xml" manifest:media-type="text/xml"/>
  <manifest:file-entry manifest:full-path="Object 223/settings.xml" manifest:media-type="text/xml"/>
  <manifest:file-entry manifest:full-path="Object 223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69/settings.xml" manifest:media-type="text/xml"/>
  <manifest:file-entry manifest:full-path="Object 169/content.xml" manifest:media-type="text/xml"/>
  <manifest:file-entry manifest:full-path="Object 169/" manifest:version="1.3" manifest:media-type="application/vnd.oasis.opendocument.formula"/>
  <manifest:file-entry manifest:full-path="Object 224/Configurations2/" manifest:media-type="application/vnd.sun.xml.ui.configuration"/>
  <manifest:file-entry manifest:full-path="Object 224/content.xml" manifest:media-type="text/xml"/>
  <manifest:file-entry manifest:full-path="Object 224/settings.xml" manifest:media-type="text/xml"/>
  <manifest:file-entry manifest:full-path="Object 224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226/content.xml" manifest:media-type="text/xml"/>
  <manifest:file-entry manifest:full-path="Object 226/Configurations2/" manifest:media-type="application/vnd.sun.xml.ui.configuration"/>
  <manifest:file-entry manifest:full-path="Object 226/settings.xml" manifest:media-type="text/xml"/>
  <manifest:file-entry manifest:full-path="Object 226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227/settings.xml" manifest:media-type="text/xml"/>
  <manifest:file-entry manifest:full-path="Object 227/Configurations2/" manifest:media-type="application/vnd.sun.xml.ui.configuration"/>
  <manifest:file-entry manifest:full-path="Object 227/content.xml" manifest:media-type="text/xml"/>
  <manifest:file-entry manifest:full-path="Object 227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228/Configurations2/" manifest:media-type="application/vnd.sun.xml.ui.configuration"/>
  <manifest:file-entry manifest:full-path="Object 228/settings.xml" manifest:media-type="text/xml"/>
  <manifest:file-entry manifest:full-path="Object 228/content.xml" manifest:media-type="text/xml"/>
  <manifest:file-entry manifest:full-path="Object 228/" manifest:version="1.3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229/Configurations2/" manifest:media-type="application/vnd.sun.xml.ui.configuration"/>
  <manifest:file-entry manifest:full-path="Object 229/content.xml" manifest:media-type="text/xml"/>
  <manifest:file-entry manifest:full-path="Object 229/settings.xml" manifest:media-type="text/xml"/>
  <manifest:file-entry manifest:full-path="Object 229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237/Configurations2/" manifest:media-type="application/vnd.sun.xml.ui.configuration"/>
  <manifest:file-entry manifest:full-path="Object 237/content.xml" manifest:media-type="text/xml"/>
  <manifest:file-entry manifest:full-path="Object 237/settings.xml" manifest:media-type="text/xml"/>
  <manifest:file-entry manifest:full-path="Object 237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360/Configurations2/" manifest:media-type="application/vnd.sun.xml.ui.configuration"/>
  <manifest:file-entry manifest:full-path="Object 360/content.xml" manifest:media-type="text/xml"/>
  <manifest:file-entry manifest:full-path="Object 360/settings.xml" manifest:media-type="text/xml"/>
  <manifest:file-entry manifest:full-path="Object 360/" manifest:version="1.3" manifest:media-type="application/vnd.oasis.opendocument.formula"/>
  <manifest:file-entry manifest:full-path="Object 126/content.xml" manifest:media-type="text/xml"/>
  <manifest:file-entry manifest:full-path="Object 126/settings.xml" manifest:media-type="text/xml"/>
  <manifest:file-entry manifest:full-path="Object 126/" manifest:version="1.3" manifest:media-type="application/vnd.oasis.opendocument.formula"/>
  <manifest:file-entry manifest:full-path="Object 238/Configurations2/" manifest:media-type="application/vnd.sun.xml.ui.configuration"/>
  <manifest:file-entry manifest:full-path="Object 238/content.xml" manifest:media-type="text/xml"/>
  <manifest:file-entry manifest:full-path="Object 238/settings.xml" manifest:media-type="text/xml"/>
  <manifest:file-entry manifest:full-path="Object 238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239/content.xml" manifest:media-type="text/xml"/>
  <manifest:file-entry manifest:full-path="Object 239/Configurations2/" manifest:media-type="application/vnd.sun.xml.ui.configuration"/>
  <manifest:file-entry manifest:full-path="Object 239/settings.xml" manifest:media-type="text/xml"/>
  <manifest:file-entry manifest:full-path="Object 239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240/Configurations2/" manifest:media-type="application/vnd.sun.xml.ui.configuration"/>
  <manifest:file-entry manifest:full-path="Object 240/settings.xml" manifest:media-type="text/xml"/>
  <manifest:file-entry manifest:full-path="Object 240/content.xml" manifest:media-type="text/xml"/>
  <manifest:file-entry manifest:full-path="Object 240/" manifest:version="1.3" manifest:media-type="application/vnd.oasis.opendocument.formula"/>
  <manifest:file-entry manifest:full-path="Object 30/content.xml" manifest:media-type="text/xml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241/Configurations2/" manifest:media-type="application/vnd.sun.xml.ui.configuration"/>
  <manifest:file-entry manifest:full-path="Object 241/content.xml" manifest:media-type="text/xml"/>
  <manifest:file-entry manifest:full-path="Object 241/settings.xml" manifest:media-type="text/xml"/>
  <manifest:file-entry manifest:full-path="Object 241/" manifest:version="1.3" manifest:media-type="application/vnd.oasis.opendocument.formula"/>
  <manifest:file-entry manifest:full-path="Object 31/settings.xml" manifest:media-type="text/xml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354/Configurations2/" manifest:media-type="application/vnd.sun.xml.ui.configuration"/>
  <manifest:file-entry manifest:full-path="Object 354/settings.xml" manifest:media-type="text/xml"/>
  <manifest:file-entry manifest:full-path="Object 354/content.xml" manifest:media-type="text/xml"/>
  <manifest:file-entry manifest:full-path="Object 354/" manifest:version="1.3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242/settings.xml" manifest:media-type="text/xml"/>
  <manifest:file-entry manifest:full-path="Object 242/Configurations2/" manifest:media-type="application/vnd.sun.xml.ui.configuration"/>
  <manifest:file-entry manifest:full-path="Object 242/content.xml" manifest:media-type="text/xml"/>
  <manifest:file-entry manifest:full-path="Object 242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Object 355/settings.xml" manifest:media-type="text/xml"/>
  <manifest:file-entry manifest:full-path="Object 355/Configurations2/" manifest:media-type="application/vnd.sun.xml.ui.configuration"/>
  <manifest:file-entry manifest:full-path="Object 355/content.xml" manifest:media-type="text/xml"/>
  <manifest:file-entry manifest:full-path="Object 355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243/Configurations2/" manifest:media-type="application/vnd.sun.xml.ui.configuration"/>
  <manifest:file-entry manifest:full-path="Object 243/content.xml" manifest:media-type="text/xml"/>
  <manifest:file-entry manifest:full-path="Object 243/settings.xml" manifest:media-type="text/xml"/>
  <manifest:file-entry manifest:full-path="Object 243/" manifest:version="1.3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250/Configurations2/" manifest:media-type="application/vnd.sun.xml.ui.configuration"/>
  <manifest:file-entry manifest:full-path="Object 250/settings.xml" manifest:media-type="text/xml"/>
  <manifest:file-entry manifest:full-path="Object 250/content.xml" manifest:media-type="text/xml"/>
  <manifest:file-entry manifest:full-path="Object 250/" manifest:version="1.3" manifest:media-type="application/vnd.oasis.opendocument.formula"/>
  <manifest:file-entry manifest:full-path="Object 289/Configurations2/" manifest:media-type="application/vnd.sun.xml.ui.configuration"/>
  <manifest:file-entry manifest:full-path="Object 289/settings.xml" manifest:media-type="text/xml"/>
  <manifest:file-entry manifest:full-path="Object 289/content.xml" manifest:media-type="text/xml"/>
  <manifest:file-entry manifest:full-path="Object 289/" manifest:version="1.3" manifest:media-type="application/vnd.oasis.opendocument.formula"/>
  <manifest:file-entry manifest:full-path="Object 79/content.xml" manifest:media-type="text/xml"/>
  <manifest:file-entry manifest:full-path="Object 79/settings.xml" manifest:media-type="text/xml"/>
  <manifest:file-entry manifest:full-path="Object 79/" manifest:version="1.3" manifest:media-type="application/vnd.oasis.opendocument.formula"/>
  <manifest:file-entry manifest:full-path="Object 282/content.xml" manifest:media-type="text/xml"/>
  <manifest:file-entry manifest:full-path="Object 282/settings.xml" manifest:media-type="text/xml"/>
  <manifest:file-entry manifest:full-path="Object 282/Configurations2/" manifest:media-type="application/vnd.sun.xml.ui.configuration"/>
  <manifest:file-entry manifest:full-path="Object 282/" manifest:version="1.3" manifest:media-type="application/vnd.oasis.opendocument.formula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content.xml" manifest:media-type="text/xml"/>
  <manifest:file-entry manifest:full-path="Object 72/" manifest:version="1.3" manifest:media-type="application/vnd.oasis.opendocument.formula"/>
  <manifest:file-entry manifest:full-path="Object 327/Configurations2/" manifest:media-type="application/vnd.sun.xml.ui.configuration"/>
  <manifest:file-entry manifest:full-path="Object 327/content.xml" manifest:media-type="text/xml"/>
  <manifest:file-entry manifest:full-path="Object 327/settings.xml" manifest:media-type="text/xml"/>
  <manifest:file-entry manifest:full-path="Object 327/" manifest:version="1.3" manifest:media-type="application/vnd.oasis.opendocument.formula"/>
  <manifest:file-entry manifest:full-path="Object 170/settings.xml" manifest:media-type="text/xml"/>
  <manifest:file-entry manifest:full-path="Object 170/content.xml" manifest:media-type="text/xml"/>
  <manifest:file-entry manifest:full-path="Object 170/" manifest:version="1.3" manifest:media-type="application/vnd.oasis.opendocument.formula"/>
  <manifest:file-entry manifest:full-path="Object 328/Configurations2/" manifest:media-type="application/vnd.sun.xml.ui.configuration"/>
  <manifest:file-entry manifest:full-path="Object 328/content.xml" manifest:media-type="text/xml"/>
  <manifest:file-entry manifest:full-path="Object 328/settings.xml" manifest:media-type="text/xml"/>
  <manifest:file-entry manifest:full-path="Object 328/" manifest:version="1.3" manifest:media-type="application/vnd.oasis.opendocument.formula"/>
  <manifest:file-entry manifest:full-path="Object 171/Configurations2/" manifest:media-type="application/vnd.sun.xml.ui.configuration"/>
  <manifest:file-entry manifest:full-path="Object 171/content.xml" manifest:media-type="text/xml"/>
  <manifest:file-entry manifest:full-path="Object 171/settings.xml" manifest:media-type="text/xml"/>
  <manifest:file-entry manifest:full-path="Object 171/" manifest:version="1.3" manifest:media-type="application/vnd.oasis.opendocument.formula"/>
  <manifest:file-entry manifest:full-path="Object 329/settings.xml" manifest:media-type="text/xml"/>
  <manifest:file-entry manifest:full-path="Object 329/content.xml" manifest:media-type="text/xml"/>
  <manifest:file-entry manifest:full-path="Object 329/Configurations2/" manifest:media-type="application/vnd.sun.xml.ui.configuration"/>
  <manifest:file-entry manifest:full-path="Object 329/" manifest:version="1.3" manifest:media-type="application/vnd.oasis.opendocument.formula"/>
  <manifest:file-entry manifest:full-path="Object 172/Configurations2/" manifest:media-type="application/vnd.sun.xml.ui.configuration"/>
  <manifest:file-entry manifest:full-path="Object 172/content.xml" manifest:media-type="text/xml"/>
  <manifest:file-entry manifest:full-path="Object 172/settings.xml" manifest:media-type="text/xml"/>
  <manifest:file-entry manifest:full-path="Object 172/" manifest:version="1.3" manifest:media-type="application/vnd.oasis.opendocument.formula"/>
  <manifest:file-entry manifest:full-path="Object 173/Configurations2/" manifest:media-type="application/vnd.sun.xml.ui.configuration"/>
  <manifest:file-entry manifest:full-path="Object 173/settings.xml" manifest:media-type="text/xml"/>
  <manifest:file-entry manifest:full-path="Object 173/content.xml" manifest:media-type="text/xml"/>
  <manifest:file-entry manifest:full-path="Object 173/" manifest:version="1.3" manifest:media-type="application/vnd.oasis.opendocument.formula"/>
  <manifest:file-entry manifest:full-path="Object 174/Configurations2/" manifest:media-type="application/vnd.sun.xml.ui.configuration"/>
  <manifest:file-entry manifest:full-path="Object 174/settings.xml" manifest:media-type="text/xml"/>
  <manifest:file-entry manifest:full-path="Object 174/content.xml" manifest:media-type="text/xml"/>
  <manifest:file-entry manifest:full-path="Object 174/" manifest:version="1.3" manifest:media-type="application/vnd.oasis.opendocument.formula"/>
  <manifest:file-entry manifest:full-path="Object 175/Configurations2/" manifest:media-type="application/vnd.sun.xml.ui.configuration"/>
  <manifest:file-entry manifest:full-path="Object 175/content.xml" manifest:media-type="text/xml"/>
  <manifest:file-entry manifest:full-path="Object 175/settings.xml" manifest:media-type="text/xml"/>
  <manifest:file-entry manifest:full-path="Object 175/" manifest:version="1.3" manifest:media-type="application/vnd.oasis.opendocument.formula"/>
  <manifest:file-entry manifest:full-path="Object 176/Configurations2/" manifest:media-type="application/vnd.sun.xml.ui.configuration"/>
  <manifest:file-entry manifest:full-path="Object 176/content.xml" manifest:media-type="text/xml"/>
  <manifest:file-entry manifest:full-path="Object 176/settings.xml" manifest:media-type="text/xml"/>
  <manifest:file-entry manifest:full-path="Object 176/" manifest:version="1.3" manifest:media-type="application/vnd.oasis.opendocument.formula"/>
  <manifest:file-entry manifest:full-path="Object 274/Configurations2/" manifest:media-type="application/vnd.sun.xml.ui.configuration"/>
  <manifest:file-entry manifest:full-path="Object 274/content.xml" manifest:media-type="text/xml"/>
  <manifest:file-entry manifest:full-path="Object 274/settings.xml" manifest:media-type="text/xml"/>
  <manifest:file-entry manifest:full-path="Object 274/" manifest:version="1.3" manifest:media-type="application/vnd.oasis.opendocument.formula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 207/Configurations2/" manifest:media-type="application/vnd.sun.xml.ui.configuration"/>
  <manifest:file-entry manifest:full-path="Object 207/settings.xml" manifest:media-type="text/xml"/>
  <manifest:file-entry manifest:full-path="Object 207/content.xml" manifest:media-type="text/xml"/>
  <manifest:file-entry manifest:full-path="Object 207/" manifest:version="1.3" manifest:media-type="application/vnd.oasis.opendocument.formula"/>
  <manifest:file-entry manifest:full-path="Object 263/Configurations2/" manifest:media-type="application/vnd.sun.xml.ui.configuration"/>
  <manifest:file-entry manifest:full-path="Object 263/settings.xml" manifest:media-type="text/xml"/>
  <manifest:file-entry manifest:full-path="Object 263/content.xml" manifest:media-type="text/xml"/>
  <manifest:file-entry manifest:full-path="Object 263/" manifest:version="1.3" manifest:media-type="application/vnd.oasis.opendocument.formula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Object 264/Configurations2/" manifest:media-type="application/vnd.sun.xml.ui.configuration"/>
  <manifest:file-entry manifest:full-path="Object 264/content.xml" manifest:media-type="text/xml"/>
  <manifest:file-entry manifest:full-path="Object 264/settings.xml" manifest:media-type="text/xml"/>
  <manifest:file-entry manifest:full-path="Object 264/" manifest:version="1.3" manifest:media-type="application/vnd.oasis.opendocument.formula"/>
  <manifest:file-entry manifest:full-path="Object 54/settings.xml" manifest:media-type="text/xml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" manifest:version="1.3" manifest:media-type="application/vnd.oasis.opendocument.formula"/>
  <manifest:file-entry manifest:full-path="Object 265/Configurations2/" manifest:media-type="application/vnd.sun.xml.ui.configuration"/>
  <manifest:file-entry manifest:full-path="Object 265/content.xml" manifest:media-type="text/xml"/>
  <manifest:file-entry manifest:full-path="Object 265/settings.xml" manifest:media-type="text/xml"/>
  <manifest:file-entry manifest:full-path="Object 265/" manifest:version="1.3" manifest:media-type="application/vnd.oasis.opendocument.formula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266/settings.xml" manifest:media-type="text/xml"/>
  <manifest:file-entry manifest:full-path="Object 266/Configurations2/" manifest:media-type="application/vnd.sun.xml.ui.configuration"/>
  <manifest:file-entry manifest:full-path="Object 266/content.xml" manifest:media-type="text/xml"/>
  <manifest:file-entry manifest:full-path="Object 266/" manifest:version="1.3" manifest:media-type="application/vnd.oasis.opendocument.formula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3" manifest:media-type="application/vnd.oasis.opendocument.formula"/>
  <manifest:file-entry manifest:full-path="Object 267/Configurations2/" manifest:media-type="application/vnd.sun.xml.ui.configuration"/>
  <manifest:file-entry manifest:full-path="Object 267/content.xml" manifest:media-type="text/xml"/>
  <manifest:file-entry manifest:full-path="Object 267/settings.xml" manifest:media-type="text/xml"/>
  <manifest:file-entry manifest:full-path="Object 267/" manifest:version="1.3" manifest:media-type="application/vnd.oasis.opendocument.formula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268/Configurations2/" manifest:media-type="application/vnd.sun.xml.ui.configuration"/>
  <manifest:file-entry manifest:full-path="Object 268/settings.xml" manifest:media-type="text/xml"/>
  <manifest:file-entry manifest:full-path="Object 268/content.xml" manifest:media-type="text/xml"/>
  <manifest:file-entry manifest:full-path="Object 268/" manifest:version="1.3" manifest:media-type="application/vnd.oasis.opendocument.formula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settings.xml" manifest:media-type="text/xml"/>
  <manifest:file-entry manifest:full-path="Object 58/" manifest:version="1.3" manifest:media-type="application/vnd.oasis.opendocument.formula"/>
  <manifest:file-entry manifest:full-path="Object 269/Configurations2/" manifest:media-type="application/vnd.sun.xml.ui.configuration"/>
  <manifest:file-entry manifest:full-path="Object 269/content.xml" manifest:media-type="text/xml"/>
  <manifest:file-entry manifest:full-path="Object 269/settings.xml" manifest:media-type="text/xml"/>
  <manifest:file-entry manifest:full-path="Object 269/" manifest:version="1.3" manifest:media-type="application/vnd.oasis.opendocument.formula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3" manifest:media-type="application/vnd.oasis.opendocument.formula"/>
  <manifest:file-entry manifest:full-path="Object 270/Configurations2/" manifest:media-type="application/vnd.sun.xml.ui.configuration"/>
  <manifest:file-entry manifest:full-path="Object 270/settings.xml" manifest:media-type="text/xml"/>
  <manifest:file-entry manifest:full-path="Object 270/content.xml" manifest:media-type="text/xml"/>
  <manifest:file-entry manifest:full-path="Object 270/" manifest:version="1.3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271/Configurations2/" manifest:media-type="application/vnd.sun.xml.ui.configuration"/>
  <manifest:file-entry manifest:full-path="Object 271/settings.xml" manifest:media-type="text/xml"/>
  <manifest:file-entry manifest:full-path="Object 271/content.xml" manifest:media-type="text/xml"/>
  <manifest:file-entry manifest:full-path="Object 271/" manifest:version="1.3" manifest:media-type="application/vnd.oasis.opendocument.formula"/>
  <manifest:file-entry manifest:full-path="Object 61/content.xml" manifest:media-type="text/xml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" manifest:version="1.3" manifest:media-type="application/vnd.oasis.opendocument.formula"/>
  <manifest:file-entry manifest:full-path="Object 272/settings.xml" manifest:media-type="text/xml"/>
  <manifest:file-entry manifest:full-path="Object 272/Configurations2/" manifest:media-type="application/vnd.sun.xml.ui.configuration"/>
  <manifest:file-entry manifest:full-path="Object 272/content.xml" manifest:media-type="text/xml"/>
  <manifest:file-entry manifest:full-path="Object 272/" manifest:version="1.3" manifest:media-type="application/vnd.oasis.opendocument.formula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3" manifest:media-type="application/vnd.oasis.opendocument.formula"/>
  <manifest:file-entry manifest:full-path="Object 273/Configurations2/" manifest:media-type="application/vnd.sun.xml.ui.configuration"/>
  <manifest:file-entry manifest:full-path="Object 273/content.xml" manifest:media-type="text/xml"/>
  <manifest:file-entry manifest:full-path="Object 273/settings.xml" manifest:media-type="text/xml"/>
  <manifest:file-entry manifest:full-path="Object 273/" manifest:version="1.3" manifest:media-type="application/vnd.oasis.opendocument.formula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3" manifest:media-type="application/vnd.oasis.opendocument.formula"/>
  <manifest:file-entry manifest:full-path="Object 275/Configurations2/" manifest:media-type="application/vnd.sun.xml.ui.configuration"/>
  <manifest:file-entry manifest:full-path="Object 275/settings.xml" manifest:media-type="text/xml"/>
  <manifest:file-entry manifest:full-path="Object 275/content.xml" manifest:media-type="text/xml"/>
  <manifest:file-entry manifest:full-path="Object 275/" manifest:version="1.3" manifest:media-type="application/vnd.oasis.opendocument.formula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3" manifest:media-type="application/vnd.oasis.opendocument.formula"/>
  <manifest:file-entry manifest:full-path="Object 276/Configurations2/" manifest:media-type="application/vnd.sun.xml.ui.configuration"/>
  <manifest:file-entry manifest:full-path="Object 276/settings.xml" manifest:media-type="text/xml"/>
  <manifest:file-entry manifest:full-path="Object 276/content.xml" manifest:media-type="text/xml"/>
  <manifest:file-entry manifest:full-path="Object 276/" manifest:version="1.3" manifest:media-type="application/vnd.oasis.opendocument.formula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3" manifest:media-type="application/vnd.oasis.opendocument.formula"/>
  <manifest:file-entry manifest:full-path="Object 280/Configurations2/" manifest:media-type="application/vnd.sun.xml.ui.configuration"/>
  <manifest:file-entry manifest:full-path="Object 280/content.xml" manifest:media-type="text/xml"/>
  <manifest:file-entry manifest:full-path="Object 280/settings.xml" manifest:media-type="text/xml"/>
  <manifest:file-entry manifest:full-path="Object 280/" manifest:version="1.3" manifest:media-type="application/vnd.oasis.opendocument.formula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content.xml" manifest:media-type="text/xml"/>
  <manifest:file-entry manifest:full-path="Object 70/" manifest:version="1.3" manifest:media-type="application/vnd.oasis.opendocument.formula"/>
  <manifest:file-entry manifest:full-path="Object 281/Configurations2/" manifest:media-type="application/vnd.sun.xml.ui.configuration"/>
  <manifest:file-entry manifest:full-path="Object 281/settings.xml" manifest:media-type="text/xml"/>
  <manifest:file-entry manifest:full-path="Object 281/content.xml" manifest:media-type="text/xml"/>
  <manifest:file-entry manifest:full-path="Object 281/" manifest:version="1.3" manifest:media-type="application/vnd.oasis.opendocument.formula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settings.xml" manifest:media-type="text/xml"/>
  <manifest:file-entry manifest:full-path="Object 71/" manifest:version="1.3" manifest:media-type="application/vnd.oasis.opendocument.formula"/>
  <manifest:file-entry manifest:full-path="Object 283/Configurations2/" manifest:media-type="application/vnd.sun.xml.ui.configuration"/>
  <manifest:file-entry manifest:full-path="Object 283/content.xml" manifest:media-type="text/xml"/>
  <manifest:file-entry manifest:full-path="Object 283/settings.xml" manifest:media-type="text/xml"/>
  <manifest:file-entry manifest:full-path="Object 283/" manifest:version="1.3" manifest:media-type="application/vnd.oasis.opendocument.formula"/>
  <manifest:file-entry manifest:full-path="Object 73/content.xml" manifest:media-type="text/xml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" manifest:version="1.3" manifest:media-type="application/vnd.oasis.opendocument.formula"/>
  <manifest:file-entry manifest:full-path="Object 284/Configurations2/" manifest:media-type="application/vnd.sun.xml.ui.configuration"/>
  <manifest:file-entry manifest:full-path="Object 284/content.xml" manifest:media-type="text/xml"/>
  <manifest:file-entry manifest:full-path="Object 284/settings.xml" manifest:media-type="text/xml"/>
  <manifest:file-entry manifest:full-path="Object 284/" manifest:version="1.3" manifest:media-type="application/vnd.oasis.opendocument.formula"/>
  <manifest:file-entry manifest:full-path="Object 74/Configurations2/" manifest:media-type="application/vnd.sun.xml.ui.configuration"/>
  <manifest:file-entry manifest:full-path="Object 74/settings.xml" manifest:media-type="text/xml"/>
  <manifest:file-entry manifest:full-path="Object 74/content.xml" manifest:media-type="text/xml"/>
  <manifest:file-entry manifest:full-path="Object 74/" manifest:version="1.3" manifest:media-type="application/vnd.oasis.opendocument.formula"/>
  <manifest:file-entry manifest:full-path="Object 285/settings.xml" manifest:media-type="text/xml"/>
  <manifest:file-entry manifest:full-path="Object 285/Configurations2/" manifest:media-type="application/vnd.sun.xml.ui.configuration"/>
  <manifest:file-entry manifest:full-path="Object 285/content.xml" manifest:media-type="text/xml"/>
  <manifest:file-entry manifest:full-path="Object 285/" manifest:version="1.3" manifest:media-type="application/vnd.oasis.opendocument.formula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settings.xml" manifest:media-type="text/xml"/>
  <manifest:file-entry manifest:full-path="Object 75/" manifest:version="1.3" manifest:media-type="application/vnd.oasis.opendocument.formula"/>
  <manifest:file-entry manifest:full-path="Object 286/Configurations2/" manifest:media-type="application/vnd.sun.xml.ui.configuration"/>
  <manifest:file-entry manifest:full-path="Object 286/content.xml" manifest:media-type="text/xml"/>
  <manifest:file-entry manifest:full-path="Object 286/settings.xml" manifest:media-type="text/xml"/>
  <manifest:file-entry manifest:full-path="Object 286/" manifest:version="1.3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Configurations2/" manifest:media-type="application/vnd.sun.xml.ui.configuration"/>
  <manifest:file-entry manifest:full-path="Object 76/" manifest:version="1.3" manifest:media-type="application/vnd.oasis.opendocument.formula"/>
  <manifest:file-entry manifest:full-path="Object 290/Configurations2/" manifest:media-type="application/vnd.sun.xml.ui.configuration"/>
  <manifest:file-entry manifest:full-path="Object 290/settings.xml" manifest:media-type="text/xml"/>
  <manifest:file-entry manifest:full-path="Object 290/content.xml" manifest:media-type="text/xml"/>
  <manifest:file-entry manifest:full-path="Object 290/" manifest:version="1.3" manifest:media-type="application/vnd.oasis.opendocument.formula"/>
  <manifest:file-entry manifest:full-path="Object 80/settings.xml" manifest:media-type="text/xml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" manifest:version="1.3" manifest:media-type="application/vnd.oasis.opendocument.formula"/>
  <manifest:file-entry manifest:full-path="Object 391/Configurations2/" manifest:media-type="application/vnd.sun.xml.ui.configuration"/>
  <manifest:file-entry manifest:full-path="Object 391/settings.xml" manifest:media-type="text/xml"/>
  <manifest:file-entry manifest:full-path="Object 391/content.xml" manifest:media-type="text/xml"/>
  <manifest:file-entry manifest:full-path="Object 391/" manifest:version="1.3" manifest:media-type="application/vnd.oasis.opendocument.formula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3" manifest:media-type="application/vnd.oasis.opendocument.formula"/>
  <manifest:file-entry manifest:full-path="Object 101/Configurations2/" manifest:media-type="application/vnd.sun.xml.ui.configuration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3" manifest:media-type="application/vnd.oasis.opendocument.formula"/>
  <manifest:file-entry manifest:full-path="Object 111/content.xml" manifest:media-type="text/xml"/>
  <manifest:file-entry manifest:full-path="Object 111/settings.xml" manifest:media-type="text/xml"/>
  <manifest:file-entry manifest:full-path="Object 111/" manifest:version="1.3" manifest:media-type="application/vnd.oasis.opendocument.formula"/>
  <manifest:file-entry manifest:full-path="Object 112/content.xml" manifest:media-type="text/xml"/>
  <manifest:file-entry manifest:full-path="Object 112/Configurations2/" manifest:media-type="application/vnd.sun.xml.ui.configuration"/>
  <manifest:file-entry manifest:full-path="Object 112/settings.xml" manifest:media-type="text/xml"/>
  <manifest:file-entry manifest:full-path="Object 112/" manifest:version="1.3" manifest:media-type="application/vnd.oasis.opendocument.formula"/>
  <manifest:file-entry manifest:full-path="Object 113/Configurations2/" manifest:media-type="application/vnd.sun.xml.ui.configuration"/>
  <manifest:file-entry manifest:full-path="Object 113/content.xml" manifest:media-type="text/xml"/>
  <manifest:file-entry manifest:full-path="Object 113/settings.xml" manifest:media-type="text/xml"/>
  <manifest:file-entry manifest:full-path="Object 113/" manifest:version="1.3" manifest:media-type="application/vnd.oasis.opendocument.formula"/>
  <manifest:file-entry manifest:full-path="Object 114/Configurations2/" manifest:media-type="application/vnd.sun.xml.ui.configuration"/>
  <manifest:file-entry manifest:full-path="Object 114/content.xml" manifest:media-type="text/xml"/>
  <manifest:file-entry manifest:full-path="Object 114/settings.xml" manifest:media-type="text/xml"/>
  <manifest:file-entry manifest:full-path="Object 114/" manifest:version="1.3" manifest:media-type="application/vnd.oasis.opendocument.formula"/>
  <manifest:file-entry manifest:full-path="Object 117/Configurations2/" manifest:media-type="application/vnd.sun.xml.ui.configuration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3" manifest:media-type="application/vnd.oasis.opendocument.formula"/>
  <manifest:file-entry manifest:full-path="Object 118/Configurations2/" manifest:media-type="application/vnd.sun.xml.ui.configuration"/>
  <manifest:file-entry manifest:full-path="Object 118/content.xml" manifest:media-type="text/xml"/>
  <manifest:file-entry manifest:full-path="Object 118/settings.xml" manifest:media-type="text/xml"/>
  <manifest:file-entry manifest:full-path="Object 118/" manifest:version="1.3" manifest:media-type="application/vnd.oasis.opendocument.formula"/>
  <manifest:file-entry manifest:full-path="Object 119/Configurations2/" manifest:media-type="application/vnd.sun.xml.ui.configuration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3" manifest:media-type="application/vnd.oasis.opendocument.formula"/>
  <manifest:file-entry manifest:full-path="Configurations2/" manifest:media-type="application/vnd.sun.xml.ui.configuration"/>
  <manifest:file-entry manifest:full-path="Object 120/Configurations2/" manifest:media-type="application/vnd.sun.xml.ui.configuration"/>
  <manifest:file-entry manifest:full-path="Object 120/content.xml" manifest:media-type="text/xml"/>
  <manifest:file-entry manifest:full-path="Object 120/settings.xml" manifest:media-type="text/xml"/>
  <manifest:file-entry manifest:full-path="Object 120/" manifest:version="1.3" manifest:media-type="application/vnd.oasis.opendocument.formula"/>
  <manifest:file-entry manifest:full-path="Object 121/Configurations2/" manifest:media-type="application/vnd.sun.xml.ui.configuration"/>
  <manifest:file-entry manifest:full-path="Object 121/content.xml" manifest:media-type="text/xml"/>
  <manifest:file-entry manifest:full-path="Object 121/settings.xml" manifest:media-type="text/xml"/>
  <manifest:file-entry manifest:full-path="Object 121/" manifest:version="1.3" manifest:media-type="application/vnd.oasis.opendocument.formula"/>
  <manifest:file-entry manifest:full-path="Object 122/Configurations2/" manifest:media-type="application/vnd.sun.xml.ui.configuration"/>
  <manifest:file-entry manifest:full-path="Object 122/settings.xml" manifest:media-type="text/xml"/>
  <manifest:file-entry manifest:full-path="Object 122/content.xml" manifest:media-type="text/xml"/>
  <manifest:file-entry manifest:full-path="Object 122/" manifest:version="1.3" manifest:media-type="application/vnd.oasis.opendocument.formula"/>
  <manifest:file-entry manifest:full-path="Object 253/Configurations2/" manifest:media-type="application/vnd.sun.xml.ui.configuration"/>
  <manifest:file-entry manifest:full-path="Object 253/settings.xml" manifest:media-type="text/xml"/>
  <manifest:file-entry manifest:full-path="Object 253/content.xml" manifest:media-type="text/xml"/>
  <manifest:file-entry manifest:full-path="Object 253/" manifest:version="1.3" manifest:media-type="application/vnd.oasis.opendocument.formula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256/Configurations2/" manifest:media-type="application/vnd.sun.xml.ui.configuration"/>
  <manifest:file-entry manifest:full-path="Object 256/content.xml" manifest:media-type="text/xml"/>
  <manifest:file-entry manifest:full-path="Object 256/settings.xml" manifest:media-type="text/xml"/>
  <manifest:file-entry manifest:full-path="Object 256/" manifest:version="1.3" manifest:media-type="application/vnd.oasis.opendocument.formula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3" manifest:media-type="application/vnd.oasis.opendocument.formula"/>
  <manifest:file-entry manifest:full-path="Object 262/Configurations2/" manifest:media-type="application/vnd.sun.xml.ui.configuration"/>
  <manifest:file-entry manifest:full-path="Object 262/settings.xml" manifest:media-type="text/xml"/>
  <manifest:file-entry manifest:full-path="Object 262/content.xml" manifest:media-type="text/xml"/>
  <manifest:file-entry manifest:full-path="Object 262/" manifest:version="1.3" manifest:media-type="application/vnd.oasis.opendocument.formula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278/Configurations2/" manifest:media-type="application/vnd.sun.xml.ui.configuration"/>
  <manifest:file-entry manifest:full-path="Object 278/content.xml" manifest:media-type="text/xml"/>
  <manifest:file-entry manifest:full-path="Object 278/settings.xml" manifest:media-type="text/xml"/>
  <manifest:file-entry manifest:full-path="Object 278/" manifest:version="1.3" manifest:media-type="application/vnd.oasis.opendocument.formula"/>
  <manifest:file-entry manifest:full-path="Object 68/settings.xml" manifest:media-type="text/xml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" manifest:version="1.3" manifest:media-type="application/vnd.oasis.opendocument.formula"/>
  <manifest:file-entry manifest:full-path="Object 291/Configurations2/" manifest:media-type="application/vnd.sun.xml.ui.configuration"/>
  <manifest:file-entry manifest:full-path="Object 291/content.xml" manifest:media-type="text/xml"/>
  <manifest:file-entry manifest:full-path="Object 291/settings.xml" manifest:media-type="text/xml"/>
  <manifest:file-entry manifest:full-path="Object 291/" manifest:version="1.3" manifest:media-type="application/vnd.oasis.opendocument.formula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content.xml" manifest:media-type="text/xml"/>
  <manifest:file-entry manifest:full-path="Object 81/" manifest:version="1.3" manifest:media-type="application/vnd.oasis.opendocument.formula"/>
  <manifest:file-entry manifest:full-path="Object 292/Configurations2/" manifest:media-type="application/vnd.sun.xml.ui.configuration"/>
  <manifest:file-entry manifest:full-path="Object 292/settings.xml" manifest:media-type="text/xml"/>
  <manifest:file-entry manifest:full-path="Object 292/content.xml" manifest:media-type="text/xml"/>
  <manifest:file-entry manifest:full-path="Object 292/" manifest:version="1.3" manifest:media-type="application/vnd.oasis.opendocument.formula"/>
  <manifest:file-entry manifest:full-path="Object 82/Configurations2/" manifest:media-type="application/vnd.sun.xml.ui.configuration"/>
  <manifest:file-entry manifest:full-path="Object 82/content.xml" manifest:media-type="text/xml"/>
  <manifest:file-entry manifest:full-path="Object 82/settings.xml" manifest:media-type="text/xml"/>
  <manifest:file-entry manifest:full-path="Object 82/" manifest:version="1.3" manifest:media-type="application/vnd.oasis.opendocument.formula"/>
  <manifest:file-entry manifest:full-path="Object 102/Configurations2/" manifest:media-type="application/vnd.sun.xml.ui.configuration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3" manifest:media-type="application/vnd.oasis.opendocument.formula"/>
  <manifest:file-entry manifest:full-path="Object 103/Configurations2/" manifest:media-type="application/vnd.sun.xml.ui.configuration"/>
  <manifest:file-entry manifest:full-path="Object 103/settings.xml" manifest:media-type="text/xml"/>
  <manifest:file-entry manifest:full-path="Object 103/content.xml" manifest:media-type="text/xml"/>
  <manifest:file-entry manifest:full-path="Object 103/" manifest:version="1.3" manifest:media-type="application/vnd.oasis.opendocument.formula"/>
  <manifest:file-entry manifest:full-path="Object 115/Configurations2/" manifest:media-type="application/vnd.sun.xml.ui.configuration"/>
  <manifest:file-entry manifest:full-path="Object 115/content.xml" manifest:media-type="text/xml"/>
  <manifest:file-entry manifest:full-path="Object 115/settings.xml" manifest:media-type="text/xml"/>
  <manifest:file-entry manifest:full-path="Object 115/" manifest:version="1.3" manifest:media-type="application/vnd.oasis.opendocument.formula"/>
  <manifest:file-entry manifest:full-path="Object 116/Configurations2/" manifest:media-type="application/vnd.sun.xml.ui.configuration"/>
  <manifest:file-entry manifest:full-path="Object 116/settings.xml" manifest:media-type="text/xml"/>
  <manifest:file-entry manifest:full-path="Object 116/content.xml" manifest:media-type="text/xml"/>
  <manifest:file-entry manifest:full-path="Object 116/" manifest:version="1.3" manifest:media-type="application/vnd.oasis.opendocument.formula"/>
  <manifest:file-entry manifest:full-path="Object 293/Configurations2/" manifest:media-type="application/vnd.sun.xml.ui.configuration"/>
  <manifest:file-entry manifest:full-path="Object 293/content.xml" manifest:media-type="text/xml"/>
  <manifest:file-entry manifest:full-path="Object 293/settings.xml" manifest:media-type="text/xml"/>
  <manifest:file-entry manifest:full-path="Object 293/" manifest:version="1.3" manifest:media-type="application/vnd.oasis.opendocument.formula"/>
  <manifest:file-entry manifest:full-path="Object 83/content.xml" manifest:media-type="text/xml"/>
  <manifest:file-entry manifest:full-path="Object 83/settings.xml" manifest:media-type="text/xml"/>
  <manifest:file-entry manifest:full-path="Object 83/" manifest:version="1.3" manifest:media-type="application/vnd.oasis.opendocument.formula"/>
  <manifest:file-entry manifest:full-path="Object 294/Configurations2/" manifest:media-type="application/vnd.sun.xml.ui.configuration"/>
  <manifest:file-entry manifest:full-path="Object 294/settings.xml" manifest:media-type="text/xml"/>
  <manifest:file-entry manifest:full-path="Object 294/content.xml" manifest:media-type="text/xml"/>
  <manifest:file-entry manifest:full-path="Object 294/" manifest:version="1.3" manifest:media-type="application/vnd.oasis.opendocument.formula"/>
  <manifest:file-entry manifest:full-path="Object 84/Configurations2/" manifest:media-type="application/vnd.sun.xml.ui.configuration"/>
  <manifest:file-entry manifest:full-path="Object 84/content.xml" manifest:media-type="text/xml"/>
  <manifest:file-entry manifest:full-path="Object 84/settings.xml" manifest:media-type="text/xml"/>
  <manifest:file-entry manifest:full-path="Object 84/" manifest:version="1.3" manifest:media-type="application/vnd.oasis.opendocument.formula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3" manifest:media-type="application/vnd.oasis.opendocument.formula"/>
  <manifest:file-entry manifest:full-path="Object 295/Configurations2/" manifest:media-type="application/vnd.sun.xml.ui.configuration"/>
  <manifest:file-entry manifest:full-path="Object 295/settings.xml" manifest:media-type="text/xml"/>
  <manifest:file-entry manifest:full-path="Object 295/content.xml" manifest:media-type="text/xml"/>
  <manifest:file-entry manifest:full-path="Object 295/" manifest:version="1.3" manifest:media-type="application/vnd.oasis.opendocument.formula"/>
  <manifest:file-entry manifest:full-path="Object 85/Configurations2/" manifest:media-type="application/vnd.sun.xml.ui.configuration"/>
  <manifest:file-entry manifest:full-path="Object 85/settings.xml" manifest:media-type="text/xml"/>
  <manifest:file-entry manifest:full-path="Object 85/content.xml" manifest:media-type="text/xml"/>
  <manifest:file-entry manifest:full-path="Object 85/" manifest:version="1.3" manifest:media-type="application/vnd.oasis.opendocument.formula"/>
  <manifest:file-entry manifest:full-path="Object 106/Configurations2/" manifest:media-type="application/vnd.sun.xml.ui.configuration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3" manifest:media-type="application/vnd.oasis.opendocument.formula"/>
  <manifest:file-entry manifest:full-path="Object 104/Configurations2/" manifest:media-type="application/vnd.sun.xml.ui.configuration"/>
  <manifest:file-entry manifest:full-path="Object 104/content.xml" manifest:media-type="text/xml"/>
  <manifest:file-entry manifest:full-path="Object 104/settings.xml" manifest:media-type="text/xml"/>
  <manifest:file-entry manifest:full-path="Object 104/" manifest:version="1.3" manifest:media-type="application/vnd.oasis.opendocument.formula"/>
  <manifest:file-entry manifest:full-path="Object 105/content.xml" manifest:media-type="text/xml"/>
  <manifest:file-entry manifest:full-path="Object 105/Configurations2/" manifest:media-type="application/vnd.sun.xml.ui.configuration"/>
  <manifest:file-entry manifest:full-path="Object 105/settings.xml" manifest:media-type="text/xml"/>
  <manifest:file-entry manifest:full-path="Object 105/" manifest:version="1.3" manifest:media-type="application/vnd.oasis.opendocument.formula"/>
  <manifest:file-entry manifest:full-path="Object 296/Configurations2/" manifest:media-type="application/vnd.sun.xml.ui.configuration"/>
  <manifest:file-entry manifest:full-path="Object 296/content.xml" manifest:media-type="text/xml"/>
  <manifest:file-entry manifest:full-path="Object 296/settings.xml" manifest:media-type="text/xml"/>
  <manifest:file-entry manifest:full-path="Object 296/" manifest:version="1.3" manifest:media-type="application/vnd.oasis.opendocument.formula"/>
  <manifest:file-entry manifest:full-path="Object 86/Configurations2/" manifest:media-type="application/vnd.sun.xml.ui.configuration"/>
  <manifest:file-entry manifest:full-path="Object 86/settings.xml" manifest:media-type="text/xml"/>
  <manifest:file-entry manifest:full-path="Object 86/content.xml" manifest:media-type="text/xml"/>
  <manifest:file-entry manifest:full-path="Object 86/" manifest:version="1.3" manifest:media-type="application/vnd.oasis.opendocument.formula"/>
  <manifest:file-entry manifest:full-path="Object 297/content.xml" manifest:media-type="text/xml"/>
  <manifest:file-entry manifest:full-path="Object 297/settings.xml" manifest:media-type="text/xml"/>
  <manifest:file-entry manifest:full-path="Object 297/" manifest:version="1.3" manifest:media-type="application/vnd.oasis.opendocument.formula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settings.xml" manifest:media-type="text/xml"/>
  <manifest:file-entry manifest:full-path="Object 87/" manifest:version="1.3" manifest:media-type="application/vnd.oasis.opendocument.formula"/>
  <manifest:file-entry manifest:full-path="Object 298/content.xml" manifest:media-type="text/xml"/>
  <manifest:file-entry manifest:full-path="Object 298/settings.xml" manifest:media-type="text/xml"/>
  <manifest:file-entry manifest:full-path="Object 298/" manifest:version="1.3" manifest:media-type="application/vnd.oasis.opendocument.formula"/>
  <manifest:file-entry manifest:full-path="Object 88/Configurations2/" manifest:media-type="application/vnd.sun.xml.ui.configuration"/>
  <manifest:file-entry manifest:full-path="Object 88/settings.xml" manifest:media-type="text/xml"/>
  <manifest:file-entry manifest:full-path="Object 88/content.xml" manifest:media-type="text/xml"/>
  <manifest:file-entry manifest:full-path="Object 88/" manifest:version="1.3" manifest:media-type="application/vnd.oasis.opendocument.formula"/>
  <manifest:file-entry manifest:full-path="Object 299/Configurations2/" manifest:media-type="application/vnd.sun.xml.ui.configuration"/>
  <manifest:file-entry manifest:full-path="Object 299/content.xml" manifest:media-type="text/xml"/>
  <manifest:file-entry manifest:full-path="Object 299/settings.xml" manifest:media-type="text/xml"/>
  <manifest:file-entry manifest:full-path="Object 299/" manifest:version="1.3" manifest:media-type="application/vnd.oasis.opendocument.formula"/>
  <manifest:file-entry manifest:full-path="Object 89/settings.xml" manifest:media-type="text/xml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" manifest:version="1.3" manifest:media-type="application/vnd.oasis.opendocument.formula"/>
  <manifest:file-entry manifest:full-path="Object 90/settings.xml" manifest:media-type="text/xml"/>
  <manifest:file-entry manifest:full-path="Object 90/Configurations2/" manifest:media-type="application/vnd.sun.xml.ui.configuration"/>
  <manifest:file-entry manifest:full-path="Object 90/content.xml" manifest:media-type="text/xml"/>
  <manifest:file-entry manifest:full-path="Object 90/" manifest:version="1.3" manifest:media-type="application/vnd.oasis.opendocument.formula"/>
  <manifest:file-entry manifest:full-path="Object 91/Configurations2/" manifest:media-type="application/vnd.sun.xml.ui.configuration"/>
  <manifest:file-entry manifest:full-path="Object 91/content.xml" manifest:media-type="text/xml"/>
  <manifest:file-entry manifest:full-path="Object 91/settings.xml" manifest:media-type="text/xml"/>
  <manifest:file-entry manifest:full-path="Object 91/" manifest:version="1.3" manifest:media-type="application/vnd.oasis.opendocument.formula"/>
  <manifest:file-entry manifest:full-path="Object 92/Configurations2/" manifest:media-type="application/vnd.sun.xml.ui.configuration"/>
  <manifest:file-entry manifest:full-path="Object 92/content.xml" manifest:media-type="text/xml"/>
  <manifest:file-entry manifest:full-path="Object 92/settings.xml" manifest:media-type="text/xml"/>
  <manifest:file-entry manifest:full-path="Object 92/" manifest:version="1.3" manifest:media-type="application/vnd.oasis.opendocument.formula"/>
  <manifest:file-entry manifest:full-path="Object 123/content.xml" manifest:media-type="text/xml"/>
  <manifest:file-entry manifest:full-path="Object 123/Configurations2/" manifest:media-type="application/vnd.sun.xml.ui.configuration"/>
  <manifest:file-entry manifest:full-path="Object 123/settings.xml" manifest:media-type="text/xml"/>
  <manifest:file-entry manifest:full-path="Object 123/" manifest:version="1.3" manifest:media-type="application/vnd.oasis.opendocument.formula"/>
  <manifest:file-entry manifest:full-path="Object 124/Configurations2/" manifest:media-type="application/vnd.sun.xml.ui.configuration"/>
  <manifest:file-entry manifest:full-path="Object 124/settings.xml" manifest:media-type="text/xml"/>
  <manifest:file-entry manifest:full-path="Object 124/content.xml" manifest:media-type="text/xml"/>
  <manifest:file-entry manifest:full-path="Object 124/" manifest:version="1.3" manifest:media-type="application/vnd.oasis.opendocument.formula"/>
  <manifest:file-entry manifest:full-path="Object 125/Configurations2/" manifest:media-type="application/vnd.sun.xml.ui.configuration"/>
  <manifest:file-entry manifest:full-path="Object 125/content.xml" manifest:media-type="text/xml"/>
  <manifest:file-entry manifest:full-path="Object 125/settings.xml" manifest:media-type="text/xml"/>
  <manifest:file-entry manifest:full-path="Object 125/" manifest:version="1.3" manifest:media-type="application/vnd.oasis.opendocument.formula"/>
  <manifest:file-entry manifest:full-path="Object 340/Configurations2/" manifest:media-type="application/vnd.sun.xml.ui.configuration"/>
  <manifest:file-entry manifest:full-path="Object 340/content.xml" manifest:media-type="text/xml"/>
  <manifest:file-entry manifest:full-path="Object 340/settings.xml" manifest:media-type="text/xml"/>
  <manifest:file-entry manifest:full-path="Object 340/" manifest:version="1.3" manifest:media-type="application/vnd.oasis.opendocument.formula"/>
  <manifest:file-entry manifest:full-path="Object 341/Configurations2/" manifest:media-type="application/vnd.sun.xml.ui.configuration"/>
  <manifest:file-entry manifest:full-path="Object 341/content.xml" manifest:media-type="text/xml"/>
  <manifest:file-entry manifest:full-path="Object 341/settings.xml" manifest:media-type="text/xml"/>
  <manifest:file-entry manifest:full-path="Object 341/" manifest:version="1.3" manifest:media-type="application/vnd.oasis.opendocument.formula"/>
  <manifest:file-entry manifest:full-path="Object 302/Configurations2/" manifest:media-type="application/vnd.sun.xml.ui.configuration"/>
  <manifest:file-entry manifest:full-path="Object 302/content.xml" manifest:media-type="text/xml"/>
  <manifest:file-entry manifest:full-path="Object 302/settings.xml" manifest:media-type="text/xml"/>
  <manifest:file-entry manifest:full-path="Object 302/" manifest:version="1.3" manifest:media-type="application/vnd.oasis.opendocument.formula"/>
  <manifest:file-entry manifest:full-path="Object 303/settings.xml" manifest:media-type="text/xml"/>
  <manifest:file-entry manifest:full-path="Object 303/Configurations2/" manifest:media-type="application/vnd.sun.xml.ui.configuration"/>
  <manifest:file-entry manifest:full-path="Object 303/content.xml" manifest:media-type="text/xml"/>
  <manifest:file-entry manifest:full-path="Object 303/" manifest:version="1.3" manifest:media-type="application/vnd.oasis.opendocument.formula"/>
  <manifest:file-entry manifest:full-path="Object 304/Configurations2/" manifest:media-type="application/vnd.sun.xml.ui.configuration"/>
  <manifest:file-entry manifest:full-path="Object 304/content.xml" manifest:media-type="text/xml"/>
  <manifest:file-entry manifest:full-path="Object 304/settings.xml" manifest:media-type="text/xml"/>
  <manifest:file-entry manifest:full-path="Object 304/" manifest:version="1.3" manifest:media-type="application/vnd.oasis.opendocument.formula"/>
  <manifest:file-entry manifest:full-path="Object 305/content.xml" manifest:media-type="text/xml"/>
  <manifest:file-entry manifest:full-path="Object 305/Configurations2/" manifest:media-type="application/vnd.sun.xml.ui.configuration"/>
  <manifest:file-entry manifest:full-path="Object 305/settings.xml" manifest:media-type="text/xml"/>
  <manifest:file-entry manifest:full-path="Object 305/" manifest:version="1.3" manifest:media-type="application/vnd.oasis.opendocument.formula"/>
  <manifest:file-entry manifest:full-path="Object 24/content.xml" manifest:media-type="text/xml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34/content.xml" manifest:media-type="text/xml"/>
  <manifest:file-entry manifest:full-path="Object 234/Configurations2/" manifest:media-type="application/vnd.sun.xml.ui.configuration"/>
  <manifest:file-entry manifest:full-path="Object 234/settings.xml" manifest:media-type="text/xml"/>
  <manifest:file-entry manifest:full-path="Object 234/" manifest:version="1.3" manifest:media-type="application/vnd.oasis.opendocument.formula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35/Configurations2/" manifest:media-type="application/vnd.sun.xml.ui.configuration"/>
  <manifest:file-entry manifest:full-path="Object 235/settings.xml" manifest:media-type="text/xml"/>
  <manifest:file-entry manifest:full-path="Object 235/content.xml" manifest:media-type="text/xml"/>
  <manifest:file-entry manifest:full-path="Object 235/" manifest:version="1.3" manifest:media-type="application/vnd.oasis.opendocument.formula"/>
  <manifest:file-entry manifest:full-path="Object 23/content.xml" manifest:media-type="text/xml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233/Configurations2/" manifest:media-type="application/vnd.sun.xml.ui.configuration"/>
  <manifest:file-entry manifest:full-path="Object 233/settings.xml" manifest:media-type="text/xml"/>
  <manifest:file-entry manifest:full-path="Object 233/content.xml" manifest:media-type="text/xml"/>
  <manifest:file-entry manifest:full-path="Object 233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30/Configurations2/" manifest:media-type="application/vnd.sun.xml.ui.configuration"/>
  <manifest:file-entry manifest:full-path="Object 230/content.xml" manifest:media-type="text/xml"/>
  <manifest:file-entry manifest:full-path="Object 230/settings.xml" manifest:media-type="text/xml"/>
  <manifest:file-entry manifest:full-path="Object 230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231/Configurations2/" manifest:media-type="application/vnd.sun.xml.ui.configuration"/>
  <manifest:file-entry manifest:full-path="Object 231/content.xml" manifest:media-type="text/xml"/>
  <manifest:file-entry manifest:full-path="Object 231/settings.xml" manifest:media-type="text/xml"/>
  <manifest:file-entry manifest:full-path="Object 231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Object 232/Configurations2/" manifest:media-type="application/vnd.sun.xml.ui.configuration"/>
  <manifest:file-entry manifest:full-path="Object 232/content.xml" manifest:media-type="text/xml"/>
  <manifest:file-entry manifest:full-path="Object 232/settings.xml" manifest:media-type="text/xml"/>
  <manifest:file-entry manifest:full-path="Object 232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236/Configurations2/" manifest:media-type="application/vnd.sun.xml.ui.configuration"/>
  <manifest:file-entry manifest:full-path="Object 236/settings.xml" manifest:media-type="text/xml"/>
  <manifest:file-entry manifest:full-path="Object 236/content.xml" manifest:media-type="text/xml"/>
  <manifest:file-entry manifest:full-path="Object 236/" manifest:version="1.3" manifest:media-type="application/vnd.oasis.opendocument.formula"/>
  <manifest:file-entry manifest:full-path="Object 181/Configurations2/" manifest:media-type="application/vnd.sun.xml.ui.configuration"/>
  <manifest:file-entry manifest:full-path="Object 181/content.xml" manifest:media-type="text/xml"/>
  <manifest:file-entry manifest:full-path="Object 181/settings.xml" manifest:media-type="text/xml"/>
  <manifest:file-entry manifest:full-path="Object 181/" manifest:version="1.3" manifest:media-type="application/vnd.oasis.opendocument.formula"/>
  <manifest:file-entry manifest:full-path="Object 338/Configurations2/" manifest:media-type="application/vnd.sun.xml.ui.configuration"/>
  <manifest:file-entry manifest:full-path="Object 338/content.xml" manifest:media-type="text/xml"/>
  <manifest:file-entry manifest:full-path="Object 338/settings.xml" manifest:media-type="text/xml"/>
  <manifest:file-entry manifest:full-path="Object 338/" manifest:version="1.3" manifest:media-type="application/vnd.oasis.opendocument.formula"/>
  <manifest:file-entry manifest:full-path="Object 182/Configurations2/" manifest:media-type="application/vnd.sun.xml.ui.configuration"/>
  <manifest:file-entry manifest:full-path="Object 182/content.xml" manifest:media-type="text/xml"/>
  <manifest:file-entry manifest:full-path="Object 182/settings.xml" manifest:media-type="text/xml"/>
  <manifest:file-entry manifest:full-path="Object 182/" manifest:version="1.3" manifest:media-type="application/vnd.oasis.opendocument.formula"/>
  <manifest:file-entry manifest:full-path="Object 339/settings.xml" manifest:media-type="text/xml"/>
  <manifest:file-entry manifest:full-path="Object 339/Configurations2/" manifest:media-type="application/vnd.sun.xml.ui.configuration"/>
  <manifest:file-entry manifest:full-path="Object 339/content.xml" manifest:media-type="text/xml"/>
  <manifest:file-entry manifest:full-path="Object 339/" manifest:version="1.3" manifest:media-type="application/vnd.oasis.opendocument.formula"/>
  <manifest:file-entry manifest:full-path="Object 372/settings.xml" manifest:media-type="text/xml"/>
  <manifest:file-entry manifest:full-path="Object 372/Configurations2/" manifest:media-type="application/vnd.sun.xml.ui.configuration"/>
  <manifest:file-entry manifest:full-path="Object 372/content.xml" manifest:media-type="text/xml"/>
  <manifest:file-entry manifest:full-path="Object 372/" manifest:version="1.3" manifest:media-type="application/vnd.oasis.opendocument.formula"/>
  <manifest:file-entry manifest:full-path="Object 344/Configurations2/" manifest:media-type="application/vnd.sun.xml.ui.configuration"/>
  <manifest:file-entry manifest:full-path="Object 344/settings.xml" manifest:media-type="text/xml"/>
  <manifest:file-entry manifest:full-path="Object 344/content.xml" manifest:media-type="text/xml"/>
  <manifest:file-entry manifest:full-path="Object 344/" manifest:version="1.3" manifest:media-type="application/vnd.oasis.opendocument.formula"/>
  <manifest:file-entry manifest:full-path="Object 345/settings.xml" manifest:media-type="text/xml"/>
  <manifest:file-entry manifest:full-path="Object 345/content.xml" manifest:media-type="text/xml"/>
  <manifest:file-entry manifest:full-path="Object 345/" manifest:version="1.3" manifest:media-type="application/vnd.oasis.opendocument.formula"/>
  <manifest:file-entry manifest:full-path="Object 346/content.xml" manifest:media-type="text/xml"/>
  <manifest:file-entry manifest:full-path="Object 346/Configurations2/" manifest:media-type="application/vnd.sun.xml.ui.configuration"/>
  <manifest:file-entry manifest:full-path="Object 346/settings.xml" manifest:media-type="text/xml"/>
  <manifest:file-entry manifest:full-path="Object 346/" manifest:version="1.3" manifest:media-type="application/vnd.oasis.opendocument.formula"/>
  <manifest:file-entry manifest:full-path="Object 190/Configurations2/" manifest:media-type="application/vnd.sun.xml.ui.configuration"/>
  <manifest:file-entry manifest:full-path="Object 190/content.xml" manifest:media-type="text/xml"/>
  <manifest:file-entry manifest:full-path="Object 190/settings.xml" manifest:media-type="text/xml"/>
  <manifest:file-entry manifest:full-path="Object 190/" manifest:version="1.3" manifest:media-type="application/vnd.oasis.opendocument.formula"/>
  <manifest:file-entry manifest:full-path="Object 347/Configurations2/" manifest:media-type="application/vnd.sun.xml.ui.configuration"/>
  <manifest:file-entry manifest:full-path="Object 347/content.xml" manifest:media-type="text/xml"/>
  <manifest:file-entry manifest:full-path="Object 347/settings.xml" manifest:media-type="text/xml"/>
  <manifest:file-entry manifest:full-path="Object 347/" manifest:version="1.3" manifest:media-type="application/vnd.oasis.opendocument.formula"/>
  <manifest:file-entry manifest:full-path="Object 191/Configurations2/" manifest:media-type="application/vnd.sun.xml.ui.configuration"/>
  <manifest:file-entry manifest:full-path="Object 191/settings.xml" manifest:media-type="text/xml"/>
  <manifest:file-entry manifest:full-path="Object 191/content.xml" manifest:media-type="text/xml"/>
  <manifest:file-entry manifest:full-path="Object 191/" manifest:version="1.3" manifest:media-type="application/vnd.oasis.opendocument.formula"/>
  <manifest:file-entry manifest:full-path="Object 348/content.xml" manifest:media-type="text/xml"/>
  <manifest:file-entry manifest:full-path="Object 348/Configurations2/" manifest:media-type="application/vnd.sun.xml.ui.configuration"/>
  <manifest:file-entry manifest:full-path="Object 348/settings.xml" manifest:media-type="text/xml"/>
  <manifest:file-entry manifest:full-path="Object 348/" manifest:version="1.3" manifest:media-type="application/vnd.oasis.opendocument.formula"/>
  <manifest:file-entry manifest:full-path="Object 192/content.xml" manifest:media-type="text/xml"/>
  <manifest:file-entry manifest:full-path="Object 192/Configurations2/" manifest:media-type="application/vnd.sun.xml.ui.configuration"/>
  <manifest:file-entry manifest:full-path="Object 192/settings.xml" manifest:media-type="text/xml"/>
  <manifest:file-entry manifest:full-path="Object 192/" manifest:version="1.3" manifest:media-type="application/vnd.oasis.opendocument.formula"/>
  <manifest:file-entry manifest:full-path="Object 349/Configurations2/" manifest:media-type="application/vnd.sun.xml.ui.configuration"/>
  <manifest:file-entry manifest:full-path="Object 349/settings.xml" manifest:media-type="text/xml"/>
  <manifest:file-entry manifest:full-path="Object 349/content.xml" manifest:media-type="text/xml"/>
  <manifest:file-entry manifest:full-path="Object 349/" manifest:version="1.3" manifest:media-type="application/vnd.oasis.opendocument.formula"/>
  <manifest:file-entry manifest:full-path="Object 350/Configurations2/" manifest:media-type="application/vnd.sun.xml.ui.configuration"/>
  <manifest:file-entry manifest:full-path="Object 350/content.xml" manifest:media-type="text/xml"/>
  <manifest:file-entry manifest:full-path="Object 350/settings.xml" manifest:media-type="text/xml"/>
  <manifest:file-entry manifest:full-path="Object 350/" manifest:version="1.3" manifest:media-type="application/vnd.oasis.opendocument.formula"/>
  <manifest:file-entry manifest:full-path="Object 351/Configurations2/" manifest:media-type="application/vnd.sun.xml.ui.configuration"/>
  <manifest:file-entry manifest:full-path="Object 351/settings.xml" manifest:media-type="text/xml"/>
  <manifest:file-entry manifest:full-path="Object 351/content.xml" manifest:media-type="text/xml"/>
  <manifest:file-entry manifest:full-path="Object 351/" manifest:version="1.3" manifest:media-type="application/vnd.oasis.opendocument.formula"/>
  <manifest:file-entry manifest:full-path="Object 361/settings.xml" manifest:media-type="text/xml"/>
  <manifest:file-entry manifest:full-path="Object 361/content.xml" manifest:media-type="text/xml"/>
  <manifest:file-entry manifest:full-path="Object 361/" manifest:version="1.3" manifest:media-type="application/vnd.oasis.opendocument.formula"/>
  <manifest:file-entry manifest:full-path="Object 362/Configurations2/" manifest:media-type="application/vnd.sun.xml.ui.configuration"/>
  <manifest:file-entry manifest:full-path="Object 362/settings.xml" manifest:media-type="text/xml"/>
  <manifest:file-entry manifest:full-path="Object 362/content.xml" manifest:media-type="text/xml"/>
  <manifest:file-entry manifest:full-path="Object 362/" manifest:version="1.3" manifest:media-type="application/vnd.oasis.opendocument.formula"/>
  <manifest:file-entry manifest:full-path="Object 330/Configurations2/" manifest:media-type="application/vnd.sun.xml.ui.configuration"/>
  <manifest:file-entry manifest:full-path="Object 330/content.xml" manifest:media-type="text/xml"/>
  <manifest:file-entry manifest:full-path="Object 330/settings.xml" manifest:media-type="text/xml"/>
  <manifest:file-entry manifest:full-path="Object 330/" manifest:version="1.3" manifest:media-type="application/vnd.oasis.opendocument.formula"/>
  <manifest:file-entry manifest:full-path="Object 331/Configurations2/" manifest:media-type="application/vnd.sun.xml.ui.configuration"/>
  <manifest:file-entry manifest:full-path="Object 331/content.xml" manifest:media-type="text/xml"/>
  <manifest:file-entry manifest:full-path="Object 331/settings.xml" manifest:media-type="text/xml"/>
  <manifest:file-entry manifest:full-path="Object 331/" manifest:version="1.3" manifest:media-type="application/vnd.oasis.opendocument.formula"/>
  <manifest:file-entry manifest:full-path="Object 332/Configurations2/" manifest:media-type="application/vnd.sun.xml.ui.configuration"/>
  <manifest:file-entry manifest:full-path="Object 332/content.xml" manifest:media-type="text/xml"/>
  <manifest:file-entry manifest:full-path="Object 332/settings.xml" manifest:media-type="text/xml"/>
  <manifest:file-entry manifest:full-path="Object 332/" manifest:version="1.3" manifest:media-type="application/vnd.oasis.opendocument.formula"/>
  <manifest:file-entry manifest:full-path="Object 370/Configurations2/" manifest:media-type="application/vnd.sun.xml.ui.configuration"/>
  <manifest:file-entry manifest:full-path="Object 370/content.xml" manifest:media-type="text/xml"/>
  <manifest:file-entry manifest:full-path="Object 370/settings.xml" manifest:media-type="text/xml"/>
  <manifest:file-entry manifest:full-path="Object 370/" manifest:version="1.3" manifest:media-type="application/vnd.oasis.opendocument.formula"/>
  <manifest:file-entry manifest:full-path="Object 333/Configurations2/" manifest:media-type="application/vnd.sun.xml.ui.configuration"/>
  <manifest:file-entry manifest:full-path="Object 333/settings.xml" manifest:media-type="text/xml"/>
  <manifest:file-entry manifest:full-path="Object 333/content.xml" manifest:media-type="text/xml"/>
  <manifest:file-entry manifest:full-path="Object 333/" manifest:version="1.3" manifest:media-type="application/vnd.oasis.opendocument.formula"/>
  <manifest:file-entry manifest:full-path="Object 334/content.xml" manifest:media-type="text/xml"/>
  <manifest:file-entry manifest:full-path="Object 334/settings.xml" manifest:media-type="text/xml"/>
  <manifest:file-entry manifest:full-path="Object 334/" manifest:version="1.3" manifest:media-type="application/vnd.oasis.opendocument.formula"/>
  <manifest:file-entry manifest:full-path="Object 335/content.xml" manifest:media-type="text/xml"/>
  <manifest:file-entry manifest:full-path="Object 335/settings.xml" manifest:media-type="text/xml"/>
  <manifest:file-entry manifest:full-path="Object 335/" manifest:version="1.3" manifest:media-type="application/vnd.oasis.opendocument.formula"/>
  <manifest:file-entry manifest:full-path="Object 336/content.xml" manifest:media-type="text/xml"/>
  <manifest:file-entry manifest:full-path="Object 336/settings.xml" manifest:media-type="text/xml"/>
  <manifest:file-entry manifest:full-path="Object 336/" manifest:version="1.3" manifest:media-type="application/vnd.oasis.opendocument.formula"/>
  <manifest:file-entry manifest:full-path="Object 180/content.xml" manifest:media-type="text/xml"/>
  <manifest:file-entry manifest:full-path="Object 180/settings.xml" manifest:media-type="text/xml"/>
  <manifest:file-entry manifest:full-path="Object 180/" manifest:version="1.3" manifest:media-type="application/vnd.oasis.opendocument.formula"/>
  <manifest:file-entry manifest:full-path="Object 337/Configurations2/" manifest:media-type="application/vnd.sun.xml.ui.configuration"/>
  <manifest:file-entry manifest:full-path="Object 337/settings.xml" manifest:media-type="text/xml"/>
  <manifest:file-entry manifest:full-path="Object 337/content.xml" manifest:media-type="text/xml"/>
  <manifest:file-entry manifest:full-path="Object 337/" manifest:version="1.3" manifest:media-type="application/vnd.oasis.opendocument.formula"/>
  <manifest:file-entry manifest:full-path="Object 363/Configurations2/" manifest:media-type="application/vnd.sun.xml.ui.configuration"/>
  <manifest:file-entry manifest:full-path="Object 363/content.xml" manifest:media-type="text/xml"/>
  <manifest:file-entry manifest:full-path="Object 363/settings.xml" manifest:media-type="text/xml"/>
  <manifest:file-entry manifest:full-path="Object 363/" manifest:version="1.3" manifest:media-type="application/vnd.oasis.opendocument.formula"/>
  <manifest:file-entry manifest:full-path="Object 364/Configurations2/" manifest:media-type="application/vnd.sun.xml.ui.configuration"/>
  <manifest:file-entry manifest:full-path="Object 364/content.xml" manifest:media-type="text/xml"/>
  <manifest:file-entry manifest:full-path="Object 364/settings.xml" manifest:media-type="text/xml"/>
  <manifest:file-entry manifest:full-path="Object 364/" manifest:version="1.3" manifest:media-type="application/vnd.oasis.opendocument.formula"/>
  <manifest:file-entry manifest:full-path="Object 367/Configurations2/" manifest:media-type="application/vnd.sun.xml.ui.configuration"/>
  <manifest:file-entry manifest:full-path="Object 367/content.xml" manifest:media-type="text/xml"/>
  <manifest:file-entry manifest:full-path="Object 367/settings.xml" manifest:media-type="text/xml"/>
  <manifest:file-entry manifest:full-path="Object 367/" manifest:version="1.3" manifest:media-type="application/vnd.oasis.opendocument.formula"/>
  <manifest:file-entry manifest:full-path="Object 371/Configurations2/" manifest:media-type="application/vnd.sun.xml.ui.configuration"/>
  <manifest:file-entry manifest:full-path="Object 371/content.xml" manifest:media-type="text/xml"/>
  <manifest:file-entry manifest:full-path="Object 371/settings.xml" manifest:media-type="text/xml"/>
  <manifest:file-entry manifest:full-path="Object 371/" manifest:version="1.3" manifest:media-type="application/vnd.oasis.opendocument.formula"/>
  <manifest:file-entry manifest:full-path="Object 368/Configurations2/" manifest:media-type="application/vnd.sun.xml.ui.configuration"/>
  <manifest:file-entry manifest:full-path="Object 368/content.xml" manifest:media-type="text/xml"/>
  <manifest:file-entry manifest:full-path="Object 368/settings.xml" manifest:media-type="text/xml"/>
  <manifest:file-entry manifest:full-path="Object 368/" manifest:version="1.3" manifest:media-type="application/vnd.oasis.opendocument.formula"/>
  <manifest:file-entry manifest:full-path="Object 369/settings.xml" manifest:media-type="text/xml"/>
  <manifest:file-entry manifest:full-path="Object 369/Configurations2/" manifest:media-type="application/vnd.sun.xml.ui.configuration"/>
  <manifest:file-entry manifest:full-path="Object 369/content.xml" manifest:media-type="text/xml"/>
  <manifest:file-entry manifest:full-path="Object 369/" manifest:version="1.3" manifest:media-type="application/vnd.oasis.opendocument.formula"/>
  <manifest:file-entry manifest:full-path="Object 300/content.xml" manifest:media-type="text/xml"/>
  <manifest:file-entry manifest:full-path="Object 300/Configurations2/" manifest:media-type="application/vnd.sun.xml.ui.configuration"/>
  <manifest:file-entry manifest:full-path="Object 300/settings.xml" manifest:media-type="text/xml"/>
  <manifest:file-entry manifest:full-path="Object 300/" manifest:version="1.3" manifest:media-type="application/vnd.oasis.opendocument.formula"/>
  <manifest:file-entry manifest:full-path="Object 301/Configurations2/" manifest:media-type="application/vnd.sun.xml.ui.configuration"/>
  <manifest:file-entry manifest:full-path="Object 301/content.xml" manifest:media-type="text/xml"/>
  <manifest:file-entry manifest:full-path="Object 301/settings.xml" manifest:media-type="text/xml"/>
  <manifest:file-entry manifest:full-path="Object 301/" manifest:version="1.3" manifest:media-type="application/vnd.oasis.opendocument.formula"/>
  <manifest:file-entry manifest:full-path="Object 315/Configurations2/" manifest:media-type="application/vnd.sun.xml.ui.configuration"/>
  <manifest:file-entry manifest:full-path="Object 315/content.xml" manifest:media-type="text/xml"/>
  <manifest:file-entry manifest:full-path="Object 315/settings.xml" manifest:media-type="text/xml"/>
  <manifest:file-entry manifest:full-path="Object 315/" manifest:version="1.3" manifest:media-type="application/vnd.oasis.opendocument.formula"/>
  <manifest:file-entry manifest:full-path="Object 316/Configurations2/" manifest:media-type="application/vnd.sun.xml.ui.configuration"/>
  <manifest:file-entry manifest:full-path="Object 316/content.xml" manifest:media-type="text/xml"/>
  <manifest:file-entry manifest:full-path="Object 316/settings.xml" manifest:media-type="text/xml"/>
  <manifest:file-entry manifest:full-path="Object 316/" manifest:version="1.3" manifest:media-type="application/vnd.oasis.opendocument.formula"/>
  <manifest:file-entry manifest:full-path="Object 161/content.xml" manifest:media-type="text/xml"/>
  <manifest:file-entry manifest:full-path="Object 161/settings.xml" manifest:media-type="text/xml"/>
  <manifest:file-entry manifest:full-path="Object 161/" manifest:version="1.3" manifest:media-type="application/vnd.oasis.opendocument.formula"/>
  <manifest:file-entry manifest:full-path="Object 318/Configurations2/" manifest:media-type="application/vnd.sun.xml.ui.configuration"/>
  <manifest:file-entry manifest:full-path="Object 318/settings.xml" manifest:media-type="text/xml"/>
  <manifest:file-entry manifest:full-path="Object 318/content.xml" manifest:media-type="text/xml"/>
  <manifest:file-entry manifest:full-path="Object 318/" manifest:version="1.3" manifest:media-type="application/vnd.oasis.opendocument.formula"/>
  <manifest:file-entry manifest:full-path="Object 314/Configurations2/" manifest:media-type="application/vnd.sun.xml.ui.configuration"/>
  <manifest:file-entry manifest:full-path="Object 314/content.xml" manifest:media-type="text/xml"/>
  <manifest:file-entry manifest:full-path="Object 314/settings.xml" manifest:media-type="text/xml"/>
  <manifest:file-entry manifest:full-path="Object 314/" manifest:version="1.3" manifest:media-type="application/vnd.oasis.opendocument.formula"/>
  <manifest:file-entry manifest:full-path="Object 288/Configurations2/" manifest:media-type="application/vnd.sun.xml.ui.configuration"/>
  <manifest:file-entry manifest:full-path="Object 288/content.xml" manifest:media-type="text/xml"/>
  <manifest:file-entry manifest:full-path="Object 288/settings.xml" manifest:media-type="text/xml"/>
  <manifest:file-entry manifest:full-path="Object 288/" manifest:version="1.3" manifest:media-type="application/vnd.oasis.opendocument.formula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settings.xml" manifest:media-type="text/xml"/>
  <manifest:file-entry manifest:full-path="Object 78/" manifest:version="1.3" manifest:media-type="application/vnd.oasis.opendocument.formula"/>
  <manifest:file-entry manifest:full-path="Object 248/settings.xml" manifest:media-type="text/xml"/>
  <manifest:file-entry manifest:full-path="Object 248/Configurations2/" manifest:media-type="application/vnd.sun.xml.ui.configuration"/>
  <manifest:file-entry manifest:full-path="Object 248/content.xml" manifest:media-type="text/xml"/>
  <manifest:file-entry manifest:full-path="Object 248/" manifest:version="1.3" manifest:media-type="application/vnd.oasis.opendocument.formula"/>
  <manifest:file-entry manifest:full-path="Object 38/settings.xml" manifest:media-type="text/xml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" manifest:version="1.3" manifest:media-type="application/vnd.oasis.opendocument.formula"/>
  <manifest:file-entry manifest:full-path="Object 143/settings.xml" manifest:media-type="text/xml"/>
  <manifest:file-entry manifest:full-path="Object 143/content.xml" manifest:media-type="text/xml"/>
  <manifest:file-entry manifest:full-path="Object 143/" manifest:version="1.3" manifest:media-type="application/vnd.oasis.opendocument.formula"/>
  <manifest:file-entry manifest:full-path="Object 251/settings.xml" manifest:media-type="text/xml"/>
  <manifest:file-entry manifest:full-path="Object 251/content.xml" manifest:media-type="text/xml"/>
  <manifest:file-entry manifest:full-path="Object 251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257/settings.xml" manifest:media-type="text/xml"/>
  <manifest:file-entry manifest:full-path="Object 257/Configurations2/" manifest:media-type="application/vnd.sun.xml.ui.configuration"/>
  <manifest:file-entry manifest:full-path="Object 257/content.xml" manifest:media-type="text/xml"/>
  <manifest:file-entry manifest:full-path="Object 257/" manifest:version="1.3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3" manifest:media-type="application/vnd.oasis.opendocument.formula"/>
  <manifest:file-entry manifest:full-path="Object 138/Configurations2/" manifest:media-type="application/vnd.sun.xml.ui.configuration"/>
  <manifest:file-entry manifest:full-path="Object 138/content.xml" manifest:media-type="text/xml"/>
  <manifest:file-entry manifest:full-path="Object 138/settings.xml" manifest:media-type="text/xml"/>
  <manifest:file-entry manifest:full-path="Object 138/" manifest:version="1.3" manifest:media-type="application/vnd.oasis.opendocument.formula"/>
  <manifest:file-entry manifest:full-path="Object 147/settings.xml" manifest:media-type="text/xml"/>
  <manifest:file-entry manifest:full-path="Object 147/content.xml" manifest:media-type="text/xml"/>
  <manifest:file-entry manifest:full-path="Object 147/" manifest:version="1.3" manifest:media-type="application/vnd.oasis.opendocument.formula"/>
  <manifest:file-entry manifest:full-path="Object 148/content.xml" manifest:media-type="text/xml"/>
  <manifest:file-entry manifest:full-path="Object 148/settings.xml" manifest:media-type="text/xml"/>
  <manifest:file-entry manifest:full-path="Object 148/" manifest:version="1.3" manifest:media-type="application/vnd.oasis.opendocument.formula"/>
  <manifest:file-entry manifest:full-path="Object 149/Configurations2/" manifest:media-type="application/vnd.sun.xml.ui.configuration"/>
  <manifest:file-entry manifest:full-path="Object 149/content.xml" manifest:media-type="text/xml"/>
  <manifest:file-entry manifest:full-path="Object 149/settings.xml" manifest:media-type="text/xml"/>
  <manifest:file-entry manifest:full-path="Object 149/" manifest:version="1.3" manifest:media-type="application/vnd.oasis.opendocument.formula"/>
  <manifest:file-entry manifest:full-path="Object 153/content.xml" manifest:media-type="text/xml"/>
  <manifest:file-entry manifest:full-path="Object 153/settings.xml" manifest:media-type="text/xml"/>
  <manifest:file-entry manifest:full-path="Object 153/Configurations2/" manifest:media-type="application/vnd.sun.xml.ui.configuration"/>
  <manifest:file-entry manifest:full-path="Object 153/" manifest:version="1.3" manifest:media-type="application/vnd.oasis.opendocument.formula"/>
  <manifest:file-entry manifest:full-path="Object 130/content.xml" manifest:media-type="text/xml"/>
  <manifest:file-entry manifest:full-path="Object 130/settings.xml" manifest:media-type="text/xml"/>
  <manifest:file-entry manifest:full-path="Object 130/" manifest:version="1.3" manifest:media-type="application/vnd.oasis.opendocument.formula"/>
  <manifest:file-entry manifest:full-path="Object 137/content.xml" manifest:media-type="text/xml"/>
  <manifest:file-entry manifest:full-path="Object 137/settings.xml" manifest:media-type="text/xml"/>
  <manifest:file-entry manifest:full-path="Object 137/" manifest:version="1.3" manifest:media-type="application/vnd.oasis.opendocument.formula"/>
  <manifest:file-entry manifest:full-path="Object 307/content.xml" manifest:media-type="text/xml"/>
  <manifest:file-entry manifest:full-path="Object 307/Configurations2/" manifest:media-type="application/vnd.sun.xml.ui.configuration"/>
  <manifest:file-entry manifest:full-path="Object 307/settings.xml" manifest:media-type="text/xml"/>
  <manifest:file-entry manifest:full-path="Object 307/" manifest:version="1.3" manifest:media-type="application/vnd.oasis.opendocument.formula"/>
  <manifest:file-entry manifest:full-path="Object 150/Configurations2/" manifest:media-type="application/vnd.sun.xml.ui.configuration"/>
  <manifest:file-entry manifest:full-path="Object 150/settings.xml" manifest:media-type="text/xml"/>
  <manifest:file-entry manifest:full-path="Object 150/content.xml" manifest:media-type="text/xml"/>
  <manifest:file-entry manifest:full-path="Object 150/" manifest:version="1.3" manifest:media-type="application/vnd.oasis.opendocument.formula"/>
  <manifest:file-entry manifest:full-path="Object 308/Configurations2/" manifest:media-type="application/vnd.sun.xml.ui.configuration"/>
  <manifest:file-entry manifest:full-path="Object 308/settings.xml" manifest:media-type="text/xml"/>
  <manifest:file-entry manifest:full-path="Object 308/content.xml" manifest:media-type="text/xml"/>
  <manifest:file-entry manifest:full-path="Object 308/" manifest:version="1.3" manifest:media-type="application/vnd.oasis.opendocument.formula"/>
  <manifest:file-entry manifest:full-path="Object 151/Configurations2/" manifest:media-type="application/vnd.sun.xml.ui.configuration"/>
  <manifest:file-entry manifest:full-path="Object 151/content.xml" manifest:media-type="text/xml"/>
  <manifest:file-entry manifest:full-path="Object 151/settings.xml" manifest:media-type="text/xml"/>
  <manifest:file-entry manifest:full-path="Object 151/" manifest:version="1.3" manifest:media-type="application/vnd.oasis.opendocument.formula"/>
  <manifest:file-entry manifest:full-path="Object 145/content.xml" manifest:media-type="text/xml"/>
  <manifest:file-entry manifest:full-path="Object 145/settings.xml" manifest:media-type="text/xml"/>
  <manifest:file-entry manifest:full-path="Object 145/" manifest:version="1.3" manifest:media-type="application/vnd.oasis.opendocument.formula"/>
  <manifest:file-entry manifest:full-path="Object 93/settings.xml" manifest:media-type="text/xml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" manifest:version="1.3" manifest:media-type="application/vnd.oasis.opendocument.formula"/>
  <manifest:file-entry manifest:full-path="Object 255/settings.xml" manifest:media-type="text/xml"/>
  <manifest:file-entry manifest:full-path="Object 255/Configurations2/" manifest:media-type="application/vnd.sun.xml.ui.configuration"/>
  <manifest:file-entry manifest:full-path="Object 255/content.xml" manifest:media-type="text/xml"/>
  <manifest:file-entry manifest:full-path="Object 255/" manifest:version="1.3" manifest:media-type="application/vnd.oasis.opendocument.formula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content.xml" manifest:media-type="text/xml"/>
  <manifest:file-entry manifest:full-path="Object 258/Configurations2/" manifest:media-type="application/vnd.sun.xml.ui.configuration"/>
  <manifest:file-entry manifest:full-path="Object 258/content.xml" manifest:media-type="text/xml"/>
  <manifest:file-entry manifest:full-path="Object 258/settings.xml" manifest:media-type="text/xml"/>
  <manifest:file-entry manifest:full-path="Object 258/" manifest:version="1.3" manifest:media-type="application/vnd.oasis.opendocument.formula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3" manifest:media-type="application/vnd.oasis.opendocument.formula"/>
  <manifest:file-entry manifest:full-path="Object 94/Configurations2/" manifest:media-type="application/vnd.sun.xml.ui.configuration"/>
  <manifest:file-entry manifest:full-path="Object 94/settings.xml" manifest:media-type="text/xml"/>
  <manifest:file-entry manifest:full-path="Object 94/content.xml" manifest:media-type="text/xml"/>
  <manifest:file-entry manifest:full-path="Object 94/" manifest:version="1.3" manifest:media-type="application/vnd.oasis.opendocument.formula"/>
  <manifest:file-entry manifest:full-path="Object 97/Configurations2/" manifest:media-type="application/vnd.sun.xml.ui.configuration"/>
  <manifest:file-entry manifest:full-path="Object 97/settings.xml" manifest:media-type="text/xml"/>
  <manifest:file-entry manifest:full-path="Object 97/content.xml" manifest:media-type="text/xml"/>
  <manifest:file-entry manifest:full-path="Object 97/" manifest:version="1.3" manifest:media-type="application/vnd.oasis.opendocument.formula"/>
  <manifest:file-entry manifest:full-path="Object 95/Configurations2/" manifest:media-type="application/vnd.sun.xml.ui.configuration"/>
  <manifest:file-entry manifest:full-path="Object 95/content.xml" manifest:media-type="text/xml"/>
  <manifest:file-entry manifest:full-path="Object 95/settings.xml" manifest:media-type="text/xml"/>
  <manifest:file-entry manifest:full-path="Object 95/" manifest:version="1.3" manifest:media-type="application/vnd.oasis.opendocument.formula"/>
  <manifest:file-entry manifest:full-path="Object 247/Configurations2/" manifest:media-type="application/vnd.sun.xml.ui.configuration"/>
  <manifest:file-entry manifest:full-path="Object 247/content.xml" manifest:media-type="text/xml"/>
  <manifest:file-entry manifest:full-path="Object 247/settings.xml" manifest:media-type="text/xml"/>
  <manifest:file-entry manifest:full-path="Object 247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98/settings.xml" manifest:media-type="text/xml"/>
  <manifest:file-entry manifest:full-path="Object 98/content.xml" manifest:media-type="text/xml"/>
  <manifest:file-entry manifest:full-path="Object 98/" manifest:version="1.3" manifest:media-type="application/vnd.oasis.opendocument.formula"/>
  <manifest:file-entry manifest:full-path="Object 99/settings.xml" manifest:media-type="text/xml"/>
  <manifest:file-entry manifest:full-path="Object 99/Configurations2/" manifest:media-type="application/vnd.sun.xml.ui.configuration"/>
  <manifest:file-entry manifest:full-path="Object 99/content.xml" manifest:media-type="text/xml"/>
  <manifest:file-entry manifest:full-path="Object 99/" manifest:version="1.3" manifest:media-type="application/vnd.oasis.opendocument.formula"/>
  <manifest:file-entry manifest:full-path="Object 287/Configurations2/" manifest:media-type="application/vnd.sun.xml.ui.configuration"/>
  <manifest:file-entry manifest:full-path="Object 287/settings.xml" manifest:media-type="text/xml"/>
  <manifest:file-entry manifest:full-path="Object 287/content.xml" manifest:media-type="text/xml"/>
  <manifest:file-entry manifest:full-path="Object 287/" manifest:version="1.3" manifest:media-type="application/vnd.oasis.opendocument.formula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3" manifest:media-type="application/vnd.oasis.opendocument.formula"/>
  <manifest:file-entry manifest:full-path="Object 109/content.xml" manifest:media-type="text/xml"/>
  <manifest:file-entry manifest:full-path="Object 109/Configurations2/" manifest:media-type="application/vnd.sun.xml.ui.configuration"/>
  <manifest:file-entry manifest:full-path="Object 109/settings.xml" manifest:media-type="text/xml"/>
  <manifest:file-entry manifest:full-path="Object 109/" manifest:version="1.3" manifest:media-type="application/vnd.oasis.opendocument.formula"/>
  <manifest:file-entry manifest:full-path="Object 259/Configurations2/" manifest:media-type="application/vnd.sun.xml.ui.configuration"/>
  <manifest:file-entry manifest:full-path="Object 259/settings.xml" manifest:media-type="text/xml"/>
  <manifest:file-entry manifest:full-path="Object 259/content.xml" manifest:media-type="text/xml"/>
  <manifest:file-entry manifest:full-path="Object 259/" manifest:version="1.3" manifest:media-type="application/vnd.oasis.opendocument.formula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3" manifest:media-type="application/vnd.oasis.opendocument.formula"/>
  <manifest:file-entry manifest:full-path="Object 132/settings.xml" manifest:media-type="text/xml"/>
  <manifest:file-entry manifest:full-path="Object 132/Configurations2/" manifest:media-type="application/vnd.sun.xml.ui.configuration"/>
  <manifest:file-entry manifest:full-path="Object 132/content.xml" manifest:media-type="text/xml"/>
  <manifest:file-entry manifest:full-path="Object 132/" manifest:version="1.3" manifest:media-type="application/vnd.oasis.opendocument.formula"/>
  <manifest:file-entry manifest:full-path="Object 133/Configurations2/" manifest:media-type="application/vnd.sun.xml.ui.configuration"/>
  <manifest:file-entry manifest:full-path="Object 133/content.xml" manifest:media-type="text/xml"/>
  <manifest:file-entry manifest:full-path="Object 133/settings.xml" manifest:media-type="text/xml"/>
  <manifest:file-entry manifest:full-path="Object 133/" manifest:version="1.3" manifest:media-type="application/vnd.oasis.opendocument.formula"/>
  <manifest:file-entry manifest:full-path="Object 140/settings.xml" manifest:media-type="text/xml"/>
  <manifest:file-entry manifest:full-path="Object 140/Configurations2/" manifest:media-type="application/vnd.sun.xml.ui.configuration"/>
  <manifest:file-entry manifest:full-path="Object 140/content.xml" manifest:media-type="text/xml"/>
  <manifest:file-entry manifest:full-path="Object 140/" manifest:version="1.3" manifest:media-type="application/vnd.oasis.opendocument.formula"/>
  <manifest:file-entry manifest:full-path="Object 141/Configurations2/" manifest:media-type="application/vnd.sun.xml.ui.configuration"/>
  <manifest:file-entry manifest:full-path="Object 141/content.xml" manifest:media-type="text/xml"/>
  <manifest:file-entry manifest:full-path="Object 141/settings.xml" manifest:media-type="text/xml"/>
  <manifest:file-entry manifest:full-path="Object 141/" manifest:version="1.3" manifest:media-type="application/vnd.oasis.opendocument.formula"/>
  <manifest:file-entry manifest:full-path="Object 261/Configurations2/" manifest:media-type="application/vnd.sun.xml.ui.configuration"/>
  <manifest:file-entry manifest:full-path="Object 261/content.xml" manifest:media-type="text/xml"/>
  <manifest:file-entry manifest:full-path="Object 261/settings.xml" manifest:media-type="text/xml"/>
  <manifest:file-entry manifest:full-path="Object 261/" manifest:version="1.3" manifest:media-type="application/vnd.oasis.opendocument.formula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3" manifest:media-type="application/vnd.oasis.opendocument.formula"/>
  <manifest:file-entry manifest:full-path="Object 178/Configurations2/" manifest:media-type="application/vnd.sun.xml.ui.configuration"/>
  <manifest:file-entry manifest:full-path="Object 178/content.xml" manifest:media-type="text/xml"/>
  <manifest:file-entry manifest:full-path="Object 178/settings.xml" manifest:media-type="text/xml"/>
  <manifest:file-entry manifest:full-path="Object 178/" manifest:version="1.3" manifest:media-type="application/vnd.oasis.opendocument.formula"/>
  <manifest:file-entry manifest:full-path="Object 96/Configurations2/" manifest:media-type="application/vnd.sun.xml.ui.configuration"/>
  <manifest:file-entry manifest:full-path="Object 96/settings.xml" manifest:media-type="text/xml"/>
  <manifest:file-entry manifest:full-path="Object 96/content.xml" manifest:media-type="text/xml"/>
  <manifest:file-entry manifest:full-path="Object 96/" manifest:version="1.3" manifest:media-type="application/vnd.oasis.opendocument.formula"/>
  <manifest:file-entry manifest:full-path="Object 128/Configurations2/" manifest:media-type="application/vnd.sun.xml.ui.configuration"/>
  <manifest:file-entry manifest:full-path="Object 128/settings.xml" manifest:media-type="text/xml"/>
  <manifest:file-entry manifest:full-path="Object 128/content.xml" manifest:media-type="text/xml"/>
  <manifest:file-entry manifest:full-path="Object 128/" manifest:version="1.3" manifest:media-type="application/vnd.oasis.opendocument.formula"/>
  <manifest:file-entry manifest:full-path="Object 129/settings.xml" manifest:media-type="text/xml"/>
  <manifest:file-entry manifest:full-path="Object 129/content.xml" manifest:media-type="text/xml"/>
  <manifest:file-entry manifest:full-path="Object 129/Configurations2/" manifest:media-type="application/vnd.sun.xml.ui.configuration"/>
  <manifest:file-entry manifest:full-path="Object 129/" manifest:version="1.3" manifest:media-type="application/vnd.oasis.opendocument.formula"/>
  <manifest:file-entry manifest:full-path="Object 136/Configurations2/" manifest:media-type="application/vnd.sun.xml.ui.configuration"/>
  <manifest:file-entry manifest:full-path="Object 136/settings.xml" manifest:media-type="text/xml"/>
  <manifest:file-entry manifest:full-path="Object 136/content.xml" manifest:media-type="text/xml"/>
  <manifest:file-entry manifest:full-path="Object 136/" manifest:version="1.3" manifest:media-type="application/vnd.oasis.opendocument.formula"/>
  <manifest:file-entry manifest:full-path="Object 165/Configurations2/" manifest:media-type="application/vnd.sun.xml.ui.configuration"/>
  <manifest:file-entry manifest:full-path="Object 165/content.xml" manifest:media-type="text/xml"/>
  <manifest:file-entry manifest:full-path="Object 165/settings.xml" manifest:media-type="text/xml"/>
  <manifest:file-entry manifest:full-path="Object 165/" manifest:version="1.3" manifest:media-type="application/vnd.oasis.opendocument.formula"/>
  <manifest:file-entry manifest:full-path="Object 166/Configurations2/" manifest:media-type="application/vnd.sun.xml.ui.configuration"/>
  <manifest:file-entry manifest:full-path="Object 166/settings.xml" manifest:media-type="text/xml"/>
  <manifest:file-entry manifest:full-path="Object 166/content.xml" manifest:media-type="text/xml"/>
  <manifest:file-entry manifest:full-path="Object 166/" manifest:version="1.3" manifest:media-type="application/vnd.oasis.opendocument.formula"/>
  <manifest:file-entry manifest:full-path="Object 177/Configurations2/" manifest:media-type="application/vnd.sun.xml.ui.configuration"/>
  <manifest:file-entry manifest:full-path="Object 177/settings.xml" manifest:media-type="text/xml"/>
  <manifest:file-entry manifest:full-path="Object 177/content.xml" manifest:media-type="text/xml"/>
  <manifest:file-entry manifest:full-path="Object 177/" manifest:version="1.3" manifest:media-type="application/vnd.oasis.opendocument.formula"/>
  <manifest:file-entry manifest:full-path="Object 183/content.xml" manifest:media-type="text/xml"/>
  <manifest:file-entry manifest:full-path="Object 183/settings.xml" manifest:media-type="text/xml"/>
  <manifest:file-entry manifest:full-path="Object 183/" manifest:version="1.3" manifest:media-type="application/vnd.oasis.opendocument.formula"/>
  <manifest:file-entry manifest:full-path="Object 179/settings.xml" manifest:media-type="text/xml"/>
  <manifest:file-entry manifest:full-path="Object 179/Configurations2/" manifest:media-type="application/vnd.sun.xml.ui.configuration"/>
  <manifest:file-entry manifest:full-path="Object 179/content.xml" manifest:media-type="text/xml"/>
  <manifest:file-entry manifest:full-path="Object 179/" manifest:version="1.3" manifest:media-type="application/vnd.oasis.opendocument.formula"/>
  <manifest:file-entry manifest:full-path="Object 108/Configurations2/" manifest:media-type="application/vnd.sun.xml.ui.configuration"/>
  <manifest:file-entry manifest:full-path="Object 108/settings.xml" manifest:media-type="text/xml"/>
  <manifest:file-entry manifest:full-path="Object 108/content.xml" manifest:media-type="text/xml"/>
  <manifest:file-entry manifest:full-path="Object 108/" manifest:version="1.3" manifest:media-type="application/vnd.oasis.opendocument.formula"/>
  <manifest:file-entry manifest:full-path="Object 144/Configurations2/" manifest:media-type="application/vnd.sun.xml.ui.configuration"/>
  <manifest:file-entry manifest:full-path="Object 144/content.xml" manifest:media-type="text/xml"/>
  <manifest:file-entry manifest:full-path="Object 144/settings.xml" manifest:media-type="text/xml"/>
  <manifest:file-entry manifest:full-path="Object 144/" manifest:version="1.3" manifest:media-type="application/vnd.oasis.opendocument.formula"/>
  <manifest:file-entry manifest:full-path="Object 146/Configurations2/" manifest:media-type="application/vnd.sun.xml.ui.configuration"/>
  <manifest:file-entry manifest:full-path="Object 146/settings.xml" manifest:media-type="text/xml"/>
  <manifest:file-entry manifest:full-path="Object 146/content.xml" manifest:media-type="text/xml"/>
  <manifest:file-entry manifest:full-path="Object 146/" manifest:version="1.3" manifest:media-type="application/vnd.oasis.opendocument.formula"/>
  <manifest:file-entry manifest:full-path="Object 246/Configurations2/" manifest:media-type="application/vnd.sun.xml.ui.configuration"/>
  <manifest:file-entry manifest:full-path="Object 246/settings.xml" manifest:media-type="text/xml"/>
  <manifest:file-entry manifest:full-path="Object 246/content.xml" manifest:media-type="text/xml"/>
  <manifest:file-entry manifest:full-path="Object 246/" manifest:version="1.3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134/content.xml" manifest:media-type="text/xml"/>
  <manifest:file-entry manifest:full-path="Object 134/Configurations2/" manifest:media-type="application/vnd.sun.xml.ui.configuration"/>
  <manifest:file-entry manifest:full-path="Object 134/settings.xml" manifest:media-type="text/xml"/>
  <manifest:file-entry manifest:full-path="Object 134/" manifest:version="1.3" manifest:media-type="application/vnd.oasis.opendocument.formula"/>
  <manifest:file-entry manifest:full-path="Object 131/Configurations2/" manifest:media-type="application/vnd.sun.xml.ui.configuration"/>
  <manifest:file-entry manifest:full-path="Object 131/content.xml" manifest:media-type="text/xml"/>
  <manifest:file-entry manifest:full-path="Object 131/settings.xml" manifest:media-type="text/xml"/>
  <manifest:file-entry manifest:full-path="Object 131/" manifest:version="1.3" manifest:media-type="application/vnd.oasis.opendocument.formula"/>
  <manifest:file-entry manifest:full-path="Object 110/Configurations2/" manifest:media-type="application/vnd.sun.xml.ui.configuration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3" manifest:media-type="application/vnd.oasis.opendocument.formula"/>
  <manifest:file-entry manifest:full-path="Object 127/Configurations2/" manifest:media-type="application/vnd.sun.xml.ui.configuration"/>
  <manifest:file-entry manifest:full-path="Object 127/settings.xml" manifest:media-type="text/xml"/>
  <manifest:file-entry manifest:full-path="Object 127/content.xml" manifest:media-type="text/xml"/>
  <manifest:file-entry manifest:full-path="Object 127/" manifest:version="1.3" manifest:media-type="application/vnd.oasis.opendocument.formula"/>
  <manifest:file-entry manifest:full-path="Object 135/Configurations2/" manifest:media-type="application/vnd.sun.xml.ui.configuration"/>
  <manifest:file-entry manifest:full-path="Object 135/settings.xml" manifest:media-type="text/xml"/>
  <manifest:file-entry manifest:full-path="Object 135/content.xml" manifest:media-type="text/xml"/>
  <manifest:file-entry manifest:full-path="Object 135/" manifest:version="1.3" manifest:media-type="application/vnd.oasis.opendocument.formula"/>
  <manifest:file-entry manifest:full-path="Object 184/Configurations2/" manifest:media-type="application/vnd.sun.xml.ui.configuration"/>
  <manifest:file-entry manifest:full-path="Object 184/settings.xml" manifest:media-type="text/xml"/>
  <manifest:file-entry manifest:full-path="Object 184/content.xml" manifest:media-type="text/xml"/>
  <manifest:file-entry manifest:full-path="Object 184/" manifest:version="1.3" manifest:media-type="application/vnd.oasis.opendocument.formula"/>
  <manifest:file-entry manifest:full-path="Object 188/content.xml" manifest:media-type="text/xml"/>
  <manifest:file-entry manifest:full-path="Object 188/settings.xml" manifest:media-type="text/xml"/>
  <manifest:file-entry manifest:full-path="Object 188/" manifest:version="1.3" manifest:media-type="application/vnd.oasis.opendocument.formula"/>
  <manifest:file-entry manifest:full-path="Object 186/content.xml" manifest:media-type="text/xml"/>
  <manifest:file-entry manifest:full-path="Object 186/settings.xml" manifest:media-type="text/xml"/>
  <manifest:file-entry manifest:full-path="Object 186/" manifest:version="1.3" manifest:media-type="application/vnd.oasis.opendocument.formula"/>
  <manifest:file-entry manifest:full-path="Object 187/Configurations2/" manifest:media-type="application/vnd.sun.xml.ui.configuration"/>
  <manifest:file-entry manifest:full-path="Object 187/content.xml" manifest:media-type="text/xml"/>
  <manifest:file-entry manifest:full-path="Object 187/settings.xml" manifest:media-type="text/xml"/>
  <manifest:file-entry manifest:full-path="Object 187/" manifest:version="1.3" manifest:media-type="application/vnd.oasis.opendocument.formula"/>
  <manifest:file-entry manifest:full-path="Object 189/Configurations2/" manifest:media-type="application/vnd.sun.xml.ui.configuration"/>
  <manifest:file-entry manifest:full-path="Object 189/content.xml" manifest:media-type="text/xml"/>
  <manifest:file-entry manifest:full-path="Object 189/settings.xml" manifest:media-type="text/xml"/>
  <manifest:file-entry manifest:full-path="Object 189/" manifest:version="1.3" manifest:media-type="application/vnd.oasis.opendocument.formula"/>
  <manifest:file-entry manifest:full-path="Object 194/Configurations2/" manifest:media-type="application/vnd.sun.xml.ui.configuration"/>
  <manifest:file-entry manifest:full-path="Object 194/settings.xml" manifest:media-type="text/xml"/>
  <manifest:file-entry manifest:full-path="Object 194/content.xml" manifest:media-type="text/xml"/>
  <manifest:file-entry manifest:full-path="Object 194/" manifest:version="1.3" manifest:media-type="application/vnd.oasis.opendocument.formula"/>
  <manifest:file-entry manifest:full-path="Object 252/content.xml" manifest:media-type="text/xml"/>
  <manifest:file-entry manifest:full-path="Object 252/Configurations2/" manifest:media-type="application/vnd.sun.xml.ui.configuration"/>
  <manifest:file-entry manifest:full-path="Object 252/settings.xml" manifest:media-type="text/xml"/>
  <manifest:file-entry manifest:full-path="Object 252/" manifest:version="1.3" manifest:media-type="application/vnd.oasis.opendocument.formula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154/Configurations2/" manifest:media-type="application/vnd.sun.xml.ui.configuration"/>
  <manifest:file-entry manifest:full-path="Object 154/content.xml" manifest:media-type="text/xml"/>
  <manifest:file-entry manifest:full-path="Object 154/settings.xml" manifest:media-type="text/xml"/>
  <manifest:file-entry manifest:full-path="Object 154/" manifest:version="1.3" manifest:media-type="application/vnd.oasis.opendocument.formula"/>
  <manifest:file-entry manifest:full-path="Object 319/Configurations2/" manifest:media-type="application/vnd.sun.xml.ui.configuration"/>
  <manifest:file-entry manifest:full-path="Object 319/settings.xml" manifest:media-type="text/xml"/>
  <manifest:file-entry manifest:full-path="Object 319/content.xml" manifest:media-type="text/xml"/>
  <manifest:file-entry manifest:full-path="Object 319/" manifest:version="1.3" manifest:media-type="application/vnd.oasis.opendocument.formula"/>
  <manifest:file-entry manifest:full-path="Object 162/content.xml" manifest:media-type="text/xml"/>
  <manifest:file-entry manifest:full-path="Object 162/Configurations2/" manifest:media-type="application/vnd.sun.xml.ui.configuration"/>
  <manifest:file-entry manifest:full-path="Object 162/settings.xml" manifest:media-type="text/xml"/>
  <manifest:file-entry manifest:full-path="Object 162/" manifest:version="1.3" manifest:media-type="application/vnd.oasis.opendocument.formula"/>
  <manifest:file-entry manifest:full-path="Object 168/content.xml" manifest:media-type="text/xml"/>
  <manifest:file-entry manifest:full-path="Object 168/settings.xml" manifest:media-type="text/xml"/>
  <manifest:file-entry manifest:full-path="Object 168/" manifest:version="1.3" manifest:media-type="application/vnd.oasis.opendocument.formula"/>
  <manifest:file-entry manifest:full-path="Object 155/Configurations2/" manifest:media-type="application/vnd.sun.xml.ui.configuration"/>
  <manifest:file-entry manifest:full-path="Object 155/content.xml" manifest:media-type="text/xml"/>
  <manifest:file-entry manifest:full-path="Object 155/settings.xml" manifest:media-type="text/xml"/>
  <manifest:file-entry manifest:full-path="Object 155/" manifest:version="1.3" manifest:media-type="application/vnd.oasis.opendocument.formula"/>
  <manifest:file-entry manifest:full-path="Object 156/Configurations2/" manifest:media-type="application/vnd.sun.xml.ui.configuration"/>
  <manifest:file-entry manifest:full-path="Object 156/content.xml" manifest:media-type="text/xml"/>
  <manifest:file-entry manifest:full-path="Object 156/settings.xml" manifest:media-type="text/xml"/>
  <manifest:file-entry manifest:full-path="Object 156/" manifest:version="1.3" manifest:media-type="application/vnd.oasis.opendocument.formula"/>
  <manifest:file-entry manifest:full-path="Thumbnails/thumbnail.png" manifest:media-type="image/png"/>
  <manifest:file-entry manifest:full-path="Object 157/content.xml" manifest:media-type="text/xml"/>
  <manifest:file-entry manifest:full-path="Object 157/settings.xml" manifest:media-type="text/xml"/>
  <manifest:file-entry manifest:full-path="Object 157/" manifest:version="1.3" manifest:media-type="application/vnd.oasis.opendocument.formula"/>
  <manifest:file-entry manifest:full-path="Object 210/Configurations2/" manifest:media-type="application/vnd.sun.xml.ui.configuration"/>
  <manifest:file-entry manifest:full-path="Object 210/content.xml" manifest:media-type="text/xml"/>
  <manifest:file-entry manifest:full-path="Object 210/settings.xml" manifest:media-type="text/xml"/>
  <manifest:file-entry manifest:full-path="Object 210/" manifest:version="1.3" manifest:media-type="application/vnd.oasis.opendocument.formula"/>
  <manifest:file-entry manifest:full-path="Object 211/content.xml" manifest:media-type="text/xml"/>
  <manifest:file-entry manifest:full-path="Object 211/Configurations2/" manifest:media-type="application/vnd.sun.xml.ui.configuration"/>
  <manifest:file-entry manifest:full-path="Object 211/settings.xml" manifest:media-type="text/xml"/>
  <manifest:file-entry manifest:full-path="Object 211/" manifest:version="1.3" manifest:media-type="application/vnd.oasis.opendocument.formula"/>
  <manifest:file-entry manifest:full-path="Object 158/Configurations2/" manifest:media-type="application/vnd.sun.xml.ui.configuration"/>
  <manifest:file-entry manifest:full-path="Object 158/settings.xml" manifest:media-type="text/xml"/>
  <manifest:file-entry manifest:full-path="Object 158/content.xml" manifest:media-type="text/xml"/>
  <manifest:file-entry manifest:full-path="Object 158/" manifest:version="1.3" manifest:media-type="application/vnd.oasis.opendocument.formula"/>
  <manifest:file-entry manifest:full-path="Object 159/content.xml" manifest:media-type="text/xml"/>
  <manifest:file-entry manifest:full-path="Object 159/settings.xml" manifest:media-type="text/xml"/>
  <manifest:file-entry manifest:full-path="Object 159/" manifest:version="1.3" manifest:media-type="application/vnd.oasis.opendocument.formula"/>
  <manifest:file-entry manifest:full-path="Object 163/Configurations2/" manifest:media-type="application/vnd.sun.xml.ui.configuration"/>
  <manifest:file-entry manifest:full-path="Object 163/settings.xml" manifest:media-type="text/xml"/>
  <manifest:file-entry manifest:full-path="Object 163/content.xml" manifest:media-type="text/xml"/>
  <manifest:file-entry manifest:full-path="Object 163/" manifest:version="1.3" manifest:media-type="application/vnd.oasis.opendocument.formula"/>
  <manifest:file-entry manifest:full-path="Object 214/settings.xml" manifest:media-type="text/xml"/>
  <manifest:file-entry manifest:full-path="Object 214/Configurations2/" manifest:media-type="application/vnd.sun.xml.ui.configuration"/>
  <manifest:file-entry manifest:full-path="Object 214/content.xml" manifest:media-type="text/xml"/>
  <manifest:file-entry manifest:full-path="Object 214/" manifest:version="1.3" manifest:media-type="application/vnd.oasis.opendocument.formula"/>
  <manifest:file-entry manifest:full-path="Object 215/Configurations2/" manifest:media-type="application/vnd.sun.xml.ui.configuration"/>
  <manifest:file-entry manifest:full-path="Object 215/settings.xml" manifest:media-type="text/xml"/>
  <manifest:file-entry manifest:full-path="Object 215/content.xml" manifest:media-type="text/xml"/>
  <manifest:file-entry manifest:full-path="Object 215/" manifest:version="1.3" manifest:media-type="application/vnd.oasis.opendocument.formula"/>
  <manifest:file-entry manifest:full-path="Object 216/content.xml" manifest:media-type="text/xml"/>
  <manifest:file-entry manifest:full-path="Object 216/Configurations2/" manifest:media-type="application/vnd.sun.xml.ui.configuration"/>
  <manifest:file-entry manifest:full-path="Object 216/settings.xml" manifest:media-type="text/xml"/>
  <manifest:file-entry manifest:full-path="Object 216/" manifest:version="1.3" manifest:media-type="application/vnd.oasis.opendocument.formula"/>
  <manifest:file-entry manifest:full-path="Object 217/Configurations2/" manifest:media-type="application/vnd.sun.xml.ui.configuration"/>
  <manifest:file-entry manifest:full-path="Object 217/content.xml" manifest:media-type="text/xml"/>
  <manifest:file-entry manifest:full-path="Object 217/settings.xml" manifest:media-type="text/xml"/>
  <manifest:file-entry manifest:full-path="Object 217/" manifest:version="1.3" manifest:media-type="application/vnd.oasis.opendocument.formula"/>
  <manifest:file-entry manifest:full-path="Object 212/content.xml" manifest:media-type="text/xml"/>
  <manifest:file-entry manifest:full-path="Object 212/Configurations2/" manifest:media-type="application/vnd.sun.xml.ui.configuration"/>
  <manifest:file-entry manifest:full-path="Object 212/settings.xml" manifest:media-type="text/xml"/>
  <manifest:file-entry manifest:full-path="Object 212/" manifest:version="1.3" manifest:media-type="application/vnd.oasis.opendocument.formula"/>
  <manifest:file-entry manifest:full-path="Object 213/Configurations2/" manifest:media-type="application/vnd.sun.xml.ui.configuration"/>
  <manifest:file-entry manifest:full-path="Object 213/content.xml" manifest:media-type="text/xml"/>
  <manifest:file-entry manifest:full-path="Object 213/settings.xml" manifest:media-type="text/xml"/>
  <manifest:file-entry manifest:full-path="Object 213/" manifest:version="1.3" manifest:media-type="application/vnd.oasis.opendocument.formula"/>
  <manifest:file-entry manifest:full-path="Object 167/Configurations2/" manifest:media-type="application/vnd.sun.xml.ui.configuration"/>
  <manifest:file-entry manifest:full-path="Object 167/settings.xml" manifest:media-type="text/xml"/>
  <manifest:file-entry manifest:full-path="Object 167/content.xml" manifest:media-type="text/xml"/>
  <manifest:file-entry manifest:full-path="Object 167/" manifest:version="1.3" manifest:media-type="application/vnd.oasis.opendocument.formula"/>
  <manifest:file-entry manifest:full-path="Object 185/Configurations2/" manifest:media-type="application/vnd.sun.xml.ui.configuration"/>
  <manifest:file-entry manifest:full-path="Object 185/content.xml" manifest:media-type="text/xml"/>
  <manifest:file-entry manifest:full-path="Object 185/settings.xml" manifest:media-type="text/xml"/>
  <manifest:file-entry manifest:full-path="Object 185/" manifest:version="1.3" manifest:media-type="application/vnd.oasis.opendocument.formula"/>
  <manifest:file-entry manifest:full-path="Object 317/Configurations2/" manifest:media-type="application/vnd.sun.xml.ui.configuration"/>
  <manifest:file-entry manifest:full-path="Object 317/settings.xml" manifest:media-type="text/xml"/>
  <manifest:file-entry manifest:full-path="Object 317/content.xml" manifest:media-type="text/xml"/>
  <manifest:file-entry manifest:full-path="Object 317/" manifest:version="1.3" manifest:media-type="application/vnd.oasis.opendocument.formula"/>
  <manifest:file-entry manifest:full-path="Object 160/Configurations2/" manifest:media-type="application/vnd.sun.xml.ui.configuration"/>
  <manifest:file-entry manifest:full-path="Object 160/settings.xml" manifest:media-type="text/xml"/>
  <manifest:file-entry manifest:full-path="Object 160/content.xml" manifest:media-type="text/xml"/>
  <manifest:file-entry manifest:full-path="Object 160/" manifest:version="1.3" manifest:media-type="application/vnd.oasis.opendocument.formula"/>
  <manifest:file-entry manifest:full-path="Object 164/Configurations2/" manifest:media-type="application/vnd.sun.xml.ui.configuration"/>
  <manifest:file-entry manifest:full-path="Object 164/settings.xml" manifest:media-type="text/xml"/>
  <manifest:file-entry manifest:full-path="Object 164/content.xml" manifest:media-type="text/xml"/>
  <manifest:file-entry manifest:full-path="Object 164/" manifest:version="1.3" manifest:media-type="application/vnd.oasis.opendocument.formula"/>
  <manifest:file-entry manifest:full-path="Object 201/content.xml" manifest:media-type="text/xml"/>
  <manifest:file-entry manifest:full-path="Object 201/settings.xml" manifest:media-type="text/xml"/>
  <manifest:file-entry manifest:full-path="Object 201/Configurations2/" manifest:media-type="application/vnd.sun.xml.ui.configuration"/>
  <manifest:file-entry manifest:full-path="Object 201/" manifest:version="1.3" manifest:media-type="application/vnd.oasis.opendocument.formula"/>
  <manifest:file-entry manifest:full-path="Object 218/Configurations2/" manifest:media-type="application/vnd.sun.xml.ui.configuration"/>
  <manifest:file-entry manifest:full-path="Object 218/content.xml" manifest:media-type="text/xml"/>
  <manifest:file-entry manifest:full-path="Object 218/settings.xml" manifest:media-type="text/xml"/>
  <manifest:file-entry manifest:full-path="Object 218/" manifest:version="1.3" manifest:media-type="application/vnd.oasis.opendocument.formula"/>
  <manifest:file-entry manifest:full-path="Object 219/content.xml" manifest:media-type="text/xml"/>
  <manifest:file-entry manifest:full-path="Object 219/Configurations2/" manifest:media-type="application/vnd.sun.xml.ui.configuration"/>
  <manifest:file-entry manifest:full-path="Object 219/settings.xml" manifest:media-type="text/xml"/>
  <manifest:file-entry manifest:full-path="Object 219/" manifest:version="1.3" manifest:media-type="application/vnd.oasis.opendocument.formula"/>
  <manifest:file-entry manifest:full-path="Object 309/Configurations2/" manifest:media-type="application/vnd.sun.xml.ui.configuration"/>
  <manifest:file-entry manifest:full-path="Object 309/content.xml" manifest:media-type="text/xml"/>
  <manifest:file-entry manifest:full-path="Object 309/settings.xml" manifest:media-type="text/xml"/>
  <manifest:file-entry manifest:full-path="Object 309/" manifest:version="1.3" manifest:media-type="application/vnd.oasis.opendocument.formula"/>
  <manifest:file-entry manifest:full-path="Object 152/Configurations2/" manifest:media-type="application/vnd.sun.xml.ui.configuration"/>
  <manifest:file-entry manifest:full-path="Object 152/content.xml" manifest:media-type="text/xml"/>
  <manifest:file-entry manifest:full-path="Object 152/settings.xml" manifest:media-type="text/xml"/>
  <manifest:file-entry manifest:full-path="Object 152/" manifest:version="1.3" manifest:media-type="application/vnd.oasis.opendocument.formula"/>
  <manifest:file-entry manifest:full-path="Object 197/Configurations2/" manifest:media-type="application/vnd.sun.xml.ui.configuration"/>
  <manifest:file-entry manifest:full-path="Object 197/content.xml" manifest:media-type="text/xml"/>
  <manifest:file-entry manifest:full-path="Object 197/settings.xml" manifest:media-type="text/xml"/>
  <manifest:file-entry manifest:full-path="Object 197/" manifest:version="1.3" manifest:media-type="application/vnd.oasis.opendocument.formula"/>
  <manifest:file-entry manifest:full-path="Object 195/Configurations2/" manifest:media-type="application/vnd.sun.xml.ui.configuration"/>
  <manifest:file-entry manifest:full-path="Object 195/content.xml" manifest:media-type="text/xml"/>
  <manifest:file-entry manifest:full-path="Object 195/settings.xml" manifest:media-type="text/xml"/>
  <manifest:file-entry manifest:full-path="Object 195/" manifest:version="1.3" manifest:media-type="application/vnd.oasis.opendocument.formula"/>
  <manifest:file-entry manifest:full-path="Object 196/Configurations2/" manifest:media-type="application/vnd.sun.xml.ui.configuration"/>
  <manifest:file-entry manifest:full-path="Object 196/content.xml" manifest:media-type="text/xml"/>
  <manifest:file-entry manifest:full-path="Object 196/settings.xml" manifest:media-type="text/xml"/>
  <manifest:file-entry manifest:full-path="Object 196/" manifest:version="1.3" manifest:media-type="application/vnd.oasis.opendocument.formula"/>
  <manifest:file-entry manifest:full-path="styles.xml" manifest:media-type="text/xml"/>
  <manifest:file-entry manifest:full-path="Object 202/Configurations2/" manifest:media-type="application/vnd.sun.xml.ui.configuration"/>
  <manifest:file-entry manifest:full-path="Object 202/content.xml" manifest:media-type="text/xml"/>
  <manifest:file-entry manifest:full-path="Object 202/settings.xml" manifest:media-type="text/xml"/>
  <manifest:file-entry manifest:full-path="Object 202/" manifest:version="1.3" manifest:media-type="application/vnd.oasis.opendocument.formula"/>
  <manifest:file-entry manifest:full-path="Object 203/Configurations2/" manifest:media-type="application/vnd.sun.xml.ui.configuration"/>
  <manifest:file-entry manifest:full-path="Object 203/settings.xml" manifest:media-type="text/xml"/>
  <manifest:file-entry manifest:full-path="Object 203/content.xml" manifest:media-type="text/xml"/>
  <manifest:file-entry manifest:full-path="Object 203/" manifest:version="1.3" manifest:media-type="application/vnd.oasis.opendocument.formula"/>
  <manifest:file-entry manifest:full-path="Object 193/Configurations2/" manifest:media-type="application/vnd.sun.xml.ui.configuration"/>
  <manifest:file-entry manifest:full-path="Object 193/content.xml" manifest:media-type="text/xml"/>
  <manifest:file-entry manifest:full-path="Object 193/settings.xml" manifest:media-type="text/xml"/>
  <manifest:file-entry manifest:full-path="Object 193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225/Configurations2/" manifest:media-type="application/vnd.sun.xml.ui.configuration"/>
  <manifest:file-entry manifest:full-path="Object 225/settings.xml" manifest:media-type="text/xml"/>
  <manifest:file-entry manifest:full-path="Object 225/content.xml" manifest:media-type="text/xml"/>
  <manifest:file-entry manifest:full-path="Object 225/" manifest:version="1.3" manifest:media-type="application/vnd.oasis.opendocument.formula"/>
  <manifest:file-entry manifest:full-path="Object 208/settings.xml" manifest:media-type="text/xml"/>
  <manifest:file-entry manifest:full-path="Object 208/Configurations2/" manifest:media-type="application/vnd.sun.xml.ui.configuration"/>
  <manifest:file-entry manifest:full-path="Object 208/content.xml" manifest:media-type="text/xml"/>
  <manifest:file-entry manifest:full-path="Object 208/" manifest:version="1.3" manifest:media-type="application/vnd.oasis.opendocument.formula"/>
  <manifest:file-entry manifest:full-path="Object 209/Configurations2/" manifest:media-type="application/vnd.sun.xml.ui.configuration"/>
  <manifest:file-entry manifest:full-path="Object 209/content.xml" manifest:media-type="text/xml"/>
  <manifest:file-entry manifest:full-path="Object 209/settings.xml" manifest:media-type="text/xml"/>
  <manifest:file-entry manifest:full-path="Object 209/" manifest:version="1.3" manifest:media-type="application/vnd.oasis.opendocument.formula"/>
  <manifest:file-entry manifest:full-path="Object 306/Configurations2/" manifest:media-type="application/vnd.sun.xml.ui.configuration"/>
  <manifest:file-entry manifest:full-path="Object 306/settings.xml" manifest:media-type="text/xml"/>
  <manifest:file-entry manifest:full-path="Object 306/content.xml" manifest:media-type="text/xml"/>
  <manifest:file-entry manifest:full-path="Object 306/" manifest:version="1.3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 254/Configurations2/" manifest:media-type="application/vnd.sun.xml.ui.configuration"/>
  <manifest:file-entry manifest:full-path="Object 254/settings.xml" manifest:media-type="text/xml"/>
  <manifest:file-entry manifest:full-path="Object 254/content.xml" manifest:media-type="text/xml"/>
  <manifest:file-entry manifest:full-path="Object 254/" manifest:version="1.3" manifest:media-type="application/vnd.oasis.opendocument.formula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Object 260/Configurations2/" manifest:media-type="application/vnd.sun.xml.ui.configuration"/>
  <manifest:file-entry manifest:full-path="Object 260/content.xml" manifest:media-type="text/xml"/>
  <manifest:file-entry manifest:full-path="Object 260/settings.xml" manifest:media-type="text/xml"/>
  <manifest:file-entry manifest:full-path="Object 260/" manifest:version="1.3" manifest:media-type="application/vnd.oasis.opendocument.formula"/>
  <manifest:file-entry manifest:full-path="Object 312/content.xml" manifest:media-type="text/xml"/>
  <manifest:file-entry manifest:full-path="Object 312/Configurations2/" manifest:media-type="application/vnd.sun.xml.ui.configuration"/>
  <manifest:file-entry manifest:full-path="Object 312/settings.xml" manifest:media-type="text/xml"/>
  <manifest:file-entry manifest:full-path="Object 312/" manifest:version="1.3" manifest:media-type="application/vnd.oasis.opendocument.formula"/>
  <manifest:file-entry manifest:full-path="Object 311/content.xml" manifest:media-type="text/xml"/>
  <manifest:file-entry manifest:full-path="Object 311/Configurations2/" manifest:media-type="application/vnd.sun.xml.ui.configuration"/>
  <manifest:file-entry manifest:full-path="Object 311/settings.xml" manifest:media-type="text/xml"/>
  <manifest:file-entry manifest:full-path="Object 311/" manifest:version="1.3" manifest:media-type="application/vnd.oasis.opendocument.formula"/>
  <manifest:file-entry manifest:full-path="Object 313/Configurations2/" manifest:media-type="application/vnd.sun.xml.ui.configuration"/>
  <manifest:file-entry manifest:full-path="Object 313/content.xml" manifest:media-type="text/xml"/>
  <manifest:file-entry manifest:full-path="Object 313/settings.xml" manifest:media-type="text/xml"/>
  <manifest:file-entry manifest:full-path="Object 313/" manifest:version="1.3" manifest:media-type="application/vnd.oasis.opendocument.formula"/>
  <manifest:file-entry manifest:full-path="Object 200/Configurations2/" manifest:media-type="application/vnd.sun.xml.ui.configuration"/>
  <manifest:file-entry manifest:full-path="Object 200/content.xml" manifest:media-type="text/xml"/>
  <manifest:file-entry manifest:full-path="Object 200/settings.xml" manifest:media-type="text/xml"/>
  <manifest:file-entry manifest:full-path="Object 200/" manifest:version="1.3" manifest:media-type="application/vnd.oasis.opendocument.formula"/>
  <manifest:file-entry manifest:full-path="Object 204/Configurations2/" manifest:media-type="application/vnd.sun.xml.ui.configuration"/>
  <manifest:file-entry manifest:full-path="Object 204/settings.xml" manifest:media-type="text/xml"/>
  <manifest:file-entry manifest:full-path="Object 204/content.xml" manifest:media-type="text/xml"/>
  <manifest:file-entry manifest:full-path="Object 204/" manifest:version="1.3" manifest:media-type="application/vnd.oasis.opendocument.formula"/>
  <manifest:file-entry manifest:full-path="Object 205/Configurations2/" manifest:media-type="application/vnd.sun.xml.ui.configuration"/>
  <manifest:file-entry manifest:full-path="Object 205/settings.xml" manifest:media-type="text/xml"/>
  <manifest:file-entry manifest:full-path="Object 205/content.xml" manifest:media-type="text/xml"/>
  <manifest:file-entry manifest:full-path="Object 205/" manifest:version="1.3" manifest:media-type="application/vnd.oasis.opendocument.formula"/>
  <manifest:file-entry manifest:full-path="Object 206/settings.xml" manifest:media-type="text/xml"/>
  <manifest:file-entry manifest:full-path="Object 206/Configurations2/" manifest:media-type="application/vnd.sun.xml.ui.configuration"/>
  <manifest:file-entry manifest:full-path="Object 206/content.xml" manifest:media-type="text/xml"/>
  <manifest:file-entry manifest:full-path="Object 206/" manifest:version="1.3" manifest:media-type="application/vnd.oasis.opendocument.formula"/>
  <manifest:file-entry manifest:full-path="Object 310/Configurations2/" manifest:media-type="application/vnd.sun.xml.ui.configuration"/>
  <manifest:file-entry manifest:full-path="Object 310/content.xml" manifest:media-type="text/xml"/>
  <manifest:file-entry manifest:full-path="Object 310/settings.xml" manifest:media-type="text/xml"/>
  <manifest:file-entry manifest:full-path="Object 310/" manifest:version="1.3" manifest:media-type="application/vnd.oasis.opendocument.formula"/>
  <manifest:file-entry manifest:full-path="Object 320/Configurations2/" manifest:media-type="application/vnd.sun.xml.ui.configuration"/>
  <manifest:file-entry manifest:full-path="Object 320/settings.xml" manifest:media-type="text/xml"/>
  <manifest:file-entry manifest:full-path="Object 320/content.xml" manifest:media-type="text/xml"/>
  <manifest:file-entry manifest:full-path="Object 320/" manifest:version="1.3" manifest:media-type="application/vnd.oasis.opendocument.formula"/>
  <manifest:file-entry manifest:full-path="Object 321/Configurations2/" manifest:media-type="application/vnd.sun.xml.ui.configuration"/>
  <manifest:file-entry manifest:full-path="Object 321/content.xml" manifest:media-type="text/xml"/>
  <manifest:file-entry manifest:full-path="Object 321/settings.xml" manifest:media-type="text/xml"/>
  <manifest:file-entry manifest:full-path="Object 321/" manifest:version="1.3" manifest:media-type="application/vnd.oasis.opendocument.formula"/>
  <manifest:file-entry manifest:full-path="Object 322/Configurations2/" manifest:media-type="application/vnd.sun.xml.ui.configuration"/>
  <manifest:file-entry manifest:full-path="Object 322/content.xml" manifest:media-type="text/xml"/>
  <manifest:file-entry manifest:full-path="Object 322/settings.xml" manifest:media-type="text/xml"/>
  <manifest:file-entry manifest:full-path="Object 322/" manifest:version="1.3" manifest:media-type="application/vnd.oasis.opendocument.formula"/>
  <manifest:file-entry manifest:full-path="Object 323/Configurations2/" manifest:media-type="application/vnd.sun.xml.ui.configuration"/>
  <manifest:file-entry manifest:full-path="Object 323/settings.xml" manifest:media-type="text/xml"/>
  <manifest:file-entry manifest:full-path="Object 323/content.xml" manifest:media-type="text/xml"/>
  <manifest:file-entry manifest:full-path="Object 323/" manifest:version="1.3" manifest:media-type="application/vnd.oasis.opendocument.formula"/>
  <manifest:file-entry manifest:full-path="Object 324/Configurations2/" manifest:media-type="application/vnd.sun.xml.ui.configuration"/>
  <manifest:file-entry manifest:full-path="Object 324/content.xml" manifest:media-type="text/xml"/>
  <manifest:file-entry manifest:full-path="Object 324/settings.xml" manifest:media-type="text/xml"/>
  <manifest:file-entry manifest:full-path="Object 324/" manifest:version="1.3" manifest:media-type="application/vnd.oasis.opendocument.formula"/>
  <manifest:file-entry manifest:full-path="Object 199/settings.xml" manifest:media-type="text/xml"/>
  <manifest:file-entry manifest:full-path="Object 199/Configurations2/" manifest:media-type="application/vnd.sun.xml.ui.configuration"/>
  <manifest:file-entry manifest:full-path="Object 199/content.xml" manifest:media-type="text/xml"/>
  <manifest:file-entry manifest:full-path="Object 199/" manifest:version="1.3" manifest:media-type="application/vnd.oasis.opendocument.formula"/>
  <manifest:file-entry manifest:full-path="Object 198/settings.xml" manifest:media-type="text/xml"/>
  <manifest:file-entry manifest:full-path="Object 198/Configurations2/" manifest:media-type="application/vnd.sun.xml.ui.configuration"/>
  <manifest:file-entry manifest:full-path="Object 198/content.xml" manifest:media-type="text/xml"/>
  <manifest:file-entry manifest:full-path="Object 198/" manifest:version="1.3" manifest:media-type="application/vnd.oasis.opendocument.formula"/>
  <manifest:file-entry manifest:full-path="Object 325/Configurations2/" manifest:media-type="application/vnd.sun.xml.ui.configuration"/>
  <manifest:file-entry manifest:full-path="Object 325/settings.xml" manifest:media-type="text/xml"/>
  <manifest:file-entry manifest:full-path="Object 325/content.xml" manifest:media-type="text/xml"/>
  <manifest:file-entry manifest:full-path="Object 325/" manifest:version="1.3" manifest:media-type="application/vnd.oasis.opendocument.formula"/>
  <manifest:file-entry manifest:full-path="Object 326/settings.xml" manifest:media-type="text/xml"/>
  <manifest:file-entry manifest:full-path="Object 326/Configurations2/" manifest:media-type="application/vnd.sun.xml.ui.configuration"/>
  <manifest:file-entry manifest:full-path="Object 326/content.xml" manifest:media-type="text/xml"/>
  <manifest:file-entry manifest:full-path="Object 326/" manifest:version="1.3" manifest:media-type="application/vnd.oasis.opendocument.formula"/>
  <manifest:file-entry manifest:full-path="Object 373/Configurations2/" manifest:media-type="application/vnd.sun.xml.ui.configuration"/>
  <manifest:file-entry manifest:full-path="Object 373/content.xml" manifest:media-type="text/xml"/>
  <manifest:file-entry manifest:full-path="Object 373/settings.xml" manifest:media-type="text/xml"/>
  <manifest:file-entry manifest:full-path="Object 373/" manifest:version="1.3" manifest:media-type="application/vnd.oasis.opendocument.formula"/>
  <manifest:file-entry manifest:full-path="Object 374/Configurations2/" manifest:media-type="application/vnd.sun.xml.ui.configuration"/>
  <manifest:file-entry manifest:full-path="Object 374/content.xml" manifest:media-type="text/xml"/>
  <manifest:file-entry manifest:full-path="Object 374/settings.xml" manifest:media-type="text/xml"/>
  <manifest:file-entry manifest:full-path="Object 374/" manifest:version="1.3" manifest:media-type="application/vnd.oasis.opendocument.formula"/>
  <manifest:file-entry manifest:full-path="Object 375/Configurations2/" manifest:media-type="application/vnd.sun.xml.ui.configuration"/>
  <manifest:file-entry manifest:full-path="Object 375/content.xml" manifest:media-type="text/xml"/>
  <manifest:file-entry manifest:full-path="Object 375/settings.xml" manifest:media-type="text/xml"/>
  <manifest:file-entry manifest:full-path="Object 375/" manifest:version="1.3" manifest:media-type="application/vnd.oasis.opendocument.formula"/>
  <manifest:file-entry manifest:full-path="settings.xml" manifest:media-type="text/xml"/>
  <manifest:file-entry manifest:full-path="Object 377/Configurations2/" manifest:media-type="application/vnd.sun.xml.ui.configuration"/>
  <manifest:file-entry manifest:full-path="Object 377/content.xml" manifest:media-type="text/xml"/>
  <manifest:file-entry manifest:full-path="Object 377/settings.xml" manifest:media-type="text/xml"/>
  <manifest:file-entry manifest:full-path="Object 377/" manifest:version="1.3" manifest:media-type="application/vnd.oasis.opendocument.formula"/>
  <manifest:file-entry manifest:full-path="Object 376/content.xml" manifest:media-type="text/xml"/>
  <manifest:file-entry manifest:full-path="Object 376/settings.xml" manifest:media-type="text/xml"/>
  <manifest:file-entry manifest:full-path="Object 376/" manifest:version="1.3" manifest:media-type="application/vnd.oasis.opendocument.formula"/>
  <manifest:file-entry manifest:full-path="Object 378/Configurations2/" manifest:media-type="application/vnd.sun.xml.ui.configuration"/>
  <manifest:file-entry manifest:full-path="Object 378/content.xml" manifest:media-type="text/xml"/>
  <manifest:file-entry manifest:full-path="Object 378/settings.xml" manifest:media-type="text/xml"/>
  <manifest:file-entry manifest:full-path="Object 378/" manifest:version="1.3" manifest:media-type="application/vnd.oasis.opendocument.formula"/>
  <manifest:file-entry manifest:full-path="Object 379/Configurations2/" manifest:media-type="application/vnd.sun.xml.ui.configuration"/>
  <manifest:file-entry manifest:full-path="Object 379/content.xml" manifest:media-type="text/xml"/>
  <manifest:file-entry manifest:full-path="Object 379/settings.xml" manifest:media-type="text/xml"/>
  <manifest:file-entry manifest:full-path="Object 379/" manifest:version="1.3" manifest:media-type="application/vnd.oasis.opendocument.formula"/>
  <manifest:file-entry manifest:full-path="Object 380/Configurations2/" manifest:media-type="application/vnd.sun.xml.ui.configuration"/>
  <manifest:file-entry manifest:full-path="Object 380/content.xml" manifest:media-type="text/xml"/>
  <manifest:file-entry manifest:full-path="Object 380/settings.xml" manifest:media-type="text/xml"/>
  <manifest:file-entry manifest:full-path="Object 380/" manifest:version="1.3" manifest:media-type="application/vnd.oasis.opendocument.formula"/>
  <manifest:file-entry manifest:full-path="Object 381/Configurations2/" manifest:media-type="application/vnd.sun.xml.ui.configuration"/>
  <manifest:file-entry manifest:full-path="Object 381/content.xml" manifest:media-type="text/xml"/>
  <manifest:file-entry manifest:full-path="Object 381/settings.xml" manifest:media-type="text/xml"/>
  <manifest:file-entry manifest:full-path="Object 381/" manifest:version="1.3" manifest:media-type="application/vnd.oasis.opendocument.formula"/>
  <manifest:file-entry manifest:full-path="Object 382/Configurations2/" manifest:media-type="application/vnd.sun.xml.ui.configuration"/>
  <manifest:file-entry manifest:full-path="Object 382/content.xml" manifest:media-type="text/xml"/>
  <manifest:file-entry manifest:full-path="Object 382/settings.xml" manifest:media-type="text/xml"/>
  <manifest:file-entry manifest:full-path="Object 382/" manifest:version="1.3" manifest:media-type="application/vnd.oasis.opendocument.formula"/>
  <manifest:file-entry manifest:full-path="meta.xml" manifest:media-type="text/xml"/>
  <manifest:file-entry manifest:full-path="Object 383/Configurations2/" manifest:media-type="application/vnd.sun.xml.ui.configuration"/>
  <manifest:file-entry manifest:full-path="Object 383/settings.xml" manifest:media-type="text/xml"/>
  <manifest:file-entry manifest:full-path="Object 383/content.xml" manifest:media-type="text/xml"/>
  <manifest:file-entry manifest:full-path="Object 383/" manifest:version="1.3" manifest:media-type="application/vnd.oasis.opendocument.formula"/>
  <manifest:file-entry manifest:full-path="Object 384/Configurations2/" manifest:media-type="application/vnd.sun.xml.ui.configuration"/>
  <manifest:file-entry manifest:full-path="Object 384/content.xml" manifest:media-type="text/xml"/>
  <manifest:file-entry manifest:full-path="Object 384/settings.xml" manifest:media-type="text/xml"/>
  <manifest:file-entry manifest:full-path="Object 384/" manifest:version="1.3" manifest:media-type="application/vnd.oasis.opendocument.formula"/>
  <manifest:file-entry manifest:full-path="Object 385/content.xml" manifest:media-type="text/xml"/>
  <manifest:file-entry manifest:full-path="Object 385/Configurations2/" manifest:media-type="application/vnd.sun.xml.ui.configuration"/>
  <manifest:file-entry manifest:full-path="Object 385/settings.xml" manifest:media-type="text/xml"/>
  <manifest:file-entry manifest:full-path="Object 385/" manifest:version="1.3" manifest:media-type="application/vnd.oasis.opendocument.formula"/>
  <manifest:file-entry manifest:full-path="Object 386/settings.xml" manifest:media-type="text/xml"/>
  <manifest:file-entry manifest:full-path="Object 386/content.xml" manifest:media-type="text/xml"/>
  <manifest:file-entry manifest:full-path="Object 386/" manifest:version="1.3" manifest:media-type="application/vnd.oasis.opendocument.formula"/>
  <manifest:file-entry manifest:full-path="Object 387/Configurations2/" manifest:media-type="application/vnd.sun.xml.ui.configuration"/>
  <manifest:file-entry manifest:full-path="Object 387/content.xml" manifest:media-type="text/xml"/>
  <manifest:file-entry manifest:full-path="Object 387/settings.xml" manifest:media-type="text/xml"/>
  <manifest:file-entry manifest:full-path="Object 387/" manifest:version="1.3" manifest:media-type="application/vnd.oasis.opendocument.formula"/>
  <manifest:file-entry manifest:full-path="Object 388/Configurations2/" manifest:media-type="application/vnd.sun.xml.ui.configuration"/>
  <manifest:file-entry manifest:full-path="Object 388/content.xml" manifest:media-type="text/xml"/>
  <manifest:file-entry manifest:full-path="Object 388/settings.xml" manifest:media-type="text/xml"/>
  <manifest:file-entry manifest:full-path="Object 388/" manifest:version="1.3" manifest:media-type="application/vnd.oasis.opendocument.formula"/>
  <manifest:file-entry manifest:full-path="Object 389/Configurations2/" manifest:media-type="application/vnd.sun.xml.ui.configuration"/>
  <manifest:file-entry manifest:full-path="Object 389/content.xml" manifest:media-type="text/xml"/>
  <manifest:file-entry manifest:full-path="Object 389/settings.xml" manifest:media-type="text/xml"/>
  <manifest:file-entry manifest:full-path="Object 389/" manifest:version="1.3" manifest:media-type="application/vnd.oasis.opendocument.formula"/>
  <manifest:file-entry manifest:full-path="Object 390/Configurations2/" manifest:media-type="application/vnd.sun.xml.ui.configuration"/>
  <manifest:file-entry manifest:full-path="Object 390/content.xml" manifest:media-type="text/xml"/>
  <manifest:file-entry manifest:full-path="Object 390/settings.xml" manifest:media-type="text/xml"/>
  <manifest:file-entry manifest:full-path="Object 390/" manifest:version="1.3" manifest:media-type="application/vnd.oasis.opendocument.formula"/>
  <manifest:file-entry manifest:full-path="Object 342/Configurations2/" manifest:media-type="application/vnd.sun.xml.ui.configuration"/>
  <manifest:file-entry manifest:full-path="Object 342/settings.xml" manifest:media-type="text/xml"/>
  <manifest:file-entry manifest:full-path="Object 342/content.xml" manifest:media-type="text/xml"/>
  <manifest:file-entry manifest:full-path="Object 342/" manifest:version="1.3" manifest:media-type="application/vnd.oasis.opendocument.formula"/>
  <manifest:file-entry manifest:full-path="manifest.rdf" manifest:media-type="application/rdf+xml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3" style:family="paragraph" style:parent-style-name="Title">
      <style:text-properties style:font-name="Times New Roman" fo:font-size="22pt" style:font-size-asian="22pt" style:font-size-complex="22pt"/>
    </style:style>
    <style:style style:name="P4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01a22a" officeooo:paragraph-rsid="0101a22a" style:font-size-asian="12pt" style:font-weight-asian="normal" style:font-size-complex="12pt" style:font-weight-complex="normal"/>
    </style:style>
    <style:style style:name="P5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257e8d" officeooo:paragraph-rsid="0126d0f6" style:font-size-asian="12pt" style:font-weight-asian="normal" style:font-size-complex="12pt" style:font-weight-complex="normal"/>
    </style:style>
    <style:style style:name="P6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257e8d" officeooo:paragraph-rsid="045ef9cf" style:font-size-asian="12pt" style:font-weight-asian="normal" style:font-size-complex="12pt" style:font-weight-complex="normal"/>
    </style:style>
    <style:style style:name="P7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0e965e" officeooo:paragraph-rsid="01e12bd7" style:font-size-asian="12pt" style:font-weight-asian="normal" style:font-size-complex="12pt" style:font-weight-complex="normal"/>
    </style:style>
    <style:style style:name="P8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0e965e" officeooo:paragraph-rsid="045d3dcd" style:font-size-asian="12pt" style:font-weight-asian="normal" style:font-size-complex="12pt" style:font-weight-complex="normal"/>
    </style:style>
    <style:style style:name="P9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10e965e" officeooo:paragraph-rsid="01aa25c6" style:font-size-asian="12pt" style:font-weight-asian="normal" style:font-size-complex="12pt" style:font-weight-complex="normal"/>
    </style:style>
    <style:style style:name="P10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10e965e" officeooo:paragraph-rsid="01aa4c2f" style:font-size-asian="12pt" style:font-weight-asian="normal" style:font-size-complex="12pt" style:font-weight-complex="normal"/>
    </style:style>
    <style:style style:name="P11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10e965e" officeooo:paragraph-rsid="01f31c76" style:font-size-asian="12pt" style:font-weight-asian="normal" style:font-size-complex="12pt" style:font-weight-complex="normal"/>
    </style:style>
    <style:style style:name="P12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1a8261" officeooo:paragraph-rsid="011c3a91" style:font-size-asian="12pt" style:font-weight-asian="normal" style:font-size-complex="12pt" style:font-weight-complex="normal"/>
    </style:style>
    <style:style style:name="P13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2465bc4" officeooo:paragraph-rsid="02465bc4" style:font-size-asian="12pt" style:font-weight-asian="normal" style:font-size-complex="12pt" style:font-weight-complex="normal"/>
    </style:style>
    <style:style style:name="P14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1358ce4" officeooo:paragraph-rsid="045d3dcd" style:font-size-asian="12pt" style:font-weight-asian="normal" style:font-size-complex="12pt" style:font-weight-complex="normal"/>
    </style:style>
    <style:style style:name="P15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24328ea" officeooo:paragraph-rsid="0244624a" style:font-size-asian="12pt" style:font-weight-asian="normal" style:font-size-complex="12pt" style:font-weight-complex="normal"/>
    </style:style>
    <style:style style:name="P16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27ef917" officeooo:paragraph-rsid="027ef917" style:font-size-asian="12pt" style:font-weight-asian="normal" style:font-size-complex="12pt" style:font-weight-complex="normal"/>
    </style:style>
    <style:style style:name="P17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27ef917" officeooo:paragraph-rsid="045fa830" style:font-size-asian="12pt" style:font-weight-asian="normal" style:font-size-complex="12pt" style:font-weight-complex="normal"/>
    </style:style>
    <style:style style:name="P18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1ef248" officeooo:paragraph-rsid="001ef248" style:font-size-asian="12pt" style:font-weight-asian="normal" style:font-size-complex="12pt" style:font-weight-complex="normal"/>
    </style:style>
    <style:style style:name="P19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1da806" officeooo:paragraph-rsid="05441771" style:font-size-asian="12pt" style:font-weight-asian="normal" style:font-size-complex="12pt" style:font-weight-complex="normal"/>
    </style:style>
    <style:style style:name="P20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1da806" officeooo:paragraph-rsid="064c27f3" style:font-size-asian="12pt" style:font-weight-asian="normal" style:font-size-complex="12pt" style:font-weight-complex="normal"/>
    </style:style>
    <style:style style:name="P21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1da806" officeooo:paragraph-rsid="07f830a6" style:font-size-asian="12pt" style:font-weight-asian="normal" style:font-size-complex="12pt" style:font-weight-complex="normal"/>
    </style:style>
    <style:style style:name="P22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1da806" officeooo:paragraph-rsid="08895473" style:font-size-asian="12pt" style:font-weight-asian="normal" style:font-size-complex="12pt" style:font-weight-complex="normal"/>
    </style:style>
    <style:style style:name="P23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1da806" officeooo:paragraph-rsid="08beb8aa" style:font-size-asian="12pt" style:font-weight-asian="normal" style:font-size-complex="12pt" style:font-weight-complex="normal"/>
    </style:style>
    <style:style style:name="P24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1da806" officeooo:paragraph-rsid="064c27f3" style:font-size-asian="12pt" style:font-weight-asian="normal" style:font-size-complex="12pt" style:font-weight-complex="normal"/>
    </style:style>
    <style:style style:name="P25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1da806" officeooo:paragraph-rsid="065b6a18" style:font-size-asian="12pt" style:font-weight-asian="normal" style:font-size-complex="12pt" style:font-weight-complex="normal"/>
    </style:style>
    <style:style style:name="P26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1da806" officeooo:paragraph-rsid="08beb8aa" style:font-size-asian="12pt" style:font-weight-asian="normal" style:font-size-complex="12pt" style:font-weight-complex="normal"/>
    </style:style>
    <style:style style:name="P27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4ced5f" officeooo:paragraph-rsid="0283e67a" style:font-size-asian="12pt" style:font-weight-asian="normal" style:font-size-complex="12pt" style:font-weight-complex="normal"/>
    </style:style>
    <style:style style:name="P28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14ced5f" officeooo:paragraph-rsid="068b370a" style:font-size-asian="12pt" style:font-weight-asian="normal" style:font-size-complex="12pt" style:font-weight-complex="normal"/>
    </style:style>
    <style:style style:name="P29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33ae1e1" officeooo:paragraph-rsid="0343add7" style:font-size-asian="12pt" style:font-weight-asian="normal" style:font-size-complex="12pt" style:font-weight-complex="normal"/>
    </style:style>
    <style:style style:name="P30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33ae1e1" officeooo:paragraph-rsid="068b370a" style:font-size-asian="12pt" style:font-weight-asian="normal" style:font-size-complex="12pt" style:font-weight-complex="normal"/>
    </style:style>
    <style:style style:name="P31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283e67a" officeooo:paragraph-rsid="02853552" style:font-size-asian="12pt" style:font-weight-asian="normal" style:font-size-complex="12pt" style:font-weight-complex="normal"/>
    </style:style>
    <style:style style:name="P32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283e67a" officeooo:paragraph-rsid="068b370a" style:font-size-asian="12pt" style:font-weight-asian="normal" style:font-size-complex="12pt" style:font-weight-complex="normal"/>
    </style:style>
    <style:style style:name="P33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1bedb5d" officeooo:paragraph-rsid="02b6e897" style:font-size-asian="12pt" style:font-weight-asian="normal" style:font-size-complex="12pt" style:font-weight-complex="normal"/>
    </style:style>
    <style:style style:name="P34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d7b5af" officeooo:paragraph-rsid="01d7b5af" style:font-size-asian="12pt" style:font-weight-asian="normal" style:font-size-complex="12pt" style:font-weight-complex="normal"/>
    </style:style>
    <style:style style:name="P35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d7b5af" officeooo:paragraph-rsid="063b6ee2" style:font-size-asian="12pt" style:font-weight-asian="normal" style:font-size-complex="12pt" style:font-weight-complex="normal"/>
    </style:style>
    <style:style style:name="P36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bbe96f" officeooo:paragraph-rsid="001ef248" style:font-size-asian="12pt" style:font-weight-asian="normal" style:font-size-complex="12pt" style:font-weight-complex="normal"/>
    </style:style>
    <style:style style:name="P37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4ac537" officeooo:paragraph-rsid="044ac537" style:font-size-asian="12pt" style:font-weight-asian="normal" style:font-size-complex="12pt" style:font-weight-complex="normal"/>
    </style:style>
    <style:style style:name="P38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4ac537" officeooo:paragraph-rsid="0451018a" style:font-size-asian="12pt" style:font-weight-asian="normal" style:font-size-complex="12pt" style:font-weight-complex="normal"/>
    </style:style>
    <style:style style:name="P39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5b9235" officeooo:paragraph-rsid="045b9235" style:font-size-asian="12pt" style:font-weight-asian="normal" style:font-size-complex="12pt" style:font-weight-complex="normal"/>
    </style:style>
    <style:style style:name="P40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3787db" officeooo:paragraph-rsid="043cd2ae" style:font-size-asian="12pt" style:font-weight-asian="normal" style:font-size-complex="12pt" style:font-weight-complex="normal"/>
    </style:style>
    <style:style style:name="P41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a1f8fc" officeooo:paragraph-rsid="04a1f8fc" style:font-size-asian="12pt" style:font-weight-asian="normal" style:font-size-complex="12pt" style:font-weight-complex="normal"/>
    </style:style>
    <style:style style:name="P42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b43b34" officeooo:paragraph-rsid="04b43b34" style:font-size-asian="12pt" style:font-weight-asian="normal" style:font-size-complex="12pt" style:font-weight-complex="normal"/>
    </style:style>
    <style:style style:name="P43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f78f46" officeooo:paragraph-rsid="01b8d132" style:font-size-asian="12pt" style:font-weight-asian="normal" style:font-size-complex="12pt" style:font-weight-complex="normal"/>
    </style:style>
    <style:style style:name="P44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f78f46" officeooo:paragraph-rsid="08c365e2" style:font-size-asian="12pt" style:font-weight-asian="normal" style:font-size-complex="12pt" style:font-weight-complex="normal"/>
    </style:style>
    <style:style style:name="P45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e1cdea" officeooo:paragraph-rsid="019e7bad" style:font-size-asian="12pt" style:font-weight-asian="normal" style:font-size-complex="12pt" style:font-weight-complex="normal"/>
    </style:style>
    <style:style style:name="P46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521d263" officeooo:paragraph-rsid="0540a7ce" style:font-size-asian="12pt" style:font-weight-asian="normal" style:font-size-complex="12pt" style:font-weight-complex="normal"/>
    </style:style>
    <style:style style:name="P47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521d263" officeooo:paragraph-rsid="06652c39" style:font-size-asian="12pt" style:font-weight-asian="normal" style:font-size-complex="12pt" style:font-weight-complex="normal"/>
    </style:style>
    <style:style style:name="P48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5593142" officeooo:paragraph-rsid="05593142" style:font-size-asian="12pt" style:font-weight-asian="normal" style:font-size-complex="12pt" style:font-weight-complex="normal"/>
    </style:style>
    <style:style style:name="P49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5593142" officeooo:paragraph-rsid="058d1e20" style:font-size-asian="12pt" style:font-weight-asian="normal" style:font-size-complex="12pt" style:font-weight-complex="normal"/>
    </style:style>
    <style:style style:name="P50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5593142" officeooo:paragraph-rsid="0593d5ae" style:font-size-asian="12pt" style:font-weight-asian="normal" style:font-size-complex="12pt" style:font-weight-complex="normal"/>
    </style:style>
    <style:style style:name="P51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5593142" officeooo:paragraph-rsid="06652c39" style:font-size-asian="12pt" style:font-weight-asian="normal" style:font-size-complex="12pt" style:font-weight-complex="normal"/>
    </style:style>
    <style:style style:name="P52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56731f4" officeooo:paragraph-rsid="058eaf65" style:font-size-asian="12pt" style:font-weight-asian="normal" style:font-size-complex="12pt" style:font-weight-complex="normal"/>
    </style:style>
    <style:style style:name="P53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56731f4" officeooo:paragraph-rsid="058f2221" style:font-size-asian="12pt" style:font-weight-asian="normal" style:font-size-complex="12pt" style:font-weight-complex="normal"/>
    </style:style>
    <style:style style:name="P54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638b4b8" officeooo:paragraph-rsid="0638b4b8" style:font-size-asian="12pt" style:font-weight-asian="normal" style:font-size-complex="12pt" style:font-weight-complex="normal"/>
    </style:style>
    <style:style style:name="P55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4a72d1e" officeooo:paragraph-rsid="06367ce3" style:font-size-asian="12pt" style:font-weight-asian="normal" style:font-size-complex="12pt" style:font-weight-complex="normal"/>
    </style:style>
    <style:style style:name="P56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a72d1e" officeooo:paragraph-rsid="0636c0e0" style:font-size-asian="12pt" style:font-weight-asian="normal" style:font-size-complex="12pt" style:font-weight-complex="normal"/>
    </style:style>
    <style:style style:name="P57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266a03d" officeooo:paragraph-rsid="06834240" style:font-size-asian="12pt" style:font-weight-asian="normal" style:font-size-complex="12pt" style:font-weight-complex="normal"/>
    </style:style>
    <style:style style:name="P58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266a03d" officeooo:paragraph-rsid="06834240" style:font-size-asian="12pt" style:font-weight-asian="normal" style:font-size-complex="12pt" style:font-weight-complex="normal"/>
    </style:style>
    <style:style style:name="P59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5ef9cf" officeooo:paragraph-rsid="045ef9cf" style:font-size-asian="12pt" style:font-weight-asian="normal" style:font-size-complex="12pt" style:font-weight-complex="normal"/>
    </style:style>
    <style:style style:name="P60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536506" officeooo:paragraph-rsid="068b370a" style:font-size-asian="12pt" style:font-weight-asian="normal" style:font-size-complex="12pt" style:font-weight-complex="normal"/>
    </style:style>
    <style:style style:name="P61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6b110d7" officeooo:paragraph-rsid="06b110d7" style:font-size-asian="12pt" style:font-weight-asian="normal" style:font-size-complex="12pt" style:font-weight-complex="normal"/>
    </style:style>
    <style:style style:name="P62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6b67da2" officeooo:paragraph-rsid="06d7776e" style:font-size-asian="12pt" style:font-weight-asian="normal" style:font-size-complex="12pt" style:font-weight-complex="normal"/>
    </style:style>
    <style:style style:name="P63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73df3a7" officeooo:paragraph-rsid="071838a9" style:font-size-asian="12pt" style:font-weight-asian="normal" style:font-size-complex="12pt" style:font-weight-complex="normal"/>
    </style:style>
    <style:style style:name="P64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75f1cf2" officeooo:paragraph-rsid="075f1cf2" style:font-size-asian="12pt" style:font-weight-asian="normal" style:font-size-complex="12pt" style:font-weight-complex="normal"/>
    </style:style>
    <style:style style:name="P65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70b7a11" officeooo:paragraph-rsid="07545e54" style:font-size-asian="12pt" style:font-weight-asian="normal" style:font-size-complex="12pt" style:font-weight-complex="normal"/>
    </style:style>
    <style:style style:name="P66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70b7a11" officeooo:paragraph-rsid="0792ac25" style:font-size-asian="12pt" style:font-weight-asian="normal" style:font-size-complex="12pt" style:font-weight-complex="normal"/>
    </style:style>
    <style:style style:name="P67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7527b57" officeooo:paragraph-rsid="0792ac25" style:font-size-asian="12pt" style:font-weight-asian="normal" style:font-size-complex="12pt" style:font-weight-complex="normal"/>
    </style:style>
    <style:style style:name="P68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71d4e74" officeooo:paragraph-rsid="079d2042" style:font-size-asian="12pt" style:font-weight-asian="normal" style:font-size-complex="12pt" style:font-weight-complex="normal"/>
    </style:style>
    <style:style style:name="P69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7b747f0" officeooo:paragraph-rsid="07f24a87" style:font-size-asian="12pt" style:font-weight-asian="normal" style:font-size-complex="12pt" style:font-weight-complex="normal"/>
    </style:style>
    <style:style style:name="P70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7f77e88" officeooo:paragraph-rsid="07f77e88" style:font-size-asian="12pt" style:font-weight-asian="normal" style:font-size-complex="12pt" style:font-weight-complex="normal"/>
    </style:style>
    <style:style style:name="P71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75556b0" officeooo:paragraph-rsid="07ca6f9b" style:font-size-asian="12pt" style:font-weight-asian="normal" style:font-size-complex="12pt" style:font-weight-complex="normal"/>
    </style:style>
    <style:style style:name="P72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79d14b7" officeooo:paragraph-rsid="079d2042" style:font-size-asian="12pt" style:font-weight-asian="normal" style:font-size-complex="12pt" style:font-weight-complex="normal"/>
    </style:style>
    <style:style style:name="P73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79d14b7" officeooo:paragraph-rsid="07d243e9" style:font-size-asian="12pt" style:font-weight-asian="normal" style:font-size-complex="12pt" style:font-weight-complex="normal"/>
    </style:style>
    <style:style style:name="P74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7cecf20" officeooo:paragraph-rsid="07d243e9" style:font-size-asian="12pt" style:font-weight-asian="normal" style:font-size-complex="12pt" style:font-weight-complex="normal"/>
    </style:style>
    <style:style style:name="P75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7cecf20" officeooo:paragraph-rsid="07d243e9" style:font-size-asian="12pt" style:font-weight-asian="normal" style:font-size-complex="12pt" style:font-weight-complex="normal"/>
    </style:style>
    <style:style style:name="P76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7d9b90d" officeooo:paragraph-rsid="07f24a87" style:font-size-asian="12pt" style:font-weight-asian="normal" style:font-size-complex="12pt" style:font-weight-complex="normal"/>
    </style:style>
    <style:style style:name="P77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7c27a02" officeooo:paragraph-rsid="0887da9a" style:font-size-asian="12pt" style:font-weight-asian="normal" style:font-size-complex="12pt" style:font-weight-complex="normal"/>
    </style:style>
    <style:style style:name="P78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7c27a02" officeooo:paragraph-rsid="08895473" style:font-size-asian="12pt" style:font-weight-asian="normal" style:font-size-complex="12pt" style:font-weight-complex="normal"/>
    </style:style>
    <style:style style:name="P79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8930867" officeooo:paragraph-rsid="08930867" style:font-size-asian="12pt" style:font-weight-asian="normal" style:font-size-complex="12pt" style:font-weight-complex="normal"/>
    </style:style>
    <style:style style:name="P80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6a9fc7e" officeooo:paragraph-rsid="08a7dc00" style:font-size-asian="12pt" style:font-weight-asian="normal" style:font-size-complex="12pt" style:font-weight-complex="normal"/>
    </style:style>
    <style:style style:name="P81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6a9fc7e" officeooo:paragraph-rsid="08a7dc00" style:font-size-asian="12pt" style:font-weight-asian="normal" style:font-size-complex="12pt" style:font-weight-complex="normal"/>
    </style:style>
    <style:style style:name="P82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8b307da" officeooo:paragraph-rsid="08c365e2" style:font-size-asian="12pt" style:font-weight-asian="normal" style:font-size-complex="12pt" style:font-weight-complex="normal"/>
    </style:style>
    <style:style style:name="P83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71c6f8" officeooo:paragraph-rsid="08beb8aa" style:font-size-asian="12pt" style:font-weight-asian="normal" style:font-size-complex="12pt" style:font-weight-complex="normal"/>
    </style:style>
    <style:style style:name="P84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471c6f8" officeooo:paragraph-rsid="08beb8aa" style:font-size-asian="12pt" style:font-weight-asian="normal" style:font-size-complex="12pt" style:font-weight-complex="normal"/>
    </style:style>
    <style:style style:name="P85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1531ed" officeooo:paragraph-rsid="08beb8aa" style:font-size-asian="12pt" style:font-weight-asian="normal" style:font-size-complex="12pt" style:font-weight-complex="normal"/>
    </style:style>
    <style:style style:name="P86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1531ed" officeooo:paragraph-rsid="08beb8aa" style:font-size-asian="12pt" style:font-weight-asian="normal" style:font-size-complex="12pt" style:font-weight-complex="normal"/>
    </style:style>
    <style:style style:name="P87" style:family="paragraph" style:parent-style-name="Text_20_body">
      <style:paragraph-properties fo:text-align="start" style:justify-single-word="false"/>
      <style:text-properties style:font-name="Times New Roman" fo:font-size="12pt" fo:font-weight="normal" officeooo:paragraph-rsid="08beb8aa" style:font-size-asian="12pt" style:font-weight-asian="normal" style:font-size-complex="12pt" style:font-weight-complex="normal"/>
    </style:style>
    <style:style style:name="P88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a11edb" officeooo:paragraph-rsid="08beb8aa" style:font-size-asian="12pt" style:font-weight-asian="normal" style:font-size-complex="12pt" style:font-weight-complex="normal"/>
    </style:style>
    <style:style style:name="P89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a11edb" officeooo:paragraph-rsid="08beb8aa" style:font-size-asian="12pt" style:font-weight-asian="normal" style:font-size-complex="12pt" style:font-weight-complex="normal"/>
    </style:style>
    <style:style style:name="P90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a93c8c" officeooo:paragraph-rsid="08beb8aa" style:font-size-asian="12pt" style:font-weight-asian="normal" style:font-size-complex="12pt" style:font-weight-complex="normal"/>
    </style:style>
    <style:style style:name="P91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870009b" officeooo:paragraph-rsid="08f42e75" style:font-size-asian="12pt" style:font-weight-asian="normal" style:font-size-complex="12pt" style:font-weight-complex="normal"/>
    </style:style>
    <style:style style:name="P92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89506b5" officeooo:paragraph-rsid="0913fe90" style:font-size-asian="12pt" style:font-weight-asian="normal" style:font-size-complex="12pt" style:font-weight-complex="normal"/>
    </style:style>
    <style:style style:name="P93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8b74695" officeooo:paragraph-rsid="092d81a9" style:font-size-asian="12pt" style:font-weight-asian="normal" style:font-size-complex="12pt" style:font-weight-complex="normal"/>
    </style:style>
    <style:style style:name="P94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8aba97b" officeooo:paragraph-rsid="09339b37" style:font-size-asian="12pt" style:font-weight-asian="normal" style:font-size-complex="12pt" style:font-weight-complex="normal"/>
    </style:style>
    <style:style style:name="P95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0d2a0ce" officeooo:paragraph-rsid="00d2a0ce" style:font-size-asian="12pt" style:font-weight-asian="bold" style:font-size-complex="12pt" style:font-weight-complex="bold"/>
    </style:style>
    <style:style style:name="P96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153197c" officeooo:paragraph-rsid="032a452f" style:font-size-asian="12pt" style:font-weight-asian="bold" style:font-size-complex="12pt" style:font-weight-complex="bold"/>
    </style:style>
    <style:style style:name="P97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153197c" officeooo:paragraph-rsid="068b370a" style:font-size-asian="12pt" style:font-weight-asian="bold" style:font-size-complex="12pt" style:font-weight-complex="bold"/>
    </style:style>
    <style:style style:name="P98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0a01967" officeooo:paragraph-rsid="00a01967" style:font-size-asian="12pt" style:font-weight-asian="bold" style:font-size-complex="12pt" style:font-weight-complex="bold"/>
    </style:style>
    <style:style style:name="P99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43cfdd5" officeooo:paragraph-rsid="06340aab" style:font-size-asian="12pt" style:font-weight-asian="bold" style:font-size-complex="12pt" style:font-weight-complex="bold"/>
    </style:style>
    <style:style style:name="P100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43cfdd5" officeooo:paragraph-rsid="06367ce3" style:font-size-asian="12pt" style:font-weight-asian="bold" style:font-size-complex="12pt" style:font-weight-complex="bold"/>
    </style:style>
    <style:style style:name="P101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43cfdd5" officeooo:paragraph-rsid="06368ef7" style:font-size-asian="12pt" style:font-weight-asian="bold" style:font-size-complex="12pt" style:font-weight-complex="bold"/>
    </style:style>
    <style:style style:name="P102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43cfdd5" officeooo:paragraph-rsid="0636c0e0" style:font-size-asian="12pt" style:font-weight-asian="bold" style:font-size-complex="12pt" style:font-weight-complex="bold"/>
    </style:style>
    <style:style style:name="P103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43cfdd5" officeooo:paragraph-rsid="065f1a14" style:font-size-asian="12pt" style:font-weight-asian="bold" style:font-size-complex="12pt" style:font-weight-complex="bold"/>
    </style:style>
    <style:style style:name="P104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635ef67" officeooo:paragraph-rsid="0635ef67" style:font-size-asian="12pt" style:font-weight-asian="bold" style:font-size-complex="12pt" style:font-weight-complex="bold"/>
    </style:style>
    <style:style style:name="P105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14c05b8" officeooo:paragraph-rsid="068b370a" style:font-size-asian="12pt" style:font-weight-asian="bold" style:font-size-complex="12pt" style:font-weight-complex="bold"/>
    </style:style>
    <style:style style:name="P106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02b81d6" officeooo:paragraph-rsid="0792ac25" style:font-size-asian="12pt" style:font-weight-asian="bold" style:font-size-complex="12pt" style:font-weight-complex="bold"/>
    </style:style>
    <style:style style:name="P107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02b81d6" officeooo:paragraph-rsid="07ca6f9b" style:font-size-asian="12pt" style:font-weight-asian="bold" style:font-size-complex="12pt" style:font-weight-complex="bold"/>
    </style:style>
    <style:style style:name="P108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02b81d6" officeooo:paragraph-rsid="079d2042" style:font-size-asian="12pt" style:font-weight-asian="bold" style:font-size-complex="12pt" style:font-weight-complex="bold"/>
    </style:style>
    <style:style style:name="P109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02b81d6" officeooo:paragraph-rsid="07d243e9" style:font-size-asian="12pt" style:font-weight-asian="bold" style:font-size-complex="12pt" style:font-weight-complex="bold"/>
    </style:style>
    <style:style style:name="P110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014b446" officeooo:paragraph-rsid="08beb8aa" style:font-size-asian="12pt" style:font-weight-asian="bold" style:font-size-complex="12pt" style:font-weight-complex="bold"/>
    </style:style>
    <style:style style:name="P111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01ef248" officeooo:paragraph-rsid="08beb8aa" style:font-size-asian="12pt" style:font-weight-asian="bold" style:font-size-complex="12pt" style:font-weight-complex="bold"/>
    </style:style>
    <style:style style:name="P112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0a11edb" officeooo:paragraph-rsid="08beb8aa" style:font-size-asian="12pt" style:font-weight-asian="bold" style:font-size-complex="12pt" style:font-weight-complex="bold"/>
    </style:style>
    <style:style style:name="P113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2814342" officeooo:paragraph-rsid="037ac8b4" style:font-size-asian="12pt" style:font-weight-asian="normal" style:font-size-complex="12pt" style:font-weight-complex="normal"/>
    </style:style>
    <style:style style:name="P114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2814342" officeooo:paragraph-rsid="045fa830" style:font-size-asian="12pt" style:font-weight-asian="normal" style:font-size-complex="12pt" style:font-weight-complex="normal"/>
    </style:style>
    <style:style style:name="P115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1358ce4" officeooo:paragraph-rsid="03c63b32" style:font-size-asian="12pt" style:font-weight-asian="normal" style:font-size-complex="12pt" style:font-weight-complex="normal"/>
    </style:style>
    <style:style style:name="P116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3cf99e1" officeooo:paragraph-rsid="03cf99e1" style:font-size-asian="12pt" style:font-weight-asian="normal" style:font-size-complex="12pt" style:font-weight-complex="normal"/>
    </style:style>
    <style:style style:name="P117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3cf99e1" officeooo:paragraph-rsid="0462e0cf" style:font-size-asian="12pt" style:font-weight-asian="normal" style:font-size-complex="12pt" style:font-weight-complex="normal"/>
    </style:style>
    <style:style style:name="P118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2d2b09c" officeooo:paragraph-rsid="0378cd5d" style:font-size-asian="12pt" style:font-weight-asian="normal" style:font-size-complex="12pt" style:font-weight-complex="normal"/>
    </style:style>
    <style:style style:name="P119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155be70" officeooo:paragraph-rsid="037ac8b4" style:font-size-asian="12pt" style:font-weight-asian="normal" style:font-size-complex="12pt" style:font-weight-complex="normal"/>
    </style:style>
    <style:style style:name="P120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3b3eb51" officeooo:paragraph-rsid="04e7c586" style:font-size-asian="12pt" style:font-weight-asian="normal" style:font-size-complex="12pt" style:font-weight-complex="normal"/>
    </style:style>
    <style:style style:name="P121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3b3eb51" officeooo:paragraph-rsid="04864b9b" style:font-size-asian="12pt" style:font-weight-asian="normal" style:font-size-complex="12pt" style:font-weight-complex="normal"/>
    </style:style>
    <style:style style:name="P122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2dc4079" officeooo:paragraph-rsid="03c63b32" style:font-size-asian="12pt" style:font-weight-asian="normal" style:font-size-complex="12pt" style:font-weight-complex="normal"/>
    </style:style>
    <style:style style:name="P123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2dc4079" officeooo:paragraph-rsid="04ae5462" style:font-size-asian="12pt" style:font-weight-asian="normal" style:font-size-complex="12pt" style:font-weight-complex="normal"/>
    </style:style>
    <style:style style:name="P124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2dc4079" officeooo:paragraph-rsid="0679a17c" style:font-size-asian="12pt" style:font-weight-asian="normal" style:font-size-complex="12pt" style:font-weight-complex="normal"/>
    </style:style>
    <style:style style:name="P125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2dc4079" officeooo:paragraph-rsid="07e8b9aa" style:font-size-asian="12pt" style:font-weight-asian="normal" style:font-size-complex="12pt" style:font-weight-complex="normal"/>
    </style:style>
    <style:style style:name="P126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2dc4079" officeooo:paragraph-rsid="08895473" style:font-size-asian="12pt" style:font-weight-asian="normal" style:font-size-complex="12pt" style:font-weight-complex="normal"/>
    </style:style>
    <style:style style:name="P127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2dc4079" officeooo:paragraph-rsid="0648a409" style:font-size-asian="12pt" style:font-weight-asian="normal" style:font-size-complex="12pt" style:font-weight-complex="normal"/>
    </style:style>
    <style:style style:name="P128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2dc4079" officeooo:paragraph-rsid="066ff376" style:font-size-asian="12pt" style:font-weight-asian="normal" style:font-size-complex="12pt" style:font-weight-complex="normal"/>
    </style:style>
    <style:style style:name="P129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2dc4079" officeooo:paragraph-rsid="068024dc" style:font-size-asian="12pt" style:font-weight-asian="normal" style:font-size-complex="12pt" style:font-weight-complex="normal"/>
    </style:style>
    <style:style style:name="P130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2dc4079" officeooo:paragraph-rsid="06875b76" style:font-size-asian="12pt" style:font-weight-asian="normal" style:font-size-complex="12pt" style:font-weight-complex="normal"/>
    </style:style>
    <style:style style:name="P131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2dc4079" officeooo:paragraph-rsid="07ef64e5" style:font-size-asian="12pt" style:font-weight-asian="normal" style:font-size-complex="12pt" style:font-weight-complex="normal"/>
    </style:style>
    <style:style style:name="P132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2dc4079" officeooo:paragraph-rsid="07f830a6" style:font-size-asian="12pt" style:font-weight-asian="normal" style:font-size-complex="12pt" style:font-weight-complex="normal"/>
    </style:style>
    <style:style style:name="P133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2dc4079" officeooo:paragraph-rsid="085af910" style:font-size-asian="12pt" style:font-weight-asian="normal" style:font-size-complex="12pt" style:font-weight-complex="normal"/>
    </style:style>
    <style:style style:name="P134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2dc4079" officeooo:paragraph-rsid="087a62b1" style:font-size-asian="12pt" style:font-weight-asian="normal" style:font-size-complex="12pt" style:font-weight-complex="normal"/>
    </style:style>
    <style:style style:name="P135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2dc4079" officeooo:paragraph-rsid="08895473" style:font-size-asian="12pt" style:font-weight-asian="normal" style:font-size-complex="12pt" style:font-weight-complex="normal"/>
    </style:style>
    <style:style style:name="P136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01da806" officeooo:paragraph-rsid="0597fd8f" style:font-size-asian="12pt" style:font-weight-asian="normal" style:font-size-complex="12pt" style:font-weight-complex="normal"/>
    </style:style>
    <style:style style:name="P137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59d3d03" officeooo:paragraph-rsid="027ef917" style:font-size-asian="12pt" style:font-weight-asian="normal" style:font-size-complex="12pt" style:font-weight-complex="normal"/>
    </style:style>
    <style:style style:name="P138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5ebcff3" officeooo:paragraph-rsid="05ebcff3" style:font-size-asian="12pt" style:font-weight-asian="normal" style:font-size-complex="12pt" style:font-weight-complex="normal"/>
    </style:style>
    <style:style style:name="P139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3d39325" officeooo:paragraph-rsid="04902d5d" style:font-size-asian="12pt" style:font-weight-asian="normal" style:font-size-complex="12pt" style:font-weight-complex="normal"/>
    </style:style>
    <style:style style:name="P140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3e21c4d" officeooo:paragraph-rsid="05d254dd" style:font-size-asian="12pt" style:font-weight-asian="normal" style:font-size-complex="12pt" style:font-weight-complex="normal"/>
    </style:style>
    <style:style style:name="P141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63a459c" officeooo:paragraph-rsid="063b6ee2" style:font-size-asian="12pt" style:font-weight-asian="normal" style:font-size-complex="12pt" style:font-weight-complex="normal"/>
    </style:style>
    <style:style style:name="P142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63a459c" officeooo:paragraph-rsid="06340aab" style:font-size-asian="12pt" style:font-weight-asian="normal" style:font-size-complex="12pt" style:font-weight-complex="normal"/>
    </style:style>
    <style:style style:name="P143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5df0f12" officeooo:paragraph-rsid="05995456" style:font-size-asian="12pt" style:font-weight-asian="normal" style:font-size-complex="12pt" style:font-weight-complex="normal"/>
    </style:style>
    <style:style style:name="P144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6340aab" officeooo:paragraph-rsid="06367ce3" style:font-size-asian="12pt" style:font-weight-asian="normal" style:font-size-complex="12pt" style:font-weight-complex="normal"/>
    </style:style>
    <style:style style:name="P145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66f52cf" officeooo:paragraph-rsid="066f52cf" style:font-size-asian="12pt" style:font-weight-asian="normal" style:font-size-complex="12pt" style:font-weight-complex="normal"/>
    </style:style>
    <style:style style:name="P146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64258da" officeooo:paragraph-rsid="065b6a18" style:font-size-asian="12pt" style:font-weight-asian="normal" style:font-size-complex="12pt" style:font-weight-complex="normal"/>
    </style:style>
    <style:style style:name="P147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64258da" officeooo:paragraph-rsid="07e8b9aa" style:font-size-asian="12pt" style:font-weight-asian="normal" style:font-size-complex="12pt" style:font-weight-complex="normal"/>
    </style:style>
    <style:style style:name="P148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61dff54" officeooo:paragraph-rsid="0636c0e0" style:font-size-asian="12pt" style:font-weight-asian="normal" style:font-size-complex="12pt" style:font-weight-complex="normal"/>
    </style:style>
    <style:style style:name="P149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63f5203" officeooo:paragraph-rsid="068c75df" style:font-size-asian="12pt" style:font-weight-asian="normal" style:font-size-complex="12pt" style:font-weight-complex="normal"/>
    </style:style>
    <style:style style:name="P150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266a03d" officeooo:paragraph-rsid="068024dc" style:font-size-asian="12pt" style:font-weight-asian="normal" style:font-size-complex="12pt" style:font-weight-complex="normal"/>
    </style:style>
    <style:style style:name="P151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266a03d" officeooo:paragraph-rsid="06875b76" style:font-size-asian="12pt" style:font-weight-asian="normal" style:font-size-complex="12pt" style:font-weight-complex="normal"/>
    </style:style>
    <style:style style:name="P152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266a03d" officeooo:paragraph-rsid="07ef64e5" style:font-size-asian="12pt" style:font-weight-asian="normal" style:font-size-complex="12pt" style:font-weight-complex="normal"/>
    </style:style>
    <style:style style:name="P153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266a03d" officeooo:paragraph-rsid="07f830a6" style:font-size-asian="12pt" style:font-weight-asian="normal" style:font-size-complex="12pt" style:font-weight-complex="normal"/>
    </style:style>
    <style:style style:name="P154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266a03d" officeooo:paragraph-rsid="085af910" style:font-size-asian="12pt" style:font-weight-asian="normal" style:font-size-complex="12pt" style:font-weight-complex="normal"/>
    </style:style>
    <style:style style:name="P155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266a03d" officeooo:paragraph-rsid="08895473" style:font-size-asian="12pt" style:font-weight-asian="normal" style:font-size-complex="12pt" style:font-weight-complex="normal"/>
    </style:style>
    <style:style style:name="P156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6a04a72" officeooo:paragraph-rsid="06a04a72" style:font-size-asian="12pt" style:font-weight-asian="normal" style:font-size-complex="12pt" style:font-weight-complex="normal"/>
    </style:style>
    <style:style style:name="P157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6b110d7" officeooo:paragraph-rsid="06b39ca4" style:font-size-asian="12pt" style:font-weight-asian="normal" style:font-size-complex="12pt" style:font-weight-complex="normal"/>
    </style:style>
    <style:style style:name="P158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7d6dbec" officeooo:paragraph-rsid="07c27a02" style:font-size-asian="12pt" style:font-weight-asian="normal" style:font-size-complex="12pt" style:font-weight-complex="normal"/>
    </style:style>
    <style:style style:name="P159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7d6dbec" officeooo:paragraph-rsid="07f830a6" style:font-size-asian="12pt" style:font-weight-asian="normal" style:font-size-complex="12pt" style:font-weight-complex="normal"/>
    </style:style>
    <style:style style:name="P160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7d6dbec" officeooo:paragraph-rsid="08895473" style:font-size-asian="12pt" style:font-weight-asian="normal" style:font-size-complex="12pt" style:font-weight-complex="normal"/>
    </style:style>
    <style:style style:name="P161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63f891b" officeooo:paragraph-rsid="07e8b9aa" style:font-size-asian="12pt" style:font-weight-asian="normal" style:font-size-complex="12pt" style:font-weight-complex="normal"/>
    </style:style>
    <style:style style:name="P162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63f891b" officeooo:paragraph-rsid="08895473" style:font-size-asian="12pt" style:font-weight-asian="normal" style:font-size-complex="12pt" style:font-weight-complex="normal"/>
    </style:style>
    <style:style style:name="P163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63f891b" officeooo:paragraph-rsid="0878d1c5" style:font-size-asian="12pt" style:font-weight-asian="normal" style:font-size-complex="12pt" style:font-weight-complex="normal"/>
    </style:style>
    <style:style style:name="P164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63f891b" officeooo:paragraph-rsid="08895473" style:font-size-asian="12pt" style:font-weight-asian="normal" style:font-size-complex="12pt" style:font-weight-complex="normal"/>
    </style:style>
    <style:style style:name="P165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81994c6" officeooo:paragraph-rsid="0830bb10" style:font-size-asian="12pt" style:font-weight-asian="normal" style:font-size-complex="12pt" style:font-weight-complex="normal"/>
    </style:style>
    <style:style style:name="P166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81994c6" officeooo:paragraph-rsid="08f0b651" style:font-size-asian="12pt" style:font-weight-asian="normal" style:font-size-complex="12pt" style:font-weight-complex="normal"/>
    </style:style>
    <style:style style:name="P167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63d2f6c" officeooo:paragraph-rsid="01b8d132" style:font-size-asian="12pt" style:font-weight-asian="normal" style:font-size-complex="12pt" style:font-weight-complex="normal"/>
    </style:style>
    <style:style style:name="P168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65ec487" officeooo:paragraph-rsid="07f24a87" style:font-size-asian="12pt" style:font-weight-asian="normal" style:font-size-complex="12pt" style:font-weight-complex="normal"/>
    </style:style>
    <style:style style:name="P169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7bd8b61" officeooo:paragraph-rsid="07f24a87" style:font-size-asian="12pt" style:font-weight-asian="normal" style:font-size-complex="12pt" style:font-weight-complex="normal"/>
    </style:style>
    <style:style style:name="P170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854931f" officeooo:paragraph-rsid="085af910" style:font-size-asian="12pt" style:font-weight-asian="normal" style:font-size-complex="12pt" style:font-weight-complex="normal"/>
    </style:style>
    <style:style style:name="P171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870009b" officeooo:paragraph-rsid="08f42e75" style:font-size-asian="12pt" style:font-weight-asian="normal" style:font-size-complex="12pt" style:font-weight-complex="normal"/>
    </style:style>
    <style:style style:name="P172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89eb055" officeooo:paragraph-rsid="0913fe90" style:font-size-asian="12pt" style:font-weight-asian="normal" style:font-size-complex="12pt" style:font-weight-complex="normal"/>
    </style:style>
    <style:style style:name="P173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91d97cf" officeooo:paragraph-rsid="092f417a" style:font-size-asian="12pt" style:font-weight-asian="normal" style:font-size-complex="12pt" style:font-weight-complex="normal"/>
    </style:style>
    <style:style style:name="P174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91d97cf" officeooo:paragraph-rsid="091ef523" style:font-size-asian="12pt" style:font-weight-asian="normal" style:font-size-complex="12pt" style:font-weight-complex="normal"/>
    </style:style>
    <style:style style:name="P175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92721ff" officeooo:paragraph-rsid="092721ff" style:font-size-asian="12pt" style:font-weight-asian="normal" style:font-size-complex="12pt" style:font-weight-complex="normal"/>
    </style:style>
    <style:style style:name="P176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8110564" officeooo:paragraph-rsid="0935146e" style:font-size-asian="12pt" style:font-weight-asian="normal" style:font-size-complex="12pt" style:font-weight-complex="normal"/>
    </style:style>
    <style:style style:name="P177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bold" officeooo:rsid="02d2b09c" officeooo:paragraph-rsid="0378cd5d" style:font-size-asian="12pt" style:font-weight-asian="bold" style:font-size-complex="12pt" style:font-weight-complex="bold"/>
    </style:style>
    <style:style style:name="P178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bold" officeooo:rsid="02d2b09c" officeooo:paragraph-rsid="04902d5d" style:font-size-asian="12pt" style:font-weight-asian="bold" style:font-size-complex="12pt" style:font-weight-complex="bold"/>
    </style:style>
    <style:style style:name="P179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bold" officeooo:rsid="05995456" officeooo:paragraph-rsid="05e90a92" style:font-size-asian="12pt" style:font-weight-asian="bold" style:font-size-complex="12pt" style:font-weight-complex="bold"/>
    </style:style>
    <style:style style:name="P180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bold" officeooo:rsid="081994c6" officeooo:paragraph-rsid="0830bb10" style:font-size-asian="12pt" style:font-weight-asian="bold" style:font-size-complex="12pt" style:font-weight-complex="bold"/>
    </style:style>
    <style:style style:name="P181" style:family="paragraph" style:parent-style-name="Text_20_body">
      <style:paragraph-properties fo:text-align="start" style:justify-single-word="false"/>
      <style:text-properties style:font-name="Times New Roman" fo:font-size="12pt" style:text-underline-style="solid" style:text-underline-width="auto" style:text-underline-color="font-color" fo:font-weight="normal" officeooo:rsid="08bc171b" officeooo:paragraph-rsid="08c365e2" style:font-size-asian="12pt" style:font-weight-asian="normal" style:font-size-complex="12pt" style:font-weight-complex="normal"/>
    </style:style>
    <style:style style:name="P182" style:family="paragraph" style:parent-style-name="Text_20_body">
      <style:text-properties style:font-name="Times New Roman" fo:font-size="12pt" style:font-size-asian="10.5pt" style:font-size-complex="12pt"/>
    </style:style>
    <style:style style:name="P183" style:family="paragraph" style:parent-style-name="Text_20_body">
      <style:text-properties style:font-name="Times New Roman" fo:font-size="10pt" style:font-size-asian="10pt" style:font-size-complex="10pt"/>
    </style:style>
    <style:style style:name="P184" style:family="paragraph" style:parent-style-name="Text_20_body">
      <style:paragraph-properties fo:text-align="justify" style:justify-single-word="false"/>
      <style:text-properties style:font-name="Times New Roman" fo:font-size="10pt" style:font-size-asian="10pt" style:font-size-complex="10pt"/>
    </style:style>
    <style:style style:name="P185" style:family="paragraph" style:parent-style-name="Text_20_body">
      <style:paragraph-properties fo:text-align="start" style:justify-single-word="false"/>
      <style:text-properties style:font-name="Times New Roman" fo:font-size="10pt" style:font-size-asian="10pt" style:font-size-complex="10pt"/>
    </style:style>
    <style:style style:name="P186" style:family="paragraph" style:parent-style-name="Text_20_body">
      <style:text-properties style:font-name="Times New Roman" fo:font-size="10pt" style:font-size-asian="8.75pt" style:font-size-complex="10pt"/>
    </style:style>
    <style:style style:name="P187" style:family="paragraph" style:parent-style-name="Text_20_body">
      <style:paragraph-properties fo:text-align="center" style:justify-single-word="false"/>
      <style:text-properties style:font-name="Times New Roman" fo:font-weight="bold" style:font-weight-asian="bold" style:font-weight-complex="bold"/>
    </style:style>
    <style:style style:name="P188" style:family="paragraph" style:parent-style-name="Text_20_body">
      <style:paragraph-properties fo:text-align="center" style:justify-single-word="false"/>
    </style:style>
    <style:style style:name="P189" style:family="paragraph" style:parent-style-name="Standard">
      <style:text-properties style:font-name="Times New Roman" fo:font-size="10pt" fo:language="en" fo:country="US" fo:font-style="normal" officeooo:rsid="00028b3c" officeooo:paragraph-rsid="00028b3c" style:font-size-asian="10pt" style:font-style-asian="normal" style:font-size-complex="10pt" style:font-style-complex="normal"/>
    </style:style>
    <style:style style:name="P190" style:family="paragraph" style:parent-style-name="Standard">
      <style:paragraph-properties fo:text-align="center" style:justify-single-word="false"/>
      <style:text-properties style:font-name="Times New Roman" fo:font-size="10pt" fo:language="en" fo:country="US" fo:font-style="normal" officeooo:rsid="00028b3c" officeooo:paragraph-rsid="00028b3c" style:font-size-asian="10pt" style:font-style-asian="normal" style:font-size-complex="10pt" style:font-style-complex="normal"/>
    </style:style>
    <style:style style:name="P191" style:family="paragraph" style:parent-style-name="Standard">
      <style:paragraph-properties fo:text-align="center" style:justify-single-word="false"/>
      <style:text-properties style:font-name="Times New Roman" fo:font-size="10pt" fo:language="en" fo:country="US" fo:font-style="normal" officeooo:rsid="00028b3c" officeooo:paragraph-rsid="08d3ada4" style:font-size-asian="10pt" style:font-style-asian="normal" style:font-size-complex="10pt" style:font-style-complex="normal"/>
    </style:style>
    <style:style style:name="P192" style:family="paragraph" style:parent-style-name="Standard">
      <style:paragraph-properties fo:text-align="center" style:justify-single-word="false"/>
      <style:text-properties style:font-name="Times New Roman" fo:font-size="10pt" fo:language="en" fo:country="US" fo:font-style="normal" officeooo:rsid="000432a9" officeooo:paragraph-rsid="000432a9" style:font-size-asian="10pt" style:font-style-asian="normal" style:font-size-complex="10pt" style:font-style-complex="normal"/>
    </style:style>
    <style:style style:name="P193" style:family="paragraph" style:parent-style-name="Standard">
      <style:paragraph-properties fo:text-align="center" style:justify-single-word="false"/>
      <style:text-properties style:font-name="Times New Roman" fo:font-size="12pt" fo:language="en" fo:country="US" fo:font-style="normal" fo:font-weight="normal" officeooo:rsid="00028b3c" officeooo:paragraph-rsid="00028b3c" style:font-size-asian="12pt" style:font-style-asian="normal" style:font-weight-asian="normal" style:font-size-complex="12pt" style:font-style-complex="normal" style:font-weight-complex="normal"/>
    </style:style>
    <style:style style:name="P194" style:family="paragraph" style:parent-style-name="Heading_20_1">
      <style:text-properties style:font-name="Times New Roman" fo:font-size="16pt" style:font-size-asian="16pt" style:font-size-complex="16pt"/>
    </style:style>
    <style:style style:name="P195" style:family="paragraph" style:parent-style-name="Heading_20_1">
      <style:text-properties style:font-name="Times New Roman" fo:font-size="16pt" officeooo:rsid="00028b3c" officeooo:paragraph-rsid="0012d0c4" style:font-size-asian="16pt" style:font-size-complex="16pt"/>
    </style:style>
    <style:style style:name="P196" style:family="paragraph" style:parent-style-name="Heading_20_1">
      <style:paragraph-properties fo:text-align="start" style:justify-single-word="false"/>
      <style:text-properties style:font-name="Times New Roman" fo:font-size="16pt" fo:font-weight="bold" officeooo:rsid="0027e6fc" officeooo:paragraph-rsid="00f6eb52" style:font-size-asian="16pt" style:font-weight-asian="bold" style:font-size-complex="16pt" style:font-weight-complex="bold"/>
    </style:style>
    <style:style style:name="P197" style:family="paragraph" style:parent-style-name="Heading_20_1">
      <style:paragraph-properties fo:text-align="start" style:justify-single-word="false"/>
      <style:text-properties style:font-name="Times New Roman" fo:font-size="16pt" fo:font-weight="bold" officeooo:rsid="0027e6fc" officeooo:paragraph-rsid="009924f6" style:font-size-asian="16pt" style:font-weight-asian="bold" style:font-size-complex="16pt" style:font-weight-complex="bold"/>
    </style:style>
    <style:style style:name="P198" style:family="paragraph" style:parent-style-name="Heading_20_1">
      <style:text-properties style:font-name="Times New Roman" fo:font-size="16pt" fo:font-weight="bold" officeooo:rsid="0027e6fc" officeooo:paragraph-rsid="0027e6fc" style:font-size-asian="16pt" style:font-weight-asian="bold" style:font-size-complex="16pt" style:font-weight-complex="bold"/>
    </style:style>
    <style:style style:name="P199" style:family="paragraph" style:parent-style-name="Heading_20_1">
      <style:paragraph-properties fo:text-align="start" style:justify-single-word="false"/>
      <style:text-properties style:font-name="Times New Roman" fo:font-size="16pt" fo:font-weight="bold" officeooo:rsid="073df3a7" officeooo:paragraph-rsid="0764d0ce" style:font-size-asian="16pt" style:font-weight-asian="bold" style:font-size-complex="16pt" style:font-weight-complex="bold"/>
    </style:style>
    <style:style style:name="P200" style:family="paragraph" style:parent-style-name="Heading_20_1">
      <style:paragraph-properties fo:text-align="start" style:justify-single-word="false"/>
      <style:text-properties style:font-name="Times New Roman" fo:font-size="16pt" style:text-underline-style="none" fo:font-weight="bold" officeooo:rsid="0027e6fc" officeooo:paragraph-rsid="02cfd0be" style:font-size-asian="16pt" style:font-weight-asian="bold" style:font-size-complex="16pt" style:font-weight-complex="bold"/>
    </style:style>
    <style:style style:name="P201" style:family="paragraph" style:parent-style-name="Heading_20_2">
      <style:text-properties style:font-name="Times New Roman" fo:font-size="14pt" style:font-size-asian="14pt" style:font-size-complex="14pt"/>
    </style:style>
    <style:style style:name="P202" style:family="paragraph" style:parent-style-name="Heading_20_2">
      <style:paragraph-properties fo:text-align="start" style:justify-single-word="false"/>
      <style:text-properties style:font-name="Times New Roman" fo:font-size="14pt" fo:font-weight="bold" officeooo:rsid="014ced5f" officeooo:paragraph-rsid="08bfad18" style:font-size-asian="14pt" style:font-weight-asian="bold" style:font-size-complex="14pt" style:font-weight-complex="bold"/>
    </style:style>
    <style:style style:name="P203" style:family="paragraph" style:parent-style-name="Heading_20_2">
      <style:paragraph-properties fo:text-align="start" style:justify-single-word="false"/>
      <style:text-properties style:font-name="Times New Roman" fo:font-size="14pt" fo:font-weight="bold" officeooo:rsid="014ced5f" officeooo:paragraph-rsid="09196265" style:font-size-asian="14pt" style:font-weight-asian="bold" style:font-size-complex="14pt" style:font-weight-complex="bold"/>
    </style:style>
    <style:style style:name="P204" style:family="paragraph" style:parent-style-name="Heading_20_2">
      <style:paragraph-properties fo:text-align="start" style:justify-single-word="false"/>
      <style:text-properties style:font-name="Times New Roman" fo:font-size="14pt" style:text-underline-style="none" fo:font-weight="bold" officeooo:rsid="014ced5f" officeooo:paragraph-rsid="09315db1" style:font-size-asian="14pt" style:font-weight-asian="bold" style:font-size-complex="14pt" style:font-weight-complex="bold"/>
    </style:style>
    <style:style style:name="P205" style:family="paragraph" style:parent-style-name="Text_20_body">
      <style:text-properties officeooo:rsid="093c97f8" officeooo:paragraph-rsid="093c97f8"/>
    </style:style>
    <style:style style:name="P206" style:family="paragraph" style:parent-style-name="Text_20_body">
      <style:text-properties officeooo:paragraph-rsid="093c97f8"/>
    </style:style>
    <style:style style:name="P207" style:family="paragraph" style:parent-style-name="Text_20_body">
      <style:paragraph-properties fo:text-align="center" style:justify-single-word="false"/>
      <style:text-properties officeooo:paragraph-rsid="093c97f8"/>
    </style:style>
    <style:style style:name="P208" style:family="paragraph" style:parent-style-name="Text_20_body">
      <style:text-properties officeooo:rsid="09439830" officeooo:paragraph-rsid="0943cb6b"/>
    </style:style>
    <style:style style:name="P209" style:family="paragraph" style:parent-style-name="Text_20_body">
      <style:paragraph-properties fo:text-align="center" style:justify-single-word="false"/>
      <style:text-properties officeooo:rsid="09439830" officeooo:paragraph-rsid="0943cb6b"/>
    </style:style>
    <style:style style:name="P210" style:family="paragraph" style:parent-style-name="Text_20_body">
      <style:text-properties officeooo:rsid="09473db9" officeooo:paragraph-rsid="09473db9"/>
    </style:style>
    <style:style style:name="P211" style:family="paragraph" style:parent-style-name="Text_20_body">
      <style:paragraph-properties fo:text-align="justify" style:justify-single-word="false"/>
      <style:text-properties style:font-name="Times New Roman" fo:font-size="10pt" officeooo:paragraph-rsid="0971596e" style:font-size-asian="10pt" style:font-size-complex="10pt"/>
    </style:style>
    <style:style style:name="P212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952e8ea" officeooo:paragraph-rsid="0952e8ea" style:font-size-asian="12pt" style:font-weight-asian="normal" style:font-size-complex="12pt" style:font-weight-complex="normal"/>
    </style:style>
    <style:style style:name="P213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952e8ea" officeooo:paragraph-rsid="0952e8ea" style:font-size-asian="12pt" style:font-weight-asian="normal" style:font-size-complex="12pt" style:font-weight-complex="normal"/>
    </style:style>
    <style:style style:name="P214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959de92" officeooo:paragraph-rsid="063b6ee2" style:font-size-asian="12pt" style:font-weight-asian="normal" style:font-size-complex="12pt" style:font-weight-complex="normal"/>
    </style:style>
    <style:style style:name="P215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96721fd" officeooo:paragraph-rsid="096721fd" style:font-size-asian="12pt" style:font-weight-asian="normal" style:font-size-complex="12pt" style:font-weight-complex="normal"/>
    </style:style>
    <style:style style:name="P216" style:family="paragraph" style:parent-style-name="Text_20_body">
      <style:text-properties officeooo:paragraph-rsid="09613d8f"/>
    </style:style>
    <style:style style:name="T1" style:family="text">
      <style:text-properties officeooo:rsid="00e803f2"/>
    </style:style>
    <style:style style:name="T2" style:family="text">
      <style:text-properties officeooo:rsid="041b241c"/>
    </style:style>
    <style:style style:name="T3" style:family="text">
      <style:text-properties officeooo:rsid="000432a9"/>
    </style:style>
    <style:style style:name="T4" style:family="text">
      <style:text-properties officeooo:rsid="00047d67"/>
    </style:style>
    <style:style style:name="T5" style:family="text">
      <style:text-properties officeooo:rsid="000862ac"/>
    </style:style>
    <style:style style:name="T6" style:family="text">
      <style:text-properties officeooo:rsid="0009f923"/>
    </style:style>
    <style:style style:name="T7" style:family="text">
      <style:text-properties officeooo:rsid="000b0221"/>
    </style:style>
    <style:style style:name="T8" style:family="text">
      <style:text-properties officeooo:rsid="0012d0c4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58187b9" style:font-weight-asian="bold" style:font-weight-complex="bold"/>
    </style:style>
    <style:style style:name="T11" style:family="text">
      <style:text-properties fo:font-weight="bold" officeooo:rsid="05883c22" style:font-weight-asian="bold" style:font-weight-complex="bold"/>
    </style:style>
    <style:style style:name="T12" style:family="text">
      <style:text-properties fo:font-weight="bold" officeooo:rsid="002b81d6" style:font-weight-asian="bold" style:font-weight-complex="bold"/>
    </style:style>
    <style:style style:name="T13" style:family="text">
      <style:text-properties fo:font-weight="bold" officeooo:rsid="079e393b" style:font-weight-asian="bold" style:font-weight-complex="bold"/>
    </style:style>
    <style:style style:name="T14" style:family="text">
      <style:text-properties fo:font-weight="bold" officeooo:rsid="08102a68" style:font-weight-asian="bold" style:font-weight-complex="bold"/>
    </style:style>
    <style:style style:name="T15" style:family="text">
      <style:text-properties fo:font-weight="bold" officeooo:rsid="08f5d3fe" style:font-weight-asian="bold" style:font-weight-complex="bold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1531ed" style:font-weight-asian="normal" style:font-weight-complex="normal"/>
    </style:style>
    <style:style style:name="T18" style:family="text">
      <style:text-properties fo:font-weight="normal" officeooo:rsid="0019eb61" style:font-weight-asian="normal" style:font-weight-complex="normal"/>
    </style:style>
    <style:style style:name="T19" style:family="text">
      <style:text-properties fo:font-weight="normal" officeooo:rsid="00d7b366" style:font-weight-asian="normal" style:font-weight-complex="normal"/>
    </style:style>
    <style:style style:name="T20" style:family="text">
      <style:text-properties fo:font-weight="normal" officeooo:rsid="00df3e44" style:font-weight-asian="normal" style:font-weight-complex="normal"/>
    </style:style>
    <style:style style:name="T21" style:family="text">
      <style:text-properties fo:font-weight="normal" officeooo:rsid="00e00e38" style:font-weight-asian="normal" style:font-weight-complex="normal"/>
    </style:style>
    <style:style style:name="T22" style:family="text">
      <style:text-properties fo:font-weight="normal" officeooo:rsid="00e1cdea" style:font-weight-asian="normal" style:font-weight-complex="normal"/>
    </style:style>
    <style:style style:name="T23" style:family="text">
      <style:text-properties fo:font-weight="normal" officeooo:rsid="014ced5f" style:font-weight-asian="normal" style:font-weight-complex="normal"/>
    </style:style>
    <style:style style:name="T24" style:family="text">
      <style:text-properties fo:font-weight="normal" officeooo:rsid="0155be70" style:font-weight-asian="normal" style:font-weight-complex="normal"/>
    </style:style>
    <style:style style:name="T25" style:family="text">
      <style:text-properties fo:font-weight="normal" officeooo:rsid="015ce502" style:font-weight-asian="normal" style:font-weight-complex="normal"/>
    </style:style>
    <style:style style:name="T26" style:family="text">
      <style:text-properties fo:font-weight="normal" officeooo:rsid="015d668a" style:font-weight-asian="normal" style:font-weight-complex="normal"/>
    </style:style>
    <style:style style:name="T27" style:family="text">
      <style:text-properties fo:font-weight="normal" officeooo:rsid="015f5928" style:font-weight-asian="normal" style:font-weight-complex="normal"/>
    </style:style>
    <style:style style:name="T28" style:family="text">
      <style:text-properties fo:font-weight="normal" officeooo:rsid="0189e82c" style:font-weight-asian="normal" style:font-weight-complex="normal"/>
    </style:style>
    <style:style style:name="T29" style:family="text">
      <style:text-properties fo:font-weight="normal" officeooo:rsid="018a5187" style:font-weight-asian="normal" style:font-weight-complex="normal"/>
    </style:style>
    <style:style style:name="T30" style:family="text">
      <style:text-properties fo:font-weight="normal" officeooo:rsid="01b8d132" style:font-weight-asian="normal" style:font-weight-complex="normal"/>
    </style:style>
    <style:style style:name="T31" style:family="text">
      <style:text-properties fo:font-weight="normal" officeooo:rsid="01f7379c" style:font-weight-asian="normal" style:font-weight-complex="normal"/>
    </style:style>
    <style:style style:name="T32" style:family="text">
      <style:text-properties fo:font-weight="normal" officeooo:rsid="02888261" style:font-weight-asian="normal" style:font-weight-complex="normal"/>
    </style:style>
    <style:style style:name="T33" style:family="text">
      <style:text-properties fo:font-weight="normal" officeooo:rsid="028c96d1" style:font-weight-asian="normal" style:font-weight-complex="normal"/>
    </style:style>
    <style:style style:name="T34" style:family="text">
      <style:text-properties fo:font-weight="normal" officeooo:rsid="028e224a" style:font-weight-asian="normal" style:font-weight-complex="normal"/>
    </style:style>
    <style:style style:name="T35" style:family="text">
      <style:text-properties fo:font-weight="normal" officeooo:rsid="029cd5c7" style:font-weight-asian="normal" style:font-weight-complex="normal"/>
    </style:style>
    <style:style style:name="T36" style:family="text">
      <style:text-properties fo:font-weight="normal" officeooo:rsid="02a5fda7" style:font-weight-asian="normal" style:font-weight-complex="normal"/>
    </style:style>
    <style:style style:name="T37" style:family="text">
      <style:text-properties fo:font-weight="normal" officeooo:rsid="02a70bac" style:font-weight-asian="normal" style:font-weight-complex="normal"/>
    </style:style>
    <style:style style:name="T38" style:family="text">
      <style:text-properties fo:font-weight="normal" officeooo:rsid="02dc4079" style:font-weight-asian="normal" style:font-weight-complex="normal"/>
    </style:style>
    <style:style style:name="T39" style:family="text">
      <style:text-properties fo:font-weight="normal" officeooo:rsid="02eaf4dd" style:font-weight-asian="normal" style:font-weight-complex="normal"/>
    </style:style>
    <style:style style:name="T40" style:family="text">
      <style:text-properties fo:font-weight="normal" officeooo:rsid="02ee6843" style:font-weight-asian="normal" style:font-weight-complex="normal"/>
    </style:style>
    <style:style style:name="T41" style:family="text">
      <style:text-properties fo:font-weight="normal" officeooo:rsid="014c05b8" style:font-weight-asian="normal" style:font-weight-complex="normal"/>
    </style:style>
    <style:style style:name="T42" style:family="text">
      <style:text-properties fo:font-weight="normal" officeooo:rsid="0388d323" style:font-weight-asian="normal" style:font-weight-complex="normal"/>
    </style:style>
    <style:style style:name="T43" style:family="text">
      <style:text-properties fo:font-weight="normal" officeooo:rsid="038c8e33" style:font-weight-asian="normal" style:font-weight-complex="normal"/>
    </style:style>
    <style:style style:name="T44" style:family="text">
      <style:text-properties fo:font-weight="normal" officeooo:rsid="038caa6f" style:font-weight-asian="normal" style:font-weight-complex="normal"/>
    </style:style>
    <style:style style:name="T45" style:family="text">
      <style:text-properties fo:font-weight="normal" officeooo:rsid="03b3eb51" style:font-weight-asian="normal" style:font-weight-complex="normal"/>
    </style:style>
    <style:style style:name="T46" style:family="text">
      <style:text-properties fo:font-weight="normal" officeooo:rsid="03d39325" style:font-weight-asian="normal" style:font-weight-complex="normal"/>
    </style:style>
    <style:style style:name="T47" style:family="text">
      <style:text-properties fo:font-weight="normal" officeooo:rsid="03ee2f07" style:font-weight-asian="normal" style:font-weight-complex="normal"/>
    </style:style>
    <style:style style:name="T48" style:family="text">
      <style:text-properties fo:font-weight="normal" officeooo:rsid="0420545c" style:font-weight-asian="normal" style:font-weight-complex="normal"/>
    </style:style>
    <style:style style:name="T49" style:family="text">
      <style:text-properties fo:font-weight="normal" officeooo:rsid="043787db" style:font-weight-asian="normal" style:font-weight-complex="normal"/>
    </style:style>
    <style:style style:name="T50" style:family="text">
      <style:text-properties fo:font-weight="normal" officeooo:rsid="04461c46" style:font-weight-asian="normal" style:font-weight-complex="normal"/>
    </style:style>
    <style:style style:name="T51" style:family="text">
      <style:text-properties fo:font-weight="normal" officeooo:rsid="04864b9b" style:font-weight-asian="normal" style:font-weight-complex="normal"/>
    </style:style>
    <style:style style:name="T52" style:family="text">
      <style:text-properties fo:font-weight="normal" officeooo:rsid="04ec6100" style:font-weight-asian="normal" style:font-weight-complex="normal"/>
    </style:style>
    <style:style style:name="T53" style:family="text">
      <style:text-properties fo:font-weight="normal" officeooo:rsid="04a3c36a" style:font-weight-asian="normal" style:font-weight-complex="normal"/>
    </style:style>
    <style:style style:name="T54" style:family="text">
      <style:text-properties fo:font-weight="normal" officeooo:rsid="04a72d1e" style:font-weight-asian="normal" style:font-weight-complex="normal"/>
    </style:style>
    <style:style style:name="T55" style:family="text">
      <style:text-properties fo:font-weight="normal" officeooo:rsid="054f3ff8" style:font-weight-asian="normal" style:font-weight-complex="normal"/>
    </style:style>
    <style:style style:name="T56" style:family="text">
      <style:text-properties fo:font-weight="normal" officeooo:rsid="059bf5e5" style:font-weight-asian="normal" style:font-weight-complex="normal"/>
    </style:style>
    <style:style style:name="T57" style:family="text">
      <style:text-properties fo:font-weight="normal" officeooo:rsid="05ae9954" style:font-weight-asian="normal" style:font-weight-complex="normal"/>
    </style:style>
    <style:style style:name="T58" style:family="text">
      <style:text-properties fo:font-weight="normal" officeooo:rsid="05b3355d" style:font-weight-asian="normal" style:font-weight-complex="normal"/>
    </style:style>
    <style:style style:name="T59" style:family="text">
      <style:text-properties fo:font-weight="normal" officeooo:rsid="05b563ac" style:font-weight-asian="normal" style:font-weight-complex="normal"/>
    </style:style>
    <style:style style:name="T60" style:family="text">
      <style:text-properties fo:font-weight="normal" officeooo:rsid="05b94bf3" style:font-weight-asian="normal" style:font-weight-complex="normal"/>
    </style:style>
    <style:style style:name="T61" style:family="text">
      <style:text-properties fo:font-weight="normal" officeooo:rsid="05ba7292" style:font-weight-asian="normal" style:font-weight-complex="normal"/>
    </style:style>
    <style:style style:name="T62" style:family="text">
      <style:text-properties fo:font-weight="normal" officeooo:rsid="05bf907a" style:font-weight-asian="normal" style:font-weight-complex="normal"/>
    </style:style>
    <style:style style:name="T63" style:family="text">
      <style:text-properties fo:font-weight="normal" officeooo:rsid="05d41919" style:font-weight-asian="normal" style:font-weight-complex="normal"/>
    </style:style>
    <style:style style:name="T64" style:family="text">
      <style:text-properties fo:font-weight="normal" officeooo:rsid="05db2234" style:font-weight-asian="normal" style:font-weight-complex="normal"/>
    </style:style>
    <style:style style:name="T65" style:family="text">
      <style:text-properties fo:font-weight="normal" officeooo:rsid="05df0f12" style:font-weight-asian="normal" style:font-weight-complex="normal"/>
    </style:style>
    <style:style style:name="T66" style:family="text">
      <style:text-properties fo:font-weight="normal" officeooo:rsid="02d2b09c" style:font-weight-asian="normal" style:font-weight-complex="normal"/>
    </style:style>
    <style:style style:name="T67" style:family="text">
      <style:text-properties fo:font-weight="normal" officeooo:rsid="05e4ebf4" style:font-weight-asian="normal" style:font-weight-complex="normal"/>
    </style:style>
    <style:style style:name="T68" style:family="text">
      <style:text-properties fo:font-weight="normal" officeooo:rsid="05e7bfc7" style:font-weight-asian="normal" style:font-weight-complex="normal"/>
    </style:style>
    <style:style style:name="T69" style:family="text">
      <style:text-properties fo:font-weight="normal" officeooo:rsid="05e90a92" style:font-weight-asian="normal" style:font-weight-complex="normal"/>
    </style:style>
    <style:style style:name="T70" style:family="text">
      <style:text-properties fo:font-weight="normal" officeooo:rsid="05ea3b93" style:font-weight-asian="normal" style:font-weight-complex="normal"/>
    </style:style>
    <style:style style:name="T71" style:family="text">
      <style:text-properties fo:font-weight="normal" officeooo:rsid="05ea47a0" style:font-weight-asian="normal" style:font-weight-complex="normal"/>
    </style:style>
    <style:style style:name="T72" style:family="text">
      <style:text-properties fo:font-weight="normal" officeooo:rsid="060098f0" style:font-weight-asian="normal" style:font-weight-complex="normal"/>
    </style:style>
    <style:style style:name="T73" style:family="text">
      <style:text-properties fo:font-weight="normal" officeooo:rsid="060207c8" style:font-weight-asian="normal" style:font-weight-complex="normal"/>
    </style:style>
    <style:style style:name="T74" style:family="text">
      <style:text-properties fo:font-weight="normal" officeooo:rsid="061e4e32" style:font-weight-asian="normal" style:font-weight-complex="normal"/>
    </style:style>
    <style:style style:name="T75" style:family="text">
      <style:text-properties fo:font-weight="normal" officeooo:rsid="06d31de0" style:font-weight-asian="normal" style:font-weight-complex="normal"/>
    </style:style>
    <style:style style:name="T76" style:family="text">
      <style:text-properties fo:font-weight="normal" officeooo:rsid="06e57b6f" style:font-weight-asian="normal" style:font-weight-complex="normal"/>
    </style:style>
    <style:style style:name="T77" style:family="text">
      <style:text-properties fo:font-weight="normal" officeooo:rsid="06e90204" style:font-weight-asian="normal" style:font-weight-complex="normal"/>
    </style:style>
    <style:style style:name="T78" style:family="text">
      <style:text-properties fo:font-weight="normal" officeooo:rsid="06eee45b" style:font-weight-asian="normal" style:font-weight-complex="normal"/>
    </style:style>
    <style:style style:name="T79" style:family="text">
      <style:text-properties fo:font-weight="normal" officeooo:rsid="06f06d4f" style:font-weight-asian="normal" style:font-weight-complex="normal"/>
    </style:style>
    <style:style style:name="T80" style:family="text">
      <style:text-properties fo:font-weight="normal" officeooo:rsid="06f0ba5f" style:font-weight-asian="normal" style:font-weight-complex="normal"/>
    </style:style>
    <style:style style:name="T81" style:family="text">
      <style:text-properties fo:font-weight="normal" officeooo:rsid="06f9a78e" style:font-weight-asian="normal" style:font-weight-complex="normal"/>
    </style:style>
    <style:style style:name="T82" style:family="text">
      <style:text-properties fo:font-weight="normal" officeooo:rsid="06fd6d83" style:font-weight-asian="normal" style:font-weight-complex="normal"/>
    </style:style>
    <style:style style:name="T83" style:family="text">
      <style:text-properties fo:font-weight="normal" officeooo:rsid="070137aa" style:font-weight-asian="normal" style:font-weight-complex="normal"/>
    </style:style>
    <style:style style:name="T84" style:family="text">
      <style:text-properties fo:font-weight="normal" officeooo:rsid="0702f988" style:font-weight-asian="normal" style:font-weight-complex="normal"/>
    </style:style>
    <style:style style:name="T85" style:family="text">
      <style:text-properties fo:font-weight="normal" officeooo:rsid="07055f0b" style:font-weight-asian="normal" style:font-weight-complex="normal"/>
    </style:style>
    <style:style style:name="T86" style:family="text">
      <style:text-properties fo:font-weight="normal" officeooo:rsid="070b7a11" style:font-weight-asian="normal" style:font-weight-complex="normal"/>
    </style:style>
    <style:style style:name="T87" style:family="text">
      <style:text-properties fo:font-weight="normal" officeooo:rsid="0710840a" style:font-weight-asian="normal" style:font-weight-complex="normal"/>
    </style:style>
    <style:style style:name="T88" style:family="text">
      <style:text-properties fo:font-weight="normal" officeooo:rsid="0718ca81" style:font-weight-asian="normal" style:font-weight-complex="normal"/>
    </style:style>
    <style:style style:name="T89" style:family="text">
      <style:text-properties fo:font-weight="normal" officeooo:rsid="071d4e74" style:font-weight-asian="normal" style:font-weight-complex="normal"/>
    </style:style>
    <style:style style:name="T90" style:family="text">
      <style:text-properties fo:font-weight="normal" officeooo:rsid="07372ed1" style:font-weight-asian="normal" style:font-weight-complex="normal"/>
    </style:style>
    <style:style style:name="T91" style:family="text">
      <style:text-properties fo:font-weight="normal" officeooo:rsid="07378e90" style:font-weight-asian="normal" style:font-weight-complex="normal"/>
    </style:style>
    <style:style style:name="T92" style:family="text">
      <style:text-properties fo:font-weight="normal" officeooo:rsid="07426de7" style:font-weight-asian="normal" style:font-weight-complex="normal"/>
    </style:style>
    <style:style style:name="T93" style:family="text">
      <style:text-properties fo:font-weight="normal" officeooo:rsid="074aa595" style:font-weight-asian="normal" style:font-weight-complex="normal"/>
    </style:style>
    <style:style style:name="T94" style:family="text">
      <style:text-properties fo:font-weight="normal" officeooo:rsid="075556b0" style:font-weight-asian="normal" style:font-weight-complex="normal"/>
    </style:style>
    <style:style style:name="T95" style:family="text">
      <style:text-properties fo:font-weight="normal" officeooo:rsid="07586599" style:font-weight-asian="normal" style:font-weight-complex="normal"/>
    </style:style>
    <style:style style:name="T96" style:family="text">
      <style:text-properties fo:font-weight="normal" officeooo:rsid="075f1cf2" style:font-weight-asian="normal" style:font-weight-complex="normal"/>
    </style:style>
    <style:style style:name="T97" style:family="text">
      <style:text-properties fo:font-weight="normal" officeooo:rsid="076134cd" style:font-weight-asian="normal" style:font-weight-complex="normal"/>
    </style:style>
    <style:style style:name="T98" style:family="text">
      <style:text-properties fo:font-weight="normal" officeooo:rsid="077198be" style:font-weight-asian="normal" style:font-weight-complex="normal"/>
    </style:style>
    <style:style style:name="T99" style:family="text">
      <style:text-properties fo:font-weight="normal" officeooo:rsid="0776312b" style:font-weight-asian="normal" style:font-weight-complex="normal"/>
    </style:style>
    <style:style style:name="T100" style:family="text">
      <style:text-properties fo:font-weight="normal" officeooo:rsid="07787692" style:font-weight-asian="normal" style:font-weight-complex="normal"/>
    </style:style>
    <style:style style:name="T101" style:family="text">
      <style:text-properties fo:font-weight="normal" officeooo:rsid="079d14b7" style:font-weight-asian="normal" style:font-weight-complex="normal"/>
    </style:style>
    <style:style style:name="T102" style:family="text">
      <style:text-properties fo:font-weight="normal" officeooo:rsid="079d2042" style:font-weight-asian="normal" style:font-weight-complex="normal"/>
    </style:style>
    <style:style style:name="T103" style:family="text">
      <style:text-properties fo:font-weight="normal" officeooo:rsid="07c5c8a1" style:font-weight-asian="normal" style:font-weight-complex="normal"/>
    </style:style>
    <style:style style:name="T104" style:family="text">
      <style:text-properties fo:font-weight="normal" officeooo:rsid="07c8eb36" style:font-weight-asian="normal" style:font-weight-complex="normal"/>
    </style:style>
    <style:style style:name="T105" style:family="text">
      <style:text-properties fo:font-weight="normal" officeooo:rsid="07cc25d3" style:font-weight-asian="normal" style:font-weight-complex="normal"/>
    </style:style>
    <style:style style:name="T106" style:family="text">
      <style:text-properties fo:font-weight="normal" officeooo:rsid="07cecf20" style:font-weight-asian="normal" style:font-weight-complex="normal"/>
    </style:style>
    <style:style style:name="T107" style:family="text">
      <style:text-properties fo:font-weight="normal" officeooo:rsid="07dd55ce" style:font-weight-asian="normal" style:font-weight-complex="normal"/>
    </style:style>
    <style:style style:name="T108" style:family="text">
      <style:text-properties fo:font-weight="normal" officeooo:rsid="084bd4af" style:font-weight-asian="normal" style:font-weight-complex="normal"/>
    </style:style>
    <style:style style:name="T109" style:family="text">
      <style:text-properties officeooo:rsid="001ffc65"/>
    </style:style>
    <style:style style:name="T110" style:family="text">
      <style:text-properties officeooo:rsid="002a3a98" style:font-name-asian="Microsoft YaHei" style:font-name-complex="Arial"/>
    </style:style>
    <style:style style:name="T111" style:family="text">
      <style:text-properties officeooo:rsid="00f6eb52" style:font-name-asian="Microsoft YaHei" style:font-name-complex="Arial"/>
    </style:style>
    <style:style style:name="T112" style:family="text">
      <style:text-properties officeooo:rsid="0181a2f0" style:font-name-asian="Microsoft YaHei" style:font-name-complex="Arial"/>
    </style:style>
    <style:style style:name="T113" style:family="text">
      <style:text-properties officeooo:rsid="02d7c421" style:font-name-asian="Microsoft YaHei" style:font-name-complex="Arial"/>
    </style:style>
    <style:style style:name="T114" style:family="text">
      <style:text-properties officeooo:rsid="04c5bebe" style:font-name-asian="Microsoft YaHei" style:font-name-complex="Arial"/>
    </style:style>
    <style:style style:name="T115" style:family="text">
      <style:text-properties officeooo:rsid="078cd1d7" style:font-name-asian="Microsoft YaHei" style:font-name-complex="Arial"/>
    </style:style>
    <style:style style:name="T116" style:family="text">
      <style:text-properties officeooo:rsid="078f2f47" style:font-name-asian="Microsoft YaHei" style:font-name-complex="Arial"/>
    </style:style>
    <style:style style:name="T117" style:family="text">
      <style:text-properties officeooo:rsid="0917ad70" style:font-name-asian="Microsoft YaHei" style:font-name-complex="Arial"/>
    </style:style>
    <style:style style:name="T118" style:family="text">
      <style:text-properties officeooo:rsid="091b77d2" style:font-name-asian="Microsoft YaHei" style:font-name-complex="Arial"/>
    </style:style>
    <style:style style:name="T119" style:family="text">
      <style:text-properties officeooo:rsid="091bcf8f" style:font-name-asian="Microsoft YaHei" style:font-name-complex="Arial"/>
    </style:style>
    <style:style style:name="T120" style:family="text">
      <style:text-properties officeooo:rsid="09315db1" style:font-name-asian="Microsoft YaHei" style:font-name-complex="Arial"/>
    </style:style>
    <style:style style:name="T121" style:family="text">
      <style:text-properties officeooo:rsid="00552b85"/>
    </style:style>
    <style:style style:name="T122" style:family="text">
      <style:text-properties officeooo:rsid="0058dbd6"/>
    </style:style>
    <style:style style:name="T123" style:family="text">
      <style:text-properties officeooo:rsid="0059a63b"/>
    </style:style>
    <style:style style:name="T124" style:family="text">
      <style:text-properties officeooo:rsid="005ce986"/>
    </style:style>
    <style:style style:name="T125" style:family="text">
      <style:text-properties officeooo:rsid="005dcff1"/>
    </style:style>
    <style:style style:name="T126" style:family="text">
      <style:text-properties officeooo:rsid="0067ec74"/>
    </style:style>
    <style:style style:name="T127" style:family="text">
      <style:text-properties officeooo:rsid="00f61deb"/>
    </style:style>
    <style:style style:name="T128" style:family="text">
      <style:text-properties officeooo:rsid="00f6eb52"/>
    </style:style>
    <style:style style:name="T129" style:family="text">
      <style:text-properties officeooo:rsid="00e1cdea"/>
    </style:style>
    <style:style style:name="T130" style:family="text">
      <style:text-properties officeooo:rsid="011f2fa0"/>
    </style:style>
    <style:style style:name="T131" style:family="text">
      <style:text-properties officeooo:rsid="00df3e44"/>
    </style:style>
    <style:style style:name="T132" style:family="text">
      <style:text-properties officeooo:rsid="00e00e38"/>
    </style:style>
    <style:style style:name="T133" style:family="text">
      <style:text-properties officeooo:rsid="012a0a99"/>
    </style:style>
    <style:style style:name="T134" style:family="text">
      <style:text-properties officeooo:rsid="012c523c"/>
    </style:style>
    <style:style style:name="T135" style:family="text">
      <style:text-properties officeooo:rsid="012cedd7"/>
    </style:style>
    <style:style style:name="T136" style:family="text">
      <style:text-properties officeooo:rsid="0141adc4"/>
    </style:style>
    <style:style style:name="T137" style:family="text">
      <style:text-properties officeooo:rsid="01548860"/>
    </style:style>
    <style:style style:name="T138" style:family="text">
      <style:text-properties officeooo:rsid="016da9d0"/>
    </style:style>
    <style:style style:name="T139" style:family="text">
      <style:text-properties officeooo:rsid="016ea9a7"/>
    </style:style>
    <style:style style:name="T140" style:family="text">
      <style:text-properties officeooo:rsid="01ae295d"/>
    </style:style>
    <style:style style:name="T141" style:family="text">
      <style:text-properties officeooo:rsid="01b8d132"/>
    </style:style>
    <style:style style:name="T142" style:family="text">
      <style:text-properties officeooo:rsid="015d668a"/>
    </style:style>
    <style:style style:name="T143" style:family="text">
      <style:text-properties officeooo:rsid="01d7ce53"/>
    </style:style>
    <style:style style:name="T144" style:family="text">
      <style:text-properties officeooo:rsid="01d9ca5e"/>
    </style:style>
    <style:style style:name="T145" style:family="text">
      <style:text-properties officeooo:rsid="0140d341"/>
    </style:style>
    <style:style style:name="T146" style:family="text">
      <style:text-properties officeooo:rsid="011a8261"/>
    </style:style>
    <style:style style:name="T147" style:family="text">
      <style:text-properties officeooo:rsid="01f0672c"/>
    </style:style>
    <style:style style:name="T148" style:family="text">
      <style:text-properties officeooo:rsid="020311eb"/>
    </style:style>
    <style:style style:name="T149" style:family="text">
      <style:text-properties officeooo:rsid="0214a2be"/>
    </style:style>
    <style:style style:name="T150" style:family="text">
      <style:text-properties officeooo:rsid="021f8323"/>
    </style:style>
    <style:style style:name="T151" style:family="text">
      <style:text-properties officeooo:rsid="0220a642"/>
    </style:style>
    <style:style style:name="T152" style:family="text">
      <style:text-properties officeooo:rsid="024a90c7"/>
    </style:style>
    <style:style style:name="T153" style:family="text">
      <style:text-properties officeooo:rsid="02680635"/>
    </style:style>
    <style:style style:name="T154" style:family="text">
      <style:text-properties officeooo:rsid="026a6a98"/>
    </style:style>
    <style:style style:name="T155" style:family="text">
      <style:text-properties officeooo:rsid="0270edaa"/>
    </style:style>
    <style:style style:name="T156" style:family="text">
      <style:text-properties style:text-underline-style="none"/>
    </style:style>
    <style:style style:name="T157" style:family="text">
      <style:text-properties style:text-underline-style="none" officeooo:rsid="02814342"/>
    </style:style>
    <style:style style:name="T158" style:family="text">
      <style:text-properties style:text-underline-style="none" officeooo:rsid="02dc4079"/>
    </style:style>
    <style:style style:name="T159" style:family="text">
      <style:text-properties style:text-underline-style="none" officeooo:rsid="0266a03d"/>
    </style:style>
    <style:style style:name="T160" style:family="text">
      <style:text-properties style:text-underline-style="none" fo:font-weight="normal" officeooo:rsid="059bf5e5" style:font-weight-asian="normal" style:font-weight-complex="normal"/>
    </style:style>
    <style:style style:name="T161" style:family="text">
      <style:text-properties style:text-underline-style="none" fo:font-weight="normal" officeooo:rsid="05ae9954" style:font-weight-asian="normal" style:font-weight-complex="normal"/>
    </style:style>
    <style:style style:name="T162" style:family="text">
      <style:text-properties style:text-underline-style="none" fo:font-weight="normal" officeooo:rsid="05b3355d" style:font-weight-asian="normal" style:font-weight-complex="normal"/>
    </style:style>
    <style:style style:name="T163" style:family="text">
      <style:text-properties style:text-underline-style="none" fo:font-weight="normal" officeooo:rsid="05db2234" style:font-weight-asian="normal" style:font-weight-complex="normal"/>
    </style:style>
    <style:style style:name="T164" style:family="text">
      <style:text-properties style:text-underline-style="none" fo:font-weight="normal" officeooo:rsid="05b563ac" style:font-weight-asian="normal" style:font-weight-complex="normal"/>
    </style:style>
    <style:style style:name="T165" style:family="text">
      <style:text-properties style:text-underline-style="none" fo:font-weight="normal" officeooo:rsid="06165984" style:font-weight-asian="normal" style:font-weight-complex="normal"/>
    </style:style>
    <style:style style:name="T166" style:family="text">
      <style:text-properties style:text-underline-style="none" fo:font-weight="normal" officeooo:rsid="0617faa7" style:font-weight-asian="normal" style:font-weight-complex="normal"/>
    </style:style>
    <style:style style:name="T167" style:family="text">
      <style:text-properties style:text-underline-style="none" fo:font-weight="normal" officeooo:rsid="0618c2d6" style:font-weight-asian="normal" style:font-weight-complex="normal"/>
    </style:style>
    <style:style style:name="T168" style:family="text">
      <style:text-properties style:text-underline-style="none" fo:font-weight="normal" officeooo:rsid="05b94bf3" style:font-weight-asian="normal" style:font-weight-complex="normal"/>
    </style:style>
    <style:style style:name="T169" style:family="text">
      <style:text-properties style:text-underline-style="none" fo:font-weight="normal" officeooo:rsid="05ea3b93" style:font-weight-asian="normal" style:font-weight-complex="normal"/>
    </style:style>
    <style:style style:name="T170" style:family="text">
      <style:text-properties style:text-underline-style="none" fo:font-weight="normal" officeooo:rsid="05ba7292" style:font-weight-asian="normal" style:font-weight-complex="normal"/>
    </style:style>
    <style:style style:name="T171" style:family="text">
      <style:text-properties style:text-underline-style="none" fo:font-weight="normal" officeooo:rsid="05bf907a" style:font-weight-asian="normal" style:font-weight-complex="normal"/>
    </style:style>
    <style:style style:name="T172" style:family="text">
      <style:text-properties style:text-underline-style="none" fo:font-weight="normal" officeooo:rsid="05e90a92" style:font-weight-asian="normal" style:font-weight-complex="normal"/>
    </style:style>
    <style:style style:name="T173" style:family="text">
      <style:text-properties style:text-underline-style="none" fo:font-weight="normal" officeooo:rsid="062109a6" style:font-weight-asian="normal" style:font-weight-complex="normal"/>
    </style:style>
    <style:style style:name="T174" style:family="text">
      <style:text-properties style:text-underline-style="none" fo:font-weight="normal" officeooo:rsid="06218429" style:font-weight-asian="normal" style:font-weight-complex="normal"/>
    </style:style>
    <style:style style:name="T175" style:family="text">
      <style:text-properties style:text-underline-style="none" fo:font-weight="normal" officeooo:rsid="06275f7c" style:font-weight-asian="normal" style:font-weight-complex="normal"/>
    </style:style>
    <style:style style:name="T176" style:family="text">
      <style:text-properties style:text-underline-style="none" fo:font-weight="normal" officeooo:rsid="0629f681" style:font-weight-asian="normal" style:font-weight-complex="normal"/>
    </style:style>
    <style:style style:name="T177" style:family="text">
      <style:text-properties style:text-underline-style="none" fo:font-weight="normal" officeooo:rsid="062bcd38" style:font-weight-asian="normal" style:font-weight-complex="normal"/>
    </style:style>
    <style:style style:name="T178" style:family="text">
      <style:text-properties style:text-underline-style="none" fo:font-weight="normal" officeooo:rsid="062df195" style:font-weight-asian="normal" style:font-weight-complex="normal"/>
    </style:style>
    <style:style style:name="T179" style:family="text">
      <style:text-properties style:text-underline-style="none" fo:font-weight="normal" officeooo:rsid="055630a0" style:font-weight-asian="normal" style:font-weight-complex="normal"/>
    </style:style>
    <style:style style:name="T180" style:family="text">
      <style:text-properties style:text-underline-style="none" fo:font-weight="normal" officeooo:rsid="0630bde1" style:font-weight-asian="normal" style:font-weight-complex="normal"/>
    </style:style>
    <style:style style:name="T181" style:family="text">
      <style:text-properties style:text-underline-style="none" fo:font-weight="normal" officeooo:rsid="0630e6d2" style:font-weight-asian="normal" style:font-weight-complex="normal"/>
    </style:style>
    <style:style style:name="T182" style:family="text">
      <style:text-properties style:text-underline-style="none" fo:font-weight="normal" officeooo:rsid="0632634d" style:font-weight-asian="normal" style:font-weight-complex="normal"/>
    </style:style>
    <style:style style:name="T183" style:family="text">
      <style:text-properties style:text-underline-style="none" fo:font-weight="normal" officeooo:rsid="06340aab" style:font-weight-asian="normal" style:font-weight-complex="normal"/>
    </style:style>
    <style:style style:name="T184" style:family="text">
      <style:text-properties style:text-underline-style="none" fo:font-weight="normal" officeooo:rsid="0635ef67" style:font-weight-asian="normal" style:font-weight-complex="normal"/>
    </style:style>
    <style:style style:name="T185" style:family="text">
      <style:text-properties style:text-underline-style="none" fo:font-weight="normal" officeooo:rsid="06367ce3" style:font-weight-asian="normal" style:font-weight-complex="normal"/>
    </style:style>
    <style:style style:name="T186" style:family="text">
      <style:text-properties style:text-underline-style="none" fo:font-weight="normal" officeooo:rsid="065ec487" style:font-weight-asian="normal" style:font-weight-complex="normal"/>
    </style:style>
    <style:style style:name="T187" style:family="text">
      <style:text-properties style:text-underline-style="none" fo:font-weight="normal" officeooo:rsid="0660774a" style:font-weight-asian="normal" style:font-weight-complex="normal"/>
    </style:style>
    <style:style style:name="T188" style:family="text">
      <style:text-properties style:text-underline-style="none" fo:font-weight="normal" officeooo:rsid="084af9b9" style:font-weight-asian="normal" style:font-weight-complex="normal"/>
    </style:style>
    <style:style style:name="T189" style:family="text">
      <style:text-properties style:text-underline-style="none" fo:font-weight="normal" officeooo:rsid="086d43ea" style:font-weight-asian="normal" style:font-weight-complex="normal"/>
    </style:style>
    <style:style style:name="T190" style:family="text">
      <style:text-properties style:text-underline-style="none" officeooo:rsid="063f891b"/>
    </style:style>
    <style:style style:name="T191" style:family="text">
      <style:text-properties style:text-underline-style="none" officeooo:rsid="064258da"/>
    </style:style>
    <style:style style:name="T192" style:family="text">
      <style:text-properties style:text-underline-style="none" officeooo:rsid="055630a0"/>
    </style:style>
    <style:style style:name="T193" style:family="text">
      <style:text-properties style:text-underline-style="none" officeooo:rsid="0632634d"/>
    </style:style>
    <style:style style:name="T194" style:family="text">
      <style:text-properties style:text-underline-style="none" officeooo:rsid="0630e6d2"/>
    </style:style>
    <style:style style:name="T195" style:family="text">
      <style:text-properties style:text-underline-style="none" officeooo:rsid="0141adc4"/>
    </style:style>
    <style:style style:name="T196" style:family="text">
      <style:text-properties style:text-underline-style="none" officeooo:rsid="065d2d70"/>
    </style:style>
    <style:style style:name="T197" style:family="text">
      <style:text-properties style:text-underline-style="none" officeooo:rsid="067cb235"/>
    </style:style>
    <style:style style:name="T198" style:family="text">
      <style:text-properties style:text-underline-style="none" officeooo:rsid="0660774a"/>
    </style:style>
    <style:style style:name="T199" style:family="text">
      <style:text-properties style:text-underline-style="none" officeooo:rsid="07d62d77"/>
    </style:style>
    <style:style style:name="T200" style:family="text">
      <style:text-properties style:text-underline-style="none" officeooo:rsid="07d6dbec"/>
    </style:style>
    <style:style style:name="T201" style:family="text">
      <style:text-properties style:text-underline-style="none" officeooo:rsid="07b747f0"/>
    </style:style>
    <style:style style:name="T202" style:family="text">
      <style:text-properties style:text-underline-style="none" officeooo:rsid="08bd8413"/>
    </style:style>
    <style:style style:name="T203" style:family="text">
      <style:text-properties style:text-underline-style="solid" style:text-underline-width="auto" style:text-underline-color="font-color"/>
    </style:style>
    <style:style style:name="T204" style:family="text">
      <style:text-properties style:text-underline-style="solid" style:text-underline-width="auto" style:text-underline-color="font-color" officeooo:rsid="02dc4079"/>
    </style:style>
    <style:style style:name="T205" style:family="text">
      <style:text-properties style:text-underline-style="solid" style:text-underline-width="auto" style:text-underline-color="font-color" officeooo:rsid="064258da"/>
    </style:style>
    <style:style style:name="T206" style:family="text">
      <style:text-properties officeooo:rsid="02ab25e9"/>
    </style:style>
    <style:style style:name="T207" style:family="text">
      <style:text-properties officeooo:rsid="02b05c9a"/>
    </style:style>
    <style:style style:name="T208" style:family="text">
      <style:text-properties officeooo:rsid="02bcce71"/>
    </style:style>
    <style:style style:name="T209" style:family="text">
      <style:text-properties officeooo:rsid="02c5db6a"/>
    </style:style>
    <style:style style:name="T210" style:family="text">
      <style:text-properties officeooo:rsid="02c87df4"/>
    </style:style>
    <style:style style:name="T211" style:family="text">
      <style:text-properties officeooo:rsid="02d072df"/>
    </style:style>
    <style:style style:name="T212" style:family="text">
      <style:text-properties officeooo:rsid="033c50a9"/>
    </style:style>
    <style:style style:name="T213" style:family="text">
      <style:text-properties officeooo:rsid="01536506"/>
    </style:style>
    <style:style style:name="T214" style:family="text">
      <style:text-properties officeooo:rsid="03413198"/>
    </style:style>
    <style:style style:name="T215" style:family="text">
      <style:text-properties officeooo:rsid="0349821d"/>
    </style:style>
    <style:style style:name="T216" style:family="text">
      <style:text-properties officeooo:rsid="036b94d4"/>
    </style:style>
    <style:style style:name="T217" style:family="text">
      <style:text-properties officeooo:rsid="036ce6ed"/>
    </style:style>
    <style:style style:name="T218" style:family="text">
      <style:text-properties officeooo:rsid="03c1c04b"/>
    </style:style>
    <style:style style:name="T219" style:family="text">
      <style:text-properties officeooo:rsid="03e322e9"/>
    </style:style>
    <style:style style:name="T220" style:family="text">
      <style:text-properties officeooo:rsid="03e6885b"/>
    </style:style>
    <style:style style:name="T221" style:family="text">
      <style:text-properties officeooo:rsid="03ebb4ed"/>
    </style:style>
    <style:style style:name="T222" style:family="text">
      <style:text-properties officeooo:rsid="03fd9122"/>
    </style:style>
    <style:style style:name="T223" style:family="text">
      <style:text-properties officeooo:rsid="0404489d"/>
    </style:style>
    <style:style style:name="T224" style:family="text">
      <style:text-properties officeooo:rsid="0410b5e4"/>
    </style:style>
    <style:style style:name="T225" style:family="text">
      <style:text-properties fo:font-style="normal" style:font-style-asian="normal"/>
    </style:style>
    <style:style style:name="T226" style:family="text">
      <style:text-properties officeooo:rsid="015f5928"/>
    </style:style>
    <style:style style:name="T227" style:family="text">
      <style:text-properties officeooo:rsid="0018aeb1"/>
    </style:style>
    <style:style style:name="T228" style:family="text">
      <style:text-properties officeooo:rsid="0036f184"/>
    </style:style>
    <style:style style:name="T229" style:family="text">
      <style:text-properties officeooo:rsid="0019e209"/>
    </style:style>
    <style:style style:name="T230" style:family="text">
      <style:text-properties officeooo:rsid="00a93c8c"/>
    </style:style>
    <style:style style:name="T231" style:family="text">
      <style:text-properties officeooo:rsid="042bbd0c"/>
    </style:style>
    <style:style style:name="T232" style:family="text">
      <style:text-properties officeooo:rsid="042d3974"/>
    </style:style>
    <style:style style:name="T233" style:family="text">
      <style:text-properties officeooo:rsid="042e52e6"/>
    </style:style>
    <style:style style:name="T234" style:family="text">
      <style:text-properties officeooo:rsid="043787db"/>
    </style:style>
    <style:style style:name="T235" style:family="text">
      <style:text-properties officeooo:rsid="04461c46"/>
    </style:style>
    <style:style style:name="T236" style:family="text">
      <style:text-properties officeooo:rsid="045d3dcd"/>
    </style:style>
    <style:style style:name="T237" style:family="text">
      <style:text-properties officeooo:rsid="00b5ad1d"/>
    </style:style>
    <style:style style:name="T238" style:family="text">
      <style:text-properties officeooo:rsid="00b71f47"/>
    </style:style>
    <style:style style:name="T239" style:family="text">
      <style:text-properties officeooo:rsid="00af1993"/>
    </style:style>
    <style:style style:name="T240" style:family="text">
      <style:text-properties officeooo:rsid="00b16453"/>
    </style:style>
    <style:style style:name="T241" style:family="text">
      <style:text-properties officeooo:rsid="04643918"/>
    </style:style>
    <style:style style:name="T242" style:family="text">
      <style:text-properties officeooo:rsid="0468fc53"/>
    </style:style>
    <style:style style:name="T243" style:family="text">
      <style:text-properties officeooo:rsid="048a1955"/>
    </style:style>
    <style:style style:name="T244" style:family="text">
      <style:text-properties officeooo:rsid="03ee2f07"/>
    </style:style>
    <style:style style:name="T245" style:family="text">
      <style:text-properties officeooo:rsid="049139d3"/>
    </style:style>
    <style:style style:name="T246" style:family="text">
      <style:text-properties officeooo:rsid="03b5e694"/>
    </style:style>
    <style:style style:name="T247" style:family="text">
      <style:text-properties officeooo:rsid="04d8c0c1"/>
    </style:style>
    <style:style style:name="T248" style:family="text">
      <style:text-properties officeooo:rsid="04e7c586"/>
    </style:style>
    <style:style style:name="T249" style:family="text">
      <style:text-properties officeooo:rsid="0523c093"/>
    </style:style>
    <style:style style:name="T250" style:family="text">
      <style:text-properties officeooo:rsid="0531c85b"/>
    </style:style>
    <style:style style:name="T251" style:family="text">
      <style:text-properties officeooo:rsid="0537a548"/>
    </style:style>
    <style:style style:name="T252" style:family="text">
      <style:text-properties officeooo:rsid="053abf9a"/>
    </style:style>
    <style:style style:name="T253" style:family="text">
      <style:text-properties officeooo:rsid="053bea03"/>
    </style:style>
    <style:style style:name="T254" style:family="text">
      <style:text-properties officeooo:rsid="0540678e"/>
    </style:style>
    <style:style style:name="T255" style:family="text">
      <style:text-properties officeooo:rsid="0540a7ce"/>
    </style:style>
    <style:style style:name="T256" style:family="text">
      <style:text-properties officeooo:rsid="05512bfa"/>
    </style:style>
    <style:style style:name="T257" style:family="text">
      <style:text-properties officeooo:rsid="0551c172"/>
    </style:style>
    <style:style style:name="T258" style:family="text">
      <style:text-properties officeooo:rsid="055630a0"/>
    </style:style>
    <style:style style:name="T259" style:family="text">
      <style:text-properties officeooo:rsid="05637994"/>
    </style:style>
    <style:style style:name="T260" style:family="text">
      <style:text-properties officeooo:rsid="056cc93a"/>
    </style:style>
    <style:style style:name="T261" style:family="text">
      <style:text-properties officeooo:rsid="0573e5c7"/>
    </style:style>
    <style:style style:name="T262" style:family="text">
      <style:text-properties officeooo:rsid="058187b9"/>
    </style:style>
    <style:style style:name="T263" style:family="text">
      <style:text-properties officeooo:rsid="05840ffb"/>
    </style:style>
    <style:style style:name="T264" style:family="text">
      <style:text-properties officeooo:rsid="05883c22"/>
    </style:style>
    <style:style style:name="T265" style:family="text">
      <style:text-properties officeooo:rsid="058a1dfd"/>
    </style:style>
    <style:style style:name="T266" style:family="text">
      <style:text-properties officeooo:rsid="0521d263"/>
    </style:style>
    <style:style style:name="T267" style:family="text">
      <style:text-properties officeooo:rsid="058d1e20"/>
    </style:style>
    <style:style style:name="T268" style:family="text">
      <style:text-properties officeooo:rsid="05cc65e5"/>
    </style:style>
    <style:style style:name="T269" style:family="text">
      <style:text-properties officeooo:rsid="05cd3167"/>
    </style:style>
    <style:style style:name="T270" style:family="text">
      <style:text-properties officeooo:rsid="05ceff54"/>
    </style:style>
    <style:style style:name="T271" style:family="text">
      <style:text-properties fo:color="#000000" loext:opacity="100%"/>
    </style:style>
    <style:style style:name="T272" style:family="text">
      <style:text-properties fo:color="#000000" loext:opacity="100%" officeooo:rsid="014c05b8"/>
    </style:style>
    <style:style style:name="T273" style:family="text">
      <style:text-properties fo:color="#000000" loext:opacity="100%" officeooo:rsid="082dbe79"/>
    </style:style>
    <style:style style:name="T274" style:family="text">
      <style:text-properties fo:color="#000000" loext:opacity="100%" fo:font-weight="bold" style:font-weight-asian="bold" style:font-weight-complex="bold"/>
    </style:style>
    <style:style style:name="T275" style:family="text">
      <style:text-properties fo:color="#000000" loext:opacity="100%" fo:font-weight="bold" officeooo:rsid="082f3f57" style:font-weight-asian="bold" style:font-weight-complex="bold"/>
    </style:style>
    <style:style style:name="T276" style:family="text">
      <style:text-properties fo:color="#000000" loext:opacity="100%" fo:font-weight="bold" officeooo:rsid="0580a368" style:font-weight-asian="bold" style:font-weight-complex="bold"/>
    </style:style>
    <style:style style:name="T277" style:family="text">
      <style:text-properties fo:color="#000000" loext:opacity="100%" fo:font-weight="bold" officeooo:rsid="06ea2775" style:font-weight-asian="bold" style:font-weight-complex="bold"/>
    </style:style>
    <style:style style:name="T278" style:family="text">
      <style:text-properties officeooo:rsid="0630bde1"/>
    </style:style>
    <style:style style:name="T279" style:family="text">
      <style:text-properties officeooo:rsid="0630e6d2"/>
    </style:style>
    <style:style style:name="T280" style:family="text">
      <style:text-properties officeooo:rsid="0632634d"/>
    </style:style>
    <style:style style:name="T281" style:family="text">
      <style:text-properties officeooo:rsid="063f891b"/>
    </style:style>
    <style:style style:name="T282" style:family="text">
      <style:text-properties officeooo:rsid="064258da"/>
    </style:style>
    <style:style style:name="T283" style:family="text">
      <style:text-properties officeooo:rsid="0266a03d"/>
    </style:style>
    <style:style style:name="T284" style:family="text">
      <style:text-properties officeooo:rsid="04c3f600"/>
    </style:style>
    <style:style style:name="T285" style:family="text">
      <style:text-properties officeooo:rsid="0687f7f1"/>
    </style:style>
    <style:style style:name="T286" style:family="text">
      <style:text-properties officeooo:rsid="014ced5f"/>
    </style:style>
    <style:style style:name="T287" style:family="text">
      <style:text-properties officeooo:rsid="0155be70"/>
    </style:style>
    <style:style style:name="T288" style:family="text">
      <style:text-properties officeooo:rsid="015ce502"/>
    </style:style>
    <style:style style:name="T289" style:family="text">
      <style:text-properties officeooo:rsid="028e224a"/>
    </style:style>
    <style:style style:name="T290" style:family="text">
      <style:text-properties officeooo:rsid="02888261"/>
    </style:style>
    <style:style style:name="T291" style:family="text">
      <style:text-properties officeooo:rsid="068c75df"/>
    </style:style>
    <style:style style:name="T292" style:family="text">
      <style:text-properties officeooo:rsid="06924a9f"/>
    </style:style>
    <style:style style:name="T293" style:family="text">
      <style:text-properties officeooo:rsid="0694368c"/>
    </style:style>
    <style:style style:name="T294" style:family="text">
      <style:text-properties officeooo:rsid="0698b5d2"/>
    </style:style>
    <style:style style:name="T295" style:family="text">
      <style:text-properties officeooo:rsid="06a2245f"/>
    </style:style>
    <style:style style:name="T296" style:family="text">
      <style:text-properties officeooo:rsid="06a2e7ae"/>
    </style:style>
    <style:style style:name="T297" style:family="text">
      <style:text-properties officeooo:rsid="06a2e806"/>
    </style:style>
    <style:style style:name="T298" style:family="text">
      <style:text-properties officeooo:rsid="06a4d04a"/>
    </style:style>
    <style:style style:name="T299" style:family="text">
      <style:text-properties officeooo:rsid="06c54271"/>
    </style:style>
    <style:style style:name="T300" style:family="text">
      <style:text-properties officeooo:rsid="06c609ea"/>
    </style:style>
    <style:style style:name="T301" style:family="text">
      <style:text-properties officeooo:rsid="06c6be79"/>
    </style:style>
    <style:style style:name="T302" style:family="text">
      <style:text-properties officeooo:rsid="06cb78c7"/>
    </style:style>
    <style:style style:name="T303" style:family="text">
      <style:text-properties officeooo:rsid="06cd57a3"/>
    </style:style>
    <style:style style:name="T304" style:family="text">
      <style:text-properties officeooo:rsid="06d58571"/>
    </style:style>
    <style:style style:name="T305" style:family="text">
      <style:text-properties officeooo:rsid="06da2a9c"/>
    </style:style>
    <style:style style:name="T306" style:family="text">
      <style:text-properties officeooo:rsid="06dc56a7"/>
    </style:style>
    <style:style style:name="T307" style:family="text">
      <style:text-properties officeooo:rsid="06dcd6aa"/>
    </style:style>
    <style:style style:name="T308" style:family="text">
      <style:text-properties officeooo:rsid="06e392b1"/>
    </style:style>
    <style:style style:name="T309" style:family="text">
      <style:text-properties officeooo:rsid="06e3fdf1"/>
    </style:style>
    <style:style style:name="T310" style:family="text">
      <style:text-properties officeooo:rsid="06ea2775"/>
    </style:style>
    <style:style style:name="T311" style:family="text">
      <style:text-properties officeooo:rsid="07658a33"/>
    </style:style>
    <style:style style:name="T312" style:family="text">
      <style:text-properties officeooo:rsid="06eee45b"/>
    </style:style>
    <style:style style:name="T313" style:family="text">
      <style:text-properties officeooo:rsid="06f06d4f"/>
    </style:style>
    <style:style style:name="T314" style:family="text">
      <style:text-properties officeooo:rsid="070137aa"/>
    </style:style>
    <style:style style:name="T315" style:family="text">
      <style:text-properties officeooo:rsid="06f0ba5f"/>
    </style:style>
    <style:style style:name="T316" style:family="text">
      <style:text-properties officeooo:rsid="06fd6d83"/>
    </style:style>
    <style:style style:name="T317" style:family="text">
      <style:text-properties officeooo:rsid="075f1cf2"/>
    </style:style>
    <style:style style:name="T318" style:family="text">
      <style:text-properties officeooo:rsid="076134cd"/>
    </style:style>
    <style:style style:name="T319" style:family="text">
      <style:text-properties officeooo:rsid="06f9a78e"/>
    </style:style>
    <style:style style:name="T320" style:family="text">
      <style:text-properties officeooo:rsid="06e57b6f"/>
    </style:style>
    <style:style style:name="T321" style:family="text">
      <style:text-properties officeooo:rsid="06e90204"/>
    </style:style>
    <style:style style:name="T322" style:family="text">
      <style:text-properties officeooo:rsid="0702f988"/>
    </style:style>
    <style:style style:name="T323" style:family="text">
      <style:text-properties officeooo:rsid="070b7a11"/>
    </style:style>
    <style:style style:name="T324" style:family="text">
      <style:text-properties officeooo:rsid="077198be"/>
    </style:style>
    <style:style style:name="T325" style:family="text">
      <style:text-properties officeooo:rsid="0776312b"/>
    </style:style>
    <style:style style:name="T326" style:family="text">
      <style:text-properties officeooo:rsid="07372ed1"/>
    </style:style>
    <style:style style:name="T327" style:family="text">
      <style:text-properties officeooo:rsid="07426de7"/>
    </style:style>
    <style:style style:name="T328" style:family="text">
      <style:text-properties officeooo:rsid="07378e90"/>
    </style:style>
    <style:style style:name="T329" style:family="text">
      <style:text-properties officeooo:rsid="07787692"/>
    </style:style>
    <style:style style:name="T330" style:family="text">
      <style:text-properties officeooo:rsid="0792ac25"/>
    </style:style>
    <style:style style:name="T331" style:family="text">
      <style:text-properties officeooo:rsid="07953926"/>
    </style:style>
    <style:style style:name="T332" style:family="text">
      <style:text-properties officeooo:rsid="079fc458"/>
    </style:style>
    <style:style style:name="T333" style:family="text">
      <style:text-properties officeooo:rsid="07a11fd4"/>
    </style:style>
    <style:style style:name="T334" style:family="text">
      <style:text-properties officeooo:rsid="07a3d5cb"/>
    </style:style>
    <style:style style:name="T335" style:family="text">
      <style:text-properties officeooo:rsid="07a754ef"/>
    </style:style>
    <style:style style:name="T336" style:family="text">
      <style:text-properties officeooo:rsid="07aafc01"/>
    </style:style>
    <style:style style:name="T337" style:family="text">
      <style:text-properties officeooo:rsid="07abb50c"/>
    </style:style>
    <style:style style:name="T338" style:family="text">
      <style:text-properties officeooo:rsid="07acc1cd"/>
    </style:style>
    <style:style style:name="T339" style:family="text">
      <style:text-properties officeooo:rsid="07ae3c7a"/>
    </style:style>
    <style:style style:name="T340" style:family="text">
      <style:text-properties officeooo:rsid="07d9b90d"/>
    </style:style>
    <style:style style:name="T341" style:family="text">
      <style:text-properties officeooo:rsid="08115b3e"/>
    </style:style>
    <style:style style:name="T342" style:family="text">
      <style:text-properties officeooo:rsid="0812837b"/>
    </style:style>
    <style:style style:name="T343" style:family="text">
      <style:text-properties officeooo:rsid="08144456"/>
    </style:style>
    <style:style style:name="T344" style:family="text">
      <style:text-properties officeooo:rsid="0816334b"/>
    </style:style>
    <style:style style:name="T345" style:family="text">
      <style:text-properties officeooo:rsid="08179461"/>
    </style:style>
    <style:style style:name="T346" style:family="text">
      <style:text-properties officeooo:rsid="081b5e95"/>
    </style:style>
    <style:style style:name="T347" style:family="text">
      <style:text-properties officeooo:rsid="081dab6e"/>
    </style:style>
    <style:style style:name="T348" style:family="text">
      <style:text-properties officeooo:rsid="081eb317"/>
    </style:style>
    <style:style style:name="T349" style:family="text">
      <style:text-properties officeooo:rsid="0820a6dd"/>
    </style:style>
    <style:style style:name="T350" style:family="text">
      <style:text-properties officeooo:rsid="08215de5"/>
    </style:style>
    <style:style style:name="T351" style:family="text">
      <style:text-properties officeooo:rsid="082257bd"/>
    </style:style>
    <style:style style:name="T352" style:family="text">
      <style:text-properties officeooo:rsid="0824751d"/>
    </style:style>
    <style:style style:name="T353" style:family="text">
      <style:text-properties officeooo:rsid="08280603"/>
    </style:style>
    <style:style style:name="T354" style:family="text">
      <style:text-properties officeooo:rsid="0829a2ec"/>
    </style:style>
    <style:style style:name="T355" style:family="text">
      <style:text-properties officeooo:rsid="0854fa43"/>
    </style:style>
    <style:style style:name="T356" style:family="text">
      <style:text-properties officeooo:rsid="0859e45b"/>
    </style:style>
    <style:style style:name="T357" style:family="text">
      <style:text-properties officeooo:rsid="086a672d"/>
    </style:style>
    <style:style style:name="T358" style:family="text">
      <style:text-properties officeooo:rsid="086ba121"/>
    </style:style>
    <style:style style:name="T359" style:family="text">
      <style:text-properties officeooo:rsid="086ca09e"/>
    </style:style>
    <style:style style:name="T360" style:family="text">
      <style:text-properties officeooo:rsid="08706bb2"/>
    </style:style>
    <style:style style:name="T361" style:family="text">
      <style:text-properties officeooo:rsid="087fbf03"/>
    </style:style>
    <style:style style:name="T362" style:family="text">
      <style:text-properties officeooo:rsid="08909687"/>
    </style:style>
    <style:style style:name="T363" style:family="text">
      <style:text-properties officeooo:rsid="089389fb"/>
    </style:style>
    <style:style style:name="T364" style:family="text">
      <style:text-properties officeooo:rsid="028c96d1"/>
    </style:style>
    <style:style style:name="T365" style:family="text">
      <style:text-properties officeooo:rsid="02ee6843"/>
    </style:style>
    <style:style style:name="T366" style:family="text">
      <style:text-properties officeooo:rsid="02eaf4dd"/>
    </style:style>
    <style:style style:name="T367" style:family="text">
      <style:text-properties officeooo:rsid="02a5fda7"/>
    </style:style>
    <style:style style:name="T368" style:family="text">
      <style:text-properties officeooo:rsid="029cd5c7"/>
    </style:style>
    <style:style style:name="T369" style:family="text">
      <style:text-properties officeooo:rsid="02a70bac"/>
    </style:style>
    <style:style style:name="T370" style:family="text">
      <style:text-properties officeooo:rsid="08a03832"/>
    </style:style>
    <style:style style:name="T371" style:family="text">
      <style:text-properties officeooo:rsid="08a70bf7"/>
    </style:style>
    <style:style style:name="T372" style:family="text">
      <style:text-properties officeooo:rsid="08a9f99a"/>
    </style:style>
    <style:style style:name="T373" style:family="text">
      <style:text-properties officeooo:rsid="08ad8c0b"/>
    </style:style>
    <style:style style:name="T374" style:family="text">
      <style:text-properties officeooo:rsid="08b03487"/>
    </style:style>
    <style:style style:name="T375" style:family="text">
      <style:text-properties officeooo:rsid="08b91b2e"/>
    </style:style>
    <style:style style:name="T376" style:family="text">
      <style:text-properties fo:language="en" fo:country="US"/>
    </style:style>
    <style:style style:name="T377" style:family="text">
      <style:text-properties fo:language="en" fo:country="US" fo:font-weight="bold" officeooo:rsid="0012d0c4" style:font-name-asian="Microsoft YaHei" style:font-weight-asian="bold" style:font-name-complex="Arial" style:font-weight-complex="bold"/>
    </style:style>
    <style:style style:name="T378" style:family="text">
      <style:text-properties fo:language="en" fo:country="US" fo:font-weight="bold" officeooo:rsid="08c5aa29" style:font-name-asian="Microsoft YaHei" style:font-weight-asian="bold" style:font-name-complex="Arial" style:font-weight-complex="bold"/>
    </style:style>
    <style:style style:name="T379" style:family="text">
      <style:text-properties fo:language="en" fo:country="US" officeooo:rsid="08da3931"/>
    </style:style>
    <style:style style:name="T380" style:family="text">
      <style:text-properties officeooo:rsid="08c6af2e"/>
    </style:style>
    <style:style style:name="T381" style:family="text">
      <style:text-properties officeooo:rsid="08c6ccff"/>
    </style:style>
    <style:style style:name="T382" style:family="text">
      <style:text-properties officeooo:rsid="08c7e922"/>
    </style:style>
    <style:style style:name="T383" style:family="text">
      <style:text-properties officeooo:rsid="08c97ae5"/>
    </style:style>
    <style:style style:name="T384" style:family="text">
      <style:text-properties officeooo:rsid="08d766e1"/>
    </style:style>
    <style:style style:name="T385" style:family="text">
      <style:text-properties officeooo:rsid="08da3931"/>
    </style:style>
    <style:style style:name="T386" style:family="text">
      <style:text-properties officeooo:rsid="08fe660d"/>
    </style:style>
    <style:style style:name="T387" style:family="text">
      <style:text-properties officeooo:rsid="09002f8f"/>
    </style:style>
    <style:style style:name="T388" style:family="text">
      <style:text-properties officeooo:rsid="09032969"/>
    </style:style>
    <style:style style:name="T389" style:family="text">
      <style:text-properties officeooo:rsid="0918fd11"/>
    </style:style>
    <style:style style:name="T390" style:family="text">
      <style:text-properties officeooo:rsid="091a521f"/>
    </style:style>
    <style:style style:name="T391" style:family="text">
      <style:text-properties officeooo:rsid="091bcf8f"/>
    </style:style>
    <style:style style:name="T392" style:family="text">
      <style:text-properties officeooo:rsid="0925b3e0"/>
    </style:style>
    <style:style style:name="T393" style:family="text">
      <style:text-properties officeooo:rsid="092c9089"/>
    </style:style>
    <style:style style:name="T394" style:family="text">
      <style:text-properties officeooo:rsid="092f4656"/>
    </style:style>
    <style:style style:name="T395" style:family="text">
      <style:text-properties officeooo:rsid="09360666"/>
    </style:style>
    <style:style style:name="T396" style:family="text">
      <style:text-properties officeooo:rsid="093761f3"/>
    </style:style>
    <style:style style:name="T397" style:family="text">
      <style:text-properties officeooo:rsid="093c97f8"/>
    </style:style>
    <style:style style:name="T398" style:family="text">
      <style:text-properties officeooo:rsid="0943cb6b"/>
    </style:style>
    <style:style style:name="T399" style:family="text">
      <style:text-properties officeooo:rsid="09473bb0"/>
    </style:style>
    <style:style style:name="T400" style:family="text">
      <style:text-properties officeooo:rsid="0949ece9"/>
    </style:style>
    <style:style style:name="T401" style:family="text">
      <style:text-properties officeooo:rsid="094a1110"/>
    </style:style>
    <style:style style:name="T402" style:family="text">
      <style:text-properties officeooo:rsid="094b7f70"/>
    </style:style>
    <style:style style:name="T403" style:family="text">
      <style:text-properties officeooo:rsid="094d6bc5"/>
    </style:style>
    <style:style style:name="T404" style:family="text">
      <style:text-properties officeooo:rsid="09535b25"/>
    </style:style>
    <style:style style:name="T405" style:family="text">
      <style:text-properties officeooo:rsid="095570fe"/>
    </style:style>
    <style:style style:name="T406" style:family="text">
      <style:text-properties officeooo:rsid="095b9fb6"/>
    </style:style>
    <style:style style:name="T407" style:family="text">
      <style:text-properties officeooo:rsid="095da728"/>
    </style:style>
    <style:style style:name="T408" style:family="text">
      <style:text-properties officeooo:rsid="09613d8f"/>
    </style:style>
    <style:style style:name="T409" style:family="text">
      <style:text-properties officeooo:rsid="09684632"/>
    </style:style>
    <style:style style:name="T410" style:family="text">
      <style:text-properties officeooo:rsid="09694a84"/>
    </style:style>
    <style:style style:name="T411" style:family="text">
      <style:text-properties officeooo:rsid="0969db1d"/>
    </style:style>
    <style:style style:name="T412" style:family="text">
      <style:text-properties officeooo:rsid="09705496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Formula">
      <style:graphic-properties fo:margin-left="0.201cm" fo:margin-right="0.201cm" style:print-content="true" style:wrap="parallel" style:number-wrapped-paragraphs="no-limit" style:wrap-contour="false" style:vertical-pos="middle" style:vertical-rel="text" style:horizontal-pos="from-left" style:horizontal-rel="paragraph-content" draw:wrap-influence-on-position="once-concurrent" loext:allow-overlap="true" draw:ole-draw-aspect="1"/>
    </style:style>
    <style:style style:name="fr4" style:family="graphic" style:parent-style-name="Formula">
      <style:graphic-properties fo:margin-left="0.201cm" fo:margin-right="0.201cm" style:wrap="parallel" style:number-wrapped-paragraphs="no-limit" style:wrap-contour="false" style:vertical-pos="middle" style:vertical-rel="text" style:horizontal-pos="from-left" style:horizontal-rel="paragraph-content" draw:wrap-influence-on-position="once-concurrent" loext:allow-overlap="true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 <text:span text:style-name="T333">deep</text:span> mathematical understanding of <text:span text:style-name="T332">DNNs</text:span></text:p>
      <text:p text:style-name="P186"/>
      <text:p text:style-name="P193">Jiang J.</text:p>
      <text:p text:style-name="P190">Data Engineer, Data Scientist</text:p>
      <text:p text:style-name="P191"><text:span text:style-name="T5">ENSEEIHT </text:span>Computer Science Engineering Degree</text:p>
      <text:p text:style-name="P191"><text:span text:style-name="T5">INP Toulouse Dual</text:span> MSc <text:span text:style-name="T5">Research</text:span> <text:span text:style-name="T3">Degree</text:span> in AI, Big Data <text:span text:style-name="T384">and</text:span> Ops</text:p>
      <text:p text:style-name="P192">France</text:p>
      <text:p text:style-name="P189"/>
      <text:p text:style-name="P183"/>
      <text:p text:style-name="P187">Abstract</text:p>
      <text:p text:style-name="P184">Frameworks such as Tensor<text:span text:style-name="T109">F</text:span>low or Py<text:span text:style-name="T109">T</text:span>orch make deep learning developments easy. They have made this field wide spread for every enthusiast. <text:span text:style-name="T5">Implementations </text:span><text:span text:style-name="T6">only</text:span><text:span text:style-name="T4"> </text:span><text:span text:style-name="T5">needs </text:span><text:span text:style-name="T6">an </text:span><text:span text:style-name="T4">instinctive understanding </text:span><text:span text:style-name="T5">of deep learning</text:span><text:span text:style-name="T4">. </text:span><text:span text:style-name="T127">T</text:span>he <text:span text:style-name="T4">proper</text:span> math aspect <text:span text:style-name="T7">is</text:span> <text:span text:style-name="T7">little by little </text:span>forgotten.</text:p>
      <text:p text:style-name="P211"><text:span text:style-name="T412">Normalized vector spaces</text:span><text:span text:style-name="T401"> theories are supposed </text:span><text:span text:style-name="T403">known</text:span><text:span text:style-name="T401">. </text:span>The objective is to do a <text:span text:style-name="T380">collection</text:span> of the important <text:span text:style-name="T382">propositions</text:span> <text:span text:style-name="T395">explaining</text:span><text:span text:style-name="T381"> </text:span><text:span text:style-name="T334">dense neural network (DNN) </text:span><text:span text:style-name="T383">theor</text:span><text:span text:style-name="T396">ies</text:span>. These propositions will be mathematically proven.<text:span text:style-name="T401"> </text:span><text:span text:style-name="T8">The </text:span><text:span text:style-name="T123">subject</text:span><text:span text:style-name="T8"> </text:span><text:span text:style-name="T336">used </text:span><text:span text:style-name="T337">as</text:span><text:span text:style-name="T336"> reference</text:span><text:span text:style-name="T124"> </text:span><text:span text:style-name="T125">is</text:span><text:span text:style-name="T8"> </text:span><text:span text:style-name="T121">a multi-class classification problem </text:span><text:span text:style-name="T122">with</text:span><text:span text:style-name="T8"> – dense layers, </text:span><text:span text:style-name="T8"><draw:frame draw:style-name="fr4" draw:name="Objet139" text:anchor-type="as-char" svg:width="1.252cm" svg:height="0.467cm" draw:z-index="0"><draw:object xlink:href="./Object 139" xlink:type="simple" xlink:show="embed" xlink:actuate="onLoad"/><draw:image xlink:href="./ObjectReplacements/Object 139" xlink:type="simple" xlink:show="embed" xlink:actuate="onLoad"/></draw:frame></text:span><text:span text:style-name="T8">and</text:span><text:span text:style-name="T8"><draw:frame draw:style-name="fr4" draw:name="Objet142" text:anchor-type="as-char" svg:width="1.64cm" svg:height="0.467cm" draw:z-index="1"><draw:object xlink:href="./Object 142" xlink:type="simple" xlink:show="embed" xlink:actuate="onLoad"/><draw:image xlink:href="./ObjectReplacements/Object 142" xlink:type="simple" xlink:show="embed" xlink:actuate="onLoad"/></draw:frame></text:span><text:span text:style-name="T8">activation layers, Categorical cross-entropy loss </text:span><text:span text:style-name="T335">and </text:span><text:span text:style-name="T8">Stochastic gradient descent optimizer. </text:span><text:span text:style-name="T338">But all the elements below </text:span><text:span text:style-name="T126">can be easily re-used or </text:span><text:span text:style-name="T231">re-define</text:span><text:span text:style-name="T232">d</text:span><text:span text:style-name="T126"> to cover regression</text:span><text:span text:style-name="T233">s</text:span><text:span text:style-name="T126">.</text:span></text:p>
      <text:p text:style-name="P185"/>
      <text:h text:style-name="P195" text:outline-level="1"><text:span text:style-name="T379">1</text:span><text:span text:style-name="T376"> – </text:span><text:span text:style-name="T378">Prerequisites</text:span><text:span text:style-name="T377"> and N</text:span><text:span text:style-name="T378">otations</text:span></text:h>
      <text:h text:style-name="P201" text:outline-level="2"><text:span text:style-name="T385">1</text:span>.1 – Matrices</text:h>
      <text:p text:style-name="P182"/>
      <text:p text:style-name="P110"><text:span text:style-name="T271">Definition –</text:span> <text:span text:style-name="T16">Let</text:span><text:span text:style-name="T16"><draw:frame draw:style-name="fr1" draw:name="Objet1" text:anchor-type="as-char" svg:width="1.422cm" svg:height="0.531cm" draw:z-index="42"><draw:object xlink:href="./Object 4" xlink:type="simple" xlink:show="embed" xlink:actuate="onLoad"/><draw:image xlink:href="./ObjectReplacements/Object 4" xlink:type="simple" xlink:show="embed" xlink:actuate="onLoad"/><svg:desc>formule</svg:desc></draw:frame></text:span><text:span text:style-name="T75">for</text:span><text:span text:style-name="T75"><draw:frame draw:style-name="fr1" draw:name="Objet244" text:anchor-type="as-char" svg:width="1.625cm" svg:height="0.482cm" draw:z-index="43"><draw:object xlink:href="./Object 5" xlink:type="simple" xlink:show="embed" xlink:actuate="onLoad"/><draw:image xlink:href="./ObjectReplacements/Object 5" xlink:type="simple" xlink:show="embed" xlink:actuate="onLoad"/><svg:desc>formule</svg:desc></draw:frame></text:span><text:span text:style-name="T75">and</text:span><text:span text:style-name="T75"><draw:frame draw:style-name="fr1" draw:name="Objet245" text:anchor-type="as-char" svg:width="1.787cm" svg:height="0.482cm" draw:z-index="44"><draw:object xlink:href="./Object 6" xlink:type="simple" xlink:show="embed" xlink:actuate="onLoad"/><draw:image xlink:href="./ObjectReplacements/Object 6" xlink:type="simple" xlink:show="embed" xlink:actuate="onLoad"/><svg:desc>formule</svg:desc></draw:frame></text:span><text:span text:style-name="T16">.</text:span><text:span text:style-name="T17"> Then the ordered rectangular array</text:span></text:p>
      <text:p text:style-name="P85"><draw:frame draw:style-name="fr1" draw:name="Objet5" text:anchor-type="as-char" svg:width="4.554cm" svg:height="2.281cm" draw:z-index="50"><draw:object xlink:href="./Object 7" xlink:type="simple" xlink:show="embed" xlink:actuate="onLoad"/><draw:image xlink:href="./ObjectReplacements/Object 7" xlink:type="simple" xlink:show="embed" xlink:actuate="onLoad"/><svg:desc>formule</svg:desc></draw:frame></text:p>
      <text:p text:style-name="P86">is a real matrix of dimension<draw:frame draw:style-name="fr1" draw:name="Objet4" text:anchor-type="as-char" svg:width="1.088cm" svg:height="0.467cm" draw:z-index="52"><draw:object xlink:href="./Object 8" xlink:type="simple" xlink:show="embed" xlink:actuate="onLoad"/><draw:image xlink:href="./ObjectReplacements/Object 8" xlink:type="simple" xlink:show="embed" xlink:actuate="onLoad"/><svg:desc>formule</svg:desc></draw:frame>.</text:p>
      <text:p text:style-name="P86"/>
      <text:p text:style-name="P26"><text:span text:style-name="T227">T</text:span>he following notation<text:span text:style-name="T228">s</text:span> <text:span text:style-name="T228">are</text:span> considered</text:p>
      <text:p text:style-name="P23"><draw:frame draw:style-name="fr1" draw:name="Objet11" text:anchor-type="as-char" svg:width="2.057cm" svg:height="0.482cm" draw:z-index="54"><draw:object xlink:href="./Object 9" xlink:type="simple" xlink:show="embed" xlink:actuate="onLoad"/><draw:image xlink:href="./ObjectReplacements/Object 9" xlink:type="simple" xlink:show="embed" xlink:actuate="onLoad"/><svg:desc>formule</svg:desc></draw:frame>,<draw:frame draw:style-name="fr1" draw:name="Objet12" text:anchor-type="as-char" svg:width="2.221cm" svg:height="0.482cm" draw:z-index="100"><draw:object xlink:href="./Object 10" xlink:type="simple" xlink:show="embed" xlink:actuate="onLoad"/><draw:image xlink:href="./ObjectReplacements/Object 10" xlink:type="simple" xlink:show="embed" xlink:actuate="onLoad"/><svg:desc>formule</svg:desc></draw:frame>,<draw:frame draw:style-name="fr1" draw:name="Objet10" text:anchor-type="as-char" svg:width="1.718cm" svg:height="0.531cm" draw:z-index="106"><draw:object xlink:href="./Object 11" xlink:type="simple" xlink:show="embed" xlink:actuate="onLoad"/><draw:image xlink:href="./ObjectReplacements/Object 11" xlink:type="simple" xlink:show="embed" xlink:actuate="onLoad"/><svg:desc>formule</svg:desc></draw:frame></text:p>
      <text:p text:style-name="P23"><draw:frame draw:style-name="fr1" draw:name="Objet16" text:anchor-type="as-char" svg:width="2.221cm" svg:height="0.482cm" draw:z-index="115"><draw:object xlink:href="./Object 12" xlink:type="simple" xlink:show="embed" xlink:actuate="onLoad"/><draw:image xlink:href="./ObjectReplacements/Object 12" xlink:type="simple" xlink:show="embed" xlink:actuate="onLoad"/><svg:desc>formule</svg:desc></draw:frame>,<draw:frame draw:style-name="fr1" draw:name="Objet14" text:anchor-type="as-char" svg:width="2.131cm" svg:height="2.281cm" draw:z-index="116"><draw:object xlink:href="./Object 13" xlink:type="simple" xlink:show="embed" xlink:actuate="onLoad"/><draw:image xlink:href="./ObjectReplacements/Object 13" xlink:type="simple" xlink:show="embed" xlink:actuate="onLoad"/><svg:desc>formule</svg:desc></draw:frame></text:p>
      <text:p text:style-name="P23"><text:soft-page-break/><draw:frame draw:style-name="fr1" draw:name="Objet18" text:anchor-type="as-char" svg:width="2.057cm" svg:height="0.482cm" draw:z-index="117"><draw:object xlink:href="./Object 14" xlink:type="simple" xlink:show="embed" xlink:actuate="onLoad"/><draw:image xlink:href="./ObjectReplacements/Object 14" xlink:type="simple" xlink:show="embed" xlink:actuate="onLoad"/><svg:desc>formule</svg:desc></draw:frame>,<draw:frame draw:style-name="fr1" draw:name="Objet17" text:anchor-type="as-char" svg:width="4.479cm" svg:height="0.586cm" draw:z-index="120"><draw:object xlink:href="./Object 16" xlink:type="simple" xlink:show="embed" xlink:actuate="onLoad"/><draw:image xlink:href="./ObjectReplacements/Object 16" xlink:type="simple" xlink:show="embed" xlink:actuate="onLoad"/><svg:desc>formule</svg:desc></draw:frame></text:p>
      <text:p text:style-name="P86"/>
      <text:p text:style-name="P86"><text:span text:style-name="T227">The notation</text:span><text:span text:style-name="T227"><draw:frame draw:style-name="fr1" draw:name="Objet6" text:anchor-type="as-char" svg:width="1.055cm" svg:height="0.531cm" draw:z-index="121"><draw:object xlink:href="./Object 17" xlink:type="simple" xlink:show="embed" xlink:actuate="onLoad"/><draw:image xlink:href="./ObjectReplacements/Object 17" xlink:type="simple" xlink:show="embed" xlink:actuate="onLoad"/><svg:desc>formule</svg:desc></draw:frame></text:span><text:span text:style-name="T229">means</text:span><text:span text:style-name="T227"> the matrix set of dimension</text:span><text:span text:style-name="T227"><draw:frame draw:style-name="fr1" draw:name="Objet7" text:anchor-type="as-char" svg:width="1.088cm" svg:height="0.467cm" draw:z-index="122"><draw:object xlink:href="./Object 18" xlink:type="simple" xlink:show="embed" xlink:actuate="onLoad"/><draw:image xlink:href="./ObjectReplacements/Object 18" xlink:type="simple" xlink:show="embed" xlink:actuate="onLoad"/><svg:desc>formule</svg:desc></draw:frame></text:span><text:span text:style-name="T216">with coefficients </text:span><text:span text:style-name="T217">in</text:span><text:span text:style-name="T217"><draw:frame draw:style-name="fr1" draw:name="Objet19" text:anchor-type="as-char" svg:width="0.556cm" svg:height="0.385cm" draw:z-index="123"><draw:object xlink:href="./Object 19" xlink:type="simple" xlink:show="embed" xlink:actuate="onLoad"/><draw:image xlink:href="./ObjectReplacements/Object 19" xlink:type="simple" xlink:show="embed" xlink:actuate="onLoad"/><svg:desc>formule</svg:desc></draw:frame></text:span><text:span text:style-name="T227">.</text:span></text:p>
      <text:p text:style-name="P86"><text:span text:style-name="T227">The notation</text:span><text:span text:style-name="T227"><draw:frame draw:style-name="fr1" draw:name="Objet2" text:anchor-type="as-char" svg:width="1.7cm" svg:height="0.54cm" draw:z-index="124"><draw:object xlink:href="./Object 27" xlink:type="simple" xlink:show="embed" xlink:actuate="onLoad"/><draw:image xlink:href="./ObjectReplacements/Object 27" xlink:type="simple" xlink:show="embed" xlink:actuate="onLoad"/><svg:desc>formule</svg:desc></draw:frame></text:span><text:span text:style-name="T229">means</text:span><text:span text:style-name="T227"> the matrix set of dimension</text:span><text:span text:style-name="T227"><draw:frame draw:style-name="fr1" draw:name="Objet3" text:anchor-type="as-char" svg:width="1.088cm" svg:height="0.467cm" draw:z-index="125"><draw:object xlink:href="./Object 28" xlink:type="simple" xlink:show="embed" xlink:actuate="onLoad"/><draw:image xlink:href="./ObjectReplacements/Object 28" xlink:type="simple" xlink:show="embed" xlink:actuate="onLoad"/><svg:desc>formule</svg:desc></draw:frame></text:span><text:span text:style-name="T216">with coefficients </text:span><text:span text:style-name="T217">in</text:span><text:span text:style-name="T217"><draw:frame draw:style-name="fr1" draw:name="Objet126" text:anchor-type="as-char" svg:width="1.208cm" svg:height="0.467cm" draw:z-index="126"><draw:object xlink:href="./Object 29" xlink:type="simple" xlink:show="embed" xlink:actuate="onLoad"/><draw:image xlink:href="./ObjectReplacements/Object 29" xlink:type="simple" xlink:show="embed" xlink:actuate="onLoad"/><svg:desc>formule</svg:desc></draw:frame></text:span><text:span text:style-name="T217">.</text:span></text:p>
      <text:p text:style-name="P86"/>
      <text:p text:style-name="P110">Convention –<text:span text:style-name="T16"> A vector is a matrix with only one row. Thus, </text:span><text:span text:style-name="T18">the real vector set</text:span><text:span text:style-name="T18"><draw:frame draw:style-name="fr1" draw:name="Objet8" text:anchor-type="as-char" svg:width="0.744cm" svg:height="0.527cm" draw:z-index="127"><draw:object xlink:href="./Object 30" xlink:type="simple" xlink:show="embed" xlink:actuate="onLoad"/><draw:image xlink:href="./ObjectReplacements/Object 30" xlink:type="simple" xlink:show="embed" xlink:actuate="onLoad"/><svg:desc>formule</svg:desc></draw:frame></text:span><text:span text:style-name="T16">is equivalent to</text:span><text:span text:style-name="T16"><draw:frame draw:style-name="fr1" draw:name="Objet9" text:anchor-type="as-char" svg:width="1.05cm" svg:height="0.531cm" draw:z-index="128"><draw:object xlink:href="./Object 31" xlink:type="simple" xlink:show="embed" xlink:actuate="onLoad"/><draw:image xlink:href="./ObjectReplacements/Object 31" xlink:type="simple" xlink:show="embed" xlink:actuate="onLoad"/><svg:desc>formule</svg:desc></draw:frame></text:span><text:span text:style-name="T16">.</text:span></text:p>
      <text:p text:style-name="P87"/>
      <text:p text:style-name="P111">Notation – <text:span text:style-name="T16">The matrix transpose operation will be noted as</text:span><text:span text:style-name="T16"><draw:frame draw:style-name="fr1" draw:name="Objet13" text:anchor-type="as-char" svg:width="0.693cm" svg:height="0.527cm" draw:z-index="129"><draw:object xlink:href="./Object 32" xlink:type="simple" xlink:show="embed" xlink:actuate="onLoad"/><draw:image xlink:href="./ObjectReplacements/Object 32" xlink:type="simple" xlink:show="embed" xlink:actuate="onLoad"/><svg:desc>formule</svg:desc></draw:frame></text:span><text:span text:style-name="T16">.</text:span></text:p>
      <text:p text:style-name="P88"/>
      <text:p text:style-name="P112"><text:span text:style-name="T273">Definition</text:span><text:span text:style-name="T271"> –</text:span><text:span text:style-name="T16"> Let</text:span><text:span text:style-name="T16"><draw:frame draw:style-name="fr1" draw:name="Objet28" text:anchor-type="as-char" svg:width="1.713cm" svg:height="0.531cm" draw:z-index="130"><draw:object xlink:href="./Object 33" xlink:type="simple" xlink:show="embed" xlink:actuate="onLoad"/><draw:image xlink:href="./ObjectReplacements/Object 33" xlink:type="simple" xlink:show="embed" xlink:actuate="onLoad"/><svg:desc>formule</svg:desc></draw:frame></text:span><text:span text:style-name="T16">, and</text:span><text:span text:style-name="T16"><draw:frame draw:style-name="fr1" draw:name="Objet29" text:anchor-type="as-char" svg:width="1.702cm" svg:height="0.531cm" draw:z-index="131"><draw:object xlink:href="./Object 34" xlink:type="simple" xlink:show="embed" xlink:actuate="onLoad"/><draw:image xlink:href="./ObjectReplacements/Object 34" xlink:type="simple" xlink:show="embed" xlink:actuate="onLoad"/><svg:desc>formule</svg:desc></draw:frame></text:span><text:span text:style-name="T16">, and let the product noted</text:span><text:span text:style-name="T16"><draw:frame draw:style-name="fr1" draw:name="Objet30" text:anchor-type="as-char" svg:width="1.164cm" svg:height="0.467cm" draw:z-index="132"><draw:object xlink:href="./Object 40" xlink:type="simple" xlink:show="embed" xlink:actuate="onLoad"/><draw:image xlink:href="./ObjectReplacements/Object 40" xlink:type="simple" xlink:show="embed" xlink:actuate="onLoad"/><svg:desc>formule</svg:desc></draw:frame></text:span><text:span text:style-name="T16">or</text:span><text:span text:style-name="T16"><draw:frame draw:style-name="fr1" draw:name="Objet31" text:anchor-type="as-char" svg:width="0.773cm" svg:height="0.467cm" draw:z-index="136"><draw:object xlink:href="./Object 79" xlink:type="simple" xlink:show="embed" xlink:actuate="onLoad"/><draw:image xlink:href="./ObjectReplacements/Object 79" xlink:type="simple" xlink:show="embed" xlink:actuate="onLoad"/><svg:desc>formule</svg:desc></draw:frame></text:span><text:span text:style-name="T16">be</text:span></text:p>
      <text:p text:style-name="P90"><draw:frame draw:style-name="fr1" draw:name="Objet34" text:anchor-type="as-char" svg:width="2.746cm" svg:height="0.467cm" draw:z-index="137"><draw:object xlink:href="./Object 126" xlink:type="simple" xlink:show="embed" xlink:actuate="onLoad"/><draw:image xlink:href="./ObjectReplacements/Object 126" xlink:type="simple" xlink:show="embed" xlink:actuate="onLoad"/><svg:desc>formule</svg:desc></draw:frame></text:p>
      <text:p text:style-name="P88"><text:span text:style-name="T230">where</text:span><draw:frame draw:style-name="fr1" draw:name="Objet32" text:anchor-type="as-char" svg:width="0.506cm" svg:height="0.467cm" draw:z-index="138"><draw:object xlink:href="./Object 169" xlink:type="simple" xlink:show="embed" xlink:actuate="onLoad"/><draw:image xlink:href="./ObjectReplacements/Object 169" xlink:type="simple" xlink:show="embed" xlink:actuate="onLoad"/><svg:desc>formule</svg:desc></draw:frame>is a<draw:frame draw:style-name="fr1" draw:name="Objet33" text:anchor-type="as-char" svg:width="1.132cm" svg:height="0.467cm" draw:z-index="139"><draw:object xlink:href="./Object 170" xlink:type="simple" xlink:show="embed" xlink:actuate="onLoad"/><draw:image xlink:href="./ObjectReplacements/Object 170" xlink:type="simple" xlink:show="embed" xlink:actuate="onLoad"/><svg:desc>formule</svg:desc></draw:frame>matrix with</text:p>
      <text:p text:style-name="P89"><text:span text:style-name="T129"><draw:frame draw:style-name="fr1" draw:name="Objet40" text:anchor-type="as-char" svg:width="2.057cm" svg:height="0.482cm" draw:z-index="140"><draw:object xlink:href="./Object 171" xlink:type="simple" xlink:show="embed" xlink:actuate="onLoad"/><draw:image xlink:href="./ObjectReplacements/Object 171" xlink:type="simple" xlink:show="embed" xlink:actuate="onLoad"/><svg:desc>formule</svg:desc></draw:frame></text:span><text:span text:style-name="T129">,</text:span><text:span text:style-name="T129"><draw:frame draw:style-name="fr1" draw:name="Objet79" text:anchor-type="as-char" svg:width="2.171cm" svg:height="0.482cm" draw:z-index="142"><draw:object xlink:href="./Object 172" xlink:type="simple" xlink:show="embed" xlink:actuate="onLoad"/><draw:image xlink:href="./ObjectReplacements/Object 172" xlink:type="simple" xlink:show="embed" xlink:actuate="onLoad"/><svg:desc>formule</svg:desc></draw:frame></text:span><text:span text:style-name="T129">,</text:span><draw:frame draw:style-name="fr1" draw:name="Objet27" text:anchor-type="as-char" svg:width="3.381cm" svg:height="1.139cm" draw:z-index="143"><draw:object xlink:href="./Object 173" xlink:type="simple" xlink:show="embed" xlink:actuate="onLoad"/><draw:image xlink:href="./ObjectReplacements/Object 173" xlink:type="simple" xlink:show="embed" xlink:actuate="onLoad"/><svg:desc>formule</svg:desc></draw:frame></text:p>
      <text:p text:style-name="P88"/>
      <text:p text:style-name="P83"><text:span text:style-name="T275">Definition</text:span><text:span text:style-name="T274"> –</text:span> Let<draw:frame draw:style-name="fr1" draw:name="Objet171" text:anchor-type="as-char" svg:width="1.115cm" svg:height="0.467cm" draw:z-index="145"><draw:object xlink:href="./Object 174" xlink:type="simple" xlink:show="embed" xlink:actuate="onLoad"/><draw:image xlink:href="./ObjectReplacements/Object 174" xlink:type="simple" xlink:show="embed" xlink:actuate="onLoad"/><svg:desc>formule</svg:desc></draw:frame>and<draw:frame draw:style-name="fr1" draw:name="Objet172" text:anchor-type="as-char" svg:width="1.676cm" svg:height="0.531cm" draw:z-index="148"><draw:object xlink:href="./Object 175" xlink:type="simple" xlink:show="embed" xlink:actuate="onLoad"/><draw:image xlink:href="./ObjectReplacements/Object 175" xlink:type="simple" xlink:show="embed" xlink:actuate="onLoad"/><svg:desc>formule</svg:desc></draw:frame>. Let the <text:span text:style-name="T285">scalar</text:span> wise product noted as<draw:frame draw:style-name="fr1" draw:name="Objet173" text:anchor-type="as-char" svg:width="1.064cm" svg:height="0.467cm" draw:z-index="150"><draw:object xlink:href="./Object 176" xlink:type="simple" xlink:show="embed" xlink:actuate="onLoad"/><draw:image xlink:href="./ObjectReplacements/Object 176" xlink:type="simple" xlink:show="embed" xlink:actuate="onLoad"/><svg:desc>formule</svg:desc></draw:frame>be</text:p>
      <text:p text:style-name="P84"><draw:frame draw:style-name="fr1" draw:name="Objet174" text:anchor-type="as-char" svg:width="2.939cm" svg:height="0.467cm" draw:z-index="152"><draw:object xlink:href="./Object 207" xlink:type="simple" xlink:show="embed" xlink:actuate="onLoad"/><draw:image xlink:href="./ObjectReplacements/Object 207" xlink:type="simple" xlink:show="embed" xlink:actuate="onLoad"/><svg:desc>formule</svg:desc></draw:frame></text:p>
      <text:p text:style-name="P83">where<draw:frame draw:style-name="fr1" draw:name="Objet175" text:anchor-type="as-char" svg:width="0.506cm" svg:height="0.467cm" draw:z-index="156"><draw:object xlink:href="./Object 244" xlink:type="simple" xlink:show="embed" xlink:actuate="onLoad"/><draw:image xlink:href="./ObjectReplacements/Object 244" xlink:type="simple" xlink:show="embed" xlink:actuate="onLoad"/><svg:desc>formule</svg:desc></draw:frame>is in<draw:frame draw:style-name="fr1" draw:name="Objet176" text:anchor-type="as-char" svg:width="1.055cm" svg:height="0.531cm" draw:z-index="157"><draw:object xlink:href="./Object 245" xlink:type="simple" xlink:show="embed" xlink:actuate="onLoad"/><draw:image xlink:href="./ObjectReplacements/Object 245" xlink:type="simple" xlink:show="embed" xlink:actuate="onLoad"/><svg:desc>formule</svg:desc></draw:frame>with</text:p>
      <text:p text:style-name="P84"><draw:frame draw:style-name="fr1" draw:name="Objet169" text:anchor-type="as-char" svg:width="2.057cm" svg:height="0.482cm" draw:z-index="158"><draw:object xlink:href="./Object 1" xlink:type="simple" xlink:show="embed" xlink:actuate="onLoad"/><draw:image xlink:href="./ObjectReplacements/Object 1" xlink:type="simple" xlink:show="embed" xlink:actuate="onLoad"/><svg:desc>formule</svg:desc></draw:frame>,<draw:frame draw:style-name="fr1" draw:name="Objet207" text:anchor-type="as-char" svg:width="2.221cm" svg:height="0.482cm" draw:z-index="159"><draw:object xlink:href="./Object 2" xlink:type="simple" xlink:show="embed" xlink:actuate="onLoad"/><draw:image xlink:href="./ObjectReplacements/Object 2" xlink:type="simple" xlink:show="embed" xlink:actuate="onLoad"/><svg:desc>formule</svg:desc></draw:frame>,<draw:frame draw:style-name="fr1" draw:name="Objet170" text:anchor-type="as-char" svg:width="2.339cm" svg:height="0.531cm" draw:z-index="160"><draw:object xlink:href="./Object 3" xlink:type="simple" xlink:show="embed" xlink:actuate="onLoad"/><draw:image xlink:href="./ObjectReplacements/Object 3" xlink:type="simple" xlink:show="embed" xlink:actuate="onLoad"/><svg:desc>formule</svg:desc></draw:frame></text:p>
      <text:p text:style-name="Text_20_body"/>
      <text:p text:style-name="P216"><text:span text:style-name="T9">Notation</text:span> – Let<draw:frame draw:style-name="fr1" draw:name="Objet358" text:anchor-type="as-char" svg:width="1.245cm" svg:height="0.527cm" draw:z-index="161"><draw:object xlink:href="./Object 358" xlink:type="simple" xlink:show="embed" xlink:actuate="onLoad"/><draw:image xlink:href="./ObjectReplacements/Object 358" xlink:type="simple" xlink:show="embed" xlink:actuate="onLoad"/></draw:frame><text:span text:style-name="T386">and</text:span><draw:frame draw:style-name="fr1" draw:name="Objet359" text:anchor-type="as-char" svg:width="1.245cm" svg:height="0.527cm" draw:z-index="164"><draw:object xlink:href="./Object 359" xlink:type="simple" xlink:show="embed" xlink:actuate="onLoad"/><draw:image xlink:href="./ObjectReplacements/Object 359" xlink:type="simple" xlink:show="embed" xlink:actuate="onLoad"/><svg:desc>formule</svg:desc></draw:frame>. <text:span text:style-name="T397">Let</text:span><text:span text:style-name="T387"> the scalar product </text:span><text:span text:style-name="T408">on</text:span><text:span text:style-name="T407"><draw:frame draw:style-name="fr1" draw:name="Objet391" text:anchor-type="as-char" svg:width="0.688cm" svg:height="0.527cm" draw:z-index="384"><draw:object xlink:href="./Object 391" xlink:type="simple" xlink:show="embed" xlink:actuate="onLoad"/><draw:image xlink:href="./ObjectReplacements/Object 391" xlink:type="simple" xlink:show="embed" xlink:actuate="onLoad"/><svg:desc>formule</svg:desc></draw:frame></text:span><text:span text:style-name="T388">between two vectors noted as</text:span><text:span text:style-name="T388"><draw:frame draw:style-name="fr1" draw:name="Objet375" text:anchor-type="as-char" svg:width="1.254cm" svg:height="0.54cm" draw:z-index="368"><draw:object xlink:href="./Object 375" xlink:type="simple" xlink:show="embed" xlink:actuate="onLoad"/><draw:image xlink:href="./ObjectReplacements/Object 375" xlink:type="simple" xlink:show="embed" xlink:actuate="onLoad"/><svg:desc>formule</svg:desc></draw:frame></text:span><text:span text:style-name="T397">be</text:span></text:p>
      <text:p text:style-name="P188"><draw:frame draw:style-name="fr1" draw:name="Objet360" text:anchor-type="as-char" svg:width="5.295cm" svg:height="0.591cm" draw:z-index="165"><draw:object xlink:href="./Object 360" xlink:type="simple" xlink:show="embed" xlink:actuate="onLoad"/><draw:image xlink:href="./ObjectReplacements/Object 360" xlink:type="simple" xlink:show="embed" xlink:actuate="onLoad"/><svg:desc>formule</svg:desc></draw:frame></text:p>
      <text:p text:style-name="Text_20_body"/>
      <text:p text:style-name="P205">Let<draw:frame draw:style-name="fr1" draw:name="Objet373" text:anchor-type="as-char" svg:width="1.235cm" svg:height="0.527cm" draw:z-index="366"><draw:object xlink:href="./Object 373" xlink:type="simple" xlink:show="embed" xlink:actuate="onLoad"/><draw:image xlink:href="./ObjectReplacements/Object 373" xlink:type="simple" xlink:show="embed" xlink:actuate="onLoad"/><svg:desc>formule</svg:desc></draw:frame>. Let the <text:span text:style-name="T399">Euclidean</text:span> norm <text:span text:style-name="T408">on</text:span><text:span text:style-name="T407"><draw:frame draw:style-name="fr1" draw:name="Objet390" text:anchor-type="as-char" svg:width="0.688cm" svg:height="0.527cm" draw:z-index="383"><draw:object xlink:href="./Object 390" xlink:type="simple" xlink:show="embed" xlink:actuate="onLoad"/><draw:image xlink:href="./ObjectReplacements/Object 390" xlink:type="simple" xlink:show="embed" xlink:actuate="onLoad"/><svg:desc>formule</svg:desc></draw:frame></text:span>noted as<draw:frame draw:style-name="fr1" draw:name="Objet374" text:anchor-type="as-char" svg:width="0.931cm" svg:height="0.531cm" draw:z-index="367"><draw:object xlink:href="./Object 374" xlink:type="simple" xlink:show="embed" xlink:actuate="onLoad"/><draw:image xlink:href="./ObjectReplacements/Object 374" xlink:type="simple" xlink:show="embed" xlink:actuate="onLoad"/><svg:desc>formule</svg:desc></draw:frame>be</text:p>
      <text:p text:style-name="P207"><text:span text:style-name="T397"><draw:frame draw:style-name="fr1" draw:name="Objet377" text:anchor-type="as-char" svg:width="3.939cm" svg:height="0.633cm" draw:z-index="369"><draw:object xlink:href="./Object 377" xlink:type="simple" xlink:show="embed" xlink:actuate="onLoad"/><draw:image xlink:href="./ObjectReplacements/Object 377" xlink:type="simple" xlink:show="embed" xlink:actuate="onLoad"/><svg:desc>formule</svg:desc></draw:frame></text:span></text:p>
      <text:p text:style-name="P206"/>
      <text:p text:style-name="P208"><text:span text:style-name="T9">Theorem –</text:span> <text:span text:style-name="T398">Let</text:span><text:span text:style-name="T398"><draw:frame draw:style-name="fr1" draw:name="Objet376" text:anchor-type="as-char" svg:width="1.245cm" svg:height="0.527cm" draw:z-index="370"><draw:object xlink:href="./Object 376" xlink:type="simple" xlink:show="embed" xlink:actuate="onLoad"/><draw:image xlink:href="./ObjectReplacements/Object 376" xlink:type="simple" xlink:show="embed" xlink:actuate="onLoad"/><svg:desc>formule</svg:desc></draw:frame></text:span><text:span text:style-name="T386">and</text:span><text:span text:style-name="T398"><draw:frame draw:style-name="fr1" draw:name="Objet378" text:anchor-type="as-char" svg:width="1.245cm" svg:height="0.527cm" draw:z-index="371"><draw:object xlink:href="./Object 378" xlink:type="simple" xlink:show="embed" xlink:actuate="onLoad"/><draw:image xlink:href="./ObjectReplacements/Object 378" xlink:type="simple" xlink:show="embed" xlink:actuate="onLoad"/><svg:desc>formule</svg:desc></draw:frame></text:span><text:span text:style-name="T398">. Then</text:span></text:p>
      <text:p text:style-name="P209"><text:soft-page-break/><draw:frame draw:style-name="fr1" draw:name="Objet379" text:anchor-type="as-char" svg:width="3.387cm" svg:height="0.54cm" draw:z-index="372"><draw:object xlink:href="./Object 379" xlink:type="simple" xlink:show="embed" xlink:actuate="onLoad"/><draw:image xlink:href="./ObjectReplacements/Object 379" xlink:type="simple" xlink:show="embed" xlink:actuate="onLoad"/><svg:desc>formule</svg:desc></draw:frame></text:p>
      <text:p text:style-name="P208"/>
      <text:p text:style-name="P210"><text:span text:style-name="T203">Proof:</text:span> TO DO.</text:p>
      <text:p text:style-name="P208"/>
      <text:h text:style-name="P202" text:outline-level="2"><text:span text:style-name="T385">1</text:span>.<text:span text:style-name="T385">2</text:span> – <text:span text:style-name="T389">Function r</text:span><text:span text:style-name="T117">egularit</text:span><text:span text:style-name="T119">y</text:span></text:h>
      <text:p text:style-name="P27"/>
      <text:p text:style-name="P105"><text:span text:style-name="T271">Definition –</text:span><text:span text:style-name="T16"> </text:span><text:span text:style-name="T23">Let</text:span><text:span text:style-name="T23"><draw:frame draw:style-name="fr1" draw:name="Objet43" text:anchor-type="as-char" svg:width="0.524cm" svg:height="0.326cm" draw:z-index="2"><draw:object xlink:href="./Object 53" xlink:type="simple" xlink:show="embed" xlink:actuate="onLoad"/><draw:image xlink:href="./ObjectReplacements/Object 53" xlink:type="simple" xlink:show="embed" xlink:actuate="onLoad"/><svg:desc>formule</svg:desc></draw:frame></text:span><text:span text:style-name="T24">a</text:span><text:span text:style-name="T25"> non-empty </text:span><text:span text:style-name="T34">open</text:span><text:span text:style-name="T25"> </text:span><text:span text:style-name="T32">subset </text:span><text:span text:style-name="T24">of</text:span><text:span text:style-name="T24"><draw:frame draw:style-name="fr1" draw:name="Objet52" text:anchor-type="as-char" svg:width="0.744cm" svg:height="0.527cm" draw:z-index="3"><draw:object xlink:href="./Object 54" xlink:type="simple" xlink:show="embed" xlink:actuate="onLoad"/><draw:image xlink:href="./ObjectReplacements/Object 54" xlink:type="simple" xlink:show="embed" xlink:actuate="onLoad"/><svg:desc>formule</svg:desc></draw:frame></text:span><text:span text:style-name="T23">, </text:span><text:span text:style-name="T33"><draw:frame draw:style-name="fr1" draw:name="Objet53" text:anchor-type="as-char" svg:width="0.912cm" svg:height="0.531cm" draw:z-index="4"><draw:object xlink:href="./Object 55" xlink:type="simple" xlink:show="embed" xlink:actuate="onLoad"/><draw:image xlink:href="./ObjectReplacements/Object 55" xlink:type="simple" xlink:show="embed" xlink:actuate="onLoad"/><svg:desc>formule</svg:desc></draw:frame></text:span><text:span text:style-name="T40">a</text:span><text:span text:style-name="T39"> </text:span><text:span text:style-name="T34">norm </text:span><text:span text:style-name="T36">on</text:span><text:span text:style-name="T35"><draw:frame draw:style-name="fr1" draw:name="Objet62" text:anchor-type="as-char" svg:width="0.744cm" svg:height="0.527cm" draw:z-index="5"><draw:object xlink:href="./Object 56" xlink:type="simple" xlink:show="embed" xlink:actuate="onLoad"/><draw:image xlink:href="./ObjectReplacements/Object 56" xlink:type="simple" xlink:show="embed" xlink:actuate="onLoad"/><svg:desc>formule</svg:desc></draw:frame></text:span><text:span text:style-name="T35">, </text:span><text:span text:style-name="T35"><draw:frame draw:style-name="fr1" draw:name="Objet80" text:anchor-type="as-char" svg:width="1.007cm" svg:height="0.531cm" draw:z-index="6"><draw:object xlink:href="./Object 57" xlink:type="simple" xlink:show="embed" xlink:actuate="onLoad"/><draw:image xlink:href="./ObjectReplacements/Object 57" xlink:type="simple" xlink:show="embed" xlink:actuate="onLoad"/><svg:desc>formule</svg:desc></draw:frame></text:span><text:span text:style-name="T39">a norm on</text:span><text:span text:style-name="T39"><draw:frame draw:style-name="fr1" draw:name="Objet111" text:anchor-type="as-char" svg:width="0.84cm" svg:height="0.527cm" draw:z-index="7"><draw:object xlink:href="./Object 58" xlink:type="simple" xlink:show="embed" xlink:actuate="onLoad"/><draw:image xlink:href="./ObjectReplacements/Object 58" xlink:type="simple" xlink:show="embed" xlink:actuate="onLoad"/><svg:desc>formule</svg:desc></draw:frame></text:span><text:span text:style-name="T23">, </text:span><text:span text:style-name="T37">and</text:span><text:span text:style-name="T23"><draw:frame draw:style-name="fr1" draw:name="Objet112" text:anchor-type="as-char" svg:width="2.148cm" svg:height="0.527cm" draw:z-index="8"><draw:object xlink:href="./Object 59" xlink:type="simple" xlink:show="embed" xlink:actuate="onLoad"/><draw:image xlink:href="./ObjectReplacements/Object 59" xlink:type="simple" xlink:show="embed" xlink:actuate="onLoad"/><svg:desc>formule</svg:desc></draw:frame></text:span><text:span text:style-name="T23">. Then</text:span><text:span text:style-name="T23"><draw:frame draw:style-name="fr1" draw:name="Objet54" text:anchor-type="as-char" svg:width="0.404cm" svg:height="0.467cm" draw:z-index="9"><draw:object xlink:href="./Object 60" xlink:type="simple" xlink:show="embed" xlink:actuate="onLoad"/><draw:image xlink:href="./ObjectReplacements/Object 60" xlink:type="simple" xlink:show="embed" xlink:actuate="onLoad"/><svg:desc>formule</svg:desc></draw:frame></text:span><text:span text:style-name="T23">continuous function is equivalent to</text:span></text:p>
      <text:p text:style-name="P28"><draw:frame draw:style-name="fr1" draw:name="Objet74" text:anchor-type="as-char" svg:width="1.513cm" svg:height="0.467cm" draw:z-index="10"><draw:object xlink:href="./Object 61" xlink:type="simple" xlink:show="embed" xlink:actuate="onLoad"/><draw:image xlink:href="./ObjectReplacements/Object 61" xlink:type="simple" xlink:show="embed" xlink:actuate="onLoad"/><svg:desc>formule</svg:desc></draw:frame>,</text:p>
      <text:p text:style-name="P28"><draw:frame draw:style-name="fr1" draw:name="Objet55" text:anchor-type="as-char" svg:width="1.369cm" svg:height="0.467cm" draw:z-index="11"><draw:object xlink:href="./Object 62" xlink:type="simple" xlink:show="embed" xlink:actuate="onLoad"/><draw:image xlink:href="./ObjectReplacements/Object 62" xlink:type="simple" xlink:show="embed" xlink:actuate="onLoad"/><svg:desc>formule</svg:desc></draw:frame>,<draw:frame draw:style-name="fr1" draw:name="Objet56" text:anchor-type="as-char" svg:width="1.282cm" svg:height="0.483cm" draw:z-index="12"><draw:object xlink:href="./Object 63" xlink:type="simple" xlink:show="embed" xlink:actuate="onLoad"/><draw:image xlink:href="./ObjectReplacements/Object 63" xlink:type="simple" xlink:show="embed" xlink:actuate="onLoad"/><svg:desc>formule</svg:desc></draw:frame>,<draw:frame draw:style-name="fr1" draw:name="Objet57" text:anchor-type="as-char" svg:width="1.52cm" svg:height="0.467cm" draw:z-index="13"><draw:object xlink:href="./Object 64" xlink:type="simple" xlink:show="embed" xlink:actuate="onLoad"/><draw:image xlink:href="./ObjectReplacements/Object 64" xlink:type="simple" xlink:show="embed" xlink:actuate="onLoad"/><svg:desc>formule</svg:desc></draw:frame>,<draw:frame draw:style-name="fr1" draw:name="Objet58" text:anchor-type="as-char" svg:width="5.653cm" svg:height="0.54cm" draw:z-index="14"><draw:object xlink:href="./Object 65" xlink:type="simple" xlink:show="embed" xlink:actuate="onLoad"/><draw:image xlink:href="./ObjectReplacements/Object 65" xlink:type="simple" xlink:show="embed" xlink:actuate="onLoad"/><svg:desc>formule</svg:desc></draw:frame></text:p>
      <text:p text:style-name="P60">The notation<draw:frame draw:style-name="fr1" draw:name="Objet59" text:anchor-type="as-char" svg:width="1.997cm" svg:height="0.557cm" draw:z-index="15"><draw:object xlink:href="./Object 66" xlink:type="simple" xlink:show="embed" xlink:actuate="onLoad"/><draw:image xlink:href="./ObjectReplacements/Object 66" xlink:type="simple" xlink:show="embed" xlink:actuate="onLoad"/><svg:desc>formule</svg:desc></draw:frame>means the <text:span text:style-name="T137">set of </text:span>continuous function<text:span text:style-name="T139">s</text:span> from<draw:frame draw:style-name="fr1" draw:name="Objet46" text:anchor-type="as-char" svg:width="0.524cm" svg:height="0.326cm" draw:z-index="16"><draw:object xlink:href="./Object 67" xlink:type="simple" xlink:show="embed" xlink:actuate="onLoad"/><draw:image xlink:href="./ObjectReplacements/Object 67" xlink:type="simple" xlink:show="embed" xlink:actuate="onLoad"/><svg:desc>formule</svg:desc></draw:frame>to<draw:frame draw:style-name="fr1" draw:name="Objet61" text:anchor-type="as-char" svg:width="0.84cm" svg:height="0.527cm" draw:z-index="17"><draw:object xlink:href="./Object 69" xlink:type="simple" xlink:show="embed" xlink:actuate="onLoad"/><draw:image xlink:href="./ObjectReplacements/Object 69" xlink:type="simple" xlink:show="embed" xlink:actuate="onLoad"/><svg:desc>formule</svg:desc></draw:frame>.</text:p>
      <text:p text:style-name="P30">The notation<draw:frame draw:style-name="fr1" draw:name="Objet117" text:anchor-type="as-char" svg:width="1.379cm" svg:height="0.557cm" draw:z-index="18"><draw:object xlink:href="./Object 70" xlink:type="simple" xlink:show="embed" xlink:actuate="onLoad"/><draw:image xlink:href="./ObjectReplacements/Object 70" xlink:type="simple" xlink:show="embed" xlink:actuate="onLoad"/><svg:desc>formule</svg:desc></draw:frame><text:span text:style-name="T212">means the set of continuous functions from</text:span><text:span text:style-name="T212"><draw:frame draw:style-name="fr1" draw:name="Objet118" text:anchor-type="as-char" svg:width="0.744cm" svg:height="0.527cm" draw:z-index="19"><draw:object xlink:href="./Object 71" xlink:type="simple" xlink:show="embed" xlink:actuate="onLoad"/><draw:image xlink:href="./ObjectReplacements/Object 71" xlink:type="simple" xlink:show="embed" xlink:actuate="onLoad"/><svg:desc>formule</svg:desc></draw:frame></text:span><text:span text:style-name="T213">to</text:span><text:span text:style-name="T213"><draw:frame draw:style-name="fr1" draw:name="Objet119" text:anchor-type="as-char" svg:width="0.744cm" svg:height="0.527cm" draw:z-index="20"><draw:object xlink:href="./Object 72" xlink:type="simple" xlink:show="embed" xlink:actuate="onLoad"/><draw:image xlink:href="./ObjectReplacements/Object 72" xlink:type="simple" xlink:show="embed" xlink:actuate="onLoad"/><svg:desc>formule</svg:desc></draw:frame></text:span><text:span text:style-name="T213">.</text:span></text:p>
      <text:p text:style-name="P32"/>
      <text:p text:style-name="P97"><text:span text:style-name="T272">Definition –</text:span><text:span text:style-name="T41"> </text:span><text:span text:style-name="T23">Let</text:span><text:span text:style-name="T23"><draw:frame draw:style-name="fr1" draw:name="Objet63" text:anchor-type="as-char" svg:width="0.524cm" svg:height="0.326cm" draw:z-index="21"><draw:object xlink:href="./Object 73" xlink:type="simple" xlink:show="embed" xlink:actuate="onLoad"/><draw:image xlink:href="./ObjectReplacements/Object 73" xlink:type="simple" xlink:show="embed" xlink:actuate="onLoad"/><svg:desc>formule</svg:desc></draw:frame></text:span><text:span text:style-name="T24">a</text:span><text:span text:style-name="T25"> non-empty </text:span><text:span text:style-name="T34">open</text:span><text:span text:style-name="T25"> </text:span><text:span text:style-name="T32">subset </text:span><text:span text:style-name="T24">of</text:span><text:span text:style-name="T24"><draw:frame draw:style-name="fr1" draw:name="Objet64" text:anchor-type="as-char" svg:width="0.744cm" svg:height="0.527cm" draw:z-index="22"><draw:object xlink:href="./Object 74" xlink:type="simple" xlink:show="embed" xlink:actuate="onLoad"/><draw:image xlink:href="./ObjectReplacements/Object 74" xlink:type="simple" xlink:show="embed" xlink:actuate="onLoad"/><svg:desc>formule</svg:desc></draw:frame></text:span><text:span text:style-name="T23">, </text:span><text:span text:style-name="T33"><draw:frame draw:style-name="fr1" draw:name="Objet65" text:anchor-type="as-char" svg:width="0.912cm" svg:height="0.531cm" draw:z-index="23"><draw:object xlink:href="./Object 75" xlink:type="simple" xlink:show="embed" xlink:actuate="onLoad"/><draw:image xlink:href="./ObjectReplacements/Object 75" xlink:type="simple" xlink:show="embed" xlink:actuate="onLoad"/><svg:desc>formule</svg:desc></draw:frame></text:span><text:span text:style-name="T40">a</text:span><text:span text:style-name="T39"> </text:span><text:span text:style-name="T34">norm </text:span><text:span text:style-name="T36">on</text:span><text:span text:style-name="T35"><draw:frame draw:style-name="fr1" draw:name="Objet100" text:anchor-type="as-char" svg:width="0.744cm" svg:height="0.527cm" draw:z-index="24"><draw:object xlink:href="./Object 76" xlink:type="simple" xlink:show="embed" xlink:actuate="onLoad"/><draw:image xlink:href="./ObjectReplacements/Object 76" xlink:type="simple" xlink:show="embed" xlink:actuate="onLoad"/><svg:desc>formule</svg:desc></draw:frame></text:span><text:span text:style-name="T35">, </text:span><text:span text:style-name="T35"><draw:frame draw:style-name="fr1" draw:name="Objet101" text:anchor-type="as-char" svg:width="1.007cm" svg:height="0.531cm" draw:z-index="25"><draw:object xlink:href="./Object 80" xlink:type="simple" xlink:show="embed" xlink:actuate="onLoad"/><draw:image xlink:href="./ObjectReplacements/Object 80" xlink:type="simple" xlink:show="embed" xlink:actuate="onLoad"/><svg:desc>formule</svg:desc></draw:frame></text:span><text:span text:style-name="T39">a norm on</text:span><text:span text:style-name="T39"><draw:frame draw:style-name="fr1" draw:name="Objet113" text:anchor-type="as-char" svg:width="0.84cm" svg:height="0.527cm" draw:z-index="26"><draw:object xlink:href="./Object 100" xlink:type="simple" xlink:show="embed" xlink:actuate="onLoad"/><draw:image xlink:href="./ObjectReplacements/Object 100" xlink:type="simple" xlink:show="embed" xlink:actuate="onLoad"/><svg:desc>formule</svg:desc></draw:frame></text:span><text:span text:style-name="T23">, </text:span><text:span text:style-name="T37">and</text:span><text:span text:style-name="T23"><draw:frame draw:style-name="fr1" draw:name="Objet114" text:anchor-type="as-char" svg:width="2.148cm" svg:height="0.527cm" draw:z-index="27"><draw:object xlink:href="./Object 101" xlink:type="simple" xlink:show="embed" xlink:actuate="onLoad"/><draw:image xlink:href="./ObjectReplacements/Object 101" xlink:type="simple" xlink:show="embed" xlink:actuate="onLoad"/><svg:desc>formule</svg:desc></draw:frame></text:span><text:span text:style-name="T23">. Then</text:span><text:span text:style-name="T23"><draw:frame draw:style-name="fr1" draw:name="Objet66" text:anchor-type="as-char" svg:width="0.404cm" svg:height="0.467cm" draw:z-index="28"><draw:object xlink:href="./Object 111" xlink:type="simple" xlink:show="embed" xlink:actuate="onLoad"/><draw:image xlink:href="./ObjectReplacements/Object 111" xlink:type="simple" xlink:show="embed" xlink:actuate="onLoad"/><svg:desc>formule</svg:desc></draw:frame></text:span><text:span text:style-name="T26">derivable </text:span><text:span text:style-name="T27">is equivalent to</text:span></text:p>
      <text:p text:style-name="P28"><draw:frame draw:style-name="fr1" draw:name="Objet75" text:anchor-type="as-char" svg:width="1.513cm" svg:height="0.467cm" draw:z-index="29"><draw:object xlink:href="./Object 112" xlink:type="simple" xlink:show="embed" xlink:actuate="onLoad"/><draw:image xlink:href="./ObjectReplacements/Object 112" xlink:type="simple" xlink:show="embed" xlink:actuate="onLoad"/><svg:desc>formule</svg:desc></draw:frame>,<draw:frame draw:style-name="fr1" draw:name="Objet76" text:anchor-type="as-char" svg:width="2.404cm" svg:height="0.557cm" draw:z-index="30"><draw:object xlink:href="./Object 113" xlink:type="simple" xlink:show="embed" xlink:actuate="onLoad"/><draw:image xlink:href="./ObjectReplacements/Object 113" xlink:type="simple" xlink:show="embed" xlink:actuate="onLoad"/><svg:desc>formule</svg:desc></draw:frame>,</text:p>
      <text:p text:style-name="P28"><draw:frame draw:style-name="fr1" draw:name="Objet70" text:anchor-type="as-char" svg:width="1.369cm" svg:height="0.467cm" draw:z-index="31"><draw:object xlink:href="./Object 114" xlink:type="simple" xlink:show="embed" xlink:actuate="onLoad"/><draw:image xlink:href="./ObjectReplacements/Object 114" xlink:type="simple" xlink:show="embed" xlink:actuate="onLoad"/><svg:desc>formule</svg:desc></draw:frame>,<draw:frame draw:style-name="fr1" draw:name="Objet71" text:anchor-type="as-char" svg:width="1.282cm" svg:height="0.483cm" draw:z-index="32"><draw:object xlink:href="./Object 117" xlink:type="simple" xlink:show="embed" xlink:actuate="onLoad"/><draw:image xlink:href="./ObjectReplacements/Object 117" xlink:type="simple" xlink:show="embed" xlink:actuate="onLoad"/><svg:desc>formule</svg:desc></draw:frame>,<draw:frame draw:style-name="fr1" draw:name="Objet72" text:anchor-type="as-char" svg:width="1.52cm" svg:height="0.467cm" draw:z-index="33"><draw:object xlink:href="./Object 118" xlink:type="simple" xlink:show="embed" xlink:actuate="onLoad"/><draw:image xlink:href="./ObjectReplacements/Object 118" xlink:type="simple" xlink:show="embed" xlink:actuate="onLoad"/><svg:desc>formule</svg:desc></draw:frame>,<draw:frame draw:style-name="fr1" draw:name="Objet73" text:anchor-type="as-char" svg:width="7.013cm" svg:height="1.085cm" draw:z-index="34"><draw:object xlink:href="./Object 119" xlink:type="simple" xlink:show="embed" xlink:actuate="onLoad"/><draw:image xlink:href="./ObjectReplacements/Object 119" xlink:type="simple" xlink:show="embed" xlink:actuate="onLoad"/><svg:desc>formule</svg:desc></draw:frame></text:p>
      <text:p text:style-name="P60"><text:span text:style-name="T226">The notation</text:span><text:span text:style-name="T226"><draw:frame draw:style-name="fr1" draw:name="Objet67" text:anchor-type="as-char" svg:width="2.053cm" svg:height="0.557cm" draw:z-index="35"><draw:object xlink:href="./Object 120" xlink:type="simple" xlink:show="embed" xlink:actuate="onLoad"/><draw:image xlink:href="./ObjectReplacements/Object 120" xlink:type="simple" xlink:show="embed" xlink:actuate="onLoad"/><svg:desc>formule</svg:desc></draw:frame></text:span><text:span text:style-name="T226">means the </text:span><text:span text:style-name="T137">set of </text:span><text:span text:style-name="T138">derivable</text:span><text:span text:style-name="T226"> function</text:span><text:span text:style-name="T138">s</text:span><text:span text:style-name="T226"> from</text:span><text:span text:style-name="T226"><draw:frame draw:style-name="fr1" draw:name="Objet60" text:anchor-type="as-char" svg:width="0.524cm" svg:height="0.326cm" draw:z-index="36"><draw:object xlink:href="./Object 121" xlink:type="simple" xlink:show="embed" xlink:actuate="onLoad"/><draw:image xlink:href="./ObjectReplacements/Object 121" xlink:type="simple" xlink:show="embed" xlink:actuate="onLoad"/><svg:desc>formule</svg:desc></draw:frame></text:span><text:span text:style-name="T226">to</text:span><text:span text:style-name="T226"><draw:frame draw:style-name="fr1" draw:name="Objet69" text:anchor-type="as-char" svg:width="0.84cm" svg:height="0.527cm" draw:z-index="37"><draw:object xlink:href="./Object 122" xlink:type="simple" xlink:show="embed" xlink:actuate="onLoad"/><draw:image xlink:href="./ObjectReplacements/Object 122" xlink:type="simple" xlink:show="embed" xlink:actuate="onLoad"/><svg:desc>formule</svg:desc></draw:frame></text:span><text:span text:style-name="T226">.</text:span></text:p>
      <text:p text:style-name="P30"><text:span text:style-name="T286">The notation</text:span><text:span text:style-name="T286"><draw:frame draw:style-name="fr1" draw:name="Objet120" text:anchor-type="as-char" svg:width="1.438cm" svg:height="0.557cm" draw:z-index="38"><draw:object xlink:href="./Object 43" xlink:type="simple" xlink:show="embed" xlink:actuate="onLoad"/><draw:image xlink:href="./ObjectReplacements/Object 43" xlink:type="simple" xlink:show="embed" xlink:actuate="onLoad"/><svg:desc>formule</svg:desc></draw:frame></text:span><text:span text:style-name="T212">means the set of </text:span><text:span text:style-name="T214">derivable</text:span><text:span text:style-name="T212"> functions from</text:span><text:span text:style-name="T212"><draw:frame draw:style-name="fr1" draw:name="Objet121" text:anchor-type="as-char" svg:width="0.744cm" svg:height="0.527cm" draw:z-index="39"><draw:object xlink:href="./Object 46" xlink:type="simple" xlink:show="embed" xlink:actuate="onLoad"/><draw:image xlink:href="./ObjectReplacements/Object 46" xlink:type="simple" xlink:show="embed" xlink:actuate="onLoad"/><svg:desc>formule</svg:desc></draw:frame></text:span><text:span text:style-name="T213">to</text:span><text:span text:style-name="T213"><draw:frame draw:style-name="fr1" draw:name="Objet122" text:anchor-type="as-char" svg:width="0.744cm" svg:height="0.527cm" draw:z-index="40"><draw:object xlink:href="./Object 52" xlink:type="simple" xlink:show="embed" xlink:actuate="onLoad"/><draw:image xlink:href="./ObjectReplacements/Object 52" xlink:type="simple" xlink:show="embed" xlink:actuate="onLoad"/><svg:desc>formule</svg:desc></draw:frame></text:span><text:span text:style-name="T213">.</text:span></text:p>
      <text:p text:style-name="P31"/>
      <text:p text:style-name="P96"><text:span text:style-name="T271">Definition –</text:span> <text:span text:style-name="T23">Let</text:span><text:span text:style-name="T23"><draw:frame draw:style-name="fr1" draw:name="Objet68" text:anchor-type="as-char" svg:width="0.524cm" svg:height="0.326cm" draw:z-index="45"><draw:object xlink:href="./Object 68" xlink:type="simple" xlink:show="embed" xlink:actuate="onLoad"/><draw:image xlink:href="./ObjectReplacements/Object 68" xlink:type="simple" xlink:show="embed" xlink:actuate="onLoad"/><svg:desc>formule</svg:desc></draw:frame></text:span><text:span text:style-name="T24">a</text:span><text:span text:style-name="T25"> non-empty </text:span><text:span text:style-name="T34">open</text:span><text:span text:style-name="T25"> </text:span><text:span text:style-name="T32">subset </text:span><text:span text:style-name="T24">of</text:span><text:span text:style-name="T24"><draw:frame draw:style-name="fr1" draw:name="Objet81" text:anchor-type="as-char" svg:width="0.744cm" svg:height="0.527cm" draw:z-index="46"><draw:object xlink:href="./Object 81" xlink:type="simple" xlink:show="embed" xlink:actuate="onLoad"/><draw:image xlink:href="./ObjectReplacements/Object 81" xlink:type="simple" xlink:show="embed" xlink:actuate="onLoad"/><svg:desc>formule</svg:desc></draw:frame></text:span><text:span text:style-name="T23">, </text:span><text:span text:style-name="T33"><draw:frame draw:style-name="fr1" draw:name="Objet82" text:anchor-type="as-char" svg:width="0.912cm" svg:height="0.531cm" draw:z-index="47"><draw:object xlink:href="./Object 82" xlink:type="simple" xlink:show="embed" xlink:actuate="onLoad"/><draw:image xlink:href="./ObjectReplacements/Object 82" xlink:type="simple" xlink:show="embed" xlink:actuate="onLoad"/><svg:desc>formule</svg:desc></draw:frame></text:span><text:span text:style-name="T40">a</text:span><text:span text:style-name="T39"> </text:span><text:span text:style-name="T34">norm </text:span><text:span text:style-name="T36">on</text:span><text:span text:style-name="T35"><draw:frame draw:style-name="fr1" draw:name="Objet102" text:anchor-type="as-char" svg:width="0.744cm" svg:height="0.527cm" draw:z-index="49"><draw:object xlink:href="./Object 102" xlink:type="simple" xlink:show="embed" xlink:actuate="onLoad"/><draw:image xlink:href="./ObjectReplacements/Object 102" xlink:type="simple" xlink:show="embed" xlink:actuate="onLoad"/><svg:desc>formule</svg:desc></draw:frame></text:span><text:span text:style-name="T35">, </text:span><text:span text:style-name="T35"><draw:frame draw:style-name="fr1" draw:name="Objet103" text:anchor-type="as-char" svg:width="1.007cm" svg:height="0.531cm" draw:z-index="51"><draw:object xlink:href="./Object 103" xlink:type="simple" xlink:show="embed" xlink:actuate="onLoad"/><draw:image xlink:href="./ObjectReplacements/Object 103" xlink:type="simple" xlink:show="embed" xlink:actuate="onLoad"/><svg:desc>formule</svg:desc></draw:frame></text:span><text:span text:style-name="T39">a norm on</text:span><text:span text:style-name="T39"><draw:frame draw:style-name="fr1" draw:name="Objet115" text:anchor-type="as-char" svg:width="0.84cm" svg:height="0.527cm" draw:z-index="53"><draw:object xlink:href="./Object 115" xlink:type="simple" xlink:show="embed" xlink:actuate="onLoad"/><draw:image xlink:href="./ObjectReplacements/Object 115" xlink:type="simple" xlink:show="embed" xlink:actuate="onLoad"/><svg:desc>formule</svg:desc></draw:frame></text:span><text:span text:style-name="T23">, </text:span><text:span text:style-name="T37">and</text:span><text:span text:style-name="T23"><draw:frame draw:style-name="fr1" draw:name="Objet116" text:anchor-type="as-char" svg:width="2.148cm" svg:height="0.527cm" draw:z-index="55"><draw:object xlink:href="./Object 116" xlink:type="simple" xlink:show="embed" xlink:actuate="onLoad"/><draw:image xlink:href="./ObjectReplacements/Object 116" xlink:type="simple" xlink:show="embed" xlink:actuate="onLoad"/><svg:desc>formule</svg:desc></draw:frame></text:span><text:span text:style-name="T23">. Then</text:span><text:span text:style-name="T23"><draw:frame draw:style-name="fr1" draw:name="Objet83" text:anchor-type="as-char" svg:width="0.404cm" svg:height="0.467cm" draw:z-index="56"><draw:object xlink:href="./Object 83" xlink:type="simple" xlink:show="embed" xlink:actuate="onLoad"/><draw:image xlink:href="./ObjectReplacements/Object 83" xlink:type="simple" xlink:show="embed" xlink:actuate="onLoad"/><svg:desc>formule</svg:desc></draw:frame></text:span><text:span text:style-name="T30">piece-wise </text:span><text:span text:style-name="T26">derivable </text:span><text:span text:style-name="T27">is equivalent to</text:span></text:p>
      <text:p text:style-name="P33"><draw:frame draw:style-name="fr1" draw:name="Objet84" text:anchor-type="as-char" svg:width="1.656cm" svg:height="0.467cm" draw:z-index="57"><draw:object xlink:href="./Object 84" xlink:type="simple" xlink:show="embed" xlink:actuate="onLoad"/><draw:image xlink:href="./ObjectReplacements/Object 84" xlink:type="simple" xlink:show="embed" xlink:actuate="onLoad"/></draw:frame><text:span text:style-name="T210">such as</text:span><text:span text:style-name="T210"><draw:frame draw:style-name="fr1" draw:name="Objet107" text:anchor-type="as-char" svg:width="0.549cm" svg:height="0.467cm" draw:z-index="58"><draw:object xlink:href="./Object 107" xlink:type="simple" xlink:show="embed" xlink:actuate="onLoad"/><draw:image xlink:href="./ObjectReplacements/Object 107" xlink:type="simple" xlink:show="embed" xlink:actuate="onLoad"/></draw:frame></text:span><text:span text:style-name="T208">compact and bounded</text:span>,</text:p>
      <text:p text:style-name="P33"><draw:frame draw:style-name="fr1" draw:name="Objet85" text:anchor-type="as-char" svg:width="2.078cm" svg:height="0.547cm" draw:z-index="59"><draw:object xlink:href="./Object 85" xlink:type="simple" xlink:show="embed" xlink:actuate="onLoad"/><draw:image xlink:href="./ObjectReplacements/Object 85" xlink:type="simple" xlink:show="embed" xlink:actuate="onLoad"/><svg:desc>formule</svg:desc></draw:frame><text:span text:style-name="T224">non-empty </text:span><text:span text:style-name="T209">open subsets </text:span><text:span text:style-name="T206">such as</text:span><text:span text:style-name="T206"><draw:frame draw:style-name="fr1" draw:name="Objet106" text:anchor-type="as-char" svg:width="1.986cm" svg:height="0.982cm" draw:z-index="60"><draw:object xlink:href="./Object 106" xlink:type="simple" xlink:show="embed" xlink:actuate="onLoad"/><draw:image xlink:href="./ObjectReplacements/Object 106" xlink:type="simple" xlink:show="embed" xlink:actuate="onLoad"/><svg:desc>formule</svg:desc></draw:frame></text:span><text:span text:style-name="T207">and</text:span><text:span text:style-name="T206"><draw:frame draw:style-name="fr1" draw:name="Objet104" text:anchor-type="as-char" svg:width="2.967cm" svg:height="0.557cm" draw:z-index="61"><draw:object xlink:href="./Object 104" xlink:type="simple" xlink:show="embed" xlink:actuate="onLoad"/><draw:image xlink:href="./ObjectReplacements/Object 104" xlink:type="simple" xlink:show="embed" xlink:actuate="onLoad"/><svg:desc>formule</svg:desc></draw:frame></text:span><text:span text:style-name="T206">,</text:span><text:span text:style-name="T206"><draw:frame draw:style-name="fr1" draw:name="Objet105" text:anchor-type="as-char" svg:width="3.403cm" svg:height="0.531cm" draw:z-index="62"><draw:object xlink:href="./Object 105" xlink:type="simple" xlink:show="embed" xlink:actuate="onLoad"/><draw:image xlink:href="./ObjectReplacements/Object 105" xlink:type="simple" xlink:show="embed" xlink:actuate="onLoad"/><svg:desc>formule</svg:desc></draw:frame></text:span><text:span text:style-name="T206">,</text:span></text:p>
      <text:p text:style-name="P33"><draw:frame draw:style-name="fr1" draw:name="Objet86" text:anchor-type="as-char" svg:width="2.067cm" svg:height="0.482cm" draw:z-index="63"><draw:object xlink:href="./Object 86" xlink:type="simple" xlink:show="embed" xlink:actuate="onLoad"/><draw:image xlink:href="./ObjectReplacements/Object 86" xlink:type="simple" xlink:show="embed" xlink:actuate="onLoad"/><svg:desc>formule</svg:desc></draw:frame>,<draw:frame draw:style-name="fr1" draw:name="Objet87" text:anchor-type="as-char" svg:width="3.209cm" svg:height="0.591cm" draw:z-index="64"><draw:object xlink:href="./Object 87" xlink:type="simple" xlink:show="embed" xlink:actuate="onLoad"/><draw:image xlink:href="./ObjectReplacements/Object 87" xlink:type="simple" xlink:show="embed" xlink:actuate="onLoad"/></draw:frame>,<draw:frame draw:style-name="fr1" draw:name="Objet88" text:anchor-type="as-char" svg:width="1.623cm" svg:height="0.531cm" draw:z-index="65"><draw:object xlink:href="./Object 88" xlink:type="simple" xlink:show="embed" xlink:actuate="onLoad"/><draw:image xlink:href="./ObjectReplacements/Object 88" xlink:type="simple" xlink:show="embed" xlink:actuate="onLoad"/></draw:frame>,<text:span text:style-name="T225"><draw:frame draw:style-name="fr1" draw:name="Objet89" text:anchor-type="as-char" svg:width="2.18cm" svg:height="0.54cm" draw:z-index="66"><draw:object xlink:href="./Object 89" xlink:type="simple" xlink:show="embed" xlink:actuate="onLoad"/><draw:image xlink:href="./ObjectReplacements/Object 89" xlink:type="simple" xlink:show="embed" xlink:actuate="onLoad"/><svg:desc>formule</svg:desc></draw:frame></text:span></text:p>
      <text:p text:style-name="P34">The notation<draw:frame draw:style-name="fr1" draw:name="Objet90" text:anchor-type="as-char" svg:width="2.387cm" svg:height="0.591cm" draw:z-index="67"><draw:object xlink:href="./Object 90" xlink:type="simple" xlink:show="embed" xlink:actuate="onLoad"/><draw:image xlink:href="./ObjectReplacements/Object 90" xlink:type="simple" xlink:show="embed" xlink:actuate="onLoad"/><svg:desc>formule</svg:desc></draw:frame>means the set of <text:span text:style-name="T141">piece-wise </text:span><text:span text:style-name="T142">derivable</text:span> functions <text:span text:style-name="T143">from</text:span><text:span text:style-name="T143"><draw:frame draw:style-name="fr1" draw:name="Objet91" text:anchor-type="as-char" svg:width="0.524cm" svg:height="0.326cm" draw:z-index="68"><draw:object xlink:href="./Object 91" xlink:type="simple" xlink:show="embed" xlink:actuate="onLoad"/><draw:image xlink:href="./ObjectReplacements/Object 91" xlink:type="simple" xlink:show="embed" xlink:actuate="onLoad"/><svg:desc>formule</svg:desc></draw:frame></text:span><text:span text:style-name="T144">to</text:span><text:span text:style-name="T144"><draw:frame draw:style-name="fr1" draw:name="Objet92" text:anchor-type="as-char" svg:width="0.84cm" svg:height="0.527cm" draw:z-index="69"><draw:object xlink:href="./Object 92" xlink:type="simple" xlink:show="embed" xlink:actuate="onLoad"/><draw:image xlink:href="./ObjectReplacements/Object 92" xlink:type="simple" xlink:show="embed" xlink:actuate="onLoad"/><svg:desc>formule</svg:desc></draw:frame></text:span><text:span text:style-name="T144">.</text:span></text:p>
      <text:p text:style-name="P29"><text:soft-page-break/>The notation<draw:frame draw:style-name="fr1" draw:name="Objet123" text:anchor-type="as-char" svg:width="1.771cm" svg:height="0.591cm" draw:z-index="70"><draw:object xlink:href="./Object 123" xlink:type="simple" xlink:show="embed" xlink:actuate="onLoad"/><draw:image xlink:href="./ObjectReplacements/Object 123" xlink:type="simple" xlink:show="embed" xlink:actuate="onLoad"/><svg:desc>formule</svg:desc></draw:frame><text:span text:style-name="T212">means the set of </text:span><text:span text:style-name="T141">piece-wise </text:span><text:span text:style-name="T142">derivable</text:span><text:span text:style-name="T212"> functions from</text:span><text:span text:style-name="T212"><draw:frame draw:style-name="fr1" draw:name="Objet124" text:anchor-type="as-char" svg:width="0.744cm" svg:height="0.527cm" draw:z-index="99"><draw:object xlink:href="./Object 124" xlink:type="simple" xlink:show="embed" xlink:actuate="onLoad"/><draw:image xlink:href="./ObjectReplacements/Object 124" xlink:type="simple" xlink:show="embed" xlink:actuate="onLoad"/><svg:desc>formule</svg:desc></draw:frame></text:span><text:span text:style-name="T213">to</text:span><text:span text:style-name="T213"><draw:frame draw:style-name="fr1" draw:name="Objet125" text:anchor-type="as-char" svg:width="0.744cm" svg:height="0.527cm" draw:z-index="155"><draw:object xlink:href="./Object 125" xlink:type="simple" xlink:show="embed" xlink:actuate="onLoad"/><draw:image xlink:href="./ObjectReplacements/Object 125" xlink:type="simple" xlink:show="embed" xlink:actuate="onLoad"/><svg:desc>formule</svg:desc></draw:frame></text:span><text:span text:style-name="T213">.</text:span></text:p>
      <text:p text:style-name="P43"/>
      <text:p text:style-name="P80"><text:span text:style-name="T14">Proposition</text:span><text:span text:style-name="T9"> – </text:span><text:span text:style-name="T286">Let</text:span><text:span text:style-name="T286"><draw:frame draw:style-name="fr1" draw:name="Objet340" text:anchor-type="as-char" svg:width="0.524cm" svg:height="0.326cm" draw:z-index="167"><draw:object xlink:href="./Object 340" xlink:type="simple" xlink:show="embed" xlink:actuate="onLoad"/><draw:image xlink:href="./ObjectReplacements/Object 340" xlink:type="simple" xlink:show="embed" xlink:actuate="onLoad"/><svg:desc>formule</svg:desc></draw:frame></text:span><text:span text:style-name="T287">a</text:span><text:span text:style-name="T288"> non-empty </text:span><text:span text:style-name="T289">open</text:span><text:span text:style-name="T288"> </text:span><text:span text:style-name="T290">subset </text:span><text:span text:style-name="T287">of</text:span><text:span text:style-name="T287"><draw:frame draw:style-name="fr1" draw:name="Objet341" text:anchor-type="as-char" svg:width="0.744cm" svg:height="0.527cm" draw:z-index="173"><draw:object xlink:href="./Object 341" xlink:type="simple" xlink:show="embed" xlink:actuate="onLoad"/><draw:image xlink:href="./ObjectReplacements/Object 341" xlink:type="simple" xlink:show="embed" xlink:actuate="onLoad"/><svg:desc>formule</svg:desc></draw:frame></text:span><text:span text:style-name="T287">. </text:span><text:span text:style-name="T371">Then</text:span></text:p>
      <text:p text:style-name="P81"><draw:frame draw:style-name="fr1" draw:name="Objet238" text:anchor-type="as-char" svg:width="6.412cm" svg:height="0.591cm" draw:z-index="174"><draw:object xlink:href="./Object 238" xlink:type="simple" xlink:show="embed" xlink:actuate="onLoad"/><draw:image xlink:href="./ObjectReplacements/Object 238" xlink:type="simple" xlink:show="embed" xlink:actuate="onLoad"/><svg:desc>formule</svg:desc></draw:frame></text:p>
      <text:p text:style-name="P43"/>
      <text:p text:style-name="P61"><text:span text:style-name="T203">Proof:</text:span> TO DO.</text:p>
      <text:p text:style-name="P167"/>
      <text:p text:style-name="P165"><text:span text:style-name="T15">Notation</text:span><text:span text:style-name="T9"> –</text:span> <text:span text:style-name="T353">Let</text:span><text:span text:style-name="T353"><draw:frame draw:style-name="fr1" draw:name="Objet302" text:anchor-type="as-char" svg:width="1.991cm" svg:height="0.508cm" draw:z-index="175"><draw:object xlink:href="./Object 302" xlink:type="simple" xlink:show="embed" xlink:actuate="onLoad"/><draw:image xlink:href="./ObjectReplacements/Object 302" xlink:type="simple" xlink:show="embed" xlink:actuate="onLoad"/><svg:desc>formule</svg:desc></draw:frame></text:span><text:span text:style-name="T353">and</text:span><text:span text:style-name="T353"><draw:frame draw:style-name="fr1" draw:name="Objet303" text:anchor-type="as-char" svg:width="2.35cm" svg:height="0.508cm" draw:z-index="176"><draw:object xlink:href="./Object 303" xlink:type="simple" xlink:show="embed" xlink:actuate="onLoad"/><draw:image xlink:href="./ObjectReplacements/Object 303" xlink:type="simple" xlink:show="embed" xlink:actuate="onLoad"/><svg:desc>formule</svg:desc></draw:frame></text:span><text:span text:style-name="T353">. Then the notation</text:span><text:span text:style-name="T353"><draw:frame draw:style-name="fr1" draw:name="Objet304" text:anchor-type="as-char" svg:width="0.894cm" svg:height="0.467cm" draw:z-index="191"><draw:object xlink:href="./Object 304" xlink:type="simple" xlink:show="embed" xlink:actuate="onLoad"/><draw:image xlink:href="./ObjectReplacements/Object 304" xlink:type="simple" xlink:show="embed" xlink:actuate="onLoad"/><svg:desc>formule</svg:desc></draw:frame></text:span><text:span text:style-name="T354">means the application</text:span><text:span text:style-name="T354"><draw:frame draw:style-name="fr1" draw:name="Objet305" text:anchor-type="as-char" svg:width="3.468cm" svg:height="1.175cm" draw:z-index="196"><draw:object xlink:href="./Object 305" xlink:type="simple" xlink:show="embed" xlink:actuate="onLoad"/><draw:image xlink:href="./ObjectReplacements/Object 305" xlink:type="simple" xlink:show="embed" xlink:actuate="onLoad"/><svg:desc>formule</svg:desc></draw:frame></text:span><text:span text:style-name="T354">.</text:span></text:p>
      <text:p text:style-name="P180"/>
      <text:p text:style-name="P166"><text:span text:style-name="T346">Let</text:span><text:span text:style-name="T346"><draw:frame draw:style-name="fr1" draw:name="Objet296" text:anchor-type="as-char" svg:width="1.635cm" svg:height="0.547cm" draw:z-index="199"><draw:object xlink:href="./Object 291" xlink:type="simple" xlink:show="embed" xlink:actuate="onLoad"/><draw:image xlink:href="./ObjectReplacements/Object 291" xlink:type="simple" xlink:show="embed" xlink:actuate="onLoad"/><svg:desc>formule</svg:desc></draw:frame></text:span><text:span text:style-name="T347">with</text:span><text:span text:style-name="T347"><draw:frame draw:style-name="fr1" draw:name="Objet297" text:anchor-type="as-char" svg:width="2.358cm" svg:height="0.572cm" draw:z-index="200"><draw:object xlink:href="./Object 292" xlink:type="simple" xlink:show="embed" xlink:actuate="onLoad"/><draw:image xlink:href="./ObjectReplacements/Object 292" xlink:type="simple" xlink:show="embed" xlink:actuate="onLoad"/><svg:desc>formule</svg:desc></draw:frame></text:span><text:span text:style-name="T348">for</text:span><text:span text:style-name="T348"><draw:frame draw:style-name="fr1" draw:name="Objet298" text:anchor-type="as-char" svg:width="1.625cm" svg:height="0.482cm" draw:z-index="201"><draw:object xlink:href="./Object 293" xlink:type="simple" xlink:show="embed" xlink:actuate="onLoad"/><draw:image xlink:href="./ObjectReplacements/Object 293" xlink:type="simple" xlink:show="embed" xlink:actuate="onLoad"/><svg:desc>formule</svg:desc></draw:frame></text:span><text:span text:style-name="T348">. </text:span><text:span text:style-name="T349">Then the notation</text:span><text:span text:style-name="T349"><draw:frame draw:style-name="fr1" draw:name="Objet299" text:anchor-type="as-char" svg:width="0.981cm" svg:height="0.727cm" draw:z-index="202"><draw:object xlink:href="./Object 294" xlink:type="simple" xlink:show="embed" xlink:actuate="onLoad"/><draw:image xlink:href="./ObjectReplacements/Object 294" xlink:type="simple" xlink:show="embed" xlink:actuate="onLoad"/><svg:desc>formule</svg:desc></draw:frame></text:span><text:span text:style-name="T352">means the application</text:span><text:span text:style-name="T352"><draw:frame draw:style-name="fr1" draw:name="Objet301" text:anchor-type="as-char" svg:width="5.861cm" svg:height="1.281cm" draw:z-index="203"><draw:object xlink:href="./Object 295" xlink:type="simple" xlink:show="embed" xlink:actuate="onLoad"/><draw:image xlink:href="./ObjectReplacements/Object 295" xlink:type="simple" xlink:show="embed" xlink:actuate="onLoad"/><svg:desc>formule</svg:desc></draw:frame></text:span><text:span text:style-name="T352">.</text:span></text:p>
      <text:p text:style-name="P167"/>
      <text:p text:style-name="P149"><text:span text:style-name="T9">Theorem –</text:span> <text:span text:style-name="T286">Let</text:span><text:span text:style-name="T286"><draw:frame draw:style-name="fr1" draw:name="Objet227" text:anchor-type="as-char" svg:width="0.549cm" svg:height="0.467cm" draw:z-index="204"><draw:object xlink:href="./Object 227" xlink:type="simple" xlink:show="embed" xlink:actuate="onLoad"/><draw:image xlink:href="./ObjectReplacements/Object 227" xlink:type="simple" xlink:show="embed" xlink:actuate="onLoad"/><svg:desc>formule</svg:desc></draw:frame></text:span><text:span text:style-name="T291">and</text:span><text:span text:style-name="T291"><draw:frame draw:style-name="fr1" draw:name="Objet234" text:anchor-type="as-char" svg:width="0.52cm" svg:height="0.467cm" draw:z-index="205"><draw:object xlink:href="./Object 234" xlink:type="simple" xlink:show="embed" xlink:actuate="onLoad"/><draw:image xlink:href="./ObjectReplacements/Object 234" xlink:type="simple" xlink:show="embed" xlink:actuate="onLoad"/><svg:desc>formule</svg:desc></draw:frame></text:span><text:span text:style-name="T288">non-empty </text:span><text:span text:style-name="T289">open</text:span><text:span text:style-name="T288"> </text:span><text:span text:style-name="T290">subset</text:span><text:span text:style-name="T291">s</text:span><text:span text:style-name="T290"> </text:span><text:span text:style-name="T287">of</text:span><text:span text:style-name="T287"><draw:frame draw:style-name="fr1" draw:name="Objet228" text:anchor-type="as-char" svg:width="0.688cm" svg:height="0.527cm" draw:z-index="206"><draw:object xlink:href="./Object 228" xlink:type="simple" xlink:show="embed" xlink:actuate="onLoad"/><draw:image xlink:href="./ObjectReplacements/Object 228" xlink:type="simple" xlink:show="embed" xlink:actuate="onLoad"/><svg:desc>formule</svg:desc></draw:frame></text:span><text:span text:style-name="T291">and</text:span><text:span text:style-name="T291"><draw:frame draw:style-name="fr1" draw:name="Objet235" text:anchor-type="as-char" svg:width="0.744cm" svg:height="0.527cm" draw:z-index="207"><draw:object xlink:href="./Object 235" xlink:type="simple" xlink:show="embed" xlink:actuate="onLoad"/><draw:image xlink:href="./ObjectReplacements/Object 235" xlink:type="simple" xlink:show="embed" xlink:actuate="onLoad"/><svg:desc>formule</svg:desc></draw:frame></text:span><text:span text:style-name="T291">. Let</text:span><text:span text:style-name="T286"><draw:frame draw:style-name="fr1" draw:name="Objet233" text:anchor-type="as-char" svg:width="2.401cm" svg:height="1.175cm" draw:z-index="208"><draw:object xlink:href="./Object 233" xlink:type="simple" xlink:show="embed" xlink:actuate="onLoad"/><draw:image xlink:href="./ObjectReplacements/Object 233" xlink:type="simple" xlink:show="embed" xlink:actuate="onLoad"/><svg:desc>formule</svg:desc></draw:frame></text:span><text:span text:style-name="T291">and</text:span><text:span text:style-name="T291"><draw:frame draw:style-name="fr1" draw:name="Objet229" text:anchor-type="as-char" svg:width="2.545cm" svg:height="1.198cm" draw:z-index="209"><draw:object xlink:href="./Object 229" xlink:type="simple" xlink:show="embed" xlink:actuate="onLoad"/><draw:image xlink:href="./ObjectReplacements/Object 229" xlink:type="simple" xlink:show="embed" xlink:actuate="onLoad"/><svg:desc>formule</svg:desc></draw:frame></text:span><text:span text:style-name="T292">such as</text:span><text:span text:style-name="T292"><draw:frame draw:style-name="fr1" draw:name="Objet230" text:anchor-type="as-char" svg:width="2.297cm" svg:height="0.506cm" draw:z-index="210"><draw:object xlink:href="./Object 230" xlink:type="simple" xlink:show="embed" xlink:actuate="onLoad"/><draw:image xlink:href="./ObjectReplacements/Object 230" xlink:type="simple" xlink:show="embed" xlink:actuate="onLoad"/><svg:desc>formule</svg:desc></draw:frame></text:span><text:span text:style-name="T293">and</text:span><text:span text:style-name="T293"><draw:frame draw:style-name="fr1" draw:name="Objet231" text:anchor-type="as-char" svg:width="2.499cm" svg:height="0.557cm" draw:z-index="211"><draw:object xlink:href="./Object 231" xlink:type="simple" xlink:show="embed" xlink:actuate="onLoad"/><draw:image xlink:href="./ObjectReplacements/Object 231" xlink:type="simple" xlink:show="embed" xlink:actuate="onLoad"/><svg:desc>formule</svg:desc></draw:frame></text:span><text:span text:style-name="T293">. </text:span><text:span text:style-name="T294">Then</text:span><text:span text:style-name="T294"><draw:frame draw:style-name="fr1" draw:name="Objet232" text:anchor-type="as-char" svg:width="3.468cm" svg:height="1.198cm" draw:z-index="212"><draw:object xlink:href="./Object 232" xlink:type="simple" xlink:show="embed" xlink:actuate="onLoad"/><draw:image xlink:href="./ObjectReplacements/Object 232" xlink:type="simple" xlink:show="embed" xlink:actuate="onLoad"/><svg:desc>formule</svg:desc></draw:frame></text:span><text:span text:style-name="T295">is </text:span><text:span text:style-name="T296">in</text:span><text:span text:style-name="T296"><draw:frame draw:style-name="fr1" draw:name="Objet236" text:anchor-type="as-char" svg:width="1.954cm" svg:height="0.557cm" draw:z-index="213"><draw:object xlink:href="./Object 236" xlink:type="simple" xlink:show="embed" xlink:actuate="onLoad"/><draw:image xlink:href="./ObjectReplacements/Object 236" xlink:type="simple" xlink:show="embed" xlink:actuate="onLoad"/><svg:desc>formule</svg:desc></draw:frame></text:span><text:span text:style-name="T297">and </text:span><text:span text:style-name="T298">its Jacobian is</text:span></text:p>
      <text:p text:style-name="P156"><draw:frame draw:style-name="fr1" draw:name="Objet237" text:anchor-type="as-char" svg:width="6.038cm" svg:height="1.75cm" draw:z-index="214"><draw:object xlink:href="./Object 237" xlink:type="simple" xlink:show="embed" xlink:actuate="onLoad"/><draw:image xlink:href="./ObjectReplacements/Object 237" xlink:type="simple" xlink:show="embed" xlink:actuate="onLoad"/><svg:desc>formule</svg:desc></draw:frame></text:p>
      <text:p text:style-name="P141"/>
      <text:p text:style-name="P157"><text:span text:style-name="T203">Proof:</text:span> TO DO.</text:p>
      <text:p text:style-name="P35"/>
      <text:h text:style-name="P203" text:outline-level="2"><text:span text:style-name="T385">1</text:span>.<text:span text:style-name="T390">3</text:span> – <text:span text:style-name="T389">Function </text:span><text:span text:style-name="T118">convexity and smoothness</text:span></text:h>
      <text:p text:style-name="P35"/>
      <text:p text:style-name="P94"><text:span text:style-name="T9">Definition –</text:span> <text:span text:style-name="T286">Let</text:span><text:span text:style-name="T286"><draw:frame draw:style-name="fr1" draw:name="Objet337" text:anchor-type="as-char" svg:width="0.524cm" svg:height="0.326cm" draw:z-index="215"><draw:object xlink:href="./Object 338" xlink:type="simple" xlink:show="embed" xlink:actuate="onLoad"/><draw:image xlink:href="./ObjectReplacements/Object 338" xlink:type="simple" xlink:show="embed" xlink:actuate="onLoad"/><svg:desc>formule</svg:desc></draw:frame></text:span><text:span text:style-name="T287">a</text:span><text:span text:style-name="T288"> non-empty </text:span><text:span text:style-name="T393">convex </text:span><text:span text:style-name="T289">open</text:span><text:span text:style-name="T288"> </text:span><text:span text:style-name="T290">subset </text:span><text:span text:style-name="T287">of</text:span><text:span text:style-name="T287"><draw:frame draw:style-name="fr1" draw:name="Objet338" text:anchor-type="as-char" svg:width="0.744cm" svg:height="0.527cm" draw:z-index="216"><draw:object xlink:href="./Object 339" xlink:type="simple" xlink:show="embed" xlink:actuate="onLoad"/><draw:image xlink:href="./ObjectReplacements/Object 339" xlink:type="simple" xlink:show="embed" xlink:actuate="onLoad"/><svg:desc>formule</svg:desc></draw:frame></text:span><text:span text:style-name="T369">and</text:span><text:span text:style-name="T369"><draw:frame draw:style-name="fr1" draw:name="Objet372" text:anchor-type="as-char" svg:width="2.208cm" svg:height="0.538cm" draw:z-index="217"><draw:object xlink:href="./Object 372" xlink:type="simple" xlink:show="embed" xlink:actuate="onLoad"/><draw:image xlink:href="./ObjectReplacements/Object 372" xlink:type="simple" xlink:show="embed" xlink:actuate="onLoad"/><svg:desc>formule</svg:desc></draw:frame></text:span><text:span text:style-name="T392">such as</text:span><text:span text:style-name="T286"><draw:frame draw:style-name="fr1" draw:name="Objet344" text:anchor-type="as-char" svg:width="2.233cm" svg:height="0.506cm" draw:z-index="218"><draw:object xlink:href="./Object 344" xlink:type="simple" xlink:show="embed" xlink:actuate="onLoad"/><draw:image xlink:href="./ObjectReplacements/Object 344" xlink:type="simple" xlink:show="embed" xlink:actuate="onLoad"/><svg:desc>formule</svg:desc></draw:frame></text:span><text:span text:style-name="T286">. </text:span><text:span text:style-name="T373">Then</text:span><text:span text:style-name="T373"><draw:frame draw:style-name="fr1" draw:name="Objet345" text:anchor-type="as-char" svg:width="0.404cm" svg:height="0.467cm" draw:z-index="221"><draw:object xlink:href="./Object 345" xlink:type="simple" xlink:show="embed" xlink:actuate="onLoad"/><draw:image xlink:href="./ObjectReplacements/Object 345" xlink:type="simple" xlink:show="embed" xlink:actuate="onLoad"/><svg:desc>formule</svg:desc></draw:frame></text:span><text:span text:style-name="T373">convex on</text:span><text:span text:style-name="T373"><draw:frame draw:style-name="fr1" draw:name="Objet346" text:anchor-type="as-char" svg:width="0.524cm" svg:height="0.326cm" draw:z-index="222"><draw:object xlink:href="./Object 346" xlink:type="simple" xlink:show="embed" xlink:actuate="onLoad"/><draw:image xlink:href="./ObjectReplacements/Object 346" xlink:type="simple" xlink:show="embed" xlink:actuate="onLoad"/><svg:desc>formule</svg:desc></draw:frame></text:span><text:span text:style-name="T373">is equivalent to</text:span></text:p>
      <text:p text:style-name="P82"><text:soft-page-break/><draw:frame draw:style-name="fr1" draw:name="Objet347" text:anchor-type="as-char" svg:width="2.335cm" svg:height="0.557cm" draw:z-index="223"><draw:object xlink:href="./Object 347" xlink:type="simple" xlink:show="embed" xlink:actuate="onLoad"/><draw:image xlink:href="./ObjectReplacements/Object 347" xlink:type="simple" xlink:show="embed" xlink:actuate="onLoad"/><svg:desc>formule</svg:desc></draw:frame>,<draw:frame draw:style-name="fr1" draw:name="Objet348" text:anchor-type="as-char" svg:width="1.974cm" svg:height="0.482cm" draw:z-index="224"><draw:object xlink:href="./Object 348" xlink:type="simple" xlink:show="embed" xlink:actuate="onLoad"/><draw:image xlink:href="./ObjectReplacements/Object 348" xlink:type="simple" xlink:show="embed" xlink:actuate="onLoad"/><svg:desc>formule</svg:desc></draw:frame>,</text:p>
      <text:p text:style-name="P82"><draw:frame draw:style-name="fr1" draw:name="Objet349" text:anchor-type="as-char" svg:width="7.421cm" svg:height="0.506cm" draw:z-index="226"><draw:object xlink:href="./Object 349" xlink:type="simple" xlink:show="embed" xlink:actuate="onLoad"/><draw:image xlink:href="./ObjectReplacements/Object 349" xlink:type="simple" xlink:show="embed" xlink:actuate="onLoad"/><svg:desc>formule</svg:desc></draw:frame></text:p>
      <text:p text:style-name="P44"/>
      <text:p text:style-name="P93"><text:span text:style-name="T9">Proposition –</text:span> <text:span text:style-name="T286">Let</text:span><text:span text:style-name="T286"><draw:frame draw:style-name="fr1" draw:name="Objet350" text:anchor-type="as-char" svg:width="0.524cm" svg:height="0.326cm" draw:z-index="227"><draw:object xlink:href="./Object 350" xlink:type="simple" xlink:show="embed" xlink:actuate="onLoad"/><draw:image xlink:href="./ObjectReplacements/Object 350" xlink:type="simple" xlink:show="embed" xlink:actuate="onLoad"/><svg:desc>formule</svg:desc></draw:frame></text:span><text:span text:style-name="T287">a</text:span><text:span text:style-name="T288"> non-empty </text:span><text:span text:style-name="T393">convex</text:span><text:span text:style-name="T288"> </text:span><text:span text:style-name="T289">open</text:span><text:span text:style-name="T288"> </text:span><text:span text:style-name="T290">subset </text:span><text:span text:style-name="T287">of</text:span><text:span text:style-name="T287"><draw:frame draw:style-name="fr1" draw:name="Objet351" text:anchor-type="as-char" svg:width="0.744cm" svg:height="0.527cm" draw:z-index="228"><draw:object xlink:href="./Object 351" xlink:type="simple" xlink:show="embed" xlink:actuate="onLoad"/><draw:image xlink:href="./ObjectReplacements/Object 351" xlink:type="simple" xlink:show="embed" xlink:actuate="onLoad"/><svg:desc>formule</svg:desc></draw:frame></text:span><text:span text:style-name="T369">and</text:span><text:span text:style-name="T286"><draw:frame draw:style-name="fr1" draw:name="Objet354" text:anchor-type="as-char" svg:width="2.305cm" svg:height="0.506cm" draw:z-index="229"><draw:object xlink:href="./Object 354" xlink:type="simple" xlink:show="embed" xlink:actuate="onLoad"/><draw:image xlink:href="./ObjectReplacements/Object 354" xlink:type="simple" xlink:show="embed" xlink:actuate="onLoad"/><svg:desc>formule</svg:desc></draw:frame></text:span>convex on<draw:frame draw:style-name="fr1" draw:name="Objet355" text:anchor-type="as-char" svg:width="0.524cm" svg:height="0.326cm" draw:z-index="230"><draw:object xlink:href="./Object 355" xlink:type="simple" xlink:show="embed" xlink:actuate="onLoad"/><draw:image xlink:href="./ObjectReplacements/Object 355" xlink:type="simple" xlink:show="embed" xlink:actuate="onLoad"/><svg:desc>formule</svg:desc></draw:frame>. <text:span text:style-name="T373">Then</text:span><text:span text:style-name="T373"><draw:frame draw:style-name="fr1" draw:name="Objet361" text:anchor-type="as-char" svg:width="0.404cm" svg:height="0.467cm" draw:z-index="231"><draw:object xlink:href="./Object 361" xlink:type="simple" xlink:show="embed" xlink:actuate="onLoad"/><draw:image xlink:href="./ObjectReplacements/Object 361" xlink:type="simple" xlink:show="embed" xlink:actuate="onLoad"/><svg:desc>formule</svg:desc></draw:frame></text:span><text:span text:style-name="T373">convex on</text:span><text:span text:style-name="T373"><draw:frame draw:style-name="fr1" draw:name="Objet362" text:anchor-type="as-char" svg:width="0.524cm" svg:height="0.326cm" draw:z-index="232"><draw:object xlink:href="./Object 362" xlink:type="simple" xlink:show="embed" xlink:actuate="onLoad"/><draw:image xlink:href="./ObjectReplacements/Object 362" xlink:type="simple" xlink:show="embed" xlink:actuate="onLoad"/><svg:desc>formule</svg:desc></draw:frame></text:span><text:span text:style-name="T391">is </text:span><text:span text:style-name="T375">equivalent to</text:span></text:p>
      <text:p text:style-name="P82"><draw:frame draw:style-name="fr1" draw:name="Objet357" text:anchor-type="as-char" svg:width="2.335cm" svg:height="0.557cm" draw:z-index="233"><draw:object xlink:href="./Object 356" xlink:type="simple" xlink:show="embed" xlink:actuate="onLoad"/><draw:image xlink:href="./ObjectReplacements/Object 356" xlink:type="simple" xlink:show="embed" xlink:actuate="onLoad"/><svg:desc>formule</svg:desc></draw:frame>,</text:p>
      <text:p text:style-name="P82"><draw:frame draw:style-name="fr1" draw:name="Objet356" text:anchor-type="as-char" svg:width="5.241cm" svg:height="0.998cm" draw:z-index="234"><draw:object xlink:href="./Object 357" xlink:type="simple" xlink:show="embed" xlink:actuate="onLoad"/><draw:image xlink:href="./ObjectReplacements/Object 357" xlink:type="simple" xlink:show="embed" xlink:actuate="onLoad"/><svg:desc>formule</svg:desc></draw:frame></text:p>
      <text:p text:style-name="P44"/>
      <text:p text:style-name="P181">Proof:<text:span text:style-name="T156"> </text:span><text:span text:style-name="T202">TO DO.</text:span></text:p>
      <text:p text:style-name="P141"/>
      <text:p text:style-name="P92"><text:span text:style-name="T9">Definition –</text:span> <text:span text:style-name="T286">Let</text:span><text:span text:style-name="T286"><draw:frame draw:style-name="fr1" draw:name="Objet327" text:anchor-type="as-char" svg:width="0.524cm" svg:height="0.326cm" draw:z-index="236"><draw:object xlink:href="./Object 329" xlink:type="simple" xlink:show="embed" xlink:actuate="onLoad"/><draw:image xlink:href="./ObjectReplacements/Object 329" xlink:type="simple" xlink:show="embed" xlink:actuate="onLoad"/><svg:desc>formule</svg:desc></draw:frame></text:span><text:span text:style-name="T287">a</text:span><text:span text:style-name="T288"> non-empty </text:span><text:span text:style-name="T289">open</text:span><text:span text:style-name="T288"> </text:span><text:span text:style-name="T290">subset </text:span><text:span text:style-name="T287">of</text:span><text:span text:style-name="T287"><draw:frame draw:style-name="fr1" draw:name="Objet328" text:anchor-type="as-char" svg:width="0.744cm" svg:height="0.527cm" draw:z-index="237"><draw:object xlink:href="./Object 330" xlink:type="simple" xlink:show="embed" xlink:actuate="onLoad"/><draw:image xlink:href="./ObjectReplacements/Object 330" xlink:type="simple" xlink:show="embed" xlink:actuate="onLoad"/><svg:desc>formule</svg:desc></draw:frame></text:span><text:span text:style-name="T286">, </text:span><text:span text:style-name="T364"><draw:frame draw:style-name="fr1" draw:name="Objet329" text:anchor-type="as-char" svg:width="0.912cm" svg:height="0.531cm" draw:z-index="246"><draw:object xlink:href="./Object 331" xlink:type="simple" xlink:show="embed" xlink:actuate="onLoad"/><draw:image xlink:href="./ObjectReplacements/Object 331" xlink:type="simple" xlink:show="embed" xlink:actuate="onLoad"/><svg:desc>formule</svg:desc></draw:frame></text:span><text:span text:style-name="T365">a</text:span><text:span text:style-name="T366"> </text:span><text:span text:style-name="T289">norm </text:span><text:span text:style-name="T367">on</text:span><text:span text:style-name="T368"><draw:frame draw:style-name="fr1" draw:name="Objet330" text:anchor-type="as-char" svg:width="0.744cm" svg:height="0.527cm" draw:z-index="248"><draw:object xlink:href="./Object 332" xlink:type="simple" xlink:show="embed" xlink:actuate="onLoad"/><draw:image xlink:href="./ObjectReplacements/Object 332" xlink:type="simple" xlink:show="embed" xlink:actuate="onLoad"/><svg:desc>formule</svg:desc></draw:frame></text:span><text:span text:style-name="T286">, </text:span><text:span text:style-name="T369">and</text:span><text:span text:style-name="T369"><draw:frame draw:style-name="fr1" draw:name="Objet370" text:anchor-type="as-char" svg:width="2.208cm" svg:height="0.538cm" draw:z-index="249"><draw:object xlink:href="./Object 370" xlink:type="simple" xlink:show="embed" xlink:actuate="onLoad"/><draw:image xlink:href="./ObjectReplacements/Object 370" xlink:type="simple" xlink:show="embed" xlink:actuate="onLoad"/><svg:desc>formule</svg:desc></draw:frame></text:span><text:span text:style-name="T392">such as</text:span><text:span text:style-name="T286"><draw:frame draw:style-name="fr1" draw:name="Objet333" text:anchor-type="as-char" svg:width="2.305cm" svg:height="0.506cm" draw:z-index="250"><draw:object xlink:href="./Object 333" xlink:type="simple" xlink:show="embed" xlink:actuate="onLoad"/><draw:image xlink:href="./ObjectReplacements/Object 333" xlink:type="simple" xlink:show="embed" xlink:actuate="onLoad"/><svg:desc>formule</svg:desc></draw:frame></text:span><text:span text:style-name="T286">. </text:span><text:span text:style-name="T370">Let</text:span><text:span text:style-name="T370"><draw:frame draw:style-name="fr1" draw:name="Objet336" text:anchor-type="as-char" svg:width="0.975cm" svg:height="0.467cm" draw:z-index="251"><draw:object xlink:href="./Object 334" xlink:type="simple" xlink:show="embed" xlink:actuate="onLoad"/><draw:image xlink:href="./ObjectReplacements/Object 334" xlink:type="simple" xlink:show="embed" xlink:actuate="onLoad"/><svg:desc>formule</svg:desc></draw:frame></text:span><text:span text:style-name="T370">. </text:span><text:span text:style-name="T286">Then</text:span><text:span text:style-name="T286"><draw:frame draw:style-name="fr1" draw:name="Objet334" text:anchor-type="as-char" svg:width="0.404cm" svg:height="0.467cm" draw:z-index="252"><draw:object xlink:href="./Object 335" xlink:type="simple" xlink:show="embed" xlink:actuate="onLoad"/><draw:image xlink:href="./ObjectReplacements/Object 335" xlink:type="simple" xlink:show="embed" xlink:actuate="onLoad"/><svg:desc>formule</svg:desc></draw:frame></text:span><text:span text:style-name="T286"><draw:frame draw:style-name="fr1" draw:name="Objet335" text:anchor-type="as-char" svg:width="2.055cm" svg:height="0.467cm" draw:z-index="254"><draw:object xlink:href="./Object 336" xlink:type="simple" xlink:show="embed" xlink:actuate="onLoad"/><draw:image xlink:href="./ObjectReplacements/Object 336" xlink:type="simple" xlink:show="embed" xlink:actuate="onLoad"/><svg:desc>formule</svg:desc></draw:frame></text:span><text:span text:style-name="T372">on</text:span><text:span text:style-name="T372"><draw:frame draw:style-name="fr1" draw:name="Objet339" text:anchor-type="as-char" svg:width="0.524cm" svg:height="0.326cm" draw:z-index="255"><draw:object xlink:href="./Object 337" xlink:type="simple" xlink:show="embed" xlink:actuate="onLoad"/><draw:image xlink:href="./ObjectReplacements/Object 337" xlink:type="simple" xlink:show="embed" xlink:actuate="onLoad"/><svg:desc>formule</svg:desc></draw:frame></text:span><text:span text:style-name="T226">is equivalent to</text:span></text:p>
      <text:p text:style-name="P172"><draw:frame draw:style-name="fr1" draw:name="Objet331" text:anchor-type="as-char" svg:width="2.335cm" svg:height="0.557cm" draw:z-index="256"><draw:object xlink:href="./Object 327" xlink:type="simple" xlink:show="embed" xlink:actuate="onLoad"/><draw:image xlink:href="./ObjectReplacements/Object 327" xlink:type="simple" xlink:show="embed" xlink:actuate="onLoad"/><svg:desc>formule</svg:desc></draw:frame>,<draw:frame draw:style-name="fr1" draw:name="Objet332" text:anchor-type="as-char" svg:width="5.786cm" svg:height="1.046cm" draw:z-index="257"><draw:object xlink:href="./Object 328" xlink:type="simple" xlink:show="embed" xlink:actuate="onLoad"/><draw:image xlink:href="./ObjectReplacements/Object 328" xlink:type="simple" xlink:show="embed" xlink:actuate="onLoad"/><svg:desc>formule</svg:desc></draw:frame></text:p>
      <text:p text:style-name="P141"/>
      <text:p text:style-name="P173"><text:span text:style-name="T9">Proposition –</text:span> <text:span text:style-name="T286">Let</text:span><text:span text:style-name="T286"><draw:frame draw:style-name="fr1" draw:name="Objet363" text:anchor-type="as-char" svg:width="0.524cm" svg:height="0.326cm" draw:z-index="258"><draw:object xlink:href="./Object 363" xlink:type="simple" xlink:show="embed" xlink:actuate="onLoad"/><draw:image xlink:href="./ObjectReplacements/Object 363" xlink:type="simple" xlink:show="embed" xlink:actuate="onLoad"/><svg:desc>formule</svg:desc></draw:frame></text:span><text:span text:style-name="T287">a</text:span><text:span text:style-name="T288"> non-empty </text:span><text:span text:style-name="T393">convex</text:span><text:span text:style-name="T288"> </text:span><text:span text:style-name="T289">open</text:span><text:span text:style-name="T288"> </text:span><text:span text:style-name="T290">subset </text:span><text:span text:style-name="T287">of</text:span><text:span text:style-name="T287"><draw:frame draw:style-name="fr1" draw:name="Objet364" text:anchor-type="as-char" svg:width="0.744cm" svg:height="0.527cm" draw:z-index="259"><draw:object xlink:href="./Object 364" xlink:type="simple" xlink:show="embed" xlink:actuate="onLoad"/><draw:image xlink:href="./ObjectReplacements/Object 364" xlink:type="simple" xlink:show="embed" xlink:actuate="onLoad"/><svg:desc>formule</svg:desc></draw:frame></text:span><text:span text:style-name="T369">and</text:span><text:span text:style-name="T369"><draw:frame draw:style-name="fr1" draw:name="Objet367" text:anchor-type="as-char" svg:width="2.208cm" svg:height="0.538cm" draw:z-index="260"><draw:object xlink:href="./Object 367" xlink:type="simple" xlink:show="embed" xlink:actuate="onLoad"/><draw:image xlink:href="./ObjectReplacements/Object 367" xlink:type="simple" xlink:show="embed" xlink:actuate="onLoad"/><svg:desc>formule</svg:desc></draw:frame></text:span><text:span text:style-name="T392">such as</text:span><text:span text:style-name="T286"><draw:frame draw:style-name="fr1" draw:name="Objet371" text:anchor-type="as-char" svg:width="2.305cm" svg:height="0.506cm" draw:z-index="261"><draw:object xlink:href="./Object 371" xlink:type="simple" xlink:show="embed" xlink:actuate="onLoad"/><draw:image xlink:href="./ObjectReplacements/Object 371" xlink:type="simple" xlink:show="embed" xlink:actuate="onLoad"/><svg:desc>formule</svg:desc></draw:frame></text:span><text:span text:style-name="T286">. </text:span><text:span text:style-name="T394">Then</text:span><text:span text:style-name="T394"><draw:frame draw:style-name="fr1" draw:name="Objet342" text:anchor-type="as-char" svg:width="0.404cm" svg:height="0.467cm" draw:z-index="385"><draw:object xlink:href="./Object 342" xlink:type="simple" xlink:show="embed" xlink:actuate="onLoad"/><draw:image xlink:href="./ObjectReplacements/Object 342" xlink:type="simple" xlink:show="embed" xlink:actuate="onLoad"/><svg:desc>formule</svg:desc></draw:frame></text:span><text:span text:style-name="T409">first </text:span><text:span text:style-name="T410">order </text:span><text:span text:style-name="T411">integral form</text:span><text:span text:style-name="T409"> Taylor expansion is</text:span></text:p>
      <text:p text:style-name="P174"><draw:frame draw:style-name="fr1" draw:name="Objet368" text:anchor-type="as-char" svg:width="2.335cm" svg:height="0.557cm" draw:z-index="262"><draw:object xlink:href="./Object 368" xlink:type="simple" xlink:show="embed" xlink:actuate="onLoad"/><draw:image xlink:href="./ObjectReplacements/Object 368" xlink:type="simple" xlink:show="embed" xlink:actuate="onLoad"/><svg:desc>formule</svg:desc></draw:frame>,</text:p>
      <text:p text:style-name="P174"><draw:frame draw:style-name="fr1" draw:name="Objet369" text:anchor-type="as-char" svg:width="7.498cm" svg:height="1.198cm" draw:z-index="265"><draw:object xlink:href="./Object 369" xlink:type="simple" xlink:show="embed" xlink:actuate="onLoad"/><draw:image xlink:href="./ObjectReplacements/Object 369" xlink:type="simple" xlink:show="embed" xlink:actuate="onLoad"/><svg:desc>formule</svg:desc></draw:frame></text:p>
      <text:p text:style-name="P141"/>
      <text:p text:style-name="P175"><text:span text:style-name="T203">Proof:</text:span> TO DO.</text:p>
      <text:p text:style-name="P141"/>
      <text:p text:style-name="P212"><text:span text:style-name="T9">Proposition</text:span> – <text:span text:style-name="T286">Let</text:span><text:span text:style-name="T286"><draw:frame draw:style-name="fr1" draw:name="Objet380" text:anchor-type="as-char" svg:width="0.524cm" svg:height="0.326cm" draw:z-index="373"><draw:object xlink:href="./Object 380" xlink:type="simple" xlink:show="embed" xlink:actuate="onLoad"/><draw:image xlink:href="./ObjectReplacements/Object 380" xlink:type="simple" xlink:show="embed" xlink:actuate="onLoad"/><svg:desc>formule</svg:desc></draw:frame></text:span><text:span text:style-name="T287">a</text:span><text:span text:style-name="T288"> non-empty </text:span><text:span text:style-name="T393">convex</text:span><text:span text:style-name="T288"> </text:span><text:span text:style-name="T289">open</text:span><text:span text:style-name="T288"> </text:span><text:span text:style-name="T290">subset </text:span><text:span text:style-name="T287">of</text:span><text:span text:style-name="T287"><draw:frame draw:style-name="fr1" draw:name="Objet381" text:anchor-type="as-char" svg:width="0.744cm" svg:height="0.527cm" draw:z-index="374"><draw:object xlink:href="./Object 381" xlink:type="simple" xlink:show="embed" xlink:actuate="onLoad"/><draw:image xlink:href="./ObjectReplacements/Object 381" xlink:type="simple" xlink:show="embed" xlink:actuate="onLoad"/><svg:desc>formule</svg:desc></draw:frame></text:span><text:span text:style-name="T286">, </text:span><text:span text:style-name="T364"><draw:frame draw:style-name="fr1" draw:name="Objet382" text:anchor-type="as-char" svg:width="0.912cm" svg:height="0.531cm" draw:z-index="375"><draw:object xlink:href="./Object 382" xlink:type="simple" xlink:show="embed" xlink:actuate="onLoad"/><draw:image xlink:href="./ObjectReplacements/Object 382" xlink:type="simple" xlink:show="embed" xlink:actuate="onLoad"/><svg:desc>formule</svg:desc></draw:frame></text:span><text:span text:style-name="T365">a</text:span><text:span text:style-name="T366"> </text:span><text:span text:style-name="T289">norm </text:span><text:span text:style-name="T367">on</text:span><text:span text:style-name="T368"><draw:frame draw:style-name="fr1" draw:name="Objet383" text:anchor-type="as-char" svg:width="0.744cm" svg:height="0.527cm" draw:z-index="376"><draw:object xlink:href="./Object 383" xlink:type="simple" xlink:show="embed" xlink:actuate="onLoad"/><draw:image xlink:href="./ObjectReplacements/Object 383" xlink:type="simple" xlink:show="embed" xlink:actuate="onLoad"/><svg:desc>formule</svg:desc></draw:frame></text:span><text:span text:style-name="T286">, </text:span><text:span text:style-name="T369">and</text:span><text:span text:style-name="T369"><draw:frame draw:style-name="fr1" draw:name="Objet384" text:anchor-type="as-char" svg:width="2.208cm" svg:height="0.538cm" draw:z-index="377"><draw:object xlink:href="./Object 384" xlink:type="simple" xlink:show="embed" xlink:actuate="onLoad"/><draw:image xlink:href="./ObjectReplacements/Object 384" xlink:type="simple" xlink:show="embed" xlink:actuate="onLoad"/><svg:desc>formule</svg:desc></draw:frame></text:span><text:span text:style-name="T392">such as</text:span><text:span text:style-name="T286"><draw:frame draw:style-name="fr1" draw:name="Objet385" text:anchor-type="as-char" svg:width="2.305cm" svg:height="0.506cm" draw:z-index="378"><draw:object xlink:href="./Object 385" xlink:type="simple" xlink:show="embed" xlink:actuate="onLoad"/><draw:image xlink:href="./ObjectReplacements/Object 385" xlink:type="simple" xlink:show="embed" xlink:actuate="onLoad"/><svg:desc>formule</svg:desc></draw:frame></text:span><text:span text:style-name="T286">, </text:span><text:span text:style-name="T404">convex and</text:span><text:span text:style-name="T286"><draw:frame draw:style-name="fr1" draw:name="Objet386" text:anchor-type="as-char" svg:width="2.055cm" svg:height="0.467cm" draw:z-index="379"><draw:object xlink:href="./Object 386" xlink:type="simple" xlink:show="embed" xlink:actuate="onLoad"/><draw:image xlink:href="./ObjectReplacements/Object 386" xlink:type="simple" xlink:show="embed" xlink:actuate="onLoad"/><svg:desc>formule</svg:desc></draw:frame></text:span><text:span text:style-name="T286">. </text:span><text:span text:style-name="T405">Then</text:span><text:span text:style-name="T405"><draw:frame draw:style-name="fr1" draw:name="Objet389" text:anchor-type="as-char" svg:width="0.404cm" svg:height="0.467cm" draw:z-index="382"><draw:object xlink:href="./Object 389" xlink:type="simple" xlink:show="embed" xlink:actuate="onLoad"/><draw:image xlink:href="./ObjectReplacements/Object 389" xlink:type="simple" xlink:show="embed" xlink:actuate="onLoad"/><svg:desc>formule</svg:desc></draw:frame></text:span><text:span text:style-name="T406">is co-coercive</text:span></text:p>
      <text:p text:style-name="P213"><draw:frame draw:style-name="fr1" draw:name="Objet387" text:anchor-type="as-char" svg:width="2.335cm" svg:height="0.557cm" draw:z-index="380"><draw:object xlink:href="./Object 387" xlink:type="simple" xlink:show="embed" xlink:actuate="onLoad"/><draw:image xlink:href="./ObjectReplacements/Object 387" xlink:type="simple" xlink:show="embed" xlink:actuate="onLoad"/><svg:desc>formule</svg:desc></draw:frame>,</text:p>
      <text:p text:style-name="P213"><draw:frame draw:style-name="fr1" draw:name="Objet388" text:anchor-type="as-char" svg:width="8.802cm" svg:height="1.106cm" draw:z-index="381"><draw:object xlink:href="./Object 388" xlink:type="simple" xlink:show="embed" xlink:actuate="onLoad"/><draw:image xlink:href="./ObjectReplacements/Object 388" xlink:type="simple" xlink:show="embed" xlink:actuate="onLoad"/><svg:desc>formule</svg:desc></draw:frame></text:p>
      <text:p text:style-name="P214"/>
      <text:p text:style-name="P215"><text:span text:style-name="T203">Proof:</text:span> TO DO.</text:p>
      <text:h text:style-name="P204" text:outline-level="2"><text:soft-page-break/><text:span text:style-name="T385">1</text:span>.<text:span text:style-name="T390">3</text:span> – <text:span text:style-name="T120">Others</text:span></text:h>
      <text:p text:style-name="P141"/>
      <text:p text:style-name="P176"><text:span text:style-name="T9">Notation –</text:span> <text:span text:style-name="T341">Let</text:span><text:span text:style-name="T341"><draw:frame draw:style-name="fr1" draw:name="Objet291" text:anchor-type="as-char" svg:width="5.726cm" svg:height="1.281cm" draw:z-index="266"><draw:object xlink:href="./Object 296" xlink:type="simple" xlink:show="embed" xlink:actuate="onLoad"/><draw:image xlink:href="./ObjectReplacements/Object 296" xlink:type="simple" xlink:show="embed" xlink:actuate="onLoad"/><svg:desc>formule</svg:desc></draw:frame></text:span><text:span text:style-name="T342">an application with</text:span><text:span text:style-name="T342"><draw:frame draw:style-name="fr1" draw:name="Objet295" text:anchor-type="as-char" svg:width="0.422cm" svg:height="0.467cm" draw:z-index="268"><draw:object xlink:href="./Object 297" xlink:type="simple" xlink:show="embed" xlink:actuate="onLoad"/><draw:image xlink:href="./ObjectReplacements/Object 297" xlink:type="simple" xlink:show="embed" xlink:actuate="onLoad"/><svg:desc>formule</svg:desc></draw:frame></text:span><text:span text:style-name="T342">parameters </text:span><text:span text:style-name="T350">and</text:span><text:span text:style-name="T350"><draw:frame draw:style-name="fr1" draw:name="Objet300" text:anchor-type="as-char" svg:width="0.515cm" svg:height="0.467cm" draw:z-index="269"><draw:object xlink:href="./Object 298" xlink:type="simple" xlink:show="embed" xlink:actuate="onLoad"/><draw:image xlink:href="./ObjectReplacements/Object 298" xlink:type="simple" xlink:show="embed" xlink:actuate="onLoad"/><svg:desc>formule</svg:desc></draw:frame></text:span><text:span text:style-name="T350">outputs</text:span><text:span text:style-name="T342">. </text:span><text:span text:style-name="T343">Then for</text:span><text:span text:style-name="T343"><draw:frame draw:style-name="fr1" draw:name="Objet292" text:anchor-type="as-char" svg:width="1.722cm" svg:height="0.482cm" draw:z-index="270"><draw:object xlink:href="./Object 299" xlink:type="simple" xlink:show="embed" xlink:actuate="onLoad"/><draw:image xlink:href="./ObjectReplacements/Object 299" xlink:type="simple" xlink:show="embed" xlink:actuate="onLoad"/><svg:desc>formule</svg:desc></draw:frame></text:span><text:span text:style-name="T344">the notation</text:span><text:span text:style-name="T344"><draw:frame draw:style-name="fr1" draw:name="Objet294" text:anchor-type="as-char" svg:width="4.904cm" svg:height="0.54cm" draw:z-index="271"><draw:object xlink:href="./Object 300" xlink:type="simple" xlink:show="embed" xlink:actuate="onLoad"/><draw:image xlink:href="./ObjectReplacements/Object 300" xlink:type="simple" xlink:show="embed" xlink:actuate="onLoad"/><svg:desc>formule</svg:desc></draw:frame></text:span><text:span text:style-name="T345">means </text:span><text:span text:style-name="T351">the application</text:span><text:span text:style-name="T345"><draw:frame draw:style-name="fr1" draw:name="Objet293" text:anchor-type="as-char" svg:width="11.171cm" svg:height="1.281cm" draw:z-index="272"><draw:object xlink:href="./Object 301" xlink:type="simple" xlink:show="embed" xlink:actuate="onLoad"/><draw:image xlink:href="./ObjectReplacements/Object 301" xlink:type="simple" xlink:show="embed" xlink:actuate="onLoad"/><svg:desc>formule</svg:desc></draw:frame></text:span><text:span text:style-name="T343">.</text:span></text:p>
      <text:p text:style-name="P141"/>
      <text:p text:style-name="P91"><text:span text:style-name="T9">Notation –</text:span> <text:span text:style-name="T360">The notation</text:span><text:span text:style-name="T145"><draw:frame draw:style-name="fr1" draw:name="Objet314" text:anchor-type="as-char" svg:width="0.945cm" svg:height="0.614cm" draw:z-index="273"><draw:object xlink:href="./Object 315" xlink:type="simple" xlink:show="embed" xlink:actuate="onLoad"/><draw:image xlink:href="./ObjectReplacements/Object 315" xlink:type="simple" xlink:show="embed" xlink:actuate="onLoad"/><svg:desc>formule</svg:desc></draw:frame></text:span><text:span text:style-name="T360">means the</text:span><text:span text:style-name="T136"><draw:frame draw:style-name="fr1" draw:name="Objet315" text:anchor-type="as-char" svg:width="1.099cm" svg:height="0.603cm" draw:z-index="274"><draw:object xlink:href="./Object 316" xlink:type="simple" xlink:show="embed" xlink:actuate="onLoad"/><draw:image xlink:href="./ObjectReplacements/Object 316" xlink:type="simple" xlink:show="embed" xlink:actuate="onLoad"/><svg:desc>formule</svg:desc></draw:frame></text:span><text:span text:style-name="T136">indicator function </text:span><text:span text:style-name="T147">on</text:span><text:span text:style-name="T147"><draw:frame draw:style-name="fr1" draw:name="Objet316" text:anchor-type="as-char" svg:width="0.556cm" svg:height="0.385cm" draw:z-index="275"><draw:object xlink:href="./Object 318" xlink:type="simple" xlink:show="embed" xlink:actuate="onLoad"/><draw:image xlink:href="./ObjectReplacements/Object 318" xlink:type="simple" xlink:show="embed" xlink:actuate="onLoad"/><svg:desc>formule</svg:desc></draw:frame></text:span><text:span text:style-name="T147">.</text:span></text:p>
      <text:p text:style-name="P171"><draw:frame draw:style-name="fr1" draw:name="Objet318" text:anchor-type="as-char" svg:width="3.009cm" svg:height="1.214cm" draw:z-index="276"><draw:object xlink:href="./Object 314" xlink:type="simple" xlink:show="embed" xlink:actuate="onLoad"/><draw:image xlink:href="./ObjectReplacements/Object 314" xlink:type="simple" xlink:show="embed" xlink:actuate="onLoad"/><svg:desc>formule</svg:desc></draw:frame></text:p>
      <text:p text:style-name="P141"/>
      <text:h text:style-name="P196" text:outline-level="1"><text:span text:style-name="T385">2</text:span> – <text:span text:style-name="T111">Activation functions</text:span></text:h>
      <text:p text:style-name="P95"/>
      <text:p text:style-name="P95"><text:span text:style-name="T271">Definition –</text:span><text:span text:style-name="T16"> </text:span><text:span text:style-name="T19">Let</text:span><text:span text:style-name="T28"><draw:frame draw:style-name="fr1" draw:name="Objet78" text:anchor-type="as-char" svg:width="2.408cm" svg:height="0.591cm" draw:z-index="277"><draw:object xlink:href="./Object 78" xlink:type="simple" xlink:show="embed" xlink:actuate="onLoad"/><draw:image xlink:href="./ObjectReplacements/Object 78" xlink:type="simple" xlink:show="embed" xlink:actuate="onLoad"/><svg:desc>formule</svg:desc></draw:frame></text:span><text:span text:style-name="T28">.</text:span><text:span text:style-name="T19"> </text:span><text:span text:style-name="T29">T</text:span><text:span text:style-name="T20">hen the </text:span><text:span text:style-name="T31">vector</text:span><text:span text:style-name="T21"> wise </text:span><text:span text:style-name="T22">application</text:span></text:p>
      <text:p text:style-name="P45"><draw:frame draw:style-name="fr1" draw:name="Objet38" text:anchor-type="as-char" svg:width="2.912cm" svg:height="1.198cm" draw:z-index="279"><draw:object xlink:href="./Object 38" xlink:type="simple" xlink:show="embed" xlink:actuate="onLoad"/><draw:image xlink:href="./ObjectReplacements/Object 38" xlink:type="simple" xlink:show="embed" xlink:actuate="onLoad"/><svg:desc>formule</svg:desc></draw:frame></text:p>
      <text:p text:style-name="P4">is an activation function.</text:p>
      <text:p text:style-name="P4"/>
      <text:p text:style-name="P5"><text:span text:style-name="T276">Definition</text:span><text:span text:style-name="T274"> –</text:span> <draw:frame draw:style-name="fr1" draw:name="Objet143" text:anchor-type="as-char" svg:width="1.252cm" svg:height="0.467cm" draw:z-index="282"><draw:object xlink:href="./Object 143" xlink:type="simple" xlink:show="embed" xlink:actuate="onLoad"/><draw:image xlink:href="./ObjectReplacements/Object 143" xlink:type="simple" xlink:show="embed" xlink:actuate="onLoad"/></draw:frame><text:span text:style-name="T263">is</text:span><text:span text:style-name="T131"> </text:span><text:span text:style-name="T263">the following </text:span><text:span text:style-name="T215">vector</text:span><text:span text:style-name="T132"> wise </text:span><text:span text:style-name="T129">application</text:span></text:p>
      <text:p text:style-name="P9"><draw:frame draw:style-name="fr1" draw:name="Objet41" text:anchor-type="as-char" svg:width="4.464cm" svg:height="1.272cm" draw:z-index="41"><draw:object xlink:href="./Object 41" xlink:type="simple" xlink:show="embed" xlink:actuate="onLoad"/><draw:image xlink:href="./ObjectReplacements/Object 41" xlink:type="simple" xlink:show="embed" xlink:actuate="onLoad"/><svg:desc>formule</svg:desc></draw:frame></text:p>
      <text:p text:style-name="P7"><text:span text:style-name="T146">with</text:span><text:span text:style-name="T146"><draw:frame draw:style-name="fr1" draw:name="Objet47" text:anchor-type="as-char" svg:width="0.928cm" svg:height="0.467cm" draw:z-index="71"><draw:object xlink:href="./Object 47" xlink:type="simple" xlink:show="embed" xlink:actuate="onLoad"/><draw:image xlink:href="./ObjectReplacements/Object 47" xlink:type="simple" xlink:show="embed" xlink:actuate="onLoad"/></draw:frame></text:span><text:span text:style-name="T146">the </text:span><text:span text:style-name="T148">element-wise </text:span><text:span text:style-name="T146">maximum </text:span><text:span text:style-name="T150">operation</text:span><text:span text:style-name="T146"> </text:span><text:span text:style-name="T149">between two vectors</text:span><text:span text:style-name="T146">.</text:span></text:p>
      <text:p text:style-name="P7"/>
      <text:p text:style-name="P52"><text:span text:style-name="T10">Hypothesis –</text:span><text:span text:style-name="T262"> </text:span><text:span text:style-name="T266">The notation</text:span><text:span text:style-name="T266"><draw:frame draw:style-name="fr1" draw:name="Objet141" text:anchor-type="as-char" svg:width="1.369cm" svg:height="0.531cm" draw:z-index="78"><draw:object xlink:href="./Object 138" xlink:type="simple" xlink:show="embed" xlink:actuate="onLoad"/><draw:image xlink:href="./ObjectReplacements/Object 138" xlink:type="simple" xlink:show="embed" xlink:actuate="onLoad"/><svg:desc>formule</svg:desc></draw:frame></text:span><text:span text:style-name="T252">means</text:span><text:span text:style-name="T249"> the application </text:span><text:span text:style-name="T251">corresponding to </text:span><text:span text:style-name="T253">the </text:span><text:span text:style-name="T254">coefficient</text:span><text:span text:style-name="T253"><draw:frame draw:style-name="fr1" draw:name="Objet147" text:anchor-type="as-char" svg:width="0.395cm" svg:height="0.467cm" draw:z-index="119"><draw:object xlink:href="./Object 147" xlink:type="simple" xlink:show="embed" xlink:actuate="onLoad"/><draw:image xlink:href="./ObjectReplacements/Object 147" xlink:type="simple" xlink:show="embed" xlink:actuate="onLoad"/><svg:desc>formule</svg:desc></draw:frame></text:span><text:span text:style-name="T255">of</text:span><text:span text:style-name="T251"> </text:span><text:span text:style-name="T249">the </text:span><text:span text:style-name="T267">function</text:span><text:span text:style-name="T267"><draw:frame draw:style-name="fr1" draw:name="Objet148" text:anchor-type="as-char" svg:width="1.252cm" svg:height="0.467cm" draw:z-index="197"><draw:object xlink:href="./Object 148" xlink:type="simple" xlink:show="embed" xlink:actuate="onLoad"/><draw:image xlink:href="./ObjectReplacements/Object 148" xlink:type="simple" xlink:show="embed" xlink:actuate="onLoad"/><svg:desc>formule</svg:desc></draw:frame></text:span><text:span text:style-name="T266">. </text:span><text:span text:style-name="T258">Let</text:span><text:span text:style-name="T258"><draw:frame draw:style-name="fr1" draw:name="Objet149" text:anchor-type="as-char" svg:width="1.282cm" svg:height="0.527cm" draw:z-index="288"><draw:object xlink:href="./Object 149" xlink:type="simple" xlink:show="embed" xlink:actuate="onLoad"/><draw:image xlink:href="./ObjectReplacements/Object 149" xlink:type="simple" xlink:show="embed" xlink:actuate="onLoad"/><svg:desc>formule</svg:desc></draw:frame></text:span><text:span text:style-name="T362">t</text:span><text:span text:style-name="T258">hen</text:span></text:p>
      <text:p text:style-name="P49"><draw:frame draw:style-name="fr1" draw:name="Objet153" text:anchor-type="as-char" svg:width="2.221cm" svg:height="0.482cm" draw:z-index="263"><draw:object xlink:href="./Object 153" xlink:type="simple" xlink:show="embed" xlink:actuate="onLoad"/><draw:image xlink:href="./ObjectReplacements/Object 153" xlink:type="simple" xlink:show="embed" xlink:actuate="onLoad"/><svg:desc>formule</svg:desc></draw:frame>,<draw:frame draw:style-name="fr1" draw:name="Objet161" text:anchor-type="as-char" svg:width="6.239cm" svg:height="0.54cm" draw:z-index="291"><draw:object xlink:href="./Object 161" xlink:type="simple" xlink:show="embed" xlink:actuate="onLoad"/><draw:image xlink:href="./ObjectReplacements/Object 161" xlink:type="simple" xlink:show="embed" xlink:actuate="onLoad"/><svg:desc>formule</svg:desc></draw:frame></text:p>
      <text:p text:style-name="P53"/>
      <text:p text:style-name="P53"><draw:frame draw:style-name="fr1" draw:name="Objet133" text:anchor-type="as-char" svg:width="1.252cm" svg:height="0.467cm" draw:z-index="293"><draw:object xlink:href="./Object 130" xlink:type="simple" xlink:show="embed" xlink:actuate="onLoad"/><draw:image xlink:href="./ObjectReplacements/Object 130" xlink:type="simple" xlink:show="embed" xlink:actuate="onLoad"/><svg:desc>formule</svg:desc></draw:frame>is supposed derivable <text:span text:style-name="T260">on </text:span><text:span text:style-name="T261">every </text:span><text:span text:style-name="T260">coefficients at</text:span><text:span text:style-name="T260"><draw:frame draw:style-name="fr1" draw:name="Objet140" text:anchor-type="as-char" svg:width="0.422cm" svg:height="0.467cm" draw:z-index="294"><draw:object xlink:href="./Object 137" xlink:type="simple" xlink:show="embed" xlink:actuate="onLoad"/><draw:image xlink:href="./ObjectReplacements/Object 137" xlink:type="simple" xlink:show="embed" xlink:actuate="onLoad"/><svg:desc>formule</svg:desc></draw:frame></text:span></text:p>
      <text:p text:style-name="P50"><text:soft-page-break/><draw:frame draw:style-name="fr1" draw:name="Objet150" text:anchor-type="as-char" svg:width="2.221cm" svg:height="0.482cm" draw:z-index="302"><draw:object xlink:href="./Object 150" xlink:type="simple" xlink:show="embed" xlink:actuate="onLoad"/><draw:image xlink:href="./ObjectReplacements/Object 150" xlink:type="simple" xlink:show="embed" xlink:actuate="onLoad"/><svg:desc>formule</svg:desc></draw:frame>,<draw:frame draw:style-name="fr1" draw:name="Objet151" text:anchor-type="as-char" svg:width="2.658cm" svg:height="0.54cm" draw:z-index="311"><draw:object xlink:href="./Object 151" xlink:type="simple" xlink:show="embed" xlink:actuate="onLoad"/><draw:image xlink:href="./ObjectReplacements/Object 151" xlink:type="simple" xlink:show="embed" xlink:actuate="onLoad"/><svg:desc>formule</svg:desc></draw:frame></text:p>
      <text:p text:style-name="P7"/>
      <text:p text:style-name="P39"><text:span text:style-name="T11">Proposition –</text:span><text:span text:style-name="T264"> </text:span><text:span text:style-name="T264"><draw:frame draw:style-name="fr1" draw:name="Objet145" text:anchor-type="as-char" svg:width="1.252cm" svg:height="0.467cm" draw:z-index="312"><draw:object xlink:href="./Object 145" xlink:type="simple" xlink:show="embed" xlink:actuate="onLoad"/><draw:image xlink:href="./ObjectReplacements/Object 145" xlink:type="simple" xlink:show="embed" xlink:actuate="onLoad"/><svg:desc>formule</svg:desc></draw:frame></text:span><text:span text:style-name="T265">is an activation function. </text:span><text:span text:style-name="T236">Its </text:span>Jacobian matrix is</text:p>
      <text:p text:style-name="P14"><draw:frame draw:style-name="fr1" draw:name="Objet26" text:anchor-type="as-char" svg:width="8.931cm" svg:height="3.63cm" draw:z-index="313"><draw:object xlink:href="./Object 93" xlink:type="simple" xlink:show="embed" xlink:actuate="onLoad"/><draw:image xlink:href="./ObjectReplacements/Object 93" xlink:type="simple" xlink:show="embed" xlink:actuate="onLoad"/><svg:desc>formule</svg:desc></draw:frame></text:p>
      <text:p text:style-name="P8"/>
      <text:p text:style-name="P17"><text:span text:style-name="T203">Proof:</text:span><text:span text:style-name="T156"> </text:span><text:span text:style-name="T157">TO DO.</text:span></text:p>
      <text:p text:style-name="P114"/>
      <text:p text:style-name="P6"><text:span text:style-name="T9">Proposition –</text:span> <text:span text:style-name="T247">T</text:span><text:span text:style-name="T131">he </text:span><text:span text:style-name="T133">following</text:span><text:span text:style-name="T131"> </text:span><text:span text:style-name="T215">vector</text:span><text:span text:style-name="T132"> wise </text:span><text:span text:style-name="T129">application</text:span><text:span text:style-name="T134"> </text:span><text:span text:style-name="T236">is an</text:span><text:span text:style-name="T135"> activation function</text:span></text:p>
      <text:p text:style-name="P10"><draw:frame draw:style-name="fr1" draw:name="Objet45" text:anchor-type="as-char" svg:width="4.382cm" svg:height="2.514cm" draw:z-index="48"><draw:object xlink:href="./Object 45" xlink:type="simple" xlink:show="embed" xlink:actuate="onLoad"/><draw:image xlink:href="./ObjectReplacements/Object 45" xlink:type="simple" xlink:show="embed" xlink:actuate="onLoad"/><svg:desc>formule</svg:desc></draw:frame></text:p>
      <text:p text:style-name="P12">with<draw:frame draw:style-name="fr1" draw:name="Objet48" text:anchor-type="as-char" svg:width="0.407cm" svg:height="0.467cm" draw:z-index="72"><draw:object xlink:href="./Object 48" xlink:type="simple" xlink:show="embed" xlink:actuate="onLoad"/><draw:image xlink:href="./ObjectReplacements/Object 48" xlink:type="simple" xlink:show="embed" xlink:actuate="onLoad"/><svg:desc>formule</svg:desc></draw:frame>the <text:span text:style-name="T151">element-wise </text:span><text:span text:style-name="T130">exponential </text:span><text:span text:style-name="T140">operation</text:span>.</text:p>
      <text:p text:style-name="P13">The<draw:frame draw:style-name="fr1" draw:name="Objet94" text:anchor-type="as-char" svg:width="1.64cm" svg:height="0.467cm" draw:z-index="73"><draw:object xlink:href="./Object 94" xlink:type="simple" xlink:show="embed" xlink:actuate="onLoad"/><draw:image xlink:href="./ObjectReplacements/Object 94" xlink:type="simple" xlink:show="embed" xlink:actuate="onLoad"/><svg:desc>formule</svg:desc></draw:frame><text:span text:style-name="T152">function will be denoted as</text:span><text:span text:style-name="T152"><draw:frame draw:style-name="fr1" draw:name="Objet97" text:anchor-type="as-char" svg:width="0.443cm" svg:height="0.467cm" draw:z-index="74"><draw:object xlink:href="./Object 97" xlink:type="simple" xlink:show="embed" xlink:actuate="onLoad"/><draw:image xlink:href="./ObjectReplacements/Object 97" xlink:type="simple" xlink:show="embed" xlink:actuate="onLoad"/><svg:desc>formule</svg:desc></draw:frame></text:span><text:span text:style-name="T152">for simplicity.</text:span></text:p>
      <text:p text:style-name="P12"/>
      <text:p text:style-name="P59">Its Jacobian matrix is</text:p>
      <text:p text:style-name="P11"><draw:frame draw:style-name="fr1" draw:name="Objet95" text:anchor-type="as-char" svg:width="3.253cm" svg:height="1.773cm" draw:z-index="75"><draw:object xlink:href="./Object 95" xlink:type="simple" xlink:show="embed" xlink:actuate="onLoad"/><draw:image xlink:href="./ObjectReplacements/Object 95" xlink:type="simple" xlink:show="embed" xlink:actuate="onLoad"/><svg:desc>formule</svg:desc></draw:frame></text:p>
      <text:p text:style-name="P57">where<draw:frame draw:style-name="fr1" draw:name="Objet37" text:anchor-type="as-char" svg:width="1.716cm" svg:height="0.527cm" draw:z-index="76"><draw:object xlink:href="./Object 37" xlink:type="simple" xlink:show="embed" xlink:actuate="onLoad"/><draw:image xlink:href="./ObjectReplacements/Object 37" xlink:type="simple" xlink:show="embed" xlink:actuate="onLoad"/><svg:desc>formule</svg:desc></draw:frame>,<draw:frame draw:style-name="fr1" draw:name="Objet98" text:anchor-type="as-char" svg:width="4.149cm" svg:height="0.557cm" draw:z-index="314"><draw:object xlink:href="./Object 98" xlink:type="simple" xlink:show="embed" xlink:actuate="onLoad"/><draw:image xlink:href="./ObjectReplacements/Object 98" xlink:type="simple" xlink:show="embed" xlink:actuate="onLoad"/><svg:desc>formule</svg:desc></draw:frame>,</text:p>
      <text:p text:style-name="P58"><draw:frame draw:style-name="fr1" draw:name="Objet99" text:anchor-type="as-char" svg:width="5.743cm" svg:height="0.998cm" draw:z-index="77"><draw:object xlink:href="./Object 99" xlink:type="simple" xlink:show="embed" xlink:actuate="onLoad"/><draw:image xlink:href="./ObjectReplacements/Object 99" xlink:type="simple" xlink:show="embed" xlink:actuate="onLoad"/><svg:desc>formule</svg:desc></draw:frame></text:p>
      <text:p text:style-name="P15"><text:span text:style-name="T153">w</text:span>ith<draw:frame draw:style-name="fr1" draw:name="Objet77" text:anchor-type="as-char" svg:width="0.907cm" svg:height="0.473cm" draw:z-index="79"><draw:object xlink:href="./Object 77" xlink:type="simple" xlink:show="embed" xlink:actuate="onLoad"/><draw:image xlink:href="./ObjectReplacements/Object 77" xlink:type="simple" xlink:show="embed" xlink:actuate="onLoad"/><svg:desc>formule</svg:desc></draw:frame><text:span text:style-name="T154">the Kronecker </text:span><text:span text:style-name="T155">delta</text:span><text:span text:style-name="T154">.</text:span></text:p>
      <text:p text:style-name="P15"/>
      <text:p text:style-name="P16"><text:span text:style-name="T203">Proof:</text:span><text:span text:style-name="T156"> </text:span><text:span text:style-name="T157">TO DO.</text:span></text:p>
      <text:p text:style-name="P137"/>
      <text:h text:style-name="P200" text:outline-level="1"><text:soft-page-break/><text:span text:style-name="T211">3</text:span> – <text:span text:style-name="T114">L</text:span><text:span text:style-name="T113">oss</text:span></text:h>
      <text:p text:style-name="P119"/>
      <text:p text:style-name="P178"><text:span text:style-name="T271">Definition –</text:span><text:span text:style-name="T16"> </text:span><text:span text:style-name="T23">Let</text:span><text:span text:style-name="T23"><draw:frame draw:style-name="fr1" draw:name="Objet130" text:anchor-type="as-char" svg:width="1.713cm" svg:height="0.582cm" draw:z-index="80"><draw:object xlink:href="./Object 109" xlink:type="simple" xlink:show="embed" xlink:actuate="onLoad"/><draw:image xlink:href="./ObjectReplacements/Object 109" xlink:type="simple" xlink:show="embed" xlink:actuate="onLoad"/><svg:desc>formule</svg:desc></draw:frame></text:span><text:span text:style-name="T63">and</text:span><text:span text:style-name="T63"><draw:frame draw:style-name="fr1" draw:name="Objet49" text:anchor-type="as-char" svg:width="1.732cm" svg:height="0.531cm" draw:z-index="81"><draw:object xlink:href="./Object 49" xlink:type="simple" xlink:show="embed" xlink:actuate="onLoad"/><draw:image xlink:href="./ObjectReplacements/Object 49" xlink:type="simple" xlink:show="embed" xlink:actuate="onLoad"/><svg:desc>formule</svg:desc></draw:frame></text:span><text:span text:style-name="T48">non empty subset</text:span><text:span text:style-name="T55">s</text:span><text:span text:style-name="T48">. </text:span><text:span text:style-name="T16">Let</text:span><text:span text:style-name="T16"><draw:frame draw:style-name="fr1" draw:name="Objet109" text:anchor-type="as-char" svg:width="1.122cm" svg:height="0.519cm" draw:z-index="82"><draw:object xlink:href="./Object 132" xlink:type="simple" xlink:show="embed" xlink:actuate="onLoad"/><draw:image xlink:href="./ObjectReplacements/Object 132" xlink:type="simple" xlink:show="embed" xlink:actuate="onLoad"/><svg:desc>formule</svg:desc></draw:frame></text:span><text:span text:style-name="T55">and</text:span><text:span text:style-name="T38"><draw:frame draw:style-name="fr1" draw:name="Objet110" text:anchor-type="as-char" svg:width="2.806cm" svg:height="0.591cm" draw:z-index="83"><draw:object xlink:href="./Object 133" xlink:type="simple" xlink:show="embed" xlink:actuate="onLoad"/><draw:image xlink:href="./ObjectReplacements/Object 133" xlink:type="simple" xlink:show="embed" xlink:actuate="onLoad"/><svg:desc>formule</svg:desc></draw:frame></text:span><text:span text:style-name="T38">. </text:span><text:span text:style-name="T42">Then</text:span><text:span text:style-name="T44"><draw:frame draw:style-name="fr1" draw:name="Objet131" text:anchor-type="as-char" svg:width="0.905cm" svg:height="0.591cm" draw:z-index="84"><draw:object xlink:href="./Object 140" xlink:type="simple" xlink:show="embed" xlink:actuate="onLoad"/><draw:image xlink:href="./ObjectReplacements/Object 140" xlink:type="simple" xlink:show="embed" xlink:actuate="onLoad"/><svg:desc>formule</svg:desc></draw:frame></text:span><text:span text:style-name="T43">is </text:span><text:span text:style-name="T44">a loss function </text:span><text:span text:style-name="T46">is equivalent to </text:span><text:span text:style-name="T47">the application</text:span></text:p>
      <text:p text:style-name="P139"><draw:frame draw:style-name="fr1" draw:name="Objet138" text:anchor-type="as-char" svg:width="6.83cm" svg:height="1.235cm" draw:z-index="85"><draw:object xlink:href="./Object 141" xlink:type="simple" xlink:show="embed" xlink:actuate="onLoad"/><draw:image xlink:href="./ObjectReplacements/Object 141" xlink:type="simple" xlink:show="embed" xlink:actuate="onLoad"/><svg:desc>formule</svg:desc></draw:frame></text:p>
      <text:p text:style-name="P140"><text:span text:style-name="T244">is </text:span><text:span text:style-name="T219">a</text:span><text:span text:style-name="T223">n increasing</text:span><text:span text:style-name="T219"> </text:span><text:span text:style-name="T221">function</text:span><text:span text:style-name="T219"> according </text:span><text:span text:style-name="T222">each </text:span><text:span text:style-name="T254">coefficient </text:span><text:span text:style-name="T268">with</text:span><text:span text:style-name="T256"><draw:frame draw:style-name="fr1" draw:name="Objet93" text:anchor-type="as-char" svg:width="1.707cm" svg:height="0.531cm" draw:z-index="86"><draw:object xlink:href="./Object 51" xlink:type="simple" xlink:show="embed" xlink:actuate="onLoad"/><draw:image xlink:href="./ObjectReplacements/Object 51" xlink:type="simple" xlink:show="embed" xlink:actuate="onLoad"/><svg:desc>formule</svg:desc></draw:frame></text:span><text:span text:style-name="T269">such as</text:span><text:span text:style-name="T269"><draw:frame draw:style-name="fr1" draw:name="Objet178" text:anchor-type="as-char" svg:width="1.395cm" svg:height="0.591cm" draw:z-index="87"><draw:object xlink:href="./Object 178" xlink:type="simple" xlink:show="embed" xlink:actuate="onLoad"/><draw:image xlink:href="./ObjectReplacements/Object 178" xlink:type="simple" xlink:show="embed" xlink:actuate="onLoad"/></draw:frame></text:span><text:span text:style-name="T270">is always defined</text:span><text:span text:style-name="T220">.</text:span></text:p>
      <text:p text:style-name="P140"><text:span text:style-name="T257">The</text:span><text:span text:style-name="T257"><draw:frame draw:style-name="fr1" draw:name="Objet96" text:anchor-type="as-char" svg:width="0.466cm" svg:height="0.467cm" draw:z-index="88"><draw:object xlink:href="./Object 96" xlink:type="simple" xlink:show="embed" xlink:actuate="onLoad"/><draw:image xlink:href="./ObjectReplacements/Object 96" xlink:type="simple" xlink:show="embed" xlink:actuate="onLoad"/><svg:desc>formule</svg:desc></draw:frame></text:span><text:span text:style-name="T257">matrix is named the ground truth.</text:span></text:p>
      <text:p text:style-name="P113"/>
      <text:p text:style-name="P177"><text:span text:style-name="T218">Proposition</text:span> – <text:span text:style-name="T16">Let</text:span><text:span text:style-name="T16"><draw:frame draw:style-name="fr1" draw:name="Objet128" text:anchor-type="as-char" svg:width="1.856cm" svg:height="0.552cm" draw:z-index="89"><draw:object xlink:href="./Object 128" xlink:type="simple" xlink:show="embed" xlink:actuate="onLoad"/><draw:image xlink:href="./ObjectReplacements/Object 128" xlink:type="simple" xlink:show="embed" xlink:actuate="onLoad"/><svg:desc>formule</svg:desc></draw:frame></text:span><text:span text:style-name="T73">a ground truth matrix</text:span><text:span text:style-name="T38">. </text:span><text:span text:style-name="T45">Then the application</text:span></text:p>
      <text:p text:style-name="P120"><draw:frame draw:style-name="fr1" draw:name="Objet129" text:anchor-type="as-char" svg:width="4.477cm" svg:height="1.875cm" draw:z-index="90"><draw:object xlink:href="./Object 129" xlink:type="simple" xlink:show="embed" xlink:actuate="onLoad"/><draw:image xlink:href="./ObjectReplacements/Object 129" xlink:type="simple" xlink:show="embed" xlink:actuate="onLoad"/><svg:desc>formule</svg:desc></draw:frame></text:p>
      <text:p text:style-name="P136"><text:span text:style-name="T248">is</text:span><text:span text:style-name="T246"> a loss function. </text:span><text:span text:style-name="T284">The application is named Categorical cross-entropy loss.</text:span></text:p>
      <text:p text:style-name="P41"/>
      <text:p text:style-name="P41">Its Gradient matrix is</text:p>
      <text:p text:style-name="P122"><draw:frame draw:style-name="fr1" draw:name="Objet136" text:anchor-type="as-char" svg:width="5.055cm" svg:height="1.977cm" draw:z-index="91"><draw:object xlink:href="./Object 136" xlink:type="simple" xlink:show="embed" xlink:actuate="onLoad"/><draw:image xlink:href="./ObjectReplacements/Object 136" xlink:type="simple" xlink:show="embed" xlink:actuate="onLoad"/><svg:desc>formule</svg:desc></draw:frame></text:p>
      <text:p text:style-name="P115"/>
      <text:p text:style-name="P116"><text:span text:style-name="T204">P</text:span><text:span text:style-name="T203">roof:</text:span> TO DO.</text:p>
      <text:p text:style-name="P118"/>
      <text:p text:style-name="P179"><text:span text:style-name="T271">Proposition –</text:span> <text:span text:style-name="T66">Let</text:span><text:span text:style-name="T66"><draw:frame draw:style-name="fr1" draw:name="Objet182" text:anchor-type="as-char" svg:width="1.856cm" svg:height="0.552cm" draw:z-index="315"><draw:object xlink:href="./Object 182" xlink:type="simple" xlink:show="embed" xlink:actuate="onLoad"/><draw:image xlink:href="./ObjectReplacements/Object 182" xlink:type="simple" xlink:show="embed" xlink:actuate="onLoad"/><svg:desc>formule</svg:desc></draw:frame></text:span><text:span text:style-name="T72">a</text:span><text:span text:style-name="T67"> ground truth matrix</text:span><text:span text:style-name="T38">. </text:span><text:span text:style-name="T56">Let</text:span><text:span text:style-name="T56"><draw:frame draw:style-name="fr1" draw:name="Objet165" text:anchor-type="as-char" svg:width="2.805cm" svg:height="0.542cm" draw:z-index="316"><draw:object xlink:href="./Object 165" xlink:type="simple" xlink:show="embed" xlink:actuate="onLoad"/><draw:image xlink:href="./ObjectReplacements/Object 165" xlink:type="simple" xlink:show="embed" xlink:actuate="onLoad"/><svg:desc>formule</svg:desc></draw:frame></text:span><text:span text:style-name="T57">and</text:span><text:span text:style-name="T57"><draw:frame draw:style-name="fr1" draw:name="Objet166" text:anchor-type="as-char" svg:width="2.815cm" svg:height="0.542cm" draw:z-index="317"><draw:object xlink:href="./Object 166" xlink:type="simple" xlink:show="embed" xlink:actuate="onLoad"/><draw:image xlink:href="./ObjectReplacements/Object 166" xlink:type="simple" xlink:show="embed" xlink:actuate="onLoad"/><svg:desc>formule</svg:desc></draw:frame></text:span><text:span text:style-name="T58">the</text:span><text:span text:style-name="T64"><draw:frame draw:style-name="fr1" draw:name="Objet180" text:anchor-type="as-char" svg:width="1.64cm" svg:height="0.467cm" draw:z-index="318"><draw:object xlink:href="./Object 180" xlink:type="simple" xlink:show="embed" xlink:actuate="onLoad"/><draw:image xlink:href="./ObjectReplacements/Object 180" xlink:type="simple" xlink:show="embed" xlink:actuate="onLoad"/></draw:frame></text:span><text:span text:style-name="T58">activation and </text:span><text:span text:style-name="T64">Categorical cross-entropy </text:span><text:span text:style-name="T58">loss functions</text:span><text:span text:style-name="T59">. </text:span><text:span text:style-name="T60">The</text:span><text:span text:style-name="T70">n</text:span><text:span text:style-name="T60"><draw:frame draw:style-name="fr1" draw:name="Objet177" text:anchor-type="as-char" svg:width="2.813cm" svg:height="0.534cm" draw:z-index="319"><draw:object xlink:href="./Object 177" xlink:type="simple" xlink:show="embed" xlink:actuate="onLoad"/><draw:image xlink:href="./ObjectReplacements/Object 177" xlink:type="simple" xlink:show="embed" xlink:actuate="onLoad"/><svg:desc>formule</svg:desc></draw:frame></text:span><text:span text:style-name="T61">is </text:span><text:span text:style-name="T62">derivable </text:span><text:span text:style-name="T69">on</text:span><text:span text:style-name="T70"><draw:frame draw:style-name="fr1" draw:name="Objet183" text:anchor-type="as-char" svg:width="0.744cm" svg:height="0.527cm" draw:z-index="320"><draw:object xlink:href="./Object 183" xlink:type="simple" xlink:show="embed" xlink:actuate="onLoad"/><draw:image xlink:href="./ObjectReplacements/Object 183" xlink:type="simple" xlink:show="embed" xlink:actuate="onLoad"/></draw:frame></text:span><text:span text:style-name="T70">and</text:span><text:span text:style-name="T69"> </text:span><text:span text:style-name="T71">i</text:span><text:span text:style-name="T65">ts </text:span><text:span text:style-name="T68">G</text:span><text:span text:style-name="T65">radient </text:span><text:span text:style-name="T74">matrix</text:span><text:span text:style-name="T65"> is</text:span></text:p>
      <text:p text:style-name="P143"><draw:frame draw:style-name="fr1" draw:name="Objet181" text:anchor-type="as-char" svg:width="4.385cm" svg:height="1.249cm" draw:z-index="321"><draw:object xlink:href="./Object 181" xlink:type="simple" xlink:show="embed" xlink:actuate="onLoad"/><draw:image xlink:href="./ObjectReplacements/Object 181" xlink:type="simple" xlink:show="embed" xlink:actuate="onLoad"/><svg:desc>formule</svg:desc></draw:frame></text:p>
      <text:p text:style-name="P118"/>
      <text:p text:style-name="P138"><text:span text:style-name="T203">Proof:</text:span> TO DO.</text:p>
      <text:p text:style-name="P118"><text:soft-page-break/></text:p>
      <text:h text:style-name="P197" text:outline-level="1"><text:span text:style-name="T128">4</text:span> – <text:span text:style-name="T112">Dense layers</text:span></text:h>
      <text:p text:style-name="P36"/>
      <text:p text:style-name="P98"><text:span text:style-name="T271">Definition –</text:span><text:span text:style-name="T16"> </text:span><text:span text:style-name="T52">T</text:span><text:span text:style-name="T49">he </text:span><text:span text:style-name="T51">application</text:span></text:p>
      <text:p text:style-name="P121"><draw:frame draw:style-name="fr1" draw:name="Objet179" text:anchor-type="as-char" svg:width="4.987cm" svg:height="1.289cm" draw:z-index="92"><draw:object xlink:href="./Object 179" xlink:type="simple" xlink:show="embed" xlink:actuate="onLoad"/><draw:image xlink:href="./ObjectReplacements/Object 179" xlink:type="simple" xlink:show="embed" xlink:actuate="onLoad"/><svg:desc>formule</svg:desc></draw:frame></text:p>
      <text:p text:style-name="P40">defines a dense layer <text:span text:style-name="T243">with</text:span><text:span text:style-name="T237"><draw:frame draw:style-name="fr1" draw:name="Objet108" text:anchor-type="as-char" svg:width="0.466cm" svg:height="0.467cm" draw:z-index="93"><draw:object xlink:href="./Object 108" xlink:type="simple" xlink:show="embed" xlink:actuate="onLoad"/><draw:image xlink:href="./ObjectReplacements/Object 108" xlink:type="simple" xlink:show="embed" xlink:actuate="onLoad"/><svg:desc>formule</svg:desc></draw:frame></text:span><text:span text:style-name="T245">named </text:span><text:span text:style-name="T238">the input vector, </text:span><text:span text:style-name="T238"><draw:frame draw:style-name="fr1" draw:name="Objet144" text:anchor-type="as-char" svg:width="0.605cm" svg:height="0.467cm" draw:z-index="94"><draw:object xlink:href="./Object 144" xlink:type="simple" xlink:show="embed" xlink:actuate="onLoad"/><draw:image xlink:href="./ObjectReplacements/Object 144" xlink:type="simple" xlink:show="embed" xlink:actuate="onLoad"/><svg:desc>formule</svg:desc></draw:frame></text:span><text:span text:style-name="T245">named </text:span><text:span text:style-name="T239">the weight matri</text:span><text:span text:style-name="T240">x </text:span><text:span text:style-name="T241">and</text:span><text:span text:style-name="T241"><draw:frame draw:style-name="fr1" draw:name="Objet146" text:anchor-type="as-char" svg:width="0.425cm" svg:height="0.467cm" draw:z-index="95"><draw:object xlink:href="./Object 146" xlink:type="simple" xlink:show="embed" xlink:actuate="onLoad"/><draw:image xlink:href="./ObjectReplacements/Object 146" xlink:type="simple" xlink:show="embed" xlink:actuate="onLoad"/><svg:desc>formule</svg:desc></draw:frame></text:span><text:span text:style-name="T245">named </text:span><text:span text:style-name="T242">the bias matrix.</text:span></text:p>
      <text:p text:style-name="P40"/>
      <text:p text:style-name="P46">The notation<draw:frame draw:style-name="fr1" draw:name="Objet25" text:anchor-type="as-char" svg:width="0.579cm" svg:height="0.531cm" draw:z-index="96"><draw:object xlink:href="./Object 25" xlink:type="simple" xlink:show="embed" xlink:actuate="onLoad"/><draw:image xlink:href="./ObjectReplacements/Object 25" xlink:type="simple" xlink:show="embed" xlink:actuate="onLoad"/><svg:desc>formule</svg:desc></draw:frame><text:span text:style-name="T252">means</text:span><text:span text:style-name="T249"> the application</text:span><text:span text:style-name="T249"><draw:frame draw:style-name="fr1" draw:name="Objet272" text:anchor-type="as-char" svg:width="3.865cm" svg:height="0.591cm" draw:z-index="322"><draw:object xlink:href="./Object 272" xlink:type="simple" xlink:show="embed" xlink:actuate="onLoad"/><draw:image xlink:href="./ObjectReplacements/Object 272" xlink:type="simple" xlink:show="embed" xlink:actuate="onLoad"/><svg:desc>formule</svg:desc></draw:frame></text:span><text:span text:style-name="T251">corresponding to </text:span><text:span text:style-name="T253">the </text:span><text:span text:style-name="T357">row</text:span><text:span text:style-name="T253"><draw:frame draw:style-name="fr1" draw:name="Objet36" text:anchor-type="as-char" svg:width="0.395cm" svg:height="0.467cm" draw:z-index="97"><draw:object xlink:href="./Object 36" xlink:type="simple" xlink:show="embed" xlink:actuate="onLoad"/><draw:image xlink:href="./ObjectReplacements/Object 36" xlink:type="simple" xlink:show="embed" xlink:actuate="onLoad"/><svg:desc>formule</svg:desc></draw:frame></text:span><text:span text:style-name="T255">of </text:span><text:span text:style-name="T357">the second </text:span><text:span text:style-name="T359">matrix </text:span><text:span text:style-name="T357">component </text:span><text:span text:style-name="T358">of</text:span><text:span text:style-name="T251"> </text:span><text:span text:style-name="T249">the </text:span><text:span text:style-name="T250">dense layer</text:span><draw:frame draw:style-name="fr1" draw:name="Objet35" text:anchor-type="as-char" svg:width="0.462cm" svg:height="0.467cm" draw:z-index="98"><draw:object xlink:href="./Object 35" xlink:type="simple" xlink:show="embed" xlink:actuate="onLoad"/><draw:image xlink:href="./ObjectReplacements/Object 35" xlink:type="simple" xlink:show="embed" xlink:actuate="onLoad"/><svg:desc>formule</svg:desc></draw:frame>. <text:span text:style-name="T258">Let</text:span><text:span text:style-name="T258"><draw:frame draw:style-name="fr1" draw:name="Objet135" text:anchor-type="as-char" svg:width="1.342cm" svg:height="0.527cm" draw:z-index="323"><draw:object xlink:href="./Object 134" xlink:type="simple" xlink:show="embed" xlink:actuate="onLoad"/><draw:image xlink:href="./ObjectReplacements/Object 134" xlink:type="simple" xlink:show="embed" xlink:actuate="onLoad"/><svg:desc>formule</svg:desc></draw:frame></text:span><text:span text:style-name="T278">an input vector</text:span><text:span text:style-name="T258">, </text:span><text:span text:style-name="T258"><draw:frame draw:style-name="fr1" draw:name="Objet134" text:anchor-type="as-char" svg:width="1.946cm" svg:height="0.531cm" draw:z-index="324"><draw:object xlink:href="./Object 131" xlink:type="simple" xlink:show="embed" xlink:actuate="onLoad"/><draw:image xlink:href="./ObjectReplacements/Object 131" xlink:type="simple" xlink:show="embed" xlink:actuate="onLoad"/><svg:desc>formule</svg:desc></draw:frame></text:span><text:span text:style-name="T279">a weight matrix </text:span><text:span text:style-name="T259">and</text:span><text:span text:style-name="T258"><draw:frame draw:style-name="fr1" draw:name="Objet127" text:anchor-type="as-char" svg:width="1.399cm" svg:height="0.527cm" draw:z-index="325"><draw:object xlink:href="./Object 110" xlink:type="simple" xlink:show="embed" xlink:actuate="onLoad"/><draw:image xlink:href="./ObjectReplacements/Object 110" xlink:type="simple" xlink:show="embed" xlink:actuate="onLoad"/><svg:desc>formule</svg:desc></draw:frame></text:span><text:span text:style-name="T280">a</text:span><text:span text:style-name="T279"> bias matrix </text:span><text:span text:style-name="T258">then</text:span></text:p>
      <text:p text:style-name="P48"><draw:frame draw:style-name="fr1" draw:name="Objet132" text:anchor-type="as-char" svg:width="2.379cm" svg:height="0.482cm" draw:z-index="326"><draw:object xlink:href="./Object 127" xlink:type="simple" xlink:show="embed" xlink:actuate="onLoad"/><draw:image xlink:href="./ObjectReplacements/Object 127" xlink:type="simple" xlink:show="embed" xlink:actuate="onLoad"/><svg:desc>formule</svg:desc></draw:frame>,<draw:frame draw:style-name="fr1" draw:name="Objet137" text:anchor-type="as-char" svg:width="7.745cm" svg:height="0.591cm" draw:z-index="327"><draw:object xlink:href="./Object 135" xlink:type="simple" xlink:show="embed" xlink:actuate="onLoad"/><draw:image xlink:href="./ObjectReplacements/Object 135" xlink:type="simple" xlink:show="embed" xlink:actuate="onLoad"/></draw:frame></text:p>
      <text:p text:style-name="P40"/>
      <text:p text:style-name="P100"><text:span text:style-name="T234">P</text:span>roposition –<text:span text:style-name="T16"> </text:span><text:span text:style-name="T160">Let</text:span><text:span text:style-name="T160"><draw:frame draw:style-name="fr1" draw:name="Objet184" text:anchor-type="as-char" svg:width="4.78cm" svg:height="0.591cm" draw:z-index="328"><draw:object xlink:href="./Object 184" xlink:type="simple" xlink:show="embed" xlink:actuate="onLoad"/><draw:image xlink:href="./ObjectReplacements/Object 184" xlink:type="simple" xlink:show="embed" xlink:actuate="onLoad"/><svg:desc>formule</svg:desc></draw:frame></text:span><text:span text:style-name="T189">a</text:span><text:span text:style-name="T163"> </text:span><text:span text:style-name="T165">dense layer </text:span><text:span text:style-name="T183">function. </text:span><text:span text:style-name="T185">Then</text:span><text:span text:style-name="T185"><draw:frame draw:style-name="fr1" draw:name="Objet188" text:anchor-type="as-char" svg:width="0.462cm" svg:height="0.467cm" draw:z-index="329"><draw:object xlink:href="./Object 188" xlink:type="simple" xlink:show="embed" xlink:actuate="onLoad"/><draw:image xlink:href="./ObjectReplacements/Object 188" xlink:type="simple" xlink:show="embed" xlink:actuate="onLoad"/></draw:frame></text:span><text:span text:style-name="T170">is </text:span><text:span text:style-name="T171">derivable </text:span><text:span text:style-name="T173">according </text:span><text:span text:style-name="T175">the first and third variables</text:span><text:span text:style-name="T171"> </text:span><text:span text:style-name="T172">on</text:span><text:span text:style-name="T169"><draw:frame draw:style-name="fr1" draw:name="Objet186" text:anchor-type="as-char" svg:width="0.744cm" svg:height="0.527cm" draw:z-index="330"><draw:object xlink:href="./Object 186" xlink:type="simple" xlink:show="embed" xlink:actuate="onLoad"/><draw:image xlink:href="./ObjectReplacements/Object 186" xlink:type="simple" xlink:show="embed" xlink:actuate="onLoad"/><svg:desc>formule</svg:desc></draw:frame></text:span><text:span text:style-name="T174">and</text:span><text:span text:style-name="T174"><draw:frame draw:style-name="fr1" draw:name="Objet187" text:anchor-type="as-char" svg:width="0.84cm" svg:height="0.527cm" draw:z-index="331"><draw:object xlink:href="./Object 187" xlink:type="simple" xlink:show="embed" xlink:actuate="onLoad"/><draw:image xlink:href="./ObjectReplacements/Object 187" xlink:type="simple" xlink:show="embed" xlink:actuate="onLoad"/><svg:desc>formule</svg:desc></draw:frame></text:span><text:span text:style-name="T174">respectively</text:span><text:span text:style-name="T169">.</text:span></text:p>
      <text:p text:style-name="P144"/>
      <text:p text:style-name="P101"><text:span text:style-name="T179">Let</text:span><text:span text:style-name="T179"><draw:frame draw:style-name="fr1" draw:name="Objet189" text:anchor-type="as-char" svg:width="1.342cm" svg:height="0.527cm" draw:z-index="332"><draw:object xlink:href="./Object 189" xlink:type="simple" xlink:show="embed" xlink:actuate="onLoad"/><draw:image xlink:href="./ObjectReplacements/Object 189" xlink:type="simple" xlink:show="embed" xlink:actuate="onLoad"/><svg:desc>formule</svg:desc></draw:frame></text:span><text:span text:style-name="T180">an input vector </text:span><text:span text:style-name="T182">and</text:span><text:span text:style-name="T179"><draw:frame draw:style-name="fr1" draw:name="Objet190" text:anchor-type="as-char" svg:width="1.399cm" svg:height="0.527cm" draw:z-index="333"><draw:object xlink:href="./Object 190" xlink:type="simple" xlink:show="embed" xlink:actuate="onLoad"/><draw:image xlink:href="./ObjectReplacements/Object 190" xlink:type="simple" xlink:show="embed" xlink:actuate="onLoad"/><svg:desc>formule</svg:desc></draw:frame></text:span><text:span text:style-name="T182">a</text:span><text:span text:style-name="T181"> bias matrix. </text:span><text:span text:style-name="T184">T</text:span><text:span text:style-name="T179">hen</text:span><text:span text:style-name="T176"><draw:frame draw:style-name="fr1" draw:name="Objet191" text:anchor-type="as-char" svg:width="3.962cm" svg:height="0.591cm" draw:z-index="334"><draw:object xlink:href="./Object 191" xlink:type="simple" xlink:show="embed" xlink:actuate="onLoad"/><draw:image xlink:href="./ObjectReplacements/Object 191" xlink:type="simple" xlink:show="embed" xlink:actuate="onLoad"/><svg:desc>formule</svg:desc></draw:frame></text:span><text:span text:style-name="T177">is also derivable </text:span><text:span text:style-name="T188">according the second variable </text:span><text:span text:style-name="T178">for all</text:span><text:span text:style-name="T178"><draw:frame draw:style-name="fr1" draw:name="Objet192" text:anchor-type="as-char" svg:width="1.947cm" svg:height="0.482cm" draw:z-index="335"><draw:object xlink:href="./Object 192" xlink:type="simple" xlink:show="embed" xlink:actuate="onLoad"/><draw:image xlink:href="./ObjectReplacements/Object 192" xlink:type="simple" xlink:show="embed" xlink:actuate="onLoad"/><svg:desc>formule</svg:desc></draw:frame></text:span><text:span text:style-name="T178">.</text:span></text:p>
      <text:p text:style-name="P144"/>
      <text:p text:style-name="P100"><text:span text:style-name="T53">Its </text:span><text:span text:style-name="T108">Gradient or </text:span><text:span text:style-name="T53">Jacobian matri</text:span><text:span text:style-name="T54">ces are</text:span></text:p>
      <text:p text:style-name="P55"><draw:frame draw:style-name="fr1" draw:name="Objet194" text:anchor-type="as-char" svg:width="3.366cm" svg:height="1.235cm" draw:z-index="336"><draw:object xlink:href="./Object 194" xlink:type="simple" xlink:show="embed" xlink:actuate="onLoad"/><draw:image xlink:href="./ObjectReplacements/Object 194" xlink:type="simple" xlink:show="embed" xlink:actuate="onLoad"/><svg:desc>formule</svg:desc></draw:frame></text:p>
      <text:p text:style-name="P19"><text:span text:style-name="T159"><draw:frame draw:style-name="fr1" draw:name="Objet42" text:anchor-type="as-char" svg:width="2.379cm" svg:height="0.482cm" draw:z-index="101"><draw:object xlink:href="./Object 42" xlink:type="simple" xlink:show="embed" xlink:actuate="onLoad"/><draw:image xlink:href="./ObjectReplacements/Object 42" xlink:type="simple" xlink:show="embed" xlink:actuate="onLoad"/><svg:desc>formule</svg:desc></draw:frame></text:span><text:span text:style-name="T159">,</text:span><text:span text:style-name="T158"><draw:frame draw:style-name="fr1" draw:name="Objet39" text:anchor-type="as-char" svg:width="3.014cm" svg:height="1.189cm" draw:z-index="102"><draw:object xlink:href="./Object 39" xlink:type="simple" xlink:show="embed" xlink:actuate="onLoad"/><draw:image xlink:href="./ObjectReplacements/Object 39" xlink:type="simple" xlink:show="embed" xlink:actuate="onLoad"/><svg:desc>formule</svg:desc></draw:frame></text:span></text:p>
      <text:p text:style-name="P123"><draw:frame draw:style-name="fr1" draw:name="Objet154" text:anchor-type="as-char" svg:width="3.554cm" svg:height="1.304cm" draw:z-index="103"><draw:object xlink:href="./Object 154" xlink:type="simple" xlink:show="embed" xlink:actuate="onLoad"/><draw:image xlink:href="./ObjectReplacements/Object 154" xlink:type="simple" xlink:show="embed" xlink:actuate="onLoad"/><svg:desc>formule</svg:desc></draw:frame></text:p>
      <text:p text:style-name="P42">with<draw:frame draw:style-name="fr1" draw:name="Objet162" text:anchor-type="as-char" svg:width="0.686cm" svg:height="0.531cm" draw:z-index="104"><draw:object xlink:href="./Object 162" xlink:type="simple" xlink:show="embed" xlink:actuate="onLoad"/><draw:image xlink:href="./ObjectReplacements/Object 162" xlink:type="simple" xlink:show="embed" xlink:actuate="onLoad"/><svg:desc>formule</svg:desc></draw:frame>the identity matrix of size<draw:frame draw:style-name="fr1" draw:name="Objet168" text:anchor-type="as-char" svg:width="1.566cm" svg:height="0.467cm" draw:z-index="105"><draw:object xlink:href="./Object 168" xlink:type="simple" xlink:show="embed" xlink:actuate="onLoad"/><draw:image xlink:href="./ObjectReplacements/Object 168" xlink:type="simple" xlink:show="embed" xlink:actuate="onLoad"/></draw:frame>.</text:p>
      <text:p text:style-name="P37"/>
      <text:p text:style-name="P117"><text:span text:style-name="T204">P</text:span><text:span text:style-name="T203">roof:</text:span> TO DO.</text:p>
      <text:p text:style-name="P37"><text:soft-page-break/></text:p>
      <text:p text:style-name="P103"><text:span text:style-name="T234">P</text:span><text:span text:style-name="T235">roposition –</text:span><text:span text:style-name="T50"> </text:span><text:span text:style-name="T160">Let</text:span><text:span text:style-name="T160"><draw:frame draw:style-name="fr1" draw:name="Objet155" text:anchor-type="as-char" svg:width="4.78cm" svg:height="0.591cm" draw:z-index="107"><draw:object xlink:href="./Object 155" xlink:type="simple" xlink:show="embed" xlink:actuate="onLoad"/><draw:image xlink:href="./ObjectReplacements/Object 155" xlink:type="simple" xlink:show="embed" xlink:actuate="onLoad"/><svg:desc>formule</svg:desc></draw:frame></text:span><text:span text:style-name="T161">and</text:span><text:span text:style-name="T161"><draw:frame draw:style-name="fr1" draw:name="Objet156" text:anchor-type="as-char" svg:width="3.314cm" svg:height="0.527cm" draw:z-index="108"><draw:object xlink:href="./Object 156" xlink:type="simple" xlink:show="embed" xlink:actuate="onLoad"/><draw:image xlink:href="./ObjectReplacements/Object 156" xlink:type="simple" xlink:show="embed" xlink:actuate="onLoad"/><svg:desc>formule</svg:desc></draw:frame></text:span><text:span text:style-name="T162">the</text:span><text:span text:style-name="T163"> </text:span><text:span text:style-name="T165">dense layer </text:span><text:span text:style-name="T166">and</text:span><text:span text:style-name="T167"><draw:frame draw:style-name="fr1" draw:name="Objet157" text:anchor-type="as-char" svg:width="1.252cm" svg:height="0.467cm" draw:z-index="109"><draw:object xlink:href="./Object 157" xlink:type="simple" xlink:show="embed" xlink:actuate="onLoad"/><draw:image xlink:href="./ObjectReplacements/Object 157" xlink:type="simple" xlink:show="embed" xlink:actuate="onLoad"/></draw:frame></text:span><text:span text:style-name="T162">activation functions</text:span><text:span text:style-name="T164">. </text:span><text:span text:style-name="T186">Let</text:span><text:span text:style-name="T186"><draw:frame draw:style-name="fr1" draw:name="Objet210" text:anchor-type="as-char" svg:width="4.865cm" svg:height="1.221cm" draw:z-index="337"><draw:object xlink:href="./Object 210" xlink:type="simple" xlink:show="embed" xlink:actuate="onLoad"/><draw:image xlink:href="./ObjectReplacements/Object 210" xlink:type="simple" xlink:show="embed" xlink:actuate="onLoad"/></draw:frame></text:span><text:span text:style-name="T187">such as</text:span><text:span text:style-name="T187"><draw:frame draw:style-name="fr1" draw:name="Objet211" text:anchor-type="as-char" svg:width="3.662cm" svg:height="0.557cm" draw:z-index="338"><draw:object xlink:href="./Object 211" xlink:type="simple" xlink:show="embed" xlink:actuate="onLoad"/><draw:image xlink:href="./ObjectReplacements/Object 211" xlink:type="simple" xlink:show="embed" xlink:actuate="onLoad"/><svg:desc>formule</svg:desc></draw:frame></text:span><text:span text:style-name="T186">. </text:span><text:span text:style-name="T168">The</text:span><text:span text:style-name="T169">n</text:span><text:span text:style-name="T168"><draw:frame draw:style-name="fr1" draw:name="Objet158" text:anchor-type="as-char" svg:width="8.784cm" svg:height="0.591cm" draw:z-index="110"><draw:object xlink:href="./Object 158" xlink:type="simple" xlink:show="embed" xlink:actuate="onLoad"/><draw:image xlink:href="./ObjectReplacements/Object 158" xlink:type="simple" xlink:show="embed" xlink:actuate="onLoad"/><svg:desc>formule</svg:desc></draw:frame></text:span><text:span text:style-name="T170">is </text:span><text:span text:style-name="T171">derivable </text:span><text:span text:style-name="T173">according </text:span><text:span text:style-name="T175">the first and third variables</text:span><text:span text:style-name="T171"> </text:span><text:span text:style-name="T172">on</text:span><text:span text:style-name="T169"><draw:frame draw:style-name="fr1" draw:name="Objet159" text:anchor-type="as-char" svg:width="0.744cm" svg:height="0.527cm" draw:z-index="111"><draw:object xlink:href="./Object 159" xlink:type="simple" xlink:show="embed" xlink:actuate="onLoad"/><draw:image xlink:href="./ObjectReplacements/Object 159" xlink:type="simple" xlink:show="embed" xlink:actuate="onLoad"/><svg:desc>formule</svg:desc></draw:frame></text:span><text:span text:style-name="T174">and</text:span><text:span text:style-name="T174"><draw:frame draw:style-name="fr1" draw:name="Objet163" text:anchor-type="as-char" svg:width="0.84cm" svg:height="0.527cm" draw:z-index="112"><draw:object xlink:href="./Object 163" xlink:type="simple" xlink:show="embed" xlink:actuate="onLoad"/><draw:image xlink:href="./ObjectReplacements/Object 163" xlink:type="simple" xlink:show="embed" xlink:actuate="onLoad"/><svg:desc>formule</svg:desc></draw:frame></text:span><text:span text:style-name="T174">respectively</text:span><text:span text:style-name="T169">.</text:span></text:p>
      <text:p text:style-name="P104"/>
      <text:p text:style-name="P47">The notation<draw:frame draw:style-name="fr1" draw:name="Objet214" text:anchor-type="as-char" svg:width="1.443cm" svg:height="0.591cm" draw:z-index="339"><draw:object xlink:href="./Object 214" xlink:type="simple" xlink:show="embed" xlink:actuate="onLoad"/><draw:image xlink:href="./ObjectReplacements/Object 214" xlink:type="simple" xlink:show="embed" xlink:actuate="onLoad"/><svg:desc>formule</svg:desc></draw:frame><text:span text:style-name="T252">means</text:span><text:span text:style-name="T249"> the application </text:span><text:span text:style-name="T251">corresponding to </text:span><text:span text:style-name="T253">the </text:span><text:span text:style-name="T254">coefficient</text:span><text:span text:style-name="T253"><draw:frame draw:style-name="fr1" draw:name="Objet215" text:anchor-type="as-char" svg:width="0.556cm" svg:height="0.467cm" draw:z-index="340"><draw:object xlink:href="./Object 215" xlink:type="simple" xlink:show="embed" xlink:actuate="onLoad"/><draw:image xlink:href="./ObjectReplacements/Object 215" xlink:type="simple" xlink:show="embed" xlink:actuate="onLoad"/><svg:desc>formule</svg:desc></draw:frame></text:span><text:span text:style-name="T255">of</text:span><text:span text:style-name="T255"><draw:frame draw:style-name="fr1" draw:name="Objet216" text:anchor-type="as-char" svg:width="1.443cm" svg:height="0.527cm" draw:z-index="341"><draw:object xlink:href="./Object 216" xlink:type="simple" xlink:show="embed" xlink:actuate="onLoad"/><draw:image xlink:href="./ObjectReplacements/Object 216" xlink:type="simple" xlink:show="embed" xlink:actuate="onLoad"/><svg:desc>formule</svg:desc></draw:frame></text:span>. <text:span text:style-name="T258">Let</text:span><text:span text:style-name="T258"><draw:frame draw:style-name="fr1" draw:name="Objet217" text:anchor-type="as-char" svg:width="1.6cm" svg:height="0.527cm" draw:z-index="342"><draw:object xlink:href="./Object 217" xlink:type="simple" xlink:show="embed" xlink:actuate="onLoad"/><draw:image xlink:href="./ObjectReplacements/Object 217" xlink:type="simple" xlink:show="embed" xlink:actuate="onLoad"/><svg:desc>formule</svg:desc></draw:frame></text:span><text:span text:style-name="T258">then</text:span></text:p>
      <text:p text:style-name="P51"><draw:frame draw:style-name="fr1" draw:name="Objet212" text:anchor-type="as-char" svg:width="2.54cm" svg:height="0.482cm" draw:z-index="343"><draw:object xlink:href="./Object 212" xlink:type="simple" xlink:show="embed" xlink:actuate="onLoad"/><draw:image xlink:href="./ObjectReplacements/Object 212" xlink:type="simple" xlink:show="embed" xlink:actuate="onLoad"/><svg:desc>formule</svg:desc></draw:frame>,<draw:frame draw:style-name="fr1" draw:name="Objet213" text:anchor-type="as-char" svg:width="4.884cm" svg:height="0.591cm" draw:z-index="344"><draw:object xlink:href="./Object 213" xlink:type="simple" xlink:show="embed" xlink:actuate="onLoad"/><draw:image xlink:href="./ObjectReplacements/Object 213" xlink:type="simple" xlink:show="embed" xlink:actuate="onLoad"/><svg:desc>formule</svg:desc></draw:frame></text:p>
      <text:p text:style-name="P104"/>
      <text:p text:style-name="P99"><text:span text:style-name="T179">Let</text:span><text:span text:style-name="T179"><draw:frame draw:style-name="fr1" draw:name="Objet167" text:anchor-type="as-char" svg:width="1.342cm" svg:height="0.527cm" draw:z-index="345"><draw:object xlink:href="./Object 167" xlink:type="simple" xlink:show="embed" xlink:actuate="onLoad"/><draw:image xlink:href="./ObjectReplacements/Object 167" xlink:type="simple" xlink:show="embed" xlink:actuate="onLoad"/><svg:desc>formule</svg:desc></draw:frame></text:span><text:span text:style-name="T180">an input vector </text:span><text:span text:style-name="T182">and</text:span><text:span text:style-name="T179"><draw:frame draw:style-name="fr1" draw:name="Objet185" text:anchor-type="as-char" svg:width="1.399cm" svg:height="0.527cm" draw:z-index="347"><draw:object xlink:href="./Object 185" xlink:type="simple" xlink:show="embed" xlink:actuate="onLoad"/><draw:image xlink:href="./ObjectReplacements/Object 185" xlink:type="simple" xlink:show="embed" xlink:actuate="onLoad"/><svg:desc>formule</svg:desc></draw:frame></text:span><text:span text:style-name="T182">a</text:span><text:span text:style-name="T181"> bias matrix. </text:span><text:span text:style-name="T184">T</text:span><text:span text:style-name="T179">hen</text:span><text:span text:style-name="T176"><draw:frame draw:style-name="fr1" draw:name="Objet160" text:anchor-type="as-char" svg:width="6.787cm" svg:height="0.591cm" draw:z-index="113"><draw:object xlink:href="./Object 160" xlink:type="simple" xlink:show="embed" xlink:actuate="onLoad"/><draw:image xlink:href="./ObjectReplacements/Object 160" xlink:type="simple" xlink:show="embed" xlink:actuate="onLoad"/><svg:desc>formule</svg:desc></draw:frame></text:span><text:span text:style-name="T177">is also derivable </text:span><text:span text:style-name="T178">for all</text:span><text:span text:style-name="T178"><draw:frame draw:style-name="fr1" draw:name="Objet164" text:anchor-type="as-char" svg:width="2.108cm" svg:height="0.482cm" draw:z-index="114"><draw:object xlink:href="./Object 164" xlink:type="simple" xlink:show="embed" xlink:actuate="onLoad"/><draw:image xlink:href="./ObjectReplacements/Object 164" xlink:type="simple" xlink:show="embed" xlink:actuate="onLoad"/><svg:desc>formule</svg:desc></draw:frame></text:span><text:span text:style-name="T178">.</text:span></text:p>
      <text:p text:style-name="P142"/>
      <text:p text:style-name="P102"><text:span text:style-name="T53">Its </text:span><text:span text:style-name="T107">Gradient</text:span><text:span text:style-name="T53"> matri</text:span><text:span text:style-name="T54">ces are</text:span></text:p>
      <text:p text:style-name="P56"/>
      <text:p text:style-name="P124"><draw:frame draw:style-name="fr1" draw:name="Objet152" text:anchor-type="as-char" svg:width="12.467cm" svg:height="1.799cm" draw:z-index="135"><draw:object xlink:href="./Object 201" xlink:type="simple" xlink:show="embed" xlink:actuate="onLoad"/><draw:image xlink:href="./ObjectReplacements/Object 201" xlink:type="simple" xlink:show="embed" xlink:actuate="onLoad"/><svg:desc>formule</svg:desc></draw:frame></text:p>
      <text:p text:style-name="P129"><text:span text:style-name="T283">where</text:span><text:span text:style-name="T283"><draw:frame draw:style-name="fr1" draw:name="Objet218" text:anchor-type="as-char" svg:width="1.776cm" svg:height="0.527cm" draw:z-index="348"><draw:object xlink:href="./Object 218" xlink:type="simple" xlink:show="embed" xlink:actuate="onLoad"/><draw:image xlink:href="./ObjectReplacements/Object 218" xlink:type="simple" xlink:show="embed" xlink:actuate="onLoad"/><svg:desc>formule</svg:desc></draw:frame></text:span><text:span text:style-name="T283">,</text:span><text:span text:style-name="T283"><draw:frame draw:style-name="fr1" draw:name="Objet219" text:anchor-type="as-char" svg:width="2.221cm" svg:height="0.482cm" draw:z-index="349"><draw:object xlink:href="./Object 219" xlink:type="simple" xlink:show="embed" xlink:actuate="onLoad"/><draw:image xlink:href="./ObjectReplacements/Object 219" xlink:type="simple" xlink:show="embed" xlink:actuate="onLoad"/><svg:desc>formule</svg:desc></draw:frame></text:span><text:span text:style-name="T283">,</text:span></text:p>
      <text:p text:style-name="P150"><draw:frame draw:style-name="fr1" draw:name="Objet220" text:anchor-type="as-char" svg:width="17.254cm" svg:height="1.139cm" draw:z-index="350"><draw:object xlink:href="./Object 220" xlink:type="simple" xlink:show="embed" xlink:actuate="onLoad"/><draw:image xlink:href="./ObjectReplacements/Object 220" xlink:type="simple" xlink:show="embed" xlink:actuate="onLoad"/><svg:desc>formule</svg:desc></draw:frame></text:p>
      <text:p text:style-name="P127"><text:span text:style-name="T281">with</text:span><text:span text:style-name="T281"><draw:frame draw:style-name="fr1" draw:name="Objet197" text:anchor-type="as-char" svg:width="1.946cm" svg:height="0.531cm" draw:z-index="141"><draw:object xlink:href="./Object 152" xlink:type="simple" xlink:show="embed" xlink:actuate="onLoad"/><draw:image xlink:href="./ObjectReplacements/Object 152" xlink:type="simple" xlink:show="embed" xlink:actuate="onLoad"/><svg:desc>formule</svg:desc></draw:frame></text:span><text:span text:style-name="T282">a weight matrix, </text:span><text:span text:style-name="T258"><draw:frame draw:style-name="fr1" draw:name="Objet198" text:anchor-type="as-char" svg:width="1.399cm" svg:height="0.527cm" draw:z-index="351"><draw:object xlink:href="./Object 197" xlink:type="simple" xlink:show="embed" xlink:actuate="onLoad"/><draw:image xlink:href="./ObjectReplacements/Object 197" xlink:type="simple" xlink:show="embed" xlink:actuate="onLoad"/><svg:desc>formule</svg:desc></draw:frame></text:span><text:span text:style-name="T280">a</text:span><text:span text:style-name="T279"> bias matrix.</text:span></text:p>
      <text:p text:style-name="P145"/>
      <text:p text:style-name="P20"><text:span text:style-name="T159"><draw:frame draw:style-name="fr1" draw:name="Objet195" text:anchor-type="as-char" svg:width="2.54cm" svg:height="0.482cm" draw:z-index="144"><draw:object xlink:href="./Object 195" xlink:type="simple" xlink:show="embed" xlink:actuate="onLoad"/><draw:image xlink:href="./ObjectReplacements/Object 195" xlink:type="simple" xlink:show="embed" xlink:actuate="onLoad"/><svg:desc>formule</svg:desc></draw:frame></text:span><text:span text:style-name="T159">,</text:span><text:span text:style-name="T158"><draw:frame draw:style-name="fr1" draw:name="Objet196" text:anchor-type="as-char" svg:width="13.64cm" svg:height="1.838cm" draw:z-index="147"><draw:object xlink:href="./Object 196" xlink:type="simple" xlink:show="embed" xlink:actuate="onLoad"/><draw:image xlink:href="./ObjectReplacements/Object 196" xlink:type="simple" xlink:show="embed" xlink:actuate="onLoad"/><svg:desc>formule</svg:desc></draw:frame></text:span></text:p>
      <text:p text:style-name="P129"><text:span text:style-name="T283">where</text:span><text:span text:style-name="T283"><draw:frame draw:style-name="fr1" draw:name="Objet221" text:anchor-type="as-char" svg:width="1.82cm" svg:height="0.527cm" draw:z-index="352"><draw:object xlink:href="./Object 221" xlink:type="simple" xlink:show="embed" xlink:actuate="onLoad"/><draw:image xlink:href="./ObjectReplacements/Object 221" xlink:type="simple" xlink:show="embed" xlink:actuate="onLoad"/><svg:desc>formule</svg:desc></draw:frame></text:span><text:span text:style-name="T283">,</text:span><text:span text:style-name="T283"><draw:frame draw:style-name="fr1" draw:name="Objet222" text:anchor-type="as-char" svg:width="2.221cm" svg:height="0.482cm" draw:z-index="353"><draw:object xlink:href="./Object 222" xlink:type="simple" xlink:show="embed" xlink:actuate="onLoad"/><draw:image xlink:href="./ObjectReplacements/Object 222" xlink:type="simple" xlink:show="embed" xlink:actuate="onLoad"/><svg:desc>formule</svg:desc></draw:frame></text:span><text:span text:style-name="T283">,</text:span></text:p>
      <text:p text:style-name="P150"><draw:frame draw:style-name="fr1" draw:name="Objet223" text:anchor-type="as-char" svg:width="16.986cm" svg:height="1.122cm" draw:z-index="354"><draw:object xlink:href="./Object 223" xlink:type="simple" xlink:show="embed" xlink:actuate="onLoad"/><draw:image xlink:href="./ObjectReplacements/Object 223" xlink:type="simple" xlink:show="embed" xlink:actuate="onLoad"/><svg:desc>formule</svg:desc></draw:frame></text:p>
      <text:p text:style-name="P24"><text:soft-page-break/><text:span text:style-name="T190">with</text:span><text:span text:style-name="T190"><draw:frame draw:style-name="fr1" draw:name="Objet202" text:anchor-type="as-char" svg:width="1.342cm" svg:height="0.527cm" draw:z-index="149"><draw:object xlink:href="./Object 202" xlink:type="simple" xlink:show="embed" xlink:actuate="onLoad"/><draw:image xlink:href="./ObjectReplacements/Object 202" xlink:type="simple" xlink:show="embed" xlink:actuate="onLoad"/><svg:desc>formule</svg:desc></draw:frame></text:span><text:span text:style-name="T191">a</text:span><text:span text:style-name="T197">n input</text:span><text:span text:style-name="T191"> matrix, </text:span><text:span text:style-name="T192"><draw:frame draw:style-name="fr1" draw:name="Objet203" text:anchor-type="as-char" svg:width="1.399cm" svg:height="0.527cm" draw:z-index="151"><draw:object xlink:href="./Object 203" xlink:type="simple" xlink:show="embed" xlink:actuate="onLoad"/><draw:image xlink:href="./ObjectReplacements/Object 203" xlink:type="simple" xlink:show="embed" xlink:actuate="onLoad"/><svg:desc>formule</svg:desc></draw:frame></text:span><text:span text:style-name="T193">a</text:span><text:span text:style-name="T194"> bias matrix</text:span><text:span text:style-name="T195">.</text:span></text:p>
      <text:p text:style-name="P128"/>
      <text:p text:style-name="P148"><draw:frame draw:style-name="fr1" draw:name="Objet193" text:anchor-type="as-char" svg:width="12.384cm" svg:height="1.799cm" draw:z-index="118"><draw:object xlink:href="./Object 193" xlink:type="simple" xlink:show="embed" xlink:actuate="onLoad"/><draw:image xlink:href="./ObjectReplacements/Object 193" xlink:type="simple" xlink:show="embed" xlink:actuate="onLoad"/><svg:desc>formule</svg:desc></draw:frame></text:p>
      <text:p text:style-name="P130"><text:span text:style-name="T283">where</text:span><text:span text:style-name="T283"><draw:frame draw:style-name="fr1" draw:name="Objet225" text:anchor-type="as-char" svg:width="1.831cm" svg:height="0.527cm" draw:z-index="153"><draw:object xlink:href="./Object 225" xlink:type="simple" xlink:show="embed" xlink:actuate="onLoad"/><draw:image xlink:href="./ObjectReplacements/Object 225" xlink:type="simple" xlink:show="embed" xlink:actuate="onLoad"/><svg:desc>formule</svg:desc></draw:frame></text:span><text:span text:style-name="T283">,</text:span><text:span text:style-name="T283"><draw:frame draw:style-name="fr1" draw:name="Objet226" text:anchor-type="as-char" svg:width="2.54cm" svg:height="0.482cm" draw:z-index="154"><draw:object xlink:href="./Object 226" xlink:type="simple" xlink:show="embed" xlink:actuate="onLoad"/><draw:image xlink:href="./ObjectReplacements/Object 226" xlink:type="simple" xlink:show="embed" xlink:actuate="onLoad"/><svg:desc>formule</svg:desc></draw:frame></text:span><text:span text:style-name="T283">,</text:span></text:p>
      <text:p text:style-name="P151"><draw:frame draw:style-name="fr1" draw:name="Objet224" text:anchor-type="as-char" svg:width="15.485cm" svg:height="1.088cm" draw:z-index="146"><draw:object xlink:href="./Object 224" xlink:type="simple" xlink:show="embed" xlink:actuate="onLoad"/><draw:image xlink:href="./ObjectReplacements/Object 224" xlink:type="simple" xlink:show="embed" xlink:actuate="onLoad"/><svg:desc>formule</svg:desc></draw:frame></text:p>
      <text:p text:style-name="P25"><text:span text:style-name="T190">with</text:span><text:span text:style-name="T190"><draw:frame draw:style-name="fr1" draw:name="Objet208" text:anchor-type="as-char" svg:width="1.342cm" svg:height="0.527cm" draw:z-index="133"><draw:object xlink:href="./Object 208" xlink:type="simple" xlink:show="embed" xlink:actuate="onLoad"/><draw:image xlink:href="./ObjectReplacements/Object 208" xlink:type="simple" xlink:show="embed" xlink:actuate="onLoad"/><svg:desc>formule</svg:desc></draw:frame></text:span><text:span text:style-name="T191">a weight matrix </text:span><text:span text:style-name="T196">and</text:span><text:span text:style-name="T190"><draw:frame draw:style-name="fr1" draw:name="Objet209" text:anchor-type="as-char" svg:width="1.946cm" svg:height="0.531cm" draw:z-index="134"><draw:object xlink:href="./Object 209" xlink:type="simple" xlink:show="embed" xlink:actuate="onLoad"/><draw:image xlink:href="./ObjectReplacements/Object 209" xlink:type="simple" xlink:show="embed" xlink:actuate="onLoad"/><svg:desc>formule</svg:desc></draw:frame></text:span><text:span text:style-name="T191">a weight matrix.</text:span></text:p>
      <text:p text:style-name="P146"/>
      <text:p text:style-name="P54"><text:span text:style-name="T203">Proof:</text:span> TO DO.</text:p>
      <text:p text:style-name="P38"/>
      <text:h text:style-name="P198" text:outline-level="1"><text:span text:style-name="T128">5</text:span> – <text:span text:style-name="T110">Neural Network</text:span><text:span text:style-name="T116">s</text:span></text:h>
      <text:p text:style-name="P18"/>
      <text:p text:style-name="P62"><text:span text:style-name="T277">Definition –</text:span><text:span text:style-name="T310"> </text:span><text:span text:style-name="T299">A training data set is defined as </text:span><text:span text:style-name="T300">couples </text:span><text:span text:style-name="T301">of </text:span><text:span text:style-name="T302">vectors</text:span><text:span text:style-name="T301"><draw:frame draw:style-name="fr1" draw:name="Objet242" text:anchor-type="as-char" svg:width="3.141cm" svg:height="0.637cm" draw:z-index="162"><draw:object xlink:href="./Object 242" xlink:type="simple" xlink:show="embed" xlink:actuate="onLoad"/><draw:image xlink:href="./ObjectReplacements/Object 242" xlink:type="simple" xlink:show="embed" xlink:actuate="onLoad"/><svg:desc>formule</svg:desc></draw:frame></text:span><text:span text:style-name="T304">for</text:span><text:span text:style-name="T303"><draw:frame draw:style-name="fr1" draw:name="Objet243" text:anchor-type="as-char" svg:width="1.625cm" svg:height="0.482cm" draw:z-index="163"><draw:object xlink:href="./Object 243" xlink:type="simple" xlink:show="embed" xlink:actuate="onLoad"/><draw:image xlink:href="./ObjectReplacements/Object 243" xlink:type="simple" xlink:show="embed" xlink:actuate="onLoad"/><svg:desc>formule</svg:desc></draw:frame></text:span><text:span text:style-name="T303">. </text:span><text:span text:style-name="T308">The</text:span><text:span text:style-name="T303"><draw:frame draw:style-name="fr1" draw:name="Objet247" text:anchor-type="as-char" svg:width="0.603cm" svg:height="0.527cm" draw:z-index="355"><draw:object xlink:href="./Object 247" xlink:type="simple" xlink:show="embed" xlink:actuate="onLoad"/><draw:image xlink:href="./ObjectReplacements/Object 247" xlink:type="simple" xlink:show="embed" xlink:actuate="onLoad"/></draw:frame></text:span><text:span text:style-name="T308">are</text:span><text:span text:style-name="T305"> named input or feature matri</text:span><text:span text:style-name="T308">ces</text:span><text:span text:style-name="T305"> </text:span><text:span text:style-name="T306">and </text:span><text:span text:style-name="T309">the</text:span><text:span text:style-name="T306"><draw:frame draw:style-name="fr1" draw:name="Objet246" text:anchor-type="as-char" svg:width="0.57cm" svg:height="0.607cm" draw:z-index="166"><draw:object xlink:href="./Object 246" xlink:type="simple" xlink:show="embed" xlink:actuate="onLoad"/><draw:image xlink:href="./ObjectReplacements/Object 246" xlink:type="simple" xlink:show="embed" xlink:actuate="onLoad"/></draw:frame></text:span><text:span text:style-name="T307">target or label matri</text:span><text:span text:style-name="T309">ces</text:span><text:span text:style-name="T307">.</text:span></text:p>
      <text:p text:style-name="P64"/>
      <text:p text:style-name="P106"><text:span text:style-name="T271">Definition –</text:span><text:span text:style-name="T16"> </text:span><text:span text:style-name="T78">Let</text:span><text:span text:style-name="T79"><draw:frame draw:style-name="fr1" draw:name="Objet20" text:anchor-type="as-char" svg:width="0.466cm" svg:height="0.467cm" draw:z-index="168"><draw:object xlink:href="./Object 20" xlink:type="simple" xlink:show="embed" xlink:actuate="onLoad"/><draw:image xlink:href="./ObjectReplacements/Object 20" xlink:type="simple" xlink:show="embed" xlink:actuate="onLoad"/></draw:frame></text:span><text:span text:style-name="T83">dense </text:span><text:span text:style-name="T80">layers </text:span><text:span text:style-name="T83">with activation functions</text:span><text:span text:style-name="T80"><draw:frame draw:style-name="fr1" draw:name="Objet21" text:anchor-type="as-char" svg:width="5.456cm" svg:height="0.598cm" draw:z-index="169"><draw:object xlink:href="./Object 21" xlink:type="simple" xlink:show="embed" xlink:actuate="onLoad"/><draw:image xlink:href="./ObjectReplacements/Object 21" xlink:type="simple" xlink:show="embed" xlink:actuate="onLoad"/><svg:desc>formule</svg:desc></draw:frame></text:span><text:span text:style-name="T82">for</text:span><text:span text:style-name="T82"><draw:frame draw:style-name="fr1" draw:name="Objet22" text:anchor-type="as-char" svg:width="1.767cm" svg:height="0.482cm" draw:z-index="356"><draw:object xlink:href="./Object 22" xlink:type="simple" xlink:show="embed" xlink:actuate="onLoad"/><draw:image xlink:href="./ObjectReplacements/Object 22" xlink:type="simple" xlink:show="embed" xlink:actuate="onLoad"/><svg:desc>formule</svg:desc></draw:frame></text:span><text:span text:style-name="T96">with</text:span><text:span text:style-name="T96"><draw:frame draw:style-name="fr1" draw:name="Objet249" text:anchor-type="as-char" svg:width="2.321cm" svg:height="0.628cm" draw:z-index="357"><draw:object xlink:href="./Object 248" xlink:type="simple" xlink:show="embed" xlink:actuate="onLoad"/><draw:image xlink:href="./ObjectReplacements/Object 248" xlink:type="simple" xlink:show="embed" xlink:actuate="onLoad"/><svg:desc>formule</svg:desc></draw:frame></text:span><text:span text:style-name="T96">and</text:span><text:span text:style-name="T96"><draw:frame draw:style-name="fr1" draw:name="Objet252" text:anchor-type="as-char" svg:width="1.693cm" svg:height="0.534cm" draw:z-index="358"><draw:object xlink:href="./Object 252" xlink:type="simple" xlink:show="embed" xlink:actuate="onLoad"/><draw:image xlink:href="./ObjectReplacements/Object 252" xlink:type="simple" xlink:show="embed" xlink:actuate="onLoad"/><svg:desc>formule</svg:desc></draw:frame></text:span><text:span text:style-name="T96">the</text:span><text:span text:style-name="T96"><draw:frame draw:style-name="fr1" draw:name="Objet253" text:anchor-type="as-char" svg:width="0.596cm" svg:height="0.527cm" draw:z-index="359"><draw:object xlink:href="./Object 253" xlink:type="simple" xlink:show="embed" xlink:actuate="onLoad"/><draw:image xlink:href="./ObjectReplacements/Object 253" xlink:type="simple" xlink:show="embed" xlink:actuate="onLoad"/><svg:desc>formule</svg:desc></draw:frame></text:span><text:span text:style-name="T97">weight and </text:span><text:span text:style-name="T96">bias matri</text:span><text:span text:style-name="T97">ces</text:span><text:span text:style-name="T81">. </text:span><text:span text:style-name="T76">Let </text:span><text:span text:style-name="T77">a training data set</text:span><text:span text:style-name="T77"><draw:frame draw:style-name="fr2" draw:name="Objet15" text:anchor-type="as-char" svg:y="-0.524cm" svg:width="3.6cm" svg:height="0.637cm" draw:z-index="170"><draw:object xlink:href="./Object 15" xlink:type="simple" xlink:show="embed" xlink:actuate="onLoad"/><draw:image xlink:href="./ObjectReplacements/Object 15" xlink:type="simple" xlink:show="embed" xlink:actuate="onLoad"/><svg:desc>formule</svg:desc></draw:frame></text:span><text:span text:style-name="T84">for</text:span><text:span text:style-name="T84"><draw:frame draw:style-name="fr1" draw:name="Objet23" text:anchor-type="as-char" svg:width="1.625cm" svg:height="0.482cm" draw:z-index="171"><draw:object xlink:href="./Object 23" xlink:type="simple" xlink:show="embed" xlink:actuate="onLoad"/><draw:image xlink:href="./ObjectReplacements/Object 23" xlink:type="simple" xlink:show="embed" xlink:actuate="onLoad"/><svg:desc>formule</svg:desc></draw:frame></text:span><text:span text:style-name="T77">. </text:span><text:span text:style-name="T86">Let</text:span><text:span text:style-name="T86"><draw:frame draw:style-name="fr1" draw:name="Objet24" text:anchor-type="as-char" svg:width="2.859cm" svg:height="0.672cm" draw:z-index="360"><draw:object xlink:href="./Object 24" xlink:type="simple" xlink:show="embed" xlink:actuate="onLoad"/><draw:image xlink:href="./ObjectReplacements/Object 24" xlink:type="simple" xlink:show="embed" xlink:actuate="onLoad"/><svg:desc>formule</svg:desc></draw:frame></text:span><text:span text:style-name="T86">loss function</text:span><text:span text:style-name="T98">s </text:span><text:span text:style-name="T99">for</text:span><draw:frame draw:style-name="fr1" draw:name="Objet250" text:anchor-type="as-char" svg:width="1.625cm" svg:height="0.482cm" draw:z-index="361"><draw:object xlink:href="./Object 250" xlink:type="simple" xlink:show="embed" xlink:actuate="onLoad"/><draw:image xlink:href="./ObjectReplacements/Object 250" xlink:type="simple" xlink:show="embed" xlink:actuate="onLoad"/><svg:desc>formule</svg:desc></draw:frame><text:span text:style-name="T90">with</text:span><text:span text:style-name="T90"><draw:frame draw:style-name="fr2" draw:name="Objet241" text:anchor-type="as-char" svg:y="-0.524cm" svg:width="1.725cm" svg:height="0.676cm" draw:z-index="172"><draw:object xlink:href="./Object 241" xlink:type="simple" xlink:show="embed" xlink:actuate="onLoad"/><draw:image xlink:href="./ObjectReplacements/Object 241" xlink:type="simple" xlink:show="embed" xlink:actuate="onLoad"/><svg:desc>formule</svg:desc></draw:frame></text:span><text:span text:style-name="T92">as</text:span><text:span text:style-name="T91"> ground truth matrices </text:span><text:span text:style-name="T100">respectively</text:span><text:span text:style-name="T86">.</text:span></text:p>
      <text:p text:style-name="P65"/>
      <text:p text:style-name="P107"><text:span text:style-name="T85">Then </text:span><text:span text:style-name="T93">a </text:span><text:span text:style-name="T89">neural network is defined as the</text:span><text:span text:style-name="T87"> application</text:span><text:span text:style-name="T87"><draw:frame draw:style-name="fr1" draw:name="Objet306" text:anchor-type="as-char" svg:width="6.304cm" svg:height="1.413cm" draw:z-index="362"><draw:object xlink:href="./Object 306" xlink:type="simple" xlink:show="embed" xlink:actuate="onLoad"/><draw:image xlink:href="./ObjectReplacements/Object 306" xlink:type="simple" xlink:show="embed" xlink:actuate="onLoad"/><svg:desc>formule</svg:desc></draw:frame></text:span><text:span text:style-name="T94">.</text:span></text:p>
      <text:p text:style-name="P71"/>
      <text:p text:style-name="P107"><text:span text:style-name="T95">The optimization problem </text:span><text:span text:style-name="T103">is</text:span><text:span text:style-name="T88"><draw:frame draw:style-name="fr1" draw:name="Objet271" text:anchor-type="as-char" svg:width="5.47cm" svg:height="1.178cm" draw:z-index="363"><draw:object xlink:href="./Object 271" xlink:type="simple" xlink:show="embed" xlink:actuate="onLoad"/><draw:image xlink:href="./ObjectReplacements/Object 271" xlink:type="simple" xlink:show="embed" xlink:actuate="onLoad"/><svg:desc>formule</svg:desc></draw:frame></text:span><text:span text:style-name="T104">and </text:span><text:span text:style-name="T104"><draw:frame draw:style-name="fr1" draw:name="Objet248" text:anchor-type="as-char" svg:width="9.174cm" svg:height="1.139cm" draw:z-index="364"><draw:object xlink:href="./Object 249" xlink:type="simple" xlink:show="embed" xlink:actuate="onLoad"/><draw:image xlink:href="./ObjectReplacements/Object 249" xlink:type="simple" xlink:show="embed" xlink:actuate="onLoad"/><svg:desc>formule</svg:desc></draw:frame></text:span><text:span text:style-name="T105">is named the objective function or global loss.</text:span></text:p>
      <text:p text:style-name="P63"><text:soft-page-break/></text:p>
      <text:p text:style-name="P67"><text:span text:style-name="T13">Theorem</text:span><text:span text:style-name="T9"> –</text:span> <text:span text:style-name="T312">Let</text:span><text:span text:style-name="T313"><draw:frame draw:style-name="fr1" draw:name="Objet251" text:anchor-type="as-char" svg:width="0.466cm" svg:height="0.467cm" draw:z-index="177"><draw:object xlink:href="./Object 251" xlink:type="simple" xlink:show="embed" xlink:actuate="onLoad"/><draw:image xlink:href="./ObjectReplacements/Object 251" xlink:type="simple" xlink:show="embed" xlink:actuate="onLoad"/><svg:desc>formule</svg:desc></draw:frame></text:span><text:span text:style-name="T314">dense </text:span><text:span text:style-name="T315">layers </text:span><text:span text:style-name="T314">with activation functions –</text:span><text:span text:style-name="T315"><draw:frame draw:style-name="fr1" draw:name="Objet254" text:anchor-type="as-char" svg:width="6.004cm" svg:height="0.564cm" draw:z-index="178"><draw:object xlink:href="./Object 254" xlink:type="simple" xlink:show="embed" xlink:actuate="onLoad"/><draw:image xlink:href="./ObjectReplacements/Object 254" xlink:type="simple" xlink:show="embed" xlink:actuate="onLoad"/><svg:desc>formule</svg:desc></draw:frame></text:span><text:span text:style-name="T316">for</text:span><text:span text:style-name="T316"><draw:frame draw:style-name="fr1" draw:name="Objet255" text:anchor-type="as-char" svg:width="2.33cm" svg:height="0.482cm" draw:z-index="179"><draw:object xlink:href="./Object 255" xlink:type="simple" xlink:show="embed" xlink:actuate="onLoad"/><draw:image xlink:href="./ObjectReplacements/Object 255" xlink:type="simple" xlink:show="embed" xlink:actuate="onLoad"/><svg:desc>formule</svg:desc></draw:frame></text:span><text:span text:style-name="T330">and</text:span><draw:frame draw:style-name="fr1" draw:name="Objet267" text:anchor-type="as-char" svg:width="5.165cm" svg:height="0.564cm" draw:z-index="365"><draw:object xlink:href="./Object 267" xlink:type="simple" xlink:show="embed" xlink:actuate="onLoad"/><draw:image xlink:href="./ObjectReplacements/Object 267" xlink:type="simple" xlink:show="embed" xlink:actuate="onLoad"/><svg:desc>formule</svg:desc></draw:frame>. <text:span text:style-name="T317"><draw:frame draw:style-name="fr1" draw:name="Objet256" text:anchor-type="as-char" svg:width="2.321cm" svg:height="0.628cm" draw:z-index="180"><draw:object xlink:href="./Object 256" xlink:type="simple" xlink:show="embed" xlink:actuate="onLoad"/><draw:image xlink:href="./ObjectReplacements/Object 256" xlink:type="simple" xlink:show="embed" xlink:actuate="onLoad"/><svg:desc>formule</svg:desc></draw:frame></text:span><text:span text:style-name="T317">and</text:span><text:span text:style-name="T317"><draw:frame draw:style-name="fr1" draw:name="Objet257" text:anchor-type="as-char" svg:width="1.693cm" svg:height="0.534cm" draw:z-index="181"><draw:object xlink:href="./Object 257" xlink:type="simple" xlink:show="embed" xlink:actuate="onLoad"/><draw:image xlink:href="./ObjectReplacements/Object 257" xlink:type="simple" xlink:show="embed" xlink:actuate="onLoad"/><svg:desc>formule</svg:desc></draw:frame></text:span><text:span text:style-name="T331">are defined as </text:span><text:span text:style-name="T317">the</text:span><text:span text:style-name="T317"><draw:frame draw:style-name="fr1" draw:name="Objet258" text:anchor-type="as-char" svg:width="0.596cm" svg:height="0.527cm" draw:z-index="182"><draw:object xlink:href="./Object 258" xlink:type="simple" xlink:show="embed" xlink:actuate="onLoad"/><draw:image xlink:href="./ObjectReplacements/Object 258" xlink:type="simple" xlink:show="embed" xlink:actuate="onLoad"/><svg:desc>formule</svg:desc></draw:frame></text:span><text:span text:style-name="T318">weight and </text:span><text:span text:style-name="T317">bias matri</text:span><text:span text:style-name="T318">ces</text:span><text:span text:style-name="T319">. </text:span><text:span text:style-name="T320">Let </text:span><text:span text:style-name="T321">a training data set</text:span><text:span text:style-name="T321"><draw:frame draw:style-name="fr2" draw:name="Objet259" text:anchor-type="as-char" svg:y="-0.524cm" svg:width="3.6cm" svg:height="0.637cm" draw:z-index="183"><draw:object xlink:href="./Object 259" xlink:type="simple" xlink:show="embed" xlink:actuate="onLoad"/><draw:image xlink:href="./ObjectReplacements/Object 259" xlink:type="simple" xlink:show="embed" xlink:actuate="onLoad"/><svg:desc>formule</svg:desc></draw:frame></text:span><text:span text:style-name="T322">for</text:span><text:span text:style-name="T322"><draw:frame draw:style-name="fr1" draw:name="Objet260" text:anchor-type="as-char" svg:width="1.625cm" svg:height="0.482cm" draw:z-index="184"><draw:object xlink:href="./Object 260" xlink:type="simple" xlink:show="embed" xlink:actuate="onLoad"/><draw:image xlink:href="./ObjectReplacements/Object 260" xlink:type="simple" xlink:show="embed" xlink:actuate="onLoad"/><svg:desc>formule</svg:desc></draw:frame></text:span><text:span text:style-name="T321">. </text:span><text:span text:style-name="T323">Let</text:span><text:span text:style-name="T323"><draw:frame draw:style-name="fr1" draw:name="Objet261" text:anchor-type="as-char" svg:width="2.658cm" svg:height="0.616cm" draw:z-index="185"><draw:object xlink:href="./Object 261" xlink:type="simple" xlink:show="embed" xlink:actuate="onLoad"/><draw:image xlink:href="./ObjectReplacements/Object 261" xlink:type="simple" xlink:show="embed" xlink:actuate="onLoad"/><svg:desc>formule</svg:desc></draw:frame></text:span><text:span text:style-name="T339">Categorical cross-entropy </text:span><text:span text:style-name="T323">loss</text:span><text:span text:style-name="T339">es</text:span><text:span text:style-name="T324"> </text:span><text:span text:style-name="T325">for</text:span><text:span text:style-name="T12"><draw:frame draw:style-name="fr1" draw:name="Objet262" text:anchor-type="as-char" svg:width="1.625cm" svg:height="0.482cm" draw:z-index="186"><draw:object xlink:href="./Object 262" xlink:type="simple" xlink:show="embed" xlink:actuate="onLoad"/><draw:image xlink:href="./ObjectReplacements/Object 262" xlink:type="simple" xlink:show="embed" xlink:actuate="onLoad"/><svg:desc>formule</svg:desc></draw:frame></text:span><text:span text:style-name="T326">with</text:span><text:span text:style-name="T326"><draw:frame draw:style-name="fr2" draw:name="Objet263" text:anchor-type="as-char" svg:y="-0.524cm" svg:width="1.725cm" svg:height="0.676cm" draw:z-index="187"><draw:object xlink:href="./Object 263" xlink:type="simple" xlink:show="embed" xlink:actuate="onLoad"/><draw:image xlink:href="./ObjectReplacements/Object 263" xlink:type="simple" xlink:show="embed" xlink:actuate="onLoad"/><svg:desc>formule</svg:desc></draw:frame></text:span><text:span text:style-name="T327">as</text:span><text:span text:style-name="T328"> ground truth matrices </text:span><text:span text:style-name="T329">respectively</text:span><text:span text:style-name="T323">.</text:span></text:p>
      <text:p text:style-name="P66"/>
      <text:p text:style-name="P108"><text:span text:style-name="T85">Then</text:span><text:span text:style-name="T89"> the</text:span><text:span text:style-name="T87"> </text:span><text:span text:style-name="T102">following </text:span><text:span text:style-name="T87">application</text:span><text:span text:style-name="T87"><draw:frame draw:style-name="fr1" draw:name="Objet264" text:anchor-type="as-char" svg:width="2.766cm" svg:height="0.534cm" draw:z-index="188"><draw:object xlink:href="./Object 264" xlink:type="simple" xlink:show="embed" xlink:actuate="onLoad"/><draw:image xlink:href="./ObjectReplacements/Object 264" xlink:type="simple" xlink:show="embed" xlink:actuate="onLoad"/><svg:desc>formule</svg:desc></draw:frame></text:span><text:span text:style-name="T101">with</text:span></text:p>
      <text:p text:style-name="P72"/>
      <text:p text:style-name="P68"><draw:frame draw:style-name="fr3" draw:name="Objet265" text:anchor-type="as-char" svg:width="8.359cm" svg:height="0.727cm" draw:z-index="189"><draw:object xlink:href="./Object 265" xlink:type="simple" xlink:show="embed" xlink:actuate="onLoad"/><draw:image xlink:href="./ObjectReplacements/Object 265" xlink:type="simple" xlink:show="embed" xlink:actuate="onLoad"/><svg:desc>formule</svg:desc></draw:frame></text:p>
      <text:p text:style-name="P73"/>
      <text:p text:style-name="P109"><text:span text:style-name="T101">is a neural network</text:span><text:span text:style-name="T88"> </text:span><text:span text:style-name="T106">and its objective function is</text:span></text:p>
      <text:p text:style-name="P74"/>
      <text:p text:style-name="P75"><draw:frame draw:style-name="fr1" draw:name="Objet266" text:anchor-type="as-char" svg:width="9.119cm" svg:height="1.139cm" draw:z-index="346"><draw:object xlink:href="./Object 266" xlink:type="simple" xlink:show="embed" xlink:actuate="onLoad"/><draw:image xlink:href="./ObjectReplacements/Object 266" xlink:type="simple" xlink:show="embed" xlink:actuate="onLoad"/><svg:desc>formule</svg:desc></draw:frame></text:p>
      <text:p text:style-name="P63"/>
      <text:p text:style-name="P69">Let<draw:frame draw:style-name="fr1" draw:name="Objet268" text:anchor-type="as-char" svg:width="1.767cm" svg:height="0.482cm" draw:z-index="235"><draw:object xlink:href="./Object 268" xlink:type="simple" xlink:show="embed" xlink:actuate="onLoad"/><draw:image xlink:href="./ObjectReplacements/Object 268" xlink:type="simple" xlink:show="embed" xlink:actuate="onLoad"/><svg:desc>formule</svg:desc></draw:frame>. <text:span text:style-name="T361">For all</text:span><text:span text:style-name="T340"><draw:frame draw:style-name="fr1" draw:name="Objet51" text:anchor-type="as-char" svg:width="1.625cm" svg:height="0.482cm" draw:z-index="286"><draw:object xlink:href="./Object 50" xlink:type="simple" xlink:show="embed" xlink:actuate="onLoad"/><draw:image xlink:href="./ObjectReplacements/Object 50" xlink:type="simple" xlink:show="embed" xlink:actuate="onLoad"/><svg:desc>formule</svg:desc></draw:frame></text:span><text:span text:style-name="T340">, </text:span><text:span text:style-name="T361">let</text:span></text:p>
      <text:p text:style-name="P76"><draw:frame draw:style-name="fr1" draw:name="Objet277" text:anchor-type="as-char" svg:width="9.079cm" svg:height="1.42cm" draw:z-index="247"><draw:object xlink:href="./Object 240" xlink:type="simple" xlink:show="embed" xlink:actuate="onLoad"/><draw:image xlink:href="./ObjectReplacements/Object 240" xlink:type="simple" xlink:show="embed" xlink:actuate="onLoad"/></draw:frame></text:p>
      <text:p text:style-name="P168"><draw:frame draw:style-name="fr1" draw:name="Objet269" text:anchor-type="as-char" svg:width="14.155cm" svg:height="3.164cm" draw:z-index="190"><draw:object xlink:href="./Object 269" xlink:type="simple" xlink:show="embed" xlink:actuate="onLoad"/><draw:image xlink:href="./ObjectReplacements/Object 269" xlink:type="simple" xlink:show="embed" xlink:actuate="onLoad"/><svg:desc>formule</svg:desc></draw:frame></text:p>
      <text:p text:style-name="P170"><text:span text:style-name="T355">then</text:span><draw:frame draw:style-name="fr1" draw:name="Objet239" text:anchor-type="as-char" svg:width="13.369cm" svg:height="3.651cm" draw:z-index="267"><draw:object xlink:href="./Object 239" xlink:type="simple" xlink:show="embed" xlink:actuate="onLoad"/><draw:image xlink:href="./ObjectReplacements/Object 239" xlink:type="simple" xlink:show="embed" xlink:actuate="onLoad"/><svg:desc>formule</svg:desc></draw:frame><text:span text:style-name="T356">where</text:span><text:span text:style-name="T356"><draw:frame draw:style-name="fr1" draw:name="Objet312" text:anchor-type="as-char" svg:width="2.766cm" svg:height="0.482cm" draw:z-index="278"><draw:object xlink:href="./Object 312" xlink:type="simple" xlink:show="embed" xlink:actuate="onLoad"/><draw:image xlink:href="./ObjectReplacements/Object 312" xlink:type="simple" xlink:show="embed" xlink:actuate="onLoad"/><svg:desc>formule</svg:desc></draw:frame></text:span><text:span text:style-name="T356">,</text:span><text:span text:style-name="T283"><draw:frame draw:style-name="fr1" draw:name="Objet240" text:anchor-type="as-char" svg:width="2.034cm" svg:height="0.534cm" draw:z-index="280"><draw:object xlink:href="./Object 270" xlink:type="simple" xlink:show="embed" xlink:actuate="onLoad"/><draw:image xlink:href="./ObjectReplacements/Object 270" xlink:type="simple" xlink:show="embed" xlink:actuate="onLoad"/><svg:desc>formule</svg:desc></draw:frame></text:span><text:span text:style-name="T283">,</text:span><text:span text:style-name="T283"><draw:frame draw:style-name="fr1" draw:name="Objet270" text:anchor-type="as-char" svg:width="2.221cm" svg:height="0.482cm" draw:z-index="281"><draw:object xlink:href="./Object 277" xlink:type="simple" xlink:show="embed" xlink:actuate="onLoad"/><draw:image xlink:href="./ObjectReplacements/Object 277" xlink:type="simple" xlink:show="embed" xlink:actuate="onLoad"/><svg:desc>formule</svg:desc></draw:frame></text:span><text:span text:style-name="T283">,</text:span></text:p>
      <text:p text:style-name="P154"><text:soft-page-break/><draw:frame draw:style-name="fr1" draw:name="Objet311" text:anchor-type="as-char" svg:width="8.819cm" svg:height="1.169cm" draw:z-index="283"><draw:object xlink:href="./Object 311" xlink:type="simple" xlink:show="embed" xlink:actuate="onLoad"/><draw:image xlink:href="./ObjectReplacements/Object 311" xlink:type="simple" xlink:show="embed" xlink:actuate="onLoad"/><svg:desc>formule</svg:desc></draw:frame><draw:frame draw:style-name="fr1" draw:name="Objet313" text:anchor-type="as-char" svg:width="15.335cm" svg:height="1.189cm" draw:z-index="284"><draw:object xlink:href="./Object 313" xlink:type="simple" xlink:show="embed" xlink:actuate="onLoad"/><draw:image xlink:href="./ObjectReplacements/Object 313" xlink:type="simple" xlink:show="embed" xlink:actuate="onLoad"/><svg:desc>formule</svg:desc></draw:frame></text:p>
      <text:p text:style-name="P133"><text:span text:style-name="T281">with</text:span><text:span text:style-name="T281"><draw:frame draw:style-name="fr1" draw:name="Objet283" text:anchor-type="as-char" svg:width="2.378cm" svg:height="0.591cm" draw:z-index="285"><draw:object xlink:href="./Object 283" xlink:type="simple" xlink:show="embed" xlink:actuate="onLoad"/><draw:image xlink:href="./ObjectReplacements/Object 283" xlink:type="simple" xlink:show="embed" xlink:actuate="onLoad"/><svg:desc>formule</svg:desc></draw:frame></text:span><text:span text:style-name="T282">a weight matrix, </text:span><text:span text:style-name="T258"><draw:frame draw:style-name="fr1" draw:name="Objet307" text:anchor-type="as-char" svg:width="1.831cm" svg:height="0.527cm" draw:z-index="287"><draw:object xlink:href="./Object 307" xlink:type="simple" xlink:show="embed" xlink:actuate="onLoad"/><draw:image xlink:href="./ObjectReplacements/Object 307" xlink:type="simple" xlink:show="embed" xlink:actuate="onLoad"/><svg:desc>formule</svg:desc></draw:frame></text:span><text:span text:style-name="T280">a</text:span><text:span text:style-name="T279"> bias matrix.</text:span></text:p>
      <text:p text:style-name="P169"/>
      <text:p text:style-name="P78"><text:span text:style-name="T201">Let</text:span><text:span text:style-name="T201"><draw:frame draw:style-name="fr1" draw:name="Objet201" text:anchor-type="as-char" svg:width="1.042cm" svg:height="0.467cm" draw:z-index="289"><draw:object xlink:href="./Object 200" xlink:type="simple" xlink:show="embed" xlink:actuate="onLoad"/><draw:image xlink:href="./ObjectReplacements/Object 200" xlink:type="simple" xlink:show="embed" xlink:actuate="onLoad"/><svg:desc>formule</svg:desc></draw:frame></text:span><text:span text:style-name="T201">. </text:span><text:span text:style-name="T198">T</text:span><text:span text:style-name="T156">h</text:span><text:span text:style-name="T199">en</text:span><text:span text:style-name="T199"><draw:frame draw:style-name="fr1" draw:name="Objet204" text:anchor-type="as-char" svg:width="1.15cm" svg:height="0.591cm" draw:z-index="290"><draw:object xlink:href="./Object 204" xlink:type="simple" xlink:show="embed" xlink:actuate="onLoad"/><draw:image xlink:href="./ObjectReplacements/Object 204" xlink:type="simple" xlink:show="embed" xlink:actuate="onLoad"/><svg:desc>formule</svg:desc></draw:frame></text:span><text:span text:style-name="T200">Gradient matrices are</text:span></text:p>
      <text:p text:style-name="P160"/>
      <text:p text:style-name="P22"><text:span text:style-name="T159"><draw:frame draw:style-name="fr1" draw:name="Objet205" text:anchor-type="as-char" svg:width="2.813cm" svg:height="0.531cm" draw:z-index="292"><draw:object xlink:href="./Object 205" xlink:type="simple" xlink:show="embed" xlink:actuate="onLoad"/><draw:image xlink:href="./ObjectReplacements/Object 205" xlink:type="simple" xlink:show="embed" xlink:actuate="onLoad"/><svg:desc>formule</svg:desc></draw:frame></text:span><text:span text:style-name="T159">,</text:span><text:span text:style-name="T158"><draw:frame draw:style-name="fr1" draw:name="Objet206" text:anchor-type="as-char" svg:width="8.915cm" svg:height="1.99cm" draw:z-index="295"><draw:object xlink:href="./Object 206" xlink:type="simple" xlink:show="embed" xlink:actuate="onLoad"/><draw:image xlink:href="./ObjectReplacements/Object 206" xlink:type="simple" xlink:show="embed" xlink:actuate="onLoad"/><svg:desc>formule</svg:desc></draw:frame></text:span></text:p>
      <text:p text:style-name="P135"><text:span text:style-name="T283">where</text:span><text:span text:style-name="T283"><draw:frame draw:style-name="fr1" draw:name="Objet284" text:anchor-type="as-char" svg:width="2.057cm" svg:height="0.482cm" draw:z-index="296"><draw:object xlink:href="./Object 284" xlink:type="simple" xlink:show="embed" xlink:actuate="onLoad"/><draw:image xlink:href="./ObjectReplacements/Object 284" xlink:type="simple" xlink:show="embed" xlink:actuate="onLoad"/><svg:desc>formule</svg:desc></draw:frame></text:span><text:span text:style-name="T283">,</text:span><text:span text:style-name="T283"><draw:frame draw:style-name="fr1" draw:name="Objet285" text:anchor-type="as-char" svg:width="1.901cm" svg:height="0.534cm" draw:z-index="297"><draw:object xlink:href="./Object 285" xlink:type="simple" xlink:show="embed" xlink:actuate="onLoad"/><draw:image xlink:href="./ObjectReplacements/Object 285" xlink:type="simple" xlink:show="embed" xlink:actuate="onLoad"/><svg:desc>formule</svg:desc></draw:frame></text:span><text:span text:style-name="T283">,</text:span><text:span text:style-name="T283"><draw:frame draw:style-name="fr1" draw:name="Objet308" text:anchor-type="as-char" svg:width="2.355cm" svg:height="0.531cm" draw:z-index="298"><draw:object xlink:href="./Object 308" xlink:type="simple" xlink:show="embed" xlink:actuate="onLoad"/><draw:image xlink:href="./ObjectReplacements/Object 308" xlink:type="simple" xlink:show="embed" xlink:actuate="onLoad"/><svg:desc>formule</svg:desc></draw:frame></text:span><text:span text:style-name="T283">,</text:span></text:p>
      <text:p text:style-name="P155"><draw:frame draw:style-name="fr2" draw:name="Objet309" text:anchor-type="as-char" svg:y="-0.755cm" svg:width="5.863cm" svg:height="1.201cm" draw:z-index="299"><draw:object xlink:href="./Object 309" xlink:type="simple" xlink:show="embed" xlink:actuate="onLoad"/><draw:image xlink:href="./ObjectReplacements/Object 309" xlink:type="simple" xlink:show="embed" xlink:actuate="onLoad"/><svg:desc>formule</svg:desc></draw:frame></text:p>
      <text:p text:style-name="P164"><draw:frame draw:style-name="fr1" draw:name="Objet310" text:anchor-type="as-char" svg:width="9.647cm" svg:height="0.672cm" draw:z-index="300"><draw:object xlink:href="./Object 310" xlink:type="simple" xlink:show="embed" xlink:actuate="onLoad"/><draw:image xlink:href="./ObjectReplacements/Object 310" xlink:type="simple" xlink:show="embed" xlink:actuate="onLoad"/><svg:desc>formule</svg:desc></draw:frame>with<text:span text:style-name="T258"><draw:frame draw:style-name="fr1" draw:name="Objet317" text:anchor-type="as-char" svg:width="1.693cm" svg:height="0.534cm" draw:z-index="301"><draw:object xlink:href="./Object 317" xlink:type="simple" xlink:show="embed" xlink:actuate="onLoad"/><draw:image xlink:href="./ObjectReplacements/Object 317" xlink:type="simple" xlink:show="embed" xlink:actuate="onLoad"/><svg:desc>formule</svg:desc></draw:frame></text:span><text:span text:style-name="T280">a</text:span><text:span text:style-name="T279"> bias matrix.</text:span></text:p>
      <text:p text:style-name="P160"/>
      <text:p text:style-name="P126"><draw:frame draw:style-name="fr1" draw:name="Objet319" text:anchor-type="as-char" svg:width="9.082cm" svg:height="1.965cm" draw:z-index="303"><draw:object xlink:href="./Object 319" xlink:type="simple" xlink:show="embed" xlink:actuate="onLoad"/><draw:image xlink:href="./ObjectReplacements/Object 319" xlink:type="simple" xlink:show="embed" xlink:actuate="onLoad"/><svg:desc>formule</svg:desc></draw:frame></text:p>
      <text:p text:style-name="P135"><text:span text:style-name="T283">where</text:span><text:span text:style-name="T283"><draw:frame draw:style-name="fr1" draw:name="Objet320" text:anchor-type="as-char" svg:width="2.057cm" svg:height="0.482cm" draw:z-index="304"><draw:object xlink:href="./Object 320" xlink:type="simple" xlink:show="embed" xlink:actuate="onLoad"/><draw:image xlink:href="./ObjectReplacements/Object 320" xlink:type="simple" xlink:show="embed" xlink:actuate="onLoad"/><svg:desc>formule</svg:desc></draw:frame></text:span><text:span text:style-name="T283">,</text:span><text:span text:style-name="T283"><draw:frame draw:style-name="fr1" draw:name="Objet321" text:anchor-type="as-char" svg:width="1.949cm" svg:height="0.534cm" draw:z-index="305"><draw:object xlink:href="./Object 321" xlink:type="simple" xlink:show="embed" xlink:actuate="onLoad"/><draw:image xlink:href="./ObjectReplacements/Object 321" xlink:type="simple" xlink:show="embed" xlink:actuate="onLoad"/><svg:desc>formule</svg:desc></draw:frame></text:span><text:span text:style-name="T283">,</text:span><text:span text:style-name="T283"><draw:frame draw:style-name="fr1" draw:name="Objet322" text:anchor-type="as-char" svg:width="2.813cm" svg:height="0.531cm" draw:z-index="306"><draw:object xlink:href="./Object 322" xlink:type="simple" xlink:show="embed" xlink:actuate="onLoad"/><draw:image xlink:href="./ObjectReplacements/Object 322" xlink:type="simple" xlink:show="embed" xlink:actuate="onLoad"/><svg:desc>formule</svg:desc></draw:frame></text:span><text:span text:style-name="T283">,</text:span></text:p>
      <text:p text:style-name="P155"><draw:frame draw:style-name="fr1" draw:name="Objet323" text:anchor-type="as-char" svg:width="6.078cm" svg:height="1.229cm" draw:z-index="307"><draw:object xlink:href="./Object 323" xlink:type="simple" xlink:show="embed" xlink:actuate="onLoad"/><draw:image xlink:href="./ObjectReplacements/Object 323" xlink:type="simple" xlink:show="embed" xlink:actuate="onLoad"/><svg:desc>formule</svg:desc></draw:frame></text:p>
      <text:p text:style-name="P162"><draw:frame draw:style-name="fr1" draw:name="Objet324" text:anchor-type="as-char" svg:width="13.453cm" svg:height="1.139cm" draw:z-index="308"><draw:object xlink:href="./Object 324" xlink:type="simple" xlink:show="embed" xlink:actuate="onLoad"/><draw:image xlink:href="./ObjectReplacements/Object 324" xlink:type="simple" xlink:show="embed" xlink:actuate="onLoad"/><svg:desc>formule</svg:desc></draw:frame></text:p>
      <text:p text:style-name="P135"><text:span text:style-name="T281">with</text:span><text:span text:style-name="T281"><draw:frame draw:style-name="fr1" draw:name="Objet200" text:anchor-type="as-char" svg:width="2.321cm" svg:height="0.628cm" draw:z-index="309"><draw:object xlink:href="./Object 199" xlink:type="simple" xlink:show="embed" xlink:actuate="onLoad"/><draw:image xlink:href="./ObjectReplacements/Object 199" xlink:type="simple" xlink:show="embed" xlink:actuate="onLoad"/><svg:desc>formule</svg:desc></draw:frame></text:span><text:span text:style-name="T282">a weight matrix</text:span><text:span text:style-name="T279">.</text:span></text:p>
      <text:p text:style-name="P169"/>
      <text:p text:style-name="P77"><text:span text:style-name="T201">Let</text:span><text:span text:style-name="T201"><draw:frame draw:style-name="fr1" draw:name="Objet199" text:anchor-type="as-char" svg:width="2.33cm" svg:height="0.482cm" draw:z-index="310"><draw:object xlink:href="./Object 198" xlink:type="simple" xlink:show="embed" xlink:actuate="onLoad"/><draw:image xlink:href="./ObjectReplacements/Object 198" xlink:type="simple" xlink:show="embed" xlink:actuate="onLoad"/><svg:desc>formule</svg:desc></draw:frame></text:span><text:span text:style-name="T201">. </text:span><text:span text:style-name="T198">T</text:span><text:span text:style-name="T156">h</text:span><text:span text:style-name="T199">en</text:span><text:span text:style-name="T199"><draw:frame draw:style-name="fr1" draw:name="Objet276" text:anchor-type="as-char" svg:width="1.15cm" svg:height="0.591cm" draw:z-index="192"><draw:object xlink:href="./Object 276" xlink:type="simple" xlink:show="embed" xlink:actuate="onLoad"/><draw:image xlink:href="./ObjectReplacements/Object 276" xlink:type="simple" xlink:show="embed" xlink:actuate="onLoad"/><svg:desc>formule</svg:desc></draw:frame></text:span><text:span text:style-name="T200">Gradient matrices are</text:span></text:p>
      <text:p text:style-name="P158"/>
      <text:p text:style-name="P21"><text:soft-page-break/><text:span text:style-name="T159"><draw:frame draw:style-name="fr1" draw:name="Objet286" text:anchor-type="as-char" svg:width="2.813cm" svg:height="0.531cm" draw:z-index="238"><draw:object xlink:href="./Object 286" xlink:type="simple" xlink:show="embed" xlink:actuate="onLoad"/><draw:image xlink:href="./ObjectReplacements/Object 286" xlink:type="simple" xlink:show="embed" xlink:actuate="onLoad"/><svg:desc>formule</svg:desc></draw:frame></text:span><text:span text:style-name="T159">,</text:span><text:span text:style-name="T158"><draw:frame draw:style-name="fr1" draw:name="Objet287" text:anchor-type="as-char" svg:width="10.426cm" svg:height="1.99cm" draw:z-index="239"><draw:object xlink:href="./Object 287" xlink:type="simple" xlink:show="embed" xlink:actuate="onLoad"/><draw:image xlink:href="./ObjectReplacements/Object 287" xlink:type="simple" xlink:show="embed" xlink:actuate="onLoad"/><svg:desc>formule</svg:desc></draw:frame></text:span></text:p>
      <text:p text:style-name="P132"><text:span text:style-name="T283">where</text:span><text:span text:style-name="T283"><draw:frame draw:style-name="fr1" draw:name="Objet274" text:anchor-type="as-char" svg:width="2.057cm" svg:height="0.482cm" draw:z-index="240"><draw:object xlink:href="./Object 274" xlink:type="simple" xlink:show="embed" xlink:actuate="onLoad"/><draw:image xlink:href="./ObjectReplacements/Object 274" xlink:type="simple" xlink:show="embed" xlink:actuate="onLoad"/><svg:desc>formule</svg:desc></draw:frame></text:span><text:span text:style-name="T283">,</text:span><text:span text:style-name="T283"><draw:frame draw:style-name="fr1" draw:name="Objet288" text:anchor-type="as-char" svg:width="1.901cm" svg:height="0.534cm" draw:z-index="243"><draw:object xlink:href="./Object 288" xlink:type="simple" xlink:show="embed" xlink:actuate="onLoad"/><draw:image xlink:href="./ObjectReplacements/Object 288" xlink:type="simple" xlink:show="embed" xlink:actuate="onLoad"/><svg:desc>formule</svg:desc></draw:frame></text:span><text:span text:style-name="T283">,</text:span><text:span text:style-name="T283"><draw:frame draw:style-name="fr1" draw:name="Objet289" text:anchor-type="as-char" svg:width="2.355cm" svg:height="0.531cm" draw:z-index="244"><draw:object xlink:href="./Object 289" xlink:type="simple" xlink:show="embed" xlink:actuate="onLoad"/><draw:image xlink:href="./ObjectReplacements/Object 289" xlink:type="simple" xlink:show="embed" xlink:actuate="onLoad"/><svg:desc>formule</svg:desc></draw:frame></text:span><text:span text:style-name="T283">,</text:span></text:p>
      <text:p text:style-name="P153"><draw:frame draw:style-name="fr2" draw:name="Objet290" text:anchor-type="as-char" svg:y="-0.755cm" svg:width="7.377cm" svg:height="1.201cm" draw:z-index="245"><draw:object xlink:href="./Object 290" xlink:type="simple" xlink:show="embed" xlink:actuate="onLoad"/><draw:image xlink:href="./ObjectReplacements/Object 290" xlink:type="simple" xlink:show="embed" xlink:actuate="onLoad"/><svg:desc>formule</svg:desc></draw:frame></text:p>
      <text:p text:style-name="P163"><draw:frame draw:style-name="fr1" draw:name="Objet282" text:anchor-type="as-char" svg:width="16.806cm" svg:height="0.753cm" draw:z-index="253"><draw:object xlink:href="./Object 282" xlink:type="simple" xlink:show="embed" xlink:actuate="onLoad"/><draw:image xlink:href="./ObjectReplacements/Object 282" xlink:type="simple" xlink:show="embed" xlink:actuate="onLoad"/><svg:desc>formule</svg:desc></draw:frame>with<text:span text:style-name="T258"><draw:frame draw:style-name="fr1" draw:name="Objet50" text:anchor-type="as-char" svg:width="1.693cm" svg:height="0.534cm" draw:z-index="264"><draw:object xlink:href="./Object 44" xlink:type="simple" xlink:show="embed" xlink:actuate="onLoad"/><draw:image xlink:href="./ObjectReplacements/Object 44" xlink:type="simple" xlink:show="embed" xlink:actuate="onLoad"/><svg:desc>formule</svg:desc></draw:frame></text:span><text:span text:style-name="T280">a</text:span><text:span text:style-name="T279"> bias matrix.</text:span></text:p>
      <text:p text:style-name="P159"/>
      <text:p text:style-name="P125"><draw:frame draw:style-name="fr1" draw:name="Objet273" text:anchor-type="as-char" svg:width="10.516cm" svg:height="1.965cm" draw:z-index="193"><draw:object xlink:href="./Object 273" xlink:type="simple" xlink:show="embed" xlink:actuate="onLoad"/><draw:image xlink:href="./ObjectReplacements/Object 273" xlink:type="simple" xlink:show="embed" xlink:actuate="onLoad"/><svg:desc>formule</svg:desc></draw:frame></text:p>
      <text:p text:style-name="P131"><text:span text:style-name="T283">where</text:span><text:span text:style-name="T283"><draw:frame draw:style-name="fr1" draw:name="Objet280" text:anchor-type="as-char" svg:width="2.057cm" svg:height="0.482cm" draw:z-index="219"><draw:object xlink:href="./Object 280" xlink:type="simple" xlink:show="embed" xlink:actuate="onLoad"/><draw:image xlink:href="./ObjectReplacements/Object 280" xlink:type="simple" xlink:show="embed" xlink:actuate="onLoad"/><svg:desc>formule</svg:desc></draw:frame></text:span><text:span text:style-name="T283">,</text:span><text:span text:style-name="T283"><draw:frame draw:style-name="fr1" draw:name="Objet275" text:anchor-type="as-char" svg:width="1.949cm" svg:height="0.534cm" draw:z-index="220"><draw:object xlink:href="./Object 275" xlink:type="simple" xlink:show="embed" xlink:actuate="onLoad"/><draw:image xlink:href="./ObjectReplacements/Object 275" xlink:type="simple" xlink:show="embed" xlink:actuate="onLoad"/><svg:desc>formule</svg:desc></draw:frame></text:span><text:span text:style-name="T283">,</text:span><text:span text:style-name="T283"><draw:frame draw:style-name="fr1" draw:name="Objet278" text:anchor-type="as-char" svg:width="2.813cm" svg:height="0.531cm" draw:z-index="194"><draw:object xlink:href="./Object 278" xlink:type="simple" xlink:show="embed" xlink:actuate="onLoad"/><draw:image xlink:href="./ObjectReplacements/Object 278" xlink:type="simple" xlink:show="embed" xlink:actuate="onLoad"/><svg:desc>formule</svg:desc></draw:frame></text:span><text:span text:style-name="T283">,</text:span></text:p>
      <text:p text:style-name="P152"><draw:frame draw:style-name="fr1" draw:name="Objet279" text:anchor-type="as-char" svg:width="7.514cm" svg:height="1.229cm" draw:z-index="195"><draw:object xlink:href="./Object 279" xlink:type="simple" xlink:show="embed" xlink:actuate="onLoad"/><draw:image xlink:href="./ObjectReplacements/Object 279" xlink:type="simple" xlink:show="embed" xlink:actuate="onLoad"/><svg:desc>formule</svg:desc></draw:frame></text:p>
      <text:p text:style-name="P161"><draw:frame draw:style-name="fr1" draw:name="Objet281" text:anchor-type="as-char" svg:width="14.974cm" svg:height="1.139cm" draw:z-index="198"><draw:object xlink:href="./Object 281" xlink:type="simple" xlink:show="embed" xlink:actuate="onLoad"/><draw:image xlink:href="./ObjectReplacements/Object 281" xlink:type="simple" xlink:show="embed" xlink:actuate="onLoad"/></draw:frame></text:p>
      <text:p text:style-name="P134"><text:span text:style-name="T281">with</text:span><text:span text:style-name="T281"><draw:frame draw:style-name="fr1" draw:name="Objet44" text:anchor-type="as-char" svg:width="2.321cm" svg:height="0.628cm" draw:z-index="225"><draw:object xlink:href="./Object 26" xlink:type="simple" xlink:show="embed" xlink:actuate="onLoad"/><draw:image xlink:href="./ObjectReplacements/Object 26" xlink:type="simple" xlink:show="embed" xlink:actuate="onLoad"/><svg:desc>formule</svg:desc></draw:frame></text:span><text:span text:style-name="T282">a weight matrix</text:span><text:span text:style-name="T279">.</text:span></text:p>
      <text:p text:style-name="P147"/>
      <text:p text:style-name="P70"><text:span text:style-name="T205">P</text:span><text:span text:style-name="T203">roof:</text:span><text:span text:style-name="T156"> TO DO.</text:span></text:p>
      <text:p text:style-name="P147"/>
      <text:h text:style-name="P199" text:outline-level="1"><text:span text:style-name="T311">6</text:span> – <text:span text:style-name="T115">Optimizations</text:span></text:h>
      <text:p text:style-name="P63"/>
      <text:p text:style-name="P79"><text:span text:style-name="T9">Definition –</text:span> Let<draw:frame draw:style-name="fr1" draw:name="Objet325" text:anchor-type="as-char" svg:width="2.305cm" svg:height="0.506cm" draw:z-index="241"><draw:object xlink:href="./Object 325" xlink:type="simple" xlink:show="embed" xlink:actuate="onLoad"/><draw:image xlink:href="./ObjectReplacements/Object 325" xlink:type="simple" xlink:show="embed" xlink:actuate="onLoad"/><svg:desc>formule</svg:desc></draw:frame><text:span text:style-name="T363">with</text:span><text:span text:style-name="T363"><draw:frame draw:style-name="fr1" draw:name="Objet326" text:anchor-type="as-char" svg:width="1.401cm" svg:height="0.527cm" draw:z-index="242"><draw:object xlink:href="./Object 326" xlink:type="simple" xlink:show="embed" xlink:actuate="onLoad"/><draw:image xlink:href="./ObjectReplacements/Object 326" xlink:type="simple" xlink:show="embed" xlink:actuate="onLoad"/><svg:desc>formule</svg:desc></draw:frame></text:span><text:span text:style-name="T363">. &lt;</text:span><text:span text:style-name="T374">TODO&gt;</text:span></text:p>
      <text:p text:style-name="P63"/>
      <text:h text:style-name="P194" text:outline-level="1"><text:span text:style-name="T311">7</text:span> – References</text:h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MT1" style:family="text">
      <style:text-properties officeooo:rsid="00e803f2"/>
    </style:style>
    <style:style style:name="MT2" style:family="text">
      <style:text-properties officeooo:rsid="041b241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none" fo:border-bottom="0.06pt solid #000000" fo:border-left="none" fo:border-right="none" fo:padding="0.051cm"/>
      </style:header-style>
      <style:footer-style>
        <style:header-footer-properties fo:min-height="0cm" fo:margin-left="0cm" fo:margin-right="0cm" fo:margin-top="0.499cm" fo:border-top="0.06pt solid #000000" fo:border-bottom="none" fo:border-left="none" fo:border-right="none" fo:padding="0.051cm"/>
      </style:footer-style>
    </style:page-layout>
  </office:automatic-styles>
  <office:master-styles>
    <style:master-page style:name="Standard" style:page-layout-name="Mpm1">
      <style:header>
        <text:p text:style-name="MP1">github.com/iLoveDataJjia<text:tab/><text:tab/><text:span text:style-name="MT1">Winter 202</text:span><text:span text:style-name="MT2">2</text:span></text:p>
      </style:header>
      <style:footer>
        <text:p text:style-name="MP2"><text:page-number text:select-page="current">14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3.2$Windows_X86_64 LibreOffice_project/47f78053abe362b9384784d31a6e56f8511eb1c1</meta:generator>
    <dc:date>2021-12-08T07:50:55.051000000</dc:date>
    <meta:editing-duration>P2DT8H20M27S</meta:editing-duration>
    <meta:editing-cycles>1602</meta:editing-cycles>
    <meta:document-statistic meta:table-count="0" meta:image-count="0" meta:object-count="386" meta:page-count="14" meta:paragraph-count="196" meta:word-count="1010" meta:character-count="6929" meta:non-whitespace-character-count="6023"/>
  </office:meta>
</office:document-meta>
</file>

<file path=Object 1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row>
    <annotation encoding="StarMath 5.0">forall i in ldbracket 1,n rdbracket</annotation>
  </semantics>
</math>
</file>

<file path=Object 10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m</mi>
            </mrow>
          </mrow>
          <mo fence="true" form="postfix" stretchy="false">⟧</mo>
        </mrow>
      </mrow>
    </mrow>
    <annotation encoding="StarMath 5.0">forall j in ldbracket 1,m rdbracket</annotation>
  </semantics>
</math>
</file>

<file path=Object 100/content.xml><?xml version="1.0" encoding="utf-8"?>
<math xmlns="http://www.w3.org/1998/Math/MathML" display="block">
  <semantics>
    <msup>
      <mi mathvariant="normal">ℜ</mi>
      <mrow>
        <mi>m</mi>
        <mi>'</mi>
      </mrow>
    </msup>
    <annotation encoding="StarMath 5.0">Re^{m'}</annotation>
  </semantics>
</math>
</file>

<file path=Object 101/content.xml><?xml version="1.0" encoding="utf-8"?>
<math xmlns="http://www.w3.org/1998/Math/MathML" display="block">
  <semantics>
    <mrow>
      <mi>f</mi>
      <mi mathvariant="normal">:</mi>
      <mi mathvariant="normal">Ω</mi>
      <mi>↔</mi>
      <msup>
        <mi mathvariant="normal">ℜ</mi>
        <mrow>
          <mi>m</mi>
          <mi>'</mi>
        </mrow>
      </msup>
    </mrow>
    <annotation encoding="StarMath 5.0"> f : %OMEGA %toward Re^{m'}</annotation>
  </semantics>
</math>
</file>

<file path=Object 102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103/content.xml><?xml version="1.0" encoding="utf-8"?>
<math xmlns="http://www.w3.org/1998/Math/MathML" display="block">
  <semantics>
    <mmultiscripts>
      <mrow>
        <mo fence="true" form="prefix" stretchy="false">‖</mo>
        <mrow>
          <mrow>
            <mrow/>
            <mo stretchy="false">⋅</mo>
            <mrow/>
          </mrow>
        </mrow>
        <mo fence="true" form="postfix" stretchy="false">‖</mo>
      </mrow>
      <mprescripts/>
      <mrow>
        <mi>m</mi>
        <mi>'</mi>
      </mrow>
      <none/>
    </mmultiscripts>
    <annotation encoding="StarMath 5.0">ldline {} cdot {} rdline lsub {m'}</annotation>
  </semantics>
</math>
</file>

<file path=Object 104/content.xml><?xml version="1.0" encoding="utf-8"?>
<math xmlns="http://www.w3.org/1998/Math/MathML" display="block">
  <semantics>
    <mrow>
      <mo stretchy="false">∀</mo>
      <mrow>
        <mrow>
          <mo fence="true" form="prefix" stretchy="false">(</mo>
          <mrow>
            <mrow>
              <mi>i</mi>
              <mi>,</mi>
              <mi>i</mi>
              <mi>'</mi>
            </mrow>
          </mrow>
          <mo fence="true" form="postfix" stretchy="false">)</mo>
        </mrow>
        <mo stretchy="false">∈</mo>
        <msup>
          <mrow>
            <mo fence="true" form="prefix" stretchy="false">⟦</mo>
            <mrow>
              <mrow>
                <mn>0</mn>
                <mi>,</mi>
                <mi>n</mi>
              </mrow>
            </mrow>
            <mo fence="true" form="postfix" stretchy="false">⟧</mo>
          </mrow>
          <mn>2</mn>
        </msup>
      </mrow>
    </mrow>
    <annotation encoding="StarMath 5.0">forall( i,i' ) in ldbracket 0,n rdbracket^2 </annotation>
  </semantics>
</math>
</file>

<file path=Object 105/content.xml><?xml version="1.0" encoding="utf-8"?>
<math xmlns="http://www.w3.org/1998/Math/MathML" display="block">
  <semantics>
    <mrow>
      <mrow>
        <mi>i</mi>
        <mo stretchy="false">≠</mo>
        <mi>i</mi>
      </mrow>
      <mi>'</mi>
      <mo stretchy="false">⇒</mo>
      <mrow>
        <mrow>
          <msub>
            <mi>K</mi>
            <mi>i</mi>
          </msub>
          <mo stretchy="false">∩</mo>
          <msub>
            <mi>K</mi>
            <mrow>
              <mi>i</mi>
              <mi>'</mi>
            </mrow>
          </msub>
        </mrow>
        <mo stretchy="false">=</mo>
        <mi mathvariant="normal">∅</mi>
      </mrow>
    </mrow>
    <annotation encoding="StarMath 5.0">i &lt;&gt; i' drarrow K_{ i } intersection K_{ i' } = emptyset </annotation>
  </semantics>
</math>
</file>

<file path=Object 106/content.xml><?xml version="1.0" encoding="utf-8"?>
<math xmlns="http://www.w3.org/1998/Math/MathML" display="block">
  <semantics>
    <mrow>
      <mrow>
        <munderover>
          <mo stretchy="false">∪</mo>
          <mrow>
            <mi>i</mi>
            <mo stretchy="false">=</mo>
            <mn>0</mn>
          </mrow>
          <mi>n</mi>
        </munderover>
        <mover accent="true">
          <msub>
            <mi>K</mi>
            <mi>i</mi>
          </msub>
          <mo>¯</mo>
        </mover>
      </mrow>
      <mo stretchy="false">=</mo>
      <mi>K</mi>
    </mrow>
    <annotation encoding="StarMath 5.0">oper %union from i=0 to n overline {K_i} = K</annotation>
  </semantics>
</math>
</file>

<file path=Object 107/content.xml><?xml version="1.0" encoding="utf-8"?>
<math xmlns="http://www.w3.org/1998/Math/MathML" display="block">
  <semantics>
    <mi>K</mi>
    <annotation encoding="StarMath 5.0"> K</annotation>
  </semantics>
</math>
</file>

<file path=Object 108/content.xml><?xml version="1.0" encoding="utf-8"?>
<math xmlns="http://www.w3.org/1998/Math/MathML" display="block">
  <semantics>
    <mi>y</mi>
    <annotation encoding="StarMath 5.0"> y</annotation>
  </semantics>
</math>
</file>

<file path=Object 109/content.xml><?xml version="1.0" encoding="utf-8"?>
<math xmlns="http://www.w3.org/1998/Math/MathML" display="block">
  <semantics>
    <mrow>
      <mover accent="true">
        <mi mathvariant="normal">Ω</mi>
        <mo stretchy="false">^</mo>
      </mover>
      <mo stretchy="false">∈</mo>
      <msub>
        <mi>M</mi>
        <mrow>
          <mi>n</mi>
          <mi>,</mi>
          <mi>m</mi>
        </mrow>
      </msub>
    </mrow>
    <annotation encoding="StarMath 5.0">hat %OMEGA in M_{n,m}</annotation>
  </semantics>
</math>
</file>

<file path=Object 11/content.xml><?xml version="1.0" encoding="utf-8"?>
<math xmlns="http://www.w3.org/1998/Math/MathML" display="block">
  <semantics>
    <mrow>
      <msub>
        <mi>A</mi>
        <mrow>
          <mi>i</mi>
          <mi>,</mi>
          <mi>j</mi>
        </mrow>
      </msub>
      <mo stretchy="false">=</mo>
      <msub>
        <mi>a</mi>
        <mrow>
          <mi>i</mi>
          <mi>,</mi>
          <mi>j</mi>
        </mrow>
      </msub>
    </mrow>
    <annotation encoding="StarMath 5.0">A_{ i,j } = a_{ i,j }</annotation>
  </semantics>
</math>
</file>

<file path=Object 110/content.xml><?xml version="1.0" encoding="utf-8"?>
<math xmlns="http://www.w3.org/1998/Math/MathML" display="block">
  <semantics>
    <mrow>
      <mi>b</mi>
      <mo stretchy="false">∈</mo>
      <msup>
        <mi mathvariant="normal">ℜ</mi>
        <mrow>
          <mi>m</mi>
          <mi>'</mi>
        </mrow>
      </msup>
    </mrow>
    <annotation encoding="StarMath 5.0">b in Re^{m'}</annotation>
  </semantics>
</math>
</file>

<file path=Object 111/content.xml><?xml version="1.0" encoding="utf-8"?>
<math xmlns="http://www.w3.org/1998/Math/MathML" display="block">
  <semantics>
    <mi>f</mi>
    <annotation encoding="StarMath 5.0"> f </annotation>
  </semantics>
</math>
</file>

<file path=Object 112/content.xml><?xml version="1.0" encoding="utf-8"?>
<math xmlns="http://www.w3.org/1998/Math/MathML" display="block">
  <semantics>
    <mrow>
      <mo stretchy="false">∀</mo>
      <mrow>
        <mi>a</mi>
        <mo stretchy="false">∈</mo>
        <mi mathvariant="normal">Ω</mi>
      </mrow>
    </mrow>
    <annotation encoding="StarMath 5.0">forall a in %OMEGA</annotation>
  </semantics>
</math>
</file>

<file path=Object 113/content.xml><?xml version="1.0" encoding="utf-8"?>
<math xmlns="http://www.w3.org/1998/Math/MathML" display="block">
  <semantics>
    <mrow>
      <mo stretchy="false">∃</mo>
      <mi>f</mi>
      <mi>'</mi>
      <mrow>
        <mrow>
          <mo fence="true" form="prefix" stretchy="false">(</mo>
          <mrow>
            <mi>a</mi>
          </mrow>
          <mo fence="true" form="postfix" stretchy="false">)</mo>
        </mrow>
        <mo stretchy="false">∈</mo>
        <msup>
          <mi mathvariant="normal">ℜ</mi>
          <mrow>
            <mi>m</mi>
            <mi>'</mi>
          </mrow>
        </msup>
      </mrow>
    </mrow>
    <annotation encoding="StarMath 5.0">exists f'(a) in Re^{ m' }</annotation>
  </semantics>
</math>
</file>

<file path=Object 114/content.xml><?xml version="1.0" encoding="utf-8"?>
<math xmlns="http://www.w3.org/1998/Math/MathML" display="block">
  <semantics>
    <mrow>
      <mo stretchy="false">∀</mo>
      <mrow>
        <mi>ϵ</mi>
        <mo stretchy="false">&gt;</mo>
        <mn>0</mn>
      </mrow>
    </mrow>
    <annotation encoding="StarMath 5.0">forall %epsilon &gt; 0</annotation>
  </semantics>
</math>
</file>

<file path=Object 115/content.xml><?xml version="1.0" encoding="utf-8"?>
<math xmlns="http://www.w3.org/1998/Math/MathML" display="block">
  <semantics>
    <msup>
      <mi mathvariant="normal">ℜ</mi>
      <mrow>
        <mi>m</mi>
        <mi>'</mi>
      </mrow>
    </msup>
    <annotation encoding="StarMath 5.0">Re^{m'}</annotation>
  </semantics>
</math>
</file>

<file path=Object 116/content.xml><?xml version="1.0" encoding="utf-8"?>
<math xmlns="http://www.w3.org/1998/Math/MathML" display="block">
  <semantics>
    <mrow>
      <mi>f</mi>
      <mi mathvariant="normal">:</mi>
      <mi mathvariant="normal">Ω</mi>
      <mi>↔</mi>
      <msup>
        <mi mathvariant="normal">ℜ</mi>
        <mrow>
          <mi>m</mi>
          <mi>'</mi>
        </mrow>
      </msup>
    </mrow>
    <annotation encoding="StarMath 5.0"> f : %OMEGA %toward Re^{m'}</annotation>
  </semantics>
</math>
</file>

<file path=Object 117/content.xml><?xml version="1.0" encoding="utf-8"?>
<math xmlns="http://www.w3.org/1998/Math/MathML" display="block">
  <semantics>
    <mrow>
      <mo stretchy="false">∃</mo>
      <mrow>
        <mi>η</mi>
        <mo stretchy="false">&gt;</mo>
        <mn>0</mn>
      </mrow>
    </mrow>
    <annotation encoding="StarMath 5.0">exists %eta &gt; 0</annotation>
  </semantics>
</math>
</file>

<file path=Object 118/content.xml><?xml version="1.0" encoding="utf-8"?>
<math xmlns="http://www.w3.org/1998/Math/MathML" display="block">
  <semantics>
    <mrow>
      <mo stretchy="false">∀</mo>
      <mrow>
        <mi>x</mi>
        <mo stretchy="false">∈</mo>
        <mi mathvariant="normal">Ω</mi>
      </mrow>
    </mrow>
    <annotation encoding="StarMath 5.0">forall x in %OMEGA</annotation>
  </semantics>
</math>
</file>

<file path=Object 119/content.xml><?xml version="1.0" encoding="utf-8"?>
<math xmlns="http://www.w3.org/1998/Math/MathML" display="block">
  <semantics>
    <mrow>
      <mrow>
        <mmultiscripts>
          <mrow>
            <mo fence="true" form="prefix" stretchy="false">‖</mo>
            <mrow>
              <mrow>
                <mi>x</mi>
                <mo stretchy="false">−</mo>
                <mi>a</mi>
              </mrow>
            </mrow>
            <mo fence="true" form="postfix" stretchy="false">‖</mo>
          </mrow>
          <mprescripts/>
          <mi>m</mi>
          <none/>
        </mmultiscripts>
        <mo stretchy="false">≤</mo>
        <mi>η</mi>
      </mrow>
      <mo stretchy="false">⇒</mo>
      <mrow>
        <mmultiscripts>
          <mrow>
            <mo fence="true" form="prefix" stretchy="false">‖</mo>
            <mrow>
              <mrow>
                <mrow>
                  <mfrac>
                    <mrow>
                      <mi>f</mi>
                      <mrow>
                        <mrow>
                          <mo fence="true" form="prefix" stretchy="false">(</mo>
                          <mrow>
                            <mi>x</mi>
                          </mrow>
                          <mo fence="true" form="postfix" stretchy="false">)</mo>
                        </mrow>
                        <mo stretchy="false">−</mo>
                        <mi>f</mi>
                      </mrow>
                      <mrow>
                        <mo fence="true" form="prefix" stretchy="false">(</mo>
                        <mrow>
                          <mi>a</mi>
                        </mrow>
                        <mo fence="true" form="postfix" stretchy="false">)</mo>
                      </mrow>
                    </mrow>
                    <mrow>
                      <mi>x</mi>
                      <mo stretchy="false">−</mo>
                      <mi>a</mi>
                    </mrow>
                  </mfrac>
                  <mo stretchy="false">−</mo>
                  <mi>f</mi>
                </mrow>
                <mi>'</mi>
                <mrow>
                  <mo fence="true" form="prefix" stretchy="false">(</mo>
                  <mrow>
                    <mi>a</mi>
                  </mrow>
                  <mo fence="true" form="postfix" stretchy="false">)</mo>
                </mrow>
              </mrow>
            </mrow>
            <mo fence="true" form="postfix" stretchy="false">‖</mo>
          </mrow>
          <mprescripts/>
          <mrow>
            <mi>m</mi>
            <mi>'</mi>
          </mrow>
          <none/>
        </mmultiscripts>
        <mo stretchy="false">≤</mo>
        <mi>ϵ</mi>
      </mrow>
    </mrow>
    <annotation encoding="StarMath 5.0">ldline {x - a} rdline lsub {m} &lt;= %eta drarrow ldline { {f(x) - f(a)} over {x - a} - f'(a) } rdline lsub{m'} &lt;= %epsilon  </annotation>
  </semantics>
</math>
</file>

<file path=Object 12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m</mi>
            </mrow>
          </mrow>
          <mo fence="true" form="postfix" stretchy="false">⟧</mo>
        </mrow>
      </mrow>
    </mrow>
    <annotation encoding="StarMath 5.0">forall j in ldbracket 1,m rdbracket</annotation>
  </semantics>
</math>
</file>

<file path=Object 120/content.xml><?xml version="1.0" encoding="utf-8"?>
<math xmlns="http://www.w3.org/1998/Math/MathML" display="block">
  <semantics>
    <mrow>
      <mi>D</mi>
      <mrow>
        <mo fence="true" form="prefix" stretchy="false">(</mo>
        <mrow>
          <mrow>
            <mi mathvariant="normal">Ω</mi>
            <mi>,</mi>
            <msup>
              <mi mathvariant="normal">ℜ</mi>
              <mrow>
                <mi>m</mi>
                <mi>'</mi>
              </mrow>
            </msup>
          </mrow>
        </mrow>
        <mo fence="true" form="postfix" stretchy="false">)</mo>
      </mrow>
    </mrow>
    <annotation encoding="StarMath 5.0">D( %OMEGA , Re^{m'} )</annotation>
  </semantics>
</math>
</file>

<file path=Object 121/content.xml><?xml version="1.0" encoding="utf-8"?>
<math xmlns="http://www.w3.org/1998/Math/MathML" display="block">
  <semantics>
    <mi mathvariant="normal">Ω</mi>
    <annotation encoding="StarMath 5.0">%OMEGA</annotation>
  </semantics>
</math>
</file>

<file path=Object 122/content.xml><?xml version="1.0" encoding="utf-8"?>
<math xmlns="http://www.w3.org/1998/Math/MathML" display="block">
  <semantics>
    <msup>
      <mi mathvariant="normal">ℜ</mi>
      <mrow>
        <mi>m</mi>
        <mi>'</mi>
      </mrow>
    </msup>
    <annotation encoding="StarMath 5.0">Re^{m'}</annotation>
  </semantics>
</math>
</file>

<file path=Object 123/content.xml><?xml version="1.0" encoding="utf-8"?>
<math xmlns="http://www.w3.org/1998/Math/MathML" display="block">
  <semantics>
    <mrow>
      <msub>
        <mi>D</mi>
        <mi mathvariant="italic">pw</mi>
      </msub>
      <mrow>
        <mo fence="true" form="prefix" stretchy="false">(</mo>
        <mrow>
          <msup>
            <mi mathvariant="normal">ℜ</mi>
            <mi>m</mi>
          </msup>
        </mrow>
        <mo fence="true" form="postfix" stretchy="false">)</mo>
      </mrow>
    </mrow>
    <annotation encoding="StarMath 5.0">D_pw ( Re^{m} )</annotation>
  </semantics>
</math>
</file>

<file path=Object 124/content.xml><?xml version="1.0" encoding="utf-8"?>
<math xmlns="http://www.w3.org/1998/Math/MathML" display="block">
  <semantics>
    <msup>
      <mi mathvariant="normal">ℜ</mi>
      <mi>m</mi>
    </msup>
    <annotation encoding="StarMath 5.0">Re^{m}</annotation>
  </semantics>
</math>
</file>

<file path=Object 125/content.xml><?xml version="1.0" encoding="utf-8"?>
<math xmlns="http://www.w3.org/1998/Math/MathML" display="block">
  <semantics>
    <msup>
      <mi mathvariant="normal">ℜ</mi>
      <mi>m</mi>
    </msup>
    <annotation encoding="StarMath 5.0">Re^{m}</annotation>
  </semantics>
</math>
</file>

<file path=Object 126/content.xml><?xml version="1.0" encoding="utf-8"?>
<math xmlns="http://www.w3.org/1998/Math/MathML" display="block">
  <semantics>
    <mrow>
      <mi>C</mi>
      <mo stretchy="false">=</mo>
      <mrow>
        <mi>A</mi>
        <mo stretchy="false">×</mo>
        <mi>B</mi>
      </mrow>
      <mo stretchy="false">=</mo>
      <mi mathvariant="italic">AB</mi>
    </mrow>
    <annotation encoding="StarMath 5.0">C = A times B = AB</annotation>
  </semantics>
</math>
</file>

<file path=Object 127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m</mi>
              <mi>'</mi>
            </mrow>
          </mrow>
          <mo fence="true" form="postfix" stretchy="false">⟧</mo>
        </mrow>
      </mrow>
    </mrow>
    <annotation encoding="StarMath 5.0">forall j in ldbracket 1,m' rdbracket</annotation>
  </semantics>
</math>
</file>

<file path=Object 128/content.xml><?xml version="1.0" encoding="utf-8"?>
<math xmlns="http://www.w3.org/1998/Math/MathML" display="block">
  <semantics>
    <mrow>
      <mrow>
        <mover accent="true">
          <mi>y</mi>
          <mo stretchy="false">^</mo>
        </mover>
        <mo stretchy="false">∈</mo>
        <mo stretchy="false">{</mo>
      </mrow>
      <mn>0,1</mn>
      <msup>
        <mo stretchy="false">}</mo>
        <mi>m</mi>
      </msup>
    </mrow>
    <annotation encoding="StarMath 5.0">  hat y  in \{0,1\}^m</annotation>
  </semantics>
</math>
</file>

<file path=Object 129/content.xml><?xml version="1.0" encoding="utf-8"?>
<math xmlns="http://www.w3.org/1998/Math/MathML" display="block">
  <semantics>
    <mrow>
      <msup>
        <mi>ξ</mi>
        <mover accent="true">
          <mi>y</mi>
          <mo stretchy="false">^</mo>
        </mover>
      </msup>
      <mi mathvariant="normal">:</mi>
      <mrow>
        <mo fence="true" form="prefix" stretchy="true">{</mo>
        <mrow>
          <mtable>
            <mtr>
              <mtd>
                <mrow>
                  <mo stretchy="false">]</mo>
                  <mn>0,1</mn>
                  <msup>
                    <mo stretchy="false">[</mo>
                    <mi>m</mi>
                  </msup>
                  <mi>↔</mi>
                  <mi mathvariant="normal">ℜ</mi>
                </mrow>
              </mtd>
            </mtr>
            <mtr>
              <mtd>
                <mrow>
                  <mi>y</mi>
                  <mrow>
                    <mi>→</mi>
                    <mo stretchy="false">−</mo>
                    <mrow>
                      <munderover>
                        <mo stretchy="false">∑</mo>
                        <mrow>
                          <mi>j</mi>
                          <mo stretchy="false">=</mo>
                          <mn>1</mn>
                        </mrow>
                        <mi>m</mi>
                      </munderover>
                      <mover accent="true">
                        <msub>
                          <mi>y</mi>
                          <mi>j</mi>
                        </msub>
                        <mo stretchy="false">^</mo>
                      </mover>
                    </mrow>
                  </mrow>
                  <mi>log</mi>
                  <mrow>
                    <mo fence="true" form="prefix" stretchy="false">(</mo>
                    <mrow>
                      <msub>
                        <mi>y</mi>
                        <mi>j</mi>
                      </msub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%xi^{hat y} : left lbrace
  stack {
    \] 0,1\[^m %toward Re #
    y %as - sum from{j=1} to{m} hat y_{ j } log(y_{ j })
  }
right none

</annotation>
  </semantics>
</math>
</file>

<file path=Object 13/content.xml><?xml version="1.0" encoding="utf-8"?>
<math xmlns="http://www.w3.org/1998/Math/MathML" display="block">
  <semantics>
    <mrow>
      <msub>
        <mi>A</mi>
        <mrow>
          <mi mathvariant="normal">:</mi>
          <mi>,</mi>
          <mi>j</mi>
        </mrow>
      </msub>
      <mo stretchy="false">=</mo>
      <mrow>
        <mo fence="true" form="prefix" stretchy="true">[</mo>
        <mrow>
          <mtable>
            <mtr>
              <mtd>
                <msub>
                  <mi>a</mi>
                  <mrow>
                    <mn>1</mn>
                    <mi>,</mi>
                    <mi>j</mi>
                  </mrow>
                </msub>
              </mtd>
            </mtr>
            <mtr>
              <mtd>
                <msub>
                  <mi>a</mi>
                  <mrow>
                    <mn>2</mn>
                    <mi>,</mi>
                    <mi>j</mi>
                  </mrow>
                </msub>
              </mtd>
            </mtr>
            <mtr>
              <mtd>
                <mo stretchy="false">⋮</mo>
              </mtd>
            </mtr>
            <mtr>
              <mtd>
                <msub>
                  <mi>a</mi>
                  <mrow>
                    <mi>n</mi>
                    <mi>,</mi>
                    <mi>j</mi>
                  </mrow>
                </msub>
              </mtd>
            </mtr>
          </mtable>
        </mrow>
        <mo fence="true" form="postfix" stretchy="true">]</mo>
      </mrow>
    </mrow>
    <annotation encoding="StarMath 5.0">A_{ :,j } = left [ matrix { a_{1,j} ## a_{2,j} ## dotsvert ## a_{n,j} } right ]</annotation>
  </semantics>
</math>
</file>

<file path=Object 130/content.xml><?xml version="1.0" encoding="utf-8"?>
<math xmlns="http://www.w3.org/1998/Math/MathML" display="block">
  <semantics>
    <mi mathvariant="italic">ReLU</mi>
    <annotation encoding="StarMath 5.0"> ReLU</annotation>
  </semantics>
</math>
</file>

<file path=Object 131/content.xml><?xml version="1.0" encoding="utf-8"?>
<math xmlns="http://www.w3.org/1998/Math/MathML" display="block">
  <semantics>
    <mrow>
      <mi>W</mi>
      <mo stretchy="false">∈</mo>
      <msub>
        <mi>M</mi>
        <mrow>
          <mi>m</mi>
          <mi>'</mi>
          <mi>,</mi>
          <mi>m</mi>
        </mrow>
      </msub>
    </mrow>
    <annotation encoding="StarMath 5.0"> W in M_{ m',m }</annotation>
  </semantics>
</math>
</file>

<file path=Object 132/content.xml><?xml version="1.0" encoding="utf-8"?>
<math xmlns="http://www.w3.org/1998/Math/MathML" display="block">
  <semantics>
    <mrow>
      <mover accent="true">
        <mi>y</mi>
        <mo stretchy="false">^</mo>
      </mover>
      <mo stretchy="false">∈</mo>
      <mover accent="true">
        <mi mathvariant="normal">Ω</mi>
        <mo stretchy="false">^</mo>
      </mover>
    </mrow>
    <annotation encoding="StarMath 5.0">  hat y  in {hat %OMEGA}</annotation>
  </semantics>
</math>
</file>

<file path=Object 133/content.xml><?xml version="1.0" encoding="utf-8"?>
<math xmlns="http://www.w3.org/1998/Math/MathML" display="block">
  <semantics>
    <mrow>
      <mrow>
        <msubsup>
          <mi>F</mi>
          <mi mathvariant="italic">loss</mi>
          <mover accent="true">
            <mi>y</mi>
            <mo stretchy="false">^</mo>
          </mover>
        </msubsup>
        <mo stretchy="false">∈</mo>
        <mi>D</mi>
      </mrow>
      <mrow>
        <mo fence="true" form="prefix" stretchy="false">(</mo>
        <mrow>
          <mrow>
            <mi mathvariant="normal">Ω</mi>
            <mi>,</mi>
            <mi mathvariant="normal">ℜ</mi>
          </mrow>
        </mrow>
        <mo fence="true" form="postfix" stretchy="false">)</mo>
      </mrow>
    </mrow>
    <annotation encoding="StarMath 5.0">F_loss^{hat y} in D( %OMEGA, Re )</annotation>
  </semantics>
</math>
</file>

<file path=Object 134/content.xml><?xml version="1.0" encoding="utf-8"?>
<math xmlns="http://www.w3.org/1998/Math/MathML" display="block">
  <semantics>
    <mrow>
      <mi>y</mi>
      <mo stretchy="false">∈</mo>
      <msup>
        <mi mathvariant="normal">ℜ</mi>
        <mi>m</mi>
      </msup>
    </mrow>
    <annotation encoding="StarMath 5.0">y in Re^m</annotation>
  </semantics>
</math>
</file>

<file path=Object 135/content.xml><?xml version="1.0" encoding="utf-8"?>
<math xmlns="http://www.w3.org/1998/Math/MathML" display="block">
  <semantics>
    <mrow>
      <msub>
        <mi>L</mi>
        <mi>j</mi>
      </msub>
      <mrow>
        <mrow>
          <mo fence="true" form="prefix" stretchy="false">(</mo>
          <mrow>
            <mrow>
              <mi>y</mi>
              <mi>,</mi>
              <msub>
                <mi>W</mi>
                <mrow>
                  <mi>j</mi>
                  <mi>,</mi>
                  <mi mathvariant="normal">:</mi>
                </mrow>
              </msub>
              <mi>,</mi>
              <msub>
                <mi>b</mi>
                <mi>j</mi>
              </msub>
            </mrow>
          </mrow>
          <mo fence="true" form="postfix" stretchy="false">)</mo>
        </mrow>
        <mo stretchy="false">=</mo>
        <mrow>
          <mrow>
            <mi>y</mi>
            <mo stretchy="false">×</mo>
            <msup>
              <mrow>
                <mo fence="true" form="prefix" stretchy="false">(</mo>
                <mrow>
                  <msub>
                    <mi>W</mi>
                    <mrow>
                      <mi>j</mi>
                      <mi>,</mi>
                      <mi mathvariant="normal">:</mi>
                    </mrow>
                  </msub>
                </mrow>
                <mo fence="true" form="postfix" stretchy="false">)</mo>
              </mrow>
              <mi>T</mi>
            </msup>
          </mrow>
          <mo stretchy="false">+</mo>
          <msub>
            <mi>b</mi>
            <mi>j</mi>
          </msub>
        </mrow>
        <mo stretchy="false">=</mo>
        <mi>L</mi>
      </mrow>
      <msub>
        <mrow>
          <mo fence="true" form="prefix" stretchy="false">(</mo>
          <mrow>
            <mrow>
              <mi>y</mi>
              <mi>,</mi>
              <mi>W</mi>
              <mi>,</mi>
              <mi>b</mi>
            </mrow>
          </mrow>
          <mo fence="true" form="postfix" stretchy="false">)</mo>
        </mrow>
        <mi>j</mi>
      </msub>
    </mrow>
    <annotation encoding="StarMath 5.0"> L_j(y,W_{j,:},b_j) = y times (W_{j,:})^T + b_j = L(y,W,b)_j</annotation>
  </semantics>
</math>
</file>

<file path=Object 136/content.xml><?xml version="1.0" encoding="utf-8"?>
<math xmlns="http://www.w3.org/1998/Math/MathML" display="block">
  <semantics>
    <mrow>
      <mfrac>
        <mrow>
          <mi>d</mi>
          <msup>
            <mi>ξ</mi>
            <mover accent="true">
              <mi>y</mi>
              <mo stretchy="false">^</mo>
            </mover>
          </msup>
        </mrow>
        <mrow>
          <mi>d</mi>
          <mi>y</mi>
        </mrow>
      </mfrac>
      <mi mathvariant="normal">:</mi>
      <mrow>
        <mo fence="true" form="prefix" stretchy="true">{</mo>
        <mrow>
          <mtable>
            <mtr>
              <mtd>
                <mrow>
                  <mo stretchy="false">]</mo>
                  <mn>0,1</mn>
                  <msup>
                    <mo stretchy="false">[</mo>
                    <mi>m</mi>
                  </msup>
                  <mi>↔</mi>
                  <msup>
                    <mi mathvariant="normal">ℜ</mi>
                    <mi>m</mi>
                  </msup>
                </mrow>
              </mtd>
            </mtr>
            <mtr>
              <mtd>
                <mrow>
                  <mi>y</mi>
                  <mrow>
                    <mi>→</mi>
                    <mo stretchy="false">−</mo>
                    <mrow>
                      <mo fence="true" form="prefix" stretchy="true">[</mo>
                      <mrow>
                        <mtable>
                          <mtr>
                            <mtd>
                              <mfrac>
                                <mover accent="true">
                                  <msub>
                                    <mi>y</mi>
                                    <mn>1</mn>
                                  </msub>
                                  <mo stretchy="false">^</mo>
                                </mover>
                                <msub>
                                  <mi>y</mi>
                                  <mn>1</mn>
                                </msub>
                              </mfrac>
                            </mtd>
                            <mtd>
                              <mo stretchy="false">⋯</mo>
                            </mtd>
                            <mtd>
                              <mfrac>
                                <mover accent="true">
                                  <msub>
                                    <mi>y</mi>
                                    <mi>m</mi>
                                  </msub>
                                  <mo stretchy="false">^</mo>
                                </mover>
                                <msub>
                                  <mi>y</mi>
                                  <mi>m</mi>
                                </msub>
                              </mfrac>
                            </mtd>
                          </mtr>
                        </mtable>
                      </mrow>
                      <mo fence="true" form="postfix" stretchy="true">]</mo>
                    </mrow>
                  </mrow>
                </mrow>
              </mtd>
            </mtr>
          </mtable>
        </mrow>
      </mrow>
    </mrow>
    <annotation encoding="StarMath 5.0">{d %xi^{hat y}} over {d y} : left lbrace
  stack {
    \] 0,1 \[^m %toward Re^m #
    y %as - left [ matrix {  {hat y_{ 1 } over y_{ 1 }} # dotsaxis # {hat y_{ m } over y_{ m }} } right ]
  }
right none

</annotation>
  </semantics>
</math>
</file>

<file path=Object 137/content.xml><?xml version="1.0" encoding="utf-8"?>
<math xmlns="http://www.w3.org/1998/Math/MathML" display="block">
  <semantics>
    <mn>0</mn>
    <annotation encoding="StarMath 5.0"> 0</annotation>
  </semantics>
</math>
</file>

<file path=Object 138/content.xml><?xml version="1.0" encoding="utf-8"?>
<math xmlns="http://www.w3.org/1998/Math/MathML" display="block">
  <semantics>
    <msub>
      <mi mathvariant="italic">ReLU</mi>
      <mi>j</mi>
    </msub>
    <annotation encoding="StarMath 5.0">ReLU_j</annotation>
  </semantics>
</math>
</file>

<file path=Object 139/content.xml><?xml version="1.0" encoding="utf-8"?>
<math xmlns="http://www.w3.org/1998/Math/MathML" display="block">
  <semantics>
    <mi mathvariant="italic">ReLU</mi>
    <annotation encoding="StarMath 5.0">ReLU </annotation>
  </semantics>
</math>
</file>

<file path=Object 14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row>
    <annotation encoding="StarMath 5.0">forall i in ldbracket 1,n rdbracket</annotation>
  </semantics>
</math>
</file>

<file path=Object 140/content.xml><?xml version="1.0" encoding="utf-8"?>
<math xmlns="http://www.w3.org/1998/Math/MathML" display="block">
  <semantics>
    <msubsup>
      <mi>F</mi>
      <mi mathvariant="italic">loss</mi>
      <mover accent="true">
        <mi>y</mi>
        <mo stretchy="false">^</mo>
      </mover>
    </msubsup>
    <annotation encoding="StarMath 5.0">F_loss^{hat y}</annotation>
  </semantics>
</math>
</file>

<file path=Object 141/content.xml><?xml version="1.0" encoding="utf-8"?>
<math xmlns="http://www.w3.org/1998/Math/MathML" display="block">
  <semantics>
    <mrow>
      <msubsup>
        <mi>F</mi>
        <mi mathvariant="italic">loss</mi>
        <mover accent="true">
          <mi>y</mi>
          <mo stretchy="false">^</mo>
        </mover>
      </msubsup>
      <mo stretchy="false">∘</mo>
      <mi>g</mi>
      <mi mathvariant="normal">:</mi>
      <mrow>
        <mo fence="true" form="prefix" stretchy="true">{</mo>
        <mrow>
          <mtable>
            <mtr>
              <mtd>
                <mrow>
                  <mi>E</mi>
                  <mi>↔</mi>
                  <mi mathvariant="normal">ℜ</mi>
                </mrow>
              </mtd>
            </mtr>
            <mtr>
              <mtd>
                <mrow>
                  <mi>ϵ</mi>
                  <mi>→</mi>
                  <mrow>
                    <mo fence="true" form="prefix" stretchy="false">(</mo>
                    <mrow>
                      <mrow>
                        <msubsup>
                          <mi>F</mi>
                          <mi mathvariant="italic">loss</mi>
                          <mover accent="true">
                            <mi>y</mi>
                            <mo stretchy="false">^</mo>
                          </mover>
                        </msubsup>
                        <mo stretchy="false">∘</mo>
                        <mi>g</mi>
                      </mrow>
                    </mrow>
                    <mo fence="true" form="postfix" stretchy="false">)</mo>
                  </mrow>
                  <mrow>
                    <mrow>
                      <mo fence="true" form="prefix" stretchy="false">(</mo>
                      <mrow>
                        <mi>ϵ</mi>
                      </mrow>
                      <mo fence="true" form="postfix" stretchy="false">)</mo>
                    </mrow>
                    <mo stretchy="false">=</mo>
                    <msubsup>
                      <mi>F</mi>
                      <mi mathvariant="italic">loss</mi>
                      <mover accent="true">
                        <mi>y</mi>
                        <mo stretchy="false">^</mo>
                      </mover>
                    </msubsup>
                  </mrow>
                  <mrow>
                    <mo fence="true" form="prefix" stretchy="false">(</mo>
                    <mrow>
                      <mrow>
                        <mover accent="true">
                          <mi>y</mi>
                          <mo stretchy="false">^</mo>
                        </mover>
                        <mo stretchy="false">+</mo>
                        <mi>ϵ</mi>
                      </mrow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F_loss^{hat y} circ g : left lbrace
  stack {
    E %toward Re #
    %epsilon  %as (F_loss^{hat y} circ g)(%epsilon) = F_loss^{hat y}( hat y + %epsilon )
  }
right none

</annotation>
  </semantics>
</math>
</file>

<file path=Object 142/content.xml><?xml version="1.0" encoding="utf-8"?>
<math xmlns="http://www.w3.org/1998/Math/MathML" display="block">
  <semantics>
    <mi mathvariant="italic">SoftMax</mi>
    <annotation encoding="StarMath 5.0"> SoftMax </annotation>
  </semantics>
</math>
</file>

<file path=Object 143/content.xml><?xml version="1.0" encoding="utf-8"?>
<math xmlns="http://www.w3.org/1998/Math/MathML" display="block">
  <semantics>
    <mi mathvariant="italic">ReLU</mi>
    <annotation encoding="StarMath 5.0">ReLU </annotation>
  </semantics>
</math>
</file>

<file path=Object 144/content.xml><?xml version="1.0" encoding="utf-8"?>
<math xmlns="http://www.w3.org/1998/Math/MathML" display="block">
  <semantics>
    <mi>W</mi>
    <annotation encoding="StarMath 5.0"> W</annotation>
  </semantics>
</math>
</file>

<file path=Object 145/content.xml><?xml version="1.0" encoding="utf-8"?>
<math xmlns="http://www.w3.org/1998/Math/MathML" display="block">
  <semantics>
    <mi mathvariant="italic">ReLU</mi>
    <annotation encoding="StarMath 5.0"> ReLU</annotation>
  </semantics>
</math>
</file>

<file path=Object 146/content.xml><?xml version="1.0" encoding="utf-8"?>
<math xmlns="http://www.w3.org/1998/Math/MathML" display="block">
  <semantics>
    <mi>b</mi>
    <annotation encoding="StarMath 5.0"> b</annotation>
  </semantics>
</math>
</file>

<file path=Object 147/content.xml><?xml version="1.0" encoding="utf-8"?>
<math xmlns="http://www.w3.org/1998/Math/MathML" display="block">
  <semantics>
    <mi>j</mi>
    <annotation encoding="StarMath 5.0"> j</annotation>
  </semantics>
</math>
</file>

<file path=Object 148/content.xml><?xml version="1.0" encoding="utf-8"?>
<math xmlns="http://www.w3.org/1998/Math/MathML" display="block">
  <semantics>
    <mi mathvariant="italic">ReLU</mi>
    <annotation encoding="StarMath 5.0"> ReLU</annotation>
  </semantics>
</math>
</file>

<file path=Object 149/content.xml><?xml version="1.0" encoding="utf-8"?>
<math xmlns="http://www.w3.org/1998/Math/MathML" display="block">
  <semantics>
    <mrow>
      <mi>z</mi>
      <mo stretchy="false">∈</mo>
      <msup>
        <mi mathvariant="normal">ℜ</mi>
        <mi>m</mi>
      </msup>
    </mrow>
    <annotation encoding="StarMath 5.0">z in Re^m</annotation>
  </semantics>
</math>
</file>

<file path=Object 15/content.xml><?xml version="1.0" encoding="utf-8"?>
<math xmlns="http://www.w3.org/1998/Math/MathML" display="block">
  <semantics>
    <mrow>
      <mrow>
        <mo fence="true" form="prefix" stretchy="false">(</mo>
        <mrow>
          <mrow>
            <msup>
              <mi>X</mi>
              <mi>i</mi>
            </msup>
            <mi>,</mi>
            <mover accent="true">
              <msup>
                <mi>Y</mi>
                <mi>i</mi>
              </msup>
              <mo stretchy="false">^</mo>
            </mover>
          </mrow>
        </mrow>
        <mo fence="true" form="postfix" stretchy="false">)</mo>
      </mrow>
      <mo stretchy="false">∈</mo>
      <mrow>
        <msup>
          <mi mathvariant="normal">ℜ</mi>
          <msub>
            <mi>m</mi>
            <mn>1</mn>
          </msub>
        </msup>
        <mo stretchy="false">×</mo>
        <msup>
          <mi mathvariant="normal">ℜ</mi>
          <msub>
            <mi>m</mi>
            <mrow>
              <mi>p</mi>
              <mo stretchy="false">+</mo>
              <mn>1</mn>
            </mrow>
          </msub>
        </msup>
      </mrow>
    </mrow>
    <annotation encoding="StarMath 5.0">(X^i,hat {Y^i}) in Re^{m_1} times Re^{m_{p+1}}</annotation>
  </semantics>
</math>
</file>

<file path=Object 150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m</mi>
            </mrow>
          </mrow>
          <mo fence="true" form="postfix" stretchy="false">⟧</mo>
        </mrow>
      </mrow>
    </mrow>
    <annotation encoding="StarMath 5.0">forall j in ldbracket 1,m rdbracket</annotation>
  </semantics>
</math>
</file>

<file path=Object 151/content.xml><?xml version="1.0" encoding="utf-8"?>
<math xmlns="http://www.w3.org/1998/Math/MathML" display="block">
  <semantics>
    <mrow>
      <msub>
        <mi mathvariant="italic">ReLU</mi>
        <mi>j</mi>
      </msub>
      <mi>'</mi>
      <mrow>
        <mrow>
          <mo fence="true" form="prefix" stretchy="false">(</mo>
          <mrow>
            <mn>0</mn>
          </mrow>
          <mo fence="true" form="postfix" stretchy="false">)</mo>
        </mrow>
        <mo stretchy="false">=</mo>
        <mn>0</mn>
      </mrow>
    </mrow>
    <annotation encoding="StarMath 5.0">ReLU_j' (0) = 0</annotation>
  </semantics>
</math>
</file>

<file path=Object 152/content.xml><?xml version="1.0" encoding="utf-8"?>
<math xmlns="http://www.w3.org/1998/Math/MathML" display="block">
  <semantics>
    <mrow>
      <mi>W</mi>
      <mo stretchy="false">∈</mo>
      <msub>
        <mi>M</mi>
        <mrow>
          <mi>m</mi>
          <mi>'</mi>
          <mi>,</mi>
          <mi>m</mi>
        </mrow>
      </msub>
    </mrow>
    <annotation encoding="StarMath 5.0">W in M_{m',m}</annotation>
  </semantics>
</math>
</file>

<file path=Object 153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m</mi>
            </mrow>
          </mrow>
          <mo fence="true" form="postfix" stretchy="false">⟧</mo>
        </mrow>
      </mrow>
    </mrow>
    <annotation encoding="StarMath 5.0">forall j in ldbracket 1,m rdbracket</annotation>
  </semantics>
</math>
</file>

<file path=Object 154/content.xml><?xml version="1.0" encoding="utf-8"?>
<math xmlns="http://www.w3.org/1998/Math/MathML" display="block">
  <semantics>
    <mrow>
      <mfrac>
        <mrow>
          <mo stretchy="false">∂</mo>
          <mi>L</mi>
        </mrow>
        <mrow>
          <mo stretchy="false">∂</mo>
          <mi>b</mi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row>
                      <mi>m</mi>
                      <mi>'</mi>
                    </mrow>
                  </msup>
                  <mi>↔</mi>
                  <msub>
                    <mi>M</mi>
                    <mrow>
                      <mi>m</mi>
                      <mi>'</mi>
                      <mi>,</mi>
                      <mi>m</mi>
                      <mi>'</mi>
                    </mrow>
                  </msub>
                </mrow>
              </mtd>
            </mtr>
            <mtr>
              <mtd>
                <mrow>
                  <mi>b</mi>
                  <mi>→</mi>
                  <msub>
                    <mi>I</mi>
                    <mrow>
                      <mi>m</mi>
                      <mi>'</mi>
                    </mrow>
                  </msub>
                </mrow>
              </mtd>
            </mtr>
          </mtable>
        </mrow>
      </mrow>
    </mrow>
    <annotation encoding="StarMath 5.0">{partial L} over {partial b} : left lbrace
  stack {
    Re^{m'} %toward M_{m',m'} #
    b %as I_{m'}
  }
right none

</annotation>
  </semantics>
</math>
</file>

<file path=Object 155/content.xml><?xml version="1.0" encoding="utf-8"?>
<math xmlns="http://www.w3.org/1998/Math/MathML" display="block">
  <semantics>
    <mrow>
      <mi>L</mi>
      <mi mathvariant="normal">:</mi>
      <mrow>
        <msup>
          <mi mathvariant="normal">ℜ</mi>
          <mi>m</mi>
        </msup>
        <mo stretchy="false">×</mo>
        <msub>
          <mi>M</mi>
          <mrow>
            <mi>m</mi>
            <mi>'</mi>
            <mi>,</mi>
            <mi>m</mi>
          </mrow>
        </msub>
        <mo stretchy="false">×</mo>
        <msup>
          <mi mathvariant="normal">ℜ</mi>
          <mrow>
            <mi>m</mi>
            <mi>'</mi>
          </mrow>
        </msup>
      </mrow>
      <mi>↔</mi>
      <msup>
        <mi mathvariant="normal">ℜ</mi>
        <mrow>
          <mi>m</mi>
          <mi>'</mi>
        </mrow>
      </msup>
    </mrow>
    <annotation encoding="StarMath 5.0">L : Re^m times M_{m',m} times Re^{m'} %toward Re^{m'}</annotation>
  </semantics>
</math>
</file>

<file path=Object 156/content.xml><?xml version="1.0" encoding="utf-8"?>
<math xmlns="http://www.w3.org/1998/Math/MathML" display="block">
  <semantics>
    <mrow>
      <mi mathvariant="italic">ReLU</mi>
      <mi mathvariant="normal">:</mi>
      <msup>
        <mi mathvariant="normal">ℜ</mi>
        <mrow>
          <mi>m</mi>
          <mi>'</mi>
        </mrow>
      </msup>
      <mi>↔</mi>
      <msup>
        <mi mathvariant="normal">ℜ</mi>
        <mrow>
          <mi>m</mi>
          <mi>'</mi>
        </mrow>
      </msup>
    </mrow>
    <annotation encoding="StarMath 5.0">ReLU : Re^{m'} %toward Re^{m'}</annotation>
  </semantics>
</math>
</file>

<file path=Object 157/content.xml><?xml version="1.0" encoding="utf-8"?>
<math xmlns="http://www.w3.org/1998/Math/MathML" display="block">
  <semantics>
    <mi mathvariant="italic">ReLU</mi>
    <annotation encoding="StarMath 5.0">ReLU</annotation>
  </semantics>
</math>
</file>

<file path=Object 158/content.xml><?xml version="1.0" encoding="utf-8"?>
<math xmlns="http://www.w3.org/1998/Math/MathML" display="block">
  <semantics>
    <mrow>
      <msub>
        <mi>F</mi>
        <mi mathvariant="italic">upstream</mi>
      </msub>
      <mo stretchy="false">∘</mo>
      <mi mathvariant="italic">ReLU</mi>
      <mo stretchy="false">∘</mo>
      <mi>L</mi>
      <mrow>
        <mo fence="true" form="prefix" stretchy="false">(</mo>
        <mrow>
          <mrow>
            <mrow>
              <mrow/>
              <mo stretchy="false">⋅</mo>
              <mrow/>
            </mrow>
            <mi>,</mi>
            <mi>W</mi>
            <mi>,</mi>
            <mi>b</mi>
          </mrow>
        </mrow>
        <mo fence="true" form="postfix" stretchy="false">)</mo>
      </mrow>
      <mi mathvariant="normal">:</mi>
      <mrow>
        <msup>
          <mi mathvariant="normal">ℜ</mi>
          <mi>m</mi>
        </msup>
        <mo stretchy="false">×</mo>
        <msub>
          <mi>M</mi>
          <mrow>
            <mi>m</mi>
            <mi>'</mi>
            <mi>,</mi>
            <mi>m</mi>
          </mrow>
        </msub>
        <mo stretchy="false">×</mo>
        <msup>
          <mi mathvariant="normal">ℜ</mi>
          <mrow>
            <mi>m</mi>
            <mi>'</mi>
          </mrow>
        </msup>
      </mrow>
      <mi>↔</mi>
      <mi mathvariant="normal">ℜ</mi>
    </mrow>
    <annotation encoding="StarMath 5.0">F_upstream circ ReLU circ L({} cdot {},W,b): Re^m times M_{m',m} times Re^{m'} %toward Re</annotation>
  </semantics>
</math>
</file>

<file path=Object 159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16/content.xml><?xml version="1.0" encoding="utf-8"?>
<math xmlns="http://www.w3.org/1998/Math/MathML" display="block">
  <semantics>
    <mrow>
      <msub>
        <mi>A</mi>
        <mrow>
          <mi>i</mi>
          <mi>,</mi>
          <mi mathvariant="normal">:</mi>
        </mrow>
      </msub>
      <mo stretchy="false">=</mo>
      <mrow>
        <mo fence="true" form="prefix" stretchy="true">[</mo>
        <mrow>
          <mtable>
            <mtr>
              <mtd>
                <msub>
                  <mi>a</mi>
                  <mrow>
                    <mi>i</mi>
                    <mn>,1</mn>
                  </mrow>
                </msub>
              </mtd>
              <mtd>
                <msub>
                  <mi>a</mi>
                  <mrow>
                    <mi>i</mi>
                    <mn>,2</mn>
                  </mrow>
                </msub>
              </mtd>
              <mtd>
                <mo stretchy="false">⋯</mo>
              </mtd>
              <mtd>
                <msub>
                  <mi>a</mi>
                  <mrow>
                    <mi>i</mi>
                    <mi>,</mi>
                    <mi>n</mi>
                  </mrow>
                </msub>
              </mtd>
            </mtr>
          </mtable>
        </mrow>
        <mo fence="true" form="postfix" stretchy="true">]</mo>
      </mrow>
    </mrow>
    <annotation encoding="StarMath 5.0">A_{ i,: } = left [ matrix { a_{i,1} # a_{i,2} # dotsaxis # a_{i,n} } right ]</annotation>
  </semantics>
</math>
</file>

<file path=Object 160/content.xml><?xml version="1.0" encoding="utf-8"?>
<math xmlns="http://www.w3.org/1998/Math/MathML" display="block">
  <semantics>
    <mrow>
      <msubsup>
        <mi>F</mi>
        <mrow>
          <mi>j</mi>
          <mi>'</mi>
        </mrow>
        <mi mathvariant="italic">upstream</mi>
      </msubsup>
      <mo stretchy="false">∘</mo>
      <msub>
        <mi mathvariant="italic">ReLU</mi>
        <mrow>
          <mi>j</mi>
          <mi>'</mi>
        </mrow>
      </msub>
      <mo stretchy="false">∘</mo>
      <msub>
        <mi>L</mi>
        <mrow>
          <mi>j</mi>
          <mi>'</mi>
        </mrow>
      </msub>
      <mrow>
        <mo fence="true" form="prefix" stretchy="false">(</mo>
        <mrow>
          <mrow>
            <mrow>
              <mrow/>
              <mo stretchy="false">⋅</mo>
              <mrow/>
            </mrow>
            <mi>,</mi>
            <mi>w</mi>
            <mi>,</mi>
            <msub>
              <mi>b</mi>
              <mrow>
                <mi>j</mi>
                <mi>'</mi>
              </mrow>
            </msub>
          </mrow>
        </mrow>
        <mo fence="true" form="postfix" stretchy="false">)</mo>
      </mrow>
      <mi mathvariant="normal">:</mi>
      <mi mathvariant="normal">ℜ</mi>
      <mi>↔</mi>
      <mi mathvariant="normal">ℜ</mi>
    </mrow>
    <annotation encoding="StarMath 5.0">F^upstream_{j'} circ ReLU_{j'} circ L_{j'}({} cdot {},w,b_{j'}) : Re %toward Re</annotation>
  </semantics>
</math>
</file>

<file path=Object 161/content.xml><?xml version="1.0" encoding="utf-8"?>
<math xmlns="http://www.w3.org/1998/Math/MathML" display="block">
  <semantics>
    <mrow>
      <msub>
        <mi mathvariant="italic">ReLU</mi>
        <mi>j</mi>
      </msub>
      <mrow>
        <mrow>
          <mo fence="true" form="prefix" stretchy="false">(</mo>
          <mrow>
            <msub>
              <mi>z</mi>
              <mi>j</mi>
            </msub>
          </mrow>
          <mo fence="true" form="postfix" stretchy="false">)</mo>
        </mrow>
        <mo stretchy="false">=</mo>
        <mi mathvariant="italic">max</mi>
      </mrow>
      <mrow>
        <mrow>
          <mo fence="true" form="prefix" stretchy="false">(</mo>
          <mrow>
            <mrow>
              <mn>0</mn>
              <mi>,</mi>
              <msub>
                <mi>z</mi>
                <mi>j</mi>
              </msub>
            </mrow>
          </mrow>
          <mo fence="true" form="postfix" stretchy="false">)</mo>
        </mrow>
        <mo stretchy="false">=</mo>
        <mi mathvariant="italic">ReLU</mi>
      </mrow>
      <msub>
        <mrow>
          <mo fence="true" form="prefix" stretchy="false">(</mo>
          <mrow>
            <mi>z</mi>
          </mrow>
          <mo fence="true" form="postfix" stretchy="false">)</mo>
        </mrow>
        <mi>j</mi>
      </msub>
    </mrow>
    <annotation encoding="StarMath 5.0">ReLU_j(z_j) = max(0,z_j) = ReLU(z)_j</annotation>
  </semantics>
</math>
</file>

<file path=Object 162/content.xml><?xml version="1.0" encoding="utf-8"?>
<math xmlns="http://www.w3.org/1998/Math/MathML" display="block">
  <semantics>
    <msub>
      <mi>I</mi>
      <mrow>
        <mi>m</mi>
        <mi>'</mi>
      </mrow>
    </msub>
    <annotation encoding="StarMath 5.0">I_{m'}

</annotation>
  </semantics>
</math>
</file>

<file path=Object 163/content.xml><?xml version="1.0" encoding="utf-8"?>
<math xmlns="http://www.w3.org/1998/Math/MathML" display="block">
  <semantics>
    <msup>
      <mi mathvariant="normal">ℜ</mi>
      <mrow>
        <mi>m</mi>
        <mi>'</mi>
      </mrow>
    </msup>
    <annotation encoding="StarMath 5.0">Re^{m'}</annotation>
  </semantics>
</math>
</file>

<file path=Object 164/content.xml><?xml version="1.0" encoding="utf-8"?>
<math xmlns="http://www.w3.org/1998/Math/MathML" display="block">
  <semantics>
    <mrow>
      <mi>j</mi>
      <mrow>
        <mi>'</mi>
        <mo stretchy="false">∈</mo>
        <mrow>
          <mo fence="true" form="prefix" stretchy="false">⟦</mo>
          <mrow>
            <mrow>
              <mn>1</mn>
              <mi>,</mi>
              <mi>m</mi>
              <mi>'</mi>
            </mrow>
          </mrow>
          <mo fence="true" form="postfix" stretchy="false">⟧</mo>
        </mrow>
      </mrow>
    </mrow>
    <annotation encoding="StarMath 5.0">j' in ldbracket 1,m' rdbracket</annotation>
  </semantics>
</math>
</file>

<file path=Object 165/content.xml><?xml version="1.0" encoding="utf-8"?>
<math xmlns="http://www.w3.org/1998/Math/MathML" display="block">
  <semantics>
    <mrow>
      <mi>S</mi>
      <mi mathvariant="normal">:</mi>
      <msup>
        <mi mathvariant="normal">ℜ</mi>
        <mi>m</mi>
      </msup>
      <mi>↔</mi>
      <mo stretchy="false">]</mo>
      <mn>0,1</mn>
      <msup>
        <mo stretchy="false">[</mo>
        <mi>m</mi>
      </msup>
    </mrow>
    <annotation encoding="StarMath 5.0">S : Re^m %toward \]0,1\[^m</annotation>
  </semantics>
</math>
</file>

<file path=Object 166/content.xml><?xml version="1.0" encoding="utf-8"?>
<math xmlns="http://www.w3.org/1998/Math/MathML" display="block">
  <semantics>
    <mrow>
      <msup>
        <mi>ξ</mi>
        <mover accent="true">
          <mi>y</mi>
          <mo stretchy="false">^</mo>
        </mover>
      </msup>
      <mi mathvariant="normal">:</mi>
      <mo stretchy="false">]</mo>
      <mn>0,1</mn>
      <msup>
        <mo stretchy="false">[</mo>
        <mi>m</mi>
      </msup>
      <mi>↔</mi>
      <mi mathvariant="normal">ℜ</mi>
    </mrow>
    <annotation encoding="StarMath 5.0">%xi^{hat y} : \]0,1\[^m %toward Re</annotation>
  </semantics>
</math>
</file>

<file path=Object 167/content.xml><?xml version="1.0" encoding="utf-8"?>
<math xmlns="http://www.w3.org/1998/Math/MathML" display="block">
  <semantics>
    <mrow>
      <mi>y</mi>
      <mo stretchy="false">∈</mo>
      <msup>
        <mi mathvariant="normal">ℜ</mi>
        <mi>m</mi>
      </msup>
    </mrow>
    <annotation encoding="StarMath 5.0">y in Re^m</annotation>
  </semantics>
</math>
</file>

<file path=Object 168/content.xml><?xml version="1.0" encoding="utf-8"?>
<math xmlns="http://www.w3.org/1998/Math/MathML" display="block">
  <semantics>
    <mrow>
      <mi>m</mi>
      <mrow>
        <mi>’</mi>
        <mo stretchy="false">×</mo>
        <mi>m</mi>
      </mrow>
      <mi>’</mi>
    </mrow>
    <annotation encoding="StarMath 5.0"> m’ times m’</annotation>
  </semantics>
</math>
</file>

<file path=Object 169/content.xml><?xml version="1.0" encoding="utf-8"?>
<math xmlns="http://www.w3.org/1998/Math/MathML" display="block">
  <semantics>
    <mi>C</mi>
    <annotation encoding="StarMath 5.0"> C </annotation>
  </semantics>
</math>
</file>

<file path=Object 17/content.xml><?xml version="1.0" encoding="utf-8"?>
<math xmlns="http://www.w3.org/1998/Math/MathML" display="block">
  <semantics>
    <msub>
      <mi>M</mi>
      <mrow>
        <mi>n</mi>
        <mi>,</mi>
        <mi>m</mi>
      </mrow>
    </msub>
    <annotation encoding="StarMath 5.0">M_{n,m}</annotation>
  </semantics>
</math>
</file>

<file path=Object 170/content.xml><?xml version="1.0" encoding="utf-8"?>
<math xmlns="http://www.w3.org/1998/Math/MathML" display="block">
  <semantics>
    <mrow>
      <mi>m</mi>
      <mo stretchy="false">×</mo>
      <mi>p</mi>
    </mrow>
    <annotation encoding="StarMath 5.0"> m times p </annotation>
  </semantics>
</math>
</file>

<file path=Object 171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row>
    <annotation encoding="StarMath 5.0">forall i in ldbracket 1,n rdbracket</annotation>
  </semantics>
</math>
</file>

<file path=Object 172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p</mi>
            </mrow>
          </mrow>
          <mo fence="true" form="postfix" stretchy="false">⟧</mo>
        </mrow>
      </mrow>
    </mrow>
    <annotation encoding="StarMath 5.0">forall j in ldbracket 1,p rdbracket</annotation>
  </semantics>
</math>
</file>

<file path=Object 173/content.xml><?xml version="1.0" encoding="utf-8"?>
<math xmlns="http://www.w3.org/1998/Math/MathML" display="block">
  <semantics>
    <mrow>
      <msub>
        <mi>C</mi>
        <mrow>
          <mi>i</mi>
          <mi>,</mi>
          <mi>j</mi>
        </mrow>
      </msub>
      <mo stretchy="false">=</mo>
      <mrow>
        <mrow>
          <munderover>
            <mo stretchy="false">∑</mo>
            <mrow>
              <mi>k</mi>
              <mo stretchy="false">=</mo>
              <mn>1</mn>
            </mrow>
            <mi>m</mi>
          </munderover>
          <msub>
            <mi>A</mi>
            <mrow>
              <mi>i</mi>
              <mi>,</mi>
              <mi>k</mi>
            </mrow>
          </msub>
        </mrow>
        <mo stretchy="false">×</mo>
        <msub>
          <mi>B</mi>
          <mrow>
            <mi>k</mi>
            <mi>,</mi>
            <mi>j</mi>
          </mrow>
        </msub>
      </mrow>
    </mrow>
    <annotation encoding="StarMath 5.0">C_{ i,j } = sum from{k=1} to{m} A_{ i,k } times B_{ k,j }</annotation>
  </semantics>
</math>
</file>

<file path=Object 174/content.xml><?xml version="1.0" encoding="utf-8"?>
<math xmlns="http://www.w3.org/1998/Math/MathML" display="block">
  <semantics>
    <mrow>
      <mi>a</mi>
      <mo stretchy="false">∈</mo>
      <mi mathvariant="normal">ℜ</mi>
    </mrow>
    <annotation encoding="StarMath 5.0"> a in Re</annotation>
  </semantics>
</math>
</file>

<file path=Object 175/content.xml><?xml version="1.0" encoding="utf-8"?>
<math xmlns="http://www.w3.org/1998/Math/MathML" display="block">
  <semantics>
    <mrow>
      <mi>B</mi>
      <mo stretchy="false">∈</mo>
      <msub>
        <mi>M</mi>
        <mrow>
          <mi>n</mi>
          <mi>,</mi>
          <mi>m</mi>
        </mrow>
      </msub>
    </mrow>
    <annotation encoding="StarMath 5.0">B in M_{ n,m }</annotation>
  </semantics>
</math>
</file>

<file path=Object 176/content.xml><?xml version="1.0" encoding="utf-8"?>
<math xmlns="http://www.w3.org/1998/Math/MathML" display="block">
  <semantics>
    <mrow>
      <mi>a</mi>
      <mo stretchy="false">×</mo>
      <mi>B</mi>
    </mrow>
    <annotation encoding="StarMath 5.0">a times B</annotation>
  </semantics>
</math>
</file>

<file path=Object 177/content.xml><?xml version="1.0" encoding="utf-8"?>
<math xmlns="http://www.w3.org/1998/Math/MathML" display="block">
  <semantics>
    <mrow>
      <msup>
        <mi>ξ</mi>
        <mover accent="true">
          <mi>y</mi>
          <mo stretchy="false">^</mo>
        </mover>
      </msup>
      <mo stretchy="false">∘</mo>
      <mi>S</mi>
      <mi mathvariant="normal">:</mi>
      <msup>
        <mi mathvariant="normal">ℜ</mi>
        <mi>m</mi>
      </msup>
      <mi>↔</mi>
      <mi mathvariant="normal">ℜ</mi>
    </mrow>
    <annotation encoding="StarMath 5.0">%xi^{hat y} circ S: Re^m %toward Re</annotation>
  </semantics>
</math>
</file>

<file path=Object 178/content.xml><?xml version="1.0" encoding="utf-8"?>
<math xmlns="http://www.w3.org/1998/Math/MathML" display="block">
  <semantics>
    <mrow>
      <msubsup>
        <mi>F</mi>
        <mi mathvariant="italic">loss</mi>
        <mover accent="true">
          <mi>y</mi>
          <mo stretchy="false">^</mo>
        </mover>
      </msubsup>
      <mo stretchy="false">∘</mo>
      <mi>g</mi>
    </mrow>
    <annotation encoding="StarMath 5.0">F_loss^{hat y} circ g </annotation>
  </semantics>
</math>
</file>

<file path=Object 179/content.xml><?xml version="1.0" encoding="utf-8"?>
<math xmlns="http://www.w3.org/1998/Math/MathML" display="block">
  <semantics>
    <mrow>
      <mi>L</mi>
      <mi mathvariant="normal">:</mi>
      <mrow>
        <mo fence="true" form="prefix" stretchy="true">{</mo>
        <mrow>
          <mtable>
            <mtr>
              <mtd>
                <mrow>
                  <mrow>
                    <msup>
                      <mi mathvariant="normal">ℜ</mi>
                      <mi>m</mi>
                    </msup>
                    <mo stretchy="false">×</mo>
                    <msub>
                      <mi>M</mi>
                      <mrow>
                        <mi>m</mi>
                        <mi>'</mi>
                        <mi>,</mi>
                        <mi>m</mi>
                      </mrow>
                    </msub>
                    <mo stretchy="false">×</mo>
                    <msup>
                      <mi mathvariant="normal">ℜ</mi>
                      <mrow>
                        <mi>m</mi>
                        <mi>'</mi>
                      </mrow>
                    </msup>
                  </mrow>
                  <mi>↔</mi>
                  <msup>
                    <mi mathvariant="normal">ℜ</mi>
                    <mrow>
                      <mi>m</mi>
                      <mi>'</mi>
                    </mrow>
                  </msup>
                </mrow>
              </mtd>
            </mtr>
            <mtr>
              <mtd>
                <mrow>
                  <mrow>
                    <mo fence="true" form="prefix" stretchy="false">(</mo>
                    <mrow>
                      <mrow>
                        <mi>y</mi>
                        <mi>,</mi>
                        <mi>W</mi>
                        <mi>,</mi>
                        <mi>b</mi>
                      </mrow>
                    </mrow>
                    <mo fence="true" form="postfix" stretchy="false">)</mo>
                  </mrow>
                  <mi>→</mi>
                  <mrow>
                    <mrow>
                      <mi>y</mi>
                      <mo stretchy="false">×</mo>
                      <msup>
                        <mi>W</mi>
                        <mi>T</mi>
                      </msup>
                    </mrow>
                    <mo stretchy="false">+</mo>
                    <mi>b</mi>
                  </mrow>
                </mrow>
              </mtd>
            </mtr>
          </mtable>
        </mrow>
      </mrow>
    </mrow>
    <annotation encoding="StarMath 5.0">L : left lbrace
  stack {
    Re^m times M_{m',m} times Re^{m'} %toward Re^{m'} #
    (y,W,b) %as y times W^T + b
  }
right none

</annotation>
  </semantics>
</math>
</file>

<file path=Object 18/content.xml><?xml version="1.0" encoding="utf-8"?>
<math xmlns="http://www.w3.org/1998/Math/MathML" display="block">
  <semantics>
    <mrow>
      <mi>n</mi>
      <mo stretchy="false">×</mo>
      <mi>m</mi>
    </mrow>
    <annotation encoding="StarMath 5.0">n times m</annotation>
  </semantics>
</math>
</file>

<file path=Object 180/content.xml><?xml version="1.0" encoding="utf-8"?>
<math xmlns="http://www.w3.org/1998/Math/MathML" display="block">
  <semantics>
    <mi mathvariant="italic">SoftMax</mi>
    <annotation encoding="StarMath 5.0"> SoftMax</annotation>
  </semantics>
</math>
</file>

<file path=Object 181/content.xml><?xml version="1.0" encoding="utf-8"?>
<math xmlns="http://www.w3.org/1998/Math/MathML" display="block">
  <semantics>
    <mrow>
      <mfrac>
        <mrow>
          <mi>d</mi>
          <mrow>
            <mo fence="true" form="prefix" stretchy="false">(</mo>
            <mrow>
              <mrow>
                <msup>
                  <mi>ξ</mi>
                  <mover accent="true">
                    <mi>y</mi>
                    <mo stretchy="false">^</mo>
                  </mover>
                </msup>
                <mo stretchy="false">∘</mo>
                <mi>S</mi>
              </mrow>
            </mrow>
            <mo fence="true" form="postfix" stretchy="false">)</mo>
          </mrow>
        </mrow>
        <mrow>
          <mi>d</mi>
          <mi>z</mi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p>
                    <mi mathvariant="normal">ℜ</mi>
                    <mi>m</mi>
                  </msup>
                </mrow>
              </mtd>
            </mtr>
            <mtr>
              <mtd>
                <mrow>
                  <mi>z</mi>
                  <mi>→</mi>
                  <mi>S</mi>
                  <mrow>
                    <mrow>
                      <mo fence="true" form="prefix" stretchy="false">(</mo>
                      <mrow>
                        <mi>z</mi>
                      </mrow>
                      <mo fence="true" form="postfix" stretchy="false">)</mo>
                    </mrow>
                    <mo stretchy="false">−</mo>
                    <mover accent="true">
                      <mi>y</mi>
                      <mo stretchy="false">^</mo>
                    </mover>
                  </mrow>
                </mrow>
              </mtd>
            </mtr>
          </mtable>
        </mrow>
      </mrow>
    </mrow>
    <annotation encoding="StarMath 5.0">{d (%xi^{hat y} circ S) } over {d z} : left lbrace
  stack {
    Re^m %toward Re^m #
    z %as S( z ) - hat y
  }
right none

</annotation>
  </semantics>
</math>
</file>

<file path=Object 182/content.xml><?xml version="1.0" encoding="utf-8"?>
<math xmlns="http://www.w3.org/1998/Math/MathML" display="block">
  <semantics>
    <mrow>
      <mrow>
        <mover accent="true">
          <mi>y</mi>
          <mo stretchy="false">^</mo>
        </mover>
        <mo stretchy="false">∈</mo>
        <mo stretchy="false">{</mo>
      </mrow>
      <mn>0,1</mn>
      <msup>
        <mo stretchy="false">}</mo>
        <mi>m</mi>
      </msup>
    </mrow>
    <annotation encoding="StarMath 5.0">  hat y  in \{0,1\}^m</annotation>
  </semantics>
</math>
</file>

<file path=Object 183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184/content.xml><?xml version="1.0" encoding="utf-8"?>
<math xmlns="http://www.w3.org/1998/Math/MathML" display="block">
  <semantics>
    <mrow>
      <mi>L</mi>
      <mi mathvariant="normal">:</mi>
      <mrow>
        <msup>
          <mi mathvariant="normal">ℜ</mi>
          <mi>m</mi>
        </msup>
        <mo stretchy="false">×</mo>
        <msub>
          <mi>M</mi>
          <mrow>
            <mi>m</mi>
            <mi>'</mi>
            <mi>,</mi>
            <mi>m</mi>
          </mrow>
        </msub>
        <mo stretchy="false">×</mo>
        <msup>
          <mi mathvariant="normal">ℜ</mi>
          <mrow>
            <mi>m</mi>
            <mi>'</mi>
          </mrow>
        </msup>
      </mrow>
      <mi>↔</mi>
      <msup>
        <mi mathvariant="normal">ℜ</mi>
        <mrow>
          <mi>m</mi>
          <mi>'</mi>
        </mrow>
      </msup>
    </mrow>
    <annotation encoding="StarMath 5.0">L : Re^m times M_{m',m} times Re^{m'} %toward Re^{m'}</annotation>
  </semantics>
</math>
</file>

<file path=Object 185/content.xml><?xml version="1.0" encoding="utf-8"?>
<math xmlns="http://www.w3.org/1998/Math/MathML" display="block">
  <semantics>
    <mrow>
      <mi>b</mi>
      <mo stretchy="false">∈</mo>
      <msup>
        <mi mathvariant="normal">ℜ</mi>
        <mrow>
          <mi>m</mi>
          <mi>'</mi>
        </mrow>
      </msup>
    </mrow>
    <annotation encoding="StarMath 5.0">b in Re^{m'}</annotation>
  </semantics>
</math>
</file>

<file path=Object 186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187/content.xml><?xml version="1.0" encoding="utf-8"?>
<math xmlns="http://www.w3.org/1998/Math/MathML" display="block">
  <semantics>
    <msup>
      <mi mathvariant="normal">ℜ</mi>
      <mrow>
        <mi>m</mi>
        <mi>'</mi>
      </mrow>
    </msup>
    <annotation encoding="StarMath 5.0">Re^{m'}</annotation>
  </semantics>
</math>
</file>

<file path=Object 188/content.xml><?xml version="1.0" encoding="utf-8"?>
<math xmlns="http://www.w3.org/1998/Math/MathML" display="block">
  <semantics>
    <mi>L</mi>
    <annotation encoding="StarMath 5.0"> L </annotation>
  </semantics>
</math>
</file>

<file path=Object 189/content.xml><?xml version="1.0" encoding="utf-8"?>
<math xmlns="http://www.w3.org/1998/Math/MathML" display="block">
  <semantics>
    <mrow>
      <mi>y</mi>
      <mo stretchy="false">∈</mo>
      <msup>
        <mi mathvariant="normal">ℜ</mi>
        <mi>m</mi>
      </msup>
    </mrow>
    <annotation encoding="StarMath 5.0">y in Re^m</annotation>
  </semantics>
</math>
</file>

<file path=Object 19/content.xml><?xml version="1.0" encoding="utf-8"?>
<math xmlns="http://www.w3.org/1998/Math/MathML" display="block">
  <semantics>
    <mi mathvariant="normal">ℜ</mi>
    <annotation encoding="StarMath 5.0">Re</annotation>
  </semantics>
</math>
</file>

<file path=Object 190/content.xml><?xml version="1.0" encoding="utf-8"?>
<math xmlns="http://www.w3.org/1998/Math/MathML" display="block">
  <semantics>
    <mrow>
      <mi>b</mi>
      <mo stretchy="false">∈</mo>
      <msup>
        <mi mathvariant="normal">ℜ</mi>
        <mrow>
          <mi>m</mi>
          <mi>'</mi>
        </mrow>
      </msup>
    </mrow>
    <annotation encoding="StarMath 5.0">b in Re^{m'}</annotation>
  </semantics>
</math>
</file>

<file path=Object 191/content.xml><?xml version="1.0" encoding="utf-8"?>
<math xmlns="http://www.w3.org/1998/Math/MathML" display="block">
  <semantics>
    <mrow>
      <msub>
        <mi>L</mi>
        <mrow>
          <mi>j</mi>
          <mi>'</mi>
        </mrow>
      </msub>
      <mi mathvariant="normal">:</mi>
      <mrow>
        <msup>
          <mi mathvariant="normal">ℜ</mi>
          <mi>m</mi>
        </msup>
        <mo stretchy="false">×</mo>
        <msup>
          <mi mathvariant="normal">ℜ</mi>
          <mi>m</mi>
        </msup>
        <mo stretchy="false">×</mo>
        <mi mathvariant="normal">ℜ</mi>
      </mrow>
      <mi>↔</mi>
      <mi mathvariant="normal">ℜ</mi>
    </mrow>
    <annotation encoding="StarMath 5.0">L_{j'} : Re^m times Re^m times Re %toward Re</annotation>
  </semantics>
</math>
</file>

<file path=Object 192/content.xml><?xml version="1.0" encoding="utf-8"?>
<math xmlns="http://www.w3.org/1998/Math/MathML" display="block">
  <semantics>
    <mrow>
      <mi>j</mi>
      <mo stretchy="false">∈</mo>
      <mrow>
        <mo fence="true" form="prefix" stretchy="false">⟦</mo>
        <mrow>
          <mrow>
            <mn>1</mn>
            <mi>,</mi>
            <mi>m</mi>
            <mi>'</mi>
          </mrow>
        </mrow>
        <mo fence="true" form="postfix" stretchy="false">⟧</mo>
      </mrow>
    </mrow>
    <annotation encoding="StarMath 5.0">j in ldbracket 1,m' rdbracket</annotation>
  </semantics>
</math>
</file>

<file path=Object 193/content.xml><?xml version="1.0" encoding="utf-8"?>
<math xmlns="http://www.w3.org/1998/Math/MathML" display="block">
  <semantics>
    <mrow>
      <mfrac>
        <mrow>
          <mo stretchy="false">∂</mo>
          <mrow>
            <mo fence="true" form="prefix" stretchy="false">(</mo>
            <mrow>
              <mrow>
                <msup>
                  <mi>F</mi>
                  <mi mathvariant="italic">upstream</mi>
                </msup>
                <mo stretchy="false">∘</mo>
                <mi mathvariant="italic">ReLU</mi>
                <mo stretchy="false">∘</mo>
                <mi>L</mi>
                <mrow>
                  <mo fence="true" form="prefix" stretchy="false">(</mo>
                  <mrow>
                    <mrow>
                      <mrow>
                        <mrow/>
                        <mo stretchy="false">⋅</mo>
                        <mrow/>
                      </mrow>
                      <mi>,</mi>
                      <mi>W</mi>
                      <mi>,</mi>
                      <mi>b</mi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</mrow>
        <mrow>
          <mo stretchy="false">∂</mo>
          <mi>b</mi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row>
                      <mi>m</mi>
                      <mi>'</mi>
                    </mrow>
                  </msup>
                  <mi>↔</mi>
                  <msup>
                    <mi mathvariant="normal">ℜ</mi>
                    <mrow>
                      <mi>m</mi>
                      <mi>'</mi>
                    </mrow>
                  </msup>
                </mrow>
              </mtd>
            </mtr>
            <mtr>
              <mtd>
                <mrow>
                  <mi>b</mi>
                  <mi>→</mi>
                  <mfrac>
                    <mrow>
                      <mo stretchy="false">∂</mo>
                      <mrow>
                        <mo fence="true" form="prefix" stretchy="false">(</mo>
                        <mrow>
                          <mrow>
                            <msup>
                              <mi>F</mi>
                              <mi mathvariant="italic">upstream</mi>
                            </msup>
                            <mo stretchy="false">∘</mo>
                            <mi mathvariant="italic">ReLU</mi>
                            <mo stretchy="false">∘</mo>
                            <mi>L</mi>
                            <mrow>
                              <mo fence="true" form="prefix" stretchy="false">(</mo>
                              <mrow>
                                <mrow>
                                  <mrow>
                                    <mrow/>
                                    <mo stretchy="false">⋅</mo>
                                    <mrow/>
                                  </mrow>
                                  <mi>,</mi>
                                  <mi>W</mi>
                                  <mi>,</mi>
                                  <mi>b</mi>
                                </mrow>
                              </mrow>
                              <mo fence="true" form="postfix" stretchy="false">)</mo>
                            </mrow>
                          </mrow>
                        </mrow>
                        <mo fence="true" form="postfix" stretchy="false">)</mo>
                      </mrow>
                    </mrow>
                    <mrow>
                      <mo stretchy="false">∂</mo>
                      <mi>b</mi>
                    </mrow>
                  </mfrac>
                  <mrow>
                    <mo fence="true" form="prefix" stretchy="false">(</mo>
                    <mrow>
                      <mi>b</mi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{partial (F^upstream circ ReLU circ L({} cdot {},W,b))} over {partial b} : left lbrace
  stack {
    Re^{m'} %toward Re^{m'} #
    b %as {partial (F^upstream circ ReLU circ L({} cdot {},W,b))} over {partial b} (b)
  }
right none

</annotation>
  </semantics>
</math>
</file>

<file path=Object 194/content.xml><?xml version="1.0" encoding="utf-8"?>
<math xmlns="http://www.w3.org/1998/Math/MathML" display="block">
  <semantics>
    <mrow>
      <mfrac>
        <mrow>
          <mo stretchy="false">∂</mo>
          <mi>L</mi>
        </mrow>
        <mrow>
          <mo stretchy="false">∂</mo>
          <mi>y</mi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b>
                    <mi>M</mi>
                    <mrow>
                      <mi>m</mi>
                      <mi>'</mi>
                      <mi>,</mi>
                      <mi>m</mi>
                    </mrow>
                  </msub>
                </mrow>
              </mtd>
            </mtr>
            <mtr>
              <mtd>
                <mrow>
                  <mi>y</mi>
                  <mi>→</mi>
                  <mi>W</mi>
                </mrow>
              </mtd>
            </mtr>
          </mtable>
        </mrow>
      </mrow>
    </mrow>
    <annotation encoding="StarMath 5.0">{partial L} over {partial y} : left lbrace
  stack {
    Re^m %toward M_{m',m} #
    y %as W
  }
right none

</annotation>
  </semantics>
</math>
</file>

<file path=Object 195/content.xml><?xml version="1.0" encoding="utf-8"?>
<math xmlns="http://www.w3.org/1998/Math/MathML" display="block">
  <semantics>
    <mrow>
      <mo stretchy="false">∀</mo>
      <mi>j</mi>
      <mrow>
        <mi>'</mi>
        <mo stretchy="false">∈</mo>
        <mrow>
          <mo fence="true" form="prefix" stretchy="false">⟦</mo>
          <mrow>
            <mrow>
              <mn>1</mn>
              <mi>,</mi>
              <mi>m</mi>
              <mi>'</mi>
            </mrow>
          </mrow>
          <mo fence="true" form="postfix" stretchy="false">⟧</mo>
        </mrow>
      </mrow>
    </mrow>
    <annotation encoding="StarMath 5.0">forall j' in ldbracket 1,m' rdbracket</annotation>
  </semantics>
</math>
</file>

<file path=Object 196/content.xml><?xml version="1.0" encoding="utf-8"?>
<math xmlns="http://www.w3.org/1998/Math/MathML" display="block">
  <semantics>
    <mrow>
      <mfrac>
        <mrow>
          <mo stretchy="false">∂</mo>
          <mrow>
            <mo fence="true" form="prefix" stretchy="false">(</mo>
            <mrow>
              <mrow>
                <msubsup>
                  <mi>F</mi>
                  <mrow>
                    <mi>j</mi>
                    <mi>'</mi>
                  </mrow>
                  <mi mathvariant="italic">upstream</mi>
                </msubsup>
                <mo stretchy="false">∘</mo>
                <msub>
                  <mi mathvariant="italic">ReLU</mi>
                  <mrow>
                    <mi>j</mi>
                    <mi>'</mi>
                  </mrow>
                </msub>
                <mo stretchy="false">∘</mo>
                <msub>
                  <mi>L</mi>
                  <mrow>
                    <mi>j</mi>
                    <mi>'</mi>
                  </mrow>
                </msub>
                <mrow>
                  <mo fence="true" form="prefix" stretchy="false">(</mo>
                  <mrow>
                    <mrow>
                      <mrow>
                        <mrow/>
                        <mo stretchy="false">⋅</mo>
                        <mrow/>
                      </mrow>
                      <mi>,</mi>
                      <mi>w</mi>
                      <mi>,</mi>
                      <msub>
                        <mi>b</mi>
                        <mrow>
                          <mi>j</mi>
                          <mi>'</mi>
                        </mrow>
                      </msub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</mrow>
        <mrow>
          <mo stretchy="false">∂</mo>
          <mi>w</mi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p>
                    <mi mathvariant="normal">ℜ</mi>
                    <mi>m</mi>
                  </msup>
                </mrow>
              </mtd>
            </mtr>
            <mtr>
              <mtd>
                <mrow>
                  <mi>w</mi>
                  <mi>→</mi>
                  <mfrac>
                    <mrow>
                      <mo stretchy="false">∂</mo>
                      <mrow>
                        <mo fence="true" form="prefix" stretchy="false">(</mo>
                        <mrow>
                          <mrow>
                            <msubsup>
                              <mi>F</mi>
                              <mrow>
                                <mi>j</mi>
                                <mi>'</mi>
                              </mrow>
                              <mi mathvariant="italic">upstream</mi>
                            </msubsup>
                            <mo stretchy="false">∘</mo>
                            <msub>
                              <mi mathvariant="italic">ReLU</mi>
                              <mrow>
                                <mi>j</mi>
                                <mi>'</mi>
                              </mrow>
                            </msub>
                            <mo stretchy="false">∘</mo>
                            <msub>
                              <mi>L</mi>
                              <mrow>
                                <mi>j</mi>
                                <mi>'</mi>
                              </mrow>
                            </msub>
                            <mrow>
                              <mo fence="true" form="prefix" stretchy="false">(</mo>
                              <mrow>
                                <mrow>
                                  <mrow>
                                    <mrow/>
                                    <mo stretchy="false">⋅</mo>
                                    <mrow/>
                                  </mrow>
                                  <mi>,</mi>
                                  <mi>w</mi>
                                  <mi>,</mi>
                                  <msub>
                                    <mi>b</mi>
                                    <mrow>
                                      <mi>j</mi>
                                      <mi>'</mi>
                                    </mrow>
                                  </msub>
                                </mrow>
                              </mrow>
                              <mo fence="true" form="postfix" stretchy="false">)</mo>
                            </mrow>
                          </mrow>
                        </mrow>
                        <mo fence="true" form="postfix" stretchy="false">)</mo>
                      </mrow>
                    </mrow>
                    <mrow>
                      <mo stretchy="false">∂</mo>
                      <mi>w</mi>
                    </mrow>
                  </mfrac>
                  <mrow>
                    <mo fence="true" form="prefix" stretchy="false">(</mo>
                    <mrow>
                      <mi>w</mi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{partial (F^upstream_{j'} circ ReLU_{j'} circ L_{j'}({} cdot {},w,b_{j'}))} over {partial w} : left lbrace
  stack {
    Re^m %toward Re^m #
    w %as {partial (F^upstream_{j'} circ ReLU_{j'} circ L_{j'}({} cdot {},w,b_{j'}))} over {partial w} ( w )
  }
right none

</annotation>
  </semantics>
</math>
</file>

<file path=Object 197/content.xml><?xml version="1.0" encoding="utf-8"?>
<math xmlns="http://www.w3.org/1998/Math/MathML" display="block">
  <semantics>
    <mrow>
      <mi>b</mi>
      <mo stretchy="false">∈</mo>
      <msup>
        <mi mathvariant="normal">ℜ</mi>
        <mrow>
          <mi>m</mi>
          <mi>'</mi>
        </mrow>
      </msup>
    </mrow>
    <annotation encoding="StarMath 5.0">b in Re^{m'}</annotation>
  </semantics>
</math>
</file>

<file path=Object 198/content.xml><?xml version="1.0" encoding="utf-8"?>
<math xmlns="http://www.w3.org/1998/Math/MathML" display="block">
  <semantics>
    <mrow>
      <mi>k</mi>
      <mo stretchy="false">∈</mo>
      <mrow>
        <mo fence="true" form="prefix" stretchy="false">⟦</mo>
        <mrow>
          <mrow>
            <mn>1</mn>
            <mi>,</mi>
            <mrow>
              <mi>p</mi>
              <mo stretchy="false">−</mo>
              <mn>1</mn>
            </mrow>
          </mrow>
        </mrow>
        <mo fence="true" form="postfix" stretchy="false">⟧</mo>
      </mrow>
    </mrow>
    <annotation encoding="StarMath 5.0">k in ldbracket 1,p-1 rdbracket</annotation>
  </semantics>
</math>
</file>

<file path=Object 199/content.xml><?xml version="1.0" encoding="utf-8"?>
<math xmlns="http://www.w3.org/1998/Math/MathML" display="block">
  <semantics>
    <mrow>
      <msup>
        <mi>W</mi>
        <mi>k</mi>
      </msup>
      <mo stretchy="false">∈</mo>
      <msub>
        <mi>M</mi>
        <mrow>
          <msub>
            <mi>m</mi>
            <mrow>
              <mi>k</mi>
              <mo stretchy="false">+</mo>
              <mn>1</mn>
            </mrow>
          </msub>
          <mi>,</mi>
          <msub>
            <mi>m</mi>
            <mi>k</mi>
          </msub>
        </mrow>
      </msub>
    </mrow>
    <annotation encoding="StarMath 5.0">W^{k} in M_{m_{k+1},m_k}</annotation>
  </semantics>
</math>
</file>

<file path=Object 2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m</mi>
            </mrow>
          </mrow>
          <mo fence="true" form="postfix" stretchy="false">⟧</mo>
        </mrow>
      </mrow>
    </mrow>
    <annotation encoding="StarMath 5.0">forall j in ldbracket 1,m rdbracket</annotation>
  </semantics>
</math>
</file>

<file path=Object 20/content.xml><?xml version="1.0" encoding="utf-8"?>
<math xmlns="http://www.w3.org/1998/Math/MathML" display="block">
  <semantics>
    <mi>p</mi>
    <annotation encoding="StarMath 5.0">p</annotation>
  </semantics>
</math>
</file>

<file path=Object 200/content.xml><?xml version="1.0" encoding="utf-8"?>
<math xmlns="http://www.w3.org/1998/Math/MathML" display="block">
  <semantics>
    <mrow>
      <mi>k</mi>
      <mo stretchy="false">=</mo>
      <mi>p</mi>
    </mrow>
    <annotation encoding="StarMath 5.0">k = p</annotation>
  </semantics>
</math>
</file>

<file path=Object 201/content.xml><?xml version="1.0" encoding="utf-8"?>
<math xmlns="http://www.w3.org/1998/Math/MathML" display="block">
  <semantics>
    <mrow>
      <mfrac>
        <mrow>
          <mo stretchy="false">∂</mo>
          <mrow>
            <mo fence="true" form="prefix" stretchy="false">(</mo>
            <mrow>
              <mrow>
                <msup>
                  <mi>F</mi>
                  <mi mathvariant="italic">upstream</mi>
                </msup>
                <mo stretchy="false">∘</mo>
                <mi mathvariant="italic">ReLU</mi>
                <mo stretchy="false">∘</mo>
                <mi>L</mi>
                <mrow>
                  <mo fence="true" form="prefix" stretchy="false">(</mo>
                  <mrow>
                    <mrow>
                      <mrow>
                        <mrow/>
                        <mo stretchy="false">⋅</mo>
                        <mrow/>
                      </mrow>
                      <mi>,</mi>
                      <mi>W</mi>
                      <mi>,</mi>
                      <mi>b</mi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</mrow>
        <mrow>
          <mo stretchy="false">∂</mo>
          <mi>y</mi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p>
                    <mi mathvariant="normal">ℜ</mi>
                    <mi>m</mi>
                  </msup>
                </mrow>
              </mtd>
            </mtr>
            <mtr>
              <mtd>
                <mrow>
                  <mi>y</mi>
                  <mi>→</mi>
                  <mfrac>
                    <mrow>
                      <mo stretchy="false">∂</mo>
                      <mrow>
                        <mo fence="true" form="prefix" stretchy="false">(</mo>
                        <mrow>
                          <mrow>
                            <msup>
                              <mi>F</mi>
                              <mi mathvariant="italic">upstream</mi>
                            </msup>
                            <mo stretchy="false">∘</mo>
                            <mi mathvariant="italic">ReLU</mi>
                            <mo stretchy="false">∘</mo>
                            <mi>L</mi>
                            <mrow>
                              <mo fence="true" form="prefix" stretchy="false">(</mo>
                              <mrow>
                                <mrow>
                                  <mrow>
                                    <mrow/>
                                    <mo stretchy="false">⋅</mo>
                                    <mrow/>
                                  </mrow>
                                  <mi>,</mi>
                                  <mi>W</mi>
                                  <mi>,</mi>
                                  <mi>b</mi>
                                </mrow>
                              </mrow>
                              <mo fence="true" form="postfix" stretchy="false">)</mo>
                            </mrow>
                          </mrow>
                        </mrow>
                        <mo fence="true" form="postfix" stretchy="false">)</mo>
                      </mrow>
                    </mrow>
                    <mrow>
                      <mo stretchy="false">∂</mo>
                      <mi>y</mi>
                    </mrow>
                  </mfrac>
                  <mrow>
                    <mo fence="true" form="prefix" stretchy="false">(</mo>
                    <mrow>
                      <mi>y</mi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{partial (F^upstream circ ReLU circ L({} cdot {},W,b))} over {partial y} : left lbrace
  stack {
    Re^{m} %toward Re^{m} #
    y %as {partial (F^upstream circ ReLU circ L({} cdot {},W,b))} over {partial y} ( y )
  }
right none

</annotation>
  </semantics>
</math>
</file>

<file path=Object 202/content.xml><?xml version="1.0" encoding="utf-8"?>
<math xmlns="http://www.w3.org/1998/Math/MathML" display="block">
  <semantics>
    <mrow>
      <mi>y</mi>
      <mo stretchy="false">∈</mo>
      <msup>
        <mi mathvariant="normal">ℜ</mi>
        <mi>m</mi>
      </msup>
    </mrow>
    <annotation encoding="StarMath 5.0">y in Re^m</annotation>
  </semantics>
</math>
</file>

<file path=Object 203/content.xml><?xml version="1.0" encoding="utf-8"?>
<math xmlns="http://www.w3.org/1998/Math/MathML" display="block">
  <semantics>
    <mrow>
      <mi>b</mi>
      <mo stretchy="false">∈</mo>
      <msup>
        <mi mathvariant="normal">ℜ</mi>
        <mrow>
          <mi>m</mi>
          <mi>'</mi>
        </mrow>
      </msup>
    </mrow>
    <annotation encoding="StarMath 5.0">b in Re^{m'}</annotation>
  </semantics>
</math>
</file>

<file path=Object 204/content.xml><?xml version="1.0" encoding="utf-8"?>
<math xmlns="http://www.w3.org/1998/Math/MathML" display="block">
  <semantics>
    <msubsup>
      <mi>ξ</mi>
      <mi mathvariant="italic">loss</mi>
      <mi mathvariant="italic">global</mi>
    </msubsup>
    <annotation encoding="StarMath 5.0">%xi_loss^global</annotation>
  </semantics>
</math>
</file>

<file path=Object 205/content.xml><?xml version="1.0" encoding="utf-8"?>
<math xmlns="http://www.w3.org/1998/Math/MathML" display="block">
  <semantics>
    <mrow>
      <mo stretchy="false">∀</mo>
      <mi>j</mi>
      <mrow>
        <mi>'</mi>
        <mo stretchy="false">∈</mo>
        <mrow>
          <mo fence="true" form="prefix" stretchy="false">⟦</mo>
          <mrow>
            <mrow>
              <mn>1</mn>
              <mi>,</mi>
              <msub>
                <mi>m</mi>
                <mrow>
                  <mi>k</mi>
                  <mo stretchy="false">+</mo>
                  <mn>1</mn>
                </mrow>
              </msub>
            </mrow>
          </mrow>
          <mo fence="true" form="postfix" stretchy="false">⟧</mo>
        </mrow>
      </mrow>
    </mrow>
    <annotation encoding="StarMath 5.0">forall j' in ldbracket 1,m_{k+1} rdbracket</annotation>
  </semantics>
</math>
</file>

<file path=Object 206/content.xml><?xml version="1.0" encoding="utf-8"?>
<math xmlns="http://www.w3.org/1998/Math/MathML" display="block">
  <semantics>
    <mrow>
      <mfrac>
        <mrow>
          <mo stretchy="false">∂</mo>
          <msubsup>
            <mi>ξ</mi>
            <mi mathvariant="italic">loss</mi>
            <mi mathvariant="italic">global</mi>
          </msubsup>
        </mrow>
        <mrow>
          <mo stretchy="false">∂</mo>
          <msubsup>
            <mi>W</mi>
            <mrow>
              <mi>j</mi>
              <mi>'</mi>
              <mi>,</mi>
              <mi mathvariant="normal">:</mi>
            </mrow>
            <mi>k</mi>
          </msubsup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sub>
                      <mi>m</mi>
                      <mi>k</mi>
                    </msub>
                  </msup>
                  <mi>↔</mi>
                  <msup>
                    <mi mathvariant="normal">ℜ</mi>
                    <msub>
                      <mi>m</mi>
                      <mi>k</mi>
                    </msub>
                  </msup>
                </mrow>
              </mtd>
            </mtr>
            <mtr>
              <mtd>
                <mrow>
                  <mi>w</mi>
                  <mi>→</mi>
                  <mrow>
                    <munderover>
                      <mo stretchy="false">∑</mo>
                      <mrow>
                        <mi>i</mi>
                        <mo stretchy="false">=</mo>
                        <mn>1</mn>
                      </mrow>
                      <mi>n</mi>
                    </munderover>
                    <mrow>
                      <mfrac>
                        <mrow>
                          <mo stretchy="false">∂</mo>
                          <mrow>
                            <mo fence="true" form="prefix" stretchy="false">(</mo>
                            <mrow>
                              <mrow>
                                <msubsup>
                                  <mi>F</mi>
                                  <mrow>
                                    <mi>j</mi>
                                    <mi>'</mi>
                                  </mrow>
                                  <mrow>
                                    <mi mathvariant="italic">upstream</mi>
                                    <mrow>
                                      <mo fence="true" form="prefix" stretchy="false">(</mo>
                                      <mrow>
                                        <mi>k</mi>
                                      </mrow>
                                      <mo fence="true" form="postfix" stretchy="false">)</mo>
                                    </mrow>
                                    <mi>,</mi>
                                    <mover accent="true">
                                      <msup>
                                        <mi>Y</mi>
                                        <mi>i</mi>
                                      </msup>
                                      <mo stretchy="false">^</mo>
                                    </mover>
                                  </mrow>
                                </msubsup>
                                <mo stretchy="false">∘</mo>
                                <msubsup>
                                  <mi>L</mi>
                                  <mrow>
                                    <mi>j</mi>
                                    <mi>'</mi>
                                  </mrow>
                                  <mi>k</mi>
                                </msubsup>
                                <mrow>
                                  <mo fence="true" form="prefix" stretchy="false">(</mo>
                                  <mrow>
                                    <mrow>
                                      <mrow>
                                        <mrow/>
                                        <mo stretchy="false">⋅</mo>
                                        <mrow/>
                                      </mrow>
                                      <mi>,</mi>
                                      <mi>w</mi>
                                      <mi>,</mi>
                                      <msubsup>
                                        <mi>b</mi>
                                        <mrow>
                                          <mi>j</mi>
                                          <mi>'</mi>
                                        </mrow>
                                        <mi>k</mi>
                                      </msubsup>
                                    </mrow>
                                  </mrow>
                                  <mo fence="true" form="postfix" stretchy="false">)</mo>
                                </mrow>
                              </mrow>
                            </mrow>
                            <mo fence="true" form="postfix" stretchy="false">)</mo>
                          </mrow>
                        </mrow>
                        <mrow>
                          <mo stretchy="false">∂</mo>
                          <mi>w</mi>
                        </mrow>
                      </mfrac>
                      <mrow>
                        <mo fence="true" form="prefix" stretchy="false">(</mo>
                        <mrow>
                          <mi>w</mi>
                        </mrow>
                        <mo fence="true" form="postfix" stretchy="false">)</mo>
                      </mrow>
                    </mrow>
                  </mrow>
                </mrow>
              </mtd>
            </mtr>
          </mtable>
        </mrow>
      </mrow>
    </mrow>
    <annotation encoding="StarMath 5.0">{partial %xi_loss^global} over {partial W^k_{j',:}} : left lbrace
  stack {
    Re^{m_k} %toward Re^{m_k} #
    w %as sum from{i=1} to{n} {{partial (F^{upstream(k),{hat {Y^i}}}_{j'} circ  L^k_{j'}({} cdot {},w,b^k_{j'}))} over {partial w} ( w )}
  }
right none

</annotation>
  </semantics>
</math>
</file>

<file path=Object 207/content.xml><?xml version="1.0" encoding="utf-8"?>
<math xmlns="http://www.w3.org/1998/Math/MathML" display="block">
  <semantics>
    <mrow>
      <mi>C</mi>
      <mo stretchy="false">=</mo>
      <mrow>
        <mi>a</mi>
        <mo stretchy="false">×</mo>
        <mi>B</mi>
      </mrow>
      <mo stretchy="false">=</mo>
      <mrow>
        <mi>B</mi>
        <mo stretchy="false">×</mo>
        <mi>a</mi>
      </mrow>
    </mrow>
    <annotation encoding="StarMath 5.0">C = a times B = B times a</annotation>
  </semantics>
</math>
</file>

<file path=Object 208/content.xml><?xml version="1.0" encoding="utf-8"?>
<math xmlns="http://www.w3.org/1998/Math/MathML" display="block">
  <semantics>
    <mrow>
      <mi>y</mi>
      <mo stretchy="false">∈</mo>
      <msup>
        <mi mathvariant="normal">ℜ</mi>
        <mi>m</mi>
      </msup>
    </mrow>
    <annotation encoding="StarMath 5.0">y in Re^m</annotation>
  </semantics>
</math>
</file>

<file path=Object 209/content.xml><?xml version="1.0" encoding="utf-8"?>
<math xmlns="http://www.w3.org/1998/Math/MathML" display="block">
  <semantics>
    <mrow>
      <mi>W</mi>
      <mo stretchy="false">∈</mo>
      <msub>
        <mi>M</mi>
        <mrow>
          <mi>m</mi>
          <mi>'</mi>
          <mi>,</mi>
          <mi>m</mi>
        </mrow>
      </msub>
    </mrow>
    <annotation encoding="StarMath 5.0">W in M_{m',m}</annotation>
  </semantics>
</math>
</file>

<file path=Object 21/content.xml><?xml version="1.0" encoding="utf-8"?>
<math xmlns="http://www.w3.org/1998/Math/MathML" display="block">
  <semantics>
    <mrow>
      <msubsup>
        <mi>F</mi>
        <mi mathvariant="italic">act</mi>
        <mi>k</mi>
      </msubsup>
      <mo stretchy="false">∘</mo>
      <msup>
        <mi>L</mi>
        <mi>k</mi>
      </msup>
      <mrow>
        <mo fence="true" form="prefix" stretchy="false">(</mo>
        <mrow>
          <mrow>
            <mrow>
              <mrow/>
              <mo stretchy="false">⋅</mo>
              <mrow/>
            </mrow>
            <mi>,</mi>
            <msup>
              <mi>W</mi>
              <mi>k</mi>
            </msup>
            <mi>,</mi>
            <msup>
              <mi>b</mi>
              <mi>k</mi>
            </msup>
          </mrow>
        </mrow>
        <mo fence="true" form="postfix" stretchy="false">)</mo>
      </mrow>
      <mi mathvariant="normal">:</mi>
      <msup>
        <mi mathvariant="normal">ℜ</mi>
        <msub>
          <mi>m</mi>
          <mi>k</mi>
        </msub>
      </msup>
      <mi>↔</mi>
      <msup>
        <mi mathvariant="normal">ℜ</mi>
        <msub>
          <mi>m</mi>
          <mrow>
            <mi>k</mi>
            <mo stretchy="false">+</mo>
            <mn>1</mn>
          </mrow>
        </msub>
      </msup>
    </mrow>
    <annotation encoding="StarMath 5.0">F_act^k circ L^k( {} cdot {} ,W^k,b^k) : Re^{m_k} %toward Re^{m_{k+1}}</annotation>
  </semantics>
</math>
</file>

<file path=Object 210/content.xml><?xml version="1.0" encoding="utf-8"?>
<math xmlns="http://www.w3.org/1998/Math/MathML" display="block">
  <semantics>
    <mrow>
      <msup>
        <mi>F</mi>
        <mi mathvariant="italic">upstream</mi>
      </msup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row>
                      <mi>m</mi>
                      <mi>’</mi>
                    </mrow>
                  </msup>
                  <mi>↔</mi>
                  <mi mathvariant="normal">ℜ</mi>
                </mrow>
              </mtd>
            </mtr>
            <mtr>
              <mtd>
                <mrow>
                  <mi>y</mi>
                  <mi>'</mi>
                  <mi>→</mi>
                  <msup>
                    <mi>F</mi>
                    <mi mathvariant="italic">upstream</mi>
                  </msup>
                  <mrow>
                    <mo fence="true" form="prefix" stretchy="false">(</mo>
                    <mrow>
                      <mrow>
                        <mi>y</mi>
                        <mi>'</mi>
                      </mrow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F^upstream : left lbrace
  stack {
    Re^{m’} %toward Re #
    y' %as F^upstream( y' )
  }
right none
</annotation>
  </semantics>
</math>
</file>

<file path=Object 211/content.xml><?xml version="1.0" encoding="utf-8"?>
<math xmlns="http://www.w3.org/1998/Math/MathML" display="block">
  <semantics>
    <mrow>
      <mrow>
        <msup>
          <mi>F</mi>
          <mi mathvariant="italic">upstream</mi>
        </msup>
        <mo stretchy="false">∈</mo>
        <mi>D</mi>
      </mrow>
      <mrow>
        <mo fence="true" form="prefix" stretchy="false">(</mo>
        <mrow>
          <mrow>
            <msup>
              <mi mathvariant="normal">ℜ</mi>
              <mrow>
                <mi>m</mi>
                <mi>'</mi>
              </mrow>
            </msup>
            <mi>,</mi>
            <mi mathvariant="normal">ℜ</mi>
          </mrow>
        </mrow>
        <mo fence="true" form="postfix" stretchy="false">)</mo>
      </mrow>
    </mrow>
    <annotation encoding="StarMath 5.0">F^upstream in D( Re^{m'}, Re )</annotation>
  </semantics>
</math>
</file>

<file path=Object 212/content.xml><?xml version="1.0" encoding="utf-8"?>
<math xmlns="http://www.w3.org/1998/Math/MathML" display="block">
  <semantics>
    <mrow>
      <mo stretchy="false">∀</mo>
      <mi>j</mi>
      <mrow>
        <mi>'</mi>
        <mo stretchy="false">∈</mo>
        <mrow>
          <mo fence="true" form="prefix" stretchy="false">⟦</mo>
          <mrow>
            <mrow>
              <mn>1</mn>
              <mi>,</mi>
              <mi>m</mi>
              <mi>'</mi>
            </mrow>
          </mrow>
          <mo fence="true" form="postfix" stretchy="false">⟧</mo>
        </mrow>
      </mrow>
    </mrow>
    <annotation encoding="StarMath 5.0">forall j' in ldbracket 1,m' rdbracket</annotation>
  </semantics>
</math>
</file>

<file path=Object 213/content.xml><?xml version="1.0" encoding="utf-8"?>
<math xmlns="http://www.w3.org/1998/Math/MathML" display="block">
  <semantics>
    <mrow>
      <msubsup>
        <mi>F</mi>
        <mrow>
          <mi>j</mi>
          <mi>'</mi>
        </mrow>
        <mi mathvariant="italic">upstream</mi>
      </msubsup>
      <mrow>
        <mrow>
          <mo fence="true" form="prefix" stretchy="false">(</mo>
          <mrow>
            <mrow>
              <mi>y</mi>
              <msub>
                <mi>'</mi>
                <mi>j</mi>
              </msub>
            </mrow>
          </mrow>
          <mo fence="true" form="postfix" stretchy="false">)</mo>
        </mrow>
        <mo stretchy="false">=</mo>
        <msup>
          <mi>F</mi>
          <mi mathvariant="italic">upstream</mi>
        </msup>
      </mrow>
      <msub>
        <mrow>
          <mo fence="true" form="prefix" stretchy="false">(</mo>
          <mrow>
            <mrow>
              <mi>y</mi>
              <mi>'</mi>
            </mrow>
          </mrow>
          <mo fence="true" form="postfix" stretchy="false">)</mo>
        </mrow>
        <mrow>
          <mi>j</mi>
          <mi>'</mi>
        </mrow>
      </msub>
    </mrow>
    <annotation encoding="StarMath 5.0">F^upstream_{j'}(y'_j) = F^upstream(y')_{ j' }</annotation>
  </semantics>
</math>
</file>

<file path=Object 214/content.xml><?xml version="1.0" encoding="utf-8"?>
<math xmlns="http://www.w3.org/1998/Math/MathML" display="block">
  <semantics>
    <msubsup>
      <mi>F</mi>
      <mrow>
        <mi>j</mi>
        <mi>'</mi>
      </mrow>
      <mi mathvariant="italic">upstream</mi>
    </msubsup>
    <annotation encoding="StarMath 5.0">F^upstream_{ j' }</annotation>
  </semantics>
</math>
</file>

<file path=Object 215/content.xml><?xml version="1.0" encoding="utf-8"?>
<math xmlns="http://www.w3.org/1998/Math/MathML" display="block">
  <semantics>
    <mrow>
      <mi>j</mi>
      <mi>'</mi>
    </mrow>
    <annotation encoding="StarMath 5.0"> j'</annotation>
  </semantics>
</math>
</file>

<file path=Object 216/content.xml><?xml version="1.0" encoding="utf-8"?>
<math xmlns="http://www.w3.org/1998/Math/MathML" display="block">
  <semantics>
    <msup>
      <mi>F</mi>
      <mi mathvariant="italic">upstream</mi>
    </msup>
    <annotation encoding="StarMath 5.0">F^{ upstream }</annotation>
  </semantics>
</math>
</file>

<file path=Object 217/content.xml><?xml version="1.0" encoding="utf-8"?>
<math xmlns="http://www.w3.org/1998/Math/MathML" display="block">
  <semantics>
    <mrow>
      <mi>y</mi>
      <mrow>
        <mi>'</mi>
        <mo stretchy="false">∈</mo>
        <msup>
          <mi mathvariant="normal">ℜ</mi>
          <mrow>
            <mi>m</mi>
            <mi>'</mi>
          </mrow>
        </msup>
      </mrow>
    </mrow>
    <annotation encoding="StarMath 5.0">y' in Re^{m'}</annotation>
  </semantics>
</math>
</file>

<file path=Object 218/content.xml><?xml version="1.0" encoding="utf-8"?>
<math xmlns="http://www.w3.org/1998/Math/MathML" display="block">
  <semantics>
    <mrow>
      <mo stretchy="false">∀</mo>
      <mrow>
        <mi>y</mi>
        <mo stretchy="false">∈</mo>
        <msup>
          <mi mathvariant="normal">ℜ</mi>
          <mi>m</mi>
        </msup>
      </mrow>
    </mrow>
    <annotation encoding="StarMath 5.0">forall y in Re^{m}</annotation>
  </semantics>
</math>
</file>

<file path=Object 219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m</mi>
            </mrow>
          </mrow>
          <mo fence="true" form="postfix" stretchy="false">⟧</mo>
        </mrow>
      </mrow>
    </mrow>
    <annotation encoding="StarMath 5.0">forall j in ldbracket 1,m rdbracket</annotation>
  </semantics>
</math>
</file>

<file path=Object 22/content.xml><?xml version="1.0" encoding="utf-8"?>
<math xmlns="http://www.w3.org/1998/Math/MathML" display="block">
  <semantics>
    <mrow>
      <mi>k</mi>
      <mo stretchy="false">∈</mo>
      <mrow>
        <mo fence="true" form="prefix" stretchy="false">⟦</mo>
        <mrow>
          <mrow>
            <mn>1</mn>
            <mi>,</mi>
            <mi>p</mi>
          </mrow>
        </mrow>
        <mo fence="true" form="postfix" stretchy="false">⟧</mo>
      </mrow>
    </mrow>
    <annotation encoding="StarMath 5.0">k in ldbracket 1,p rdbracket</annotation>
  </semantics>
</math>
</file>

<file path=Object 220/content.xml><?xml version="1.0" encoding="utf-8"?>
<math xmlns="http://www.w3.org/1998/Math/MathML" display="block">
  <semantics>
    <mrow>
      <mfrac>
        <mrow>
          <mo stretchy="false">∂</mo>
          <mrow>
            <mo fence="true" form="prefix" stretchy="false">(</mo>
            <mrow>
              <mrow>
                <msup>
                  <mi>F</mi>
                  <mi mathvariant="italic">upstream</mi>
                </msup>
                <mo stretchy="false">∘</mo>
                <mi mathvariant="italic">ReLU</mi>
                <mo stretchy="false">∘</mo>
                <mi>L</mi>
                <mrow>
                  <mo fence="true" form="prefix" stretchy="false">(</mo>
                  <mrow>
                    <mrow>
                      <mrow>
                        <mrow/>
                        <mo stretchy="false">⋅</mo>
                        <mrow/>
                      </mrow>
                      <mi>,</mi>
                      <mi>W</mi>
                      <mi>,</mi>
                      <mi>b</mi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</mrow>
        <mrow>
          <mo stretchy="false">∂</mo>
          <mi>y</mi>
        </mrow>
      </mfrac>
      <mrow>
        <msub>
          <mrow>
            <mo fence="true" form="prefix" stretchy="false">(</mo>
            <mrow>
              <mi>y</mi>
            </mrow>
            <mo fence="true" form="postfix" stretchy="false">)</mo>
          </mrow>
          <mi>j</mi>
        </msub>
        <mo stretchy="false">=</mo>
        <mrow>
          <munderover>
            <mo stretchy="false">∑</mo>
            <mrow>
              <mi>j</mi>
              <mrow>
                <mi>'</mi>
                <mo stretchy="false">=</mo>
                <mn>1</mn>
              </mrow>
            </mrow>
            <mrow>
              <mi>m</mi>
              <mi>'</mi>
            </mrow>
          </munderover>
          <mrow>
            <mfrac>
              <mrow>
                <mi>d</mi>
                <msup>
                  <mi>F</mi>
                  <mi mathvariant="italic">upstream</mi>
                </msup>
              </mrow>
              <mrow>
                <mi>d</mi>
                <mi>y</mi>
                <mi>'</mi>
              </mrow>
            </mfrac>
            <mrow>
              <msub>
                <mrow>
                  <mo fence="true" form="prefix" stretchy="false">(</mo>
                  <mrow>
                    <mrow>
                      <mi mathvariant="italic">ReLU</mi>
                      <mrow>
                        <mo fence="true" form="prefix" stretchy="false">(</mo>
                        <mrow>
                          <mrow>
                            <mi>L</mi>
                            <mrow>
                              <mo fence="true" form="prefix" stretchy="false">(</mo>
                              <mrow>
                                <mrow>
                                  <mi>y</mi>
                                  <mi>,</mi>
                                  <mi>W</mi>
                                  <mi>,</mi>
                                  <mi>b</mi>
                                </mrow>
                              </mrow>
                              <mo fence="true" form="postfix" stretchy="false">)</mo>
                            </mrow>
                          </mrow>
                        </mrow>
                        <mo fence="true" form="postfix" stretchy="false">)</mo>
                      </mrow>
                    </mrow>
                  </mrow>
                  <mo fence="true" form="postfix" stretchy="false">)</mo>
                </mrow>
                <mrow>
                  <mi>j</mi>
                  <mi>'</mi>
                </mrow>
              </msub>
              <mo stretchy="false">×</mo>
              <msub>
                <mn>1</mn>
                <msubsup>
                  <mi mathvariant="normal">ℜ</mi>
                  <mrow>
                    <mrow>
                      <mtext/>
                      <mo stretchy="false">∖</mo>
                      <mo stretchy="false">{</mo>
                    </mrow>
                    <mn>0</mn>
                    <mo stretchy="false">}</mo>
                  </mrow>
                  <mtext>+</mtext>
                </msubsup>
              </msub>
            </mrow>
            <mrow>
              <mrow>
                <mo fence="true" form="prefix" stretchy="false">(</mo>
                <mrow>
                  <mrow>
                    <mi>L</mi>
                    <msub>
                      <mrow>
                        <mo fence="true" form="prefix" stretchy="false">(</mo>
                        <mrow>
                          <mrow>
                            <mi>y</mi>
                            <mi>,</mi>
                            <mi>W</mi>
                            <mi>,</mi>
                            <mi>b</mi>
                          </mrow>
                        </mrow>
                        <mo fence="true" form="postfix" stretchy="false">)</mo>
                      </mrow>
                      <mrow>
                        <mi>j</mi>
                        <mi>'</mi>
                      </mrow>
                    </msub>
                  </mrow>
                </mrow>
                <mo fence="true" form="postfix" stretchy="false">)</mo>
              </mrow>
              <mo stretchy="false">×</mo>
              <msub>
                <mi>W</mi>
                <mrow>
                  <mi>j</mi>
                  <mi>'</mi>
                  <mi>,</mi>
                  <mi>j</mi>
                </mrow>
              </msub>
            </mrow>
          </mrow>
        </mrow>
      </mrow>
    </mrow>
    <annotation encoding="StarMath 5.0">{partial (F^upstream circ ReLU circ L({} cdot {},W,b))} over {partial y} (y)_j = sum from{j'=1} to{m'} {{d F^upstream} over {d y'} (ReLU(L(y,W,b)))_{j'} times 1_{ Re_{ "" bslash \{0\} }^"+" }(L(y,W,b)_{j'}) times W_{j',j}}</annotation>
  </semantics>
</math>
</file>

<file path=Object 221/content.xml><?xml version="1.0" encoding="utf-8"?>
<math xmlns="http://www.w3.org/1998/Math/MathML" display="block">
  <semantics>
    <mrow>
      <mo stretchy="false">∀</mo>
      <mrow>
        <mi>w</mi>
        <mo stretchy="false">∈</mo>
        <msup>
          <mi mathvariant="normal">ℜ</mi>
          <mi>m</mi>
        </msup>
      </mrow>
    </mrow>
    <annotation encoding="StarMath 5.0">forall w in Re^{m}</annotation>
  </semantics>
</math>
</file>

<file path=Object 222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m</mi>
            </mrow>
          </mrow>
          <mo fence="true" form="postfix" stretchy="false">⟧</mo>
        </mrow>
      </mrow>
    </mrow>
    <annotation encoding="StarMath 5.0">forall j in ldbracket 1,m rdbracket</annotation>
  </semantics>
</math>
</file>

<file path=Object 223/content.xml><?xml version="1.0" encoding="utf-8"?>
<math xmlns="http://www.w3.org/1998/Math/MathML" display="block">
  <semantics>
    <mrow>
      <mfrac>
        <mrow>
          <mi>d</mi>
          <mrow>
            <mo fence="true" form="prefix" stretchy="false">(</mo>
            <mrow>
              <mrow>
                <msubsup>
                  <mi>F</mi>
                  <mrow>
                    <mi>j</mi>
                    <mi>'</mi>
                  </mrow>
                  <mi mathvariant="italic">upstream</mi>
                </msubsup>
                <mo stretchy="false">∘</mo>
                <msub>
                  <mi mathvariant="italic">ReLU</mi>
                  <mrow>
                    <mi>j</mi>
                    <mi>'</mi>
                  </mrow>
                </msub>
                <mo stretchy="false">∘</mo>
                <msub>
                  <mi>L</mi>
                  <mrow>
                    <mi>j</mi>
                    <mi>'</mi>
                  </mrow>
                </msub>
                <mrow>
                  <mo fence="true" form="prefix" stretchy="false">(</mo>
                  <mrow>
                    <mrow>
                      <mrow>
                        <mrow/>
                        <mo stretchy="false">⋅</mo>
                        <mrow/>
                      </mrow>
                      <mi>,</mi>
                      <mi>w</mi>
                      <mi>,</mi>
                      <msub>
                        <mi>b</mi>
                        <mrow>
                          <mi>j</mi>
                          <mi>'</mi>
                        </mrow>
                      </msub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</mrow>
        <mrow>
          <mi>d</mi>
          <mi>w</mi>
        </mrow>
      </mfrac>
      <mrow>
        <msub>
          <mrow>
            <mo fence="true" form="prefix" stretchy="false">(</mo>
            <mrow>
              <mi>w</mi>
            </mrow>
            <mo fence="true" form="postfix" stretchy="false">)</mo>
          </mrow>
          <mi>j</mi>
        </msub>
        <mo stretchy="false">=</mo>
        <msubsup>
          <mi>F</mi>
          <mrow>
            <mi>j</mi>
            <mi>'</mi>
          </mrow>
          <mi mathvariant="italic">upstream</mi>
        </msubsup>
      </mrow>
      <mi>'</mi>
      <mrow>
        <mrow>
          <mo fence="true" form="prefix" stretchy="false">(</mo>
          <mrow>
            <mrow>
              <msub>
                <mi mathvariant="italic">ReLU</mi>
                <mrow>
                  <mi>j</mi>
                  <mi>'</mi>
                </mrow>
              </msub>
              <mrow>
                <mo fence="true" form="prefix" stretchy="false">(</mo>
                <mrow>
                  <mrow>
                    <msub>
                      <mi>L</mi>
                      <mrow>
                        <mi>j</mi>
                        <mi>'</mi>
                      </mrow>
                    </msub>
                    <mrow>
                      <mo fence="true" form="prefix" stretchy="false">(</mo>
                      <mrow>
                        <mrow>
                          <mi>y</mi>
                          <mi>,</mi>
                          <mi>w</mi>
                          <mi>,</mi>
                          <msub>
                            <mi>b</mi>
                            <mrow>
                              <mi>j</mi>
                              <mi>'</mi>
                            </mrow>
                          </msub>
                        </mrow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</mrow>
          </mrow>
          <mo fence="true" form="postfix" stretchy="false">)</mo>
        </mrow>
        <mo stretchy="false">×</mo>
        <msub>
          <mn>1</mn>
          <msubsup>
            <mi mathvariant="normal">ℜ</mi>
            <mrow>
              <mrow>
                <mtext/>
                <mo stretchy="false">∖</mo>
                <mo stretchy="false">{</mo>
              </mrow>
              <mn>0</mn>
              <mo stretchy="false">}</mo>
            </mrow>
            <mtext>+</mtext>
          </msubsup>
        </msub>
      </mrow>
      <mrow>
        <mrow>
          <mo fence="true" form="prefix" stretchy="false">(</mo>
          <mrow>
            <mrow>
              <msub>
                <mi>L</mi>
                <mrow>
                  <mi>j</mi>
                  <mi>'</mi>
                </mrow>
              </msub>
              <mrow>
                <mo fence="true" form="prefix" stretchy="false">(</mo>
                <mrow>
                  <mrow>
                    <mi>y</mi>
                    <mi>,</mi>
                    <mi>w</mi>
                    <mi>,</mi>
                    <msub>
                      <mi>b</mi>
                      <mrow>
                        <mi>j</mi>
                        <mi>'</mi>
                      </mrow>
                    </msub>
                  </mrow>
                </mrow>
                <mo fence="true" form="postfix" stretchy="false">)</mo>
              </mrow>
            </mrow>
          </mrow>
          <mo fence="true" form="postfix" stretchy="false">)</mo>
        </mrow>
        <mo stretchy="false">×</mo>
        <msub>
          <mi>y</mi>
          <mi>j</mi>
        </msub>
      </mrow>
    </mrow>
    <annotation encoding="StarMath 5.0">{d (F^upstream_{j'} circ ReLU_{j'} circ L_{j'}({} cdot {},w,b_{j'}))} over {d w} (w)_j = F^upstream_{j'}'(ReLU_{j'}(L_{j'}(y,w,b_{j'}))) times 1_{ Re_{ "" bslash \{0\} }^"+" }(L_{j'}(y,w,b_{j'})) times y_j</annotation>
  </semantics>
</math>
</file>

<file path=Object 224/content.xml><?xml version="1.0" encoding="utf-8"?>
<math xmlns="http://www.w3.org/1998/Math/MathML" display="block">
  <semantics>
    <mrow>
      <mfrac>
        <mrow>
          <mo stretchy="false">∂</mo>
          <mrow>
            <mo fence="true" form="prefix" stretchy="false">(</mo>
            <mrow>
              <mrow>
                <msup>
                  <mi>F</mi>
                  <mi mathvariant="italic">upstream</mi>
                </msup>
                <mo stretchy="false">∘</mo>
                <mi mathvariant="italic">ReLU</mi>
                <mo stretchy="false">∘</mo>
                <mi>L</mi>
                <mrow>
                  <mo fence="true" form="prefix" stretchy="false">(</mo>
                  <mrow>
                    <mrow>
                      <mrow>
                        <mrow/>
                        <mo stretchy="false">⋅</mo>
                        <mrow/>
                      </mrow>
                      <mi>,</mi>
                      <mi>W</mi>
                      <mi>,</mi>
                      <mi>b</mi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</mrow>
        <mrow>
          <mo stretchy="false">∂</mo>
          <mi>b</mi>
        </mrow>
      </mfrac>
      <mrow>
        <msub>
          <mrow>
            <mo fence="true" form="prefix" stretchy="false">(</mo>
            <mrow>
              <mi>b</mi>
            </mrow>
            <mo fence="true" form="postfix" stretchy="false">)</mo>
          </mrow>
          <mrow>
            <mi>j</mi>
            <mi>'</mi>
          </mrow>
        </msub>
        <mo stretchy="false">=</mo>
        <mfrac>
          <mrow>
            <mi>d</mi>
            <msup>
              <mi>F</mi>
              <mi mathvariant="italic">upstream</mi>
            </msup>
          </mrow>
          <mrow>
            <mi>d</mi>
            <mi>y</mi>
            <mi>'</mi>
          </mrow>
        </mfrac>
      </mrow>
      <mrow>
        <msub>
          <mrow>
            <mo fence="true" form="prefix" stretchy="false">(</mo>
            <mrow>
              <mrow>
                <mi mathvariant="italic">ReLU</mi>
                <mrow>
                  <mo fence="true" form="prefix" stretchy="false">(</mo>
                  <mrow>
                    <mrow>
                      <mi>L</mi>
                      <mrow>
                        <mo fence="true" form="prefix" stretchy="false">(</mo>
                        <mrow>
                          <mrow>
                            <mi>y</mi>
                            <mi>,</mi>
                            <mi>W</mi>
                            <mi>,</mi>
                            <mi>b</mi>
                          </mrow>
                        </mrow>
                        <mo fence="true" form="postfix" stretchy="false">)</mo>
                      </mrow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  <mrow>
            <mi>j</mi>
            <mi>'</mi>
          </mrow>
        </msub>
        <mo stretchy="false">×</mo>
        <msub>
          <mn>1</mn>
          <msubsup>
            <mi mathvariant="normal">ℜ</mi>
            <mrow>
              <mrow>
                <mtext/>
                <mo stretchy="false">∖</mo>
                <mo stretchy="false">{</mo>
              </mrow>
              <mn>0</mn>
              <mo stretchy="false">}</mo>
            </mrow>
            <mtext>+</mtext>
          </msubsup>
        </msub>
      </mrow>
      <mrow>
        <mo fence="true" form="prefix" stretchy="false">(</mo>
        <mrow>
          <mrow>
            <mi>L</mi>
            <msub>
              <mrow>
                <mo fence="true" form="prefix" stretchy="false">(</mo>
                <mrow>
                  <mrow>
                    <mi>y</mi>
                    <mi>,</mi>
                    <mi>W</mi>
                    <mi>,</mi>
                    <mi>b</mi>
                  </mrow>
                </mrow>
                <mo fence="true" form="postfix" stretchy="false">)</mo>
              </mrow>
              <mrow>
                <mi>j</mi>
                <mi>'</mi>
              </mrow>
            </msub>
          </mrow>
        </mrow>
        <mo fence="true" form="postfix" stretchy="false">)</mo>
      </mrow>
    </mrow>
    <annotation encoding="StarMath 5.0">{partial (F^upstream circ ReLU circ L({} cdot {},W,b))} over {partial b} (b)_{j'} = {d F^upstream} over {d y'} (ReLU(L(y,W,b)))_{j'} times 1_{ Re_{ "" bslash \{0\} }^"+" }(L(y,W,b)_{j'})</annotation>
  </semantics>
</math>
</file>

<file path=Object 225/content.xml><?xml version="1.0" encoding="utf-8"?>
<math xmlns="http://www.w3.org/1998/Math/MathML" display="block">
  <semantics>
    <mrow>
      <mo stretchy="false">∀</mo>
      <mrow>
        <mi>b</mi>
        <mo stretchy="false">∈</mo>
        <msup>
          <mi mathvariant="normal">ℜ</mi>
          <mrow>
            <mi>m</mi>
            <mi>'</mi>
          </mrow>
        </msup>
      </mrow>
    </mrow>
    <annotation encoding="StarMath 5.0">forall b in Re^{m'}</annotation>
  </semantics>
</math>
</file>

<file path=Object 226/content.xml><?xml version="1.0" encoding="utf-8"?>
<math xmlns="http://www.w3.org/1998/Math/MathML" display="block">
  <semantics>
    <mrow>
      <mo stretchy="false">∀</mo>
      <mi>j</mi>
      <mrow>
        <mi>'</mi>
        <mo stretchy="false">∈</mo>
        <mrow>
          <mo fence="true" form="prefix" stretchy="false">⟦</mo>
          <mrow>
            <mrow>
              <mn>1</mn>
              <mi>,</mi>
              <mi>m</mi>
              <mi>'</mi>
            </mrow>
          </mrow>
          <mo fence="true" form="postfix" stretchy="false">⟧</mo>
        </mrow>
      </mrow>
    </mrow>
    <annotation encoding="StarMath 5.0">forall j' in ldbracket 1,m' rdbracket</annotation>
  </semantics>
</math>
</file>

<file path=Object 227/content.xml><?xml version="1.0" encoding="utf-8"?>
<math xmlns="http://www.w3.org/1998/Math/MathML" display="block">
  <semantics>
    <mi>U</mi>
    <annotation encoding="StarMath 5.0">U</annotation>
  </semantics>
</math>
</file>

<file path=Object 228/content.xml><?xml version="1.0" encoding="utf-8"?>
<math xmlns="http://www.w3.org/1998/Math/MathML" display="block">
  <semantics>
    <msup>
      <mi mathvariant="normal">ℜ</mi>
      <mi>n</mi>
    </msup>
    <annotation encoding="StarMath 5.0">Re^n</annotation>
  </semantics>
</math>
</file>

<file path=Object 229/content.xml><?xml version="1.0" encoding="utf-8"?>
<math xmlns="http://www.w3.org/1998/Math/MathML" display="block">
  <semantics>
    <mrow>
      <mi>g</mi>
      <mi mathvariant="normal">:</mi>
      <mrow>
        <mo fence="true" form="prefix" stretchy="true">{</mo>
        <mrow>
          <mtable>
            <mtr>
              <mtd>
                <mrow>
                  <mi>V</mi>
                  <mi>↔</mi>
                  <msup>
                    <mi mathvariant="normal">ℜ</mi>
                    <mi>p</mi>
                  </msup>
                </mrow>
              </mtd>
            </mtr>
            <mtr>
              <mtd>
                <mrow>
                  <mi>y</mi>
                  <mi>→</mi>
                  <mi>g</mi>
                  <mrow>
                    <mo fence="true" form="prefix" stretchy="false">(</mo>
                    <mrow>
                      <mi>y</mi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g : left lbrace
  stack {
    V %toward Re^p #
    y %as g( y )
  }
right none
</annotation>
  </semantics>
</math>
</file>

<file path=Object 23/content.xml><?xml version="1.0" encoding="utf-8"?>
<math xmlns="http://www.w3.org/1998/Math/MathML" display="block">
  <semantics>
    <mrow>
      <mi>i</mi>
      <mo stretchy="false">∈</mo>
      <mrow>
        <mo fence="true" form="prefix" stretchy="false">⟦</mo>
        <mrow>
          <mrow>
            <mn>1</mn>
            <mi>,</mi>
            <mi>n</mi>
          </mrow>
        </mrow>
        <mo fence="true" form="postfix" stretchy="false">⟧</mo>
      </mrow>
    </mrow>
    <annotation encoding="StarMath 5.0">i in ldbracket 1,n rdbracket</annotation>
  </semantics>
</math>
</file>

<file path=Object 230/content.xml><?xml version="1.0" encoding="utf-8"?>
<math xmlns="http://www.w3.org/1998/Math/MathML" display="block">
  <semantics>
    <mrow>
      <mrow>
        <mi>f</mi>
        <mo stretchy="false">∈</mo>
        <mi>D</mi>
      </mrow>
      <mrow>
        <mo fence="true" form="prefix" stretchy="false">(</mo>
        <mrow>
          <mrow>
            <mi>U</mi>
            <mi>,</mi>
            <mi>V</mi>
          </mrow>
        </mrow>
        <mo fence="true" form="postfix" stretchy="false">)</mo>
      </mrow>
    </mrow>
    <annotation encoding="StarMath 5.0"> f in D(U,V)</annotation>
  </semantics>
</math>
</file>

<file path=Object 231/content.xml><?xml version="1.0" encoding="utf-8"?>
<math xmlns="http://www.w3.org/1998/Math/MathML" display="block">
  <semantics>
    <mrow>
      <mrow>
        <mi>g</mi>
        <mo stretchy="false">∈</mo>
        <mi>D</mi>
      </mrow>
      <mrow>
        <mo fence="true" form="prefix" stretchy="false">(</mo>
        <mrow>
          <mrow>
            <mi>V</mi>
            <mi>,</mi>
            <msup>
              <mi mathvariant="normal">ℜ</mi>
              <mi>p</mi>
            </msup>
          </mrow>
        </mrow>
        <mo fence="true" form="postfix" stretchy="false">)</mo>
      </mrow>
    </mrow>
    <annotation encoding="StarMath 5.0">g in D(V,Re^p)</annotation>
  </semantics>
</math>
</file>

<file path=Object 232/content.xml><?xml version="1.0" encoding="utf-8"?>
<math xmlns="http://www.w3.org/1998/Math/MathML" display="block">
  <semantics>
    <mrow>
      <mi>g</mi>
      <mo stretchy="false">∘</mo>
      <mi>f</mi>
      <mi mathvariant="normal">:</mi>
      <mrow>
        <mo fence="true" form="prefix" stretchy="true">{</mo>
        <mrow>
          <mtable>
            <mtr>
              <mtd>
                <mrow>
                  <mi>U</mi>
                  <mi>↔</mi>
                  <msup>
                    <mi mathvariant="normal">ℜ</mi>
                    <mi>p</mi>
                  </msup>
                </mrow>
              </mtd>
            </mtr>
            <mtr>
              <mtd>
                <mrow>
                  <mi>x</mi>
                  <mi>→</mi>
                  <mi>g</mi>
                  <mrow>
                    <mo fence="true" form="prefix" stretchy="false">(</mo>
                    <mrow>
                      <mrow>
                        <mi>f</mi>
                        <mrow>
                          <mo fence="true" form="prefix" stretchy="false">(</mo>
                          <mrow>
                            <mi>x</mi>
                          </mrow>
                          <mo fence="true" form="postfix" stretchy="false">)</mo>
                        </mrow>
                      </mrow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g circ f : left lbrace
  stack {
    U %toward Re^p #
    x %as g(f( x ))
  }
right none</annotation>
  </semantics>
</math>
</file>

<file path=Object 233/content.xml><?xml version="1.0" encoding="utf-8"?>
<math xmlns="http://www.w3.org/1998/Math/MathML" display="block">
  <semantics>
    <mrow>
      <mi>f</mi>
      <mi mathvariant="normal">:</mi>
      <mrow>
        <mo fence="true" form="prefix" stretchy="true">{</mo>
        <mrow>
          <mtable>
            <mtr>
              <mtd>
                <mrow>
                  <mi>U</mi>
                  <mi>↔</mi>
                  <mi>V</mi>
                </mrow>
              </mtd>
            </mtr>
            <mtr>
              <mtd>
                <mrow>
                  <mi>x</mi>
                  <mi>→</mi>
                  <mi>f</mi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f : left lbrace
  stack {
    U %toward V #
    x %as f( x )
  }
right none</annotation>
  </semantics>
</math>
</file>

<file path=Object 234/content.xml><?xml version="1.0" encoding="utf-8"?>
<math xmlns="http://www.w3.org/1998/Math/MathML" display="block">
  <semantics>
    <mi>V</mi>
    <annotation encoding="StarMath 5.0">V</annotation>
  </semantics>
</math>
</file>

<file path=Object 235/content.xml><?xml version="1.0" encoding="utf-8"?>
<math xmlns="http://www.w3.org/1998/Math/MathML" display="block">
  <semantics>
    <msup>
      <mi mathvariant="normal">ℜ</mi>
      <mi>m</mi>
    </msup>
    <annotation encoding="StarMath 5.0">Re^{m}</annotation>
  </semantics>
</math>
</file>

<file path=Object 236/content.xml><?xml version="1.0" encoding="utf-8"?>
<math xmlns="http://www.w3.org/1998/Math/MathML" display="block">
  <semantics>
    <mrow>
      <mi>D</mi>
      <mrow>
        <mo fence="true" form="prefix" stretchy="false">(</mo>
        <mrow>
          <mrow>
            <mi>U</mi>
            <mi>,</mi>
            <msup>
              <mi mathvariant="normal">ℜ</mi>
              <mi>p</mi>
            </msup>
          </mrow>
        </mrow>
        <mo fence="true" form="postfix" stretchy="false">)</mo>
      </mrow>
    </mrow>
    <annotation encoding="StarMath 5.0">D(U,Re^p)</annotation>
  </semantics>
</math>
</file>

<file path=Object 237/content.xml><?xml version="1.0" encoding="utf-8"?>
<math xmlns="http://www.w3.org/1998/Math/MathML" display="block">
  <semantics>
    <mrow>
      <mfrac>
        <mrow>
          <mi>d</mi>
          <mrow>
            <mo fence="true" form="prefix" stretchy="false">(</mo>
            <mrow>
              <mrow>
                <mi>g</mi>
                <mo stretchy="false">∘</mo>
                <mi>f</mi>
              </mrow>
            </mrow>
            <mo fence="true" form="postfix" stretchy="false">)</mo>
          </mrow>
        </mrow>
        <mrow>
          <mi>d</mi>
          <mi>x</mi>
        </mrow>
      </mfrac>
      <mi mathvariant="normal">:</mi>
      <mrow>
        <mo fence="true" form="prefix" stretchy="true">{</mo>
        <mrow>
          <mtable>
            <mtr>
              <mtd>
                <mrow>
                  <mi>U</mi>
                  <mi>↔</mi>
                  <msub>
                    <mi>M</mi>
                    <mrow>
                      <mi>p</mi>
                      <mi>,</mi>
                      <mi>n</mi>
                    </mrow>
                  </msub>
                </mrow>
              </mtd>
            </mtr>
            <mtr>
              <mtd>
                <mrow>
                  <mi>x</mi>
                  <mi>→</mi>
                  <mrow>
                    <mrow>
                      <mfrac>
                        <mrow>
                          <mi>d</mi>
                          <mi>g</mi>
                        </mrow>
                        <mrow>
                          <mi>d</mi>
                          <mi>y</mi>
                        </mrow>
                      </mfrac>
                      <mrow>
                        <mo fence="true" form="prefix" stretchy="false">(</mo>
                        <mrow>
                          <mrow>
                            <mi>f</mi>
                            <mrow>
                              <mo fence="true" form="prefix" stretchy="false">(</mo>
                              <mrow>
                                <mi>x</mi>
                              </mrow>
                              <mo fence="true" form="postfix" stretchy="false">)</mo>
                            </mrow>
                          </mrow>
                        </mrow>
                        <mo fence="true" form="postfix" stretchy="false">)</mo>
                      </mrow>
                    </mrow>
                    <mo stretchy="false">×</mo>
                    <mrow>
                      <mfrac>
                        <mrow>
                          <mi>d</mi>
                          <mi>f</mi>
                        </mrow>
                        <mrow>
                          <mi>d</mi>
                          <mi>x</mi>
                        </mrow>
                      </mfrac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</mrow>
                  </mrow>
                </mrow>
              </mtd>
            </mtr>
          </mtable>
        </mrow>
      </mrow>
    </mrow>
    <annotation encoding="StarMath 5.0">{d (g circ f)} over {d x} : left lbrace
  stack {
    U %toward M_{p,n} #
    x %as {{d g} over {d y} ( f(x) )} times {{d f} over {d x} ( x )}
  }
right none

</annotation>
  </semantics>
</math>
</file>

<file path=Object 238/content.xml><?xml version="1.0" encoding="utf-8"?>
<math xmlns="http://www.w3.org/1998/Math/MathML" display="block">
  <semantics>
    <mrow>
      <mi>D</mi>
      <mrow>
        <mrow>
          <mo fence="true" form="prefix" stretchy="false">(</mo>
          <mrow>
            <mrow>
              <mi mathvariant="normal">Ω</mi>
              <mi>,</mi>
              <msup>
                <mi mathvariant="normal">ℜ</mi>
                <mi>m</mi>
              </msup>
            </mrow>
          </mrow>
          <mo fence="true" form="postfix" stretchy="false">)</mo>
        </mrow>
        <mo stretchy="false">⊂</mo>
        <msub>
          <mi>D</mi>
          <mi mathvariant="italic">pw</mi>
        </msub>
      </mrow>
      <mrow>
        <mrow>
          <mo fence="true" form="prefix" stretchy="false">(</mo>
          <mrow>
            <mrow>
              <mi mathvariant="normal">Ω</mi>
              <mi>,</mi>
              <msup>
                <mi mathvariant="normal">ℜ</mi>
                <mi>m</mi>
              </msup>
            </mrow>
          </mrow>
          <mo fence="true" form="postfix" stretchy="false">)</mo>
        </mrow>
        <mo stretchy="false">⊂</mo>
        <mi>ζ</mi>
      </mrow>
      <mrow>
        <mo fence="true" form="prefix" stretchy="false">(</mo>
        <mrow>
          <mrow>
            <mi mathvariant="normal">Ω</mi>
            <mi>,</mi>
            <msup>
              <mi mathvariant="normal">ℜ</mi>
              <mi>m</mi>
            </msup>
          </mrow>
        </mrow>
        <mo fence="true" form="postfix" stretchy="false">)</mo>
      </mrow>
    </mrow>
    <annotation encoding="StarMath 5.0">  D (  %OMEGA, Re^{m} ) subset D_pw (  %OMEGA, Re^{m} )subset %zeta (  %OMEGA, Re^{m} )</annotation>
  </semantics>
</math>
</file>

<file path=Object 239/content.xml><?xml version="1.0" encoding="utf-8"?>
<math xmlns="http://www.w3.org/1998/Math/MathML" display="block">
  <semantics>
    <mrow>
      <mfrac>
        <mrow>
          <mi>d</mi>
          <msup>
            <mi>F</mi>
            <mrow>
              <mi mathvariant="italic">upstream</mi>
              <mrow>
                <mo fence="true" form="prefix" stretchy="false">(</mo>
                <mrow>
                  <mi>k</mi>
                </mrow>
                <mo fence="true" form="postfix" stretchy="false">)</mo>
              </mrow>
              <mi>,</mi>
              <mover accent="true">
                <msup>
                  <mi>Y</mi>
                  <mi>i</mi>
                </msup>
                <mo stretchy="false">^</mo>
              </mover>
            </mrow>
          </msup>
        </mrow>
        <mrow>
          <mi>d</mi>
          <mi>y</mi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sub>
                      <mi>m</mi>
                      <mrow>
                        <mi>k</mi>
                        <mo stretchy="false">+</mo>
                        <mn>1</mn>
                      </mrow>
                    </msub>
                  </msup>
                  <mi>↔</mi>
                  <mi mathvariant="normal">ℜ</mi>
                </mrow>
              </mtd>
            </mtr>
            <mtr>
              <mtd>
                <mrow>
                  <mi>y</mi>
                  <mi>→</mi>
                  <mrow>
                    <mo fence="true" form="prefix" stretchy="true">{</mo>
                    <mrow>
                      <mtable>
                        <mtr>
                          <mtd>
                            <mrow>
                              <mi>S</mi>
                              <mrow>
                                <mrow>
                                  <mo fence="true" form="prefix" stretchy="false">(</mo>
                                  <mrow>
                                    <mi>y</mi>
                                  </mrow>
                                  <mo fence="true" form="postfix" stretchy="false">)</mo>
                                </mrow>
                                <mo stretchy="false">−</mo>
                                <mover accent="true">
                                  <msup>
                                    <mi>Y</mi>
                                    <mi>i</mi>
                                  </msup>
                                  <mo stretchy="false">^</mo>
                                </mover>
                              </mrow>
                            </mrow>
                          </mtd>
                          <mtd>
                            <mrow>
                              <mi>k</mi>
                              <mo stretchy="false">=</mo>
                              <mi>p</mi>
                            </mrow>
                          </mtd>
                        </mtr>
                        <mtr>
                          <mtd>
                            <mrow>
                              <mrow>
                                <mo fence="true" form="prefix" stretchy="false">(</mo>
                                <mrow>
                                  <mrow>
                                    <mi>S</mi>
                                    <mrow>
                                      <mrow>
                                        <mo fence="true" form="prefix" stretchy="false">(</mo>
                                        <mrow>
                                          <mi>y</mi>
                                        </mrow>
                                        <mo fence="true" form="postfix" stretchy="false">)</mo>
                                      </mrow>
                                      <mo stretchy="false">−</mo>
                                      <mover accent="true">
                                        <msup>
                                          <mi>Y</mi>
                                          <mi>i</mi>
                                        </msup>
                                        <mo stretchy="false">^</mo>
                                      </mover>
                                    </mrow>
                                  </mrow>
                                </mrow>
                                <mo fence="true" form="postfix" stretchy="false">)</mo>
                              </mrow>
                              <mo stretchy="false">×</mo>
                              <msup>
                                <mi>W</mi>
                                <mi>p</mi>
                              </msup>
                            </mrow>
                          </mtd>
                          <mtd>
                            <mrow>
                              <mi>k</mi>
                              <mo stretchy="false">=</mo>
                              <mrow>
                                <mi>p</mi>
                                <mo stretchy="false">−</mo>
                                <mn>1</mn>
                              </mrow>
                            </mrow>
                          </mtd>
                        </mtr>
                        <mtr>
                          <mtd>
                            <mrow>
                              <mfrac>
                                <mrow>
                                  <mo stretchy="false">∂</mo>
                                  <mrow>
                                    <mo fence="true" form="prefix" stretchy="false">(</mo>
                                    <mrow>
                                      <mrow>
                                        <msup>
                                          <mi>F</mi>
                                          <mrow>
                                            <mi mathvariant="italic">upstream</mi>
                                            <mrow>
                                              <mo fence="true" form="prefix" stretchy="false">(</mo>
                                              <mrow>
                                                <mrow>
                                                  <mi>k</mi>
                                                  <mo stretchy="false">+</mo>
                                                  <mn>1</mn>
                                                </mrow>
                                              </mrow>
                                              <mo fence="true" form="postfix" stretchy="false">)</mo>
                                            </mrow>
                                            <mi>,</mi>
                                            <mover accent="true">
                                              <msup>
                                                <mi>Y</mi>
                                                <mi>i</mi>
                                              </msup>
                                              <mo stretchy="false">^</mo>
                                            </mover>
                                          </mrow>
                                        </msup>
                                        <mo stretchy="false">∘</mo>
                                        <msup>
                                          <mi mathvariant="italic">ReLU</mi>
                                          <mrow>
                                            <mi>k</mi>
                                            <mo stretchy="false">+</mo>
                                            <mn>1</mn>
                                          </mrow>
                                        </msup>
                                        <mo stretchy="false">∘</mo>
                                        <msup>
                                          <mi>L</mi>
                                          <mrow>
                                            <mi>k</mi>
                                            <mo stretchy="false">+</mo>
                                            <mn>1</mn>
                                          </mrow>
                                        </msup>
                                        <mrow>
                                          <mo fence="true" form="prefix" stretchy="false">(</mo>
                                          <mrow>
                                            <mrow>
                                              <mrow>
                                                <mrow/>
                                                <mo stretchy="false">⋅</mo>
                                                <mrow/>
                                              </mrow>
                                              <mi>,</mi>
                                              <mi>W</mi>
                                              <mi>,</mi>
                                              <mi>b</mi>
                                            </mrow>
                                          </mrow>
                                          <mo fence="true" form="postfix" stretchy="false">)</mo>
                                        </mrow>
                                      </mrow>
                                    </mrow>
                                    <mo fence="true" form="postfix" stretchy="false">)</mo>
                                  </mrow>
                                </mrow>
                                <mrow>
                                  <mo stretchy="false">∂</mo>
                                  <mi>y</mi>
                                </mrow>
                              </mfrac>
                              <mrow>
                                <mo fence="true" form="prefix" stretchy="false">(</mo>
                                <mrow>
                                  <mi>y</mi>
                                </mrow>
                                <mo fence="true" form="postfix" stretchy="false">)</mo>
                              </mrow>
                            </mrow>
                          </mtd>
                          <mtd>
                            <mrow>
                              <mi>k</mi>
                              <mo stretchy="false">≤</mo>
                              <mrow>
                                <mi>p</mi>
                                <mo stretchy="false">−</mo>
                                <mn>2</mn>
                              </mrow>
                            </mrow>
                          </mtd>
                        </mtr>
                      </mtable>
                    </mrow>
                  </mrow>
                </mrow>
              </mtd>
            </mtr>
          </mtable>
        </mrow>
      </mrow>
    </mrow>
    <annotation encoding="StarMath 5.0">{ d F^{upstream(k),{hat {Y^i}}} } over {d y} : left lbrace stack {
  Re^{m_{k+1}} %toward Re #
  y %as { left lbrace
    matrix {
      S(y) - {hat {Y^i}} # k=p ##
      (S(y) - {hat {Y^i}}) times W^p # k=p-1 ##
      {partial (F^{upstream(k+1),{hat {Y^i}}} circ ReLU^{k+1} circ L^{k+1}({} cdot {},W,b))} over {partial y} ( y ) # k&lt;=p-2
    }
  right none }
} right none


</annotation>
  </semantics>
</math>
</file>

<file path=Object 24/content.xml><?xml version="1.0" encoding="utf-8"?>
<math xmlns="http://www.w3.org/1998/Math/MathML" display="block">
  <semantics>
    <mrow>
      <msubsup>
        <mi>F</mi>
        <mi mathvariant="italic">loss</mi>
        <mover accent="true">
          <msup>
            <mi>Y</mi>
            <mi>i</mi>
          </msup>
          <mo stretchy="false">^</mo>
        </mover>
      </msubsup>
      <mi mathvariant="normal">:</mi>
      <msup>
        <mi mathvariant="normal">ℜ</mi>
        <msub>
          <mi>m</mi>
          <mrow>
            <mi>p</mi>
            <mo stretchy="false">+</mo>
            <mn>1</mn>
          </mrow>
        </msub>
      </msup>
      <mi>↔</mi>
      <mi mathvariant="normal">ℜ</mi>
    </mrow>
    <annotation encoding="StarMath 5.0">F_loss^{hat {Y^i}} : Re^{m_{p+1}} %toward Re</annotation>
  </semantics>
</math>
</file>

<file path=Object 240/content.xml><?xml version="1.0" encoding="utf-8"?>
<math xmlns="http://www.w3.org/1998/Math/MathML" display="block">
  <semantics>
    <mrow>
      <msup>
        <mi>y</mi>
        <mrow>
          <mi mathvariant="italic">downstream</mi>
          <mrow>
            <mo fence="true" form="prefix" stretchy="false">(</mo>
            <mrow>
              <mi>k</mi>
            </mrow>
            <mo fence="true" form="postfix" stretchy="false">)</mo>
          </mrow>
          <mi>,</mi>
          <msup>
            <mi>X</mi>
            <mi>i</mi>
          </msup>
        </mrow>
      </msup>
      <mo stretchy="false">=</mo>
      <mrow>
        <mo fence="true" form="prefix" stretchy="true">{</mo>
        <mrow>
          <mtable>
            <mtr>
              <mtd>
                <mrow>
                  <mrow/>
                  <munderover>
                    <mo stretchy="false">∘</mo>
                    <mrow>
                      <mi>l</mi>
                      <mo stretchy="false">=</mo>
                      <mn>1</mn>
                    </mrow>
                    <mrow>
                      <mi>k</mi>
                      <mo stretchy="false">−</mo>
                      <mn>1</mn>
                    </mrow>
                  </munderover>
                  <mrow>
                    <mo fence="true" form="prefix" stretchy="false">(</mo>
                    <mrow>
                      <mrow>
                        <msup>
                          <mi mathvariant="italic">ReLU</mi>
                          <mi>l</mi>
                        </msup>
                        <mo stretchy="false">∘</mo>
                        <msup>
                          <mi>L</mi>
                          <mi>l</mi>
                        </msup>
                        <mrow>
                          <mo fence="true" form="prefix" stretchy="false">(</mo>
                          <mrow>
                            <mrow>
                              <mrow>
                                <mrow/>
                                <mo stretchy="false">⋅</mo>
                                <mrow/>
                              </mrow>
                              <mi>,</mi>
                              <msup>
                                <mi>W</mi>
                                <mi>l</mi>
                              </msup>
                              <mi>,</mi>
                              <msup>
                                <mi>b</mi>
                                <mi>l</mi>
                              </msup>
                            </mrow>
                          </mrow>
                          <mo fence="true" form="postfix" stretchy="false">)</mo>
                        </mrow>
                      </mrow>
                    </mrow>
                    <mo fence="true" form="postfix" stretchy="false">)</mo>
                  </mrow>
                  <mrow>
                    <mo fence="true" form="prefix" stretchy="false">(</mo>
                    <mrow>
                      <msup>
                        <mi>X</mi>
                        <mi>i</mi>
                      </msup>
                    </mrow>
                    <mo fence="true" form="postfix" stretchy="false">)</mo>
                  </mrow>
                </mrow>
              </mtd>
              <mtd>
                <mrow>
                  <mi>k</mi>
                  <mo stretchy="false">≥</mo>
                  <mn>2</mn>
                </mrow>
              </mtd>
            </mtr>
            <mtr>
              <mtd>
                <msup>
                  <mi>X</mi>
                  <mi>i</mi>
                </msup>
              </mtd>
              <mtd>
                <mrow>
                  <mi>k</mi>
                  <mo stretchy="false">=</mo>
                  <mn>1</mn>
                </mrow>
              </mtd>
            </mtr>
          </mtable>
        </mrow>
      </mrow>
    </mrow>
    <annotation encoding="StarMath 5.0">y^{downstream(k), X^i} = left lbrace
  matrix {
    {} circ csup{k-1}  csub{l=1} ({ReLU^l circ L^l( {} cdot {} ,W^l,b^l)})( X^i ) # k &gt;= 2 ##
    X^i # k=1
  }
right none</annotation>
  </semantics>
</math>
</file>

<file path=Object 241/content.xml><?xml version="1.0" encoding="utf-8"?>
<math xmlns="http://www.w3.org/1998/Math/MathML" display="block">
  <semantics>
    <msub>
      <mrow>
        <mo fence="true" form="prefix" stretchy="false">(</mo>
        <mrow>
          <mover accent="true">
            <msup>
              <mi>Y</mi>
              <mi>i</mi>
            </msup>
            <mo stretchy="false">^</mo>
          </mover>
        </mrow>
        <mo fence="true" form="postfix" stretchy="false">)</mo>
      </mrow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sub>
    <annotation encoding="StarMath 5.0">(hat {Y^i})_{i in ldbracket 1,n rdbracket}</annotation>
  </semantics>
</math>
</file>

<file path=Object 242/content.xml><?xml version="1.0" encoding="utf-8"?>
<math xmlns="http://www.w3.org/1998/Math/MathML" display="block">
  <semantics>
    <mrow>
      <mrow>
        <mo fence="true" form="prefix" stretchy="false">(</mo>
        <mrow>
          <mrow>
            <msup>
              <mi>X</mi>
              <mi>i</mi>
            </msup>
            <mi>,</mi>
            <mover accent="true">
              <msup>
                <mi>Y</mi>
                <mi>i</mi>
              </msup>
              <mo stretchy="false">^</mo>
            </mover>
          </mrow>
        </mrow>
        <mo fence="true" form="postfix" stretchy="false">)</mo>
      </mrow>
      <mo stretchy="false">∈</mo>
      <mrow>
        <msup>
          <mi mathvariant="normal">ℜ</mi>
          <mi>m</mi>
        </msup>
        <mo stretchy="false">×</mo>
        <msup>
          <mi mathvariant="normal">ℜ</mi>
          <mi>l</mi>
        </msup>
      </mrow>
    </mrow>
    <annotation encoding="StarMath 5.0">(X^i,hat {Y^i}) in Re^m times Re^l </annotation>
  </semantics>
</math>
</file>

<file path=Object 243/content.xml><?xml version="1.0" encoding="utf-8"?>
<math xmlns="http://www.w3.org/1998/Math/MathML" display="block">
  <semantics>
    <mrow>
      <mi>i</mi>
      <mo stretchy="false">∈</mo>
      <mrow>
        <mo fence="true" form="prefix" stretchy="false">⟦</mo>
        <mrow>
          <mrow>
            <mn>1</mn>
            <mi>,</mi>
            <mi>n</mi>
          </mrow>
        </mrow>
        <mo fence="true" form="postfix" stretchy="false">⟧</mo>
      </mrow>
    </mrow>
    <annotation encoding="StarMath 5.0">i in ldbracket 1,n rdbracket</annotation>
  </semantics>
</math>
</file>

<file path=Object 244/content.xml><?xml version="1.0" encoding="utf-8"?>
<math xmlns="http://www.w3.org/1998/Math/MathML" display="block">
  <semantics>
    <mi>C</mi>
    <annotation encoding="StarMath 5.0">C</annotation>
  </semantics>
</math>
</file>

<file path=Object 245/content.xml><?xml version="1.0" encoding="utf-8"?>
<math xmlns="http://www.w3.org/1998/Math/MathML" display="block">
  <semantics>
    <msub>
      <mi>M</mi>
      <mrow>
        <mi>n</mi>
        <mi>,</mi>
        <mi>m</mi>
      </mrow>
    </msub>
    <annotation encoding="StarMath 5.0">M_{ n,m }</annotation>
  </semantics>
</math>
</file>

<file path=Object 246/content.xml><?xml version="1.0" encoding="utf-8"?>
<math xmlns="http://www.w3.org/1998/Math/MathML" display="block">
  <semantics>
    <mover accent="true">
      <msup>
        <mi>Y</mi>
        <mi>i</mi>
      </msup>
      <mo stretchy="false">^</mo>
    </mover>
    <annotation encoding="StarMath 5.0">hat {Y^i} </annotation>
  </semantics>
</math>
</file>

<file path=Object 247/content.xml><?xml version="1.0" encoding="utf-8"?>
<math xmlns="http://www.w3.org/1998/Math/MathML" display="block">
  <semantics>
    <msup>
      <mi>X</mi>
      <mi>i</mi>
    </msup>
    <annotation encoding="StarMath 5.0">X^i </annotation>
  </semantics>
</math>
</file>

<file path=Object 248/content.xml><?xml version="1.0" encoding="utf-8"?>
<math xmlns="http://www.w3.org/1998/Math/MathML" display="block">
  <semantics>
    <mrow>
      <msup>
        <mi>W</mi>
        <mi>k</mi>
      </msup>
      <mo stretchy="false">∈</mo>
      <msub>
        <mi>M</mi>
        <mrow>
          <msub>
            <mi>m</mi>
            <mrow>
              <mi>k</mi>
              <mo stretchy="false">+</mo>
              <mn>1</mn>
            </mrow>
          </msub>
          <mi>,</mi>
          <msub>
            <mi>m</mi>
            <mi>k</mi>
          </msub>
        </mrow>
      </msub>
    </mrow>
    <annotation encoding="StarMath 5.0">W^k in M_{m_{k+1}, m_k}</annotation>
  </semantics>
</math>
</file>

<file path=Object 249/content.xml><?xml version="1.0" encoding="utf-8"?>
<math xmlns="http://www.w3.org/1998/Math/MathML" display="block">
  <semantics>
    <mrow>
      <msubsup>
        <mi>F</mi>
        <mi mathvariant="italic">loss</mi>
        <mi mathvariant="italic">global</mi>
      </msubsup>
      <mi mathvariant="normal">:</mi>
      <mrow>
        <mo fence="true" form="prefix" stretchy="false">(</mo>
        <mrow>
          <msub>
            <mrow>
              <mo fence="true" form="prefix" stretchy="false">(</mo>
              <mrow>
                <mrow>
                  <msubsup>
                    <mi>W</mi>
                    <mrow>
                      <mn>1</mn>
                      <mi>,</mi>
                      <mi mathvariant="normal">:</mi>
                    </mrow>
                    <mi>k</mi>
                  </msubsup>
                  <mi>,</mi>
                  <mo stretchy="false">…</mo>
                  <mi>,</mi>
                  <msubsup>
                    <mi>W</mi>
                    <msub>
                      <mi>m</mi>
                      <mrow>
                        <mrow>
                          <mi>k</mi>
                          <mo stretchy="false">+</mo>
                          <mn>1</mn>
                        </mrow>
                        <mi>,</mi>
                        <mi mathvariant="normal">:</mi>
                      </mrow>
                    </msub>
                    <mi>k</mi>
                  </msubsup>
                  <mi>,</mi>
                  <msup>
                    <mi>b</mi>
                    <mi>k</mi>
                  </msup>
                </mrow>
              </mrow>
              <mo fence="true" form="postfix" stretchy="false">)</mo>
            </mrow>
            <mrow>
              <mi>k</mi>
              <mo stretchy="false">∈</mo>
              <mrow>
                <mo fence="true" form="prefix" stretchy="false">⟦</mo>
                <mrow>
                  <mrow>
                    <mn>1</mn>
                    <mi>,</mi>
                    <mi>p</mi>
                  </mrow>
                </mrow>
                <mo fence="true" form="postfix" stretchy="false">⟧</mo>
              </mrow>
            </mrow>
          </msub>
        </mrow>
        <mo fence="true" form="postfix" stretchy="false">)</mo>
      </mrow>
      <mi>→</mi>
      <mrow>
        <munderover>
          <mo stretchy="false">∑</mo>
          <mrow>
            <mi>i</mi>
            <mo stretchy="false">=</mo>
            <mn>1</mn>
          </mrow>
          <mi>n</mi>
        </munderover>
        <msubsup>
          <mi>F</mi>
          <mi mathvariant="italic">loss</mi>
          <mover accent="true">
            <msup>
              <mi>Y</mi>
              <mi>i</mi>
            </msup>
            <mo stretchy="false">^</mo>
          </mover>
        </msubsup>
      </mrow>
      <mrow>
        <mo fence="true" form="prefix" stretchy="false">(</mo>
        <mrow>
          <mrow>
            <mi>N</mi>
            <mrow>
              <mo fence="true" form="prefix" stretchy="false">(</mo>
              <mrow>
                <msup>
                  <mi>X</mi>
                  <mi>i</mi>
                </msup>
              </mrow>
              <mo fence="true" form="postfix" stretchy="false">)</mo>
            </mrow>
          </mrow>
        </mrow>
        <mo fence="true" form="postfix" stretchy="false">)</mo>
      </mrow>
    </mrow>
    <annotation encoding="StarMath 5.0">F_loss^global : ((W^k_{1,:}, dotslow , W^k_{m_{k+1,:}},b^k)_{k in ldbracket 1,p rdbracket}) %as sum from{i=1} to{n} F_loss^{hat {Y^i}}( N(X^i) )</annotation>
  </semantics>
</math>
</file>

<file path=Object 25/content.xml><?xml version="1.0" encoding="utf-8"?>
<math xmlns="http://www.w3.org/1998/Math/MathML" display="block">
  <semantics>
    <msub>
      <mi>L</mi>
      <mi>j</mi>
    </msub>
    <annotation encoding="StarMath 5.0">L_j</annotation>
  </semantics>
</math>
</file>

<file path=Object 250/content.xml><?xml version="1.0" encoding="utf-8"?>
<math xmlns="http://www.w3.org/1998/Math/MathML" display="block">
  <semantics>
    <mrow>
      <mi>i</mi>
      <mo stretchy="false">∈</mo>
      <mrow>
        <mo fence="true" form="prefix" stretchy="false">⟦</mo>
        <mrow>
          <mrow>
            <mn>1</mn>
            <mi>,</mi>
            <mi>n</mi>
          </mrow>
        </mrow>
        <mo fence="true" form="postfix" stretchy="false">⟧</mo>
      </mrow>
    </mrow>
    <annotation encoding="StarMath 5.0">i in ldbracket 1,n rdbracket</annotation>
  </semantics>
</math>
</file>

<file path=Object 251/content.xml><?xml version="1.0" encoding="utf-8"?>
<math xmlns="http://www.w3.org/1998/Math/MathML" display="block">
  <semantics>
    <mi>p</mi>
    <annotation encoding="StarMath 5.0">p</annotation>
  </semantics>
</math>
</file>

<file path=Object 252/content.xml><?xml version="1.0" encoding="utf-8"?>
<math xmlns="http://www.w3.org/1998/Math/MathML" display="block">
  <semantics>
    <mrow>
      <msup>
        <mi>b</mi>
        <mi>k</mi>
      </msup>
      <mo stretchy="false">∈</mo>
      <msup>
        <mi mathvariant="normal">ℜ</mi>
        <msub>
          <mi>m</mi>
          <mrow>
            <mi>k</mi>
            <mo stretchy="false">+</mo>
            <mn>1</mn>
          </mrow>
        </msub>
      </msup>
    </mrow>
    <annotation encoding="StarMath 5.0">b^k in Re^{m_{k+1}}</annotation>
  </semantics>
</math>
</file>

<file path=Object 253/content.xml><?xml version="1.0" encoding="utf-8"?>
<math xmlns="http://www.w3.org/1998/Math/MathML" display="block">
  <semantics>
    <msup>
      <mi>L</mi>
      <mi>k</mi>
    </msup>
    <annotation encoding="StarMath 5.0">L^k</annotation>
  </semantics>
</math>
</file>

<file path=Object 254/content.xml><?xml version="1.0" encoding="utf-8"?>
<math xmlns="http://www.w3.org/1998/Math/MathML" display="block">
  <semantics>
    <mrow>
      <msup>
        <mi mathvariant="italic">ReLU</mi>
        <mi>k</mi>
      </msup>
      <mo stretchy="false">∘</mo>
      <msup>
        <mi>L</mi>
        <mi>k</mi>
      </msup>
      <mrow>
        <mo fence="true" form="prefix" stretchy="false">(</mo>
        <mrow>
          <mrow>
            <mrow>
              <mrow/>
              <mo stretchy="false">⋅</mo>
              <mrow/>
            </mrow>
            <mi>,</mi>
            <msup>
              <mi>W</mi>
              <mi>k</mi>
            </msup>
            <mi>,</mi>
            <msup>
              <mi>b</mi>
              <mi>k</mi>
            </msup>
          </mrow>
        </mrow>
        <mo fence="true" form="postfix" stretchy="false">)</mo>
      </mrow>
      <mi mathvariant="normal">:</mi>
      <msup>
        <mi mathvariant="normal">ℜ</mi>
        <msub>
          <mi>m</mi>
          <mi>k</mi>
        </msub>
      </msup>
      <mi>↔</mi>
      <msup>
        <mi mathvariant="normal">ℜ</mi>
        <msub>
          <mi>m</mi>
          <mrow>
            <mi>k</mi>
            <mo stretchy="false">+</mo>
            <mn>1</mn>
          </mrow>
        </msub>
      </msup>
    </mrow>
    <annotation encoding="StarMath 5.0">ReLU^k circ L^k( {} cdot {} ,W^k,b^k) : Re^{m_k} %toward Re^{m_{k+1}}</annotation>
  </semantics>
</math>
</file>

<file path=Object 255/content.xml><?xml version="1.0" encoding="utf-8"?>
<math xmlns="http://www.w3.org/1998/Math/MathML" display="block">
  <semantics>
    <mrow>
      <mi>k</mi>
      <mo stretchy="false">∈</mo>
      <mrow>
        <mo fence="true" form="prefix" stretchy="false">⟦</mo>
        <mrow>
          <mrow>
            <mn>1</mn>
            <mi>,</mi>
            <mrow>
              <mi>p</mi>
              <mo stretchy="false">−</mo>
              <mn>1</mn>
            </mrow>
          </mrow>
        </mrow>
        <mo fence="true" form="postfix" stretchy="false">⟧</mo>
      </mrow>
    </mrow>
    <annotation encoding="StarMath 5.0">k in ldbracket 1,p-1 rdbracket</annotation>
  </semantics>
</math>
</file>

<file path=Object 256/content.xml><?xml version="1.0" encoding="utf-8"?>
<math xmlns="http://www.w3.org/1998/Math/MathML" display="block">
  <semantics>
    <mrow>
      <msup>
        <mi>W</mi>
        <mi>k</mi>
      </msup>
      <mo stretchy="false">∈</mo>
      <msub>
        <mi>M</mi>
        <mrow>
          <msub>
            <mi>m</mi>
            <mrow>
              <mi>k</mi>
              <mo stretchy="false">+</mo>
              <mn>1</mn>
            </mrow>
          </msub>
          <mi>,</mi>
          <msub>
            <mi>m</mi>
            <mi>k</mi>
          </msub>
        </mrow>
      </msub>
    </mrow>
    <annotation encoding="StarMath 5.0">W^k in M_{m_{k+1}, m_k}</annotation>
  </semantics>
</math>
</file>

<file path=Object 257/content.xml><?xml version="1.0" encoding="utf-8"?>
<math xmlns="http://www.w3.org/1998/Math/MathML" display="block">
  <semantics>
    <mrow>
      <msup>
        <mi>b</mi>
        <mi>k</mi>
      </msup>
      <mo stretchy="false">∈</mo>
      <msup>
        <mi mathvariant="normal">ℜ</mi>
        <msub>
          <mi>m</mi>
          <mrow>
            <mi>k</mi>
            <mo stretchy="false">+</mo>
            <mn>1</mn>
          </mrow>
        </msub>
      </msup>
    </mrow>
    <annotation encoding="StarMath 5.0">b^k in Re^{m_{k+1}}</annotation>
  </semantics>
</math>
</file>

<file path=Object 258/content.xml><?xml version="1.0" encoding="utf-8"?>
<math xmlns="http://www.w3.org/1998/Math/MathML" display="block">
  <semantics>
    <msup>
      <mi>L</mi>
      <mi>k</mi>
    </msup>
    <annotation encoding="StarMath 5.0">L^k</annotation>
  </semantics>
</math>
</file>

<file path=Object 259/content.xml><?xml version="1.0" encoding="utf-8"?>
<math xmlns="http://www.w3.org/1998/Math/MathML" display="block">
  <semantics>
    <mrow>
      <mrow>
        <mo fence="true" form="prefix" stretchy="false">(</mo>
        <mrow>
          <mrow>
            <msup>
              <mi>X</mi>
              <mi>i</mi>
            </msup>
            <mi>,</mi>
            <mover accent="true">
              <msup>
                <mi>Y</mi>
                <mi>i</mi>
              </msup>
              <mo stretchy="false">^</mo>
            </mover>
          </mrow>
        </mrow>
        <mo fence="true" form="postfix" stretchy="false">)</mo>
      </mrow>
      <mo stretchy="false">∈</mo>
      <mrow>
        <msup>
          <mi mathvariant="normal">ℜ</mi>
          <msub>
            <mi>m</mi>
            <mn>1</mn>
          </msub>
        </msup>
        <mo stretchy="false">×</mo>
        <msup>
          <mi mathvariant="normal">ℜ</mi>
          <msub>
            <mi>m</mi>
            <mrow>
              <mi>p</mi>
              <mo stretchy="false">+</mo>
              <mn>1</mn>
            </mrow>
          </msub>
        </msup>
      </mrow>
    </mrow>
    <annotation encoding="StarMath 5.0">(X^i,hat {Y^i}) in Re^{m_1} times Re^{m_{p+1}}</annotation>
  </semantics>
</math>
</file>

<file path=Object 26/content.xml><?xml version="1.0" encoding="utf-8"?>
<math xmlns="http://www.w3.org/1998/Math/MathML" display="block">
  <semantics>
    <mrow>
      <msup>
        <mi>W</mi>
        <mi>k</mi>
      </msup>
      <mo stretchy="false">∈</mo>
      <msub>
        <mi>M</mi>
        <mrow>
          <msub>
            <mi>m</mi>
            <mrow>
              <mi>k</mi>
              <mo stretchy="false">+</mo>
              <mn>1</mn>
            </mrow>
          </msub>
          <mi>,</mi>
          <msub>
            <mi>m</mi>
            <mi>k</mi>
          </msub>
        </mrow>
      </msub>
    </mrow>
    <annotation encoding="StarMath 5.0">W^{k} in M_{m_{k+1},m_k}</annotation>
  </semantics>
</math>
</file>

<file path=Object 260/content.xml><?xml version="1.0" encoding="utf-8"?>
<math xmlns="http://www.w3.org/1998/Math/MathML" display="block">
  <semantics>
    <mrow>
      <mi>i</mi>
      <mo stretchy="false">∈</mo>
      <mrow>
        <mo fence="true" form="prefix" stretchy="false">⟦</mo>
        <mrow>
          <mrow>
            <mn>1</mn>
            <mi>,</mi>
            <mi>n</mi>
          </mrow>
        </mrow>
        <mo fence="true" form="postfix" stretchy="false">⟧</mo>
      </mrow>
    </mrow>
    <annotation encoding="StarMath 5.0">i in ldbracket 1,n rdbracket</annotation>
  </semantics>
</math>
</file>

<file path=Object 261/content.xml><?xml version="1.0" encoding="utf-8"?>
<math xmlns="http://www.w3.org/1998/Math/MathML" display="block">
  <semantics>
    <mrow>
      <msup>
        <mi>ξ</mi>
        <mover accent="true">
          <msup>
            <mi>Y</mi>
            <mi>i</mi>
          </msup>
          <mo stretchy="false">^</mo>
        </mover>
      </msup>
      <mi mathvariant="normal">:</mi>
      <msup>
        <mi mathvariant="normal">ℜ</mi>
        <msub>
          <mi>m</mi>
          <mrow>
            <mi>p</mi>
            <mo stretchy="false">+</mo>
            <mn>1</mn>
          </mrow>
        </msub>
      </msup>
      <mi>↔</mi>
      <mi mathvariant="normal">ℜ</mi>
    </mrow>
    <annotation encoding="StarMath 5.0">%xi^{hat {Y^i}} : Re^{m_{p+1}} %toward Re</annotation>
  </semantics>
</math>
</file>

<file path=Object 262/content.xml><?xml version="1.0" encoding="utf-8"?>
<math xmlns="http://www.w3.org/1998/Math/MathML" display="block">
  <semantics>
    <mrow>
      <mi>i</mi>
      <mo stretchy="false">∈</mo>
      <mrow>
        <mo fence="true" form="prefix" stretchy="false">⟦</mo>
        <mrow>
          <mrow>
            <mn>1</mn>
            <mi>,</mi>
            <mi>n</mi>
          </mrow>
        </mrow>
        <mo fence="true" form="postfix" stretchy="false">⟧</mo>
      </mrow>
    </mrow>
    <annotation encoding="StarMath 5.0">i in ldbracket 1,n rdbracket</annotation>
  </semantics>
</math>
</file>

<file path=Object 263/content.xml><?xml version="1.0" encoding="utf-8"?>
<math xmlns="http://www.w3.org/1998/Math/MathML" display="block">
  <semantics>
    <msub>
      <mrow>
        <mo fence="true" form="prefix" stretchy="false">(</mo>
        <mrow>
          <mover accent="true">
            <msup>
              <mi>Y</mi>
              <mi>i</mi>
            </msup>
            <mo stretchy="false">^</mo>
          </mover>
        </mrow>
        <mo fence="true" form="postfix" stretchy="false">)</mo>
      </mrow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sub>
    <annotation encoding="StarMath 5.0">(hat {Y^i})_{i in ldbracket 1,n rdbracket}</annotation>
  </semantics>
</math>
</file>

<file path=Object 264/content.xml><?xml version="1.0" encoding="utf-8"?>
<math xmlns="http://www.w3.org/1998/Math/MathML" display="block">
  <semantics>
    <mrow>
      <mi>N</mi>
      <mi mathvariant="normal">:</mi>
      <msup>
        <mi mathvariant="normal">ℜ</mi>
        <msub>
          <mi>m</mi>
          <mn>1</mn>
        </msub>
      </msup>
      <mi>↔</mi>
      <msup>
        <mi mathvariant="normal">ℜ</mi>
        <msub>
          <mi>m</mi>
          <mrow>
            <mi>p</mi>
            <mo stretchy="false">+</mo>
            <mn>1</mn>
          </mrow>
        </msub>
      </msup>
    </mrow>
    <annotation encoding="StarMath 5.0">N : Re^{m_1} %toward Re^{m_{p+1}}</annotation>
  </semantics>
</math>
</file>

<file path=Object 265/content.xml><?xml version="1.0" encoding="utf-8"?>
<math xmlns="http://www.w3.org/1998/Math/MathML" display="block">
  <semantics>
    <mrow>
      <mrow>
        <mi>N</mi>
        <mo stretchy="false">=</mo>
        <mi>S</mi>
      </mrow>
      <mo stretchy="false">∘</mo>
      <msup>
        <mi>L</mi>
        <mi>p</mi>
      </msup>
      <mrow>
        <mo fence="true" form="prefix" stretchy="false">(</mo>
        <mrow>
          <mrow>
            <mrow>
              <mrow/>
              <mo stretchy="false">⋅</mo>
              <mrow/>
            </mrow>
            <mi>,</mi>
            <msup>
              <mi>W</mi>
              <mi>p</mi>
            </msup>
            <mi>,</mi>
            <msup>
              <mi>b</mi>
              <mi>p</mi>
            </msup>
          </mrow>
        </mrow>
        <mo fence="true" form="postfix" stretchy="false">)</mo>
      </mrow>
      <mo stretchy="false">∘</mo>
      <mrow/>
      <munderover>
        <mo stretchy="false">∘</mo>
        <mrow>
          <mi>k</mi>
          <mo stretchy="false">=</mo>
          <mn>1</mn>
        </mrow>
        <mrow>
          <mi>p</mi>
          <mo stretchy="false">−</mo>
          <mn>1</mn>
        </mrow>
      </munderover>
      <mrow>
        <mo fence="true" form="prefix" stretchy="false">(</mo>
        <mrow>
          <mrow>
            <msup>
              <mi mathvariant="italic">ReLU</mi>
              <mi>k</mi>
            </msup>
            <mo stretchy="false">∘</mo>
            <msup>
              <mi>L</mi>
              <mi>k</mi>
            </msup>
            <mrow>
              <mo fence="true" form="prefix" stretchy="false">(</mo>
              <mrow>
                <mrow>
                  <mrow>
                    <mrow/>
                    <mo stretchy="false">⋅</mo>
                    <mrow/>
                  </mrow>
                  <mi>,</mi>
                  <msup>
                    <mi>W</mi>
                    <mi>k</mi>
                  </msup>
                  <mi>,</mi>
                  <msup>
                    <mi>b</mi>
                    <mi>k</mi>
                  </msup>
                </mrow>
              </mrow>
              <mo fence="true" form="postfix" stretchy="false">)</mo>
            </mrow>
          </mrow>
        </mrow>
        <mo fence="true" form="postfix" stretchy="false">)</mo>
      </mrow>
    </mrow>
    <annotation encoding="StarMath 5.0">N =  S circ L^p( {} cdot {} ,W^p,b^p) circ {} circ csup{p-1}  csub{k=1} ({ReLU^k circ L^k( {} cdot {} ,W^k,b^k)})</annotation>
  </semantics>
</math>
</file>

<file path=Object 266/content.xml><?xml version="1.0" encoding="utf-8"?>
<math xmlns="http://www.w3.org/1998/Math/MathML" display="block">
  <semantics>
    <mrow>
      <msubsup>
        <mi>ξ</mi>
        <mi mathvariant="italic">loss</mi>
        <mi mathvariant="italic">global</mi>
      </msubsup>
      <mi mathvariant="normal">:</mi>
      <mrow>
        <mo fence="true" form="prefix" stretchy="false">(</mo>
        <mrow>
          <msub>
            <mrow>
              <mo fence="true" form="prefix" stretchy="false">(</mo>
              <mrow>
                <mrow>
                  <msubsup>
                    <mi>W</mi>
                    <mrow>
                      <mn>1</mn>
                      <mi>,</mi>
                      <mi mathvariant="normal">:</mi>
                    </mrow>
                    <mi>k</mi>
                  </msubsup>
                  <mi>,</mi>
                  <mo stretchy="false">…</mo>
                  <mi>,</mi>
                  <msubsup>
                    <mi>W</mi>
                    <msub>
                      <mi>m</mi>
                      <mrow>
                        <mrow>
                          <mi>k</mi>
                          <mo stretchy="false">+</mo>
                          <mn>1</mn>
                        </mrow>
                        <mi>,</mi>
                        <mi mathvariant="normal">:</mi>
                      </mrow>
                    </msub>
                    <mi>k</mi>
                  </msubsup>
                  <mi>,</mi>
                  <msup>
                    <mi>b</mi>
                    <mi>k</mi>
                  </msup>
                </mrow>
              </mrow>
              <mo fence="true" form="postfix" stretchy="false">)</mo>
            </mrow>
            <mrow>
              <mi>k</mi>
              <mo stretchy="false">∈</mo>
              <mrow>
                <mo fence="true" form="prefix" stretchy="false">⟦</mo>
                <mrow>
                  <mrow>
                    <mn>1</mn>
                    <mi>,</mi>
                    <mi>p</mi>
                  </mrow>
                </mrow>
                <mo fence="true" form="postfix" stretchy="false">⟧</mo>
              </mrow>
            </mrow>
          </msub>
        </mrow>
        <mo fence="true" form="postfix" stretchy="false">)</mo>
      </mrow>
      <mi>→</mi>
      <mrow>
        <munderover>
          <mo stretchy="false">∑</mo>
          <mrow>
            <mi>i</mi>
            <mo stretchy="false">=</mo>
            <mn>1</mn>
          </mrow>
          <mi>n</mi>
        </munderover>
        <msubsup>
          <mi>ξ</mi>
          <mi mathvariant="italic">loss</mi>
          <mover accent="true">
            <msup>
              <mi>Y</mi>
              <mi>i</mi>
            </msup>
            <mo stretchy="false">^</mo>
          </mover>
        </msubsup>
      </mrow>
      <mrow>
        <mo fence="true" form="prefix" stretchy="false">(</mo>
        <mrow>
          <mrow>
            <mi>N</mi>
            <mrow>
              <mo fence="true" form="prefix" stretchy="false">(</mo>
              <mrow>
                <msup>
                  <mi>X</mi>
                  <mi>i</mi>
                </msup>
              </mrow>
              <mo fence="true" form="postfix" stretchy="false">)</mo>
            </mrow>
          </mrow>
        </mrow>
        <mo fence="true" form="postfix" stretchy="false">)</mo>
      </mrow>
    </mrow>
    <annotation encoding="StarMath 5.0">%xi_loss^global : ((W^k_{1,:}, dotslow , W^k_{m_{k+1,:}},b^k)_{k in ldbracket 1,p rdbracket}) %as sum from{i=1} to{n} %xi_loss^{hat {Y^i}}( N(X^i) )</annotation>
  </semantics>
</math>
</file>

<file path=Object 267/content.xml><?xml version="1.0" encoding="utf-8"?>
<math xmlns="http://www.w3.org/1998/Math/MathML" display="block">
  <semantics>
    <mrow>
      <mi>S</mi>
      <mo stretchy="false">∘</mo>
      <msup>
        <mi>L</mi>
        <mi>p</mi>
      </msup>
      <mrow>
        <mo fence="true" form="prefix" stretchy="false">(</mo>
        <mrow>
          <mrow>
            <mrow>
              <mrow/>
              <mo stretchy="false">⋅</mo>
              <mrow/>
            </mrow>
            <mi>,</mi>
            <msup>
              <mi>W</mi>
              <mi>p</mi>
            </msup>
            <mi>,</mi>
            <msup>
              <mi>b</mi>
              <mi>p</mi>
            </msup>
          </mrow>
        </mrow>
        <mo fence="true" form="postfix" stretchy="false">)</mo>
      </mrow>
      <mi mathvariant="normal">:</mi>
      <msup>
        <mi mathvariant="normal">ℜ</mi>
        <msub>
          <mi>m</mi>
          <mi>p</mi>
        </msub>
      </msup>
      <mi>↔</mi>
      <msup>
        <mi mathvariant="normal">ℜ</mi>
        <msub>
          <mi>m</mi>
          <mrow>
            <mi>p</mi>
            <mo stretchy="false">+</mo>
            <mn>1</mn>
          </mrow>
        </msub>
      </msup>
    </mrow>
    <annotation encoding="StarMath 5.0">S circ L^p( {} cdot {} ,W^p,b^p) : Re^{m_p} %toward Re^{m_{p+1}}</annotation>
  </semantics>
</math>
</file>

<file path=Object 268/content.xml><?xml version="1.0" encoding="utf-8"?>
<math xmlns="http://www.w3.org/1998/Math/MathML" display="block">
  <semantics>
    <mrow>
      <mi>k</mi>
      <mo stretchy="false">∈</mo>
      <mrow>
        <mo fence="true" form="prefix" stretchy="false">⟦</mo>
        <mrow>
          <mrow>
            <mn>1</mn>
            <mi>,</mi>
            <mi>p</mi>
          </mrow>
        </mrow>
        <mo fence="true" form="postfix" stretchy="false">⟧</mo>
      </mrow>
    </mrow>
    <annotation encoding="StarMath 5.0">k in ldbracket 1,p rdbracket</annotation>
  </semantics>
</math>
</file>

<file path=Object 269/content.xml><?xml version="1.0" encoding="utf-8"?>
<math xmlns="http://www.w3.org/1998/Math/MathML" display="block">
  <semantics>
    <mrow>
      <msup>
        <mi>F</mi>
        <mrow>
          <mi mathvariant="italic">upstream</mi>
          <mrow>
            <mo fence="true" form="prefix" stretchy="false">(</mo>
            <mrow>
              <mi>k</mi>
            </mrow>
            <mo fence="true" form="postfix" stretchy="false">)</mo>
          </mrow>
          <mi>,</mi>
          <mover accent="true">
            <msup>
              <mi>Y</mi>
              <mi>i</mi>
            </msup>
            <mo stretchy="false">^</mo>
          </mover>
        </mrow>
      </msup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sub>
                      <mi>m</mi>
                      <mrow>
                        <mi>k</mi>
                        <mo stretchy="false">+</mo>
                        <mn>1</mn>
                      </mrow>
                    </msub>
                  </msup>
                  <mi>↔</mi>
                  <mi mathvariant="normal">ℜ</mi>
                </mrow>
              </mtd>
            </mtr>
            <mtr>
              <mtd>
                <mrow>
                  <mi>y</mi>
                  <mi>→</mi>
                  <mrow>
                    <mo fence="true" form="prefix" stretchy="true">{</mo>
                    <mrow>
                      <mtable>
                        <mtr>
                          <mtd>
                            <mrow>
                              <msup>
                                <mi>ξ</mi>
                                <mover accent="true">
                                  <msup>
                                    <mi>Y</mi>
                                    <mi>i</mi>
                                  </msup>
                                  <mo stretchy="false">^</mo>
                                </mover>
                              </msup>
                              <mo stretchy="false">∘</mo>
                              <mi>S</mi>
                              <mrow>
                                <mo fence="true" form="prefix" stretchy="false">(</mo>
                                <mrow>
                                  <mi>y</mi>
                                </mrow>
                                <mo fence="true" form="postfix" stretchy="false">)</mo>
                              </mrow>
                            </mrow>
                          </mtd>
                          <mtd>
                            <mrow>
                              <mi>k</mi>
                              <mo stretchy="false">=</mo>
                              <mi>p</mi>
                            </mrow>
                          </mtd>
                        </mtr>
                        <mtr>
                          <mtd>
                            <mrow>
                              <msup>
                                <mi>ξ</mi>
                                <mover accent="true">
                                  <msup>
                                    <mi>Y</mi>
                                    <mi>i</mi>
                                  </msup>
                                  <mo stretchy="false">^</mo>
                                </mover>
                              </msup>
                              <mo stretchy="false">∘</mo>
                              <mi>S</mi>
                              <mo stretchy="false">∘</mo>
                              <msup>
                                <mi>L</mi>
                                <mi>p</mi>
                              </msup>
                              <mrow>
                                <mo fence="true" form="prefix" stretchy="false">(</mo>
                                <mrow>
                                  <mrow>
                                    <mrow>
                                      <mrow/>
                                      <mo stretchy="false">⋅</mo>
                                      <mrow/>
                                    </mrow>
                                    <mi>,</mi>
                                    <msup>
                                      <mi>W</mi>
                                      <mi>p</mi>
                                    </msup>
                                    <mi>,</mi>
                                    <msup>
                                      <mi>b</mi>
                                      <mi>p</mi>
                                    </msup>
                                  </mrow>
                                </mrow>
                                <mo fence="true" form="postfix" stretchy="false">)</mo>
                              </mrow>
                              <mrow>
                                <mo fence="true" form="prefix" stretchy="false">(</mo>
                                <mrow>
                                  <mi>y</mi>
                                </mrow>
                                <mo fence="true" form="postfix" stretchy="false">)</mo>
                              </mrow>
                            </mrow>
                          </mtd>
                          <mtd>
                            <mrow>
                              <mi>k</mi>
                              <mo stretchy="false">=</mo>
                              <mrow>
                                <mi>p</mi>
                                <mo stretchy="false">−</mo>
                                <mn>1</mn>
                              </mrow>
                            </mrow>
                          </mtd>
                        </mtr>
                        <mtr>
                          <mtd>
                            <mrow>
                              <msup>
                                <mi>ξ</mi>
                                <mover accent="true">
                                  <msup>
                                    <mi>Y</mi>
                                    <mi>i</mi>
                                  </msup>
                                  <mo stretchy="false">^</mo>
                                </mover>
                              </msup>
                              <mo stretchy="false">∘</mo>
                              <mi>S</mi>
                              <mo stretchy="false">∘</mo>
                              <msup>
                                <mi>L</mi>
                                <mi>p</mi>
                              </msup>
                              <mrow>
                                <mo fence="true" form="prefix" stretchy="false">(</mo>
                                <mrow>
                                  <mrow>
                                    <mrow>
                                      <mrow/>
                                      <mo stretchy="false">⋅</mo>
                                      <mrow/>
                                    </mrow>
                                    <mi>,</mi>
                                    <msup>
                                      <mi>W</mi>
                                      <mi>p</mi>
                                    </msup>
                                    <mi>,</mi>
                                    <msup>
                                      <mi>b</mi>
                                      <mi>p</mi>
                                    </msup>
                                  </mrow>
                                </mrow>
                                <mo fence="true" form="postfix" stretchy="false">)</mo>
                              </mrow>
                              <mo stretchy="false">∘</mo>
                              <mrow/>
                              <munderover>
                                <mo stretchy="false">∘</mo>
                                <mrow>
                                  <mi>l</mi>
                                  <mo stretchy="false">=</mo>
                                  <mrow>
                                    <mi>k</mi>
                                    <mo stretchy="false">+</mo>
                                    <mn>1</mn>
                                  </mrow>
                                </mrow>
                                <mrow>
                                  <mi>p</mi>
                                  <mo stretchy="false">−</mo>
                                  <mn>1</mn>
                                </mrow>
                              </munderover>
                              <mrow>
                                <mo fence="true" form="prefix" stretchy="false">(</mo>
                                <mrow>
                                  <mrow>
                                    <msup>
                                      <mi mathvariant="italic">ReLU</mi>
                                      <mi>l</mi>
                                    </msup>
                                    <mo stretchy="false">∘</mo>
                                    <msup>
                                      <mi>L</mi>
                                      <mi>l</mi>
                                    </msup>
                                    <mrow>
                                      <mo fence="true" form="prefix" stretchy="false">(</mo>
                                      <mrow>
                                        <mrow>
                                          <mrow>
                                            <mrow/>
                                            <mo stretchy="false">⋅</mo>
                                            <mrow/>
                                          </mrow>
                                          <mi>,</mi>
                                          <msup>
                                            <mi>W</mi>
                                            <mi>l</mi>
                                          </msup>
                                          <mi>,</mi>
                                          <msup>
                                            <mi>b</mi>
                                            <mi>l</mi>
                                          </msup>
                                        </mrow>
                                      </mrow>
                                      <mo fence="true" form="postfix" stretchy="false">)</mo>
                                    </mrow>
                                  </mrow>
                                </mrow>
                                <mo fence="true" form="postfix" stretchy="false">)</mo>
                              </mrow>
                              <mrow>
                                <mo fence="true" form="prefix" stretchy="false">(</mo>
                                <mrow>
                                  <mi>y</mi>
                                </mrow>
                                <mo fence="true" form="postfix" stretchy="false">)</mo>
                              </mrow>
                            </mrow>
                          </mtd>
                          <mtd>
                            <mrow>
                              <mi>k</mi>
                              <mo stretchy="false">≤</mo>
                              <mrow>
                                <mi>p</mi>
                                <mo stretchy="false">−</mo>
                                <mn>2</mn>
                              </mrow>
                            </mrow>
                          </mtd>
                        </mtr>
                      </mtable>
                    </mrow>
                  </mrow>
                </mrow>
              </mtd>
            </mtr>
          </mtable>
        </mrow>
      </mrow>
    </mrow>
    <annotation encoding="StarMath 5.0">F^{upstream(k),{hat {Y^i}}} : left lbrace stack {
  Re^{m_{k+1}} %toward Re #
  y %as { left lbrace
    matrix {
      %xi^{hat {Y^i}} circ S (y) # k=p ##
      %xi^{hat {Y^i}} circ S circ L^p( {} cdot {} ,W^p,b^p) (y) # k=p-1 ##
      %xi^{hat {Y^i}} circ S circ L^p( {} cdot {} ,W^p,b^p) circ {} circ csup{p-1}  csub{l=k+1} ({ReLU^l circ L^l( {} cdot {} ,W^l,b^l)})( y ) # k&lt;=p-2
    }
  right none }
} right none


</annotation>
  </semantics>
</math>
</file>

<file path=Object 27/content.xml><?xml version="1.0" encoding="utf-8"?>
<math xmlns="http://www.w3.org/1998/Math/MathML" display="block">
  <semantics>
    <mrow>
      <msub>
        <mi>M</mi>
        <mrow>
          <mi>n</mi>
          <mi>,</mi>
          <mi>m</mi>
        </mrow>
      </msub>
      <mrow>
        <mo fence="true" form="prefix" stretchy="false">(</mo>
        <mrow>
          <mi>E</mi>
        </mrow>
        <mo fence="true" form="postfix" stretchy="false">)</mo>
      </mrow>
    </mrow>
    <annotation encoding="StarMath 5.0">M_{n,m}( E )</annotation>
  </semantics>
</math>
</file>

<file path=Object 270/content.xml><?xml version="1.0" encoding="utf-8"?>
<math xmlns="http://www.w3.org/1998/Math/MathML" display="block">
  <semantics>
    <mrow>
      <mo stretchy="false">∀</mo>
      <mrow>
        <mi>y</mi>
        <mo stretchy="false">∈</mo>
        <msup>
          <mi mathvariant="normal">ℜ</mi>
          <msub>
            <mi>m</mi>
            <mrow>
              <mi>k</mi>
              <mo stretchy="false">+</mo>
              <mn>1</mn>
            </mrow>
          </msub>
        </msup>
      </mrow>
    </mrow>
    <annotation encoding="StarMath 5.0">forall y in Re^{m_{k+1}}</annotation>
  </semantics>
</math>
</file>

<file path=Object 271/content.xml><?xml version="1.0" encoding="utf-8"?>
<math xmlns="http://www.w3.org/1998/Math/MathML" display="block">
  <semantics>
    <mrow>
      <munder>
        <mi mathvariant="italic">min</mi>
        <msub>
          <mrow>
            <mo fence="true" form="prefix" stretchy="false">(</mo>
            <mrow>
              <mrow>
                <msubsup>
                  <mi>W</mi>
                  <mrow>
                    <mn>1</mn>
                    <mi>,</mi>
                    <mi mathvariant="normal">:</mi>
                  </mrow>
                  <mi>k</mi>
                </msubsup>
                <mi>,</mi>
                <mo stretchy="false">…</mo>
                <mi>,</mi>
                <msubsup>
                  <mi>W</mi>
                  <msub>
                    <mi>m</mi>
                    <mrow>
                      <mrow>
                        <mi>k</mi>
                        <mo stretchy="false">+</mo>
                        <mn>1</mn>
                      </mrow>
                      <mi>,</mi>
                      <mi mathvariant="normal">:</mi>
                    </mrow>
                  </msub>
                  <mi>k</mi>
                </msubsup>
                <mi>,</mi>
                <msup>
                  <mi>b</mi>
                  <mi>k</mi>
                </msup>
              </mrow>
            </mrow>
            <mo fence="true" form="postfix" stretchy="false">)</mo>
          </mrow>
          <mrow>
            <mi>k</mi>
            <mo stretchy="false">∈</mo>
            <mrow>
              <mo fence="true" form="prefix" stretchy="false">⟦</mo>
              <mrow>
                <mrow>
                  <mn>1</mn>
                  <mi>,</mi>
                  <mi>p</mi>
                </mrow>
              </mrow>
              <mo fence="true" form="postfix" stretchy="false">⟧</mo>
            </mrow>
          </mrow>
        </msub>
      </munder>
      <mrow>
        <munderover>
          <mo stretchy="false">∑</mo>
          <mrow>
            <mi>i</mi>
            <mo stretchy="false">=</mo>
            <mn>1</mn>
          </mrow>
          <mi>n</mi>
        </munderover>
        <msubsup>
          <mi>F</mi>
          <mi mathvariant="italic">loss</mi>
          <mover accent="true">
            <msup>
              <mi>Y</mi>
              <mi>i</mi>
            </msup>
            <mo stretchy="false">^</mo>
          </mover>
        </msubsup>
      </mrow>
      <mrow>
        <mo fence="true" form="prefix" stretchy="false">(</mo>
        <mrow>
          <mrow>
            <mi>N</mi>
            <mrow>
              <mo fence="true" form="prefix" stretchy="false">(</mo>
              <mrow>
                <msup>
                  <mi>X</mi>
                  <mi>i</mi>
                </msup>
              </mrow>
              <mo fence="true" form="postfix" stretchy="false">)</mo>
            </mrow>
          </mrow>
        </mrow>
        <mo fence="true" form="postfix" stretchy="false">)</mo>
      </mrow>
    </mrow>
    <annotation encoding="StarMath 5.0">min csub{(W^k_{1,:}, dotslow , W^k_{m_{k+1,:}},b^k)_{k in ldbracket 1,p rdbracket}} sum from{i=1} to{n} F_loss^{hat {Y^i}}( N(X^i) )</annotation>
  </semantics>
</math>
</file>

<file path=Object 272/content.xml><?xml version="1.0" encoding="utf-8"?>
<math xmlns="http://www.w3.org/1998/Math/MathML" display="block">
  <semantics>
    <mrow>
      <msub>
        <mi>L</mi>
        <mi>j</mi>
      </msub>
      <mi mathvariant="normal">:</mi>
      <mrow>
        <msup>
          <mi mathvariant="normal">ℜ</mi>
          <mi>m</mi>
        </msup>
        <mo stretchy="false">×</mo>
        <msup>
          <mi mathvariant="normal">ℜ</mi>
          <mi>m</mi>
        </msup>
        <mo stretchy="false">×</mo>
        <mi mathvariant="normal">ℜ</mi>
      </mrow>
      <mi>↔</mi>
      <mi mathvariant="normal">ℜ</mi>
    </mrow>
    <annotation encoding="StarMath 5.0">L_{j} : Re^m times Re^m times Re %toward Re</annotation>
  </semantics>
</math>
</file>

<file path=Object 273/content.xml><?xml version="1.0" encoding="utf-8"?>
<math xmlns="http://www.w3.org/1998/Math/MathML" display="block">
  <semantics>
    <mrow>
      <mfrac>
        <mrow>
          <mo stretchy="false">∂</mo>
          <msubsup>
            <mi>ξ</mi>
            <mi mathvariant="italic">loss</mi>
            <mi mathvariant="italic">global</mi>
          </msubsup>
        </mrow>
        <mrow>
          <mo stretchy="false">∂</mo>
          <msup>
            <mi>b</mi>
            <mi>k</mi>
          </msup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sub>
                      <mi>m</mi>
                      <mrow>
                        <mi>k</mi>
                        <mo stretchy="false">+</mo>
                        <mn>1</mn>
                      </mrow>
                    </msub>
                  </msup>
                  <mi>↔</mi>
                  <msup>
                    <mi mathvariant="normal">ℜ</mi>
                    <msub>
                      <mi>m</mi>
                      <mrow>
                        <mi>k</mi>
                        <mo stretchy="false">+</mo>
                        <mn>1</mn>
                      </mrow>
                    </msub>
                  </msup>
                </mrow>
              </mtd>
            </mtr>
            <mtr>
              <mtd>
                <mrow>
                  <msup>
                    <mi>b</mi>
                    <mi>k</mi>
                  </msup>
                  <mi>→</mi>
                  <mrow>
                    <munderover>
                      <mo stretchy="false">∑</mo>
                      <mrow>
                        <mi>i</mi>
                        <mo stretchy="false">=</mo>
                        <mn>1</mn>
                      </mrow>
                      <mi>n</mi>
                    </munderover>
                    <mfrac>
                      <mrow>
                        <mo stretchy="false">∂</mo>
                        <mrow>
                          <mo fence="true" form="prefix" stretchy="false">(</mo>
                          <mrow>
                            <mrow>
                              <msup>
                                <mi>F</mi>
                                <mrow>
                                  <mi mathvariant="italic">upstream</mi>
                                  <mrow>
                                    <mo fence="true" form="prefix" stretchy="false">(</mo>
                                    <mrow>
                                      <mi>k</mi>
                                    </mrow>
                                    <mo fence="true" form="postfix" stretchy="false">)</mo>
                                  </mrow>
                                  <mi>,</mi>
                                  <mover accent="true">
                                    <msup>
                                      <mi>Y</mi>
                                      <mi>i</mi>
                                    </msup>
                                    <mo stretchy="false">^</mo>
                                  </mover>
                                </mrow>
                              </msup>
                              <mo stretchy="false">∘</mo>
                              <msup>
                                <mi mathvariant="italic">ReLU</mi>
                                <mi>k</mi>
                              </msup>
                              <mo stretchy="false">∘</mo>
                              <msup>
                                <mi>L</mi>
                                <mi>k</mi>
                              </msup>
                              <mrow>
                                <mo fence="true" form="prefix" stretchy="false">(</mo>
                                <mrow>
                                  <mrow>
                                    <mrow>
                                      <mrow/>
                                      <mo stretchy="false">⋅</mo>
                                      <mrow/>
                                    </mrow>
                                    <mi>,</mi>
                                    <msup>
                                      <mi>W</mi>
                                      <mi>k</mi>
                                    </msup>
                                    <mi>,</mi>
                                    <msup>
                                      <mi>b</mi>
                                      <mi>k</mi>
                                    </msup>
                                  </mrow>
                                </mrow>
                                <mo fence="true" form="postfix" stretchy="false">)</mo>
                              </mrow>
                            </mrow>
                          </mrow>
                          <mo fence="true" form="postfix" stretchy="false">)</mo>
                        </mrow>
                      </mrow>
                      <mrow>
                        <mo stretchy="false">∂</mo>
                        <msup>
                          <mi>b</mi>
                          <mi>k</mi>
                        </msup>
                      </mrow>
                    </mfrac>
                  </mrow>
                  <mrow>
                    <mo fence="true" form="prefix" stretchy="false">(</mo>
                    <mrow>
                      <msup>
                        <mi>b</mi>
                        <mi>k</mi>
                      </msup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{partial %xi_loss^global} over {partial b^k} : left lbrace
  stack {
    Re^{m_{k+1}} %toward Re^{m_{k+1}} #
    b^k %as sum from{i=1} to{n} {{partial (F^{upstream(k),{hat {Y^i}}} circ ReLU^k circ L^k({} cdot {},W^k,b^k) )} over {partial b^k}} ( b^k )
  }
right none

</annotation>
  </semantics>
</math>
</file>

<file path=Object 274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row>
    <annotation encoding="StarMath 5.0">forall i in ldbracket 1,n rdbracket</annotation>
  </semantics>
</math>
</file>

<file path=Object 275/content.xml><?xml version="1.0" encoding="utf-8"?>
<math xmlns="http://www.w3.org/1998/Math/MathML" display="block">
  <semantics>
    <mrow>
      <mo stretchy="false">∀</mo>
      <mrow>
        <msup>
          <mi>b</mi>
          <mi>k</mi>
        </msup>
        <mo stretchy="false">∈</mo>
        <msup>
          <mi mathvariant="normal">ℜ</mi>
          <msub>
            <mi>m</mi>
            <mi>k</mi>
          </msub>
        </msup>
      </mrow>
    </mrow>
    <annotation encoding="StarMath 5.0">forall b^k in Re^{m_k}</annotation>
  </semantics>
</math>
</file>

<file path=Object 276/content.xml><?xml version="1.0" encoding="utf-8"?>
<math xmlns="http://www.w3.org/1998/Math/MathML" display="block">
  <semantics>
    <msubsup>
      <mi>ξ</mi>
      <mi mathvariant="italic">loss</mi>
      <mi mathvariant="italic">global</mi>
    </msubsup>
    <annotation encoding="StarMath 5.0">%xi_loss^global</annotation>
  </semantics>
</math>
</file>

<file path=Object 277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m</mi>
            </mrow>
          </mrow>
          <mo fence="true" form="postfix" stretchy="false">⟧</mo>
        </mrow>
      </mrow>
    </mrow>
    <annotation encoding="StarMath 5.0">forall j in ldbracket 1,m rdbracket</annotation>
  </semantics>
</math>
</file>

<file path=Object 278/content.xml><?xml version="1.0" encoding="utf-8"?>
<math xmlns="http://www.w3.org/1998/Math/MathML" display="block">
  <semantics>
    <mrow>
      <mo stretchy="false">∀</mo>
      <mi>j</mi>
      <mrow>
        <mi>'</mi>
        <mo stretchy="false">∈</mo>
        <mrow>
          <mo fence="true" form="prefix" stretchy="false">⟦</mo>
          <mrow>
            <mrow>
              <mn>1</mn>
              <mi>,</mi>
              <msub>
                <mi>m</mi>
                <mrow>
                  <mi>k</mi>
                  <mo stretchy="false">+</mo>
                  <mn>1</mn>
                </mrow>
              </msub>
            </mrow>
          </mrow>
          <mo fence="true" form="postfix" stretchy="false">⟧</mo>
        </mrow>
      </mrow>
    </mrow>
    <annotation encoding="StarMath 5.0">forall j' in ldbracket 1,m_{k+1} rdbracket</annotation>
  </semantics>
</math>
</file>

<file path=Object 279/content.xml><?xml version="1.0" encoding="utf-8"?>
<math xmlns="http://www.w3.org/1998/Math/MathML" display="block">
  <semantics>
    <mrow>
      <mfrac>
        <mrow>
          <mo stretchy="false">∂</mo>
          <mrow>
            <mo fence="true" form="prefix" stretchy="false">(</mo>
            <mrow>
              <mrow>
                <msup>
                  <mi>F</mi>
                  <mrow>
                    <mi mathvariant="italic">upstream</mi>
                    <mrow>
                      <mo fence="true" form="prefix" stretchy="false">(</mo>
                      <mrow>
                        <mi>k</mi>
                      </mrow>
                      <mo fence="true" form="postfix" stretchy="false">)</mo>
                    </mrow>
                    <mi>,</mi>
                    <mover accent="true">
                      <msup>
                        <mi>Y</mi>
                        <mi>i</mi>
                      </msup>
                      <mo stretchy="false">^</mo>
                    </mover>
                  </mrow>
                </msup>
                <mo stretchy="false">∘</mo>
                <msup>
                  <mi mathvariant="italic">ReLU</mi>
                  <mi>k</mi>
                </msup>
                <mo stretchy="false">∘</mo>
                <msup>
                  <mi>L</mi>
                  <mi>k</mi>
                </msup>
                <mrow>
                  <mo fence="true" form="prefix" stretchy="false">(</mo>
                  <mrow>
                    <mrow>
                      <mrow>
                        <mrow/>
                        <mo stretchy="false">⋅</mo>
                        <mrow/>
                      </mrow>
                      <mi>,</mi>
                      <msup>
                        <mi>W</mi>
                        <mi>k</mi>
                      </msup>
                      <mi>,</mi>
                      <msup>
                        <mi>b</mi>
                        <mi>k</mi>
                      </msup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</mrow>
        <mrow>
          <mo stretchy="false">∂</mo>
          <msup>
            <mi>b</mi>
            <mi>k</mi>
          </msup>
        </mrow>
      </mfrac>
      <msub>
        <mrow>
          <mo fence="true" form="prefix" stretchy="false">(</mo>
          <mrow>
            <msup>
              <mi>b</mi>
              <mi>k</mi>
            </msup>
          </mrow>
          <mo fence="true" form="postfix" stretchy="false">)</mo>
        </mrow>
        <mrow>
          <mi>j</mi>
          <mi>'</mi>
        </mrow>
      </msub>
    </mrow>
    <annotation encoding="StarMath 5.0">{{partial (F^{upstream(k),{hat {Y^i}}} circ ReLU^k circ L^k({} cdot {},W^k,b^k) )} over {partial b^k}} ( b^k )_{j'}</annotation>
  </semantics>
</math>
</file>

<file path=Object 28/content.xml><?xml version="1.0" encoding="utf-8"?>
<math xmlns="http://www.w3.org/1998/Math/MathML" display="block">
  <semantics>
    <mrow>
      <mi>n</mi>
      <mo stretchy="false">×</mo>
      <mi>m</mi>
    </mrow>
    <annotation encoding="StarMath 5.0">n times m</annotation>
  </semantics>
</math>
</file>

<file path=Object 280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row>
    <annotation encoding="StarMath 5.0">forall i in ldbracket 1,n rdbracket</annotation>
  </semantics>
</math>
</file>

<file path=Object 281/content.xml><?xml version="1.0" encoding="utf-8"?>
<math xmlns="http://www.w3.org/1998/Math/MathML" display="block">
  <semantics>
    <mrow>
      <mrow>
        <mrow/>
        <mo stretchy="false">=</mo>
        <mfrac>
          <mrow>
            <mi>d</mi>
            <msup>
              <mi>F</mi>
              <mrow>
                <mi mathvariant="italic">upstream</mi>
                <mrow>
                  <mo fence="true" form="prefix" stretchy="false">(</mo>
                  <mrow>
                    <mi>k</mi>
                  </mrow>
                  <mo fence="true" form="postfix" stretchy="false">)</mo>
                </mrow>
                <mi>,</mi>
                <mover accent="true">
                  <msup>
                    <mi>Y</mi>
                    <mi>i</mi>
                  </msup>
                  <mo stretchy="false">^</mo>
                </mover>
              </mrow>
            </msup>
          </mrow>
          <mrow>
            <mi>d</mi>
            <mi>y</mi>
          </mrow>
        </mfrac>
      </mrow>
      <mrow>
        <msub>
          <mrow>
            <mo fence="true" form="prefix" stretchy="false">(</mo>
            <mrow>
              <mrow>
                <msup>
                  <mi mathvariant="italic">ReLU</mi>
                  <mi>k</mi>
                </msup>
                <mrow>
                  <mo fence="true" form="prefix" stretchy="false">(</mo>
                  <mrow>
                    <mrow>
                      <msup>
                        <mi>L</mi>
                        <mi>k</mi>
                      </msup>
                      <mrow>
                        <mo fence="true" form="prefix" stretchy="false">(</mo>
                        <mrow>
                          <mrow>
                            <msup>
                              <mi>y</mi>
                              <mrow>
                                <mi mathvariant="italic">downstream</mi>
                                <mrow>
                                  <mo fence="true" form="prefix" stretchy="false">(</mo>
                                  <mrow>
                                    <mi>k</mi>
                                  </mrow>
                                  <mo fence="true" form="postfix" stretchy="false">)</mo>
                                </mrow>
                                <mi>,</mi>
                                <msup>
                                  <mi>X</mi>
                                  <mi>i</mi>
                                </msup>
                              </mrow>
                            </msup>
                            <mi>,</mi>
                            <msup>
                              <mi>W</mi>
                              <mi>k</mi>
                            </msup>
                            <mi>,</mi>
                            <msup>
                              <mi>b</mi>
                              <mi>k</mi>
                            </msup>
                          </mrow>
                        </mrow>
                        <mo fence="true" form="postfix" stretchy="false">)</mo>
                      </mrow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  <mrow>
            <mi>j</mi>
            <mi>'</mi>
          </mrow>
        </msub>
        <mo stretchy="false">×</mo>
        <msub>
          <mn>1</mn>
          <msubsup>
            <mi mathvariant="normal">ℜ</mi>
            <mrow>
              <mrow>
                <mtext/>
                <mo stretchy="false">∖</mo>
                <mo stretchy="false">{</mo>
              </mrow>
              <mn>0</mn>
              <mo stretchy="false">}</mo>
            </mrow>
            <mtext>+</mtext>
          </msubsup>
        </msub>
      </mrow>
      <mrow>
        <mo fence="true" form="prefix" stretchy="false">(</mo>
        <mrow>
          <mrow>
            <msup>
              <mi>L</mi>
              <mi>k</mi>
            </msup>
            <msub>
              <mrow>
                <mo fence="true" form="prefix" stretchy="false">(</mo>
                <mrow>
                  <mrow>
                    <msup>
                      <mi>y</mi>
                      <mrow>
                        <mi mathvariant="italic">downstream</mi>
                        <mrow>
                          <mo fence="true" form="prefix" stretchy="false">(</mo>
                          <mrow>
                            <mi>k</mi>
                          </mrow>
                          <mo fence="true" form="postfix" stretchy="false">)</mo>
                        </mrow>
                        <mi>,</mi>
                        <msup>
                          <mi>X</mi>
                          <mi>i</mi>
                        </msup>
                      </mrow>
                    </msup>
                    <mi>,</mi>
                    <msup>
                      <mi>W</mi>
                      <mi>k</mi>
                    </msup>
                    <mi>,</mi>
                    <msup>
                      <mi>b</mi>
                      <mi>k</mi>
                    </msup>
                  </mrow>
                </mrow>
                <mo fence="true" form="postfix" stretchy="false">)</mo>
              </mrow>
              <mrow>
                <mi>j</mi>
                <mi>'</mi>
              </mrow>
            </msub>
          </mrow>
        </mrow>
        <mo fence="true" form="postfix" stretchy="false">)</mo>
      </mrow>
    </mrow>
    <annotation encoding="StarMath 5.0">{} = {d F^{upstream(k),{hat {Y^i}}}} over {d y} (ReLU^k(L^k(y^{downstream(k), X^i},W^k,b^k)))_{j'} times 1_{ Re_{ "" bslash \{0\} }^"+" }(L^k(y^{downstream(k), X^i},W^k,b^k)_{j'})</annotation>
  </semantics>
</math>
</file>

<file path=Object 282/content.xml><?xml version="1.0" encoding="utf-8"?>
<math xmlns="http://www.w3.org/1998/Math/MathML" display="block">
  <semantics>
    <mrow>
      <mrow>
        <mrow/>
        <mo stretchy="false">=</mo>
        <msubsup>
          <mi>F</mi>
          <mrow>
            <mi>j</mi>
            <mi>'</mi>
          </mrow>
          <mrow>
            <mi mathvariant="italic">upstream</mi>
            <mrow>
              <mo fence="true" form="prefix" stretchy="false">(</mo>
              <mrow>
                <mi>k</mi>
              </mrow>
              <mo fence="true" form="postfix" stretchy="false">)</mo>
            </mrow>
            <mi>,</mi>
            <mover accent="true">
              <msup>
                <mi>Y</mi>
                <mi>i</mi>
              </msup>
              <mo stretchy="false">^</mo>
            </mover>
          </mrow>
        </msubsup>
      </mrow>
      <mi>'</mi>
      <mrow>
        <mrow>
          <mo fence="true" form="prefix" stretchy="false">(</mo>
          <mrow>
            <mrow>
              <msubsup>
                <mi mathvariant="italic">ReLU</mi>
                <mrow>
                  <mi>j</mi>
                  <mi>'</mi>
                </mrow>
                <mi>k</mi>
              </msubsup>
              <mrow>
                <mo fence="true" form="prefix" stretchy="false">(</mo>
                <mrow>
                  <mrow>
                    <msubsup>
                      <mi>L</mi>
                      <mrow>
                        <mi>j</mi>
                        <mi>'</mi>
                      </mrow>
                      <mi>k</mi>
                    </msubsup>
                    <mrow>
                      <mo fence="true" form="prefix" stretchy="false">(</mo>
                      <mrow>
                        <mrow>
                          <msup>
                            <mi>y</mi>
                            <mrow>
                              <mi mathvariant="italic">downstream</mi>
                              <mrow>
                                <mo fence="true" form="prefix" stretchy="false">(</mo>
                                <mrow>
                                  <mi>k</mi>
                                </mrow>
                                <mo fence="true" form="postfix" stretchy="false">)</mo>
                              </mrow>
                              <mi>,</mi>
                              <msup>
                                <mi>X</mi>
                                <mi>i</mi>
                              </msup>
                            </mrow>
                          </msup>
                          <mi>,</mi>
                          <mi>w</mi>
                          <mi>,</mi>
                          <msubsup>
                            <mi>b</mi>
                            <mrow>
                              <mi>j</mi>
                              <mi>'</mi>
                            </mrow>
                            <mi>k</mi>
                          </msubsup>
                        </mrow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</mrow>
          </mrow>
          <mo fence="true" form="postfix" stretchy="false">)</mo>
        </mrow>
        <mo stretchy="false">×</mo>
        <msub>
          <mn>1</mn>
          <msubsup>
            <mi mathvariant="normal">ℜ</mi>
            <mrow>
              <mrow>
                <mtext/>
                <mo stretchy="false">∖</mo>
                <mo stretchy="false">{</mo>
              </mrow>
              <mn>0</mn>
              <mo stretchy="false">}</mo>
            </mrow>
            <mtext>+</mtext>
          </msubsup>
        </msub>
      </mrow>
      <mrow>
        <mrow>
          <mo fence="true" form="prefix" stretchy="false">(</mo>
          <mrow>
            <mrow>
              <msubsup>
                <mi>L</mi>
                <mrow>
                  <mi>j</mi>
                  <mi>'</mi>
                </mrow>
                <mi>k</mi>
              </msubsup>
              <mrow>
                <mo fence="true" form="prefix" stretchy="false">(</mo>
                <mrow>
                  <mrow>
                    <msup>
                      <mi>y</mi>
                      <mrow>
                        <mi mathvariant="italic">downstream</mi>
                        <mrow>
                          <mo fence="true" form="prefix" stretchy="false">(</mo>
                          <mrow>
                            <mi>k</mi>
                          </mrow>
                          <mo fence="true" form="postfix" stretchy="false">)</mo>
                        </mrow>
                        <mi>,</mi>
                        <msup>
                          <mi>X</mi>
                          <mi>i</mi>
                        </msup>
                      </mrow>
                    </msup>
                    <mi>,</mi>
                    <mi>w</mi>
                    <mi>,</mi>
                    <msubsup>
                      <mi>b</mi>
                      <mrow>
                        <mi>j</mi>
                        <mi>'</mi>
                      </mrow>
                      <mi>k</mi>
                    </msubsup>
                  </mrow>
                </mrow>
                <mo fence="true" form="postfix" stretchy="false">)</mo>
              </mrow>
            </mrow>
          </mrow>
          <mo fence="true" form="postfix" stretchy="false">)</mo>
        </mrow>
        <mo stretchy="false">×</mo>
        <msubsup>
          <mi>y</mi>
          <mi>j</mi>
          <mrow>
            <mi mathvariant="italic">downstream</mi>
            <mrow>
              <mo fence="true" form="prefix" stretchy="false">(</mo>
              <mrow>
                <mi>k</mi>
              </mrow>
              <mo fence="true" form="postfix" stretchy="false">)</mo>
            </mrow>
            <mi>,</mi>
            <msup>
              <mi>X</mi>
              <mi>i</mi>
            </msup>
          </mrow>
        </msubsup>
      </mrow>
    </mrow>
    <annotation encoding="StarMath 5.0">{} = F^{upstream(k),{hat {Y^i}}}_{j'}'(ReLU^k_{j'}(L^k_{j'}(y^{downstream(k), X^i},w,b^k_{j'}))) times 1_{ Re_{ "" bslash \{0\} }^"+" }(L^k_{j'}(y^{downstream(k), X^i},w,b^k_{j'})) times y^{downstream(k), X^i}_j</annotation>
  </semantics>
</math>
</file>

<file path=Object 283/content.xml><?xml version="1.0" encoding="utf-8"?>
<math xmlns="http://www.w3.org/1998/Math/MathML" display="block">
  <semantics>
    <mrow>
      <msup>
        <mi>W</mi>
        <mrow>
          <mi>k</mi>
          <mo stretchy="false">+</mo>
          <mn>1</mn>
        </mrow>
      </msup>
      <mo stretchy="false">∈</mo>
      <msub>
        <mi>M</mi>
        <mrow>
          <mi>m</mi>
          <mi>'</mi>
          <mi>,</mi>
          <mi>m</mi>
        </mrow>
      </msub>
    </mrow>
    <annotation encoding="StarMath 5.0">W^{k+1} in M_{m',m}</annotation>
  </semantics>
</math>
</file>

<file path=Object 284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row>
    <annotation encoding="StarMath 5.0">forall i in ldbracket 1,n rdbracket</annotation>
  </semantics>
</math>
</file>

<file path=Object 285/content.xml><?xml version="1.0" encoding="utf-8"?>
<math xmlns="http://www.w3.org/1998/Math/MathML" display="block">
  <semantics>
    <mrow>
      <mo stretchy="false">∀</mo>
      <mrow>
        <mi>w</mi>
        <mo stretchy="false">∈</mo>
        <msup>
          <mi mathvariant="normal">ℜ</mi>
          <msub>
            <mi>m</mi>
            <mi>k</mi>
          </msub>
        </msup>
      </mrow>
    </mrow>
    <annotation encoding="StarMath 5.0">forall w in Re^{m_k}</annotation>
  </semantics>
</math>
</file>

<file path=Object 286/content.xml><?xml version="1.0" encoding="utf-8"?>
<math xmlns="http://www.w3.org/1998/Math/MathML" display="block">
  <semantics>
    <mrow>
      <mo stretchy="false">∀</mo>
      <mi>j</mi>
      <mrow>
        <mi>'</mi>
        <mo stretchy="false">∈</mo>
        <mrow>
          <mo fence="true" form="prefix" stretchy="false">⟦</mo>
          <mrow>
            <mrow>
              <mn>1</mn>
              <mi>,</mi>
              <msub>
                <mi>m</mi>
                <mrow>
                  <mi>k</mi>
                  <mo stretchy="false">+</mo>
                  <mn>1</mn>
                </mrow>
              </msub>
            </mrow>
          </mrow>
          <mo fence="true" form="postfix" stretchy="false">⟧</mo>
        </mrow>
      </mrow>
    </mrow>
    <annotation encoding="StarMath 5.0">forall j' in ldbracket 1,m_{k+1} rdbracket</annotation>
  </semantics>
</math>
</file>

<file path=Object 287/content.xml><?xml version="1.0" encoding="utf-8"?>
<math xmlns="http://www.w3.org/1998/Math/MathML" display="block">
  <semantics>
    <mrow>
      <mfrac>
        <mrow>
          <mo stretchy="false">∂</mo>
          <msubsup>
            <mi>ξ</mi>
            <mi mathvariant="italic">loss</mi>
            <mi mathvariant="italic">global</mi>
          </msubsup>
        </mrow>
        <mrow>
          <mo stretchy="false">∂</mo>
          <msubsup>
            <mi>W</mi>
            <mrow>
              <mi>j</mi>
              <mi>'</mi>
              <mi>,</mi>
              <mi mathvariant="normal">:</mi>
            </mrow>
            <mi>k</mi>
          </msubsup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sub>
                      <mi>m</mi>
                      <mi>k</mi>
                    </msub>
                  </msup>
                  <mi>↔</mi>
                  <msup>
                    <mi mathvariant="normal">ℜ</mi>
                    <msub>
                      <mi>m</mi>
                      <mi>k</mi>
                    </msub>
                  </msup>
                </mrow>
              </mtd>
            </mtr>
            <mtr>
              <mtd>
                <mrow>
                  <mi>w</mi>
                  <mi>→</mi>
                  <mrow>
                    <munderover>
                      <mo stretchy="false">∑</mo>
                      <mrow>
                        <mi>i</mi>
                        <mo stretchy="false">=</mo>
                        <mn>1</mn>
                      </mrow>
                      <mi>n</mi>
                    </munderover>
                    <mrow>
                      <mfrac>
                        <mrow>
                          <mo stretchy="false">∂</mo>
                          <mrow>
                            <mo fence="true" form="prefix" stretchy="false">(</mo>
                            <mrow>
                              <mrow>
                                <msubsup>
                                  <mi>F</mi>
                                  <mrow>
                                    <mi>j</mi>
                                    <mi>'</mi>
                                  </mrow>
                                  <mrow>
                                    <mi mathvariant="italic">upstream</mi>
                                    <mrow>
                                      <mo fence="true" form="prefix" stretchy="false">(</mo>
                                      <mrow>
                                        <mi>k</mi>
                                      </mrow>
                                      <mo fence="true" form="postfix" stretchy="false">)</mo>
                                    </mrow>
                                    <mi>,</mi>
                                    <mover accent="true">
                                      <msup>
                                        <mi>Y</mi>
                                        <mi>i</mi>
                                      </msup>
                                      <mo stretchy="false">^</mo>
                                    </mover>
                                  </mrow>
                                </msubsup>
                                <mo stretchy="false">∘</mo>
                                <msubsup>
                                  <mi mathvariant="italic">ReLU</mi>
                                  <mrow>
                                    <mi>j</mi>
                                    <mi>'</mi>
                                  </mrow>
                                  <mi>k</mi>
                                </msubsup>
                                <mo stretchy="false">∘</mo>
                                <msubsup>
                                  <mi>L</mi>
                                  <mrow>
                                    <mi>j</mi>
                                    <mi>'</mi>
                                  </mrow>
                                  <mi>k</mi>
                                </msubsup>
                                <mrow>
                                  <mo fence="true" form="prefix" stretchy="false">(</mo>
                                  <mrow>
                                    <mrow>
                                      <mrow>
                                        <mrow/>
                                        <mo stretchy="false">⋅</mo>
                                        <mrow/>
                                      </mrow>
                                      <mi>,</mi>
                                      <mi>w</mi>
                                      <mi>,</mi>
                                      <msubsup>
                                        <mi>b</mi>
                                        <mrow>
                                          <mi>j</mi>
                                          <mi>'</mi>
                                        </mrow>
                                        <mi>k</mi>
                                      </msubsup>
                                    </mrow>
                                  </mrow>
                                  <mo fence="true" form="postfix" stretchy="false">)</mo>
                                </mrow>
                              </mrow>
                            </mrow>
                            <mo fence="true" form="postfix" stretchy="false">)</mo>
                          </mrow>
                        </mrow>
                        <mrow>
                          <mo stretchy="false">∂</mo>
                          <mi>w</mi>
                        </mrow>
                      </mfrac>
                      <mrow>
                        <mo fence="true" form="prefix" stretchy="false">(</mo>
                        <mrow>
                          <mi>w</mi>
                        </mrow>
                        <mo fence="true" form="postfix" stretchy="false">)</mo>
                      </mrow>
                    </mrow>
                  </mrow>
                </mrow>
              </mtd>
            </mtr>
          </mtable>
        </mrow>
      </mrow>
    </mrow>
    <annotation encoding="StarMath 5.0">{partial %xi_loss^global} over {partial W^k_{j',:}} : left lbrace
  stack {
    Re^{m_k} %toward Re^{m_k} #
    w %as sum from{i=1} to{n} {{partial (F^{upstream(k),{hat {Y^i}}}_{j'} circ ReLU^k_{j'} circ L^k_{j'}({} cdot {},w,b^k_{j'}))} over {partial w} ( w )}
  }
right none

</annotation>
  </semantics>
</math>
</file>

<file path=Object 288/content.xml><?xml version="1.0" encoding="utf-8"?>
<math xmlns="http://www.w3.org/1998/Math/MathML" display="block">
  <semantics>
    <mrow>
      <mo stretchy="false">∀</mo>
      <mrow>
        <mi>w</mi>
        <mo stretchy="false">∈</mo>
        <msup>
          <mi mathvariant="normal">ℜ</mi>
          <msub>
            <mi>m</mi>
            <mi>k</mi>
          </msub>
        </msup>
      </mrow>
    </mrow>
    <annotation encoding="StarMath 5.0">forall w in Re^{m_k}</annotation>
  </semantics>
</math>
</file>

<file path=Object 289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sub>
                <mi>m</mi>
                <mi>k</mi>
              </msub>
            </mrow>
          </mrow>
          <mo fence="true" form="postfix" stretchy="false">⟧</mo>
        </mrow>
      </mrow>
    </mrow>
    <annotation encoding="StarMath 5.0">forall j in ldbracket 1,m_k rdbracket</annotation>
  </semantics>
</math>
</file>

<file path=Object 29/content.xml><?xml version="1.0" encoding="utf-8"?>
<math xmlns="http://www.w3.org/1998/Math/MathML" display="block">
  <semantics>
    <mrow>
      <mi>E</mi>
      <mo stretchy="false">⊆</mo>
      <mi mathvariant="normal">ℜ</mi>
    </mrow>
    <annotation encoding="StarMath 5.0">E subseteq Re</annotation>
  </semantics>
</math>
</file>

<file path=Object 290/content.xml><?xml version="1.0" encoding="utf-8"?>
<math xmlns="http://www.w3.org/1998/Math/MathML" display="block">
  <semantics>
    <mrow>
      <mfrac>
        <mrow>
          <mo stretchy="false">∂</mo>
          <mrow>
            <mo fence="true" form="prefix" stretchy="false">(</mo>
            <mrow>
              <mrow>
                <msubsup>
                  <mi>F</mi>
                  <mrow>
                    <mi>j</mi>
                    <mi>'</mi>
                  </mrow>
                  <mrow>
                    <mi mathvariant="italic">upstream</mi>
                    <mrow>
                      <mo fence="true" form="prefix" stretchy="false">(</mo>
                      <mrow>
                        <mi>k</mi>
                      </mrow>
                      <mo fence="true" form="postfix" stretchy="false">)</mo>
                    </mrow>
                    <mi>,</mi>
                    <mover accent="true">
                      <msup>
                        <mi>Y</mi>
                        <mi>i</mi>
                      </msup>
                      <mo stretchy="false">^</mo>
                    </mover>
                  </mrow>
                </msubsup>
                <mo stretchy="false">∘</mo>
                <msubsup>
                  <mi mathvariant="italic">ReLU</mi>
                  <mrow>
                    <mi>j</mi>
                    <mi>'</mi>
                  </mrow>
                  <mi>k</mi>
                </msubsup>
                <mo stretchy="false">∘</mo>
                <msubsup>
                  <mi>L</mi>
                  <mrow>
                    <mi>j</mi>
                    <mi>'</mi>
                  </mrow>
                  <mi>k</mi>
                </msubsup>
                <mrow>
                  <mo fence="true" form="prefix" stretchy="false">(</mo>
                  <mrow>
                    <mrow>
                      <mrow>
                        <mrow/>
                        <mo stretchy="false">⋅</mo>
                        <mrow/>
                      </mrow>
                      <mi>,</mi>
                      <mi>w</mi>
                      <mi>,</mi>
                      <msubsup>
                        <mi>b</mi>
                        <mrow>
                          <mi>j</mi>
                          <mi>'</mi>
                        </mrow>
                        <mi>k</mi>
                      </msubsup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</mrow>
        <mrow>
          <mo stretchy="false">∂</mo>
          <mi>w</mi>
        </mrow>
      </mfrac>
      <msub>
        <mrow>
          <mo fence="true" form="prefix" stretchy="false">(</mo>
          <mrow>
            <mi>w</mi>
          </mrow>
          <mo fence="true" form="postfix" stretchy="false">)</mo>
        </mrow>
        <mi>j</mi>
      </msub>
    </mrow>
    <annotation encoding="StarMath 5.0">{partial (F^{upstream(k),{hat {Y^i}}}_{j'} circ ReLU^k_{j'} circ L^k_{j'}({} cdot {},w,b^k_{j'}))} over {partial w} (w)_j</annotation>
  </semantics>
</math>
</file>

<file path=Object 291/content.xml><?xml version="1.0" encoding="utf-8"?>
<math xmlns="http://www.w3.org/1998/Math/MathML" display="block">
  <semantics>
    <msub>
      <mrow>
        <mo fence="true" form="prefix" stretchy="false">(</mo>
        <mrow>
          <msub>
            <mi>f</mi>
            <mi>i</mi>
          </msub>
        </mrow>
        <mo fence="true" form="postfix" stretchy="false">)</mo>
      </mrow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sub>
    <annotation encoding="StarMath 5.0">(f_i)_{ i in ldbracket 1,n rdbracket }</annotation>
  </semantics>
</math>
</file>

<file path=Object 292/content.xml><?xml version="1.0" encoding="utf-8"?>
<math xmlns="http://www.w3.org/1998/Math/MathML" display="block">
  <semantics>
    <mrow>
      <msub>
        <mi>f</mi>
        <mi>i</mi>
      </msub>
      <mi mathvariant="normal">:</mi>
      <msub>
        <mi mathvariant="normal">Ω</mi>
        <mi>i</mi>
      </msub>
      <mi>↔</mi>
      <msub>
        <mi mathvariant="normal">Ω</mi>
        <mrow>
          <mi>i</mi>
          <mo stretchy="false">+</mo>
          <mn>1</mn>
        </mrow>
      </msub>
    </mrow>
    <annotation encoding="StarMath 5.0">f_i : %OMEGA_i %toward %OMEGA_{i+1}</annotation>
  </semantics>
</math>
</file>

<file path=Object 293/content.xml><?xml version="1.0" encoding="utf-8"?>
<math xmlns="http://www.w3.org/1998/Math/MathML" display="block">
  <semantics>
    <mrow>
      <mi>i</mi>
      <mo stretchy="false">∈</mo>
      <mrow>
        <mo fence="true" form="prefix" stretchy="false">⟦</mo>
        <mrow>
          <mrow>
            <mn>1</mn>
            <mi>,</mi>
            <mi>n</mi>
          </mrow>
        </mrow>
        <mo fence="true" form="postfix" stretchy="false">⟧</mo>
      </mrow>
    </mrow>
    <annotation encoding="StarMath 5.0">i in ldbracket 1,n rdbracket</annotation>
  </semantics>
</math>
</file>

<file path=Object 294/content.xml><?xml version="1.0" encoding="utf-8"?>
<math xmlns="http://www.w3.org/1998/Math/MathML" display="block">
  <semantics>
    <mrow>
      <mrow/>
      <munderover>
        <mo stretchy="false">∘</mo>
        <mrow>
          <mi>i</mi>
          <mo stretchy="false">=</mo>
          <mn>1</mn>
        </mrow>
        <mi>n</mi>
      </munderover>
      <msub>
        <mi>f</mi>
        <mi>i</mi>
      </msub>
    </mrow>
    <annotation encoding="StarMath 5.0">{} circ csup{n}  csub{i=1} f_i</annotation>
  </semantics>
</math>
</file>

<file path=Object 295/content.xml><?xml version="1.0" encoding="utf-8"?>
<math xmlns="http://www.w3.org/1998/Math/MathML" display="block">
  <semantics>
    <mrow>
      <mrow/>
      <munderover>
        <mo stretchy="false">∘</mo>
        <mrow>
          <mi>i</mi>
          <mo stretchy="false">=</mo>
          <mn>1</mn>
        </mrow>
        <mi>n</mi>
      </munderover>
      <msub>
        <mi>f</mi>
        <mi>i</mi>
      </msub>
      <mi mathvariant="normal">:</mi>
      <mrow>
        <mo fence="true" form="prefix" stretchy="true">{</mo>
        <mrow>
          <mtable>
            <mtr>
              <mtd>
                <mrow>
                  <msub>
                    <mi mathvariant="normal">Ω</mi>
                    <mn>1</mn>
                  </msub>
                  <mi>↔</mi>
                  <msub>
                    <mi mathvariant="normal">Ω</mi>
                    <mrow>
                      <mi>n</mi>
                      <mo stretchy="false">+</mo>
                      <mn>1</mn>
                    </mrow>
                  </msub>
                </mrow>
              </mtd>
            </mtr>
            <mtr>
              <mtd>
                <mrow>
                  <mi>x</mi>
                  <mi>→</mi>
                  <msub>
                    <mi>f</mi>
                    <mi>n</mi>
                  </msub>
                  <mrow>
                    <mo fence="true" form="prefix" stretchy="false">(</mo>
                    <mrow>
                      <mrow>
                        <msub>
                          <mi>f</mi>
                          <mrow>
                            <mi>n</mi>
                            <mo stretchy="false">−</mo>
                            <mn>1</mn>
                          </mrow>
                        </msub>
                        <mrow>
                          <mo fence="true" form="prefix" stretchy="false">(</mo>
                          <mrow>
                            <mrow>
                              <mo stretchy="false">…</mo>
                              <msub>
                                <mi>f</mi>
                                <mn>2</mn>
                              </msub>
                              <mrow>
                                <mo fence="true" form="prefix" stretchy="false">(</mo>
                                <mrow>
                                  <mrow>
                                    <msub>
                                      <mi>f</mi>
                                      <mn>1</mn>
                                    </msub>
                                    <mrow>
                                      <mo fence="true" form="prefix" stretchy="false">(</mo>
                                      <mrow>
                                        <mi>x</mi>
                                      </mrow>
                                      <mo fence="true" form="postfix" stretchy="false">)</mo>
                                    </mrow>
                                  </mrow>
                                </mrow>
                                <mo fence="true" form="postfix" stretchy="false">)</mo>
                              </mrow>
                            </mrow>
                          </mrow>
                          <mo fence="true" form="postfix" stretchy="false">)</mo>
                        </mrow>
                      </mrow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{} circ csup{n}  csub{i=1} f_i : left lbrace
  stack {
    %OMEGA_1 %toward %OMEGA_{n+1} #
    x %as f_n(f_{n-1}( dotslow  f_2(f_1(x))) )
  }
right none

</annotation>
  </semantics>
</math>
</file>

<file path=Object 296/content.xml><?xml version="1.0" encoding="utf-8"?>
<math xmlns="http://www.w3.org/1998/Math/MathML" display="block">
  <semantics>
    <mrow>
      <mi>f</mi>
      <mi mathvariant="normal">:</mi>
      <mrow>
        <mo fence="true" form="prefix" stretchy="true">{</mo>
        <mrow>
          <mtable>
            <mtr>
              <mtd>
                <mrow>
                  <mrow>
                    <msub>
                      <mi mathvariant="normal">Ω</mi>
                      <mn>1</mn>
                    </msub>
                    <mo stretchy="false">×</mo>
                    <mo stretchy="false">…</mo>
                    <mo stretchy="false">×</mo>
                    <msub>
                      <mi mathvariant="normal">Ω</mi>
                      <mi>n</mi>
                    </msub>
                  </mrow>
                  <mi>↔</mi>
                  <mrow>
                    <msub>
                      <mrow>
                        <mi mathvariant="normal">Ω</mi>
                        <mi>'</mi>
                      </mrow>
                      <mn>1</mn>
                    </msub>
                    <mo stretchy="false">×</mo>
                    <mo stretchy="false">…</mo>
                    <mo stretchy="false">×</mo>
                    <msub>
                      <mrow>
                        <mi mathvariant="normal">Ω</mi>
                        <mi>'</mi>
                      </mrow>
                      <mi>m</mi>
                    </msub>
                  </mrow>
                </mrow>
              </mtd>
            </mtr>
            <mtr>
              <mtd>
                <mrow>
                  <mrow>
                    <mo fence="true" form="prefix" stretchy="false">(</mo>
                    <mrow>
                      <mrow>
                        <msub>
                          <mi>x</mi>
                          <mn>1</mn>
                        </msub>
                        <mi>,</mi>
                        <mo stretchy="false">…</mo>
                        <mi>,</mi>
                        <msub>
                          <mi>x</mi>
                          <mi>n</mi>
                        </msub>
                      </mrow>
                    </mrow>
                    <mo fence="true" form="postfix" stretchy="false">)</mo>
                  </mrow>
                  <mi>→</mi>
                  <mi>f</mi>
                  <mrow>
                    <mo fence="true" form="prefix" stretchy="false">(</mo>
                    <mrow>
                      <mrow>
                        <msub>
                          <mi>x</mi>
                          <mn>1</mn>
                        </msub>
                        <mi>,</mi>
                        <mo stretchy="false">…</mo>
                        <mi>,</mi>
                        <msub>
                          <mi>x</mi>
                          <mi>n</mi>
                        </msub>
                      </mrow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f : left lbrace
  stack {
    %OMEGA_1 times dotslow times %OMEGA_n %toward {%OMEGA'}_1 times dotslow times {%OMEGA'}_m #
    (x_1, dotslow ,x_n) %as f(x_1, dotslow ,x_n)
  }
right none

</annotation>
  </semantics>
</math>
</file>

<file path=Object 297/content.xml><?xml version="1.0" encoding="utf-8"?>
<math xmlns="http://www.w3.org/1998/Math/MathML" display="block">
  <semantics>
    <mi>n</mi>
    <annotation encoding="StarMath 5.0"> n </annotation>
  </semantics>
</math>
</file>

<file path=Object 298/content.xml><?xml version="1.0" encoding="utf-8"?>
<math xmlns="http://www.w3.org/1998/Math/MathML" display="block">
  <semantics>
    <mi>m</mi>
    <annotation encoding="StarMath 5.0"> m </annotation>
  </semantics>
</math>
</file>

<file path=Object 299/content.xml><?xml version="1.0" encoding="utf-8"?>
<math xmlns="http://www.w3.org/1998/Math/MathML" display="block">
  <semantics>
    <mrow>
      <mi>k</mi>
      <mo stretchy="false">∈</mo>
      <mrow>
        <mo fence="true" form="prefix" stretchy="false">⟦</mo>
        <mrow>
          <mrow>
            <mn>1</mn>
            <mi>,</mi>
            <mi>n</mi>
          </mrow>
        </mrow>
        <mo fence="true" form="postfix" stretchy="false">⟧</mo>
      </mrow>
    </mrow>
    <annotation encoding="StarMath 5.0">k in ldbracket 1,n rdbracket</annotation>
  </semantics>
</math>
</file>

<file path=Object 3/content.xml><?xml version="1.0" encoding="utf-8"?>
<math xmlns="http://www.w3.org/1998/Math/MathML" display="block">
  <semantics>
    <mrow>
      <msub>
        <mi>C</mi>
        <mrow>
          <mi>i</mi>
          <mi>,</mi>
          <mi>j</mi>
        </mrow>
      </msub>
      <mo stretchy="false">=</mo>
      <mrow>
        <mi>a</mi>
        <mo stretchy="false">×</mo>
        <msub>
          <mi>B</mi>
          <mrow>
            <mi>i</mi>
            <mi>,</mi>
            <mi>j</mi>
          </mrow>
        </msub>
      </mrow>
    </mrow>
    <annotation encoding="StarMath 5.0">C_{ i,j } = a times B_{ i,j }</annotation>
  </semantics>
</math>
</file>

<file path=Object 30/content.xml><?xml version="1.0" encoding="utf-8"?>
<math xmlns="http://www.w3.org/1998/Math/MathML" display="block">
  <semantics>
    <msup>
      <mi mathvariant="normal">ℜ</mi>
      <mi>m</mi>
    </msup>
    <annotation encoding="StarMath 5.0"> Re^m</annotation>
  </semantics>
</math>
</file>

<file path=Object 300/content.xml><?xml version="1.0" encoding="utf-8"?>
<math xmlns="http://www.w3.org/1998/Math/MathML" display="block">
  <semantics>
    <mrow>
      <mi>f</mi>
      <mrow>
        <mo fence="true" form="prefix" stretchy="false">(</mo>
        <mrow>
          <mrow>
            <msub>
              <mi>x</mi>
              <mn>1</mn>
            </msub>
            <mi>,</mi>
            <mo stretchy="false">…</mo>
            <mi>,</mi>
            <msub>
              <mi>x</mi>
              <mrow>
                <mi>k</mi>
                <mo stretchy="false">−</mo>
                <mn>1</mn>
              </mrow>
            </msub>
            <mi>,</mi>
            <mrow>
              <mrow/>
              <mo stretchy="false">⋅</mo>
              <mrow/>
            </mrow>
            <mi>,</mi>
            <msub>
              <mi>x</mi>
              <mrow>
                <mi>k</mi>
                <mo stretchy="false">+</mo>
                <mn>1</mn>
              </mrow>
            </msub>
            <mi>,</mi>
            <mo stretchy="false">…</mo>
            <mi>,</mi>
            <msub>
              <mi>x</mi>
              <mi>n</mi>
            </msub>
          </mrow>
        </mrow>
        <mo fence="true" form="postfix" stretchy="false">)</mo>
      </mrow>
    </mrow>
    <annotation encoding="StarMath 5.0">f(x_1, dotslow ,x_{k-1}, {} cdot {}, x_{k+1},dotslow ,x_n)</annotation>
  </semantics>
</math>
</file>

<file path=Object 301/content.xml><?xml version="1.0" encoding="utf-8"?>
<math xmlns="http://www.w3.org/1998/Math/MathML" display="block">
  <semantics>
    <mrow>
      <mi>f</mi>
      <mrow>
        <mo fence="true" form="prefix" stretchy="false">(</mo>
        <mrow>
          <mrow>
            <msub>
              <mi>x</mi>
              <mn>1</mn>
            </msub>
            <mi>,</mi>
            <mo stretchy="false">…</mo>
            <mi>,</mi>
            <msub>
              <mi>x</mi>
              <mrow>
                <mi>k</mi>
                <mo stretchy="false">−</mo>
                <mn>1</mn>
              </mrow>
            </msub>
            <mi>,</mi>
            <mrow>
              <mrow/>
              <mo stretchy="false">⋅</mo>
              <mrow/>
            </mrow>
            <mi>,</mi>
            <msub>
              <mi>x</mi>
              <mrow>
                <mi>k</mi>
                <mo stretchy="false">+</mo>
                <mn>1</mn>
              </mrow>
            </msub>
            <mi>,</mi>
            <mo stretchy="false">…</mo>
            <mi>,</mi>
            <msub>
              <mi>x</mi>
              <mi>n</mi>
            </msub>
          </mrow>
        </mrow>
        <mo fence="true" form="postfix" stretchy="false">)</mo>
      </mrow>
      <mi mathvariant="normal">:</mi>
      <mrow>
        <mo fence="true" form="prefix" stretchy="true">{</mo>
        <mrow>
          <mtable>
            <mtr>
              <mtd>
                <mrow>
                  <msub>
                    <mi mathvariant="normal">Ω</mi>
                    <mi>k</mi>
                  </msub>
                  <mi>↔</mi>
                  <mrow>
                    <msub>
                      <mrow>
                        <mi mathvariant="normal">Ω</mi>
                        <mi>'</mi>
                      </mrow>
                      <mn>1</mn>
                    </msub>
                    <mo stretchy="false">×</mo>
                    <mo stretchy="false">…</mo>
                    <mo stretchy="false">×</mo>
                    <msub>
                      <mrow>
                        <mi mathvariant="normal">Ω</mi>
                        <mi>'</mi>
                      </mrow>
                      <mi>m</mi>
                    </msub>
                  </mrow>
                </mrow>
              </mtd>
            </mtr>
            <mtr>
              <mtd>
                <mrow>
                  <msub>
                    <mi>x</mi>
                    <mi>k</mi>
                  </msub>
                  <mi>→</mi>
                  <mi>f</mi>
                  <mrow>
                    <mo fence="true" form="prefix" stretchy="false">(</mo>
                    <mrow>
                      <mrow>
                        <msub>
                          <mi>x</mi>
                          <mn>1</mn>
                        </msub>
                        <mi>,</mi>
                        <mo stretchy="false">…</mo>
                        <mi>,</mi>
                        <msub>
                          <mi>x</mi>
                          <mrow>
                            <mi>k</mi>
                            <mo stretchy="false">−</mo>
                            <mn>1</mn>
                          </mrow>
                        </msub>
                        <mi>,</mi>
                        <msub>
                          <mi>x</mi>
                          <mi>k</mi>
                        </msub>
                        <mi>,</mi>
                        <msub>
                          <mi>x</mi>
                          <mrow>
                            <mi>k</mi>
                            <mo stretchy="false">+</mo>
                            <mn>1</mn>
                          </mrow>
                        </msub>
                        <mi>,</mi>
                        <mo stretchy="false">…</mo>
                        <mi>,</mi>
                        <msub>
                          <mi>x</mi>
                          <mi>n</mi>
                        </msub>
                      </mrow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f(x_1, dotslow ,x_{k-1}, {} cdot {}, x_{k+1},dotslow ,x_n) : left lbrace
  stack {
    %OMEGA_k %toward {%OMEGA'}_1 times dotslow times {%OMEGA'}_m #
    x_k %as f(x_1, dotslow ,x_{k-1}, x_k, x_{k+1},dotslow ,x_n)
  }
right none

</annotation>
  </semantics>
</math>
</file>

<file path=Object 302/content.xml><?xml version="1.0" encoding="utf-8"?>
<math xmlns="http://www.w3.org/1998/Math/MathML" display="block">
  <semantics>
    <mrow>
      <mi>f</mi>
      <mi mathvariant="normal">:</mi>
      <mi mathvariant="normal">Ω</mi>
      <mi>↔</mi>
      <mi mathvariant="normal">Ω</mi>
      <mi>'</mi>
    </mrow>
    <annotation encoding="StarMath 5.0">f : %OMEGA %toward %OMEGA'</annotation>
  </semantics>
</math>
</file>

<file path=Object 303/content.xml><?xml version="1.0" encoding="utf-8"?>
<math xmlns="http://www.w3.org/1998/Math/MathML" display="block">
  <semantics>
    <mrow>
      <mi>g</mi>
      <mi mathvariant="normal">:</mi>
      <mi mathvariant="normal">Ω</mi>
      <mi>'</mi>
      <mi>↔</mi>
      <mi mathvariant="normal">Ω</mi>
      <mi>'</mi>
      <mi>'</mi>
    </mrow>
    <annotation encoding="StarMath 5.0">g : %OMEGA' %toward %OMEGA''</annotation>
  </semantics>
</math>
</file>

<file path=Object 304/content.xml><?xml version="1.0" encoding="utf-8"?>
<math xmlns="http://www.w3.org/1998/Math/MathML" display="block">
  <semantics>
    <mrow>
      <mi>g</mi>
      <mo stretchy="false">∘</mo>
      <mi>f</mi>
    </mrow>
    <annotation encoding="StarMath 5.0">g circ f</annotation>
  </semantics>
</math>
</file>

<file path=Object 305/content.xml><?xml version="1.0" encoding="utf-8"?>
<math xmlns="http://www.w3.org/1998/Math/MathML" display="block">
  <semantics>
    <mrow>
      <mi>g</mi>
      <mo stretchy="false">∘</mo>
      <mi>f</mi>
      <mi mathvariant="normal">:</mi>
      <mrow>
        <mo fence="true" form="prefix" stretchy="true">{</mo>
        <mrow>
          <mtable>
            <mtr>
              <mtd>
                <mrow>
                  <mi mathvariant="normal">Ω</mi>
                  <mi>↔</mi>
                  <mi mathvariant="normal">Ω</mi>
                  <mi>'</mi>
                  <mi>'</mi>
                </mrow>
              </mtd>
            </mtr>
            <mtr>
              <mtd>
                <mrow>
                  <mi>x</mi>
                  <mi>→</mi>
                  <mi>g</mi>
                  <mrow>
                    <mo fence="true" form="prefix" stretchy="false">(</mo>
                    <mrow>
                      <mrow>
                        <mi>f</mi>
                        <mrow>
                          <mo fence="true" form="prefix" stretchy="false">(</mo>
                          <mrow>
                            <mi>x</mi>
                          </mrow>
                          <mo fence="true" form="postfix" stretchy="false">)</mo>
                        </mrow>
                      </mrow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g circ f : left lbrace
  stack {
    %OMEGA %toward %OMEGA'' #
    x %as g( f(x) )
  }
right none

</annotation>
  </semantics>
</math>
</file>

<file path=Object 306/content.xml><?xml version="1.0" encoding="utf-8"?>
<math xmlns="http://www.w3.org/1998/Math/MathML" display="block">
  <semantics>
    <mrow>
      <mi>N</mi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sub>
                      <mi>m</mi>
                      <mn>1</mn>
                    </msub>
                  </msup>
                  <mi>↔</mi>
                  <msup>
                    <mi mathvariant="normal">ℜ</mi>
                    <msub>
                      <mi>m</mi>
                      <mrow>
                        <mi>p</mi>
                        <mo stretchy="false">+</mo>
                        <mn>1</mn>
                      </mrow>
                    </msub>
                  </msup>
                </mrow>
              </mtd>
            </mtr>
            <mtr>
              <mtd>
                <mrow>
                  <mi>y</mi>
                  <mi>→</mi>
                  <mrow/>
                  <munderover>
                    <mo stretchy="false">∘</mo>
                    <mrow>
                      <mi>k</mi>
                      <mo stretchy="false">=</mo>
                      <mn>1</mn>
                    </mrow>
                    <mi>n</mi>
                  </munderover>
                  <mrow>
                    <mo fence="true" form="prefix" stretchy="false">(</mo>
                    <mrow>
                      <mrow>
                        <msubsup>
                          <mi>F</mi>
                          <mi mathvariant="italic">act</mi>
                          <mi>k</mi>
                        </msubsup>
                        <mo stretchy="false">∘</mo>
                        <msup>
                          <mi>L</mi>
                          <mi>k</mi>
                        </msup>
                        <mrow>
                          <mo fence="true" form="prefix" stretchy="false">(</mo>
                          <mrow>
                            <mrow>
                              <mrow>
                                <mrow/>
                                <mo stretchy="false">⋅</mo>
                                <mrow/>
                              </mrow>
                              <mi>,</mi>
                              <msup>
                                <mi>W</mi>
                                <mi>k</mi>
                              </msup>
                              <mi>,</mi>
                              <msup>
                                <mi>b</mi>
                                <mi>k</mi>
                              </msup>
                            </mrow>
                          </mrow>
                          <mo fence="true" form="postfix" stretchy="false">)</mo>
                        </mrow>
                      </mrow>
                    </mrow>
                    <mo fence="true" form="postfix" stretchy="false">)</mo>
                  </mrow>
                  <mrow>
                    <mo fence="true" form="prefix" stretchy="false">(</mo>
                    <mrow>
                      <mi>y</mi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N : left lbrace
  stack {
    Re^{m_1} %toward Re^{m_{p+1}} #
    y %as {} circ csup{n}  csub{k=1} ({F_act^k circ L^k( {} cdot {} ,W^k,b^k)})( y )
  }
right none
</annotation>
  </semantics>
</math>
</file>

<file path=Object 307/content.xml><?xml version="1.0" encoding="utf-8"?>
<math xmlns="http://www.w3.org/1998/Math/MathML" display="block">
  <semantics>
    <mrow>
      <msup>
        <mi>b</mi>
        <mrow>
          <mi>k</mi>
          <mo stretchy="false">+</mo>
          <mn>1</mn>
        </mrow>
      </msup>
      <mo stretchy="false">∈</mo>
      <msup>
        <mi mathvariant="normal">ℜ</mi>
        <mrow>
          <mi>m</mi>
          <mi>'</mi>
        </mrow>
      </msup>
    </mrow>
    <annotation encoding="StarMath 5.0">b^{k+1} in Re^{m'}</annotation>
  </semantics>
</math>
</file>

<file path=Object 308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sub>
                <mi>m</mi>
                <mi>k</mi>
              </msub>
            </mrow>
          </mrow>
          <mo fence="true" form="postfix" stretchy="false">⟧</mo>
        </mrow>
      </mrow>
    </mrow>
    <annotation encoding="StarMath 5.0">forall j in ldbracket 1,m_k rdbracket</annotation>
  </semantics>
</math>
</file>

<file path=Object 309/content.xml><?xml version="1.0" encoding="utf-8"?>
<math xmlns="http://www.w3.org/1998/Math/MathML" display="block">
  <semantics>
    <mrow>
      <mfrac>
        <mrow>
          <mo stretchy="false">∂</mo>
          <mrow>
            <mo fence="true" form="prefix" stretchy="false">(</mo>
            <mrow>
              <mrow>
                <msubsup>
                  <mi>F</mi>
                  <mrow>
                    <mi>j</mi>
                    <mi>'</mi>
                  </mrow>
                  <mrow>
                    <mi mathvariant="italic">upstream</mi>
                    <mrow>
                      <mo fence="true" form="prefix" stretchy="false">(</mo>
                      <mrow>
                        <mi>k</mi>
                      </mrow>
                      <mo fence="true" form="postfix" stretchy="false">)</mo>
                    </mrow>
                    <mi>,</mi>
                    <mover accent="true">
                      <msup>
                        <mi>Y</mi>
                        <mi>i</mi>
                      </msup>
                      <mo stretchy="false">^</mo>
                    </mover>
                  </mrow>
                </msubsup>
                <mo stretchy="false">∘</mo>
                <msubsup>
                  <mi>L</mi>
                  <mrow>
                    <mi>j</mi>
                    <mi>'</mi>
                  </mrow>
                  <mi>k</mi>
                </msubsup>
                <mrow>
                  <mo fence="true" form="prefix" stretchy="false">(</mo>
                  <mrow>
                    <mrow>
                      <mrow>
                        <mrow/>
                        <mo stretchy="false">⋅</mo>
                        <mrow/>
                      </mrow>
                      <mi>,</mi>
                      <mi>w</mi>
                      <mi>,</mi>
                      <msubsup>
                        <mi>b</mi>
                        <mrow>
                          <mi>j</mi>
                          <mi>'</mi>
                        </mrow>
                        <mi>k</mi>
                      </msubsup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</mrow>
        <mrow>
          <mo stretchy="false">∂</mo>
          <mi>w</mi>
        </mrow>
      </mfrac>
      <msub>
        <mrow>
          <mo fence="true" form="prefix" stretchy="false">(</mo>
          <mrow>
            <mi>w</mi>
          </mrow>
          <mo fence="true" form="postfix" stretchy="false">)</mo>
        </mrow>
        <mi>j</mi>
      </msub>
    </mrow>
    <annotation encoding="StarMath 5.0">{partial (F^{upstream(k),{hat {Y^i}}}_{j'} circ  L^k_{j'}({} cdot {},w,b^k_{j'}))} over {partial w} (w)_j</annotation>
  </semantics>
</math>
</file>

<file path=Object 31/content.xml><?xml version="1.0" encoding="utf-8"?>
<math xmlns="http://www.w3.org/1998/Math/MathML" display="block">
  <semantics>
    <msub>
      <mi>M</mi>
      <mrow>
        <mn>1</mn>
        <mi>,</mi>
        <mi>m</mi>
      </mrow>
    </msub>
    <annotation encoding="StarMath 5.0"> M_{1,m}</annotation>
  </semantics>
</math>
</file>

<file path=Object 310/content.xml><?xml version="1.0" encoding="utf-8"?>
<math xmlns="http://www.w3.org/1998/Math/MathML" display="block">
  <semantics>
    <mrow>
      <mrow>
        <mrow/>
        <mo stretchy="false">=</mo>
        <msubsup>
          <mi>F</mi>
          <mrow>
            <mi>j</mi>
            <mi>'</mi>
          </mrow>
          <mrow>
            <mi mathvariant="italic">upstream</mi>
            <mrow>
              <mo fence="true" form="prefix" stretchy="false">(</mo>
              <mrow>
                <mi>k</mi>
              </mrow>
              <mo fence="true" form="postfix" stretchy="false">)</mo>
            </mrow>
            <mi>,</mi>
            <mover accent="true">
              <msup>
                <mi>Y</mi>
                <mi>i</mi>
              </msup>
              <mo stretchy="false">^</mo>
            </mover>
          </mrow>
        </msubsup>
      </mrow>
      <mi>'</mi>
      <mrow>
        <mrow>
          <mo fence="true" form="prefix" stretchy="false">(</mo>
          <mrow>
            <mrow>
              <msubsup>
                <mi>L</mi>
                <mrow>
                  <mi>j</mi>
                  <mi>'</mi>
                </mrow>
                <mi>k</mi>
              </msubsup>
              <mrow>
                <mo fence="true" form="prefix" stretchy="false">(</mo>
                <mrow>
                  <mrow>
                    <msup>
                      <mi>y</mi>
                      <mrow>
                        <mi mathvariant="italic">downstream</mi>
                        <mrow>
                          <mo fence="true" form="prefix" stretchy="false">(</mo>
                          <mrow>
                            <mi>k</mi>
                          </mrow>
                          <mo fence="true" form="postfix" stretchy="false">)</mo>
                        </mrow>
                        <mi>,</mi>
                        <msup>
                          <mi>X</mi>
                          <mi>i</mi>
                        </msup>
                      </mrow>
                    </msup>
                    <mi>,</mi>
                    <mi>w</mi>
                    <mi>,</mi>
                    <msubsup>
                      <mi>b</mi>
                      <mrow>
                        <mi>j</mi>
                        <mi>'</mi>
                      </mrow>
                      <mi>k</mi>
                    </msubsup>
                  </mrow>
                </mrow>
                <mo fence="true" form="postfix" stretchy="false">)</mo>
              </mrow>
            </mrow>
          </mrow>
          <mo fence="true" form="postfix" stretchy="false">)</mo>
        </mrow>
        <mo stretchy="false">×</mo>
        <msubsup>
          <mi>y</mi>
          <mi>j</mi>
          <mrow>
            <mi mathvariant="italic">downstream</mi>
            <mrow>
              <mo fence="true" form="prefix" stretchy="false">(</mo>
              <mrow>
                <mi>k</mi>
              </mrow>
              <mo fence="true" form="postfix" stretchy="false">)</mo>
            </mrow>
            <mi>,</mi>
            <msup>
              <mi>X</mi>
              <mi>i</mi>
            </msup>
          </mrow>
        </msubsup>
      </mrow>
    </mrow>
    <annotation encoding="StarMath 5.0">{} = F^{upstream(k),{hat {Y^i}}}_{j'}'(L^k_{j'}(y^{downstream(k), X^i},w,b^k_{j'})) times  y^{downstream(k), X^i}_j</annotation>
  </semantics>
</math>
</file>

<file path=Object 311/content.xml><?xml version="1.0" encoding="utf-8"?>
<math xmlns="http://www.w3.org/1998/Math/MathML" display="block">
  <semantics>
    <mrow>
      <mfrac>
        <mrow>
          <mo stretchy="false">∂</mo>
          <mrow>
            <mo fence="true" form="prefix" stretchy="false">(</mo>
            <mrow>
              <mrow>
                <msup>
                  <mi>F</mi>
                  <mrow>
                    <mi mathvariant="italic">upstream</mi>
                    <mrow>
                      <mo fence="true" form="prefix" stretchy="false">(</mo>
                      <mrow>
                        <mrow>
                          <mi>k</mi>
                          <mo stretchy="false">+</mo>
                          <mn>1</mn>
                        </mrow>
                      </mrow>
                      <mo fence="true" form="postfix" stretchy="false">)</mo>
                    </mrow>
                    <mi>,</mi>
                    <mover accent="true">
                      <msup>
                        <mi>Y</mi>
                        <mi>i</mi>
                      </msup>
                      <mo stretchy="false">^</mo>
                    </mover>
                  </mrow>
                </msup>
                <mo stretchy="false">∘</mo>
                <msup>
                  <mi mathvariant="italic">ReLU</mi>
                  <mrow>
                    <mi>k</mi>
                    <mo stretchy="false">+</mo>
                    <mn>1</mn>
                  </mrow>
                </msup>
                <mo stretchy="false">∘</mo>
                <msup>
                  <mi>L</mi>
                  <mrow>
                    <mi>k</mi>
                    <mo stretchy="false">+</mo>
                    <mn>1</mn>
                  </mrow>
                </msup>
                <mrow>
                  <mo fence="true" form="prefix" stretchy="false">(</mo>
                  <mrow>
                    <mrow>
                      <mrow>
                        <mrow/>
                        <mo stretchy="false">⋅</mo>
                        <mrow/>
                      </mrow>
                      <mi>,</mi>
                      <msup>
                        <mi>W</mi>
                        <mrow>
                          <mi>k</mi>
                          <mo stretchy="false">+</mo>
                          <mn>1</mn>
                        </mrow>
                      </msup>
                      <mi>,</mi>
                      <msup>
                        <mi>b</mi>
                        <mrow>
                          <mi>k</mi>
                          <mo stretchy="false">+</mo>
                          <mn>1</mn>
                        </mrow>
                      </msup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</mrow>
        <mrow>
          <mo stretchy="false">∂</mo>
          <mi>y</mi>
        </mrow>
      </mfrac>
      <msub>
        <mrow>
          <mo fence="true" form="prefix" stretchy="false">(</mo>
          <mrow>
            <mi>y</mi>
          </mrow>
          <mo fence="true" form="postfix" stretchy="false">)</mo>
        </mrow>
        <mi>j</mi>
      </msub>
    </mrow>
    <annotation encoding="StarMath 5.0">{partial (F^{upstream(k+1),{hat {Y^i}}} circ ReLU^{k+1} circ L^{k+1}({} cdot {},W^{k+1},b^{k+1}))} over {partial y} ( y )_j</annotation>
  </semantics>
</math>
</file>

<file path=Object 312/content.xml><?xml version="1.0" encoding="utf-8"?>
<math xmlns="http://www.w3.org/1998/Math/MathML" display="block">
  <semantics>
    <mrow>
      <mo stretchy="false">∀</mo>
      <mrow>
        <mi>k</mi>
        <mo stretchy="false">∈</mo>
        <mrow>
          <mo fence="true" form="prefix" stretchy="false">⟦</mo>
          <mrow>
            <mrow>
              <mn>1</mn>
              <mi>,</mi>
              <mrow>
                <mi>p</mi>
                <mo stretchy="false">−</mo>
                <mn>2</mn>
              </mrow>
            </mrow>
          </mrow>
          <mo fence="true" form="postfix" stretchy="false">⟧</mo>
        </mrow>
      </mrow>
    </mrow>
    <annotation encoding="StarMath 5.0">forall k in ldbracket 1,p-2 rdbracket</annotation>
  </semantics>
</math>
</file>

<file path=Object 313/content.xml><?xml version="1.0" encoding="utf-8"?>
<math xmlns="http://www.w3.org/1998/Math/MathML" display="block">
  <semantics>
    <mrow>
      <mrow/>
      <mo stretchy="false">=</mo>
      <mrow>
        <munderover>
          <mo stretchy="false">∑</mo>
          <mrow>
            <mi>j</mi>
            <mrow>
              <mi>'</mi>
              <mo stretchy="false">=</mo>
              <mn>1</mn>
            </mrow>
          </mrow>
          <mrow>
            <mi>m</mi>
            <mi>'</mi>
          </mrow>
        </munderover>
        <mrow>
          <mfrac>
            <mrow>
              <mi>d</mi>
              <msup>
                <mi>F</mi>
                <mrow>
                  <mi mathvariant="italic">upstream</mi>
                  <mrow>
                    <mo fence="true" form="prefix" stretchy="false">(</mo>
                    <mrow>
                      <mrow>
                        <mi>k</mi>
                        <mo stretchy="false">+</mo>
                        <mn>1</mn>
                      </mrow>
                    </mrow>
                    <mo fence="true" form="postfix" stretchy="false">)</mo>
                  </mrow>
                  <mi>,</mi>
                  <mover accent="true">
                    <msup>
                      <mi>Y</mi>
                      <mi>i</mi>
                    </msup>
                    <mo stretchy="false">^</mo>
                  </mover>
                </mrow>
              </msup>
            </mrow>
            <mrow>
              <mi>d</mi>
              <mi>y</mi>
              <mi>'</mi>
            </mrow>
          </mfrac>
          <mrow>
            <msub>
              <mrow>
                <mo fence="true" form="prefix" stretchy="false">(</mo>
                <mrow>
                  <mrow>
                    <msup>
                      <mi mathvariant="italic">ReLU</mi>
                      <mrow>
                        <mi>k</mi>
                        <mo stretchy="false">+</mo>
                        <mn>1</mn>
                      </mrow>
                    </msup>
                    <mrow>
                      <mo fence="true" form="prefix" stretchy="false">(</mo>
                      <mrow>
                        <mrow>
                          <msup>
                            <mi>L</mi>
                            <mrow>
                              <mi>k</mi>
                              <mo stretchy="false">+</mo>
                              <mn>1</mn>
                            </mrow>
                          </msup>
                          <mrow>
                            <mo fence="true" form="prefix" stretchy="false">(</mo>
                            <mrow>
                              <mrow>
                                <mi>y</mi>
                                <mi>,</mi>
                                <msup>
                                  <mi>W</mi>
                                  <mrow>
                                    <mi>k</mi>
                                    <mo stretchy="false">+</mo>
                                    <mn>1</mn>
                                  </mrow>
                                </msup>
                                <mi>,</mi>
                                <msup>
                                  <mi>b</mi>
                                  <mrow>
                                    <mi>k</mi>
                                    <mo stretchy="false">+</mo>
                                    <mn>1</mn>
                                  </mrow>
                                </msup>
                              </mrow>
                            </mrow>
                            <mo fence="true" form="postfix" stretchy="false">)</mo>
                          </mrow>
                        </mrow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row>
                <mi>j</mi>
                <mi>'</mi>
              </mrow>
            </msub>
            <mo stretchy="false">×</mo>
            <msub>
              <mn>1</mn>
              <msubsup>
                <mi mathvariant="normal">ℜ</mi>
                <mrow>
                  <mrow>
                    <mtext/>
                    <mo stretchy="false">∖</mo>
                    <mo stretchy="false">{</mo>
                  </mrow>
                  <mn>0</mn>
                  <mo stretchy="false">}</mo>
                </mrow>
                <mtext>+</mtext>
              </msubsup>
            </msub>
          </mrow>
          <mrow>
            <mrow>
              <mo fence="true" form="prefix" stretchy="false">(</mo>
              <mrow>
                <mrow>
                  <msup>
                    <mi>L</mi>
                    <mrow>
                      <mi>k</mi>
                      <mo stretchy="false">+</mo>
                      <mn>1</mn>
                    </mrow>
                  </msup>
                  <msub>
                    <mrow>
                      <mo fence="true" form="prefix" stretchy="false">(</mo>
                      <mrow>
                        <mrow>
                          <mi>y</mi>
                          <mi>,</mi>
                          <msup>
                            <mi>W</mi>
                            <mrow>
                              <mi>k</mi>
                              <mo stretchy="false">+</mo>
                              <mn>1</mn>
                            </mrow>
                          </msup>
                          <mi>,</mi>
                          <msup>
                            <mi>b</mi>
                            <mrow>
                              <mi>k</mi>
                              <mo stretchy="false">+</mo>
                              <mn>1</mn>
                            </mrow>
                          </msup>
                        </mrow>
                      </mrow>
                      <mo fence="true" form="postfix" stretchy="false">)</mo>
                    </mrow>
                    <mrow>
                      <mi>j</mi>
                      <mi>'</mi>
                    </mrow>
                  </msub>
                </mrow>
              </mrow>
              <mo fence="true" form="postfix" stretchy="false">)</mo>
            </mrow>
            <mo stretchy="false">×</mo>
            <msubsup>
              <mi>W</mi>
              <mrow>
                <mi>j</mi>
                <mi>'</mi>
                <mi>,</mi>
                <mi>j</mi>
              </mrow>
              <mrow>
                <mi>k</mi>
                <mo stretchy="false">+</mo>
                <mn>1</mn>
              </mrow>
            </msubsup>
          </mrow>
        </mrow>
      </mrow>
    </mrow>
    <annotation encoding="StarMath 5.0">{} = sum from{j'=1} to{m'} {{d F^{upstream(k+1),{hat {Y^i}}}} over {d y'} (ReLU^{k+1}(L^{k+1}(y,W^{k+1},b^{k+1})))_{j'} times 1_{ Re_{ "" bslash \{0\} }^"+" }(L^{k+1}(y,W^{k+1},b^{k+1})_{j'}) times W^{k+1}_{j',j}}</annotation>
  </semantics>
</math>
</file>

<file path=Object 314/content.xml><?xml version="1.0" encoding="utf-8"?>
<math xmlns="http://www.w3.org/1998/Math/MathML" display="block">
  <semantics>
    <mrow>
      <msub>
        <mn>1</mn>
        <msubsup>
          <mi mathvariant="normal">ℜ</mi>
          <mrow>
            <mrow>
              <mtext/>
              <mo stretchy="false">∖</mo>
              <mo stretchy="false">{</mo>
            </mrow>
            <mn>0</mn>
            <mo stretchy="false">}</mo>
          </mrow>
          <mtext>+</mtext>
        </msubsup>
      </msub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p>
                    <mi mathvariant="normal">ℜ</mi>
                    <mi>m</mi>
                  </msup>
                </mrow>
              </mtd>
            </mtr>
            <mtr>
              <mtd>
                <mrow>
                  <mi>z</mi>
                  <mi>→</mi>
                  <mi>f</mi>
                  <mrow>
                    <mo fence="true" form="prefix" stretchy="false">(</mo>
                    <mrow>
                      <mi>z</mi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1_{ Re_{ "" bslash \{0\} }^"+" } : left lbrace
  matrix {
    Re^m %toward Re^m ##
    z %as f( z )
  }
right none

</annotation>
  </semantics>
</math>
</file>

<file path=Object 315/content.xml><?xml version="1.0" encoding="utf-8"?>
<math xmlns="http://www.w3.org/1998/Math/MathML" display="block">
  <semantics>
    <msub>
      <mn>1</mn>
      <msubsup>
        <mi mathvariant="normal">ℜ</mi>
        <mrow>
          <mrow>
            <mtext/>
            <mo stretchy="false">∖</mo>
            <mo stretchy="false">{</mo>
          </mrow>
          <mn>0</mn>
          <mo stretchy="false">}</mo>
        </mrow>
        <mtext>+</mtext>
      </msubsup>
    </msub>
    <annotation encoding="StarMath 5.0">1_{ Re_{ "" bslash \{0\} }^"+" }</annotation>
  </semantics>
</math>
</file>

<file path=Object 316/content.xml><?xml version="1.0" encoding="utf-8"?>
<math xmlns="http://www.w3.org/1998/Math/MathML" display="block">
  <semantics>
    <msubsup>
      <mi mathvariant="normal">ℜ</mi>
      <mrow>
        <mrow>
          <mtext/>
          <mo stretchy="false">∖</mo>
          <mo stretchy="false">{</mo>
        </mrow>
        <mn>0</mn>
        <mo stretchy="false">}</mo>
      </mrow>
      <mtext>+</mtext>
    </msubsup>
    <annotation encoding="StarMath 5.0">Re_{ "" bslash \{0\} }^"+"</annotation>
  </semantics>
</math>
</file>

<file path=Object 317/content.xml><?xml version="1.0" encoding="utf-8"?>
<math xmlns="http://www.w3.org/1998/Math/MathML" display="block">
  <semantics>
    <mrow>
      <msup>
        <mi>b</mi>
        <mi>k</mi>
      </msup>
      <mo stretchy="false">∈</mo>
      <msup>
        <mi mathvariant="normal">ℜ</mi>
        <msub>
          <mi>m</mi>
          <mrow>
            <mi>k</mi>
            <mo stretchy="false">+</mo>
            <mn>1</mn>
          </mrow>
        </msub>
      </msup>
    </mrow>
    <annotation encoding="StarMath 5.0">b^{k} in Re^{m_{k+1}}</annotation>
  </semantics>
</math>
</file>

<file path=Object 318/content.xml><?xml version="1.0" encoding="utf-8"?>
<math xmlns="http://www.w3.org/1998/Math/MathML" display="block">
  <semantics>
    <mi mathvariant="normal">ℜ</mi>
    <annotation encoding="StarMath 5.0">Re</annotation>
  </semantics>
</math>
</file>

<file path=Object 319/content.xml><?xml version="1.0" encoding="utf-8"?>
<math xmlns="http://www.w3.org/1998/Math/MathML" display="block">
  <semantics>
    <mrow>
      <mfrac>
        <mrow>
          <mo stretchy="false">∂</mo>
          <msubsup>
            <mi>ξ</mi>
            <mi mathvariant="italic">loss</mi>
            <mi mathvariant="italic">global</mi>
          </msubsup>
        </mrow>
        <mrow>
          <mo stretchy="false">∂</mo>
          <msup>
            <mi>b</mi>
            <mi>k</mi>
          </msup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sub>
                      <mi>m</mi>
                      <mrow>
                        <mi>k</mi>
                        <mo stretchy="false">+</mo>
                        <mn>1</mn>
                      </mrow>
                    </msub>
                  </msup>
                  <mi>↔</mi>
                  <msup>
                    <mi mathvariant="normal">ℜ</mi>
                    <msub>
                      <mi>m</mi>
                      <mrow>
                        <mi>k</mi>
                        <mo stretchy="false">+</mo>
                        <mn>1</mn>
                      </mrow>
                    </msub>
                  </msup>
                </mrow>
              </mtd>
            </mtr>
            <mtr>
              <mtd>
                <mrow>
                  <msup>
                    <mi>b</mi>
                    <mi>k</mi>
                  </msup>
                  <mi>→</mi>
                  <mrow>
                    <munderover>
                      <mo stretchy="false">∑</mo>
                      <mrow>
                        <mi>i</mi>
                        <mo stretchy="false">=</mo>
                        <mn>1</mn>
                      </mrow>
                      <mi>n</mi>
                    </munderover>
                    <mfrac>
                      <mrow>
                        <mo stretchy="false">∂</mo>
                        <mrow>
                          <mo fence="true" form="prefix" stretchy="false">(</mo>
                          <mrow>
                            <mrow>
                              <msup>
                                <mi>F</mi>
                                <mrow>
                                  <mi mathvariant="italic">upstream</mi>
                                  <mrow>
                                    <mo fence="true" form="prefix" stretchy="false">(</mo>
                                    <mrow>
                                      <mi>k</mi>
                                    </mrow>
                                    <mo fence="true" form="postfix" stretchy="false">)</mo>
                                  </mrow>
                                  <mi>,</mi>
                                  <mover accent="true">
                                    <msup>
                                      <mi>Y</mi>
                                      <mi>i</mi>
                                    </msup>
                                    <mo stretchy="false">^</mo>
                                  </mover>
                                </mrow>
                              </msup>
                              <mo stretchy="false">∘</mo>
                              <msup>
                                <mi>L</mi>
                                <mi>k</mi>
                              </msup>
                              <mrow>
                                <mo fence="true" form="prefix" stretchy="false">(</mo>
                                <mrow>
                                  <mrow>
                                    <mrow>
                                      <mrow/>
                                      <mo stretchy="false">⋅</mo>
                                      <mrow/>
                                    </mrow>
                                    <mi>,</mi>
                                    <msup>
                                      <mi>W</mi>
                                      <mi>k</mi>
                                    </msup>
                                    <mi>,</mi>
                                    <msup>
                                      <mi>b</mi>
                                      <mi>k</mi>
                                    </msup>
                                  </mrow>
                                </mrow>
                                <mo fence="true" form="postfix" stretchy="false">)</mo>
                              </mrow>
                            </mrow>
                          </mrow>
                          <mo fence="true" form="postfix" stretchy="false">)</mo>
                        </mrow>
                      </mrow>
                      <mrow>
                        <mo stretchy="false">∂</mo>
                        <msup>
                          <mi>b</mi>
                          <mi>k</mi>
                        </msup>
                      </mrow>
                    </mfrac>
                  </mrow>
                  <mrow>
                    <mo fence="true" form="prefix" stretchy="false">(</mo>
                    <mrow>
                      <msup>
                        <mi>b</mi>
                        <mi>k</mi>
                      </msup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{partial %xi_loss^global} over {partial b^k} : left lbrace
  stack {
    Re^{m_{k+1}} %toward Re^{m_{k+1}} #
    b^k %as sum from{i=1} to{n} {{partial (F^{upstream(k),{hat {Y^i}}} circ L^k({} cdot {},W^k,b^k) )} over {partial b^k}} ( b^k )
  }
right none

</annotation>
  </semantics>
</math>
</file>

<file path=Object 32/content.xml><?xml version="1.0" encoding="utf-8"?>
<math xmlns="http://www.w3.org/1998/Math/MathML" display="block">
  <semantics>
    <msup>
      <mi>A</mi>
      <mi>T</mi>
    </msup>
    <annotation encoding="StarMath 5.0">A^T</annotation>
  </semantics>
</math>
</file>

<file path=Object 320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row>
    <annotation encoding="StarMath 5.0">forall i in ldbracket 1,n rdbracket</annotation>
  </semantics>
</math>
</file>

<file path=Object 321/content.xml><?xml version="1.0" encoding="utf-8"?>
<math xmlns="http://www.w3.org/1998/Math/MathML" display="block">
  <semantics>
    <mrow>
      <mo stretchy="false">∀</mo>
      <mrow>
        <msup>
          <mi>b</mi>
          <mi>k</mi>
        </msup>
        <mo stretchy="false">∈</mo>
        <msup>
          <mi mathvariant="normal">ℜ</mi>
          <msub>
            <mi>m</mi>
            <mi>k</mi>
          </msub>
        </msup>
      </mrow>
    </mrow>
    <annotation encoding="StarMath 5.0">forall b^k in Re^{m_k}</annotation>
  </semantics>
</math>
</file>

<file path=Object 322/content.xml><?xml version="1.0" encoding="utf-8"?>
<math xmlns="http://www.w3.org/1998/Math/MathML" display="block">
  <semantics>
    <mrow>
      <mo stretchy="false">∀</mo>
      <mi>j</mi>
      <mrow>
        <mi>'</mi>
        <mo stretchy="false">∈</mo>
        <mrow>
          <mo fence="true" form="prefix" stretchy="false">⟦</mo>
          <mrow>
            <mrow>
              <mn>1</mn>
              <mi>,</mi>
              <msub>
                <mi>m</mi>
                <mrow>
                  <mi>k</mi>
                  <mo stretchy="false">+</mo>
                  <mn>1</mn>
                </mrow>
              </msub>
            </mrow>
          </mrow>
          <mo fence="true" form="postfix" stretchy="false">⟧</mo>
        </mrow>
      </mrow>
    </mrow>
    <annotation encoding="StarMath 5.0">forall j' in ldbracket 1,m_{k+1} rdbracket</annotation>
  </semantics>
</math>
</file>

<file path=Object 323/content.xml><?xml version="1.0" encoding="utf-8"?>
<math xmlns="http://www.w3.org/1998/Math/MathML" display="block">
  <semantics>
    <mrow>
      <mfrac>
        <mrow>
          <mo stretchy="false">∂</mo>
          <mrow>
            <mo fence="true" form="prefix" stretchy="false">(</mo>
            <mrow>
              <mrow>
                <msup>
                  <mi>F</mi>
                  <mrow>
                    <mi mathvariant="italic">upstream</mi>
                    <mrow>
                      <mo fence="true" form="prefix" stretchy="false">(</mo>
                      <mrow>
                        <mi>k</mi>
                      </mrow>
                      <mo fence="true" form="postfix" stretchy="false">)</mo>
                    </mrow>
                    <mi>,</mi>
                    <mover accent="true">
                      <msup>
                        <mi>Y</mi>
                        <mi>i</mi>
                      </msup>
                      <mo stretchy="false">^</mo>
                    </mover>
                  </mrow>
                </msup>
                <mo stretchy="false">∘</mo>
                <msup>
                  <mi>L</mi>
                  <mi>k</mi>
                </msup>
                <mrow>
                  <mo fence="true" form="prefix" stretchy="false">(</mo>
                  <mrow>
                    <mrow>
                      <mrow>
                        <mrow/>
                        <mo stretchy="false">⋅</mo>
                        <mrow/>
                      </mrow>
                      <mi>,</mi>
                      <msup>
                        <mi>W</mi>
                        <mi>k</mi>
                      </msup>
                      <mi>,</mi>
                      <msup>
                        <mi>b</mi>
                        <mi>k</mi>
                      </msup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</mrow>
        <mrow>
          <mo stretchy="false">∂</mo>
          <msup>
            <mi>b</mi>
            <mi>k</mi>
          </msup>
        </mrow>
      </mfrac>
      <msub>
        <mrow>
          <mo fence="true" form="prefix" stretchy="false">(</mo>
          <mrow>
            <msup>
              <mi>b</mi>
              <mi>k</mi>
            </msup>
          </mrow>
          <mo fence="true" form="postfix" stretchy="false">)</mo>
        </mrow>
        <mrow>
          <mi>j</mi>
          <mi>'</mi>
        </mrow>
      </msub>
    </mrow>
    <annotation encoding="StarMath 5.0">{{partial (F^{upstream(k),{hat {Y^i}}} circ L^k({} cdot {},W^k,b^k) )} over {partial b^k}} ( b^k )_{j'}</annotation>
  </semantics>
</math>
</file>

<file path=Object 324/content.xml><?xml version="1.0" encoding="utf-8"?>
<math xmlns="http://www.w3.org/1998/Math/MathML" display="block">
  <semantics>
    <mrow>
      <mrow>
        <mrow/>
        <mo stretchy="false">=</mo>
        <mfrac>
          <mrow>
            <mi>d</mi>
            <msup>
              <mi>F</mi>
              <mrow>
                <mi mathvariant="italic">upstream</mi>
                <mrow>
                  <mo fence="true" form="prefix" stretchy="false">(</mo>
                  <mrow>
                    <mi>k</mi>
                  </mrow>
                  <mo fence="true" form="postfix" stretchy="false">)</mo>
                </mrow>
                <mi>,</mi>
                <mover accent="true">
                  <msup>
                    <mi>Y</mi>
                    <mi>i</mi>
                  </msup>
                  <mo stretchy="false">^</mo>
                </mover>
              </mrow>
            </msup>
          </mrow>
          <mrow>
            <mi>d</mi>
            <mi>y</mi>
          </mrow>
        </mfrac>
      </mrow>
      <mrow>
        <msub>
          <mrow>
            <mo fence="true" form="prefix" stretchy="false">(</mo>
            <mrow>
              <mrow>
                <msup>
                  <mi>L</mi>
                  <mi>k</mi>
                </msup>
                <mrow>
                  <mo fence="true" form="prefix" stretchy="false">(</mo>
                  <mrow>
                    <mrow>
                      <msup>
                        <mi>y</mi>
                        <mrow>
                          <mi mathvariant="italic">downstream</mi>
                          <mrow>
                            <mo fence="true" form="prefix" stretchy="false">(</mo>
                            <mrow>
                              <mi>k</mi>
                            </mrow>
                            <mo fence="true" form="postfix" stretchy="false">)</mo>
                          </mrow>
                          <mi>,</mi>
                          <msup>
                            <mi>X</mi>
                            <mi>i</mi>
                          </msup>
                        </mrow>
                      </msup>
                      <mi>,</mi>
                      <msup>
                        <mi>W</mi>
                        <mi>k</mi>
                      </msup>
                      <mi>,</mi>
                      <msup>
                        <mi>b</mi>
                        <mi>k</mi>
                      </msup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  <mrow>
            <mi>j</mi>
            <mi>'</mi>
          </mrow>
        </msub>
        <mo stretchy="false">×</mo>
        <msub>
          <mn>1</mn>
          <msubsup>
            <mi mathvariant="normal">ℜ</mi>
            <mrow>
              <mrow>
                <mtext/>
                <mo stretchy="false">∖</mo>
                <mo stretchy="false">{</mo>
              </mrow>
              <mn>0</mn>
              <mo stretchy="false">}</mo>
            </mrow>
            <mtext>+</mtext>
          </msubsup>
        </msub>
      </mrow>
      <mrow>
        <mo fence="true" form="prefix" stretchy="false">(</mo>
        <mrow>
          <mrow>
            <msup>
              <mi>L</mi>
              <mi>k</mi>
            </msup>
            <msub>
              <mrow>
                <mo fence="true" form="prefix" stretchy="false">(</mo>
                <mrow>
                  <mrow>
                    <msup>
                      <mi>y</mi>
                      <mrow>
                        <mi mathvariant="italic">downstream</mi>
                        <mrow>
                          <mo fence="true" form="prefix" stretchy="false">(</mo>
                          <mrow>
                            <mi>k</mi>
                          </mrow>
                          <mo fence="true" form="postfix" stretchy="false">)</mo>
                        </mrow>
                        <mi>,</mi>
                        <msup>
                          <mi>X</mi>
                          <mi>i</mi>
                        </msup>
                      </mrow>
                    </msup>
                    <mi>,</mi>
                    <msup>
                      <mi>W</mi>
                      <mi>k</mi>
                    </msup>
                    <mi>,</mi>
                    <msup>
                      <mi>b</mi>
                      <mi>k</mi>
                    </msup>
                  </mrow>
                </mrow>
                <mo fence="true" form="postfix" stretchy="false">)</mo>
              </mrow>
              <mrow>
                <mi>j</mi>
                <mi>'</mi>
              </mrow>
            </msub>
          </mrow>
        </mrow>
        <mo fence="true" form="postfix" stretchy="false">)</mo>
      </mrow>
    </mrow>
    <annotation encoding="StarMath 5.0">{} = {d F^{upstream(k),{hat {Y^i}}}} over {d y} (L^k(y^{downstream(k), X^i},W^k,b^k))_{j'} times 1_{ Re_{ "" bslash \{0\} }^"+" }(L^k(y^{downstream(k), X^i},W^k,b^k)_{j'})</annotation>
  </semantics>
</math>
</file>

<file path=Object 325/content.xml><?xml version="1.0" encoding="utf-8"?>
<math xmlns="http://www.w3.org/1998/Math/MathML" display="block">
  <semantics>
    <mrow>
      <mrow>
        <mi>f</mi>
        <mo stretchy="false">∈</mo>
        <mi>D</mi>
      </mrow>
      <mrow>
        <mo fence="true" form="prefix" stretchy="false">(</mo>
        <mrow>
          <mrow>
            <mi mathvariant="normal">Ω</mi>
            <mi>,</mi>
            <mi mathvariant="normal">ℜ</mi>
          </mrow>
        </mrow>
        <mo fence="true" form="postfix" stretchy="false">)</mo>
      </mrow>
    </mrow>
    <annotation encoding="StarMath 5.0">f in D( %OMEGA , Re )</annotation>
  </semantics>
</math>
</file>

<file path=Object 326/content.xml><?xml version="1.0" encoding="utf-8"?>
<math xmlns="http://www.w3.org/1998/Math/MathML" display="block">
  <semantics>
    <mrow>
      <mi mathvariant="normal">Ω</mi>
      <mo stretchy="false">∈</mo>
      <msup>
        <mi mathvariant="normal">ℜ</mi>
        <mi>m</mi>
      </msup>
    </mrow>
    <annotation encoding="StarMath 5.0">%OMEGA in Re^m</annotation>
  </semantics>
</math>
</file>

<file path=Object 327/content.xml><?xml version="1.0" encoding="utf-8"?>
<math xmlns="http://www.w3.org/1998/Math/MathML" display="block">
  <semantics>
    <mrow>
      <mo stretchy="false">∀</mo>
      <mrow>
        <mrow>
          <mo fence="true" form="prefix" stretchy="false">(</mo>
          <mrow>
            <mrow>
              <mi>y</mi>
              <mi>,</mi>
              <mi>z</mi>
            </mrow>
          </mrow>
          <mo fence="true" form="postfix" stretchy="false">)</mo>
        </mrow>
        <mo stretchy="false">∈</mo>
        <msup>
          <mi mathvariant="normal">Ω</mi>
          <mn>²</mn>
        </msup>
      </mrow>
    </mrow>
    <annotation encoding="StarMath 5.0">forall (y,z) in %OMEGA^²</annotation>
  </semantics>
</math>
</file>

<file path=Object 328/content.xml><?xml version="1.0" encoding="utf-8"?>
<math xmlns="http://www.w3.org/1998/Math/MathML" display="block">
  <semantics>
    <mrow>
      <mmultiscripts>
        <mrow>
          <mo fence="true" form="prefix" stretchy="false">‖</mo>
          <mrow>
            <mrow>
              <mfrac>
                <mrow>
                  <mi>d</mi>
                  <mi>f</mi>
                </mrow>
                <mrow>
                  <mi>d</mi>
                  <mi>x</mi>
                </mrow>
              </mfrac>
              <mrow>
                <mrow>
                  <mo fence="true" form="prefix" stretchy="false">(</mo>
                  <mrow>
                    <mi>y</mi>
                  </mrow>
                  <mo fence="true" form="postfix" stretchy="false">)</mo>
                </mrow>
                <mo stretchy="false">−</mo>
                <mfrac>
                  <mrow>
                    <mi>d</mi>
                    <mi>f</mi>
                  </mrow>
                  <mrow>
                    <mi>d</mi>
                    <mi>x</mi>
                  </mrow>
                </mfrac>
              </mrow>
              <mrow>
                <mo fence="true" form="prefix" stretchy="false">(</mo>
                <mrow>
                  <mi>z</mi>
                </mrow>
                <mo fence="true" form="postfix" stretchy="false">)</mo>
              </mrow>
            </mrow>
          </mrow>
          <mo fence="true" form="postfix" stretchy="false">‖</mo>
        </mrow>
        <mprescripts/>
        <mi>m</mi>
        <none/>
      </mmultiscripts>
      <mo stretchy="false">≤</mo>
      <mrow>
        <mi>L</mi>
        <mo stretchy="false">×</mo>
        <mmultiscripts>
          <mrow>
            <mo fence="true" form="prefix" stretchy="false">‖</mo>
            <mrow>
              <mrow>
                <mi>y</mi>
                <mo stretchy="false">−</mo>
                <mi>z</mi>
              </mrow>
            </mrow>
            <mo fence="true" form="postfix" stretchy="false">‖</mo>
          </mrow>
          <mprescripts/>
          <mi>m</mi>
          <none/>
        </mmultiscripts>
      </mrow>
    </mrow>
    <annotation encoding="StarMath 5.0">ldline {d f} over {d x}(y) - {d f} over {d x}(z) rdline lsub m &lt;= L times ldline y - z rdline lsub m</annotation>
  </semantics>
</math>
</file>

<file path=Object 329/content.xml><?xml version="1.0" encoding="utf-8"?>
<math xmlns="http://www.w3.org/1998/Math/MathML" display="block">
  <semantics>
    <mi mathvariant="normal">Ω</mi>
    <annotation encoding="StarMath 5.0">%OMEGA</annotation>
  </semantics>
</math>
</file>

<file path=Object 33/content.xml><?xml version="1.0" encoding="utf-8"?>
<math xmlns="http://www.w3.org/1998/Math/MathML" display="block">
  <semantics>
    <mrow>
      <mi>A</mi>
      <mo stretchy="false">∈</mo>
      <msub>
        <mi>M</mi>
        <mrow>
          <mi>n</mi>
          <mi>,</mi>
          <mi>m</mi>
        </mrow>
      </msub>
    </mrow>
    <annotation encoding="StarMath 5.0">A in M_{n,m}</annotation>
  </semantics>
</math>
</file>

<file path=Object 330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331/content.xml><?xml version="1.0" encoding="utf-8"?>
<math xmlns="http://www.w3.org/1998/Math/MathML" display="block">
  <semantics>
    <mmultiscripts>
      <mrow>
        <mo fence="true" form="prefix" stretchy="false">‖</mo>
        <mrow>
          <mrow>
            <mrow/>
            <mo stretchy="false">⋅</mo>
            <mrow/>
          </mrow>
        </mrow>
        <mo fence="true" form="postfix" stretchy="false">‖</mo>
      </mrow>
      <mprescripts/>
      <mi>m</mi>
      <none/>
    </mmultiscripts>
    <annotation encoding="StarMath 5.0">ldline {} cdot {} rdline lsub m</annotation>
  </semantics>
</math>
</file>

<file path=Object 332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333/content.xml><?xml version="1.0" encoding="utf-8"?>
<math xmlns="http://www.w3.org/1998/Math/MathML" display="block">
  <semantics>
    <mrow>
      <mrow>
        <mi>f</mi>
        <mo stretchy="false">∈</mo>
        <mi>D</mi>
      </mrow>
      <mrow>
        <mo fence="true" form="prefix" stretchy="false">(</mo>
        <mrow>
          <mrow>
            <mi mathvariant="normal">Ω</mi>
            <mi>,</mi>
            <mi mathvariant="normal">ℜ</mi>
          </mrow>
        </mrow>
        <mo fence="true" form="postfix" stretchy="false">)</mo>
      </mrow>
    </mrow>
    <annotation encoding="StarMath 5.0"> f in D(%OMEGA, Re)</annotation>
  </semantics>
</math>
</file>

<file path=Object 334/content.xml><?xml version="1.0" encoding="utf-8"?>
<math xmlns="http://www.w3.org/1998/Math/MathML" display="block">
  <semantics>
    <mrow>
      <mi>L</mi>
      <mo stretchy="false">&gt;</mo>
      <mn>0</mn>
    </mrow>
    <annotation encoding="StarMath 5.0"> L &gt; 0</annotation>
  </semantics>
</math>
</file>

<file path=Object 335/content.xml><?xml version="1.0" encoding="utf-8"?>
<math xmlns="http://www.w3.org/1998/Math/MathML" display="block">
  <semantics>
    <mi>f</mi>
    <annotation encoding="StarMath 5.0"> f </annotation>
  </semantics>
</math>
</file>

<file path=Object 336/content.xml><?xml version="1.0" encoding="utf-8"?>
<math xmlns="http://www.w3.org/1998/Math/MathML" display="block">
  <semantics>
    <mrow>
      <mi>L</mi>
      <mo stretchy="false">−</mo>
      <mi mathvariant="italic">smooth</mi>
    </mrow>
    <annotation encoding="StarMath 5.0">L -smooth </annotation>
  </semantics>
</math>
</file>

<file path=Object 337/content.xml><?xml version="1.0" encoding="utf-8"?>
<math xmlns="http://www.w3.org/1998/Math/MathML" display="block">
  <semantics>
    <mi mathvariant="normal">Ω</mi>
    <annotation encoding="StarMath 5.0">%OMEGA</annotation>
  </semantics>
</math>
</file>

<file path=Object 338/content.xml><?xml version="1.0" encoding="utf-8"?>
<math xmlns="http://www.w3.org/1998/Math/MathML" display="block">
  <semantics>
    <mi mathvariant="normal">Ω</mi>
    <annotation encoding="StarMath 5.0">%OMEGA</annotation>
  </semantics>
</math>
</file>

<file path=Object 339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34/content.xml><?xml version="1.0" encoding="utf-8"?>
<math xmlns="http://www.w3.org/1998/Math/MathML" display="block">
  <semantics>
    <mrow>
      <mi>B</mi>
      <mo stretchy="false">∈</mo>
      <msub>
        <mi>M</mi>
        <mrow>
          <mi>m</mi>
          <mi>,</mi>
          <mi>p</mi>
        </mrow>
      </msub>
    </mrow>
    <annotation encoding="StarMath 5.0"> B in M_{m,p}</annotation>
  </semantics>
</math>
</file>

<file path=Object 340/content.xml><?xml version="1.0" encoding="utf-8"?>
<math xmlns="http://www.w3.org/1998/Math/MathML" display="block">
  <semantics>
    <mi mathvariant="normal">Ω</mi>
    <annotation encoding="StarMath 5.0">%OMEGA</annotation>
  </semantics>
</math>
</file>

<file path=Object 341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342/content.xml><?xml version="1.0" encoding="utf-8"?>
<math xmlns="http://www.w3.org/1998/Math/MathML" display="block">
  <semantics>
    <mi>f</mi>
    <annotation encoding="StarMath 5.0">f</annotation>
  </semantics>
</math>
</file>

<file path=Object 344/content.xml><?xml version="1.0" encoding="utf-8"?>
<math xmlns="http://www.w3.org/1998/Math/MathML" display="block">
  <semantics>
    <mrow>
      <mrow>
        <mi>f</mi>
        <mo stretchy="false">∈</mo>
        <mi>ζ</mi>
      </mrow>
      <mrow>
        <mo fence="true" form="prefix" stretchy="false">(</mo>
        <mrow>
          <mrow>
            <mi mathvariant="normal">Ω</mi>
            <mi>,</mi>
            <mi mathvariant="normal">ℜ</mi>
          </mrow>
        </mrow>
        <mo fence="true" form="postfix" stretchy="false">)</mo>
      </mrow>
    </mrow>
    <annotation encoding="StarMath 5.0"> f in %zeta(%OMEGA, Re)</annotation>
  </semantics>
</math>
</file>

<file path=Object 345/content.xml><?xml version="1.0" encoding="utf-8"?>
<math xmlns="http://www.w3.org/1998/Math/MathML" display="block">
  <semantics>
    <mi>f</mi>
    <annotation encoding="StarMath 5.0"> f </annotation>
  </semantics>
</math>
</file>

<file path=Object 346/content.xml><?xml version="1.0" encoding="utf-8"?>
<math xmlns="http://www.w3.org/1998/Math/MathML" display="block">
  <semantics>
    <mi mathvariant="normal">Ω</mi>
    <annotation encoding="StarMath 5.0">%OMEGA</annotation>
  </semantics>
</math>
</file>

<file path=Object 347/content.xml><?xml version="1.0" encoding="utf-8"?>
<math xmlns="http://www.w3.org/1998/Math/MathML" display="block">
  <semantics>
    <mrow>
      <mo stretchy="false">∀</mo>
      <mrow>
        <mrow>
          <mo fence="true" form="prefix" stretchy="false">(</mo>
          <mrow>
            <mrow>
              <mi>y</mi>
              <mi>,</mi>
              <mi>z</mi>
            </mrow>
          </mrow>
          <mo fence="true" form="postfix" stretchy="false">)</mo>
        </mrow>
        <mo stretchy="false">∈</mo>
        <msup>
          <mi mathvariant="normal">Ω</mi>
          <mn>²</mn>
        </msup>
      </mrow>
    </mrow>
    <annotation encoding="StarMath 5.0">forall (y,z) in %OMEGA^²</annotation>
  </semantics>
</math>
</file>

<file path=Object 348/content.xml><?xml version="1.0" encoding="utf-8"?>
<math xmlns="http://www.w3.org/1998/Math/MathML" display="block">
  <semantics>
    <mrow>
      <mo stretchy="false">∀</mo>
      <mrow>
        <mi>t</mi>
        <mo stretchy="false">∈</mo>
        <mo stretchy="false">[</mo>
      </mrow>
      <mn>0,1</mn>
      <mo stretchy="false">]</mo>
    </mrow>
    <annotation encoding="StarMath 5.0">forall t in \[0,1\]</annotation>
  </semantics>
</math>
</file>

<file path=Object 349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row>
              <mrow>
                <mi>t</mi>
                <mo stretchy="false">×</mo>
                <mi>y</mi>
              </mrow>
              <mo stretchy="false">+</mo>
              <mrow>
                <mrow>
                  <mo fence="true" form="prefix" stretchy="false">(</mo>
                  <mrow>
                    <mrow>
                      <mn>1</mn>
                      <mo stretchy="false">−</mo>
                      <mi>t</mi>
                    </mrow>
                  </mrow>
                  <mo fence="true" form="postfix" stretchy="false">)</mo>
                </mrow>
                <mo stretchy="false">×</mo>
                <mi>z</mi>
              </mrow>
            </mrow>
          </mrow>
          <mo fence="true" form="postfix" stretchy="false">)</mo>
        </mrow>
        <mo stretchy="false">≤</mo>
        <mrow>
          <mi>t</mi>
          <mo stretchy="false">×</mo>
          <mi>f</mi>
        </mrow>
      </mrow>
      <mrow>
        <mrow>
          <mo fence="true" form="prefix" stretchy="false">(</mo>
          <mrow>
            <mi>y</mi>
          </mrow>
          <mo fence="true" form="postfix" stretchy="false">)</mo>
        </mrow>
        <mo stretchy="false">+</mo>
        <mrow>
          <mrow>
            <mo fence="true" form="prefix" stretchy="false">(</mo>
            <mrow>
              <mrow>
                <mn>1</mn>
                <mo stretchy="false">−</mo>
                <mi>t</mi>
              </mrow>
            </mrow>
            <mo fence="true" form="postfix" stretchy="false">)</mo>
          </mrow>
          <mo stretchy="false">×</mo>
          <mi>f</mi>
        </mrow>
      </mrow>
      <mrow>
        <mo fence="true" form="prefix" stretchy="false">(</mo>
        <mrow>
          <mi>z</mi>
        </mrow>
        <mo fence="true" form="postfix" stretchy="false">)</mo>
      </mrow>
    </mrow>
    <annotation encoding="StarMath 5.0">f(t times y + (1-t) times z) &lt;= t times f(y) + (1-t) times f(z)</annotation>
  </semantics>
</math>
</file>

<file path=Object 35/content.xml><?xml version="1.0" encoding="utf-8"?>
<math xmlns="http://www.w3.org/1998/Math/MathML" display="block">
  <semantics>
    <mi>L</mi>
    <annotation encoding="StarMath 5.0">L</annotation>
  </semantics>
</math>
</file>

<file path=Object 350/content.xml><?xml version="1.0" encoding="utf-8"?>
<math xmlns="http://www.w3.org/1998/Math/MathML" display="block">
  <semantics>
    <mi mathvariant="normal">Ω</mi>
    <annotation encoding="StarMath 5.0">%OMEGA</annotation>
  </semantics>
</math>
</file>

<file path=Object 351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354/content.xml><?xml version="1.0" encoding="utf-8"?>
<math xmlns="http://www.w3.org/1998/Math/MathML" display="block">
  <semantics>
    <mrow>
      <mrow>
        <mi>f</mi>
        <mo stretchy="false">∈</mo>
        <mi>D</mi>
      </mrow>
      <mrow>
        <mo fence="true" form="prefix" stretchy="false">(</mo>
        <mrow>
          <mrow>
            <mi mathvariant="normal">Ω</mi>
            <mi>,</mi>
            <mi mathvariant="normal">ℜ</mi>
          </mrow>
        </mrow>
        <mo fence="true" form="postfix" stretchy="false">)</mo>
      </mrow>
    </mrow>
    <annotation encoding="StarMath 5.0"> f in D(%OMEGA, Re)</annotation>
  </semantics>
</math>
</file>

<file path=Object 355/content.xml><?xml version="1.0" encoding="utf-8"?>
<math xmlns="http://www.w3.org/1998/Math/MathML" display="block">
  <semantics>
    <mi mathvariant="normal">Ω</mi>
    <annotation encoding="StarMath 5.0">%OMEGA</annotation>
  </semantics>
</math>
</file>

<file path=Object 356/content.xml><?xml version="1.0" encoding="utf-8"?>
<math xmlns="http://www.w3.org/1998/Math/MathML" display="block">
  <semantics>
    <mrow>
      <mo stretchy="false">∀</mo>
      <mrow>
        <mrow>
          <mo fence="true" form="prefix" stretchy="false">(</mo>
          <mrow>
            <mrow>
              <mi>y</mi>
              <mi>,</mi>
              <mi>z</mi>
            </mrow>
          </mrow>
          <mo fence="true" form="postfix" stretchy="false">)</mo>
        </mrow>
        <mo stretchy="false">∈</mo>
        <msup>
          <mi mathvariant="normal">Ω</mi>
          <mn>²</mn>
        </msup>
      </mrow>
    </mrow>
    <annotation encoding="StarMath 5.0">forall (y,z) in %OMEGA^²</annotation>
  </semantics>
</math>
</file>

<file path=Object 357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y</mi>
          </mrow>
          <mo fence="true" form="postfix" stretchy="false">)</mo>
        </mrow>
        <mo stretchy="false">+</mo>
        <mfrac>
          <mrow>
            <mi>d</mi>
            <mi>f</mi>
          </mrow>
          <mrow>
            <mi>d</mi>
            <mi>x</mi>
          </mrow>
        </mfrac>
      </mrow>
      <mrow>
        <mrow>
          <mrow>
            <mo fence="true" form="prefix" stretchy="false">(</mo>
            <mrow>
              <mi>y</mi>
            </mrow>
            <mo fence="true" form="postfix" stretchy="false">)</mo>
          </mrow>
          <mo stretchy="false">×</mo>
          <msup>
            <mrow>
              <mo fence="true" form="prefix" stretchy="false">(</mo>
              <mrow>
                <mrow>
                  <mi>z</mi>
                  <mo stretchy="false">−</mo>
                  <mi>y</mi>
                </mrow>
              </mrow>
              <mo fence="true" form="postfix" stretchy="false">)</mo>
            </mrow>
            <mi>T</mi>
          </msup>
        </mrow>
        <mo stretchy="false">≤</mo>
        <mi>f</mi>
      </mrow>
      <mrow>
        <mo fence="true" form="prefix" stretchy="false">(</mo>
        <mrow>
          <mi>z</mi>
        </mrow>
        <mo fence="true" form="postfix" stretchy="false">)</mo>
      </mrow>
    </mrow>
    <annotation encoding="StarMath 5.0">f(y) + {d f} over {d x}(y) times (z - y)^T &lt;= f(z)</annotation>
  </semantics>
</math>
</file>

<file path=Object 358/content.xml><?xml version="1.0" encoding="utf-8"?>
<math xmlns="http://www.w3.org/1998/Math/MathML" display="block">
  <semantics>
    <mrow>
      <mi>a</mi>
      <mo stretchy="false">∈</mo>
      <msup>
        <mi mathvariant="normal">ℜ</mi>
        <mi>n</mi>
      </msup>
    </mrow>
    <annotation encoding="StarMath 5.0">a in Re^n</annotation>
  </semantics>
</math>
</file>

<file path=Object 359/content.xml><?xml version="1.0" encoding="utf-8"?>
<math xmlns="http://www.w3.org/1998/Math/MathML" display="block">
  <semantics>
    <mrow>
      <mi>b</mi>
      <mo stretchy="false">∈</mo>
      <msup>
        <mi mathvariant="normal">ℜ</mi>
        <mi>n</mi>
      </msup>
    </mrow>
    <annotation encoding="StarMath 5.0">b in Re^n</annotation>
  </semantics>
</math>
</file>

<file path=Object 36/content.xml><?xml version="1.0" encoding="utf-8"?>
<math xmlns="http://www.w3.org/1998/Math/MathML" display="block">
  <semantics>
    <mi>j</mi>
    <annotation encoding="StarMath 5.0"> j</annotation>
  </semantics>
</math>
</file>

<file path=Object 360/content.xml><?xml version="1.0" encoding="utf-8"?>
<math xmlns="http://www.w3.org/1998/Math/MathML" display="block">
  <semantics>
    <mrow>
      <mmultiscripts>
        <mrow>
          <mo fence="true" form="prefix" stretchy="false">(</mo>
          <mrow>
            <mrow>
              <mi>a</mi>
              <mtext>|</mtext>
              <mi>b</mi>
            </mrow>
          </mrow>
          <mo fence="true" form="postfix" stretchy="false">)</mo>
        </mrow>
        <mprescripts/>
        <mi>n</mi>
        <none/>
      </mmultiscripts>
      <mo stretchy="false">=</mo>
      <mrow>
        <mi>a</mi>
        <mo stretchy="false">×</mo>
        <msup>
          <mi>b</mi>
          <mi>T</mi>
        </msup>
      </mrow>
      <mo stretchy="false">=</mo>
      <mrow>
        <mi>b</mi>
        <mo stretchy="false">×</mo>
        <msup>
          <mi>a</mi>
          <mi>T</mi>
        </msup>
      </mrow>
      <mo stretchy="false">=</mo>
      <mmultiscripts>
        <mrow>
          <mo fence="true" form="prefix" stretchy="false">(</mo>
          <mrow>
            <mrow>
              <mi>b</mi>
              <mtext>|</mtext>
              <mi>a</mi>
            </mrow>
          </mrow>
          <mo fence="true" form="postfix" stretchy="false">)</mo>
        </mrow>
        <mprescripts/>
        <mi>n</mi>
        <none/>
      </mmultiscripts>
    </mrow>
    <annotation encoding="StarMath 5.0">(a "|" b) lsub n = a times b^T = b times a^T = ( b "|" a ) lsub n</annotation>
  </semantics>
</math>
</file>

<file path=Object 361/content.xml><?xml version="1.0" encoding="utf-8"?>
<math xmlns="http://www.w3.org/1998/Math/MathML" display="block">
  <semantics>
    <mi>f</mi>
    <annotation encoding="StarMath 5.0"> f </annotation>
  </semantics>
</math>
</file>

<file path=Object 362/content.xml><?xml version="1.0" encoding="utf-8"?>
<math xmlns="http://www.w3.org/1998/Math/MathML" display="block">
  <semantics>
    <mi mathvariant="normal">Ω</mi>
    <annotation encoding="StarMath 5.0">%OMEGA</annotation>
  </semantics>
</math>
</file>

<file path=Object 363/content.xml><?xml version="1.0" encoding="utf-8"?>
<math xmlns="http://www.w3.org/1998/Math/MathML" display="block">
  <semantics>
    <mi mathvariant="normal">Ω</mi>
    <annotation encoding="StarMath 5.0">%OMEGA</annotation>
  </semantics>
</math>
</file>

<file path=Object 364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367/content.xml><?xml version="1.0" encoding="utf-8"?>
<math xmlns="http://www.w3.org/1998/Math/MathML" display="block">
  <semantics>
    <mrow>
      <mi>f</mi>
      <mi mathvariant="normal">:</mi>
      <mi>x</mi>
      <mi>→</mi>
      <mi>f</mi>
      <mrow>
        <mo fence="true" form="prefix" stretchy="false">(</mo>
        <mrow>
          <mi>x</mi>
        </mrow>
        <mo fence="true" form="postfix" stretchy="false">)</mo>
      </mrow>
    </mrow>
    <annotation encoding="StarMath 5.0"> f : x %as f(x)</annotation>
  </semantics>
</math>
</file>

<file path=Object 368/content.xml><?xml version="1.0" encoding="utf-8"?>
<math xmlns="http://www.w3.org/1998/Math/MathML" display="block">
  <semantics>
    <mrow>
      <mo stretchy="false">∀</mo>
      <mrow>
        <mrow>
          <mo fence="true" form="prefix" stretchy="false">(</mo>
          <mrow>
            <mrow>
              <mi>y</mi>
              <mi>,</mi>
              <mi>z</mi>
            </mrow>
          </mrow>
          <mo fence="true" form="postfix" stretchy="false">)</mo>
        </mrow>
        <mo stretchy="false">∈</mo>
        <msup>
          <mi mathvariant="normal">Ω</mi>
          <mn>²</mn>
        </msup>
      </mrow>
    </mrow>
    <annotation encoding="StarMath 5.0">forall (y,z) in %OMEGA^²</annotation>
  </semantics>
</math>
</file>

<file path=Object 369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y</mi>
          </mrow>
          <mo fence="true" form="postfix" stretchy="false">)</mo>
        </mrow>
        <mo stretchy="false">=</mo>
        <mi>f</mi>
      </mrow>
      <mrow>
        <mrow>
          <mo fence="true" form="prefix" stretchy="false">(</mo>
          <mrow>
            <mi>z</mi>
          </mrow>
          <mo fence="true" form="postfix" stretchy="false">)</mo>
        </mrow>
        <mo stretchy="false">+</mo>
        <mrow>
          <munderover>
            <mo stretchy="false">∫</mo>
            <mn>0</mn>
            <mn>1</mn>
          </munderover>
          <mfrac>
            <mrow>
              <mi>d</mi>
              <mi>f</mi>
            </mrow>
            <mrow>
              <mi>d</mi>
              <mi>x</mi>
            </mrow>
          </mfrac>
        </mrow>
      </mrow>
      <mrow>
        <mo fence="true" form="prefix" stretchy="false">(</mo>
        <mrow>
          <mrow>
            <mrow>
              <mi>z</mi>
              <mo stretchy="false">+</mo>
              <mi>τ</mi>
            </mrow>
            <mrow>
              <mo fence="true" form="prefix" stretchy="false">(</mo>
              <mrow>
                <mrow>
                  <mi>y</mi>
                  <mo stretchy="false">−</mo>
                  <mi>z</mi>
                </mrow>
              </mrow>
              <mo fence="true" form="postfix" stretchy="false">)</mo>
            </mrow>
          </mrow>
        </mrow>
        <mo fence="true" form="postfix" stretchy="false">)</mo>
      </mrow>
      <msup>
        <mrow>
          <mo fence="true" form="prefix" stretchy="false">(</mo>
          <mrow>
            <mrow>
              <mi>y</mi>
              <mo stretchy="false">−</mo>
              <mi>z</mi>
            </mrow>
          </mrow>
          <mo fence="true" form="postfix" stretchy="false">)</mo>
        </mrow>
        <mi>T</mi>
      </msup>
      <mi>d</mi>
      <mi>τ</mi>
    </mrow>
    <annotation encoding="StarMath 5.0">f( y ) = f( z ) + int from 0 to 1 {{d f} over {d x}}(z + %tau(y-z))(y - z)^T d %tau</annotation>
  </semantics>
</math>
</file>

<file path=Object 37/content.xml><?xml version="1.0" encoding="utf-8"?>
<math xmlns="http://www.w3.org/1998/Math/MathML" display="block">
  <semantics>
    <mrow>
      <mo stretchy="false">∀</mo>
      <mrow>
        <mi>z</mi>
        <mo stretchy="false">∈</mo>
        <msup>
          <mi mathvariant="normal">ℜ</mi>
          <mi>m</mi>
        </msup>
      </mrow>
    </mrow>
    <annotation encoding="StarMath 5.0">forall z in Re^m</annotation>
  </semantics>
</math>
</file>

<file path=Object 370/content.xml><?xml version="1.0" encoding="utf-8"?>
<math xmlns="http://www.w3.org/1998/Math/MathML" display="block">
  <semantics>
    <mrow>
      <mi>f</mi>
      <mi mathvariant="normal">:</mi>
      <mi>x</mi>
      <mi>→</mi>
      <mi>f</mi>
      <mrow>
        <mo fence="true" form="prefix" stretchy="false">(</mo>
        <mrow>
          <mi>x</mi>
        </mrow>
        <mo fence="true" form="postfix" stretchy="false">)</mo>
      </mrow>
    </mrow>
    <annotation encoding="StarMath 5.0"> f : x %as f(x)</annotation>
  </semantics>
</math>
</file>

<file path=Object 371/content.xml><?xml version="1.0" encoding="utf-8"?>
<math xmlns="http://www.w3.org/1998/Math/MathML" display="block">
  <semantics>
    <mrow>
      <mrow>
        <mi>f</mi>
        <mo stretchy="false">∈</mo>
        <mi>D</mi>
      </mrow>
      <mrow>
        <mo fence="true" form="prefix" stretchy="false">(</mo>
        <mrow>
          <mrow>
            <mi mathvariant="normal">Ω</mi>
            <mi>,</mi>
            <mi mathvariant="normal">ℜ</mi>
          </mrow>
        </mrow>
        <mo fence="true" form="postfix" stretchy="false">)</mo>
      </mrow>
    </mrow>
    <annotation encoding="StarMath 5.0"> f in D(%OMEGA, Re)</annotation>
  </semantics>
</math>
</file>

<file path=Object 372/content.xml><?xml version="1.0" encoding="utf-8"?>
<math xmlns="http://www.w3.org/1998/Math/MathML" display="block">
  <semantics>
    <mrow>
      <mi>f</mi>
      <mi mathvariant="normal">:</mi>
      <mi>x</mi>
      <mi>→</mi>
      <mi>f</mi>
      <mrow>
        <mo fence="true" form="prefix" stretchy="false">(</mo>
        <mrow>
          <mi>x</mi>
        </mrow>
        <mo fence="true" form="postfix" stretchy="false">)</mo>
      </mrow>
    </mrow>
    <annotation encoding="StarMath 5.0"> f : x %as f(x)</annotation>
  </semantics>
</math>
</file>

<file path=Object 373/content.xml><?xml version="1.0" encoding="utf-8"?>
<math xmlns="http://www.w3.org/1998/Math/MathML" display="block">
  <semantics>
    <mrow>
      <mi>c</mi>
      <mo stretchy="false">∈</mo>
      <msup>
        <mi mathvariant="normal">ℜ</mi>
        <mi>n</mi>
      </msup>
    </mrow>
    <annotation encoding="StarMath 5.0">c in Re^n</annotation>
  </semantics>
</math>
</file>

<file path=Object 374/content.xml><?xml version="1.0" encoding="utf-8"?>
<math xmlns="http://www.w3.org/1998/Math/MathML" display="block">
  <semantics>
    <mmultiscripts>
      <mrow>
        <mo fence="true" form="prefix" stretchy="false">‖</mo>
        <mrow>
          <mi>c</mi>
        </mrow>
        <mo fence="true" form="postfix" stretchy="false">‖</mo>
      </mrow>
      <mprescripts/>
      <mi>n</mi>
      <none/>
    </mmultiscripts>
    <annotation encoding="StarMath 5.0">ldline c rdline lsub n</annotation>
  </semantics>
</math>
</file>

<file path=Object 375/content.xml><?xml version="1.0" encoding="utf-8"?>
<math xmlns="http://www.w3.org/1998/Math/MathML" display="block">
  <semantics>
    <mmultiscripts>
      <mrow>
        <mo fence="true" form="prefix" stretchy="false">(</mo>
        <mrow>
          <mrow>
            <mi>a</mi>
            <mtext>|</mtext>
            <mi>b</mi>
          </mrow>
        </mrow>
        <mo fence="true" form="postfix" stretchy="false">)</mo>
      </mrow>
      <mprescripts/>
      <mi>n</mi>
      <none/>
    </mmultiscripts>
    <annotation encoding="StarMath 5.0">(a "|" b) lsub n</annotation>
  </semantics>
</math>
</file>

<file path=Object 376/content.xml><?xml version="1.0" encoding="utf-8"?>
<math xmlns="http://www.w3.org/1998/Math/MathML" display="block">
  <semantics>
    <mrow>
      <mi>a</mi>
      <mo stretchy="false">∈</mo>
      <msup>
        <mi mathvariant="normal">ℜ</mi>
        <mi>n</mi>
      </msup>
    </mrow>
    <annotation encoding="StarMath 5.0">a in Re^n</annotation>
  </semantics>
</math>
</file>

<file path=Object 377/content.xml><?xml version="1.0" encoding="utf-8"?>
<math xmlns="http://www.w3.org/1998/Math/MathML" display="block">
  <semantics>
    <mrow>
      <mmultiscripts>
        <mrow>
          <mo fence="true" form="prefix" stretchy="false">‖</mo>
          <mrow>
            <mi>c</mi>
          </mrow>
          <mo fence="true" form="postfix" stretchy="false">‖</mo>
        </mrow>
        <mprescripts/>
        <mi>n</mi>
        <none/>
      </mmultiscripts>
      <mo stretchy="false">=</mo>
      <msqrt>
        <mrow>
          <mo fence="true" form="prefix" stretchy="false">(</mo>
          <mrow>
            <mrow>
              <mi>c</mi>
              <mtext>|</mtext>
              <mi>c</mi>
            </mrow>
          </mrow>
          <mo fence="true" form="postfix" stretchy="false">)</mo>
        </mrow>
      </msqrt>
      <mo stretchy="false">=</mo>
      <msqrt>
        <mrow>
          <mi>c</mi>
          <mo stretchy="false">×</mo>
          <msup>
            <mi>c</mi>
            <mi>T</mi>
          </msup>
        </mrow>
      </msqrt>
    </mrow>
    <annotation encoding="StarMath 5.0">ldline c rdline lsub n = sqrt (c "|" c) = sqrt {c times c^T}</annotation>
  </semantics>
</math>
</file>

<file path=Object 378/content.xml><?xml version="1.0" encoding="utf-8"?>
<math xmlns="http://www.w3.org/1998/Math/MathML" display="block">
  <semantics>
    <mrow>
      <mi>b</mi>
      <mo stretchy="false">∈</mo>
      <msup>
        <mi mathvariant="normal">ℜ</mi>
        <mi>n</mi>
      </msup>
    </mrow>
    <annotation encoding="StarMath 5.0">b in Re^n</annotation>
  </semantics>
</math>
</file>

<file path=Object 379/content.xml><?xml version="1.0" encoding="utf-8"?>
<math xmlns="http://www.w3.org/1998/Math/MathML" display="block">
  <semantics>
    <mrow>
      <mmultiscripts>
        <mrow>
          <mo fence="true" form="prefix" stretchy="false">(</mo>
          <mrow>
            <mrow>
              <mi>a</mi>
              <mtext>|</mtext>
              <mi>b</mi>
            </mrow>
          </mrow>
          <mo fence="true" form="postfix" stretchy="false">)</mo>
        </mrow>
        <mprescripts/>
        <mi>n</mi>
        <none/>
      </mmultiscripts>
      <mo stretchy="false">≤</mo>
      <mrow>
        <mmultiscripts>
          <mrow>
            <mo fence="true" form="prefix" stretchy="false">‖</mo>
            <mrow>
              <mi>a</mi>
            </mrow>
            <mo fence="true" form="postfix" stretchy="false">‖</mo>
          </mrow>
          <mprescripts/>
          <mi>n</mi>
          <none/>
        </mmultiscripts>
        <mo stretchy="false">×</mo>
        <mmultiscripts>
          <mrow>
            <mo fence="true" form="prefix" stretchy="false">‖</mo>
            <mrow>
              <mi>b</mi>
            </mrow>
            <mo fence="true" form="postfix" stretchy="false">‖</mo>
          </mrow>
          <mprescripts/>
          <mi>n</mi>
          <none/>
        </mmultiscripts>
      </mrow>
    </mrow>
    <annotation encoding="StarMath 5.0">(a "|" b) lsub n &lt;= ldline a rdline lsub n times ldline b rdline lsub n</annotation>
  </semantics>
</math>
</file>

<file path=Object 38/content.xml><?xml version="1.0" encoding="utf-8"?>
<math xmlns="http://www.w3.org/1998/Math/MathML" display="block">
  <semantics>
    <mrow>
      <msub>
        <mi>F</mi>
        <mi mathvariant="italic">act</mi>
      </msub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p>
                    <mi mathvariant="normal">ℜ</mi>
                    <mi>m</mi>
                  </msup>
                </mrow>
              </mtd>
            </mtr>
            <mtr>
              <mtd>
                <mrow>
                  <mi>z</mi>
                  <mi>→</mi>
                  <mi>f</mi>
                  <mrow>
                    <mo fence="true" form="prefix" stretchy="false">(</mo>
                    <mrow>
                      <mi>z</mi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F_act : left lbrace
  stack {
    Re^m %toward Re^m #
    z %as f( z )
  }
right none

</annotation>
  </semantics>
</math>
</file>

<file path=Object 380/content.xml><?xml version="1.0" encoding="utf-8"?>
<math xmlns="http://www.w3.org/1998/Math/MathML" display="block">
  <semantics>
    <mi mathvariant="normal">Ω</mi>
    <annotation encoding="StarMath 5.0">%OMEGA</annotation>
  </semantics>
</math>
</file>

<file path=Object 381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382/content.xml><?xml version="1.0" encoding="utf-8"?>
<math xmlns="http://www.w3.org/1998/Math/MathML" display="block">
  <semantics>
    <mmultiscripts>
      <mrow>
        <mo fence="true" form="prefix" stretchy="false">‖</mo>
        <mrow>
          <mrow>
            <mrow/>
            <mo stretchy="false">⋅</mo>
            <mrow/>
          </mrow>
        </mrow>
        <mo fence="true" form="postfix" stretchy="false">‖</mo>
      </mrow>
      <mprescripts/>
      <mi>m</mi>
      <none/>
    </mmultiscripts>
    <annotation encoding="StarMath 5.0">ldline {} cdot {} rdline lsub m</annotation>
  </semantics>
</math>
</file>

<file path=Object 383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384/content.xml><?xml version="1.0" encoding="utf-8"?>
<math xmlns="http://www.w3.org/1998/Math/MathML" display="block">
  <semantics>
    <mrow>
      <mi>f</mi>
      <mi mathvariant="normal">:</mi>
      <mi>x</mi>
      <mi>→</mi>
      <mi>f</mi>
      <mrow>
        <mo fence="true" form="prefix" stretchy="false">(</mo>
        <mrow>
          <mi>x</mi>
        </mrow>
        <mo fence="true" form="postfix" stretchy="false">)</mo>
      </mrow>
    </mrow>
    <annotation encoding="StarMath 5.0"> f : x %as f(x)</annotation>
  </semantics>
</math>
</file>

<file path=Object 385/content.xml><?xml version="1.0" encoding="utf-8"?>
<math xmlns="http://www.w3.org/1998/Math/MathML" display="block">
  <semantics>
    <mrow>
      <mrow>
        <mi>f</mi>
        <mo stretchy="false">∈</mo>
        <mi>D</mi>
      </mrow>
      <mrow>
        <mo fence="true" form="prefix" stretchy="false">(</mo>
        <mrow>
          <mrow>
            <mi mathvariant="normal">Ω</mi>
            <mi>,</mi>
            <mi mathvariant="normal">ℜ</mi>
          </mrow>
        </mrow>
        <mo fence="true" form="postfix" stretchy="false">)</mo>
      </mrow>
    </mrow>
    <annotation encoding="StarMath 5.0"> f in D(%OMEGA, Re)</annotation>
  </semantics>
</math>
</file>

<file path=Object 386/content.xml><?xml version="1.0" encoding="utf-8"?>
<math xmlns="http://www.w3.org/1998/Math/MathML" display="block">
  <semantics>
    <mrow>
      <mi>L</mi>
      <mo stretchy="false">−</mo>
      <mi mathvariant="italic">smooth</mi>
    </mrow>
    <annotation encoding="StarMath 5.0">L -smooth </annotation>
  </semantics>
</math>
</file>

<file path=Object 387/content.xml><?xml version="1.0" encoding="utf-8"?>
<math xmlns="http://www.w3.org/1998/Math/MathML" display="block">
  <semantics>
    <mrow>
      <mo stretchy="false">∀</mo>
      <mrow>
        <mrow>
          <mo fence="true" form="prefix" stretchy="false">(</mo>
          <mrow>
            <mrow>
              <mi>y</mi>
              <mi>,</mi>
              <mi>z</mi>
            </mrow>
          </mrow>
          <mo fence="true" form="postfix" stretchy="false">)</mo>
        </mrow>
        <mo stretchy="false">∈</mo>
        <msup>
          <mi mathvariant="normal">Ω</mi>
          <mn>²</mn>
        </msup>
      </mrow>
    </mrow>
    <annotation encoding="StarMath 5.0">forall (y,z) in %OMEGA^²</annotation>
  </semantics>
</math>
</file>

<file path=Object 388/content.xml><?xml version="1.0" encoding="utf-8"?>
<math xmlns="http://www.w3.org/1998/Math/MathML" display="block">
  <semantics>
    <mrow>
      <mrow>
        <mfrac>
          <mn>1</mn>
          <mi>L</mi>
        </mfrac>
        <mo stretchy="false">×</mo>
        <msup>
          <mmultiscripts>
            <mrow>
              <mo fence="true" form="prefix" stretchy="false">‖</mo>
              <mrow>
                <mrow>
                  <mfrac>
                    <mrow>
                      <mi>d</mi>
                      <mi>f</mi>
                    </mrow>
                    <mrow>
                      <mi>d</mi>
                      <mi>x</mi>
                    </mrow>
                  </mfrac>
                  <mrow>
                    <mrow>
                      <mo fence="true" form="prefix" stretchy="false">(</mo>
                      <mrow>
                        <mi>y</mi>
                      </mrow>
                      <mo fence="true" form="postfix" stretchy="false">)</mo>
                    </mrow>
                    <mo stretchy="false">−</mo>
                    <mfrac>
                      <mrow>
                        <mi>d</mi>
                        <mi>f</mi>
                      </mrow>
                      <mrow>
                        <mi>d</mi>
                        <mi>x</mi>
                      </mrow>
                    </mfrac>
                  </mrow>
                  <mrow>
                    <mo fence="true" form="prefix" stretchy="false">(</mo>
                    <mrow>
                      <mi>z</mi>
                    </mrow>
                    <mo fence="true" form="postfix" stretchy="false">)</mo>
                  </mrow>
                </mrow>
              </mrow>
              <mo fence="true" form="postfix" stretchy="false">‖</mo>
            </mrow>
            <mprescripts/>
            <mi>m</mi>
            <none/>
          </mmultiscripts>
          <mn>2</mn>
        </msup>
      </mrow>
      <mo stretchy="false">≤</mo>
      <mmultiscripts>
        <mrow>
          <mo fence="true" form="prefix" stretchy="false">(</mo>
          <mrow>
            <mrow>
              <mfrac>
                <mrow>
                  <mi>d</mi>
                  <mi>f</mi>
                </mrow>
                <mrow>
                  <mi>d</mi>
                  <mi>x</mi>
                </mrow>
              </mfrac>
              <mrow>
                <mrow>
                  <mo fence="true" form="prefix" stretchy="false">(</mo>
                  <mrow>
                    <mi>y</mi>
                  </mrow>
                  <mo fence="true" form="postfix" stretchy="false">)</mo>
                </mrow>
                <mo stretchy="false">−</mo>
                <mfrac>
                  <mrow>
                    <mi>d</mi>
                    <mi>f</mi>
                  </mrow>
                  <mrow>
                    <mi>d</mi>
                    <mi>x</mi>
                  </mrow>
                </mfrac>
              </mrow>
              <mrow>
                <mo fence="true" form="prefix" stretchy="false">(</mo>
                <mrow>
                  <mi>z</mi>
                </mrow>
                <mo fence="true" form="postfix" stretchy="false">)</mo>
              </mrow>
              <mtext>|</mtext>
              <mrow>
                <mi>x</mi>
                <mo stretchy="false">−</mo>
                <mi>y</mi>
              </mrow>
            </mrow>
          </mrow>
          <mo fence="true" form="postfix" stretchy="false">)</mo>
        </mrow>
        <mprescripts/>
        <mi>m</mi>
        <none/>
      </mmultiscripts>
    </mrow>
    <annotation encoding="StarMath 5.0">1 over L times { ldline {d f} over {d x}(y) - {d f} over {d x}(z) rdline lsub m }^2 &lt;= ( {d f} over {d x}(y) - {d f} over {d x}(z) "|" x - y ) lsub m</annotation>
  </semantics>
</math>
</file>

<file path=Object 389/content.xml><?xml version="1.0" encoding="utf-8"?>
<math xmlns="http://www.w3.org/1998/Math/MathML" display="block">
  <semantics>
    <mi>f</mi>
    <annotation encoding="StarMath 5.0">f</annotation>
  </semantics>
</math>
</file>

<file path=Object 39/content.xml><?xml version="1.0" encoding="utf-8"?>
<math xmlns="http://www.w3.org/1998/Math/MathML" display="block">
  <semantics>
    <mrow>
      <mfrac>
        <mrow>
          <mo stretchy="false">∂</mo>
          <msub>
            <mi>L</mi>
            <mi>j</mi>
          </msub>
        </mrow>
        <mrow>
          <mo stretchy="false">∂</mo>
          <mi>w</mi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p>
                    <mi mathvariant="normal">ℜ</mi>
                    <mi>m</mi>
                  </msup>
                </mrow>
              </mtd>
            </mtr>
            <mtr>
              <mtd>
                <mrow>
                  <mi>w</mi>
                  <mi>→</mi>
                  <mi>y</mi>
                </mrow>
              </mtd>
            </mtr>
          </mtable>
        </mrow>
      </mrow>
    </mrow>
    <annotation encoding="StarMath 5.0">{partial L_{j}} over {partial w} : left lbrace
  stack {
    Re^m %toward Re^m #
    w %as y
  }
right none

</annotation>
  </semantics>
</math>
</file>

<file path=Object 390/content.xml><?xml version="1.0" encoding="utf-8"?>
<math xmlns="http://www.w3.org/1998/Math/MathML" display="block">
  <semantics>
    <msup>
      <mi mathvariant="normal">ℜ</mi>
      <mi>n</mi>
    </msup>
    <annotation encoding="StarMath 5.0">Re^n</annotation>
  </semantics>
</math>
</file>

<file path=Object 391/content.xml><?xml version="1.0" encoding="utf-8"?>
<math xmlns="http://www.w3.org/1998/Math/MathML" display="block">
  <semantics>
    <msup>
      <mi mathvariant="normal">ℜ</mi>
      <mi>n</mi>
    </msup>
    <annotation encoding="StarMath 5.0">Re^n</annotation>
  </semantics>
</math>
</file>

<file path=Object 4/content.xml><?xml version="1.0" encoding="utf-8"?>
<math xmlns="http://www.w3.org/1998/Math/MathML" display="block">
  <semantics>
    <mrow>
      <msub>
        <mi>a</mi>
        <mrow>
          <mi>i</mi>
          <mi>,</mi>
          <mi>j</mi>
        </mrow>
      </msub>
      <mo stretchy="false">∈</mo>
      <mi mathvariant="normal">ℜ</mi>
    </mrow>
    <annotation encoding="StarMath 5.0">a_{i,j} in Re</annotation>
  </semantics>
</math>
</file>

<file path=Object 40/content.xml><?xml version="1.0" encoding="utf-8"?>
<math xmlns="http://www.w3.org/1998/Math/MathML" display="block">
  <semantics>
    <mrow>
      <mi>A</mi>
      <mo stretchy="false">×</mo>
      <mi>B</mi>
    </mrow>
    <annotation encoding="StarMath 5.0">A times B </annotation>
  </semantics>
</math>
</file>

<file path=Object 41/content.xml><?xml version="1.0" encoding="utf-8"?>
<math xmlns="http://www.w3.org/1998/Math/MathML" display="block">
  <semantics>
    <mrow>
      <mi mathvariant="italic">ReLU</mi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p>
                    <mi mathvariant="normal">ℜ</mi>
                    <mi>m</mi>
                  </msup>
                </mrow>
              </mtd>
            </mtr>
            <mtr>
              <mtd>
                <mrow>
                  <mi>z</mi>
                  <mi>→</mi>
                  <mi mathvariant="italic">max</mi>
                  <mrow>
                    <mo fence="true" form="prefix" stretchy="false">(</mo>
                    <mrow>
                      <mrow>
                        <msub>
                          <mn>0</mn>
                          <msup>
                            <mi mathvariant="normal">ℜ</mi>
                            <mi>m</mi>
                          </msup>
                        </msub>
                        <mi>,</mi>
                        <mi>z</mi>
                      </mrow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ReLU : left lbrace
  stack {
    Re^m %toward Re^m #
    z %as max( 0_{Re^m}, z )
  }
right none

</annotation>
  </semantics>
</math>
</file>

<file path=Object 42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m</mi>
              <mi>'</mi>
            </mrow>
          </mrow>
          <mo fence="true" form="postfix" stretchy="false">⟧</mo>
        </mrow>
      </mrow>
    </mrow>
    <annotation encoding="StarMath 5.0">forall j in ldbracket 1,m' rdbracket</annotation>
  </semantics>
</math>
</file>

<file path=Object 43/content.xml><?xml version="1.0" encoding="utf-8"?>
<math xmlns="http://www.w3.org/1998/Math/MathML" display="block">
  <semantics>
    <mrow>
      <mi>D</mi>
      <mrow>
        <mo fence="true" form="prefix" stretchy="false">(</mo>
        <mrow>
          <msup>
            <mi mathvariant="normal">ℜ</mi>
            <mi>m</mi>
          </msup>
        </mrow>
        <mo fence="true" form="postfix" stretchy="false">)</mo>
      </mrow>
    </mrow>
    <annotation encoding="StarMath 5.0">D ( Re^{m} )</annotation>
  </semantics>
</math>
</file>

<file path=Object 44/content.xml><?xml version="1.0" encoding="utf-8"?>
<math xmlns="http://www.w3.org/1998/Math/MathML" display="block">
  <semantics>
    <mrow>
      <msup>
        <mi>b</mi>
        <mi>k</mi>
      </msup>
      <mo stretchy="false">∈</mo>
      <msup>
        <mi mathvariant="normal">ℜ</mi>
        <msub>
          <mi>m</mi>
          <mrow>
            <mi>k</mi>
            <mo stretchy="false">+</mo>
            <mn>1</mn>
          </mrow>
        </msub>
      </msup>
    </mrow>
    <annotation encoding="StarMath 5.0">b^{k} in Re^{m_{k+1}}</annotation>
  </semantics>
</math>
</file>

<file path=Object 45/content.xml><?xml version="1.0" encoding="utf-8"?>
<math xmlns="http://www.w3.org/1998/Math/MathML" display="block">
  <semantics>
    <mrow>
      <mi mathvariant="italic">SoftMax</mi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o stretchy="false">]</mo>
                  <mn>0,1</mn>
                  <msup>
                    <mo stretchy="false">[</mo>
                    <mi>m</mi>
                  </msup>
                </mrow>
              </mtd>
            </mtr>
            <mtr>
              <mtd>
                <mrow>
                  <mi>z</mi>
                  <mi>→</mi>
                  <mfrac bevelled="true">
                    <msup>
                      <mi>e</mi>
                      <msub>
                        <mi>z</mi>
                        <mi>j</mi>
                      </msub>
                    </msup>
                    <mrow>
                      <munderover>
                        <mo stretchy="false">∑</mo>
                        <mrow>
                          <mi>j</mi>
                          <mrow>
                            <mi>'</mi>
                            <mo stretchy="false">=</mo>
                            <mn>1</mn>
                          </mrow>
                        </mrow>
                        <mi>m</mi>
                      </munderover>
                      <msup>
                        <mi>e</mi>
                        <msub>
                          <mi>z</mi>
                          <mrow>
                            <mi>j</mi>
                            <mi>'</mi>
                          </mrow>
                        </msub>
                      </msup>
                    </mrow>
                  </mfrac>
                </mrow>
              </mtd>
            </mtr>
          </mtable>
        </mrow>
      </mrow>
    </mrow>
    <annotation encoding="StarMath 5.0">SoftMax : left lbrace
  stack {
    Re^m %toward \]0,1\[^m #
    z %as e^{z_j} wideslash sum from{j'=1} to {m} e^{z_{j'}}
  }
right none</annotation>
  </semantics>
</math>
</file>

<file path=Object 46/content.xml><?xml version="1.0" encoding="utf-8"?>
<math xmlns="http://www.w3.org/1998/Math/MathML" display="block">
  <semantics>
    <msup>
      <mi mathvariant="normal">ℜ</mi>
      <mi>m</mi>
    </msup>
    <annotation encoding="StarMath 5.0">Re^{m}</annotation>
  </semantics>
</math>
</file>

<file path=Object 47/content.xml><?xml version="1.0" encoding="utf-8"?>
<math xmlns="http://www.w3.org/1998/Math/MathML" display="block">
  <semantics>
    <mi mathvariant="italic">max</mi>
    <annotation encoding="StarMath 5.0"> max </annotation>
  </semantics>
</math>
</file>

<file path=Object 48/content.xml><?xml version="1.0" encoding="utf-8"?>
<math xmlns="http://www.w3.org/1998/Math/MathML" display="block">
  <semantics>
    <mi>e</mi>
    <annotation encoding="StarMath 5.0">e</annotation>
  </semantics>
</math>
</file>

<file path=Object 49/content.xml><?xml version="1.0" encoding="utf-8"?>
<math xmlns="http://www.w3.org/1998/Math/MathML" display="block">
  <semantics>
    <mrow>
      <mi mathvariant="normal">Ω</mi>
      <mo stretchy="false">⊆</mo>
      <msub>
        <mi>M</mi>
        <mrow>
          <mi>n</mi>
          <mi>,</mi>
          <mi>m</mi>
        </mrow>
      </msub>
    </mrow>
    <annotation encoding="StarMath 5.0">%OMEGA subseteq M_{n,m}</annotation>
  </semantics>
</math>
</file>

<file path=Object 5/content.xml><?xml version="1.0" encoding="utf-8"?>
<math xmlns="http://www.w3.org/1998/Math/MathML" display="block">
  <semantics>
    <mrow>
      <mi>i</mi>
      <mo stretchy="false">∈</mo>
      <mrow>
        <mo fence="true" form="prefix" stretchy="false">⟦</mo>
        <mrow>
          <mrow>
            <mn>1</mn>
            <mi>,</mi>
            <mi>n</mi>
          </mrow>
        </mrow>
        <mo fence="true" form="postfix" stretchy="false">⟧</mo>
      </mrow>
    </mrow>
    <annotation encoding="StarMath 5.0">i in ldbracket 1,n rdbracket</annotation>
  </semantics>
</math>
</file>

<file path=Object 50/content.xml><?xml version="1.0" encoding="utf-8"?>
<math xmlns="http://www.w3.org/1998/Math/MathML" display="block">
  <semantics>
    <mrow>
      <mi>i</mi>
      <mo stretchy="false">∈</mo>
      <mrow>
        <mo fence="true" form="prefix" stretchy="false">⟦</mo>
        <mrow>
          <mrow>
            <mn>1</mn>
            <mi>,</mi>
            <mi>n</mi>
          </mrow>
        </mrow>
        <mo fence="true" form="postfix" stretchy="false">⟧</mo>
      </mrow>
    </mrow>
    <annotation encoding="StarMath 5.0">i in ldbracket 1,n rdbracket</annotation>
  </semantics>
</math>
</file>

<file path=Object 51/content.xml><?xml version="1.0" encoding="utf-8"?>
<math xmlns="http://www.w3.org/1998/Math/MathML" display="block">
  <semantics>
    <mrow>
      <mi>E</mi>
      <mo stretchy="false">⊆</mo>
      <msub>
        <mi>M</mi>
        <mrow>
          <mi>n</mi>
          <mi>,</mi>
          <mi>m</mi>
        </mrow>
      </msub>
    </mrow>
    <annotation encoding="StarMath 5.0">E subseteq M_{n,m}</annotation>
  </semantics>
</math>
</file>

<file path=Object 52/content.xml><?xml version="1.0" encoding="utf-8"?>
<math xmlns="http://www.w3.org/1998/Math/MathML" display="block">
  <semantics>
    <msup>
      <mi mathvariant="normal">ℜ</mi>
      <mi>m</mi>
    </msup>
    <annotation encoding="StarMath 5.0">Re^{m}</annotation>
  </semantics>
</math>
</file>

<file path=Object 53/content.xml><?xml version="1.0" encoding="utf-8"?>
<math xmlns="http://www.w3.org/1998/Math/MathML" display="block">
  <semantics>
    <mi mathvariant="normal">Ω</mi>
    <annotation encoding="StarMath 5.0">%OMEGA</annotation>
  </semantics>
</math>
</file>

<file path=Object 54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55/content.xml><?xml version="1.0" encoding="utf-8"?>
<math xmlns="http://www.w3.org/1998/Math/MathML" display="block">
  <semantics>
    <mmultiscripts>
      <mrow>
        <mo fence="true" form="prefix" stretchy="false">‖</mo>
        <mrow>
          <mrow>
            <mrow/>
            <mo stretchy="false">⋅</mo>
            <mrow/>
          </mrow>
        </mrow>
        <mo fence="true" form="postfix" stretchy="false">‖</mo>
      </mrow>
      <mprescripts/>
      <mi>m</mi>
      <none/>
    </mmultiscripts>
    <annotation encoding="StarMath 5.0">ldline {} cdot {} rdline lsub m</annotation>
  </semantics>
</math>
</file>

<file path=Object 56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57/content.xml><?xml version="1.0" encoding="utf-8"?>
<math xmlns="http://www.w3.org/1998/Math/MathML" display="block">
  <semantics>
    <mmultiscripts>
      <mrow>
        <mo fence="true" form="prefix" stretchy="false">‖</mo>
        <mrow>
          <mrow>
            <mrow/>
            <mo stretchy="false">⋅</mo>
            <mrow/>
          </mrow>
        </mrow>
        <mo fence="true" form="postfix" stretchy="false">‖</mo>
      </mrow>
      <mprescripts/>
      <mrow>
        <mi>m</mi>
        <mi>'</mi>
      </mrow>
      <none/>
    </mmultiscripts>
    <annotation encoding="StarMath 5.0">ldline {} cdot {} rdline lsub {m'}</annotation>
  </semantics>
</math>
</file>

<file path=Object 58/content.xml><?xml version="1.0" encoding="utf-8"?>
<math xmlns="http://www.w3.org/1998/Math/MathML" display="block">
  <semantics>
    <msup>
      <mi mathvariant="normal">ℜ</mi>
      <mrow>
        <mi>m</mi>
        <mi>'</mi>
      </mrow>
    </msup>
    <annotation encoding="StarMath 5.0">Re^{m'}</annotation>
  </semantics>
</math>
</file>

<file path=Object 59/content.xml><?xml version="1.0" encoding="utf-8"?>
<math xmlns="http://www.w3.org/1998/Math/MathML" display="block">
  <semantics>
    <mrow>
      <mi>f</mi>
      <mi mathvariant="normal">:</mi>
      <mi mathvariant="normal">Ω</mi>
      <mi>↔</mi>
      <msup>
        <mi mathvariant="normal">ℜ</mi>
        <mrow>
          <mi>m</mi>
          <mi>'</mi>
        </mrow>
      </msup>
    </mrow>
    <annotation encoding="StarMath 5.0"> f : %OMEGA %toward Re^{m'}</annotation>
  </semantics>
</math>
</file>

<file path=Object 6/content.xml><?xml version="1.0" encoding="utf-8"?>
<math xmlns="http://www.w3.org/1998/Math/MathML" display="block">
  <semantics>
    <mrow>
      <mi>j</mi>
      <mo stretchy="false">∈</mo>
      <mrow>
        <mo fence="true" form="prefix" stretchy="false">⟦</mo>
        <mrow>
          <mrow>
            <mn>1</mn>
            <mi>,</mi>
            <mi>m</mi>
          </mrow>
        </mrow>
        <mo fence="true" form="postfix" stretchy="false">⟧</mo>
      </mrow>
    </mrow>
    <annotation encoding="StarMath 5.0">j in ldbracket 1,m rdbracket</annotation>
  </semantics>
</math>
</file>

<file path=Object 60/content.xml><?xml version="1.0" encoding="utf-8"?>
<math xmlns="http://www.w3.org/1998/Math/MathML" display="block">
  <semantics>
    <mi>f</mi>
    <annotation encoding="StarMath 5.0"> f </annotation>
  </semantics>
</math>
</file>

<file path=Object 61/content.xml><?xml version="1.0" encoding="utf-8"?>
<math xmlns="http://www.w3.org/1998/Math/MathML" display="block">
  <semantics>
    <mrow>
      <mo stretchy="false">∀</mo>
      <mrow>
        <mi>a</mi>
        <mo stretchy="false">∈</mo>
        <mi mathvariant="normal">Ω</mi>
      </mrow>
    </mrow>
    <annotation encoding="StarMath 5.0">forall a in %OMEGA</annotation>
  </semantics>
</math>
</file>

<file path=Object 62/content.xml><?xml version="1.0" encoding="utf-8"?>
<math xmlns="http://www.w3.org/1998/Math/MathML" display="block">
  <semantics>
    <mrow>
      <mo stretchy="false">∀</mo>
      <mrow>
        <mi>ϵ</mi>
        <mo stretchy="false">&gt;</mo>
        <mn>0</mn>
      </mrow>
    </mrow>
    <annotation encoding="StarMath 5.0">forall %epsilon &gt; 0</annotation>
  </semantics>
</math>
</file>

<file path=Object 63/content.xml><?xml version="1.0" encoding="utf-8"?>
<math xmlns="http://www.w3.org/1998/Math/MathML" display="block">
  <semantics>
    <mrow>
      <mo stretchy="false">∃</mo>
      <mrow>
        <mi>η</mi>
        <mo stretchy="false">&gt;</mo>
        <mn>0</mn>
      </mrow>
    </mrow>
    <annotation encoding="StarMath 5.0">exists %eta &gt; 0</annotation>
  </semantics>
</math>
</file>

<file path=Object 64/content.xml><?xml version="1.0" encoding="utf-8"?>
<math xmlns="http://www.w3.org/1998/Math/MathML" display="block">
  <semantics>
    <mrow>
      <mo stretchy="false">∀</mo>
      <mrow>
        <mi>x</mi>
        <mo stretchy="false">∈</mo>
        <mi mathvariant="normal">Ω</mi>
      </mrow>
    </mrow>
    <annotation encoding="StarMath 5.0">forall x in %OMEGA</annotation>
  </semantics>
</math>
</file>

<file path=Object 65/content.xml><?xml version="1.0" encoding="utf-8"?>
<math xmlns="http://www.w3.org/1998/Math/MathML" display="block">
  <semantics>
    <mrow>
      <mrow>
        <mmultiscripts>
          <mrow>
            <mo fence="true" form="prefix" stretchy="false">‖</mo>
            <mrow>
              <mrow>
                <mi>x</mi>
                <mo stretchy="false">−</mo>
                <mi>a</mi>
              </mrow>
            </mrow>
            <mo fence="true" form="postfix" stretchy="false">‖</mo>
          </mrow>
          <mprescripts/>
          <mi>m</mi>
          <none/>
        </mmultiscripts>
        <mo stretchy="false">≤</mo>
        <mi>η</mi>
      </mrow>
      <mo stretchy="false">⇒</mo>
      <mrow>
        <mmultiscripts>
          <mrow>
            <mo fence="true" form="prefix" stretchy="false">‖</mo>
            <mrow>
              <mrow>
                <mi>f</mi>
                <mrow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  <mo stretchy="false">−</mo>
                  <mi>f</mi>
                </mrow>
                <mrow>
                  <mo fence="true" form="prefix" stretchy="false">(</mo>
                  <mrow>
                    <mi>a</mi>
                  </mrow>
                  <mo fence="true" form="postfix" stretchy="false">)</mo>
                </mrow>
              </mrow>
            </mrow>
            <mo fence="true" form="postfix" stretchy="false">‖</mo>
          </mrow>
          <mprescripts/>
          <mrow>
            <mi>m</mi>
            <mi>'</mi>
          </mrow>
          <none/>
        </mmultiscripts>
        <mo stretchy="false">≤</mo>
        <mi>ϵ</mi>
      </mrow>
    </mrow>
    <annotation encoding="StarMath 5.0">ldline {x - a} rdline lsub {m} &lt;= %eta drarrow ldline { f(x) - f(a) } rdline lsub {m'} &lt;= %epsilon  </annotation>
  </semantics>
</math>
</file>

<file path=Object 66/content.xml><?xml version="1.0" encoding="utf-8"?>
<math xmlns="http://www.w3.org/1998/Math/MathML" display="block">
  <semantics>
    <mrow>
      <mi>ζ</mi>
      <mrow>
        <mo fence="true" form="prefix" stretchy="false">(</mo>
        <mrow>
          <mrow>
            <mi mathvariant="normal">Ω</mi>
            <mi>,</mi>
            <msup>
              <mi mathvariant="normal">ℜ</mi>
              <mrow>
                <mi>m</mi>
                <mi>'</mi>
              </mrow>
            </msup>
          </mrow>
        </mrow>
        <mo fence="true" form="postfix" stretchy="false">)</mo>
      </mrow>
    </mrow>
    <annotation encoding="StarMath 5.0">%zeta ( %OMEGA, Re^{m'} )</annotation>
  </semantics>
</math>
</file>

<file path=Object 67/content.xml><?xml version="1.0" encoding="utf-8"?>
<math xmlns="http://www.w3.org/1998/Math/MathML" display="block">
  <semantics>
    <mi mathvariant="normal">Ω</mi>
    <annotation encoding="StarMath 5.0">%OMEGA</annotation>
  </semantics>
</math>
</file>

<file path=Object 68/content.xml><?xml version="1.0" encoding="utf-8"?>
<math xmlns="http://www.w3.org/1998/Math/MathML" display="block">
  <semantics>
    <mi mathvariant="normal">Ω</mi>
    <annotation encoding="StarMath 5.0">%OMEGA</annotation>
  </semantics>
</math>
</file>

<file path=Object 69/content.xml><?xml version="1.0" encoding="utf-8"?>
<math xmlns="http://www.w3.org/1998/Math/MathML" display="block">
  <semantics>
    <msup>
      <mi mathvariant="normal">ℜ</mi>
      <mrow>
        <mi>m</mi>
        <mi>'</mi>
      </mrow>
    </msup>
    <annotation encoding="StarMath 5.0">Re^{m'}</annotation>
  </semantics>
</math>
</file>

<file path=Object 7/content.xml><?xml version="1.0" encoding="utf-8"?>
<math xmlns="http://www.w3.org/1998/Math/MathML" display="block">
  <semantics>
    <mrow>
      <mi>A</mi>
      <mo stretchy="false">=</mo>
      <mrow>
        <mo fence="true" form="prefix" stretchy="true">[</mo>
        <mrow>
          <mtable>
            <mtr>
              <mtd>
                <msub>
                  <mi>a</mi>
                  <mn>1,1</mn>
                </msub>
              </mtd>
              <mtd>
                <msub>
                  <mi>a</mi>
                  <mn>1,2</mn>
                </msub>
              </mtd>
              <mtd>
                <mo stretchy="false">⋯</mo>
              </mtd>
              <mtd>
                <msub>
                  <mi>a</mi>
                  <mrow>
                    <mn>1</mn>
                    <mi>,</mi>
                    <mi>m</mi>
                  </mrow>
                </msub>
              </mtd>
            </mtr>
            <mtr>
              <mtd>
                <msub>
                  <mi>a</mi>
                  <mn>2,1</mn>
                </msub>
              </mtd>
              <mtd>
                <msub>
                  <mi>a</mi>
                  <mn>2,2</mn>
                </msub>
              </mtd>
              <mtd>
                <mo stretchy="false">⋯</mo>
              </mtd>
              <mtd>
                <msub>
                  <mi>a</mi>
                  <mrow>
                    <mn>2</mn>
                    <mi>,</mi>
                    <mi>m</mi>
                  </mrow>
                </msub>
              </mtd>
            </mtr>
            <mtr>
              <mtd>
                <mo stretchy="false">⋮</mo>
              </mtd>
              <mtd>
                <mo stretchy="false">⋮</mo>
              </mtd>
              <mtd>
                <mo stretchy="false">⋱</mo>
              </mtd>
              <mtd>
                <mo stretchy="false">⋮</mo>
              </mtd>
            </mtr>
            <mtr>
              <mtd>
                <msub>
                  <mi>a</mi>
                  <mrow>
                    <mi>n</mi>
                    <mn>,1</mn>
                  </mrow>
                </msub>
              </mtd>
              <mtd>
                <msub>
                  <mi>a</mi>
                  <mrow>
                    <mi>n</mi>
                    <mn>,2</mn>
                  </mrow>
                </msub>
              </mtd>
              <mtd>
                <mo stretchy="false">⋯</mo>
              </mtd>
              <mtd>
                <msub>
                  <mi>a</mi>
                  <mrow>
                    <mi>n</mi>
                    <mi>,</mi>
                    <mi>m</mi>
                  </mrow>
                </msub>
              </mtd>
            </mtr>
          </mtable>
        </mrow>
        <mo fence="true" form="postfix" stretchy="true">]</mo>
      </mrow>
    </mrow>
    <annotation encoding="StarMath 5.0">A = left [ matrix {
	a_{1,1} # a_{1,2} # dotsaxis # a_{1,m} ##
	a_{2,1} # a_{2,2} # dotsaxis # a_{2,m} ##
	dotsvert # dotsvert # dotsdown # dotsvert ##
	a_{n,1} # a_{n,2} # dotsaxis # a_{n,m} }
right ]</annotation>
  </semantics>
</math>
</file>

<file path=Object 70/content.xml><?xml version="1.0" encoding="utf-8"?>
<math xmlns="http://www.w3.org/1998/Math/MathML" display="block">
  <semantics>
    <mrow>
      <mi>ζ</mi>
      <mrow>
        <mo fence="true" form="prefix" stretchy="false">(</mo>
        <mrow>
          <msup>
            <mi mathvariant="normal">ℜ</mi>
            <mi>m</mi>
          </msup>
        </mrow>
        <mo fence="true" form="postfix" stretchy="false">)</mo>
      </mrow>
    </mrow>
    <annotation encoding="StarMath 5.0">%zeta ( Re^{m} )</annotation>
  </semantics>
</math>
</file>

<file path=Object 71/content.xml><?xml version="1.0" encoding="utf-8"?>
<math xmlns="http://www.w3.org/1998/Math/MathML" display="block">
  <semantics>
    <msup>
      <mi mathvariant="normal">ℜ</mi>
      <mi>m</mi>
    </msup>
    <annotation encoding="StarMath 5.0">Re^{m}</annotation>
  </semantics>
</math>
</file>

<file path=Object 72/content.xml><?xml version="1.0" encoding="utf-8"?>
<math xmlns="http://www.w3.org/1998/Math/MathML" display="block">
  <semantics>
    <msup>
      <mi mathvariant="normal">ℜ</mi>
      <mi>m</mi>
    </msup>
    <annotation encoding="StarMath 5.0">Re^{m}</annotation>
  </semantics>
</math>
</file>

<file path=Object 73/content.xml><?xml version="1.0" encoding="utf-8"?>
<math xmlns="http://www.w3.org/1998/Math/MathML" display="block">
  <semantics>
    <mi mathvariant="normal">Ω</mi>
    <annotation encoding="StarMath 5.0">%OMEGA</annotation>
  </semantics>
</math>
</file>

<file path=Object 74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75/content.xml><?xml version="1.0" encoding="utf-8"?>
<math xmlns="http://www.w3.org/1998/Math/MathML" display="block">
  <semantics>
    <mmultiscripts>
      <mrow>
        <mo fence="true" form="prefix" stretchy="false">‖</mo>
        <mrow>
          <mrow>
            <mrow/>
            <mo stretchy="false">⋅</mo>
            <mrow/>
          </mrow>
        </mrow>
        <mo fence="true" form="postfix" stretchy="false">‖</mo>
      </mrow>
      <mprescripts/>
      <mi>m</mi>
      <none/>
    </mmultiscripts>
    <annotation encoding="StarMath 5.0">ldline {} cdot {} rdline lsub m</annotation>
  </semantics>
</math>
</file>

<file path=Object 76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77/content.xml><?xml version="1.0" encoding="utf-8"?>
<math xmlns="http://www.w3.org/1998/Math/MathML" display="block">
  <semantics>
    <msub>
      <mi>δ</mi>
      <mrow>
        <mi>j</mi>
        <mi>,</mi>
        <mi>j</mi>
        <mi>'</mi>
      </mrow>
    </msub>
    <annotation encoding="StarMath 5.0">%delta_{ j,j' }</annotation>
  </semantics>
</math>
</file>

<file path=Object 78/content.xml><?xml version="1.0" encoding="utf-8"?>
<math xmlns="http://www.w3.org/1998/Math/MathML" display="block">
  <semantics>
    <mrow>
      <mrow>
        <msub>
          <mi>F</mi>
          <mi mathvariant="italic">act</mi>
        </msub>
        <mo stretchy="false">∈</mo>
        <mi>D</mi>
      </mrow>
      <mrow>
        <mo fence="true" form="prefix" stretchy="false">(</mo>
        <mrow>
          <msup>
            <mi mathvariant="normal">ℜ</mi>
            <mi>m</mi>
          </msup>
        </mrow>
        <mo fence="true" form="postfix" stretchy="false">)</mo>
      </mrow>
    </mrow>
    <annotation encoding="StarMath 5.0">F_act in D( Re^m )</annotation>
  </semantics>
</math>
</file>

<file path=Object 79/content.xml><?xml version="1.0" encoding="utf-8"?>
<math xmlns="http://www.w3.org/1998/Math/MathML" display="block">
  <semantics>
    <mi mathvariant="italic">AB</mi>
    <annotation encoding="StarMath 5.0"> AB </annotation>
  </semantics>
</math>
</file>

<file path=Object 8/content.xml><?xml version="1.0" encoding="utf-8"?>
<math xmlns="http://www.w3.org/1998/Math/MathML" display="block">
  <semantics>
    <mrow>
      <mi>n</mi>
      <mo stretchy="false">×</mo>
      <mi>m</mi>
    </mrow>
    <annotation encoding="StarMath 5.0">n times m</annotation>
  </semantics>
</math>
</file>

<file path=Object 80/content.xml><?xml version="1.0" encoding="utf-8"?>
<math xmlns="http://www.w3.org/1998/Math/MathML" display="block">
  <semantics>
    <mmultiscripts>
      <mrow>
        <mo fence="true" form="prefix" stretchy="false">‖</mo>
        <mrow>
          <mrow>
            <mrow/>
            <mo stretchy="false">⋅</mo>
            <mrow/>
          </mrow>
        </mrow>
        <mo fence="true" form="postfix" stretchy="false">‖</mo>
      </mrow>
      <mprescripts/>
      <mrow>
        <mi>m</mi>
        <mi>'</mi>
      </mrow>
      <none/>
    </mmultiscripts>
    <annotation encoding="StarMath 5.0">ldline {} cdot {} rdline lsub {m'}</annotation>
  </semantics>
</math>
</file>

<file path=Object 81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82/content.xml><?xml version="1.0" encoding="utf-8"?>
<math xmlns="http://www.w3.org/1998/Math/MathML" display="block">
  <semantics>
    <mmultiscripts>
      <mrow>
        <mo fence="true" form="prefix" stretchy="false">‖</mo>
        <mrow>
          <mrow>
            <mrow/>
            <mo stretchy="false">⋅</mo>
            <mrow/>
          </mrow>
        </mrow>
        <mo fence="true" form="postfix" stretchy="false">‖</mo>
      </mrow>
      <mprescripts/>
      <mi>m</mi>
      <none/>
    </mmultiscripts>
    <annotation encoding="StarMath 5.0">ldline {} cdot {} rdline lsub m</annotation>
  </semantics>
</math>
</file>

<file path=Object 83/content.xml><?xml version="1.0" encoding="utf-8"?>
<math xmlns="http://www.w3.org/1998/Math/MathML" display="block">
  <semantics>
    <mi>f</mi>
    <annotation encoding="StarMath 5.0"> f </annotation>
  </semantics>
</math>
</file>

<file path=Object 84/content.xml><?xml version="1.0" encoding="utf-8"?>
<math xmlns="http://www.w3.org/1998/Math/MathML" display="block">
  <semantics>
    <mrow>
      <mo stretchy="false">∀</mo>
      <mrow>
        <mi>K</mi>
        <mo stretchy="false">⊂</mo>
        <mi mathvariant="normal">Ω</mi>
      </mrow>
    </mrow>
    <annotation encoding="StarMath 5.0">forall K subset %OMEGA</annotation>
  </semantics>
</math>
</file>

<file path=Object 85/content.xml><?xml version="1.0" encoding="utf-8"?>
<math xmlns="http://www.w3.org/1998/Math/MathML" display="block">
  <semantics>
    <mrow>
      <mo stretchy="false">∃</mo>
      <msub>
        <mrow>
          <mo fence="true" form="prefix" stretchy="false">(</mo>
          <mrow>
            <msub>
              <mi>K</mi>
              <mi>i</mi>
            </msub>
          </mrow>
          <mo fence="true" form="postfix" stretchy="false">)</mo>
        </mrow>
        <mrow>
          <mi>i</mi>
          <mo stretchy="false">∈</mo>
          <mrow>
            <mo fence="true" form="prefix" stretchy="false">⟦</mo>
            <mrow>
              <mrow>
                <mn>0</mn>
                <mi>,</mi>
                <mi>n</mi>
              </mrow>
            </mrow>
            <mo fence="true" form="postfix" stretchy="false">⟧</mo>
          </mrow>
        </mrow>
      </msub>
    </mrow>
    <annotation encoding="StarMath 5.0">exists ( K_i )_{ i in ldbracket 0,n rdbracket  }</annotation>
  </semantics>
</math>
</file>

<file path=Object 86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0</mn>
              <mi>,</mi>
              <mi>n</mi>
            </mrow>
          </mrow>
          <mo fence="true" form="postfix" stretchy="false">⟧</mo>
        </mrow>
      </mrow>
    </mrow>
    <annotation encoding="StarMath 5.0">forall i in ldbracket 0,n rdbracket</annotation>
  </semantics>
</math>
</file>

<file path=Object 87/content.xml><?xml version="1.0" encoding="utf-8"?>
<math xmlns="http://www.w3.org/1998/Math/MathML" display="block">
  <semantics>
    <mrow>
      <mo stretchy="false">∃</mo>
      <mrow>
        <msub>
          <mi>f</mi>
          <mi>i</mi>
        </msub>
        <mo stretchy="false">∈</mo>
        <msup>
          <mi>D</mi>
          <mn>0</mn>
        </msup>
      </mrow>
      <mrow>
        <mo fence="true" form="prefix" stretchy="false">(</mo>
        <mrow>
          <mrow>
            <mover accent="true">
              <msub>
                <mi>K</mi>
                <mi>i</mi>
              </msub>
              <mo>¯</mo>
            </mover>
            <mi>,</mi>
            <msup>
              <mi mathvariant="normal">ℜ</mi>
              <mrow>
                <mi>m</mi>
                <mi>'</mi>
              </mrow>
            </msup>
          </mrow>
        </mrow>
        <mo fence="true" form="postfix" stretchy="false">)</mo>
      </mrow>
    </mrow>
    <annotation encoding="StarMath 5.0"> exists f_{i}  in D^0( overline {K_i} , Re^{m'})</annotation>
  </semantics>
</math>
</file>

<file path=Object 88/content.xml><?xml version="1.0" encoding="utf-8"?>
<math xmlns="http://www.w3.org/1998/Math/MathML" display="block">
  <semantics>
    <mrow>
      <mo stretchy="false">∀</mo>
      <mrow>
        <mi>x</mi>
        <mo stretchy="false">∈</mo>
        <msub>
          <mi>K</mi>
          <mi>i</mi>
        </msub>
      </mrow>
    </mrow>
    <annotation encoding="StarMath 5.0"> forall x in K_i</annotation>
  </semantics>
</math>
</file>

<file path=Object 89/content.xml><?xml version="1.0" encoding="utf-8"?>
<math xmlns="http://www.w3.org/1998/Math/MathML" display="block">
  <semantics>
    <mrow>
      <msub>
        <mi>f</mi>
        <mi>i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i>f</mi>
      </mrow>
      <mrow>
        <mo fence="true" form="prefix" stretchy="false">(</mo>
        <mrow>
          <mi>x</mi>
        </mrow>
        <mo fence="true" form="postfix" stretchy="false">)</mo>
      </mrow>
    </mrow>
    <annotation encoding="StarMath 5.0">f_{i}( x ) = f( x )</annotation>
  </semantics>
</math>
</file>

<file path=Object 9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row>
    <annotation encoding="StarMath 5.0">forall i in ldbracket 1,n rdbracket</annotation>
  </semantics>
</math>
</file>

<file path=Object 90/content.xml><?xml version="1.0" encoding="utf-8"?>
<math xmlns="http://www.w3.org/1998/Math/MathML" display="block">
  <semantics>
    <mrow>
      <msub>
        <mi>D</mi>
        <mi mathvariant="italic">pw</mi>
      </msub>
      <mrow>
        <mo fence="true" form="prefix" stretchy="false">(</mo>
        <mrow>
          <mrow>
            <mi mathvariant="normal">Ω</mi>
            <mi>,</mi>
            <msup>
              <mi mathvariant="normal">ℜ</mi>
              <mrow>
                <mi>m</mi>
                <mi>'</mi>
              </mrow>
            </msup>
          </mrow>
        </mrow>
        <mo fence="true" form="postfix" stretchy="false">)</mo>
      </mrow>
    </mrow>
    <annotation encoding="StarMath 5.0">D_{pw}( %OMEGA,Re^{m'} )</annotation>
  </semantics>
</math>
</file>

<file path=Object 91/content.xml><?xml version="1.0" encoding="utf-8"?>
<math xmlns="http://www.w3.org/1998/Math/MathML" display="block">
  <semantics>
    <mi mathvariant="normal">Ω</mi>
    <annotation encoding="StarMath 5.0">%OMEGA</annotation>
  </semantics>
</math>
</file>

<file path=Object 92/content.xml><?xml version="1.0" encoding="utf-8"?>
<math xmlns="http://www.w3.org/1998/Math/MathML" display="block">
  <semantics>
    <msup>
      <mi mathvariant="normal">ℜ</mi>
      <mrow>
        <mi>m</mi>
        <mi>'</mi>
      </mrow>
    </msup>
    <annotation encoding="StarMath 5.0">Re^{m'}</annotation>
  </semantics>
</math>
</file>

<file path=Object 93/content.xml><?xml version="1.0" encoding="utf-8"?>
<math xmlns="http://www.w3.org/1998/Math/MathML" display="block">
  <semantics>
    <mrow>
      <mfrac>
        <mrow>
          <mi>d</mi>
          <mi mathvariant="italic">ReLU</mi>
        </mrow>
        <mrow>
          <mi>d</mi>
          <mi>z</mi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b>
                    <mi>M</mi>
                    <mrow>
                      <mi>m</mi>
                      <mi>,</mi>
                      <mi>m</mi>
                    </mrow>
                  </msub>
                </mrow>
              </mtd>
            </mtr>
            <mtr>
              <mtd>
                <mrow>
                  <mi>z</mi>
                  <mi>→</mi>
                  <mrow>
                    <mo fence="true" form="prefix" stretchy="true">[</mo>
                    <mrow>
                      <mtable>
                        <mtr>
                          <mtd>
                            <mrow>
                              <msub>
                                <mn>1</mn>
                                <msubsup>
                                  <mi mathvariant="normal">ℜ</mi>
                                  <mrow>
                                    <mrow>
                                      <mtext/>
                                      <mo stretchy="false">∖</mo>
                                      <mo stretchy="false">{</mo>
                                    </mrow>
                                    <mn>0</mn>
                                    <mo stretchy="false">}</mo>
                                  </mrow>
                                  <mtext>+</mtext>
                                </msubsup>
                              </msub>
                              <mrow>
                                <mo fence="true" form="prefix" stretchy="false">(</mo>
                                <mrow>
                                  <msub>
                                    <mi>z</mi>
                                    <mn>1</mn>
                                  </msub>
                                </mrow>
                                <mo fence="true" form="postfix" stretchy="false">)</mo>
                              </mrow>
                            </mrow>
                          </mtd>
                          <mtd>
                            <mn>0</mn>
                          </mtd>
                          <mtd>
                            <mo stretchy="false">⋯</mo>
                          </mtd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  <mtd>
                            <mrow>
                              <msub>
                                <mn>1</mn>
                                <msubsup>
                                  <mi mathvariant="normal">ℜ</mi>
                                  <mrow>
                                    <mrow>
                                      <mtext/>
                                      <mo stretchy="false">∖</mo>
                                      <mo stretchy="false">{</mo>
                                    </mrow>
                                    <mn>0</mn>
                                    <mo stretchy="false">}</mo>
                                  </mrow>
                                  <mtext>+</mtext>
                                </msubsup>
                              </msub>
                              <mrow>
                                <mo fence="true" form="prefix" stretchy="false">(</mo>
                                <mrow>
                                  <msub>
                                    <mi>z</mi>
                                    <mn>2</mn>
                                  </msub>
                                </mrow>
                                <mo fence="true" form="postfix" stretchy="false">)</mo>
                              </mrow>
                            </mrow>
                          </mtd>
                          <mtd>
                            <mo stretchy="false">⋱</mo>
                          </mtd>
                          <mtd>
                            <mo stretchy="false">⋮</mo>
                          </mtd>
                        </mtr>
                        <mtr>
                          <mtd>
                            <mo stretchy="false">⋮</mo>
                          </mtd>
                          <mtd>
                            <mo stretchy="false">⋱</mo>
                          </mtd>
                          <mtd>
                            <mo stretchy="false">⋱</mo>
                          </mtd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  <mtd>
                            <mo stretchy="false">⋯</mo>
                          </mtd>
                          <mtd>
                            <mn>0</mn>
                          </mtd>
                          <mtd>
                            <mrow>
                              <msub>
                                <mn>1</mn>
                                <msubsup>
                                  <mi mathvariant="normal">ℜ</mi>
                                  <mrow>
                                    <mrow>
                                      <mtext/>
                                      <mo stretchy="false">∖</mo>
                                      <mo stretchy="false">{</mo>
                                    </mrow>
                                    <mn>0</mn>
                                    <mo stretchy="false">}</mo>
                                  </mrow>
                                  <mtext>+</mtext>
                                </msubsup>
                              </msub>
                              <mrow>
                                <mo fence="true" form="prefix" stretchy="false">(</mo>
                                <mrow>
                                  <msub>
                                    <mi>z</mi>
                                    <mi>m</mi>
                                  </msub>
                                </mrow>
                                <mo fence="true" form="postfix" stretchy="false">)</mo>
                              </mrow>
                            </mrow>
                          </mtd>
                        </mtr>
                      </mtable>
                    </mrow>
                    <mo fence="true" form="postfix" stretchy="true">]</mo>
                  </mrow>
                </mrow>
              </mtd>
            </mtr>
          </mtable>
        </mrow>
      </mrow>
    </mrow>
    <annotation encoding="StarMath 5.0">{d ReLU} over {d z} : left lbrace
  stack {
    Re^m %toward M_{m,m} #
    z %as left [ matrix {
		1_{ Re_{ "" bslash \{0\} }^"+" }(z_1) # 0 # dotsaxis # 0 ##
		0 # 1_{ Re_{ "" bslash \{0\} }^"+" }(z_2) # dotsdown # dotsvert ##
		dotsvert # dotsdown # dotsdown # 0 ##
		0 # dotsaxis # 0 # 1_{ Re_{ "" bslash \{0\} }^"+" }(z_m) }
		right ]
  }
right none

</annotation>
  </semantics>
</math>
</file>

<file path=Object 94/content.xml><?xml version="1.0" encoding="utf-8"?>
<math xmlns="http://www.w3.org/1998/Math/MathML" display="block">
  <semantics>
    <mi mathvariant="italic">SoftMax</mi>
    <annotation encoding="StarMath 5.0">SoftMax</annotation>
  </semantics>
</math>
</file>

<file path=Object 95/content.xml><?xml version="1.0" encoding="utf-8"?>
<math xmlns="http://www.w3.org/1998/Math/MathML" display="block">
  <semantics>
    <mrow>
      <mfrac>
        <mrow>
          <mi>d</mi>
          <mi>S</mi>
        </mrow>
        <mrow>
          <mi>d</mi>
          <mi>z</mi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b>
                    <mi>M</mi>
                    <mrow>
                      <mi>m</mi>
                      <mi>,</mi>
                      <mi>m</mi>
                    </mrow>
                  </msub>
                </mrow>
              </mtd>
            </mtr>
            <mtr>
              <mtd>
                <mrow>
                  <mi>z</mi>
                  <mi>→</mi>
                  <mfrac>
                    <mrow>
                      <mi>d</mi>
                      <mi>S</mi>
                    </mrow>
                    <mrow>
                      <mi>d</mi>
                      <mi>z</mi>
                    </mrow>
                  </mfrac>
                  <mrow>
                    <mo fence="true" form="prefix" stretchy="false">(</mo>
                    <mrow>
                      <mi>z</mi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{d S} over {d z} : left lbrace
  stack {
    Re^m %toward M_{m,m} #
    z %as {d S} over {d z}( z )
  }
right none

</annotation>
  </semantics>
</math>
</file>

<file path=Object 96/content.xml><?xml version="1.0" encoding="utf-8"?>
<math xmlns="http://www.w3.org/1998/Math/MathML" display="block">
  <semantics>
    <mover accent="true">
      <mi>y</mi>
      <mo stretchy="false">^</mo>
    </mover>
    <annotation encoding="StarMath 5.0">  hat y</annotation>
  </semantics>
</math>
</file>

<file path=Object 97/content.xml><?xml version="1.0" encoding="utf-8"?>
<math xmlns="http://www.w3.org/1998/Math/MathML" display="block">
  <semantics>
    <mi>S</mi>
    <annotation encoding="StarMath 5.0">S</annotation>
  </semantics>
</math>
</file>

<file path=Object 98/content.xml><?xml version="1.0" encoding="utf-8"?>
<math xmlns="http://www.w3.org/1998/Math/MathML" display="block">
  <semantics>
    <mrow>
      <mo stretchy="false">∀</mo>
      <mrow>
        <mrow>
          <mo fence="true" form="prefix" stretchy="false">(</mo>
          <mrow>
            <mrow>
              <mi>j</mi>
              <mi>,</mi>
              <mi>j</mi>
              <mi>’</mi>
            </mrow>
          </mrow>
          <mo fence="true" form="postfix" stretchy="false">)</mo>
        </mrow>
        <mo stretchy="false">∈</mo>
        <mo stretchy="false">{</mo>
      </mrow>
      <mn>1</mn>
      <mi>,</mi>
      <mn>2</mn>
      <mi>,</mi>
      <mn>...</mn>
      <mi>,</mi>
      <mi>m</mi>
      <msup>
        <mo stretchy="false">}</mo>
        <mn>2</mn>
      </msup>
    </mrow>
    <annotation encoding="StarMath 5.0"> forall (j,j’) in \{1, 2, ...,m\}^2</annotation>
  </semantics>
</math>
</file>

<file path=Object 99/content.xml><?xml version="1.0" encoding="utf-8"?>
<math xmlns="http://www.w3.org/1998/Math/MathML" display="block">
  <semantics>
    <mrow>
      <mfrac>
        <mrow>
          <mi>d</mi>
          <mi>S</mi>
        </mrow>
        <mrow>
          <mi>d</mi>
          <mi>z</mi>
        </mrow>
      </mfrac>
      <mrow>
        <msub>
          <mrow>
            <mo fence="true" form="prefix" stretchy="false">(</mo>
            <mrow>
              <mi>z</mi>
            </mrow>
            <mo fence="true" form="postfix" stretchy="false">)</mo>
          </mrow>
          <mrow>
            <mi>j</mi>
            <mi>,</mi>
            <mi>j</mi>
            <mi>'</mi>
          </mrow>
        </msub>
        <mo stretchy="false">=</mo>
        <mi>S</mi>
      </mrow>
      <mrow>
        <msub>
          <mrow>
            <mo fence="true" form="prefix" stretchy="false">(</mo>
            <mrow>
              <mi>z</mi>
            </mrow>
            <mo fence="true" form="postfix" stretchy="false">)</mo>
          </mrow>
          <mi>j</mi>
        </msub>
        <mo stretchy="false">×</mo>
        <mrow>
          <mo fence="true" form="prefix" stretchy="false">(</mo>
          <mrow>
            <mrow>
              <mrow>
                <msub>
                  <mi>δ</mi>
                  <mrow>
                    <mi>j</mi>
                    <mi>,</mi>
                    <mi>j</mi>
                    <mi>'</mi>
                  </mrow>
                </msub>
                <mo stretchy="false">−</mo>
                <mi>S</mi>
              </mrow>
              <msub>
                <mrow>
                  <mo fence="true" form="prefix" stretchy="false">(</mo>
                  <mrow>
                    <mi>z</mi>
                  </mrow>
                  <mo fence="true" form="postfix" stretchy="false">)</mo>
                </mrow>
                <mrow>
                  <mi>j</mi>
                  <mi>'</mi>
                </mrow>
              </msub>
            </mrow>
          </mrow>
          <mo fence="true" form="postfix" stretchy="false">)</mo>
        </mrow>
      </mrow>
    </mrow>
    <annotation encoding="StarMath 5.0">{d S} over {d z}( z )_{ j,j' } = S(z)_{j} times ( %delta_{j,j'} - S(z)_{j'} )</annotation>
  </semantics>
</math>
</file>